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01cm"/>
    </style:style>
    <style:style style:name="co3" style:family="table-column">
      <style:table-column-properties fo:break-before="auto" style:column-width="0.667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979cm"/>
    </style:style>
    <style:style style:name="co9" style:family="table-column">
      <style:table-column-properties fo:break-before="auto" style:column-width="0.898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0.965cm"/>
    </style:style>
    <style:style style:name="co12" style:family="table-column">
      <style:table-column-properties fo:break-before="auto" style:column-width="1.9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1.148cm"/>
    </style:style>
    <style:style style:name="co17" style:family="table-column">
      <style:table-column-properties fo:break-before="auto" style:column-width="2.148cm"/>
    </style:style>
    <style:style style:name="co18" style:family="table-column">
      <style:table-column-properties fo:break-before="auto" style:column-width="1.11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392cm"/>
    </style:style>
    <style:style style:name="co23" style:family="table-column">
      <style:table-column-properties fo:break-before="auto" style:column-width="1.422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535cm"/>
    </style:style>
    <style:style style:name="co26" style:family="table-column">
      <style:table-column-properties fo:break-before="auto" style:column-width="1.928cm"/>
    </style:style>
    <style:style style:name="co27" style:family="table-column">
      <style:table-column-properties fo:break-before="auto" style:column-width="1.064cm"/>
    </style:style>
    <style:style style:name="co28" style:family="table-column">
      <style:table-column-properties fo:break-before="auto" style:column-width="1.212cm"/>
    </style:style>
    <style:style style:name="co29" style:family="table-column">
      <style:table-column-properties fo:break-before="auto" style:column-width="1.997cm"/>
    </style:style>
    <style:style style:name="co30" style:family="table-column">
      <style:table-column-properties fo:break-before="auto" style:column-width="1.3cm"/>
    </style:style>
    <style:style style:name="co31" style:family="table-column">
      <style:table-column-properties fo:break-before="auto" style:column-width="1.24cm"/>
    </style:style>
    <style:style style:name="co32" style:family="table-column">
      <style:table-column-properties fo:break-before="auto" style:column-width="1.967cm"/>
    </style:style>
    <style:style style:name="co33" style:family="table-column">
      <style:table-column-properties fo:break-before="auto" style:column-width="1.18cm"/>
    </style:style>
    <style:style style:name="co34" style:family="table-column">
      <style:table-column-properties fo:break-before="auto" style:column-width="1.21cm"/>
    </style:style>
    <style:style style:name="co35" style:family="table-column">
      <style:table-column-properties fo:break-before="auto" style:column-width="1.452cm"/>
    </style:style>
    <style:style style:name="co36" style:family="table-column">
      <style:table-column-properties fo:break-before="auto" style:column-width="1.187cm"/>
    </style:style>
    <style:style style:name="co37" style:family="table-column">
      <style:table-column-properties fo:break-before="auto" style:column-width="1.954cm"/>
    </style:style>
    <style:style style:name="co38" style:family="table-column">
      <style:table-column-properties fo:break-before="auto" style:column-width="0.942cm"/>
    </style:style>
    <style:style style:name="co39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order-left="none" fo:border-right="none" fo:border-top="0.06pt solid #000000"/>
    </style:style>
    <style:style style:name="ce83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128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0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8" style:family="table-cell" style:parent-style-name="Default" style:data-style-name="N10003"/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8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9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37"/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ext-properties style:text-underline-style="solid" style:text-underline-width="auto" style:text-underline-color="font-color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6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8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9" style:family="table-cell" style:parent-style-name="Default" style:data-style-name="N1"/>
    <style:style style:name="ce101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 style:data-style-name="N112"/>
    <style:style style:name="ce10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0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 style:data-style-name="N1">
      <style:text-properties fo:font-weight="bold" style:font-weight-asian="bold" style:font-weight-complex="bold"/>
    </style:style>
    <style:style style:name="ce10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113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2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ente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54" office:value-type="string" calcext:value-type="string">
            <text:p>Fuentes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ruega</text:p>
          </table:table-cell>
          <table:table-cell office:value-type="string" calcext:value-type="string">
            <text:p>https://en.wikipedia.org/wiki/2020_coronavirus_pandemic_in_Norwa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56"/>
          <table:table-cell table:style-name="ce51" office:value-type="string" calcext:value-type="string">
            <text:p>Fecha</text:p>
          </table:table-cell>
          <table:table-cell table:style-name="ce51" office:value-type="string" calcext:value-type="string">
            <text:p>Población </text:p>
          </table:table-cell>
          <table:table-cell table:style-name="ce51" office:value-type="string" calcext:value-type="string">
            <text:p>% &gt; 65</text:p>
          </table:table-cell>
          <table:table-cell table:style-name="ce51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Alemania</text:p>
          </table:table-cell>
          <table:table-cell table:style-name="ce124" office:value-type="string" calcext:value-type="string">
            <text:p>https://en.wikipedia.org/wiki/Demographics_of_Germany</text:p>
          </table:table-cell>
          <table:table-cell table:style-name="ce124"/>
          <table:table-cell table:style-name="ce124" office:value-type="string" calcext:value-type="string">
            <text:p>Alemania</text:p>
          </table:table-cell>
          <table:table-cell table:style-name="ce125" office:value-type="string" calcext:value-type="string">
            <text:p>julio 2018</text:p>
          </table:table-cell>
          <table:table-cell table:style-name="ce126" office:value-type="float" office:value="80457737" calcext:value-type="float">
            <text:p>80.457.737</text:p>
          </table:table-cell>
          <table:table-cell table:style-name="ce106" office:value-type="float" office:value="22.36" calcext:value-type="float">
            <text:p>22.36</text:p>
          </table:table-cell>
          <table:table-cell table:style-name="ce126" table:formula="of:=[.H25]*[.I25]/100" office:value-type="float" office:value="17990349.9932" calcext:value-type="float">
            <text:p>17.990.35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8793370" calcext:value-type="float">
            <text:p>8.793.370</text:p>
          </table:table-cell>
          <table:table-cell table:style-name="ce100" office:value-type="float" office:value="19.44" calcext:value-type="float">
            <text:p>19.44</text:p>
          </table:table-cell>
          <table:table-cell table:style-name="ce127" table:formula="of:=[.H26]*[.I26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127" office:value-type="float" office:value="11570762" calcext:value-type="float">
            <text:p>11.570.762</text:p>
          </table:table-cell>
          <table:table-cell table:style-name="ce100" office:value-type="float" office:value="18.78" calcext:value-type="float">
            <text:p>18.78</text:p>
          </table:table-cell>
          <table:table-cell table:style-name="ce127" table:formula="of:=[.H27]*[.I27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https://en.wikipedia.org/wiki/Demographics_of_Denmark</text:p>
          </table:table-cell>
          <table:table-cell table:style-name="ce124"/>
          <table:table-cell table:style-name="ce124" office:value-type="string" calcext:value-type="string">
            <text:p>Dinamarca</text:p>
          </table:table-cell>
          <table:table-cell table:style-name="ce124" office:value-type="string" calcext:value-type="string">
            <text:p>julio 2018</text:p>
          </table:table-cell>
          <table:table-cell table:style-name="ce126" office:value-type="float" office:value="5809502" calcext:value-type="float">
            <text:p>5.809.502</text:p>
          </table:table-cell>
          <table:table-cell table:style-name="ce106" office:value-type="float" office:value="19.42" calcext:value-type="float">
            <text:p>19.42</text:p>
          </table:table-cell>
          <table:table-cell table:style-name="ce126" table:formula="of:=[.H28]*[.I28]/100" office:value-type="float" office:value="1128205.2884" calcext:value-type="float">
            <text:p>1.128.205</text:p>
          </table:table-cell>
          <table:table-cell table:style-name="ce50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/>
          <table:table-cell office:value-type="string" calcext:value-type="string">
            <text:p>España</text:p>
          </table:table-cell>
          <table:table-cell table:style-name="ce49" office:value-type="string" calcext:value-type="string">
            <text:p>enero 2018</text:p>
          </table:table-cell>
          <table:table-cell table:style-name="ce127" office:value-type="float" office:value="46723000" calcext:value-type="float">
            <text:p>46.723.000</text:p>
          </table:table-cell>
          <table:table-cell table:style-name="ce100" office:value-type="float" office:value="18.15" calcext:value-type="float">
            <text:p>18.15</text:p>
          </table:table-cell>
          <table:table-cell table:style-name="ce127" table:formula="of:=[.H29]*[.I29]/100" office:value-type="float" office:value="8480224.5" calcext:value-type="float">
            <text:p>8.480.225</text:p>
          </table:table-cell>
          <table:table-cell table:style-name="ce13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table:style-name="ce83" office:value-type="string" calcext:value-type="string">
            <text:p>Francia</text:p>
          </table:table-cell>
          <table:table-cell table:style-name="ce83" office:value-type="string" calcext:value-type="string">
            <text:p>https://en.wikipedia.org/wiki/Demographics_of_France</text:p>
          </table:table-cell>
          <table:table-cell table:style-name="ce83"/>
          <table:table-cell table:style-name="ce83" office:value-type="string" calcext:value-type="string">
            <text:p>Franci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67364357" calcext:value-type="float">
            <text:p>67.364.357</text:p>
          </table:table-cell>
          <table:table-cell table:style-name="ce137" office:value-type="float" office:value="19.82" calcext:value-type="float">
            <text:p>19.82</text:p>
          </table:table-cell>
          <table:table-cell table:style-name="ce128" table:formula="of:=[.H30]*[.I30]/100" office:value-type="float" office:value="13351615.5574" calcext:value-type="float">
            <text:p>13.351.616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/>
          <table:table-cell office:value-type="string" calcext:value-type="string">
            <text:p>Ho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7151228" calcext:value-type="float">
            <text:p>17.151.228</text:p>
          </table:table-cell>
          <table:table-cell table:style-name="ce100" office:value-type="float" office:value="19.1" calcext:value-type="float">
            <text:p>19.10</text:p>
          </table:table-cell>
          <table:table-cell table:style-name="ce127" table:formula="of:=[.H31]*[.I31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/>
          <table:table-cell office:value-type="string" calcext:value-type="string">
            <text:p>Ital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2246674" calcext:value-type="float">
            <text:p>62.246.674</text:p>
          </table:table-cell>
          <table:table-cell table:style-name="ce100" office:value-type="float" office:value="21.69" calcext:value-type="float">
            <text:p>21.69</text:p>
          </table:table-cell>
          <table:table-cell table:style-name="ce127" table:formula="of:=[.H32]*[.I32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/>
          <table:table-cell office:value-type="string" calcext:value-type="string">
            <text:p>Irland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5068050" calcext:value-type="float">
            <text:p>5.068.050</text:p>
          </table:table-cell>
          <table:table-cell table:style-name="ce100" office:value-type="float" office:value="13.32" calcext:value-type="float">
            <text:p>13.32</text:p>
          </table:table-cell>
          <table:table-cell table:style-name="ce127" table:formula="of:=[.H33]*[.I33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table:style-name="ce124" office:value-type="string" calcext:value-type="string">
            <text:p>Noruega</text:p>
          </table:table-cell>
          <table:table-cell table:style-name="ce124" office:value-type="string" calcext:value-type="string">
            <text:p>https://en.wikipedia.org/wiki/Demographics_of_Norway</text:p>
          </table:table-cell>
          <table:table-cell table:style-name="ce124"/>
          <table:table-cell table:style-name="ce124" office:value-type="string" calcext:value-type="string">
            <text:p>Noruega</text:p>
          </table:table-cell>
          <table:table-cell table:style-name="ce50" office:value-type="string" calcext:value-type="string">
            <text:p>julio 2018</text:p>
          </table:table-cell>
          <table:table-cell table:style-name="ce126" office:value-type="float" office:value="5372191" calcext:value-type="float">
            <text:p>5.372.191</text:p>
          </table:table-cell>
          <table:table-cell table:style-name="ce106" office:value-type="float" office:value="16.9" calcext:value-type="float">
            <text:p>16.90</text:p>
          </table:table-cell>
          <table:table-cell table:style-name="ce126" table:formula="of:=[.H34]*[.I34]/100" office:value-type="float" office:value="907900.279" calcext:value-type="float">
            <text:p>907.900</text:p>
          </table:table-cell>
          <table:table-cell table:style-name="ce124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127" office:value-type="float" office:value="628381" calcext:value-type="float">
            <text:p>628.381</text:p>
          </table:table-cell>
          <table:table-cell table:style-name="ce100" office:value-type="float" office:value="15.37" calcext:value-type="float">
            <text:p>15.37</text:p>
          </table:table-cell>
          <table:table-cell table:style-name="ce127" table:formula="of:=[.H35]*[.I35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Portugal</text:p>
          </table:table-cell>
          <table:table-cell table:style-name="ce83" office:value-type="string" calcext:value-type="string">
            <text:p>https://en.wikipedia.org/wiki/Demographics_of_Portugal</text:p>
          </table:table-cell>
          <table:table-cell table:style-name="ce83"/>
          <table:table-cell table:style-name="ce83" office:value-type="string" calcext:value-type="string">
            <text:p>Portugal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10355493" calcext:value-type="float">
            <text:p>10.355.493</text:p>
          </table:table-cell>
          <table:table-cell table:style-name="ce137" office:value-type="float" office:value="20.26" calcext:value-type="float">
            <text:p>20.26</text:p>
          </table:table-cell>
          <table:table-cell table:style-name="ce128" table:formula="of:=[.H36]*[.I36]/100" office:value-type="float" office:value="2098022.8818" calcext:value-type="float">
            <text:p>2.098.023</text:p>
          </table:table-cell>
          <table:table-cell table:style-name="ce83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/>
          <table:table-cell office:value-type="string" calcext:value-type="string">
            <text:p>Reino Unido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65105246" calcext:value-type="float">
            <text:p>65.105.246</text:p>
          </table:table-cell>
          <table:table-cell table:style-name="ce100" office:value-type="float" office:value="18.19" calcext:value-type="float">
            <text:p>18.19</text:p>
          </table:table-cell>
          <table:table-cell table:style-name="ce127" table:formula="of:=[.H37]*[.I37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/>
          <table:table-cell office:value-type="string" calcext:value-type="string">
            <text:p>Suecia</text:p>
          </table:table-cell>
          <table:table-cell table:style-name="ce49" office:value-type="string" calcext:value-type="string">
            <text:p>julio 2018</text:p>
          </table:table-cell>
          <table:table-cell table:style-name="ce127" office:value-type="float" office:value="10040995" calcext:value-type="float">
            <text:p>10.040.995</text:p>
          </table:table-cell>
          <table:table-cell table:style-name="ce100" office:value-type="float" office:value="20.37" calcext:value-type="float">
            <text:p>20.37</text:p>
          </table:table-cell>
          <table:table-cell table:style-name="ce127" table:formula="of:=[.H38]*[.I38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table:style-name="ce83" office:value-type="string" calcext:value-type="string">
            <text:p>Suiza</text:p>
          </table:table-cell>
          <table:table-cell table:style-name="ce83" office:value-type="string" calcext:value-type="string">
            <text:p>https://en.wikipedia.org/wiki/Demographics_of_Switzerland</text:p>
          </table:table-cell>
          <table:table-cell table:style-name="ce83"/>
          <table:table-cell table:style-name="ce83" office:value-type="string" calcext:value-type="string">
            <text:p>Suiza</text:p>
          </table:table-cell>
          <table:table-cell table:style-name="ce51" office:value-type="string" calcext:value-type="string">
            <text:p>julio 2018</text:p>
          </table:table-cell>
          <table:table-cell table:style-name="ce128" office:value-type="float" office:value="8292809" calcext:value-type="float">
            <text:p>8.292.809</text:p>
          </table:table-cell>
          <table:table-cell table:style-name="ce137" office:value-type="float" office:value="18.34" calcext:value-type="float">
            <text:p>18.34</text:p>
          </table:table-cell>
          <table:table-cell table:style-name="ce128" table:formula="of:=[.H39]*[.I39]/100" office:value-type="float" office:value="1520901.1706" calcext:value-type="float">
            <text:p>1.520.901</text:p>
          </table:table-cell>
          <table:table-cell table:style-name="ce8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7"/>
        </table:table-row>
      </table:table>
      <table:table table:name="C_Acu_NA" table:style-name="ta1">
        <office:forms form:automatic-focus="false" form:apply-design-mode="false"/>
        <table:table-column table:style-name="co3" table:default-cell-style-name="ce49"/>
        <table:table-column table:style-name="co4" table:default-cell-style-name="Default"/>
        <table:table-column table:style-name="co5" table:number-columns-repeated="15" table:default-cell-style-name="ce49"/>
        <table:table-column table:style-name="co6" table:number-columns-repeated="3" table:default-cell-style-name="ce49"/>
        <table:table-column table:style-name="co6" table:number-columns-repeated="11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Casos acumulados</text:p>
          </table:table-cell>
          <table:table-cell table:number-columns-repeated="18"/>
          <table:table-cell table:style-name="ce76" table:number-columns-repeated="32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2"/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3" calcext:value-type="float">
            <text:p>3</text:p>
          </table:table-cell>
          <table:table-cell table:style-name="ce50" table:number-columns-repeated="4"/>
          <table:table-cell table:style-name="ce50" office:value-type="float" office:value="9" calcext:value-type="float">
            <text:p>9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number-columns-repeated="35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2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office:value-type="float" office:value="150" calcext:value-type="float">
            <text:p>150</text:p>
          </table:table-cell>
          <table:table-cell table:style-name="ce51" table:number-columns-repeated="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table:number-columns-repeated="2"/>
          <table:table-cell table:style-name="ce50" office:value-type="float" office:value="227" calcext:value-type="float">
            <text:p>227</text:p>
          </table:table-cell>
          <table:table-cell table:style-name="ce50" table:number-columns-repeated="3"/>
          <table:table-cell table:style-name="ce60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1" office:value-type="float" office:value="59" calcext:value-type="float">
            <text:p>5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28" calcext:value-type="float">
            <text:p>112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2" office:value-type="float" office:value="84" calcext:value-type="float">
            <text:p>84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9" calcext:value-type="float">
            <text:p>9</text:p>
          </table:table-cell>
          <table:table-cell table:style-name="ce51" office:value-type="float" office:value="1694" calcext:value-type="float">
            <text:p>1694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19" calcext:value-type="float">
            <text:p>19</text:p>
          </table:table-cell>
          <table:table-cell table:style-name="ce60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office:value-type="float" office:value="151" calcext:value-type="float">
            <text:p>151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191" calcext:value-type="float">
            <text:p>191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2036" calcext:value-type="float">
            <text:p>2036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0" calcext:value-type="float">
            <text:p>40</text:p>
          </table:table-cell>
          <table:table-cell table:style-name="ce50" office:value-type="float" office:value="19" calcext:value-type="float">
            <text:p>19</text:p>
          </table:table-cell>
          <table:table-cell table:style-name="ce50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63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office:value-type="float" office:value="847" calcext:value-type="float">
            <text:p>847</text:p>
          </table:table-cell>
          <table:table-cell table:style-name="ce51" office:value-type="float" office:value="99" calcext:value-type="float">
            <text:p>99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37" calcext:value-type="float">
            <text:p>37</text:p>
          </table:table-cell>
          <table:table-cell table:style-name="ce62" office:value-type="float" office:value="674" calcext:value-type="float">
            <text:p>674</text:p>
          </table:table-cell>
          <table:table-cell table:style-name="ce51" office:value-type="float" office:value="1126" calcext:value-type="float">
            <text:p>1126</text:p>
          </table:table-cell>
          <table:table-cell table:style-name="ce51" office:value-type="float" office:value="264" calcext:value-type="float">
            <text:p>264</text:p>
          </table:table-cell>
          <table:table-cell table:style-name="ce51" office:value-type="float" office:value="7375" calcext:value-type="float">
            <text:p>737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67" calcext:value-type="float">
            <text:p>167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271" calcext:value-type="float">
            <text:p>271</text:p>
          </table:table-cell>
          <table:table-cell table:style-name="ce51" office:value-type="float" office:value="225" calcext:value-type="float">
            <text:p>225</text:p>
          </table:table-cell>
          <table:table-cell table:style-name="ce51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1112" calcext:value-type="float">
            <text:p>1112</text:p>
          </table:table-cell>
          <table:table-cell table:style-name="ce50" office:value-type="float" office:value="131" calcext:value-type="float">
            <text:p>131</text:p>
          </table:table-cell>
          <table:table-cell table:style-name="ce50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50" office:value-type="float" office:value="999" calcext:value-type="float">
            <text:p>99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21" calcext:value-type="float">
            <text:p>321</text:p>
          </table:table-cell>
          <table:table-cell table:style-name="ce50" office:value-type="float" office:value="9172" calcext:value-type="float">
            <text:p>9172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float" office:value="190" calcext:value-type="float">
            <text:p>190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621" calcext:value-type="float">
            <text:p>621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750" calcext:value-type="float">
            <text:p>750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4585" calcext:value-type="float">
            <text:p>4585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60" office:value-type="float" office:value="5753" calcext:value-type="float">
            <text:p>5753</text:p>
          </table:table-cell>
          <table:table-cell table:style-name="ce60" office:value-type="float" office:value="4500" calcext:value-type="float">
            <text:p>4500</text:p>
          </table:table-cell>
          <table:table-cell table:style-name="ce60" office:value-type="float" office:value="959" calcext:value-type="float">
            <text:p>959</text:p>
          </table:table-cell>
          <table:table-cell table:style-name="ce60" office:value-type="float" office:value="21157" calcext:value-type="float">
            <text:p>21157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907" calcext:value-type="float">
            <text:p>907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5813" calcext:value-type="float">
            <text:p>5813</text:p>
          </table:table-cell>
          <table:table-cell table:style-name="ce51" office:value-type="float" office:value="860" calcext:value-type="float">
            <text:p>860</text:p>
          </table:table-cell>
          <table:table-cell table:style-name="ce51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51" office:value-type="float" office:value="7753" calcext:value-type="float">
            <text:p>7753</text:p>
          </table:table-cell>
          <table:table-cell table:style-name="ce51" office:value-type="float" office:value="5400" calcext:value-type="float">
            <text:p>5400</text:p>
          </table:table-cell>
          <table:table-cell table:style-name="ce51" office:value-type="float" office:value="1135" calcext:value-type="float">
            <text:p>1135</text:p>
          </table:table-cell>
          <table:table-cell table:style-name="ce51" office:value-type="float" office:value="24747" calcext:value-type="float">
            <text:p>24747</text:p>
          </table:table-cell>
          <table:table-cell table:style-name="ce51" office:value-type="float" office:value="169" calcext:value-type="float">
            <text:p>169</text:p>
          </table:table-cell>
          <table:table-cell table:style-name="ce51" office:value-type="float" office:value="77" calcext:value-type="float">
            <text:p>77</text:p>
          </table:table-cell>
          <table:table-cell table:style-name="ce51" office:value-type="float" office:value="1077" calcext:value-type="float">
            <text:p>1077</text:p>
          </table:table-cell>
          <table:table-cell table:style-name="ce60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6012" calcext:value-type="float">
            <text:p>6012</text:p>
          </table:table-cell>
          <table:table-cell table:style-name="ce50" office:value-type="float" office:value="1016" calcext:value-type="float">
            <text:p>1016</text:p>
          </table:table-cell>
          <table:table-cell table:style-name="ce50" office:value-type="float" office:value="1058" calcext:value-type="float">
            <text:p>1058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9191" calcext:value-type="float">
            <text:p>9191</text:p>
          </table:table-cell>
          <table:table-cell table:style-name="ce50" office:value-type="float" office:value="6633" calcext:value-type="float">
            <text:p>6633</text:p>
          </table:table-cell>
          <table:table-cell table:style-name="ce50" office:value-type="float" office:value="1413" calcext:value-type="float">
            <text:p>1413</text:p>
          </table:table-cell>
          <table:table-cell table:style-name="ce50" office:value-type="float" office:value="27980" calcext:value-type="float">
            <text:p>27980</text:p>
          </table:table-cell>
          <table:table-cell table:style-name="ce50" office:value-type="float" office:value="223" calcext:value-type="float">
            <text:p>223</text:p>
          </table:table-cell>
          <table:table-cell table:style-name="ce50" office:value-type="float" office:value="81" calcext:value-type="float">
            <text:p>81</text:p>
          </table:table-cell>
          <table:table-cell table:style-name="ce50" office:value-type="float" office:value="1169" calcext:value-type="float">
            <text:p>1169</text:p>
          </table:table-cell>
          <table:table-cell table:style-name="ce50" office:value-type="float" office:value="331" calcext:value-type="float">
            <text:p>331</text:p>
          </table:table-cell>
          <table:table-cell table:style-name="ce50" office:value-type="float" office:value="1543" calcext:value-type="float">
            <text:p>1543</text:p>
          </table:table-cell>
          <table:table-cell table:style-name="ce50" office:value-type="float" office:value="1146" calcext:value-type="float">
            <text:p>1146</text:p>
          </table:table-cell>
          <table:table-cell table:style-name="ce50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1308" calcext:value-type="float">
            <text:p>1308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1423" calcext:value-type="float">
            <text:p>142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742" calcext:value-type="float">
            <text:p>1742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926" calcext:value-type="float">
            <text:p>1926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18610" calcext:value-type="float">
            <text:p>18610</text:p>
          </table:table-cell>
          <table:table-cell table:style-name="ce51" office:value-type="float" office:value="3244" calcext:value-type="float">
            <text:p>3244</text:p>
          </table:table-cell>
          <table:table-cell table:style-name="ce51" office:value-type="float" office:value="3401" calcext:value-type="float">
            <text:p>3401</text:p>
          </table:table-cell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28572" calcext:value-type="float">
            <text:p>28572</text:p>
          </table:table-cell>
          <table:table-cell table:style-name="ce51" office:value-type="float" office:value="16018" calcext:value-type="float">
            <text:p>16018</text:p>
          </table:table-cell>
          <table:table-cell table:style-name="ce51" office:value-type="float" office:value="4204" calcext:value-type="float">
            <text:p>4204</text:p>
          </table:table-cell>
          <table:table-cell table:style-name="ce51" office:value-type="float" office:value="59138" calcext:value-type="float">
            <text:p>59138</text:p>
          </table:table-cell>
          <table:table-cell table:style-name="ce51" office:value-type="float" office:value="906" calcext:value-type="float">
            <text:p>906</text:p>
          </table:table-cell>
          <table:table-cell table:style-name="ce51" office:value-type="float" office:value="798" calcext:value-type="float">
            <text:p>798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600" calcext:value-type="float">
            <text:p>1600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1984" calcext:value-type="float">
            <text:p>1984</text:p>
          </table:table-cell>
          <table:table-cell table:style-name="ce51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22672" calcext:value-type="float">
            <text:p>22672</text:p>
          </table:table-cell>
          <table:table-cell table:style-name="ce50" office:value-type="float" office:value="3924" calcext:value-type="float">
            <text:p>3924</text:p>
          </table:table-cell>
          <table:table-cell table:style-name="ce50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50" office:value-type="float" office:value="33089" calcext:value-type="float">
            <text:p>33089</text:p>
          </table:table-cell>
          <table:table-cell table:style-name="ce50" office:value-type="float" office:value="19856" calcext:value-type="float">
            <text:p>19856</text:p>
          </table:table-cell>
          <table:table-cell table:style-name="ce50" office:value-type="float" office:value="4749" calcext:value-type="float">
            <text:p>4749</text:p>
          </table:table-cell>
          <table:table-cell table:style-name="ce50" office:value-type="float" office:value="63927" calcext:value-type="float">
            <text:p>63927</text:p>
          </table:table-cell>
          <table:table-cell table:style-name="ce50" office:value-type="float" office:value="1125" calcext:value-type="float">
            <text:p>1125</text:p>
          </table:table-cell>
          <table:table-cell table:style-name="ce50" office:value-type="float" office:value="875" calcext:value-type="float">
            <text:p>875</text:p>
          </table:table-cell>
          <table:table-cell table:style-name="ce50" office:value-type="float" office:value="2371" calcext:value-type="float">
            <text:p>2371</text:p>
          </table:table-cell>
          <table:table-cell table:style-name="ce60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566" calcext:value-type="float">
            <text:p>2566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16" calcext:value-type="float">
            <text:p>2916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156" calcext:value-type="float">
            <text:p>3156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3581" calcext:value-type="float">
            <text:p>3581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3845" calcext:value-type="float">
            <text:p>3845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4102" calcext:value-type="float">
            <text:p>4102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57298" calcext:value-type="float">
            <text:p>57298</text:p>
          </table:table-cell>
          <table:table-cell table:style-name="ce50" office:value-type="float" office:value="9377" calcext:value-type="float">
            <text:p>9377</text:p>
          </table:table-cell>
          <table:table-cell table:style-name="ce50" office:value-type="float" office:value="11899" calcext:value-type="float">
            <text:p>11899</text:p>
          </table:table-cell>
          <table:table-cell table:style-name="ce50" office:value-type="float" office:value="2755" calcext:value-type="float">
            <text:p>2755</text:p>
          </table:table-cell>
          <table:table-cell table:style-name="ce50" office:value-type="float" office:value="85195" calcext:value-type="float">
            <text:p>85195</text:p>
          </table:table-cell>
          <table:table-cell table:style-name="ce50" office:value-type="float" office:value="44550" calcext:value-type="float">
            <text:p>44550</text:p>
          </table:table-cell>
          <table:table-cell table:style-name="ce50" office:value-type="float" office:value="11750" calcext:value-type="float">
            <text:p>11750</text:p>
          </table:table-cell>
          <table:table-cell table:style-name="ce50" office:value-type="float" office:value="101739" calcext:value-type="float">
            <text:p>101739</text:p>
          </table:table-cell>
          <table:table-cell table:style-name="ce50" office:value-type="float" office:value="2910" calcext:value-type="float">
            <text:p>2910</text:p>
          </table:table-cell>
          <table:table-cell table:style-name="ce50" office:value-type="float" office:value="1988" calcext:value-type="float">
            <text:p>1988</text:p>
          </table:table-cell>
          <table:table-cell table:style-name="ce50" office:value-type="float" office:value="4226" calcext:value-type="float">
            <text:p>4226</text:p>
          </table:table-cell>
          <table:table-cell table:style-name="ce50" office:value-type="float" office:value="6408" calcext:value-type="float">
            <text:p>6408</text:p>
          </table:table-cell>
          <table:table-cell table:style-name="ce50" office:value-type="float" office:value="22271" calcext:value-type="float">
            <text:p>22271</text:p>
          </table:table-cell>
          <table:table-cell table:style-name="ce50" office:value-type="float" office:value="4358" calcext:value-type="float">
            <text:p>4358</text:p>
          </table:table-cell>
          <table:table-cell table:style-name="ce50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4447" calcext:value-type="float">
            <text:p>4447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4655" calcext:value-type="float">
            <text:p>4655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4935" calcext:value-type="float">
            <text:p>4935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75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5208" calcext:value-type="float">
            <text:p>5208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5510" calcext:value-type="float">
            <text:p>5510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91714" calcext:value-type="float">
            <text:p>91714</text:p>
          </table:table-cell>
          <table:table-cell table:style-name="ce51" office:value-type="float" office:value="11907" calcext:value-type="float">
            <text:p>11907</text:p>
          </table:table-cell>
          <table:table-cell table:style-name="ce51" office:value-type="float" office:value="19691" calcext:value-type="float">
            <text:p>19691</text:p>
          </table:table-cell>
          <table:table-cell table:style-name="ce51" office:value-type="float" office:value="4561" calcext:value-type="float">
            <text:p>4561</text:p>
          </table:table-cell>
          <table:table-cell table:style-name="ce51" office:value-type="float" office:value="130759" calcext:value-type="float">
            <text:p>130759</text:p>
          </table:table-cell>
          <table:table-cell table:style-name="ce51" office:value-type="float" office:value="70478" calcext:value-type="float">
            <text:p>70478</text:p>
          </table:table-cell>
          <table:table-cell table:style-name="ce51" office:value-type="float" office:value="17851" calcext:value-type="float">
            <text:p>17851</text:p>
          </table:table-cell>
          <table:table-cell table:style-name="ce51" office:value-type="float" office:value="128948" calcext:value-type="float">
            <text:p>128948</text:p>
          </table:table-cell>
          <table:table-cell table:style-name="ce51" office:value-type="float" office:value="4994" calcext:value-type="float">
            <text:p>4994</text:p>
          </table:table-cell>
          <table:table-cell table:style-name="ce51" office:value-type="float" office:value="2804" calcext:value-type="float">
            <text:p>2804</text:p>
          </table:table-cell>
          <table:table-cell table:style-name="ce51" office:value-type="float" office:value="5640" calcext:value-type="float">
            <text:p>5640</text:p>
          </table:table-cell>
          <table:table-cell table:style-name="ce51" office:value-type="float" office:value="11278" calcext:value-type="float">
            <text:p>11278</text:p>
          </table:table-cell>
          <table:table-cell table:style-name="ce51" office:value-type="float" office:value="49481" calcext:value-type="float">
            <text:p>49481</text:p>
          </table:table-cell>
          <table:table-cell table:style-name="ce51" office:value-type="float" office:value="7173" calcext:value-type="float">
            <text:p>7173</text:p>
          </table:table-cell>
          <table:table-cell table:style-name="ce51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95391" calcext:value-type="float">
            <text:p>95391</text:p>
          </table:table-cell>
          <table:table-cell table:style-name="ce50" office:value-type="float" office:value="12206" calcext:value-type="float">
            <text:p>12206</text:p>
          </table:table-cell>
          <table:table-cell table:style-name="ce50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50" office:value-type="float" office:value="135032" calcext:value-type="float">
            <text:p>135032</text:p>
          </table:table-cell>
          <table:table-cell table:style-name="ce50" office:value-type="float" office:value="74390" calcext:value-type="float">
            <text:p>74390</text:p>
          </table:table-cell>
          <table:table-cell table:style-name="ce50" office:value-type="float" office:value="18803" calcext:value-type="float">
            <text:p>18803</text:p>
          </table:table-cell>
          <table:table-cell table:style-name="ce50" office:value-type="float" office:value="132547" calcext:value-type="float">
            <text:p>132547</text:p>
          </table:table-cell>
          <table:table-cell table:style-name="ce50" office:value-type="float" office:value="5364" calcext:value-type="float">
            <text:p>5364</text:p>
          </table:table-cell>
          <table:table-cell table:style-name="ce50" office:value-type="float" office:value="2843" calcext:value-type="float">
            <text:p>2843</text:p>
          </table:table-cell>
          <table:table-cell table:style-name="ce50" office:value-type="float" office:value="5755" calcext:value-type="float">
            <text:p>5755</text:p>
          </table:table-cell>
          <table:table-cell table:style-name="ce60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2" calcext:value-type="float">
            <text:p>7562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5863" calcext:value-type="float">
            <text:p>5863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0" calcext:value-type="float">
            <text:p>8300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6010" calcext:value-type="float">
            <text:p>6010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5" calcext:value-type="float">
            <text:p>8955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6160" calcext:value-type="float">
            <text:p>6160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599" calcext:value-type="float">
            <text:p>9599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6244" calcext:value-type="float">
            <text:p>6244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4" calcext:value-type="float">
            <text:p>10054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6320" calcext:value-type="float">
            <text:p>632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8" calcext:value-type="float">
            <text:p>10448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120479" calcext:value-type="float">
            <text:p>120479</text:p>
          </table:table-cell>
          <table:table-cell table:style-name="ce51" office:value-type="float" office:value="13894" calcext:value-type="float">
            <text:p>13894</text:p>
          </table:table-cell>
          <table:table-cell table:style-name="ce51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51" office:value-type="float" office:value="166019" calcext:value-type="float">
            <text:p>166019</text:p>
          </table:table-cell>
          <table:table-cell table:style-name="ce51" office:value-type="float" office:value="95403" calcext:value-type="float">
            <text:p>95403</text:p>
          </table:table-cell>
          <table:table-cell table:style-name="ce51" office:value-type="float" office:value="25587" calcext:value-type="float">
            <text:p>25587</text:p>
          </table:table-cell>
          <table:table-cell table:style-name="ce51" office:value-type="float" office:value="156363" calcext:value-type="float">
            <text:p>156363</text:p>
          </table:table-cell>
          <table:table-cell table:style-name="ce51" office:value-type="float" office:value="9655" calcext:value-type="float">
            <text:p>9655</text:p>
          </table:table-cell>
          <table:table-cell table:style-name="ce51" office:value-type="float" office:value="3281" calcext:value-type="float">
            <text:p>3281</text:p>
          </table:table-cell>
          <table:table-cell table:style-name="ce51" office:value-type="float" office:value="6415" calcext:value-type="float">
            <text:p>6415</text:p>
          </table:table-cell>
          <table:table-cell table:style-name="ce60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1" calcext:value-type="float">
            <text:p>10911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123016" calcext:value-type="float">
            <text:p>123016</text:p>
          </table:table-cell>
          <table:table-cell table:style-name="ce50" office:value-type="float" office:value="13999" calcext:value-type="float">
            <text:p>13999</text:p>
          </table:table-cell>
          <table:table-cell table:style-name="ce50" office:value-type="float" office:value="30589" calcext:value-type="float">
            <text:p>30589</text:p>
          </table:table-cell>
          <table:table-cell table:style-name="ce50" office:value-type="float" office:value="6513" calcext:value-type="float">
            <text:p>6513</text:p>
          </table:table-cell>
          <table:table-cell table:style-name="ce50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50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3292" calcext:value-type="float">
            <text:p>3292</text:p>
          </table:table-cell>
          <table:table-cell table:style-name="ce50" office:value-type="float" office:value="6488" calcext:value-type="float">
            <text:p>6488</text:p>
          </table:table-cell>
          <table:table-cell table:style-name="ce50" office:value-type="float" office:value="16934" calcext:value-type="float">
            <text:p>16934</text:p>
          </table:table-cell>
          <table:table-cell table:style-name="ce50" office:value-type="float" office:value="88621" calcext:value-type="float">
            <text:p>88621</text:p>
          </table:table-cell>
          <table:table-cell table:style-name="ce50" office:value-type="float" office:value="11348" calcext:value-type="float">
            <text:p>11348</text:p>
          </table:table-cell>
          <table:table-cell table:style-name="ce50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6566" calcext:value-type="float">
            <text:p>6566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28" calcext:value-type="float">
            <text:p>11828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6677" calcext:value-type="float">
            <text:p>6677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2" calcext:value-type="float">
            <text:p>12432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6791" calcext:value-type="float">
            <text:p>6791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3055" calcext:value-type="float">
            <text:p>13055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 office:value-type="float" office:value="3480" calcext:value-type="float">
            <text:p>3480</text:p>
          </table:table-cell>
          <table:table-cell office:value-type="float" office:value="6891" calcext:value-type="float">
            <text:p>6891</text:p>
          </table:table-cell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743" calcext:value-type="float">
            <text:p>13743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137439" calcext:value-type="float">
            <text:p>137439</text:p>
          </table:table-cell>
          <table:table-cell office:value-type="float" office:value="14637" calcext:value-type="float">
            <text:p>14637</text:p>
          </table:table-cell>
          <table:table-cell office:value-type="float" office:value="37183" calcext:value-type="float">
            <text:p>37183</text:p>
          </table:table-cell>
          <table:table-cell office:value-type="float" office:value="7437" calcext:value-type="float">
            <text:p>7437</text:p>
          </table:table-cell>
          <table:table-cell office:value-type="float" office:value="191726" calcext:value-type="float">
            <text:p>191726</text:p>
          </table:table-cell>
          <table:table-cell office:value-type="float" office:value="111821" calcext:value-type="float">
            <text:p>111821</text:p>
          </table:table-cell>
          <table:table-cell office:value-type="float" office:value="31589" calcext:value-type="float">
            <text:p>31589</text:p>
          </table:table-cell>
          <table:table-cell office:value-type="float" office:value="175925" calcext:value-type="float">
            <text:p>175925</text:p>
          </table:table-cell>
          <table:table-cell office:value-type="float" office:value="14758" calcext:value-type="float">
            <text:p>14758</text:p>
          </table:table-cell>
          <table:table-cell office:value-type="float" office:value="3537" calcext:value-type="float">
            <text:p>3537</text:p>
          </table:table-cell>
          <table:table-cell office:value-type="float" office:value="6984" calcext:value-type="float">
            <text:p>6984</text:p>
          </table:table-cell>
          <table:table-cell office:value-type="float" office:value="19685" calcext:value-type="float">
            <text:p>19685</text:p>
          </table:table-cell>
          <table:table-cell office:value-type="float" office:value="114217" calcext:value-type="float">
            <text:p>114217</text:p>
          </table:table-cell>
          <table:table-cell office:value-type="float" office:value="14274" calcext:value-type="float">
            <text:p>14274</text:p>
          </table:table-cell>
          <table:table-cell office:value-type="float" office:value="27404" calcext:value-type="float">
            <text:p>27404</text:p>
          </table:table-cell>
          <table:table-cell table:number-columns-repeated="35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139897" calcext:value-type="float">
            <text:p>139897</text:p>
          </table:table-cell>
          <table:table-cell table:style-name="ce51" office:value-type="float" office:value="14696" calcext:value-type="float">
            <text:p>14696</text:p>
          </table:table-cell>
          <table:table-cell table:style-name="ce51" office:value-type="float" office:value="38496" calcext:value-type="float">
            <text:p>38496</text:p>
          </table:table-cell>
          <table:table-cell table:style-name="ce51" office:value-type="float" office:value="7580" calcext:value-type="float">
            <text:p>7580</text:p>
          </table:table-cell>
          <table:table-cell table:style-name="ce51" office:value-type="float" office:value="198470" calcext:value-type="float">
            <text:p>198470</text:p>
          </table:table-cell>
          <table:table-cell table:style-name="ce51" office:value-type="float" office:value="112606" calcext:value-type="float">
            <text:p>112606</text:p>
          </table:table-cell>
          <table:table-cell table:style-name="ce51" office:value-type="float" office:value="32655" calcext:value-type="float">
            <text:p>32655</text:p>
          </table:table-cell>
          <table:table-cell table:style-name="ce51" office:value-type="float" office:value="178972" calcext:value-type="float">
            <text:p>178972</text:p>
          </table:table-cell>
          <table:table-cell table:style-name="ce51" office:value-type="float" office:value="15251" calcext:value-type="float">
            <text:p>15251</text:p>
          </table:table-cell>
          <table:table-cell table:style-name="ce51" office:value-type="float" office:value="3550" calcext:value-type="float">
            <text:p>3550</text:p>
          </table:table-cell>
          <table:table-cell table:style-name="ce51" office:value-type="float" office:value="7068" calcext:value-type="float">
            <text:p>7068</text:p>
          </table:table-cell>
          <table:table-cell table:style-name="ce51" office:value-type="float" office:value="20206" calcext:value-type="float">
            <text:p>20206</text:p>
          </table:table-cell>
          <table:table-cell table:style-name="ce51" office:value-type="float" office:value="120067" calcext:value-type="float">
            <text:p>120067</text:p>
          </table:table-cell>
          <table:table-cell table:style-name="ce51" office:value-type="float" office:value="14663" calcext:value-type="float">
            <text:p>14663</text:p>
          </table:table-cell>
          <table:table-cell table:style-name="ce51" office:value-type="float" office:value="27740" calcext:value-type="float">
            <text:p>2774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141672" calcext:value-type="float">
            <text:p>141672</text:p>
          </table:table-cell>
          <table:table-cell office:value-type="float" office:value="14755" calcext:value-type="float">
            <text:p>14755</text:p>
          </table:table-cell>
          <table:table-cell office:value-type="float" office:value="39983" calcext:value-type="float">
            <text:p>39983</text:p>
          </table:table-cell>
          <table:table-cell office:value-type="float" office:value="7711" calcext:value-type="float">
            <text:p>7711</text:p>
          </table:table-cell>
          <table:table-cell office:value-type="float" office:value="201517" calcext:value-type="float">
            <text:p>201517</text:p>
          </table:table-cell>
          <table:table-cell office:value-type="float" office:value="114657" calcext:value-type="float">
            <text:p>114657</text:p>
          </table:table-cell>
          <table:table-cell office:value-type="float" office:value="33405" calcext:value-type="float">
            <text:p>33405</text:p>
          </table:table-cell>
          <table:table-cell office:value-type="float" office:value="181228" calcext:value-type="float">
            <text:p>181228</text:p>
          </table:table-cell>
          <table:table-cell office:value-type="float" office:value="15652" calcext:value-type="float">
            <text:p>15652</text:p>
          </table:table-cell>
          <table:table-cell office:value-type="float" office:value="3558" calcext:value-type="float">
            <text:p>3558</text:p>
          </table:table-cell>
          <table:table-cell office:value-type="float" office:value="7113" calcext:value-type="float">
            <text:p>7113</text:p>
          </table:table-cell>
          <table:table-cell office:value-type="float" office:value="20863" calcext:value-type="float">
            <text:p>20863</text:p>
          </table:table-cell>
          <table:table-cell office:value-type="float" office:value="124743" calcext:value-type="float">
            <text:p>124743</text:p>
          </table:table-cell>
          <table:table-cell office:value-type="float" office:value="15125" calcext:value-type="float">
            <text:p>15125</text:p>
          </table:table-cell>
          <table:table-cell office:value-type="float" office:value="27944" calcext:value-type="float">
            <text:p>27944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143457" calcext:value-type="float">
            <text:p>143457</text:p>
          </table:table-cell>
          <table:table-cell office:value-type="float" office:value="14810" calcext:value-type="float">
            <text:p>14810</text:p>
          </table:table-cell>
          <table:table-cell office:value-type="float" office:value="40956" calcext:value-type="float">
            <text:p>40956</text:p>
          </table:table-cell>
          <table:table-cell office:value-type="float" office:value="7891" calcext:value-type="float">
            <text:p>7891</text:p>
          </table:table-cell>
          <table:table-cell office:value-type="float" office:value="205602" calcext:value-type="float">
            <text:p>205602</text:p>
          </table:table-cell>
          <table:table-cell office:value-type="float" office:value="117324" calcext:value-type="float">
            <text:p>117324</text:p>
          </table:table-cell>
          <table:table-cell office:value-type="float" office:value="34134" calcext:value-type="float">
            <text:p>34134</text:p>
          </table:table-cell>
          <table:table-cell office:value-type="float" office:value="183957" calcext:value-type="float">
            <text:p>183957</text:p>
          </table:table-cell>
          <table:table-cell office:value-type="float" office:value="16040" calcext:value-type="float">
            <text:p>16040</text:p>
          </table:table-cell>
          <table:table-cell office:value-type="float" office:value="3618" calcext:value-type="float">
            <text:p>3618</text:p>
          </table:table-cell>
          <table:table-cell office:value-type="float" office:value="7166" calcext:value-type="float">
            <text:p>7166</text:p>
          </table:table-cell>
          <table:table-cell office:value-type="float" office:value="21379" calcext:value-type="float">
            <text:p>21379</text:p>
          </table:table-cell>
          <table:table-cell office:value-type="float" office:value="133495" calcext:value-type="float">
            <text:p>133495</text:p>
          </table:table-cell>
          <table:table-cell office:value-type="float" office:value="15835" calcext:value-type="float">
            <text:p>15835</text:p>
          </table:table-cell>
          <table:table-cell office:value-type="float" office:value="28063" calcext:value-type="float">
            <text:p>28063</text:p>
          </table:table-cell>
          <table:table-cell table:number-columns-repeated="35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145694" calcext:value-type="float">
            <text:p>145694</text:p>
          </table:table-cell>
          <table:table-cell office:value-type="float" office:value="14889" calcext:value-type="float">
            <text:p>14889</text:p>
          </table:table-cell>
          <table:table-cell office:value-type="float" office:value="41889" calcext:value-type="float">
            <text:p>41889</text:p>
          </table:table-cell>
          <table:table-cell office:value-type="float" office:value="8108" calcext:value-type="float">
            <text:p>8108</text:p>
          </table:table-cell>
          <table:table-cell office:value-type="float" office:value="209706" calcext:value-type="float">
            <text:p>209706</text:p>
          </table:table-cell>
          <table:table-cell office:value-type="float" office:value="119151" calcext:value-type="float">
            <text:p>119151</text:p>
          </table:table-cell>
          <table:table-cell office:value-type="float" office:value="34842" calcext:value-type="float">
            <text:p>34842</text:p>
          </table:table-cell>
          <table:table-cell office:value-type="float" office:value="187327" calcext:value-type="float">
            <text:p>187327</text:p>
          </table:table-cell>
          <table:table-cell office:value-type="float" office:value="16671" calcext:value-type="float">
            <text:p>16671</text:p>
          </table:table-cell>
          <table:table-cell office:value-type="float" office:value="3654" calcext:value-type="float">
            <text:p>3654</text:p>
          </table:table-cell>
          <table:table-cell/>
          <table:table-cell office:value-type="float" office:value="21982" calcext:value-type="float">
            <text:p>21982</text:p>
          </table:table-cell>
          <table:table-cell office:value-type="float" office:value="138078" calcext:value-type="float">
            <text:p>138078</text:p>
          </table:table-cell>
          <table:table-cell office:value-type="float" office:value="16553" calcext:value-type="float">
            <text:p>16553</text:p>
          </table:table-cell>
          <table:table-cell office:value-type="float" office:value="28268" calcext:value-type="float">
            <text:p>28268</text:p>
          </table:table-cell>
          <table:table-cell table:number-columns-repeated="35"/>
        </table:table-row>
        <table:table-row table:style-name="ro1">
          <table:table-cell/>
          <table:table-cell table:style-name="ce22" office:value-type="date" office:date-value="2020-04-23" calcext:value-type="date">
            <text:p>23/04/20</text:p>
          </table:table-cell>
          <table:table-cell office:value-type="float" office:value="148046" calcext:value-type="float">
            <text:p>148046</text:p>
          </table:table-cell>
          <table:table-cell office:value-type="float" office:value="14963" calcext:value-type="float">
            <text:p>14963</text:p>
          </table:table-cell>
          <table:table-cell office:value-type="float" office:value="42797" calcext:value-type="float">
            <text:p>42797</text:p>
          </table:table-cell>
          <table:table-cell office:value-type="float" office:value="8271" calcext:value-type="float">
            <text:p>8271</text:p>
          </table:table-cell>
          <table:table-cell office:value-type="float" office:value="214535" calcext:value-type="float">
            <text:p>214535</text:p>
          </table:table-cell>
          <table:table-cell office:value-type="float" office:value="120804" calcext:value-type="float">
            <text:p>120804</text:p>
          </table:table-cell>
          <table:table-cell office:value-type="float" office:value="35729" calcext:value-type="float">
            <text:p>35729</text:p>
          </table:table-cell>
          <table:table-cell office:value-type="float" office:value="189973" calcext:value-type="float">
            <text:p>189973</text:p>
          </table:table-cell>
          <table:table-cell office:value-type="float" office:value="17607" calcext:value-type="float">
            <text:p>17607</text:p>
          </table:table-cell>
          <table:table-cell table:number-columns-repeated="2"/>
          <table:table-cell office:value-type="float" office:value="22353" calcext:value-type="float">
            <text:p>22353</text:p>
          </table:table-cell>
          <table:table-cell table:number-columns-repeated="38"/>
        </table:table-row>
        <table:table-row table:style-name="ro1" table:number-rows-repeated="37">
          <table:table-cell table:number-columns-repeated="52"/>
        </table:table-row>
        <table:table-row table:style-name="ro1">
          <table:table-cell table:style-name="ce52"/>
          <table:table-cell table:number-columns-repeated="13"/>
          <table:table-cell table:style-name="ce52" table:number-columns-repeated="6"/>
          <table:table-cell table:style-name="ce79" table:number-columns-repeated="32"/>
        </table:table-row>
        <table:table-row table:style-name="ro1" table:number-rows-repeated="1048465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C_Dia_NA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0" table:number-columns-repeated="15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56"/>
          <table:table-cell table:style-name="ce51" table:formula="of:=[C_Acu_NA.C8]" office:value-type="string" office:string-value="Alemania" calcext:value-type="string">
            <text:p>Alemania</text:p>
          </table:table-cell>
          <table:table-cell table:style-name="ce51" table:formula="of:=[C_Acu_NA.D8]" office:value-type="string" office:string-value="Austria" calcext:value-type="string">
            <text:p>Austria</text:p>
          </table:table-cell>
          <table:table-cell table:style-name="ce51" table:formula="of:=[C_Acu_NA.E8]" office:value-type="string" office:string-value="Bélgica" calcext:value-type="string">
            <text:p>Bélgica</text:p>
          </table:table-cell>
          <table:table-cell table:style-name="ce51" table:formula="of:=[C_Acu_NA.F8]" office:value-type="string" office:string-value="Dinamarca" calcext:value-type="string">
            <text:p>Dinamarca</text:p>
          </table:table-cell>
          <table:table-cell table:style-name="ce51" table:formula="of:=[C_Acu_NA.G8]" office:value-type="string" office:string-value="España" calcext:value-type="string">
            <text:p>España</text:p>
          </table:table-cell>
          <table:table-cell table:style-name="ce51" table:formula="of:=[C_Acu_NA.H8]" office:value-type="string" office:string-value="Francia" calcext:value-type="string">
            <text:p>Francia</text:p>
          </table:table-cell>
          <table:table-cell table:style-name="ce51" table:formula="of:=[C_Acu_NA.I8]" office:value-type="string" office:string-value="Holanda" calcext:value-type="string">
            <text:p>Holanda</text:p>
          </table:table-cell>
          <table:table-cell table:style-name="ce51" table:formula="of:=[C_Acu_NA.J8]" office:value-type="string" office:string-value="Italia" calcext:value-type="string">
            <text:p>Italia</text:p>
          </table:table-cell>
          <table:table-cell table:style-name="ce51" table:formula="of:=[C_Acu_NA.K8]" office:value-type="string" office:string-value="Irlanda" calcext:value-type="string">
            <text:p>Irlanda</text:p>
          </table:table-cell>
          <table:table-cell table:style-name="ce51" table:formula="of:=[C_Acu_NA.L8]" office:value-type="string" office:string-value="Luxemburgo" calcext:value-type="string">
            <text:p>Luxemburgo</text:p>
          </table:table-cell>
          <table:table-cell table:style-name="ce51" table:formula="of:=[C_Acu_NA.M8]" office:value-type="string" office:string-value="Noruega" calcext:value-type="string">
            <text:p>Noruega</text:p>
          </table:table-cell>
          <table:table-cell table:style-name="ce51" table:formula="of:=[C_Acu_NA.N8]" office:value-type="string" office:string-value="Portugal" calcext:value-type="string">
            <text:p>Portugal</text:p>
          </table:table-cell>
          <table:table-cell table:style-name="ce51" table:formula="of:=[C_Acu_NA.O8]" office:value-type="string" office:string-value="Reino Unido" calcext:value-type="string">
            <text:p>Reino Unido</text:p>
          </table:table-cell>
          <table:table-cell table:style-name="ce51" table:formula="of:=[C_Acu_NA.P8]" office:value-type="string" office:string-value="Suecia" calcext:value-type="string">
            <text:p>Suecia</text:p>
          </table:table-cell>
          <table:table-cell table:style-name="ce51" table:formula="of:=[C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C_Acu_NA.B9]" office:value-type="date" office:date-value="2020-02-20" calcext:value-type="date">
            <text:p>20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number-columns-repeated="15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C_Acu_NA.C13]-[C_Acu_NA.C12]" office:value-type="float" office:value="16" calcext:value-type="float">
            <text:p>16</text:p>
          </table:table-cell>
          <table:table-cell table:style-name="ce50" table:number-columns-repeated="6"/>
          <table:table-cell table:style-name="ce50" table:formula="of:=[C_Acu_NA.J13]-[C_Acu_NA.J12]" office:value-type="float" office:value="77" calcext:value-type="float">
            <text:p>77</text:p>
          </table:table-cell>
          <table:table-cell table:style-name="ce50" table:number-columns-repeated="4"/>
          <table:table-cell table:style-name="ce50" table:formula="of:=[C_Acu_NA.O13]-[C_Acu_NA.O12]" office:value-type="float" office:value="4" calcext:value-type="float">
            <text:p>4</text:p>
          </table:table-cell>
          <table:table-cell table:style-name="ce50" table:number-columns-repeated="2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4"/>
          <table:table-cell table:formula="of:=[C_Acu_NA.O14]-[C_Acu_NA.O13]" office:value-type="float" office:value="0" calcext:value-type="float">
            <text:p>0</text:p>
          </table:table-cell>
          <table:table-cell/>
          <table:table-cell table:formula="of:=[C_Acu_NA.Q14]-[C_Acu_NA.Q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2"/>
          <table:table-cell table:formula="of:=[C_Acu_NA.M15]-[C_Acu_NA.M14]" office:value-type="float" office:value="1" calcext:value-type="float">
            <text:p>1</text:p>
          </table:table-cell>
          <table:table-cell/>
          <table:table-cell table:formula="of:=[C_Acu_NA.O15]-[C_Acu_NA.O14]" office:value-type="float" office:value="0" calcext:value-type="float">
            <text:p>0</text:p>
          </table:table-cell>
          <table:table-cell table:formula="of:=[C_Acu_NA.P15]-[C_Acu_NA.P14]" office:value-type="float" office:value="1" calcext:value-type="float">
            <text:p>1</text:p>
          </table:table-cell>
          <table:table-cell table:formula="of:=[C_Acu_NA.Q15]-[C_Acu_NA.Q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2"/>
          <table:table-cell table:formula="of:=[C_Acu_NA.M16]-[C_Acu_NA.M15]" office:value-type="float" office:value="3" calcext:value-type="float">
            <text:p>3</text:p>
          </table:table-cell>
          <table:table-cell/>
          <table:table-cell table:formula="of:=[C_Acu_NA.O16]-[C_Acu_NA.O15]" office:value-type="float" office:value="0" calcext:value-type="float">
            <text:p>0</text:p>
          </table:table-cell>
          <table:table-cell table:formula="of:=[C_Acu_NA.P16]-[C_Acu_NA.P15]" office:value-type="float" office:value="1" calcext:value-type="float">
            <text:p>1</text:p>
          </table:table-cell>
          <table:table-cell table:formula="of:=[C_Acu_NA.Q16]-[C_Acu_NA.Q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2"/>
          <table:table-cell table:formula="of:=[C_Acu_NA.M17]-[C_Acu_NA.M16]" office:value-type="float" office:value="3" calcext:value-type="float">
            <text:p>3</text:p>
          </table:table-cell>
          <table:table-cell/>
          <table:table-cell table:formula="of:=[C_Acu_NA.O17]-[C_Acu_NA.O16]" office:value-type="float" office:value="6" calcext:value-type="float">
            <text:p>6</text:p>
          </table:table-cell>
          <table:table-cell table:formula="of:=[C_Acu_NA.P17]-[C_Acu_NA.P16]" office:value-type="float" office:value="8" calcext:value-type="float">
            <text:p>8</text:p>
          </table:table-cell>
          <table:table-cell table:formula="of:=[C_Acu_NA.Q17]-[C_Acu_NA.Q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 table:formula="of:=[C_Acu_NA.M18]-[C_Acu_NA.M17]" office:value-type="float" office:value="8" calcext:value-type="float">
            <text:p>8</text:p>
          </table:table-cell>
          <table:table-cell/>
          <table:table-cell table:formula="of:=[C_Acu_NA.O18]-[C_Acu_NA.O17]" office:value-type="float" office:value="4" calcext:value-type="float">
            <text:p>4</text:p>
          </table:table-cell>
          <table:table-cell table:formula="of:=[C_Acu_NA.P18]-[C_Acu_NA.P17]" office:value-type="float" office:value="3" calcext:value-type="float">
            <text:p>3</text:p>
          </table:table-cell>
          <table:table-cell table:formula="of:=[C_Acu_NA.Q18]-[C_Acu_NA.Q17]" office:value-type="float" office:value="5" calcext:value-type="float">
            <text:p>5</text:p>
          </table:table-cell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C_Acu_NA.C19]-[C_Acu_NA.C18]" office:value-type="float" office:value="51" calcext:value-type="float">
            <text:p>51</text:p>
          </table:table-cell>
          <table:table-cell table:style-name="ce51" table:formula="of:=[C_Acu_NA.D19]-[C_Acu_NA.D18]" office:value-type="float" office:value="5" calcext:value-type="float">
            <text:p>5</text:p>
          </table:table-cell>
          <table:table-cell table:style-name="ce51" table:formula="of:=[C_Acu_NA.E19]-[C_Acu_NA.E18]" office:value-type="float" office:value="1" calcext:value-type="float">
            <text:p>1</text:p>
          </table:table-cell>
          <table:table-cell table:style-name="ce51" table:formula="of:=[C_Acu_NA.F19]-[C_Acu_NA.F18]" office:value-type="float" office:value="1" calcext:value-type="float">
            <text:p>1</text:p>
          </table:table-cell>
          <table:table-cell table:style-name="ce51" table:formula="of:=[C_Acu_NA.G19]-[C_Acu_NA.G18]" office:value-type="float" office:value="25" calcext:value-type="float">
            <text:p>25</text:p>
          </table:table-cell>
          <table:table-cell table:style-name="ce51" table:formula="of:=[C_Acu_NA.H19]-[C_Acu_NA.H18]" office:value-type="float" office:value="30" calcext:value-type="float">
            <text:p>30</text:p>
          </table:table-cell>
          <table:table-cell table:style-name="ce51" table:formula="of:=[C_Acu_NA.I19]-[C_Acu_NA.I18]" office:value-type="float" office:value="3" calcext:value-type="float">
            <text:p>3</text:p>
          </table:table-cell>
          <table:table-cell table:style-name="ce51" table:formula="of:=[C_Acu_NA.J19]-[C_Acu_NA.J18]" office:value-type="float" office:value="566" calcext:value-type="float">
            <text:p>566</text:p>
          </table:table-cell>
          <table:table-cell table:style-name="ce51" table:formula="of:=[C_Acu_NA.K19]-[C_Acu_NA.K18]" office:value-type="float" office:value="0" calcext:value-type="float">
            <text:p>0</text:p>
          </table:table-cell>
          <table:table-cell table:style-name="ce51" table:formula="of:=[C_Acu_NA.L19]-[C_Acu_NA.L18]" office:value-type="float" office:value="0" calcext:value-type="float">
            <text:p>0</text:p>
          </table:table-cell>
          <table:table-cell table:style-name="ce51" table:formula="of:=[C_Acu_NA.M19]-[C_Acu_NA.M18]" office:value-type="float" office:value="4" calcext:value-type="float">
            <text:p>4</text:p>
          </table:table-cell>
          <table:table-cell table:style-name="ce51"/>
          <table:table-cell table:style-name="ce51" table:formula="of:=[C_Acu_NA.O19]-[C_Acu_NA.O18]" office:value-type="float" office:value="12" calcext:value-type="float">
            <text:p>12</text:p>
          </table:table-cell>
          <table:table-cell table:style-name="ce51" table:formula="of:=[C_Acu_NA.P19]-[C_Acu_NA.P18]" office:value-type="float" office:value="0" calcext:value-type="float">
            <text:p>0</text:p>
          </table:table-cell>
          <table:table-cell table:style-name="ce51" table:formula="of:=[C_Acu_NA.Q19]-[C_Acu_NA.Q18]" office:value-type="float" office:value="4" calcext:value-type="float">
            <text:p>4</text:p>
          </table:table-cell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6" calcext:value-type="float">
            <text:p>6</text:p>
          </table:table-cell>
          <table:table-cell table:formula="of:=[C_Acu_NA.N20]-[C_Acu_NA.N19]" office:value-type="float" office:value="2" calcext:value-type="float">
            <text:p>2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5" calcext:value-type="float">
            <text:p>5</text:p>
          </table:table-cell>
          <table:table-cell table:formula="of:=[C_Acu_NA.Q20]-[C_Acu_NA.Q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8" calcext:value-type="float">
            <text:p>8</text:p>
          </table:table-cell>
          <table:table-cell table:formula="of:=[C_Acu_NA.N21]-[C_Acu_NA.N20]" office:value-type="float" office:value="2" calcext:value-type="float">
            <text:p>2</text:p>
          </table:table-cell>
          <table:table-cell table:formula="of:=[C_Acu_NA.O21]-[C_Acu_NA.O20]" office:value-type="float" office:value="11" calcext:value-type="float">
            <text:p>11</text:p>
          </table:table-cell>
          <table:table-cell table:formula="of:=[C_Acu_NA.P21]-[C_Acu_NA.P20]" office:value-type="float" office:value="13" calcext:value-type="float">
            <text:p>13</text:p>
          </table:table-cell>
          <table:table-cell table:formula="of:=[C_Acu_NA.Q21]-[C_Acu_NA.Q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1" calcext:value-type="float">
            <text:p>21</text:p>
          </table:table-cell>
          <table:table-cell table:formula="of:=[C_Acu_NA.N22]-[C_Acu_NA.N21]" office:value-type="float" office:value="2" calcext:value-type="float">
            <text:p>2</text:p>
          </table:table-cell>
          <table:table-cell table:formula="of:=[C_Acu_NA.O22]-[C_Acu_NA.O21]" office:value-type="float" office:value="34" calcext:value-type="float">
            <text:p>34</text:p>
          </table:table-cell>
          <table:table-cell table:formula="of:=[C_Acu_NA.P22]-[C_Acu_NA.P21]" office:value-type="float" office:value="29" calcext:value-type="float">
            <text:p>29</text:p>
          </table:table-cell>
          <table:table-cell table:formula="of:=[C_Acu_NA.Q22]-[C_Acu_NA.Q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0" calcext:value-type="float">
            <text:p>30</text:p>
          </table:table-cell>
          <table:table-cell table:formula="of:=[C_Acu_NA.N23]-[C_Acu_NA.N22]" office:value-type="float" office:value="3" calcext:value-type="float">
            <text:p>3</text:p>
          </table:table-cell>
          <table:table-cell table:formula="of:=[C_Acu_NA.O23]-[C_Acu_NA.O22]" office:value-type="float" office:value="29" calcext:value-type="float">
            <text:p>29</text:p>
          </table:table-cell>
          <table:table-cell table:formula="of:=[C_Acu_NA.P23]-[C_Acu_NA.P22]" office:value-type="float" office:value="25" calcext:value-type="float">
            <text:p>25</text:p>
          </table:table-cell>
          <table:table-cell table:formula="of:=[C_Acu_NA.Q23]-[C_Acu_NA.Q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27" calcext:value-type="float">
            <text:p>27</text:p>
          </table:table-cell>
          <table:table-cell table:formula="of:=[C_Acu_NA.N24]-[C_Acu_NA.N23]" office:value-type="float" office:value="4" calcext:value-type="float">
            <text:p>4</text:p>
          </table:table-cell>
          <table:table-cell table:formula="of:=[C_Acu_NA.O24]-[C_Acu_NA.O23]" office:value-type="float" office:value="46" calcext:value-type="float">
            <text:p>46</text:p>
          </table:table-cell>
          <table:table-cell table:formula="of:=[C_Acu_NA.P24]-[C_Acu_NA.P23]" office:value-type="float" office:value="60" calcext:value-type="float">
            <text:p>60</text:p>
          </table:table-cell>
          <table:table-cell table:formula="of:=[C_Acu_NA.Q24]-[C_Acu_NA.Q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34" calcext:value-type="float">
            <text:p>34</text:p>
          </table:table-cell>
          <table:table-cell table:formula="of:=[C_Acu_NA.N25]-[C_Acu_NA.N24]" office:value-type="float" office:value="8" calcext:value-type="float">
            <text:p>8</text:p>
          </table:table-cell>
          <table:table-cell table:formula="of:=[C_Acu_NA.O25]-[C_Acu_NA.O24]" office:value-type="float" office:value="46" calcext:value-type="float">
            <text:p>46</text:p>
          </table:table-cell>
          <table:table-cell table:formula="of:=[C_Acu_NA.P25]-[C_Acu_NA.P24]" office:value-type="float" office:value="33" calcext:value-type="float">
            <text:p>33</text:p>
          </table:table-cell>
          <table:table-cell table:formula="of:=[C_Acu_NA.Q25]-[C_Acu_NA.Q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22" calcext:value-type="float">
            <text:p>22</text:p>
          </table:table-cell>
          <table:table-cell table:formula="of:=[C_Acu_NA.N26]-[C_Acu_NA.N25]" office:value-type="float" office:value="9" calcext:value-type="float">
            <text:p>9</text:p>
          </table:table-cell>
          <table:table-cell table:formula="of:=[C_Acu_NA.O26]-[C_Acu_NA.O25]" office:value-type="float" office:value="65" calcext:value-type="float">
            <text:p>65</text:p>
          </table:table-cell>
          <table:table-cell table:formula="of:=[C_Acu_NA.P26]-[C_Acu_NA.P25]" office:value-type="float" office:value="46" calcext:value-type="float">
            <text:p>46</text:p>
          </table:table-cell>
          <table:table-cell table:formula="of:=[C_Acu_NA.Q26]-[C_Acu_NA.Q25]" office:value-type="float" office:value="96" calcext:value-type="float">
            <text:p>96</text:p>
          </table:table-cell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C_Acu_NA.C27]-[C_Acu_NA.C26]" office:value-type="float" office:value="265" calcext:value-type="float">
            <text:p>265</text:p>
          </table:table-cell>
          <table:table-cell table:style-name="ce50" table:formula="of:=[C_Acu_NA.D27]-[C_Acu_NA.D26]" office:value-type="float" office:value="32" calcext:value-type="float">
            <text:p>32</text:p>
          </table:table-cell>
          <table:table-cell table:style-name="ce50" table:formula="of:=[C_Acu_NA.E27]-[C_Acu_NA.E26]" office:value-type="float" office:value="39" calcext:value-type="float">
            <text:p>39</text:p>
          </table:table-cell>
          <table:table-cell table:style-name="ce50" table:formula="of:=[C_Acu_NA.F27]-[C_Acu_NA.F26]" office:value-type="float" office:value="55" calcext:value-type="float">
            <text:p>55</text:p>
          </table:table-cell>
          <table:table-cell table:style-name="ce50" table:formula="of:=[C_Acu_NA.G27]-[C_Acu_NA.G26]" office:value-type="float" office:value="325" calcext:value-type="float">
            <text:p>325</text:p>
          </table:table-cell>
          <table:table-cell table:style-name="ce50" table:formula="of:=[C_Acu_NA.H27]-[C_Acu_NA.H26]" office:value-type="float" office:value="286" calcext:value-type="float">
            <text:p>286</text:p>
          </table:table-cell>
          <table:table-cell table:style-name="ce50" table:formula="of:=[C_Acu_NA.I27]-[C_Acu_NA.I26]" office:value-type="float" office:value="57" calcext:value-type="float">
            <text:p>57</text:p>
          </table:table-cell>
          <table:table-cell table:style-name="ce50" table:formula="of:=[C_Acu_NA.J27]-[C_Acu_NA.J26]" office:value-type="float" office:value="1797" calcext:value-type="float">
            <text:p>1797</text:p>
          </table:table-cell>
          <table:table-cell table:style-name="ce50" table:formula="of:=[C_Acu_NA.K27]-[C_Acu_NA.K26]" office:value-type="float" office:value="3" calcext:value-type="float">
            <text:p>3</text:p>
          </table:table-cell>
          <table:table-cell table:style-name="ce50" table:formula="of:=[C_Acu_NA.L27]-[C_Acu_NA.L26]" office:value-type="float" office:value="0" calcext:value-type="float">
            <text:p>0</text:p>
          </table:table-cell>
          <table:table-cell table:style-name="ce50" table:formula="of:=[C_Acu_NA.M27]-[C_Acu_NA.M26]" office:value-type="float" office:value="23" calcext:value-type="float">
            <text:p>23</text:p>
          </table:table-cell>
          <table:table-cell table:style-name="ce50" table:formula="of:=[C_Acu_NA.N27]-[C_Acu_NA.N26]" office:value-type="float" office:value="9" calcext:value-type="float">
            <text:p>9</text:p>
          </table:table-cell>
          <table:table-cell table:style-name="ce50" table:formula="of:=[C_Acu_NA.O27]-[C_Acu_NA.O26]" office:value-type="float" office:value="50" calcext:value-type="float">
            <text:p>50</text:p>
          </table:table-cell>
          <table:table-cell table:style-name="ce50" table:formula="of:=[C_Acu_NA.P27]-[C_Acu_NA.P26]" office:value-type="float" office:value="101" calcext:value-type="float">
            <text:p>101</text:p>
          </table:table-cell>
          <table:table-cell table:style-name="ce50" table:formula="of:=[C_Acu_NA.Q27]-[C_Acu_NA.Q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85" calcext:value-type="float">
            <text:p>85</text:p>
          </table:table-cell>
          <table:table-cell table:formula="of:=[C_Acu_NA.N28]-[C_Acu_NA.N27]" office:value-type="float" office:value="2" calcext:value-type="float">
            <text:p>2</text:p>
          </table:table-cell>
          <table:table-cell table:formula="of:=[C_Acu_NA.O28]-[C_Acu_NA.O27]" office:value-type="float" office:value="52" calcext:value-type="float">
            <text:p>52</text:p>
          </table:table-cell>
          <table:table-cell table:formula="of:=[C_Acu_NA.P28]-[C_Acu_NA.P27]" office:value-type="float" office:value="98" calcext:value-type="float">
            <text:p>98</text:p>
          </table:table-cell>
          <table:table-cell table:formula="of:=[C_Acu_NA.Q28]-[C_Acu_NA.Q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214" calcext:value-type="float">
            <text:p>214</text:p>
          </table:table-cell>
          <table:table-cell table:formula="of:=[C_Acu_NA.N29]-[C_Acu_NA.N28]" office:value-type="float" office:value="18" calcext:value-type="float">
            <text:p>18</text:p>
          </table:table-cell>
          <table:table-cell table:formula="of:=[C_Acu_NA.O29]-[C_Acu_NA.O28]" office:value-type="float" office:value="83" calcext:value-type="float">
            <text:p>83</text:p>
          </table:table-cell>
          <table:table-cell table:formula="of:=[C_Acu_NA.P29]-[C_Acu_NA.P28]" office:value-type="float" office:value="196" calcext:value-type="float">
            <text:p>196</text:p>
          </table:table-cell>
          <table:table-cell table:formula="of:=[C_Acu_NA.Q29]-[C_Acu_NA.Q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32" calcext:value-type="float">
            <text:p>132</text:p>
          </table:table-cell>
          <table:table-cell table:formula="of:=[C_Acu_NA.N30]-[C_Acu_NA.N29]" office:value-type="float" office:value="19" calcext:value-type="float">
            <text:p>19</text:p>
          </table:table-cell>
          <table:table-cell table:formula="of:=[C_Acu_NA.O30]-[C_Acu_NA.O29]" office:value-type="float" office:value="134" calcext:value-type="float">
            <text:p>134</text:p>
          </table:table-cell>
          <table:table-cell table:formula="of:=[C_Acu_NA.P30]-[C_Acu_NA.P29]" office:value-type="float" office:value="151" calcext:value-type="float">
            <text:p>151</text:p>
          </table:table-cell>
          <table:table-cell table:formula="of:=[C_Acu_NA.Q30]-[C_Acu_NA.Q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129" calcext:value-type="float">
            <text:p>129</text:p>
          </table:table-cell>
          <table:table-cell table:formula="of:=[C_Acu_NA.N31]-[C_Acu_NA.N30]" office:value-type="float" office:value="34" calcext:value-type="float">
            <text:p>34</text:p>
          </table:table-cell>
          <table:table-cell table:formula="of:=[C_Acu_NA.O31]-[C_Acu_NA.O30]" office:value-type="float" office:value="207" calcext:value-type="float">
            <text:p>207</text:p>
          </table:table-cell>
          <table:table-cell table:formula="of:=[C_Acu_NA.P31]-[C_Acu_NA.P30]" office:value-type="float" office:value="152" calcext:value-type="float">
            <text:p>152</text:p>
          </table:table-cell>
          <table:table-cell table:formula="of:=[C_Acu_NA.Q31]-[C_Acu_NA.Q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157" calcext:value-type="float">
            <text:p>157</text:p>
          </table:table-cell>
          <table:table-cell table:formula="of:=[C_Acu_NA.N32]-[C_Acu_NA.N31]" office:value-type="float" office:value="57" calcext:value-type="float">
            <text:p>57</text:p>
          </table:table-cell>
          <table:table-cell table:formula="of:=[C_Acu_NA.O32]-[C_Acu_NA.O31]" office:value-type="float" office:value="264" calcext:value-type="float">
            <text:p>264</text:p>
          </table:table-cell>
          <table:table-cell table:formula="of:=[C_Acu_NA.P32]-[C_Acu_NA.P31]" office:value-type="float" office:value="71" calcext:value-type="float">
            <text:p>71</text:p>
          </table:table-cell>
          <table:table-cell table:formula="of:=[C_Acu_NA.Q32]-[C_Acu_NA.Q31]" office:value-type="float" office:value="220" calcext:value-type="float">
            <text:p>220</text:p>
          </table:table-cell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C_Acu_NA.C33]-[C_Acu_NA.C32]" office:value-type="float" office:value="1228" calcext:value-type="float">
            <text:p>1228</text:p>
          </table:table-cell>
          <table:table-cell table:style-name="ce51" table:formula="of:=[C_Acu_NA.D33]-[C_Acu_NA.D32]" office:value-type="float" office:value="205" calcext:value-type="float">
            <text:p>205</text:p>
          </table:table-cell>
          <table:table-cell table:style-name="ce51" table:formula="of:=[C_Acu_NA.E33]-[C_Acu_NA.E32]" office:value-type="float" office:value="197" calcext:value-type="float">
            <text:p>197</text:p>
          </table:table-cell>
          <table:table-cell table:style-name="ce51" table:formula="of:=[C_Acu_NA.F33]-[C_Acu_NA.F32]" office:value-type="float" office:value="39" calcext:value-type="float">
            <text:p>39</text:p>
          </table:table-cell>
          <table:table-cell table:style-name="ce51" table:formula="of:=[C_Acu_NA.G33]-[C_Acu_NA.G32]" office:value-type="float" office:value="2000" calcext:value-type="float">
            <text:p>2000</text:p>
          </table:table-cell>
          <table:table-cell table:style-name="ce51" table:formula="of:=[C_Acu_NA.H33]-[C_Acu_NA.H32]" office:value-type="float" office:value="900" calcext:value-type="float">
            <text:p>900</text:p>
          </table:table-cell>
          <table:table-cell table:style-name="ce51" table:formula="of:=[C_Acu_NA.I33]-[C_Acu_NA.I32]" office:value-type="float" office:value="176" calcext:value-type="float">
            <text:p>176</text:p>
          </table:table-cell>
          <table:table-cell table:style-name="ce51" table:formula="of:=[C_Acu_NA.J33]-[C_Acu_NA.J32]" office:value-type="float" office:value="3590" calcext:value-type="float">
            <text:p>3590</text:p>
          </table:table-cell>
          <table:table-cell table:style-name="ce51" table:formula="of:=[C_Acu_NA.K33]-[C_Acu_NA.K32]" office:value-type="float" office:value="40" calcext:value-type="float">
            <text:p>40</text:p>
          </table:table-cell>
          <table:table-cell table:style-name="ce51" table:formula="of:=[C_Acu_NA.L33]-[C_Acu_NA.L32]" office:value-type="float" office:value="26" calcext:value-type="float">
            <text:p>26</text:p>
          </table:table-cell>
          <table:table-cell table:style-name="ce51" table:formula="of:=[C_Acu_NA.M33]-[C_Acu_NA.M32]" office:value-type="float" office:value="170" calcext:value-type="float">
            <text:p>170</text:p>
          </table:table-cell>
          <table:table-cell table:style-name="ce51" table:formula="of:=[C_Acu_NA.N33]-[C_Acu_NA.N32]" office:value-type="float" office:value="76" calcext:value-type="float">
            <text:p>76</text:p>
          </table:table-cell>
          <table:table-cell table:style-name="ce51" table:formula="of:=[C_Acu_NA.O33]-[C_Acu_NA.O32]" office:value-type="float" office:value="330" calcext:value-type="float">
            <text:p>330</text:p>
          </table:table-cell>
          <table:table-cell table:style-name="ce51" table:formula="of:=[C_Acu_NA.P33]-[C_Acu_NA.P32]" office:value-type="float" office:value="69" calcext:value-type="float">
            <text:p>69</text:p>
          </table:table-cell>
          <table:table-cell table:style-name="ce51" table:formula="of:=[C_Acu_NA.Q33]-[C_Acu_NA.Q32]" office:value-type="float" office:value="858" calcext:value-type="float">
            <text:p>858</text:p>
          </table:table-cell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92" calcext:value-type="float">
            <text:p>92</text:p>
          </table:table-cell>
          <table:table-cell table:formula="of:=[C_Acu_NA.N34]-[C_Acu_NA.N33]" office:value-type="float" office:value="86" calcext:value-type="float">
            <text:p>86</text:p>
          </table:table-cell>
          <table:table-cell table:formula="of:=[C_Acu_NA.O34]-[C_Acu_NA.O33]" office:value-type="float" office:value="152" calcext:value-type="float">
            <text:p>152</text:p>
          </table:table-cell>
          <table:table-cell table:formula="of:=[C_Acu_NA.P34]-[C_Acu_NA.P33]" office:value-type="float" office:value="83" calcext:value-type="float">
            <text:p>83</text:p>
          </table:table-cell>
          <table:table-cell table:formula="of:=[C_Acu_NA.Q34]-[C_Acu_NA.Q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39" calcext:value-type="float">
            <text:p>139</text:p>
          </table:table-cell>
          <table:table-cell table:formula="of:=[C_Acu_NA.N35]-[C_Acu_NA.N34]" office:value-type="float" office:value="117" calcext:value-type="float">
            <text:p>117</text:p>
          </table:table-cell>
          <table:table-cell table:formula="of:=[C_Acu_NA.O35]-[C_Acu_NA.O34]" office:value-type="float" office:value="407" calcext:value-type="float">
            <text:p>407</text:p>
          </table:table-cell>
          <table:table-cell table:formula="of:=[C_Acu_NA.P35]-[C_Acu_NA.P34]" office:value-type="float" office:value="119" calcext:value-type="float">
            <text:p>119</text:p>
          </table:table-cell>
          <table:table-cell table:formula="of:=[C_Acu_NA.Q35]-[C_Acu_NA.Q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15" calcext:value-type="float">
            <text:p>115</text:p>
          </table:table-cell>
          <table:table-cell table:formula="of:=[C_Acu_NA.N36]-[C_Acu_NA.N35]" office:value-type="float" office:value="194" calcext:value-type="float">
            <text:p>194</text:p>
          </table:table-cell>
          <table:table-cell table:formula="of:=[C_Acu_NA.O36]-[C_Acu_NA.O35]" office:value-type="float" office:value="676" calcext:value-type="float">
            <text:p>676</text:p>
          </table:table-cell>
          <table:table-cell table:formula="of:=[C_Acu_NA.P36]-[C_Acu_NA.P35]" office:value-type="float" office:value="145" calcext:value-type="float">
            <text:p>145</text:p>
          </table:table-cell>
          <table:table-cell table:formula="of:=[C_Acu_NA.Q36]-[C_Acu_NA.Q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29" calcext:value-type="float">
            <text:p>129</text:p>
          </table:table-cell>
          <table:table-cell table:formula="of:=[C_Acu_NA.N37]-[C_Acu_NA.N36]" office:value-type="float" office:value="143" calcext:value-type="float">
            <text:p>143</text:p>
          </table:table-cell>
          <table:table-cell table:formula="of:=[C_Acu_NA.O37]-[C_Acu_NA.O36]" office:value-type="float" office:value="643" calcext:value-type="float">
            <text:p>643</text:p>
          </table:table-cell>
          <table:table-cell table:formula="of:=[C_Acu_NA.P37]-[C_Acu_NA.P36]" office:value-type="float" office:value="143" calcext:value-type="float">
            <text:p>143</text:p>
          </table:table-cell>
          <table:table-cell table:formula="of:=[C_Acu_NA.Q37]-[C_Acu_NA.Q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190" calcext:value-type="float">
            <text:p>190</text:p>
          </table:table-cell>
          <table:table-cell table:formula="of:=[C_Acu_NA.N38]-[C_Acu_NA.N37]" office:value-type="float" office:value="235" calcext:value-type="float">
            <text:p>235</text:p>
          </table:table-cell>
          <table:table-cell table:formula="of:=[C_Acu_NA.O38]-[C_Acu_NA.O37]" office:value-type="float" office:value="714" calcext:value-type="float">
            <text:p>714</text:p>
          </table:table-cell>
          <table:table-cell table:formula="of:=[C_Acu_NA.P38]-[C_Acu_NA.P37]" office:value-type="float" office:value="180" calcext:value-type="float">
            <text:p>180</text:p>
          </table:table-cell>
          <table:table-cell table:formula="of:=[C_Acu_NA.Q38]-[C_Acu_NA.Q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184" calcext:value-type="float">
            <text:p>184</text:p>
          </table:table-cell>
          <table:table-cell table:formula="of:=[C_Acu_NA.N39]-[C_Acu_NA.N38]" office:value-type="float" office:value="260" calcext:value-type="float">
            <text:p>260</text:p>
          </table:table-cell>
          <table:table-cell table:formula="of:=[C_Acu_NA.O39]-[C_Acu_NA.O38]" office:value-type="float" office:value="1035" calcext:value-type="float">
            <text:p>1035</text:p>
          </table:table-cell>
          <table:table-cell table:formula="of:=[C_Acu_NA.P39]-[C_Acu_NA.P38]" office:value-type="float" office:value="134" calcext:value-type="float">
            <text:p>134</text:p>
          </table:table-cell>
          <table:table-cell table:formula="of:=[C_Acu_NA.Q39]-[C_Acu_NA.Q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206" calcext:value-type="float">
            <text:p>206</text:p>
          </table:table-cell>
          <table:table-cell table:formula="of:=[C_Acu_NA.N40]-[C_Acu_NA.N39]" office:value-type="float" office:value="320" calcext:value-type="float">
            <text:p>320</text:p>
          </table:table-cell>
          <table:table-cell table:formula="of:=[C_Acu_NA.O40]-[C_Acu_NA.O39]" office:value-type="float" office:value="665" calcext:value-type="float">
            <text:p>665</text:p>
          </table:table-cell>
          <table:table-cell table:formula="of:=[C_Acu_NA.P40]-[C_Acu_NA.P39]" office:value-type="float" office:value="117" calcext:value-type="float">
            <text:p>117</text:p>
          </table:table-cell>
          <table:table-cell table:formula="of:=[C_Acu_NA.Q40]-[C_Acu_NA.Q39]" office:value-type="float" office:value="901" calcext:value-type="float">
            <text:p>901</text:p>
          </table:table-cell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C_Acu_NA.C41]-[C_Acu_NA.C40]" office:value-type="float" office:value="4062" calcext:value-type="float">
            <text:p>4062</text:p>
          </table:table-cell>
          <table:table-cell table:style-name="ce50" table:formula="of:=[C_Acu_NA.D41]-[C_Acu_NA.D40]" office:value-type="float" office:value="680" calcext:value-type="float">
            <text:p>680</text:p>
          </table:table-cell>
          <table:table-cell table:style-name="ce50" table:formula="of:=[C_Acu_NA.E41]-[C_Acu_NA.E40]" office:value-type="float" office:value="342" calcext:value-type="float">
            <text:p>342</text:p>
          </table:table-cell>
          <table:table-cell table:style-name="ce50" table:formula="of:=[C_Acu_NA.F41]-[C_Acu_NA.F40]" office:value-type="float" office:value="70" calcext:value-type="float">
            <text:p>70</text:p>
          </table:table-cell>
          <table:table-cell table:style-name="ce50" table:formula="of:=[C_Acu_NA.G41]-[C_Acu_NA.G40]" office:value-type="float" office:value="4517" calcext:value-type="float">
            <text:p>4517</text:p>
          </table:table-cell>
          <table:table-cell table:style-name="ce50" table:formula="of:=[C_Acu_NA.H41]-[C_Acu_NA.H40]" office:value-type="float" office:value="3838" calcext:value-type="float">
            <text:p>3838</text:p>
          </table:table-cell>
          <table:table-cell table:style-name="ce50" table:formula="of:=[C_Acu_NA.I41]-[C_Acu_NA.I40]" office:value-type="float" office:value="545" calcext:value-type="float">
            <text:p>545</text:p>
          </table:table-cell>
          <table:table-cell table:style-name="ce50" table:formula="of:=[C_Acu_NA.J41]-[C_Acu_NA.J40]" office:value-type="float" office:value="4789" calcext:value-type="float">
            <text:p>4789</text:p>
          </table:table-cell>
          <table:table-cell table:style-name="ce50" table:formula="of:=[C_Acu_NA.K41]-[C_Acu_NA.K40]" office:value-type="float" office:value="219" calcext:value-type="float">
            <text:p>219</text:p>
          </table:table-cell>
          <table:table-cell table:style-name="ce50" table:formula="of:=[C_Acu_NA.L41]-[C_Acu_NA.L40]" office:value-type="float" office:value="77" calcext:value-type="float">
            <text:p>77</text:p>
          </table:table-cell>
          <table:table-cell table:style-name="ce50" table:formula="of:=[C_Acu_NA.M41]-[C_Acu_NA.M40]" office:value-type="float" office:value="239" calcext:value-type="float">
            <text:p>239</text:p>
          </table:table-cell>
          <table:table-cell table:style-name="ce50" table:formula="of:=[C_Acu_NA.N41]-[C_Acu_NA.N40]" office:value-type="float" office:value="460" calcext:value-type="float">
            <text:p>460</text:p>
          </table:table-cell>
          <table:table-cell table:style-name="ce50" table:formula="of:=[C_Acu_NA.O41]-[C_Acu_NA.O40]" office:value-type="float" office:value="967" calcext:value-type="float">
            <text:p>967</text:p>
          </table:table-cell>
          <table:table-cell table:style-name="ce50" table:formula="of:=[C_Acu_NA.P41]-[C_Acu_NA.P40]" office:value-type="float" office:value="182" calcext:value-type="float">
            <text:p>182</text:p>
          </table:table-cell>
          <table:table-cell table:style-name="ce50" table:formula="of:=[C_Acu_NA.Q41]-[C_Acu_NA.Q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195" calcext:value-type="float">
            <text:p>195</text:p>
          </table:table-cell>
          <table:table-cell table:formula="of:=[C_Acu_NA.N42]-[C_Acu_NA.N41]" office:value-type="float" office:value="302" calcext:value-type="float">
            <text:p>302</text:p>
          </table:table-cell>
          <table:table-cell table:formula="of:=[C_Acu_NA.O42]-[C_Acu_NA.O41]" office:value-type="float" office:value="1427" calcext:value-type="float">
            <text:p>1427</text:p>
          </table:table-cell>
          <table:table-cell table:formula="of:=[C_Acu_NA.P42]-[C_Acu_NA.P41]" office:value-type="float" office:value="230" calcext:value-type="float">
            <text:p>230</text:p>
          </table:table-cell>
          <table:table-cell table:formula="of:=[C_Acu_NA.Q42]-[C_Acu_NA.Q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350" calcext:value-type="float">
            <text:p>350</text:p>
          </table:table-cell>
          <table:table-cell table:formula="of:=[C_Acu_NA.N43]-[C_Acu_NA.N42]" office:value-type="float" office:value="633" calcext:value-type="float">
            <text:p>633</text:p>
          </table:table-cell>
          <table:table-cell table:formula="of:=[C_Acu_NA.O43]-[C_Acu_NA.O42]" office:value-type="float" office:value="1452" calcext:value-type="float">
            <text:p>1452</text:p>
          </table:table-cell>
          <table:table-cell table:formula="of:=[C_Acu_NA.P43]-[C_Acu_NA.P42]" office:value-type="float" office:value="314" calcext:value-type="float">
            <text:p>314</text:p>
          </table:table-cell>
          <table:table-cell table:formula="of:=[C_Acu_NA.Q43]-[C_Acu_NA.Q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240" calcext:value-type="float">
            <text:p>240</text:p>
          </table:table-cell>
          <table:table-cell table:formula="of:=[C_Acu_NA.N44]-[C_Acu_NA.N43]" office:value-type="float" office:value="549" calcext:value-type="float">
            <text:p>549</text:p>
          </table:table-cell>
          <table:table-cell table:formula="of:=[C_Acu_NA.O44]-[C_Acu_NA.O43]" office:value-type="float" office:value="2129" calcext:value-type="float">
            <text:p>2129</text:p>
          </table:table-cell>
          <table:table-cell table:formula="of:=[C_Acu_NA.P44]-[C_Acu_NA.P43]" office:value-type="float" office:value="286" calcext:value-type="float">
            <text:p>286</text:p>
          </table:table-cell>
          <table:table-cell table:formula="of:=[C_Acu_NA.Q44]-[C_Acu_NA.Q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425" calcext:value-type="float">
            <text:p>425</text:p>
          </table:table-cell>
          <table:table-cell table:formula="of:=[C_Acu_NA.N45]-[C_Acu_NA.N44]" office:value-type="float" office:value="724" calcext:value-type="float">
            <text:p>724</text:p>
          </table:table-cell>
          <table:table-cell table:formula="of:=[C_Acu_NA.O45]-[C_Acu_NA.O44]" office:value-type="float" office:value="2890" calcext:value-type="float">
            <text:p>2890</text:p>
          </table:table-cell>
          <table:table-cell table:formula="of:=[C_Acu_NA.P45]-[C_Acu_NA.P44]" office:value-type="float" office:value="366" calcext:value-type="float">
            <text:p>366</text:p>
          </table:table-cell>
          <table:table-cell table:formula="of:=[C_Acu_NA.Q45]-[C_Acu_NA.Q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264" calcext:value-type="float">
            <text:p>264</text:p>
          </table:table-cell>
          <table:table-cell table:formula="of:=[C_Acu_NA.N46]-[C_Acu_NA.N45]" office:value-type="float" office:value="902" calcext:value-type="float">
            <text:p>902</text:p>
          </table:table-cell>
          <table:table-cell table:formula="of:=[C_Acu_NA.O46]-[C_Acu_NA.O45]" office:value-type="float" office:value="2556" calcext:value-type="float">
            <text:p>2556</text:p>
          </table:table-cell>
          <table:table-cell table:formula="of:=[C_Acu_NA.P46]-[C_Acu_NA.P45]" office:value-type="float" office:value="300" calcext:value-type="float">
            <text:p>300</text:p>
          </table:table-cell>
          <table:table-cell table:formula="of:=[C_Acu_NA.Q46]-[C_Acu_NA.Q45]" office:value-type="float" office:value="1052" calcext:value-type="float">
            <text:p>1052</text:p>
          </table:table-cell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C_Acu_NA.C47]-[C_Acu_NA.C46]" office:value-type="float" office:value="3965" calcext:value-type="float">
            <text:p>3965</text:p>
          </table:table-cell>
          <table:table-cell table:style-name="ce51" table:formula="of:=[C_Acu_NA.D47]-[C_Acu_NA.D46]" office:value-type="float" office:value="541" calcext:value-type="float">
            <text:p>541</text:p>
          </table:table-cell>
          <table:table-cell table:style-name="ce51" table:formula="of:=[C_Acu_NA.E47]-[C_Acu_NA.E46]" office:value-type="float" office:value="1702" calcext:value-type="float">
            <text:p>1702</text:p>
          </table:table-cell>
          <table:table-cell table:style-name="ce51" table:formula="of:=[C_Acu_NA.F47]-[C_Acu_NA.F46]" office:value-type="float" office:value="198" calcext:value-type="float">
            <text:p>198</text:p>
          </table:table-cell>
          <table:table-cell table:style-name="ce51" table:formula="of:=[C_Acu_NA.G47]-[C_Acu_NA.G46]" office:value-type="float" office:value="6549" calcext:value-type="float">
            <text:p>6549</text:p>
          </table:table-cell>
          <table:table-cell table:style-name="ce51" table:formula="of:=[C_Acu_NA.H47]-[C_Acu_NA.H46]" office:value-type="float" office:value="2599" calcext:value-type="float">
            <text:p>2599</text:p>
          </table:table-cell>
          <table:table-cell table:style-name="ce51" table:formula="of:=[C_Acu_NA.I47]-[C_Acu_NA.I46]" office:value-type="float" office:value="1104" calcext:value-type="float">
            <text:p>1104</text:p>
          </table:table-cell>
          <table:table-cell table:style-name="ce51" table:formula="of:=[C_Acu_NA.J47]-[C_Acu_NA.J46]" office:value-type="float" office:value="7217" calcext:value-type="float">
            <text:p>7217</text:p>
          </table:table-cell>
          <table:table-cell table:style-name="ce51" table:formula="of:=[C_Acu_NA.K47]-[C_Acu_NA.K46]" office:value-type="float" office:value="200" calcext:value-type="float">
            <text:p>200</text:p>
          </table:table-cell>
          <table:table-cell table:style-name="ce51" table:formula="of:=[C_Acu_NA.L47]-[C_Acu_NA.L46]" office:value-type="float" office:value="119" calcext:value-type="float">
            <text:p>119</text:p>
          </table:table-cell>
          <table:table-cell table:style-name="ce51" table:formula="of:=[C_Acu_NA.M47]-[C_Acu_NA.M46]" office:value-type="float" office:value="257" calcext:value-type="float">
            <text:p>257</text:p>
          </table:table-cell>
          <table:table-cell table:style-name="ce51" table:formula="of:=[C_Acu_NA.N47]-[C_Acu_NA.N46]" office:value-type="float" office:value="792" calcext:value-type="float">
            <text:p>792</text:p>
          </table:table-cell>
          <table:table-cell table:style-name="ce51" table:formula="of:=[C_Acu_NA.O47]-[C_Acu_NA.O46]" office:value-type="float" office:value="2502" calcext:value-type="float">
            <text:p>2502</text:p>
          </table:table-cell>
          <table:table-cell table:style-name="ce51" table:formula="of:=[C_Acu_NA.P47]-[C_Acu_NA.P46]" office:value-type="float" office:value="281" calcext:value-type="float">
            <text:p>281</text:p>
          </table:table-cell>
          <table:table-cell table:style-name="ce51" table:formula="of:=[C_Acu_NA.Q47]-[C_Acu_NA.Q46]" office:value-type="float" office:value="1123" calcext:value-type="float">
            <text:p>1123</text:p>
          </table:table-cell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124" calcext:value-type="float">
            <text:p>124</text:p>
          </table:table-cell>
          <table:table-cell table:formula="of:=[C_Acu_NA.N48]-[C_Acu_NA.N47]" office:value-type="float" office:value="446" calcext:value-type="float">
            <text:p>446</text:p>
          </table:table-cell>
          <table:table-cell table:formula="of:=[C_Acu_NA.O48]-[C_Acu_NA.O47]" office:value-type="float" office:value="2665" calcext:value-type="float">
            <text:p>2665</text:p>
          </table:table-cell>
          <table:table-cell table:formula="of:=[C_Acu_NA.P48]-[C_Acu_NA.P47]" office:value-type="float" office:value="415" calcext:value-type="float">
            <text:p>415</text:p>
          </table:table-cell>
          <table:table-cell table:formula="of:=[C_Acu_NA.Q48]-[C_Acu_NA.Q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221" calcext:value-type="float">
            <text:p>221</text:p>
          </table:table-cell>
          <table:table-cell table:formula="of:=[C_Acu_NA.N49]-[C_Acu_NA.N48]" office:value-type="float" office:value="1035" calcext:value-type="float">
            <text:p>1035</text:p>
          </table:table-cell>
          <table:table-cell table:formula="of:=[C_Acu_NA.O49]-[C_Acu_NA.O48]" office:value-type="float" office:value="3250" calcext:value-type="float">
            <text:p>3250</text:p>
          </table:table-cell>
          <table:table-cell table:formula="of:=[C_Acu_NA.P49]-[C_Acu_NA.P48]" office:value-type="float" office:value="475" calcext:value-type="float">
            <text:p>475</text:p>
          </table:table-cell>
          <table:table-cell table:formula="of:=[C_Acu_NA.Q49]-[C_Acu_NA.Q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208" calcext:value-type="float">
            <text:p>208</text:p>
          </table:table-cell>
          <table:table-cell table:formula="of:=[C_Acu_NA.N50]-[C_Acu_NA.N49]" office:value-type="float" office:value="808" calcext:value-type="float">
            <text:p>808</text:p>
          </table:table-cell>
          <table:table-cell table:formula="of:=[C_Acu_NA.O50]-[C_Acu_NA.O49]" office:value-type="float" office:value="4567" calcext:value-type="float">
            <text:p>4567</text:p>
          </table:table-cell>
          <table:table-cell table:formula="of:=[C_Acu_NA.P50]-[C_Acu_NA.P49]" office:value-type="float" office:value="486" calcext:value-type="float">
            <text:p>486</text:p>
          </table:table-cell>
          <table:table-cell table:formula="of:=[C_Acu_NA.Q50]-[C_Acu_NA.Q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280" calcext:value-type="float">
            <text:p>280</text:p>
          </table:table-cell>
          <table:table-cell table:formula="of:=[C_Acu_NA.N51]-[C_Acu_NA.N50]" office:value-type="float" office:value="783" calcext:value-type="float">
            <text:p>783</text:p>
          </table:table-cell>
          <table:table-cell table:formula="of:=[C_Acu_NA.O51]-[C_Acu_NA.O50]" office:value-type="float" office:value="4522" calcext:value-type="float">
            <text:p>4522</text:p>
          </table:table-cell>
          <table:table-cell table:formula="of:=[C_Acu_NA.P51]-[C_Acu_NA.P50]" office:value-type="float" office:value="555" calcext:value-type="float">
            <text:p>555</text:p>
          </table:table-cell>
          <table:table-cell table:formula="of:=[C_Acu_NA.Q51]-[C_Acu_NA.Q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273" calcext:value-type="float">
            <text:p>273</text:p>
          </table:table-cell>
          <table:table-cell table:formula="of:=[C_Acu_NA.N52]-[C_Acu_NA.N51]" office:value-type="float" office:value="852" calcext:value-type="float">
            <text:p>852</text:p>
          </table:table-cell>
          <table:table-cell table:formula="of:=[C_Acu_NA.O52]-[C_Acu_NA.O51]" office:value-type="float" office:value="4672" calcext:value-type="float">
            <text:p>4672</text:p>
          </table:table-cell>
          <table:table-cell table:formula="of:=[C_Acu_NA.P52]-[C_Acu_NA.P51]" office:value-type="float" office:value="602" calcext:value-type="float">
            <text:p>602</text:p>
          </table:table-cell>
          <table:table-cell table:formula="of:=[C_Acu_NA.Q52]-[C_Acu_NA.Q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302" calcext:value-type="float">
            <text:p>302</text:p>
          </table:table-cell>
          <table:table-cell table:formula="of:=[C_Acu_NA.N53]-[C_Acu_NA.N52]" office:value-type="float" office:value="638" calcext:value-type="float">
            <text:p>638</text:p>
          </table:table-cell>
          <table:table-cell table:formula="of:=[C_Acu_NA.O53]-[C_Acu_NA.O52]" office:value-type="float" office:value="4000" calcext:value-type="float">
            <text:p>4000</text:p>
          </table:table-cell>
          <table:table-cell table:formula="of:=[C_Acu_NA.P53]-[C_Acu_NA.P52]" office:value-type="float" office:value="357" calcext:value-type="float">
            <text:p>357</text:p>
          </table:table-cell>
          <table:table-cell table:formula="of:=[C_Acu_NA.Q53]-[C_Acu_NA.Q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130" calcext:value-type="float">
            <text:p>130</text:p>
          </table:table-cell>
          <table:table-cell table:formula="of:=[C_Acu_NA.N54]-[C_Acu_NA.N53]" office:value-type="float" office:value="754" calcext:value-type="float">
            <text:p>754</text:p>
          </table:table-cell>
          <table:table-cell table:formula="of:=[C_Acu_NA.O54]-[C_Acu_NA.O53]" office:value-type="float" office:value="6199" calcext:value-type="float">
            <text:p>6199</text:p>
          </table:table-cell>
          <table:table-cell table:formula="of:=[C_Acu_NA.P54]-[C_Acu_NA.P53]" office:value-type="float" office:value="340" calcext:value-type="float">
            <text:p>340</text:p>
          </table:table-cell>
          <table:table-cell table:formula="of:=[C_Acu_NA.Q54]-[C_Acu_NA.Q53]" office:value-type="float" office:value="822" calcext:value-type="float">
            <text:p>822</text:p>
          </table:table-cell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C_Acu_NA.C55]-[C_Acu_NA.C54]" office:value-type="float" office:value="3677" calcext:value-type="float">
            <text:p>3677</text:p>
          </table:table-cell>
          <table:table-cell table:style-name="ce50" table:formula="of:=[C_Acu_NA.D55]-[C_Acu_NA.D54]" office:value-type="float" office:value="299" calcext:value-type="float">
            <text:p>299</text:p>
          </table:table-cell>
          <table:table-cell table:style-name="ce50" table:formula="of:=[C_Acu_NA.E55]-[C_Acu_NA.E54]" office:value-type="float" office:value="1123" calcext:value-type="float">
            <text:p>1123</text:p>
          </table:table-cell>
          <table:table-cell table:style-name="ce50" table:formula="of:=[C_Acu_NA.F55]-[C_Acu_NA.F54]" office:value-type="float" office:value="314" calcext:value-type="float">
            <text:p>314</text:p>
          </table:table-cell>
          <table:table-cell table:style-name="ce50" table:formula="of:=[C_Acu_NA.G55]-[C_Acu_NA.G54]" office:value-type="float" office:value="4273" calcext:value-type="float">
            <text:p>4273</text:p>
          </table:table-cell>
          <table:table-cell table:style-name="ce50" table:formula="of:=[C_Acu_NA.H55]-[C_Acu_NA.H54]" office:value-type="float" office:value="3912" calcext:value-type="float">
            <text:p>3912</text:p>
          </table:table-cell>
          <table:table-cell table:style-name="ce50" table:formula="of:=[C_Acu_NA.I55]-[C_Acu_NA.I54]" office:value-type="float" office:value="952" calcext:value-type="float">
            <text:p>952</text:p>
          </table:table-cell>
          <table:table-cell table:style-name="ce50" table:formula="of:=[C_Acu_NA.J55]-[C_Acu_NA.J54]" office:value-type="float" office:value="3599" calcext:value-type="float">
            <text:p>3599</text:p>
          </table:table-cell>
          <table:table-cell table:style-name="ce50" table:formula="of:=[C_Acu_NA.K55]-[C_Acu_NA.K54]" office:value-type="float" office:value="370" calcext:value-type="float">
            <text:p>370</text:p>
          </table:table-cell>
          <table:table-cell table:style-name="ce50" table:formula="of:=[C_Acu_NA.L55]-[C_Acu_NA.L54]" office:value-type="float" office:value="39" calcext:value-type="float">
            <text:p>39</text:p>
          </table:table-cell>
          <table:table-cell table:style-name="ce50" table:formula="of:=[C_Acu_NA.M55]-[C_Acu_NA.M54]" office:value-type="float" office:value="115" calcext:value-type="float">
            <text:p>115</text:p>
          </table:table-cell>
          <table:table-cell table:style-name="ce50" table:formula="of:=[C_Acu_NA.N55]-[C_Acu_NA.N54]" office:value-type="float" office:value="452" calcext:value-type="float">
            <text:p>452</text:p>
          </table:table-cell>
          <table:table-cell table:style-name="ce50" table:formula="of:=[C_Acu_NA.O55]-[C_Acu_NA.O54]" office:value-type="float" office:value="4143" calcext:value-type="float">
            <text:p>4143</text:p>
          </table:table-cell>
          <table:table-cell table:style-name="ce50" table:formula="of:=[C_Acu_NA.P55]-[C_Acu_NA.P54]" office:value-type="float" office:value="389" calcext:value-type="float">
            <text:p>389</text:p>
          </table:table-cell>
          <table:table-cell table:style-name="ce50" table:formula="of:=[C_Acu_NA.Q55]-[C_Acu_NA.Q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108" calcext:value-type="float">
            <text:p>108</text:p>
          </table:table-cell>
          <table:table-cell table:formula="of:=[C_Acu_NA.N56]-[C_Acu_NA.N55]" office:value-type="float" office:value="712" calcext:value-type="float">
            <text:p>712</text:p>
          </table:table-cell>
          <table:table-cell table:formula="of:=[C_Acu_NA.O56]-[C_Acu_NA.O55]" office:value-type="float" office:value="3888" calcext:value-type="float">
            <text:p>3888</text:p>
          </table:table-cell>
          <table:table-cell table:formula="of:=[C_Acu_NA.P56]-[C_Acu_NA.P55]" office:value-type="float" office:value="738" calcext:value-type="float">
            <text:p>738</text:p>
          </table:table-cell>
          <table:table-cell table:formula="of:=[C_Acu_NA.Q56]-[C_Acu_NA.Q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147" calcext:value-type="float">
            <text:p>147</text:p>
          </table:table-cell>
          <table:table-cell table:formula="of:=[C_Acu_NA.N57]-[C_Acu_NA.N56]" office:value-type="float" office:value="699" calcext:value-type="float">
            <text:p>699</text:p>
          </table:table-cell>
          <table:table-cell table:formula="of:=[C_Acu_NA.O57]-[C_Acu_NA.O56]" office:value-type="float" office:value="5865" calcext:value-type="float">
            <text:p>5865</text:p>
          </table:table-cell>
          <table:table-cell table:formula="of:=[C_Acu_NA.P57]-[C_Acu_NA.P56]" office:value-type="float" office:value="655" calcext:value-type="float">
            <text:p>655</text:p>
          </table:table-cell>
          <table:table-cell table:formula="of:=[C_Acu_NA.Q57]-[C_Acu_NA.Q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150" calcext:value-type="float">
            <text:p>150</text:p>
          </table:table-cell>
          <table:table-cell table:formula="of:=[C_Acu_NA.N58]-[C_Acu_NA.N57]" office:value-type="float" office:value="815" calcext:value-type="float">
            <text:p>815</text:p>
          </table:table-cell>
          <table:table-cell table:formula="of:=[C_Acu_NA.O58]-[C_Acu_NA.O57]" office:value-type="float" office:value="4675" calcext:value-type="float">
            <text:p>4675</text:p>
          </table:table-cell>
          <table:table-cell table:formula="of:=[C_Acu_NA.P58]-[C_Acu_NA.P57]" office:value-type="float" office:value="644" calcext:value-type="float">
            <text:p>644</text:p>
          </table:table-cell>
          <table:table-cell table:formula="of:=[C_Acu_NA.Q58]-[C_Acu_NA.Q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84" calcext:value-type="float">
            <text:p>84</text:p>
          </table:table-cell>
          <table:table-cell table:formula="of:=[C_Acu_NA.N59]-[C_Acu_NA.N58]" office:value-type="float" office:value="1516" calcext:value-type="float">
            <text:p>1516</text:p>
          </table:table-cell>
          <table:table-cell table:formula="of:=[C_Acu_NA.O59]-[C_Acu_NA.O58]" office:value-type="float" office:value="5706" calcext:value-type="float">
            <text:p>5706</text:p>
          </table:table-cell>
          <table:table-cell table:formula="of:=[C_Acu_NA.P59]-[C_Acu_NA.P58]" office:value-type="float" office:value="455" calcext:value-type="float">
            <text:p>455</text:p>
          </table:table-cell>
          <table:table-cell table:formula="of:=[C_Acu_NA.Q59]-[C_Acu_NA.Q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76" calcext:value-type="float">
            <text:p>76</text:p>
          </table:table-cell>
          <table:table-cell table:formula="of:=[C_Acu_NA.N60]-[C_Acu_NA.N59]" office:value-type="float" office:value="515" calcext:value-type="float">
            <text:p>515</text:p>
          </table:table-cell>
          <table:table-cell table:formula="of:=[C_Acu_NA.O60]-[C_Acu_NA.O59]" office:value-type="float" office:value="5233" calcext:value-type="float">
            <text:p>5233</text:p>
          </table:table-cell>
          <table:table-cell table:formula="of:=[C_Acu_NA.P60]-[C_Acu_NA.P59]" office:value-type="float" office:value="394" calcext:value-type="float">
            <text:p>394</text:p>
          </table:table-cell>
          <table:table-cell table:formula="of:=[C_Acu_NA.Q60]-[C_Acu_NA.Q59]" office:value-type="float" office:value="556" calcext:value-type="float">
            <text:p>556</text:p>
          </table:table-cell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C_Acu_NA.C61]-[C_Acu_NA.C60]" office:value-type="float" office:value="2821" calcext:value-type="float">
            <text:p>2821</text:p>
          </table:table-cell>
          <table:table-cell table:style-name="ce51" table:formula="of:=[C_Acu_NA.D61]-[C_Acu_NA.D60]" office:value-type="float" office:value="118" calcext:value-type="float">
            <text:p>118</text:p>
          </table:table-cell>
          <table:table-cell table:style-name="ce51" table:formula="of:=[C_Acu_NA.E61]-[C_Acu_NA.E60]" office:value-type="float" office:value="1629" calcext:value-type="float">
            <text:p>1629</text:p>
          </table:table-cell>
          <table:table-cell table:style-name="ce51" table:formula="of:=[C_Acu_NA.F61]-[C_Acu_NA.F60]" office:value-type="float" office:value="178" calcext:value-type="float">
            <text:p>178</text:p>
          </table:table-cell>
          <table:table-cell table:style-name="ce51" table:formula="of:=[C_Acu_NA.G61]-[C_Acu_NA.G60]" office:value-type="float" office:value="4167" calcext:value-type="float">
            <text:p>4167</text:p>
          </table:table-cell>
          <table:table-cell table:style-name="ce51" table:formula="of:=[C_Acu_NA.H61]-[C_Acu_NA.H60]" office:value-type="float" office:value="1613" calcext:value-type="float">
            <text:p>1613</text:p>
          </table:table-cell>
          <table:table-cell table:style-name="ce51" table:formula="of:=[C_Acu_NA.I61]-[C_Acu_NA.I60]" office:value-type="float" office:value="1174" calcext:value-type="float">
            <text:p>1174</text:p>
          </table:table-cell>
          <table:table-cell table:style-name="ce51" table:formula="of:=[C_Acu_NA.J61]-[C_Acu_NA.J60]" office:value-type="float" office:value="6092" calcext:value-type="float">
            <text:p>6092</text:p>
          </table:table-cell>
          <table:table-cell table:style-name="ce51" table:formula="of:=[C_Acu_NA.K61]-[C_Acu_NA.K60]" office:value-type="float" office:value="727" calcext:value-type="float">
            <text:p>727</text:p>
          </table:table-cell>
          <table:table-cell table:style-name="ce51" table:formula="of:=[C_Acu_NA.L61]-[C_Acu_NA.L60]" office:value-type="float" office:value="11" calcext:value-type="float">
            <text:p>11</text:p>
          </table:table-cell>
          <table:table-cell table:style-name="ce51" table:formula="of:=[C_Acu_NA.M61]-[C_Acu_NA.M60]" office:value-type="float" office:value="95" calcext:value-type="float">
            <text:p>95</text:p>
          </table:table-cell>
          <table:table-cell table:style-name="ce51" table:formula="of:=[C_Acu_NA.N61]-[C_Acu_NA.N60]" office:value-type="float" office:value="598" calcext:value-type="float">
            <text:p>598</text:p>
          </table:table-cell>
          <table:table-cell table:style-name="ce51" table:formula="of:=[C_Acu_NA.O61]-[C_Acu_NA.O60]" office:value-type="float" office:value="5288" calcext:value-type="float">
            <text:p>5288</text:p>
          </table:table-cell>
          <table:table-cell table:style-name="ce51" table:formula="of:=[C_Acu_NA.P61]-[C_Acu_NA.P60]" office:value-type="float" office:value="463" calcext:value-type="float">
            <text:p>463</text:p>
          </table:table-cell>
          <table:table-cell table:style-name="ce51" table:formula="of:=[C_Acu_NA.Q61]-[C_Acu_NA.Q60]" office:value-type="float" office:value="308" calcext:value-type="float">
            <text:p>308</text:p>
          </table:table-cell>
        </table:table-row>
        <table:table-row table:style-name="ro1">
          <table:table-cell table:style-name="ce86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C_Acu_NA.C62]-[C_Acu_NA.C61]" office:value-type="float" office:value="2537" calcext:value-type="float">
            <text:p>2537</text:p>
          </table:table-cell>
          <table:table-cell table:style-name="ce50" table:formula="of:=[C_Acu_NA.D62]-[C_Acu_NA.D61]" office:value-type="float" office:value="105" calcext:value-type="float">
            <text:p>105</text:p>
          </table:table-cell>
          <table:table-cell table:style-name="ce50" table:formula="of:=[C_Acu_NA.E62]-[C_Acu_NA.E61]" office:value-type="float" office:value="942" calcext:value-type="float">
            <text:p>942</text:p>
          </table:table-cell>
          <table:table-cell table:style-name="ce50" table:formula="of:=[C_Acu_NA.F62]-[C_Acu_NA.F61]" office:value-type="float" office:value="144" calcext:value-type="float">
            <text:p>144</text:p>
          </table:table-cell>
          <table:table-cell table:style-name="ce50" table:formula="of:=[C_Acu_NA.G62]-[C_Acu_NA.G61]" office:value-type="float" office:value="3477" calcext:value-type="float">
            <text:p>3477</text:p>
          </table:table-cell>
          <table:table-cell table:style-name="ce50" table:formula="of:=[C_Acu_NA.H62]-[C_Acu_NA.H61]" office:value-type="float" office:value="2673" calcext:value-type="float">
            <text:p>2673</text:p>
          </table:table-cell>
          <table:table-cell table:style-name="ce50" table:formula="of:=[C_Acu_NA.I62]-[C_Acu_NA.I61]" office:value-type="float" office:value="964" calcext:value-type="float">
            <text:p>964</text:p>
          </table:table-cell>
          <table:table-cell table:style-name="ce50" table:formula="of:=[C_Acu_NA.J62]-[C_Acu_NA.J61]" office:value-type="float" office:value="3153" calcext:value-type="float">
            <text:p>3153</text:p>
          </table:table-cell>
          <table:table-cell table:style-name="ce50" table:formula="of:=[C_Acu_NA.K62]-[C_Acu_NA.K61]" office:value-type="float" office:value="992" calcext:value-type="float">
            <text:p>992</text:p>
          </table:table-cell>
          <table:table-cell table:style-name="ce50" table:formula="of:=[C_Acu_NA.L62]-[C_Acu_NA.L61]" office:value-type="float" office:value="11" calcext:value-type="float">
            <text:p>11</text:p>
          </table:table-cell>
          <table:table-cell table:formula="of:=[C_Acu_NA.M62]-[C_Acu_NA.M61]" office:value-type="float" office:value="73" calcext:value-type="float">
            <text:p>73</text:p>
          </table:table-cell>
          <table:table-cell table:style-name="ce50" table:formula="of:=[C_Acu_NA.N62]-[C_Acu_NA.N61]" office:value-type="float" office:value="349" calcext:value-type="float">
            <text:p>349</text:p>
          </table:table-cell>
          <table:table-cell table:style-name="ce50" table:formula="of:=[C_Acu_NA.O62]-[C_Acu_NA.O61]" office:value-type="float" office:value="4342" calcext:value-type="float">
            <text:p>4342</text:p>
          </table:table-cell>
          <table:table-cell table:style-name="ce50" table:formula="of:=[C_Acu_NA.P62]-[C_Acu_NA.P61]" office:value-type="float" office:value="437" calcext:value-type="float">
            <text:p>437</text:p>
          </table:table-cell>
          <table:table-cell table:style-name="ce50" table:formula="of:=[C_Acu_NA.Q62]-[C_Acu_NA.Q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78" calcext:value-type="float">
            <text:p>78</text:p>
          </table:table-cell>
          <table:table-cell table:formula="of:=[C_Acu_NA.N63]-[C_Acu_NA.N62]" office:value-type="float" office:value="514" calcext:value-type="float">
            <text:p>514</text:p>
          </table:table-cell>
          <table:table-cell table:formula="of:=[C_Acu_NA.O63]-[C_Acu_NA.O62]" office:value-type="float" office:value="5252" calcext:value-type="float">
            <text:p>5252</text:p>
          </table:table-cell>
          <table:table-cell table:formula="of:=[C_Acu_NA.P63]-[C_Acu_NA.P62]" office:value-type="float" office:value="480" calcext:value-type="float">
            <text:p>480</text:p>
          </table:table-cell>
          <table:table-cell table:formula="of:=[C_Acu_NA.Q63]-[C_Acu_NA.Q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111" calcext:value-type="float">
            <text:p>111</text:p>
          </table:table-cell>
          <table:table-cell table:formula="of:=[C_Acu_NA.N64]-[C_Acu_NA.N63]" office:value-type="float" office:value="643" calcext:value-type="float">
            <text:p>643</text:p>
          </table:table-cell>
          <table:table-cell table:formula="of:=[C_Acu_NA.O64]-[C_Acu_NA.O63]" office:value-type="float" office:value="4603" calcext:value-type="float">
            <text:p>4603</text:p>
          </table:table-cell>
          <table:table-cell table:formula="of:=[C_Acu_NA.P64]-[C_Acu_NA.P63]" office:value-type="float" office:value="604" calcext:value-type="float">
            <text:p>604</text:p>
          </table:table-cell>
          <table:table-cell table:formula="of:=[C_Acu_NA.Q64]-[C_Acu_NA.Q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114" calcext:value-type="float">
            <text:p>114</text:p>
          </table:table-cell>
          <table:table-cell table:formula="of:=[C_Acu_NA.N65]-[C_Acu_NA.N64]" office:value-type="float" office:value="750" calcext:value-type="float">
            <text:p>750</text:p>
          </table:table-cell>
          <table:table-cell table:formula="of:=[C_Acu_NA.O65]-[C_Acu_NA.O64]" office:value-type="float" office:value="4617" calcext:value-type="float">
            <text:p>4617</text:p>
          </table:table-cell>
          <table:table-cell table:formula="of:=[C_Acu_NA.P65]-[C_Acu_NA.P64]" office:value-type="float" office:value="623" calcext:value-type="float">
            <text:p>623</text:p>
          </table:table-cell>
          <table:table-cell table:formula="of:=[C_Acu_NA.Q65]-[C_Acu_NA.Q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 table:formula="of:=[C_Acu_NA.L66]-[C_Acu_NA.L65]" office:value-type="float" office:value="36" calcext:value-type="float">
            <text:p>36</text:p>
          </table:table-cell>
          <table:table-cell table:formula="of:=[C_Acu_NA.M66]-[C_Acu_NA.M65]" office:value-type="float" office:value="100" calcext:value-type="float">
            <text:p>100</text:p>
          </table:table-cell>
          <table:table-cell table:formula="of:=[C_Acu_NA.N66]-[C_Acu_NA.N65]" office:value-type="float" office:value="181" calcext:value-type="float">
            <text:p>181</text:p>
          </table:table-cell>
          <table:table-cell table:formula="of:=[C_Acu_NA.O66]-[C_Acu_NA.O65]" office:value-type="float" office:value="5599" calcext:value-type="float">
            <text:p>5599</text:p>
          </table:table-cell>
          <table:table-cell table:formula="of:=[C_Acu_NA.P66]-[C_Acu_NA.P65]" office:value-type="float" office:value="688" calcext:value-type="float">
            <text:p>688</text:p>
          </table:table-cell>
          <table:table-cell table:formula="of:=[C_Acu_NA.Q66]-[C_Acu_NA.Q65]" office:value-type="float" office:value="346" calcext:value-type="float">
            <text:p>346</text:p>
          </table:table-cell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formula="of:=[C_Acu_NA.C67]-[C_Acu_NA.C66]" office:value-type="float" office:value="3609" calcext:value-type="float">
            <text:p>3609</text:p>
          </table:table-cell>
          <table:table-cell table:formula="of:=[C_Acu_NA.D67]-[C_Acu_NA.D66]" office:value-type="float" office:value="84" calcext:value-type="float">
            <text:p>84</text:p>
          </table:table-cell>
          <table:table-cell table:formula="of:=[C_Acu_NA.E67]-[C_Acu_NA.E66]" office:value-type="float" office:value="1045" calcext:value-type="float">
            <text:p>1045</text:p>
          </table:table-cell>
          <table:table-cell table:formula="of:=[C_Acu_NA.F67]-[C_Acu_NA.F66]" office:value-type="float" office:value="169" calcext:value-type="float">
            <text:p>169</text:p>
          </table:table-cell>
          <table:table-cell table:formula="of:=[C_Acu_NA.G67]-[C_Acu_NA.G66]" office:value-type="float" office:value="3658" calcext:value-type="float">
            <text:p>3658</text:p>
          </table:table-cell>
          <table:table-cell table:formula="of:=[C_Acu_NA.H67]-[C_Acu_NA.H66]" office:value-type="float" office:value="2569" calcext:value-type="float">
            <text:p>2569</text:p>
          </table:table-cell>
          <table:table-cell table:formula="of:=[C_Acu_NA.I67]-[C_Acu_NA.I66]" office:value-type="float" office:value="1140" calcext:value-type="float">
            <text:p>1140</text:p>
          </table:table-cell>
          <table:table-cell table:formula="of:=[C_Acu_NA.J67]-[C_Acu_NA.J66]" office:value-type="float" office:value="3491" calcext:value-type="float">
            <text:p>3491</text:p>
          </table:table-cell>
          <table:table-cell table:formula="of:=[C_Acu_NA.K67]-[C_Acu_NA.K66]" office:value-type="float" office:value="778" calcext:value-type="float">
            <text:p>778</text:p>
          </table:table-cell>
          <table:table-cell table:formula="of:=[C_Acu_NA.L67]-[C_Acu_NA.L66]" office:value-type="float" office:value="57" calcext:value-type="float">
            <text:p>57</text:p>
          </table:table-cell>
          <table:table-cell table:formula="of:=[C_Acu_NA.M67]-[C_Acu_NA.M66]" office:value-type="float" office:value="93" calcext:value-type="float">
            <text:p>93</text:p>
          </table:table-cell>
          <table:table-cell table:formula="of:=[C_Acu_NA.N67]-[C_Acu_NA.N66]" office:value-type="float" office:value="663" calcext:value-type="float">
            <text:p>663</text:p>
          </table:table-cell>
          <table:table-cell table:formula="of:=[C_Acu_NA.O67]-[C_Acu_NA.O66]" office:value-type="float" office:value="5525" calcext:value-type="float">
            <text:p>5525</text:p>
          </table:table-cell>
          <table:table-cell table:formula="of:=[C_Acu_NA.P67]-[C_Acu_NA.P66]" office:value-type="float" office:value="531" calcext:value-type="float">
            <text:p>531</text:p>
          </table:table-cell>
          <table:table-cell table:formula="of:=[C_Acu_NA.Q67]-[C_Acu_NA.Q66]" office:value-type="float" office:value="326" calcext:value-type="float">
            <text:p>326</text:p>
          </table:table-cell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C_Acu_NA.C68]-[C_Acu_NA.C67]" office:value-type="float" office:value="2458" calcext:value-type="float">
            <text:p>2458</text:p>
          </table:table-cell>
          <table:table-cell table:style-name="ce51" table:formula="of:=[C_Acu_NA.D68]-[C_Acu_NA.D67]" office:value-type="float" office:value="59" calcext:value-type="float">
            <text:p>59</text:p>
          </table:table-cell>
          <table:table-cell table:style-name="ce51" table:formula="of:=[C_Acu_NA.E68]-[C_Acu_NA.E67]" office:value-type="float" office:value="1313" calcext:value-type="float">
            <text:p>1313</text:p>
          </table:table-cell>
          <table:table-cell table:style-name="ce51" table:formula="of:=[C_Acu_NA.F68]-[C_Acu_NA.F67]" office:value-type="float" office:value="143" calcext:value-type="float">
            <text:p>143</text:p>
          </table:table-cell>
          <table:table-cell table:style-name="ce51" table:formula="of:=[C_Acu_NA.G68]-[C_Acu_NA.G67]" office:value-type="float" office:value="6744" calcext:value-type="float">
            <text:p>6744</text:p>
          </table:table-cell>
          <table:table-cell table:style-name="ce51" table:formula="of:=[C_Acu_NA.H68]-[C_Acu_NA.H67]" office:value-type="float" office:value="785" calcext:value-type="float">
            <text:p>785</text:p>
          </table:table-cell>
          <table:table-cell table:style-name="ce51" table:formula="of:=[C_Acu_NA.I68]-[C_Acu_NA.I67]" office:value-type="float" office:value="1066" calcext:value-type="float">
            <text:p>1066</text:p>
          </table:table-cell>
          <table:table-cell table:style-name="ce51" table:formula="of:=[C_Acu_NA.J68]-[C_Acu_NA.J67]" office:value-type="float" office:value="3047" calcext:value-type="float">
            <text:p>3047</text:p>
          </table:table-cell>
          <table:table-cell table:style-name="ce51" table:formula="of:=[C_Acu_NA.K68]-[C_Acu_NA.K67]" office:value-type="float" office:value="493" calcext:value-type="float">
            <text:p>493</text:p>
          </table:table-cell>
          <table:table-cell table:style-name="ce51" table:formula="of:=[C_Acu_NA.L68]-[C_Acu_NA.L67]" office:value-type="float" office:value="13" calcext:value-type="float">
            <text:p>13</text:p>
          </table:table-cell>
          <table:table-cell table:style-name="ce51" table:formula="of:=[C_Acu_NA.M68]-[C_Acu_NA.M67]" office:value-type="float" office:value="84" calcext:value-type="float">
            <text:p>84</text:p>
          </table:table-cell>
          <table:table-cell table:style-name="ce51" table:formula="of:=[C_Acu_NA.N68]-[C_Acu_NA.N67]" office:value-type="float" office:value="521" calcext:value-type="float">
            <text:p>521</text:p>
          </table:table-cell>
          <table:table-cell table:style-name="ce51" table:formula="of:=[C_Acu_NA.O68]-[C_Acu_NA.O67]" office:value-type="float" office:value="5850" calcext:value-type="float">
            <text:p>5850</text:p>
          </table:table-cell>
          <table:table-cell table:style-name="ce51" table:formula="of:=[C_Acu_NA.P68]-[C_Acu_NA.P67]" office:value-type="float" office:value="389" calcext:value-type="float">
            <text:p>389</text:p>
          </table:table-cell>
          <table:table-cell table:style-name="ce51" table:formula="of:=[C_Acu_NA.Q68]-[C_Acu_NA.Q67]" office:value-type="float" office:value="336" calcext:value-type="float">
            <text:p>336</text:p>
          </table:table-cell>
        </table:table-row>
        <table:table-row table:style-name="ro1">
          <table:table-cell table:style-name="ce49" office:value-type="string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C_Acu_NA.C69]-[C_Acu_NA.C68]" office:value-type="float" office:value="1775" calcext:value-type="float">
            <text:p>1775</text:p>
          </table:table-cell>
          <table:table-cell table:style-name="ce50" table:formula="of:=[C_Acu_NA.D69]-[C_Acu_NA.D68]" office:value-type="float" office:value="59" calcext:value-type="float">
            <text:p>59</text:p>
          </table:table-cell>
          <table:table-cell table:style-name="ce50" table:formula="of:=[C_Acu_NA.E69]-[C_Acu_NA.E68]" office:value-type="float" office:value="1487" calcext:value-type="float">
            <text:p>1487</text:p>
          </table:table-cell>
          <table:table-cell table:style-name="ce50" table:formula="of:=[C_Acu_NA.F69]-[C_Acu_NA.F68]" office:value-type="float" office:value="131" calcext:value-type="float">
            <text:p>131</text:p>
          </table:table-cell>
          <table:table-cell table:style-name="ce50" table:formula="of:=[C_Acu_NA.G69]-[C_Acu_NA.G68]" office:value-type="float" office:value="3047" calcext:value-type="float">
            <text:p>3047</text:p>
          </table:table-cell>
          <table:table-cell table:style-name="ce50" table:formula="of:=[C_Acu_NA.H69]-[C_Acu_NA.H68]" office:value-type="float" office:value="2051" calcext:value-type="float">
            <text:p>2051</text:p>
          </table:table-cell>
          <table:table-cell table:style-name="ce50" table:formula="of:=[C_Acu_NA.I69]-[C_Acu_NA.I68]" office:value-type="float" office:value="750" calcext:value-type="float">
            <text:p>750</text:p>
          </table:table-cell>
          <table:table-cell table:style-name="ce50" table:formula="of:=[C_Acu_NA.J69]-[C_Acu_NA.J68]" office:value-type="float" office:value="2256" calcext:value-type="float">
            <text:p>2256</text:p>
          </table:table-cell>
          <table:table-cell table:style-name="ce50" table:formula="of:=[C_Acu_NA.K69]-[C_Acu_NA.K68]" office:value-type="float" office:value="401" calcext:value-type="float">
            <text:p>401</text:p>
          </table:table-cell>
          <table:table-cell table:style-name="ce50" table:formula="of:=[C_Acu_NA.L69]-[C_Acu_NA.L68]" office:value-type="float" office:value="8" calcext:value-type="float">
            <text:p>8</text:p>
          </table:table-cell>
          <table:table-cell table:formula="of:=[C_Acu_NA.M69]-[C_Acu_NA.M68]" office:value-type="float" office:value="45" calcext:value-type="float">
            <text:p>45</text:p>
          </table:table-cell>
          <table:table-cell table:style-name="ce50" table:formula="of:=[C_Acu_NA.N69]-[C_Acu_NA.N68]" office:value-type="float" office:value="657" calcext:value-type="float">
            <text:p>657</text:p>
          </table:table-cell>
          <table:table-cell table:style-name="ce50" table:formula="of:=[C_Acu_NA.O69]-[C_Acu_NA.O68]" office:value-type="float" office:value="4676" calcext:value-type="float">
            <text:p>4676</text:p>
          </table:table-cell>
          <table:table-cell table:style-name="ce50" table:formula="of:=[C_Acu_NA.P69]-[C_Acu_NA.P68]" office:value-type="float" office:value="462" calcext:value-type="float">
            <text:p>462</text:p>
          </table:table-cell>
          <table:table-cell table:style-name="ce50" table:formula="of:=[C_Acu_NA.Q69]-[C_Acu_NA.Q68]" office:value-type="float" office:value="204" calcext:value-type="float">
            <text:p>204</text:p>
          </table:table-cell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formula="of:=[C_Acu_NA.C70]-[C_Acu_NA.C69]" office:value-type="float" office:value="1785" calcext:value-type="float">
            <text:p>1785</text:p>
          </table:table-cell>
          <table:table-cell table:formula="of:=[C_Acu_NA.D70]-[C_Acu_NA.D69]" office:value-type="float" office:value="55" calcext:value-type="float">
            <text:p>55</text:p>
          </table:table-cell>
          <table:table-cell table:formula="of:=[C_Acu_NA.E70]-[C_Acu_NA.E69]" office:value-type="float" office:value="973" calcext:value-type="float">
            <text:p>973</text:p>
          </table:table-cell>
          <table:table-cell table:formula="of:=[C_Acu_NA.F70]-[C_Acu_NA.F69]" office:value-type="float" office:value="180" calcext:value-type="float">
            <text:p>180</text:p>
          </table:table-cell>
          <table:table-cell table:formula="of:=[C_Acu_NA.G70]-[C_Acu_NA.G69]" office:value-type="float" office:value="4085" calcext:value-type="float">
            <text:p>4085</text:p>
          </table:table-cell>
          <table:table-cell table:formula="of:=[C_Acu_NA.H70]-[C_Acu_NA.H69]" office:value-type="float" office:value="2667" calcext:value-type="float">
            <text:p>2667</text:p>
          </table:table-cell>
          <table:table-cell table:formula="of:=[C_Acu_NA.I70]-[C_Acu_NA.I69]" office:value-type="float" office:value="729" calcext:value-type="float">
            <text:p>729</text:p>
          </table:table-cell>
          <table:table-cell table:formula="of:=[C_Acu_NA.J70]-[C_Acu_NA.J69]" office:value-type="float" office:value="2729" calcext:value-type="float">
            <text:p>2729</text:p>
          </table:table-cell>
          <table:table-cell table:formula="of:=[C_Acu_NA.K70]-[C_Acu_NA.K69]" office:value-type="float" office:value="388" calcext:value-type="float">
            <text:p>388</text:p>
          </table:table-cell>
          <table:table-cell table:formula="of:=[C_Acu_NA.L70]-[C_Acu_NA.L69]" office:value-type="float" office:value="60" calcext:value-type="float">
            <text:p>60</text:p>
          </table:table-cell>
          <table:table-cell table:formula="of:=[C_Acu_NA.M70]-[C_Acu_NA.M69]" office:value-type="float" office:value="53" calcext:value-type="float">
            <text:p>53</text:p>
          </table:table-cell>
          <table:table-cell table:formula="of:=[C_Acu_NA.N70]-[C_Acu_NA.N69]" office:value-type="float" office:value="516" calcext:value-type="float">
            <text:p>516</text:p>
          </table:table-cell>
          <table:table-cell table:formula="of:=[C_Acu_NA.O70]-[C_Acu_NA.O69]" office:value-type="float" office:value="8752" calcext:value-type="float">
            <text:p>8752</text:p>
          </table:table-cell>
          <table:table-cell table:formula="of:=[C_Acu_NA.P70]-[C_Acu_NA.P69]" office:value-type="float" office:value="710" calcext:value-type="float">
            <text:p>710</text:p>
          </table:table-cell>
          <table:table-cell table:formula="of:=[C_Acu_NA.Q70]-[C_Acu_NA.Q69]" office:value-type="float" office:value="119" calcext:value-type="float">
            <text:p>119</text:p>
          </table:table-cell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formula="of:=[C_Acu_NA.C71]-[C_Acu_NA.C70]" office:value-type="float" office:value="2237" calcext:value-type="float">
            <text:p>2237</text:p>
          </table:table-cell>
          <table:table-cell table:formula="of:=[C_Acu_NA.D71]-[C_Acu_NA.D70]" office:value-type="float" office:value="79" calcext:value-type="float">
            <text:p>79</text:p>
          </table:table-cell>
          <table:table-cell table:formula="of:=[C_Acu_NA.E71]-[C_Acu_NA.E70]" office:value-type="float" office:value="933" calcext:value-type="float">
            <text:p>933</text:p>
          </table:table-cell>
          <table:table-cell table:formula="of:=[C_Acu_NA.F71]-[C_Acu_NA.F70]" office:value-type="float" office:value="217" calcext:value-type="float">
            <text:p>217</text:p>
          </table:table-cell>
          <table:table-cell table:formula="of:=[C_Acu_NA.G71]-[C_Acu_NA.G70]" office:value-type="float" office:value="4104" calcext:value-type="float">
            <text:p>4104</text:p>
          </table:table-cell>
          <table:table-cell table:formula="of:=[C_Acu_NA.H71]-[C_Acu_NA.H70]" office:value-type="float" office:value="1827" calcext:value-type="float">
            <text:p>1827</text:p>
          </table:table-cell>
          <table:table-cell table:formula="of:=[C_Acu_NA.I71]-[C_Acu_NA.I70]" office:value-type="float" office:value="708" calcext:value-type="float">
            <text:p>708</text:p>
          </table:table-cell>
          <table:table-cell table:formula="of:=[C_Acu_NA.J71]-[C_Acu_NA.J70]" office:value-type="float" office:value="3370" calcext:value-type="float">
            <text:p>3370</text:p>
          </table:table-cell>
          <table:table-cell table:formula="of:=[C_Acu_NA.K71]-[C_Acu_NA.K70]" office:value-type="float" office:value="631" calcext:value-type="float">
            <text:p>631</text:p>
          </table:table-cell>
          <table:table-cell table:formula="of:=[C_Acu_NA.L71]-[C_Acu_NA.L70]" office:value-type="float" office:value="36" calcext:value-type="float">
            <text:p>36</text:p>
          </table:table-cell>
          <table:table-cell/>
          <table:table-cell table:formula="of:=[C_Acu_NA.N71]-[C_Acu_NA.N70]" office:value-type="float" office:value="603" calcext:value-type="float">
            <text:p>603</text:p>
          </table:table-cell>
          <table:table-cell table:formula="of:=[C_Acu_NA.O71]-[C_Acu_NA.O70]" office:value-type="float" office:value="4583" calcext:value-type="float">
            <text:p>4583</text:p>
          </table:table-cell>
          <table:table-cell table:formula="of:=[C_Acu_NA.P71]-[C_Acu_NA.P70]" office:value-type="float" office:value="718" calcext:value-type="float">
            <text:p>718</text:p>
          </table:table-cell>
          <table:table-cell table:formula="of:=[C_Acu_NA.Q71]-[C_Acu_NA.Q70]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formula="of:=[C_Acu_NA.C72]-[C_Acu_NA.C71]" office:value-type="float" office:value="2352" calcext:value-type="float">
            <text:p>2352</text:p>
          </table:table-cell>
          <table:table-cell table:formula="of:=[C_Acu_NA.D72]-[C_Acu_NA.D71]" office:value-type="float" office:value="74" calcext:value-type="float">
            <text:p>74</text:p>
          </table:table-cell>
          <table:table-cell table:formula="of:=[C_Acu_NA.E72]-[C_Acu_NA.E71]" office:value-type="float" office:value="908" calcext:value-type="float">
            <text:p>908</text:p>
          </table:table-cell>
          <table:table-cell table:formula="of:=[C_Acu_NA.F72]-[C_Acu_NA.F71]" office:value-type="float" office:value="163" calcext:value-type="float">
            <text:p>163</text:p>
          </table:table-cell>
          <table:table-cell table:formula="of:=[C_Acu_NA.G72]-[C_Acu_NA.G71]" office:value-type="float" office:value="4829" calcext:value-type="float">
            <text:p>4829</text:p>
          </table:table-cell>
          <table:table-cell table:formula="of:=[C_Acu_NA.H72]-[C_Acu_NA.H71]" office:value-type="float" office:value="1653" calcext:value-type="float">
            <text:p>1653</text:p>
          </table:table-cell>
          <table:table-cell table:formula="of:=[C_Acu_NA.I72]-[C_Acu_NA.I71]" office:value-type="float" office:value="887" calcext:value-type="float">
            <text:p>887</text:p>
          </table:table-cell>
          <table:table-cell table:formula="of:=[C_Acu_NA.J72]-[C_Acu_NA.J71]" office:value-type="float" office:value="2646" calcext:value-type="float">
            <text:p>2646</text:p>
          </table:table-cell>
          <table:table-cell table:formula="of:=[C_Acu_NA.K72]-[C_Acu_NA.K71]" office:value-type="float" office:value="936" calcext:value-type="float">
            <text:p>936</text:p>
          </table:table-cell>
          <table:table-cell table:number-columns-repeated="2"/>
          <table:table-cell table:formula="of:=[C_Acu_NA.N72]-[C_Acu_NA.N71]" office:value-type="float" office:value="371" calcext:value-type="float">
            <text:p>371</text:p>
          </table:table-cell>
          <table:table-cell table:number-columns-repeated="3"/>
        </table:table-row>
        <table:table-row table:style-name="ro1" table:number-rows-repeated="32">
          <table:table-cell/>
          <table:table-cell table:style-name="ce86"/>
          <table:table-cell table:number-columns-repeated="15"/>
        </table:table-row>
        <table:table-row table:style-name="ro1" table:number-rows-repeated="104847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_Dia_A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58"/>
        <table:table-column table:style-name="co12" table:number-columns-repeated="15" table:default-cell-style-name="ce90"/>
        <table:table-column table:style-name="co1" table:default-cell-style-name="ce9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  <table:table-cell table:style-name="Default"/>
        </table:table-row>
        <table:table-row table:style-name="ro1">
          <table:table-cell/>
          <table:table-cell table:style-name="ce55" office:value-type="string" calcext:value-type="string">
            <text:p>Casos diario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office:value-type="float" office:value="80.457737" calcext:value-type="float">
            <text:p>80.5</text:p>
          </table:table-cell>
          <table:table-cell table:style-name="ce87" office:value-type="float" office:value="8.858775" calcext:value-type="float">
            <text:p>8.9</text:p>
          </table:table-cell>
          <table:table-cell table:style-name="ce87" office:value-type="float" office:value="11.455519" calcext:value-type="float">
            <text:p>11.5</text:p>
          </table:table-cell>
          <table:table-cell table:style-name="ce87" office:value-type="float" office:value="5.806081" calcext:value-type="float">
            <text:p>5.8</text:p>
          </table:table-cell>
          <table:table-cell table:style-name="ce87" office:value-type="float" office:value="46.723" calcext:value-type="float">
            <text:p>46.7</text:p>
          </table:table-cell>
          <table:table-cell table:style-name="ce87" office:value-type="float" office:value="67.364357" calcext:value-type="float">
            <text:p>67.4</text:p>
          </table:table-cell>
          <table:table-cell table:style-name="ce87" office:value-type="float" office:value="17.282163" calcext:value-type="float">
            <text:p>17.3</text:p>
          </table:table-cell>
          <table:table-cell table:style-name="ce87" office:value-type="float" office:value="62.246674" calcext:value-type="float">
            <text:p>62.2</text:p>
          </table:table-cell>
          <table:table-cell table:style-name="ce87" office:value-type="float" office:value="4.90424" calcext:value-type="float">
            <text:p>4.9</text:p>
          </table:table-cell>
          <table:table-cell table:style-name="ce87" office:value-type="float" office:value="0.613894" calcext:value-type="float">
            <text:p>0.6</text:p>
          </table:table-cell>
          <table:table-cell table:style-name="ce87" office:value-type="float" office:value="5.372191" calcext:value-type="float">
            <text:p>5.4</text:p>
          </table:table-cell>
          <table:table-cell table:style-name="ce87" office:value-type="float" office:value="10.276617" calcext:value-type="float">
            <text:p>10.3</text:p>
          </table:table-cell>
          <table:table-cell table:style-name="ce102" office:value-type="float" office:value="66.647112" calcext:value-type="float">
            <text:p>66.6</text:p>
          </table:table-cell>
          <table:table-cell table:style-name="ce87" office:value-type="float" office:value="10.230185" calcext:value-type="float">
            <text:p>10.2</text:p>
          </table:table-cell>
          <table:table-cell table:style-name="ce87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style-name="ce56"/>
          <table:table-cell table:style-name="ce51" table:formula="of:=[C_Dia_NA.C8]" office:value-type="string" office:string-value="Alemania" calcext:value-type="string">
            <text:p>Alemania</text:p>
          </table:table-cell>
          <table:table-cell table:style-name="ce51" table:formula="of:=[C_Dia_NA.D8]" office:value-type="string" office:string-value="Austria" calcext:value-type="string">
            <text:p>Austria</text:p>
          </table:table-cell>
          <table:table-cell table:style-name="ce51" table:formula="of:=[C_Dia_NA.E8]" office:value-type="string" office:string-value="Bélgica" calcext:value-type="string">
            <text:p>Bélgica</text:p>
          </table:table-cell>
          <table:table-cell table:style-name="ce51" table:formula="of:=[C_Dia_NA.F8]" office:value-type="string" office:string-value="Dinamarca" calcext:value-type="string">
            <text:p>Dinamarca</text:p>
          </table:table-cell>
          <table:table-cell table:style-name="ce51" table:formula="of:=[C_Dia_NA.G8]" office:value-type="string" office:string-value="España" calcext:value-type="string">
            <text:p>España</text:p>
          </table:table-cell>
          <table:table-cell table:style-name="ce51" table:formula="of:=[C_Dia_NA.H8]" office:value-type="string" office:string-value="Francia" calcext:value-type="string">
            <text:p>Francia</text:p>
          </table:table-cell>
          <table:table-cell table:style-name="ce51" table:formula="of:=[C_Dia_NA.I8]" office:value-type="string" office:string-value="Holanda" calcext:value-type="string">
            <text:p>Holanda</text:p>
          </table:table-cell>
          <table:table-cell table:style-name="ce51" table:formula="of:=[C_Dia_NA.J8]" office:value-type="string" office:string-value="Italia" calcext:value-type="string">
            <text:p>Italia</text:p>
          </table:table-cell>
          <table:table-cell table:style-name="ce51" table:formula="of:=[C_Dia_NA.K8]" office:value-type="string" office:string-value="Irlanda" calcext:value-type="string">
            <text:p>Irlanda</text:p>
          </table:table-cell>
          <table:table-cell table:style-name="ce51" table:formula="of:=[C_Dia_NA.L8]" office:value-type="string" office:string-value="Luxemburgo" calcext:value-type="string">
            <text:p>Luxemburgo</text:p>
          </table:table-cell>
          <table:table-cell table:style-name="ce51" table:formula="of:=[C_Dia_NA.M8]" office:value-type="string" office:string-value="Noruega" calcext:value-type="string">
            <text:p>Noruega</text:p>
          </table:table-cell>
          <table:table-cell table:style-name="ce51" table:formula="of:=[C_Dia_NA.N8]" office:value-type="string" office:string-value="Portugal" calcext:value-type="string">
            <text:p>Portugal</text:p>
          </table:table-cell>
          <table:table-cell table:style-name="ce51" table:formula="of:=[C_Dia_NA.O8]" office:value-type="string" office:string-value="Reino Unido" calcext:value-type="string">
            <text:p>Reino Unido</text:p>
          </table:table-cell>
          <table:table-cell table:style-name="ce51" table:formula="of:=[C_Dia_NA.P8]" office:value-type="string" office:string-value="Suecia" calcext:value-type="string">
            <text:p>Suecia</text:p>
          </table:table-cell>
          <table:table-cell table:style-name="ce51" table:formula="of:=[C_Dia_NA.Q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7" table:formula="of:=[C_Dia_NA.B9]" office:value-type="date" office:date-value="2020-02-20" calcext:value-type="date">
            <text:p>20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9" table:number-columns-repeated="15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87" table:number-columns-repeated="7"/>
          <table:table-cell table:style-name="ce87" table:formula="of:=[C_Dia_NA.J11]/[.$J$6]" office:value-type="float" office:value="0.947841807579952" calcext:value-type="float">
            <text:p>0.9</text:p>
          </table:table-cell>
          <table:table-cell table:style-name="ce87" table:number-columns-repeated="7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87" table:number-columns-repeated="7"/>
          <table:table-cell table:style-name="ce87" table:formula="of:=[C_Dia_NA.J12]/[.$J$6]" office:value-type="float" office:value="1.14062319217248" calcext:value-type="float">
            <text:p>1.1</text:p>
          </table:table-cell>
          <table:table-cell table:style-name="ce87" table:number-columns-repeated="7"/>
          <table:table-cell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88" table:formula="of:=[C_Dia_NA.C13]/[.$C$6]" office:value-type="float" office:value="0.198862167848444" calcext:value-type="float">
            <text:p>0.2</text:p>
          </table:table-cell>
          <table:table-cell table:style-name="ce88" table:number-columns-repeated="6"/>
          <table:table-cell table:style-name="ce88" table:formula="of:=[C_Dia_NA.J13]/[.$J$6]" office:value-type="float" office:value="1.23701388446875" calcext:value-type="float">
            <text:p>1.2</text:p>
          </table:table-cell>
          <table:table-cell table:style-name="ce88" table:number-columns-repeated="4"/>
          <table:table-cell table:style-name="ce88" table:formula="of:=[C_Dia_NA.O13]/[.$O$6]" office:value-type="float" office:value="0.060017604363712" calcext:value-type="float">
            <text:p>0.1</text:p>
          </table:table-cell>
          <table:table-cell table:style-name="ce88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87" table:formula="of:=[C_Dia_NA.C14]/[.$C$6]" office:value-type="float" office:value="0.0248577709810556" calcext:value-type="float">
            <text:p>0.0</text:p>
          </table:table-cell>
          <table:table-cell table:style-name="ce87" table:number-columns-repeated="3"/>
          <table:table-cell table:style-name="ce100" table:formula="of:=[C_Dia_NA.G14]/[.$G$6]" office:value-type="float" office:value="0.0214027352695674" calcext:value-type="float">
            <text:p>0.02</text:p>
          </table:table-cell>
          <table:table-cell table:style-name="ce87" table:formula="of:=[C_Dia_NA.H14]/[.$H$6]" office:value-type="float" office:value="0.192980391692895" calcext:value-type="float">
            <text:p>0.2</text:p>
          </table:table-cell>
          <table:table-cell table:style-name="ce87"/>
          <table:table-cell table:style-name="ce87" table:formula="of:=[C_Dia_NA.J14]/[.$J$6]" office:value-type="float" office:value="1.49405573059213" calcext:value-type="float">
            <text:p>1.5</text:p>
          </table:table-cell>
          <table:table-cell table:style-name="ce87" table:number-columns-repeated="4"/>
          <table:table-cell table:style-name="ce87" table:formula="of:=[C_Dia_NA.O14]/[.$O$6]" office:value-type="float" office:value="0" calcext:value-type="float">
            <text:p>0.0</text:p>
          </table:table-cell>
          <table:table-cell table:style-name="ce87"/>
          <table:table-cell table:style-name="ce87" table:formula="of:=[C_Dia_NA.Q14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87" table:formula="of:=[C_Dia_NA.C15]/[.$C$6]" office:value-type="float" office:value="0.0372866564715833" calcext:value-type="float">
            <text:p>0.0</text:p>
          </table:table-cell>
          <table:table-cell table:style-name="ce87" table:number-columns-repeated="3"/>
          <table:table-cell table:style-name="ce87" table:formula="of:=[C_Dia_NA.G15]/[.$G$6]" office:value-type="float" office:value="0.149819146886972" calcext:value-type="float">
            <text:p>0.1</text:p>
          </table:table-cell>
          <table:table-cell table:style-name="ce87" table:formula="of:=[C_Dia_NA.H15]/[.$H$6]" office:value-type="float" office:value="0.0742232275741903" calcext:value-type="float">
            <text:p>0.1</text:p>
          </table:table-cell>
          <table:table-cell table:style-name="ce87"/>
          <table:table-cell table:style-name="ce87" table:formula="of:=[C_Dia_NA.J15]/[.$J$6]" office:value-type="float" office:value="2.00813942283888" calcext:value-type="float">
            <text:p>2.0</text:p>
          </table:table-cell>
          <table:table-cell table:style-name="ce87" table:number-columns-repeated="2"/>
          <table:table-cell table:style-name="ce87" table:formula="of:=[C_Dia_NA.M15]/[.$L$6]" office:value-type="float" office:value="1.62894571375514" calcext:value-type="float">
            <text:p>1.6</text:p>
          </table:table-cell>
          <table:table-cell table:style-name="ce87"/>
          <table:table-cell table:style-name="ce87" table:formula="of:=[C_Dia_NA.O15]/[.$O$6]" office:value-type="float" office:value="0" calcext:value-type="float">
            <text:p>0.0</text:p>
          </table:table-cell>
          <table:table-cell table:style-name="ce87" table:formula="of:=[C_Dia_NA.P15]/[.$P$6]" office:value-type="float" office:value="0.0977499429384708" calcext:value-type="float">
            <text:p>0.1</text:p>
          </table:table-cell>
          <table:table-cell table:style-name="ce87" table:formula="of:=[C_Dia_NA.Q15]/[.$Q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87" table:formula="of:=[C_Dia_NA.C16]/[.$C$6]" office:value-type="float" office:value="0.0621444274526389" calcext:value-type="float">
            <text:p>0.1</text:p>
          </table:table-cell>
          <table:table-cell table:style-name="ce87" table:number-columns-repeated="2"/>
          <table:table-cell table:style-name="ce87" table:formula="of:=[C_Dia_NA.F16]/[.$F$6]" office:value-type="float" office:value="0.172233215485626" calcext:value-type="float">
            <text:p>0.2</text:p>
          </table:table-cell>
          <table:table-cell table:style-name="ce87" table:formula="of:=[C_Dia_NA.G16]/[.$G$6]" office:value-type="float" office:value="0.128416411617405" calcext:value-type="float">
            <text:p>0.1</text:p>
          </table:table-cell>
          <table:table-cell table:style-name="ce87" table:formula="of:=[C_Dia_NA.H16]/[.$H$6]" office:value-type="float" office:value="0.296892910296761" calcext:value-type="float">
            <text:p>0.3</text:p>
          </table:table-cell>
          <table:table-cell table:style-name="ce87" table:formula="of:=[C_Dia_NA.I16]/[.$I$6]" office:value-type="float" office:value="0.0578631274337593" calcext:value-type="float">
            <text:p>0.1</text:p>
          </table:table-cell>
          <table:table-cell table:style-name="ce87" table:formula="of:=[C_Dia_NA.J16]/[.$J$6]" office:value-type="float" office:value="3.29334865345577" calcext:value-type="float">
            <text:p>3.3</text:p>
          </table:table-cell>
          <table:table-cell table:style-name="ce87" table:number-columns-repeated="2"/>
          <table:table-cell table:style-name="ce87" table:formula="of:=[C_Dia_NA.M16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6]/[.$O$6]" office:value-type="float" office:value="0" calcext:value-type="float">
            <text:p>0.0</text:p>
          </table:table-cell>
          <table:table-cell table:style-name="ce87" table:formula="of:=[C_Dia_NA.P16]/[.$P$6]" office:value-type="float" office:value="0.0977499429384708" calcext:value-type="float">
            <text:p>0.1</text:p>
          </table:table-cell>
          <table:table-cell table:style-name="ce87" table:formula="of:=[C_Dia_NA.Q16]/[.$Q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87" table:formula="of:=[C_Dia_NA.C17]/[.$C$6]" office:value-type="float" office:value="0.33557990824425" calcext:value-type="float">
            <text:p>0.3</text:p>
          </table:table-cell>
          <table:table-cell table:style-name="ce87" table:number-columns-repeated="2"/>
          <table:table-cell table:style-name="ce87" table:formula="of:=[C_Dia_NA.F17]/[.$F$6]" office:value-type="float" office:value="0.172233215485626" calcext:value-type="float">
            <text:p>0.2</text:p>
          </table:table-cell>
          <table:table-cell table:style-name="ce87" table:formula="of:=[C_Dia_NA.G17]/[.$G$6]" office:value-type="float" office:value="0.342443764313079" calcext:value-type="float">
            <text:p>0.3</text:p>
          </table:table-cell>
          <table:table-cell table:style-name="ce87" table:formula="of:=[C_Dia_NA.H17]/[.$H$6]" office:value-type="float" office:value="0.282048264781923" calcext:value-type="float">
            <text:p>0.3</text:p>
          </table:table-cell>
          <table:table-cell table:style-name="ce87" table:formula="of:=[C_Dia_NA.I17]/[.$I$6]" office:value-type="float" office:value="0.0578631274337593" calcext:value-type="float">
            <text:p>0.1</text:p>
          </table:table-cell>
          <table:table-cell table:style-name="ce87" table:formula="of:=[C_Dia_NA.J17]/[.$J$6]" office:value-type="float" office:value="3.82349746108523" calcext:value-type="float">
            <text:p>3.8</text:p>
          </table:table-cell>
          <table:table-cell table:style-name="ce87" table:number-columns-repeated="2"/>
          <table:table-cell table:style-name="ce87" table:formula="of:=[C_Dia_NA.M17]/[.$L$6]" office:value-type="float" office:value="4.88683714126543" calcext:value-type="float">
            <text:p>4.9</text:p>
          </table:table-cell>
          <table:table-cell table:style-name="ce87"/>
          <table:table-cell table:style-name="ce87" table:formula="of:=[C_Dia_NA.O17]/[.$O$6]" office:value-type="float" office:value="0.0900264065455679" calcext:value-type="float">
            <text:p>0.1</text:p>
          </table:table-cell>
          <table:table-cell table:style-name="ce87" table:formula="of:=[C_Dia_NA.P17]/[.$P$6]" office:value-type="float" office:value="0.781999543507766" calcext:value-type="float">
            <text:p>0.8</text:p>
          </table:table-cell>
          <table:table-cell table:style-name="ce87" table:formula="of:=[C_Dia_NA.Q17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87" table:formula="of:=[C_Dia_NA.C18]/[.$C$6]" office:value-type="float" office:value="0.161575511376861" calcext:value-type="float">
            <text:p>0.2</text:p>
          </table:table-cell>
          <table:table-cell table:style-name="ce87" table:formula="of:=[C_Dia_NA.D18]/[.$D$6]" office:value-type="float" office:value="0.564412122443566" calcext:value-type="float">
            <text:p>0.6</text:p>
          </table:table-cell>
          <table:table-cell table:style-name="ce87"/>
          <table:table-cell table:style-name="ce87" table:formula="of:=[C_Dia_NA.F18]/[.$F$6]" office:value-type="float" office:value="0.172233215485626" calcext:value-type="float">
            <text:p>0.2</text:p>
          </table:table-cell>
          <table:table-cell table:style-name="ce87" table:formula="of:=[C_Dia_NA.G18]/[.$G$6]" office:value-type="float" office:value="0.577873852278321" calcext:value-type="float">
            <text:p>0.6</text:p>
          </table:table-cell>
          <table:table-cell table:style-name="ce87" table:formula="of:=[C_Dia_NA.H18]/[.$H$6]" office:value-type="float" office:value="0.638319757138037" calcext:value-type="float">
            <text:p>0.6</text:p>
          </table:table-cell>
          <table:table-cell table:style-name="ce87" table:formula="of:=[C_Dia_NA.I18]/[.$I$6]" office:value-type="float" office:value="0.231452509735037" calcext:value-type="float">
            <text:p>0.2</text:p>
          </table:table-cell>
          <table:table-cell table:style-name="ce87" table:formula="of:=[C_Dia_NA.J18]/[.$J$6]" office:value-type="float" office:value="3.85562769185065" calcext:value-type="float">
            <text:p>3.9</text:p>
          </table:table-cell>
          <table:table-cell table:style-name="ce87" table:formula="of:=[C_Dia_NA.K18]/[.$K$6]" office:value-type="float" office:value="0.203905192241815" calcext:value-type="float">
            <text:p>0.2</text:p>
          </table:table-cell>
          <table:table-cell table:style-name="ce87" table:formula="of:=[C_Dia_NA.L18]/[.$L$6]" office:value-type="float" office:value="1.62894571375514" calcext:value-type="float">
            <text:p>1.6</text:p>
          </table:table-cell>
          <table:table-cell table:formula="of:=[C_Dia_NA.M18]/[.$L$6]" office:value-type="float" office:value="13.0315657100411" calcext:value-type="float">
            <text:p>13</text:p>
          </table:table-cell>
          <table:table-cell table:style-name="ce87"/>
          <table:table-cell table:style-name="ce87" table:formula="of:=[C_Dia_NA.O18]/[.$O$6]" office:value-type="float" office:value="0.060017604363712" calcext:value-type="float">
            <text:p>0.1</text:p>
          </table:table-cell>
          <table:table-cell table:style-name="ce87" table:formula="of:=[C_Dia_NA.P18]/[.$P$6]" office:value-type="float" office:value="0.293249828815412" calcext:value-type="float">
            <text:p>0.3</text:p>
          </table:table-cell>
          <table:table-cell table:style-name="ce87" table:formula="of:=[C_Dia_NA.Q18]/[.$Q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89" table:formula="of:=[C_Dia_NA.C19]/[.$C$6]" office:value-type="float" office:value="0.633873160016917" calcext:value-type="float">
            <text:p>0.6</text:p>
          </table:table-cell>
          <table:table-cell table:style-name="ce89" table:formula="of:=[C_Dia_NA.D19]/[.$D$6]" office:value-type="float" office:value="0.564412122443566" calcext:value-type="float">
            <text:p>0.6</text:p>
          </table:table-cell>
          <table:table-cell table:style-name="ce89" table:formula="of:=[C_Dia_NA.E19]/[.$E$6]" office:value-type="float" office:value="0.087294167990119" calcext:value-type="float">
            <text:p>0.1</text:p>
          </table:table-cell>
          <table:table-cell table:style-name="ce89" table:formula="of:=[C_Dia_NA.F19]/[.$F$6]" office:value-type="float" office:value="0.172233215485626" calcext:value-type="float">
            <text:p>0.2</text:p>
          </table:table-cell>
          <table:table-cell table:style-name="ce89" table:formula="of:=[C_Dia_NA.G19]/[.$G$6]" office:value-type="float" office:value="0.535068381739186" calcext:value-type="float">
            <text:p>0.5</text:p>
          </table:table-cell>
          <table:table-cell table:style-name="ce89" table:formula="of:=[C_Dia_NA.H19]/[.$H$6]" office:value-type="float" office:value="0.445339365445142" calcext:value-type="float">
            <text:p>0.4</text:p>
          </table:table-cell>
          <table:table-cell table:style-name="ce89" table:formula="of:=[C_Dia_NA.I19]/[.$I$6]" office:value-type="float" office:value="0.173589382301278" calcext:value-type="float">
            <text:p>0.2</text:p>
          </table:table-cell>
          <table:table-cell table:style-name="ce89" table:formula="of:=[C_Dia_NA.J19]/[.$J$6]" office:value-type="float" office:value="9.09285530661446" calcext:value-type="float">
            <text:p>9.1</text:p>
          </table:table-cell>
          <table:table-cell table:style-name="ce89" table:formula="of:=[C_Dia_NA.K19]/[.$K$6]" office:value-type="float" office:value="0" calcext:value-type="float">
            <text:p>0.0</text:p>
          </table:table-cell>
          <table:table-cell table:style-name="ce89" table:formula="of:=[C_Dia_NA.L19]/[.$L$6]" office:value-type="float" office:value="0" calcext:value-type="float">
            <text:p>0.0</text:p>
          </table:table-cell>
          <table:table-cell table:style-name="ce89" table:formula="of:=[C_Dia_NA.M19]/[.$L$6]" office:value-type="float" office:value="6.51578285502057" calcext:value-type="float">
            <text:p>6.5</text:p>
          </table:table-cell>
          <table:table-cell table:style-name="ce89"/>
          <table:table-cell table:style-name="ce89" table:formula="of:=[C_Dia_NA.O19]/[.$O$6]" office:value-type="float" office:value="0.180052813091136" calcext:value-type="float">
            <text:p>0.2</text:p>
          </table:table-cell>
          <table:table-cell table:style-name="ce89" table:formula="of:=[C_Dia_NA.P19]/[.$P$6]" office:value-type="float" office:value="0" calcext:value-type="float">
            <text:p>0.0</text:p>
          </table:table-cell>
          <table:table-cell table:style-name="ce89" table:formula="of:=[C_Dia_NA.Q19]/[.$Q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87" table:formula="of:=[C_Dia_NA.C20]/[.$C$6]" office:value-type="float" office:value="0.422582106677945" calcext:value-type="float">
            <text:p>0.4</text:p>
          </table:table-cell>
          <table:table-cell table:style-name="ce87" table:formula="of:=[C_Dia_NA.D20]/[.$D$6]" office:value-type="float" office:value="0" calcext:value-type="float">
            <text:p>0.0</text:p>
          </table:table-cell>
          <table:table-cell table:style-name="ce87" table:formula="of:=[C_Dia_NA.E20]/[.$E$6]" office:value-type="float" office:value="0.523765007940714" calcext:value-type="float">
            <text:p>0.5</text:p>
          </table:table-cell>
          <table:table-cell table:style-name="ce87" table:formula="of:=[C_Dia_NA.F20]/[.$F$6]" office:value-type="float" office:value="0" calcext:value-type="float">
            <text:p>0.0</text:p>
          </table:table-cell>
          <table:table-cell table:style-name="ce87" table:formula="of:=[C_Dia_NA.G20]/[.$G$6]" office:value-type="float" office:value="0.642082058087024" calcext:value-type="float">
            <text:p>0.6</text:p>
          </table:table-cell>
          <table:table-cell table:style-name="ce87" table:formula="of:=[C_Dia_NA.H20]/[.$H$6]" office:value-type="float" office:value="0.905523376405122" calcext:value-type="float">
            <text:p>0.9</text:p>
          </table:table-cell>
          <table:table-cell table:style-name="ce87" table:formula="of:=[C_Dia_NA.I20]/[.$I$6]" office:value-type="float" office:value="0.578631274337593" calcext:value-type="float">
            <text:p>0.6</text:p>
          </table:table-cell>
          <table:table-cell table:style-name="ce87" table:formula="of:=[C_Dia_NA.J20]/[.$J$6]" office:value-type="float" office:value="5.49426946088718" calcext:value-type="float">
            <text:p>5.5</text:p>
          </table:table-cell>
          <table:table-cell table:style-name="ce87" table:formula="of:=[C_Dia_NA.K20]/[.$K$6]" office:value-type="float" office:value="0" calcext:value-type="float">
            <text:p>0.0</text:p>
          </table:table-cell>
          <table:table-cell table:style-name="ce87" table:formula="of:=[C_Dia_NA.L20]/[.$L$6]" office:value-type="float" office:value="0" calcext:value-type="float">
            <text:p>0.0</text:p>
          </table:table-cell>
          <table:table-cell table:style-name="ce87" table:formula="of:=[C_Dia_NA.M20]/[.$L$6]" office:value-type="float" office:value="9.77367428253086" calcext:value-type="float">
            <text:p>9.8</text:p>
          </table:table-cell>
          <table:table-cell table:style-name="ce87" table:formula="of:=[C_Dia_NA.N20]/[.$N$6]" office:value-type="float" office:value="0.194616574695739" calcext:value-type="float">
            <text:p>0.2</text:p>
          </table:table-cell>
          <table:table-cell table:style-name="ce87" table:formula="of:=[C_Dia_NA.O20]/[.$O$6]" office:value-type="float" office:value="0.07502200545464" calcext:value-type="float">
            <text:p>0.1</text:p>
          </table:table-cell>
          <table:table-cell table:style-name="ce87" table:formula="of:=[C_Dia_NA.P20]/[.$P$6]" office:value-type="float" office:value="0.488749714692354" calcext:value-type="float">
            <text:p>0.5</text:p>
          </table:table-cell>
          <table:table-cell table:style-name="ce87" table:formula="of:=[C_Dia_NA.Q20]/[.$Q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87" table:formula="of:=[C_Dia_NA.C21]/[.$C$6]" office:value-type="float" office:value="0.459868763149528" calcext:value-type="float">
            <text:p>0.5</text:p>
          </table:table-cell>
          <table:table-cell table:style-name="ce87" table:formula="of:=[C_Dia_NA.D21]/[.$D$6]" office:value-type="float" office:value="0.903059395909705" calcext:value-type="float">
            <text:p>0.9</text:p>
          </table:table-cell>
          <table:table-cell table:style-name="ce87" table:formula="of:=[C_Dia_NA.E21]/[.$E$6]" office:value-type="float" office:value="0.436470839950595" calcext:value-type="float">
            <text:p>0.4</text:p>
          </table:table-cell>
          <table:table-cell table:style-name="ce87" table:formula="of:=[C_Dia_NA.F21]/[.$F$6]" office:value-type="float" office:value="1.03339929291376" calcext:value-type="float">
            <text:p>1.0</text:p>
          </table:table-cell>
          <table:table-cell table:style-name="ce87" table:formula="of:=[C_Dia_NA.G21]/[.$G$6]" office:value-type="float" office:value="0.770498469704428" calcext:value-type="float">
            <text:p>0.8</text:p>
          </table:table-cell>
          <table:table-cell table:style-name="ce87" table:formula="of:=[C_Dia_NA.H21]/[.$H$6]" office:value-type="float" office:value="0.311737555811599" calcext:value-type="float">
            <text:p>0.3</text:p>
          </table:table-cell>
          <table:table-cell table:style-name="ce87" table:formula="of:=[C_Dia_NA.I21]/[.$I$6]" office:value-type="float" office:value="0.289315637168796" calcext:value-type="float">
            <text:p>0.3</text:p>
          </table:table-cell>
          <table:table-cell table:style-name="ce87" table:formula="of:=[C_Dia_NA.J21]/[.$J$6]" office:value-type="float" office:value="7.48634376834335" calcext:value-type="float">
            <text:p>7.5</text:p>
          </table:table-cell>
          <table:table-cell table:style-name="ce87" table:formula="of:=[C_Dia_NA.K21]/[.$K$6]" office:value-type="float" office:value="0.203905192241815" calcext:value-type="float">
            <text:p>0.2</text:p>
          </table:table-cell>
          <table:table-cell table:style-name="ce87" table:formula="of:=[C_Dia_NA.L21]/[.$L$6]" office:value-type="float" office:value="0" calcext:value-type="float">
            <text:p>0.0</text:p>
          </table:table-cell>
          <table:table-cell table:formula="of:=[C_Dia_NA.M21]/[.$L$6]" office:value-type="float" office:value="13.0315657100411" calcext:value-type="float">
            <text:p>13</text:p>
          </table:table-cell>
          <table:table-cell table:style-name="ce87" table:formula="of:=[C_Dia_NA.N21]/[.$N$6]" office:value-type="float" office:value="0.194616574695739" calcext:value-type="float">
            <text:p>0.2</text:p>
          </table:table-cell>
          <table:table-cell table:style-name="ce87" table:formula="of:=[C_Dia_NA.O21]/[.$O$6]" office:value-type="float" office:value="0.165048412000208" calcext:value-type="float">
            <text:p>0.2</text:p>
          </table:table-cell>
          <table:table-cell table:style-name="ce87" table:formula="of:=[C_Dia_NA.P21]/[.$P$6]" office:value-type="float" office:value="1.27074925820012" calcext:value-type="float">
            <text:p>1.3</text:p>
          </table:table-cell>
          <table:table-cell table:style-name="ce87" table:formula="of:=[C_Dia_NA.Q21]/[.$Q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87" table:formula="of:=[C_Dia_NA.C22]/[.$C$6]" office:value-type="float" office:value="0.646302045507445" calcext:value-type="float">
            <text:p>0.6</text:p>
          </table:table-cell>
          <table:table-cell table:style-name="ce87" table:formula="of:=[C_Dia_NA.D22]/[.$D$6]" office:value-type="float" office:value="1.24170666937585" calcext:value-type="float">
            <text:p>1.2</text:p>
          </table:table-cell>
          <table:table-cell table:style-name="ce87" table:formula="of:=[C_Dia_NA.E22]/[.$E$6]" office:value-type="float" office:value="0.87294167990119" calcext:value-type="float">
            <text:p>0.9</text:p>
          </table:table-cell>
          <table:table-cell table:style-name="ce87" table:formula="of:=[C_Dia_NA.F22]/[.$F$6]" office:value-type="float" office:value="0.861166077428131" calcext:value-type="float">
            <text:p>0.9</text:p>
          </table:table-cell>
          <table:table-cell table:style-name="ce87" table:formula="of:=[C_Dia_NA.G22]/[.$G$6]" office:value-type="float" office:value="1.02733129293924" calcext:value-type="float">
            <text:p>1.0</text:p>
          </table:table-cell>
          <table:table-cell table:style-name="ce87" table:formula="of:=[C_Dia_NA.H22]/[.$H$6]" office:value-type="float" office:value="1.08365912258318" calcext:value-type="float">
            <text:p>1.1</text:p>
          </table:table-cell>
          <table:table-cell table:style-name="ce87" table:formula="of:=[C_Dia_NA.I22]/[.$I$6]" office:value-type="float" office:value="0.81008378407263" calcext:value-type="float">
            <text:p>0.8</text:p>
          </table:table-cell>
          <table:table-cell table:style-name="ce87" table:formula="of:=[C_Dia_NA.J22]/[.$J$6]" office:value-type="float" office:value="9.43022272965139" calcext:value-type="float">
            <text:p>9.4</text:p>
          </table:table-cell>
          <table:table-cell table:style-name="ce87" table:formula="of:=[C_Dia_NA.K22]/[.$K$6]" office:value-type="float" office:value="0.815620768967261" calcext:value-type="float">
            <text:p>0.8</text:p>
          </table:table-cell>
          <table:table-cell table:style-name="ce87" table:formula="of:=[C_Dia_NA.L22]/[.$L$6]" office:value-type="float" office:value="0" calcext:value-type="float">
            <text:p>0.0</text:p>
          </table:table-cell>
          <table:table-cell table:formula="of:=[C_Dia_NA.M22]/[.$L$6]" office:value-type="float" office:value="34.207859988858" calcext:value-type="float">
            <text:p>34</text:p>
          </table:table-cell>
          <table:table-cell table:style-name="ce87" table:formula="of:=[C_Dia_NA.N22]/[.$N$6]" office:value-type="float" office:value="0.194616574695739" calcext:value-type="float">
            <text:p>0.2</text:p>
          </table:table-cell>
          <table:table-cell table:style-name="ce87" table:formula="of:=[C_Dia_NA.O22]/[.$O$6]" office:value-type="float" office:value="0.510149637091552" calcext:value-type="float">
            <text:p>0.5</text:p>
          </table:table-cell>
          <table:table-cell table:style-name="ce87" table:formula="of:=[C_Dia_NA.P22]/[.$P$6]" office:value-type="float" office:value="2.83474834521565" calcext:value-type="float">
            <text:p>2.8</text:p>
          </table:table-cell>
          <table:table-cell table:style-name="ce87" table:formula="of:=[C_Dia_NA.Q22]/[.$Q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87" table:formula="of:=[C_Dia_NA.C23]/[.$C$6]" office:value-type="float" office:value="1.35474851846753" calcext:value-type="float">
            <text:p>1.4</text:p>
          </table:table-cell>
          <table:table-cell table:style-name="ce87" table:formula="of:=[C_Dia_NA.D23]/[.$D$6]" office:value-type="float" office:value="1.35458909386456" calcext:value-type="float">
            <text:p>1.4</text:p>
          </table:table-cell>
          <table:table-cell table:style-name="ce87" table:formula="of:=[C_Dia_NA.E23]/[.$E$6]" office:value-type="float" office:value="2.35694253573321" calcext:value-type="float">
            <text:p>2.4</text:p>
          </table:table-cell>
          <table:table-cell table:style-name="ce87" table:formula="of:=[C_Dia_NA.F23]/[.$F$6]" office:value-type="float" office:value="0.861166077428131" calcext:value-type="float">
            <text:p>0.9</text:p>
          </table:table-cell>
          <table:table-cell table:style-name="ce87" table:formula="of:=[C_Dia_NA.G23]/[.$G$6]" office:value-type="float" office:value="0.834706675513131" calcext:value-type="float">
            <text:p>0.8</text:p>
          </table:table-cell>
          <table:table-cell table:style-name="ce87" table:formula="of:=[C_Dia_NA.H23]/[.$H$6]" office:value-type="float" office:value="2.04856108104765" calcext:value-type="float">
            <text:p>2.0</text:p>
          </table:table-cell>
          <table:table-cell table:style-name="ce87" table:formula="of:=[C_Dia_NA.I23]/[.$I$6]" office:value-type="float" office:value="2.54597760708541" calcext:value-type="float">
            <text:p>2.5</text:p>
          </table:table-cell>
          <table:table-cell table:style-name="ce87" table:formula="of:=[C_Dia_NA.J23]/[.$J$6]" office:value-type="float" office:value="12.3540737293048" calcext:value-type="float">
            <text:p>12.4</text:p>
          </table:table-cell>
          <table:table-cell table:style-name="ce87" table:formula="of:=[C_Dia_NA.K23]/[.$K$6]" office:value-type="float" office:value="1.42733634569271" calcext:value-type="float">
            <text:p>1.4</text:p>
          </table:table-cell>
          <table:table-cell table:style-name="ce87" table:formula="of:=[C_Dia_NA.L23]/[.$L$6]" office:value-type="float" office:value="1.62894571375514" calcext:value-type="float">
            <text:p>1.6</text:p>
          </table:table-cell>
          <table:table-cell table:formula="of:=[C_Dia_NA.M23]/[.$L$6]" office:value-type="float" office:value="48.8683714126543" calcext:value-type="float">
            <text:p>49</text:p>
          </table:table-cell>
          <table:table-cell table:style-name="ce87" table:formula="of:=[C_Dia_NA.N23]/[.$N$6]" office:value-type="float" office:value="0.291924862043608" calcext:value-type="float">
            <text:p>0.3</text:p>
          </table:table-cell>
          <table:table-cell table:style-name="ce87" table:formula="of:=[C_Dia_NA.O23]/[.$O$6]" office:value-type="float" office:value="0.435127631636912" calcext:value-type="float">
            <text:p>0.4</text:p>
          </table:table-cell>
          <table:table-cell table:style-name="ce87" table:formula="of:=[C_Dia_NA.P23]/[.$P$6]" office:value-type="float" office:value="2.44374857346177" calcext:value-type="float">
            <text:p>2.4</text:p>
          </table:table-cell>
          <table:table-cell table:style-name="ce87" table:formula="of:=[C_Dia_NA.Q23]/[.$Q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87" table:formula="of:=[C_Dia_NA.C24]/[.$C$6]" office:value-type="float" office:value="2.29934381574764" calcext:value-type="float">
            <text:p>2.3</text:p>
          </table:table-cell>
          <table:table-cell table:style-name="ce87" table:formula="of:=[C_Dia_NA.D24]/[.$D$6]" office:value-type="float" office:value="1.58035394284198" calcext:value-type="float">
            <text:p>1.6</text:p>
          </table:table-cell>
          <table:table-cell table:style-name="ce87" table:formula="of:=[C_Dia_NA.E24]/[.$E$6]" office:value-type="float" office:value="5.15035591141702" calcext:value-type="float">
            <text:p>5.2</text:p>
          </table:table-cell>
          <table:table-cell table:style-name="ce87" table:formula="of:=[C_Dia_NA.F24]/[.$F$6]" office:value-type="float" office:value="0.516699646456879" calcext:value-type="float">
            <text:p>0.5</text:p>
          </table:table-cell>
          <table:table-cell table:style-name="ce87" table:formula="of:=[C_Dia_NA.G24]/[.$G$6]" office:value-type="float" office:value="2.73955011450463" calcext:value-type="float">
            <text:p>2.7</text:p>
          </table:table-cell>
          <table:table-cell table:style-name="ce87" table:formula="of:=[C_Dia_NA.H24]/[.$H$6]" office:value-type="float" office:value="2.82048264781923" calcext:value-type="float">
            <text:p>2.8</text:p>
          </table:table-cell>
          <table:table-cell table:style-name="ce87" table:formula="of:=[C_Dia_NA.I24]/[.$I$6]" office:value-type="float" office:value="2.66170386195293" calcext:value-type="float">
            <text:p>2.7</text:p>
          </table:table-cell>
          <table:table-cell table:formula="of:=[C_Dia_NA.J24]/[.$J$6]" office:value-type="float" office:value="12.4986597677492" calcext:value-type="float">
            <text:p>12</text:p>
          </table:table-cell>
          <table:table-cell table:style-name="ce87" table:formula="of:=[C_Dia_NA.K24]/[.$K$6]" office:value-type="float" office:value="1.01952596120908" calcext:value-type="float">
            <text:p>1.0</text:p>
          </table:table-cell>
          <table:table-cell table:style-name="ce87" table:formula="of:=[C_Dia_NA.L24]/[.$L$6]" office:value-type="float" office:value="1.62894571375514" calcext:value-type="float">
            <text:p>1.6</text:p>
          </table:table-cell>
          <table:table-cell table:formula="of:=[C_Dia_NA.M24]/[.$L$6]" office:value-type="float" office:value="43.9815342713889" calcext:value-type="float">
            <text:p>44</text:p>
          </table:table-cell>
          <table:table-cell table:style-name="ce87" table:formula="of:=[C_Dia_NA.N24]/[.$N$6]" office:value-type="float" office:value="0.389233149391478" calcext:value-type="float">
            <text:p>0.4</text:p>
          </table:table-cell>
          <table:table-cell table:style-name="ce87" table:formula="of:=[C_Dia_NA.O24]/[.$O$6]" office:value-type="float" office:value="0.690202450182688" calcext:value-type="float">
            <text:p>0.7</text:p>
          </table:table-cell>
          <table:table-cell table:style-name="ce87" table:formula="of:=[C_Dia_NA.P24]/[.$P$6]" office:value-type="float" office:value="5.86499657630825" calcext:value-type="float">
            <text:p>5.9</text:p>
          </table:table-cell>
          <table:table-cell table:formula="of:=[C_Dia_NA.Q24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87" table:formula="of:=[C_Dia_NA.C25]/[.$C$6]" office:value-type="float" office:value="1.86433282357917" calcext:value-type="float">
            <text:p>1.9</text:p>
          </table:table-cell>
          <table:table-cell table:style-name="ce87" table:formula="of:=[C_Dia_NA.D25]/[.$D$6]" office:value-type="float" office:value="2.70917818772912" calcext:value-type="float">
            <text:p>2.7</text:p>
          </table:table-cell>
          <table:table-cell table:style-name="ce87" table:formula="of:=[C_Dia_NA.E25]/[.$E$6]" office:value-type="float" office:value="5.23765007940714" calcext:value-type="float">
            <text:p>5.2</text:p>
          </table:table-cell>
          <table:table-cell table:style-name="ce87" table:formula="of:=[C_Dia_NA.F25]/[.$F$6]" office:value-type="float" office:value="1.03339929291376" calcext:value-type="float">
            <text:p>1.0</text:p>
          </table:table-cell>
          <table:table-cell table:style-name="ce87" table:formula="of:=[C_Dia_NA.G25]/[.$G$6]" office:value-type="float" office:value="1.39117779252188" calcext:value-type="float">
            <text:p>1.4</text:p>
          </table:table-cell>
          <table:table-cell table:style-name="ce87" table:formula="of:=[C_Dia_NA.H25]/[.$H$6]" office:value-type="float" office:value="4.98780089298559" calcext:value-type="float">
            <text:p>5.0</text:p>
          </table:table-cell>
          <table:table-cell table:style-name="ce87" table:formula="of:=[C_Dia_NA.I25]/[.$I$6]" office:value-type="float" office:value="3.47178764602556" calcext:value-type="float">
            <text:p>3.5</text:p>
          </table:table-cell>
          <table:table-cell table:formula="of:=[C_Dia_NA.J25]/[.$J$6]" office:value-type="float" office:value="20.0331988822407" calcext:value-type="float">
            <text:p>20</text:p>
          </table:table-cell>
          <table:table-cell table:style-name="ce87" table:formula="of:=[C_Dia_NA.K25]/[.$K$6]" office:value-type="float" office:value="0.203905192241815" calcext:value-type="float">
            <text:p>0.2</text:p>
          </table:table-cell>
          <table:table-cell table:style-name="ce87" table:formula="of:=[C_Dia_NA.L25]/[.$L$6]" office:value-type="float" office:value="1.62894571375514" calcext:value-type="float">
            <text:p>1.6</text:p>
          </table:table-cell>
          <table:table-cell table:formula="of:=[C_Dia_NA.M25]/[.$L$6]" office:value-type="float" office:value="55.3841542676749" calcext:value-type="float">
            <text:p>55</text:p>
          </table:table-cell>
          <table:table-cell table:style-name="ce87" table:formula="of:=[C_Dia_NA.N25]/[.$N$6]" office:value-type="float" office:value="0.778466298782955" calcext:value-type="float">
            <text:p>0.8</text:p>
          </table:table-cell>
          <table:table-cell table:style-name="ce87" table:formula="of:=[C_Dia_NA.O25]/[.$O$6]" office:value-type="float" office:value="0.690202450182688" calcext:value-type="float">
            <text:p>0.7</text:p>
          </table:table-cell>
          <table:table-cell table:style-name="ce87" table:formula="of:=[C_Dia_NA.P25]/[.$P$6]" office:value-type="float" office:value="3.22574811696954" calcext:value-type="float">
            <text:p>3.2</text:p>
          </table:table-cell>
          <table:table-cell table:style-name="ce87" table:formula="of:=[C_Dia_NA.Q25]/[.$Q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87" table:formula="of:=[C_Dia_NA.C26]/[.$C$6]" office:value-type="float" office:value="2.02590833495603" calcext:value-type="float">
            <text:p>2.0</text:p>
          </table:table-cell>
          <table:table-cell table:style-name="ce87" table:formula="of:=[C_Dia_NA.D26]/[.$D$6]" office:value-type="float" office:value="2.25764848977426" calcext:value-type="float">
            <text:p>2.3</text:p>
          </table:table-cell>
          <table:table-cell table:style-name="ce87" table:formula="of:=[C_Dia_NA.E26]/[.$E$6]" office:value-type="float" office:value="2.70611920769369" calcext:value-type="float">
            <text:p>2.7</text:p>
          </table:table-cell>
          <table:table-cell table:style-name="ce87" table:formula="of:=[C_Dia_NA.F26]/[.$F$6]" office:value-type="float" office:value="1.37786572388501" calcext:value-type="float">
            <text:p>1.4</text:p>
          </table:table-cell>
          <table:table-cell table:style-name="ce87" table:formula="of:=[C_Dia_NA.G26]/[.$G$6]" office:value-type="float" office:value="5.22226740577446" calcext:value-type="float">
            <text:p>5.2</text:p>
          </table:table-cell>
          <table:table-cell table:style-name="ce87" table:formula="of:=[C_Dia_NA.H26]/[.$H$6]" office:value-type="float" office:value="2.62750225612634" calcext:value-type="float">
            <text:p>2.6</text:p>
          </table:table-cell>
          <table:table-cell table:style-name="ce87" table:formula="of:=[C_Dia_NA.I26]/[.$I$6]" office:value-type="float" office:value="4.39759768496571" calcext:value-type="float">
            <text:p>4.4</text:p>
          </table:table-cell>
          <table:table-cell table:formula="of:=[C_Dia_NA.J26]/[.$J$6]" office:value-type="float" office:value="23.9691521510049" calcext:value-type="float">
            <text:p>24</text:p>
          </table:table-cell>
          <table:table-cell table:style-name="ce87" table:formula="of:=[C_Dia_NA.K26]/[.$K$6]" office:value-type="float" office:value="0.40781038448363" calcext:value-type="float">
            <text:p>0.4</text:p>
          </table:table-cell>
          <table:table-cell table:style-name="ce87" table:formula="of:=[C_Dia_NA.L26]/[.$L$6]" office:value-type="float" office:value="1.62894571375514" calcext:value-type="float">
            <text:p>1.6</text:p>
          </table:table-cell>
          <table:table-cell table:formula="of:=[C_Dia_NA.M26]/[.$L$6]" office:value-type="float" office:value="35.8368057026132" calcext:value-type="float">
            <text:p>36</text:p>
          </table:table-cell>
          <table:table-cell table:style-name="ce87" table:formula="of:=[C_Dia_NA.N26]/[.$N$6]" office:value-type="float" office:value="0.875774586130825" calcext:value-type="float">
            <text:p>0.9</text:p>
          </table:table-cell>
          <table:table-cell table:style-name="ce87" table:formula="of:=[C_Dia_NA.O26]/[.$O$6]" office:value-type="float" office:value="0.975286070910319" calcext:value-type="float">
            <text:p>1.0</text:p>
          </table:table-cell>
          <table:table-cell table:style-name="ce87" table:formula="of:=[C_Dia_NA.P26]/[.$P$6]" office:value-type="float" office:value="4.49649737516966" calcext:value-type="float">
            <text:p>4.5</text:p>
          </table:table-cell>
          <table:table-cell table:formula="of:=[C_Dia_NA.Q26]/[.$Q$6]" office:value-type="float" office:value="11.235262057221" calcext:value-type="float">
            <text:p>11</text:p>
          </table:table-cell>
          <table:table-cell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88" table:formula="of:=[C_Dia_NA.C27]/[.$C$6]" office:value-type="float" office:value="3.29365465498986" calcext:value-type="float">
            <text:p>3.3</text:p>
          </table:table-cell>
          <table:table-cell table:style-name="ce88" table:formula="of:=[C_Dia_NA.D27]/[.$D$6]" office:value-type="float" office:value="3.61223758363882" calcext:value-type="float">
            <text:p>3.6</text:p>
          </table:table-cell>
          <table:table-cell table:style-name="ce88" table:formula="of:=[C_Dia_NA.E27]/[.$E$6]" office:value-type="float" office:value="3.40447255161464" calcext:value-type="float">
            <text:p>3.4</text:p>
          </table:table-cell>
          <table:table-cell table:style-name="ce88" table:formula="of:=[C_Dia_NA.F27]/[.$F$6]" office:value-type="float" office:value="9.47282685170944" calcext:value-type="float">
            <text:p>9.5</text:p>
          </table:table-cell>
          <table:table-cell table:style-name="ce88" table:formula="of:=[C_Dia_NA.G27]/[.$G$6]" office:value-type="float" office:value="6.95588896260942" calcext:value-type="float">
            <text:p>7.0</text:p>
          </table:table-cell>
          <table:table-cell table:style-name="ce88" table:formula="of:=[C_Dia_NA.H27]/[.$H$6]" office:value-type="float" office:value="4.24556861724369" calcext:value-type="float">
            <text:p>4.2</text:p>
          </table:table-cell>
          <table:table-cell table:style-name="ce88" table:formula="of:=[C_Dia_NA.I27]/[.$I$6]" office:value-type="float" office:value="3.29819826372428" calcext:value-type="float">
            <text:p>3.3</text:p>
          </table:table-cell>
          <table:table-cell table:style-name="ce92" table:formula="of:=[C_Dia_NA.J27]/[.$J$6]" office:value-type="float" office:value="28.8690123427318" calcext:value-type="float">
            <text:p>29</text:p>
          </table:table-cell>
          <table:table-cell table:style-name="ce88" table:formula="of:=[C_Dia_NA.K27]/[.$K$6]" office:value-type="float" office:value="0.611715576725446" calcext:value-type="float">
            <text:p>0.6</text:p>
          </table:table-cell>
          <table:table-cell table:style-name="ce88" table:formula="of:=[C_Dia_NA.L27]/[.$L$6]" office:value-type="float" office:value="0" calcext:value-type="float">
            <text:p>0.0</text:p>
          </table:table-cell>
          <table:table-cell table:style-name="ce92" table:formula="of:=[C_Dia_NA.M27]/[.$L$6]" office:value-type="float" office:value="37.4657514163683" calcext:value-type="float">
            <text:p>37</text:p>
          </table:table-cell>
          <table:table-cell table:style-name="ce88" table:formula="of:=[C_Dia_NA.N27]/[.$N$6]" office:value-type="float" office:value="0.875774586130825" calcext:value-type="float">
            <text:p>0.9</text:p>
          </table:table-cell>
          <table:table-cell table:style-name="ce88" table:formula="of:=[C_Dia_NA.O27]/[.$O$6]" office:value-type="float" office:value="0.7502200545464" calcext:value-type="float">
            <text:p>0.8</text:p>
          </table:table-cell>
          <table:table-cell table:style-name="ce88" table:formula="of:=[C_Dia_NA.P27]/[.$P$6]" office:value-type="float" office:value="9.87274423678555" calcext:value-type="float">
            <text:p>9.9</text:p>
          </table:table-cell>
          <table:table-cell table:style-name="ce88" table:formula="of:=[C_Dia_NA.Q27]/[.$Q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87" table:formula="of:=[C_Dia_NA.C28]/[.$C$6]" office:value-type="float" office:value="5.63028512720908" calcext:value-type="float">
            <text:p>5.6</text:p>
          </table:table-cell>
          <table:table-cell table:style-name="ce87" table:formula="of:=[C_Dia_NA.D28]/[.$D$6]" office:value-type="float" office:value="5.75700364892437" calcext:value-type="float">
            <text:p>5.8</text:p>
          </table:table-cell>
          <table:table-cell table:style-name="ce87" table:formula="of:=[C_Dia_NA.E28]/[.$E$6]" office:value-type="float" office:value="2.44423670372333" calcext:value-type="float">
            <text:p>2.4</text:p>
          </table:table-cell>
          <table:table-cell table:formula="of:=[C_Dia_NA.F28]/[.$F$6]" office:value-type="float" office:value="29.6241130635277" calcext:value-type="float">
            <text:p>30</text:p>
          </table:table-cell>
          <table:table-cell table:formula="of:=[C_Dia_NA.G28]/[.$G$6]" office:value-type="float" office:value="13.3339040729405" calcext:value-type="float">
            <text:p>13</text:p>
          </table:table-cell>
          <table:table-cell table:style-name="ce87" table:formula="of:=[C_Dia_NA.H28]/[.$H$6]" office:value-type="float" office:value="5.52220813151976" calcext:value-type="float">
            <text:p>5.5</text:p>
          </table:table-cell>
          <table:table-cell table:style-name="ce87" table:formula="of:=[C_Dia_NA.I28]/[.$I$6]" office:value-type="float" office:value="3.52965077345932" calcext:value-type="float">
            <text:p>3.5</text:p>
          </table:table-cell>
          <table:table-cell table:formula="of:=[C_Dia_NA.J28]/[.$J$6]" office:value-type="float" office:value="15.6956177289087" calcext:value-type="float">
            <text:p>16</text:p>
          </table:table-cell>
          <table:table-cell table:style-name="ce87" table:formula="of:=[C_Dia_NA.K28]/[.$K$6]" office:value-type="float" office:value="2.03905192241815" calcext:value-type="float">
            <text:p>2.0</text:p>
          </table:table-cell>
          <table:table-cell table:style-name="ce87" table:formula="of:=[C_Dia_NA.L28]/[.$L$6]" office:value-type="float" office:value="3.25789142751029" calcext:value-type="float">
            <text:p>3.3</text:p>
          </table:table-cell>
          <table:table-cell table:formula="of:=[C_Dia_NA.M28]/[.$L$6]" office:value-type="float" office:value="138.460385669187" calcext:value-type="float">
            <text:p>138</text:p>
          </table:table-cell>
          <table:table-cell table:style-name="ce87" table:formula="of:=[C_Dia_NA.N28]/[.$N$6]" office:value-type="float" office:value="0.194616574695739" calcext:value-type="float">
            <text:p>0.2</text:p>
          </table:table-cell>
          <table:table-cell table:style-name="ce87" table:formula="of:=[C_Dia_NA.O28]/[.$O$6]" office:value-type="float" office:value="0.780228856728255" calcext:value-type="float">
            <text:p>0.8</text:p>
          </table:table-cell>
          <table:table-cell table:style-name="ce87" table:formula="of:=[C_Dia_NA.P28]/[.$P$6]" office:value-type="float" office:value="9.57949440797014" calcext:value-type="float">
            <text:p>9.6</text:p>
          </table:table-cell>
          <table:table-cell table:formula="of:=[C_Dia_NA.Q28]/[.$Q$6]" office:value-type="float" office:value="12.9907717536617" calcext:value-type="float">
            <text:p>13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87" table:formula="of:=[C_Dia_NA.C29]/[.$C$6]" office:value-type="float" office:value="4.98398308170164" calcext:value-type="float">
            <text:p>5.0</text:p>
          </table:table-cell>
          <table:table-cell table:style-name="ce87" table:formula="of:=[C_Dia_NA.D29]/[.$D$6]" office:value-type="float" office:value="7.22447516727764" calcext:value-type="float">
            <text:p>7.2</text:p>
          </table:table-cell>
          <table:table-cell table:style-name="ce87" table:formula="of:=[C_Dia_NA.E29]/[.$E$6]" office:value-type="float" office:value="4.10282589553559" calcext:value-type="float">
            <text:p>4.1</text:p>
          </table:table-cell>
          <table:table-cell table:formula="of:=[C_Dia_NA.F29]/[.$F$6]" office:value-type="float" office:value="43.4027703023778" calcext:value-type="float">
            <text:p>43</text:p>
          </table:table-cell>
          <table:table-cell table:formula="of:=[C_Dia_NA.G29]/[.$G$6]" office:value-type="float" office:value="10.8297840464011" calcext:value-type="float">
            <text:p>11</text:p>
          </table:table-cell>
          <table:table-cell table:style-name="ce87" table:formula="of:=[C_Dia_NA.H29]/[.$H$6]" office:value-type="float" office:value="7.37778882087452" calcext:value-type="float">
            <text:p>7.4</text:p>
          </table:table-cell>
          <table:table-cell table:style-name="ce87" table:formula="of:=[C_Dia_NA.I29]/[.$I$6]" office:value-type="float" office:value="7.00143841948488" calcext:value-type="float">
            <text:p>7.0</text:p>
          </table:table-cell>
          <table:table-cell table:formula="of:=[C_Dia_NA.J29]/[.$J$6]" office:value-type="float" office:value="37.1586118802107" calcext:value-type="float">
            <text:p>37</text:p>
          </table:table-cell>
          <table:table-cell table:style-name="ce87" table:formula="of:=[C_Dia_NA.K29]/[.$K$6]" office:value-type="float" office:value="1.83514673017634" calcext:value-type="float">
            <text:p>1.8</text:p>
          </table:table-cell>
          <table:table-cell table:style-name="ce87" table:formula="of:=[C_Dia_NA.L29]/[.$L$6]" office:value-type="float" office:value="0" calcext:value-type="float">
            <text:p>0.0</text:p>
          </table:table-cell>
          <table:table-cell table:formula="of:=[C_Dia_NA.M29]/[.$L$6]" office:value-type="float" office:value="348.594382743601" calcext:value-type="float">
            <text:p>349</text:p>
          </table:table-cell>
          <table:table-cell table:style-name="ce87" table:formula="of:=[C_Dia_NA.N29]/[.$N$6]" office:value-type="float" office:value="1.75154917226165" calcext:value-type="float">
            <text:p>1.8</text:p>
          </table:table-cell>
          <table:table-cell table:style-name="ce87" table:formula="of:=[C_Dia_NA.O29]/[.$O$6]" office:value-type="float" office:value="1.24536529054702" calcext:value-type="float">
            <text:p>1.2</text:p>
          </table:table-cell>
          <table:table-cell table:formula="of:=[C_Dia_NA.P29]/[.$P$6]" office:value-type="float" office:value="19.1589888159403" calcext:value-type="float">
            <text:p>19</text:p>
          </table:table-cell>
          <table:table-cell table:formula="of:=[C_Dia_NA.Q29]/[.$Q$6]" office:value-type="float" office:value="18.7254367620349" calcext:value-type="float">
            <text:p>19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87" table:formula="of:=[C_Dia_NA.C30]/[.$C$6]" office:value-type="float" office:value="9.68210179712114" calcext:value-type="float">
            <text:p>9.7</text:p>
          </table:table-cell>
          <table:table-cell table:formula="of:=[C_Dia_NA.D30]/[.$D$6]" office:value-type="float" office:value="12.981478816202" calcext:value-type="float">
            <text:p>13</text:p>
          </table:table-cell>
          <table:table-cell table:style-name="ce87" table:formula="of:=[C_Dia_NA.E30]/[.$E$6]" office:value-type="float" office:value="7.42000427916011" calcext:value-type="float">
            <text:p>7.4</text:p>
          </table:table-cell>
          <table:table-cell table:formula="of:=[C_Dia_NA.F30]/[.$F$6]" office:value-type="float" office:value="27.5573144777002" calcext:value-type="float">
            <text:p>28</text:p>
          </table:table-cell>
          <table:table-cell table:formula="of:=[C_Dia_NA.G30]/[.$G$6]" office:value-type="float" office:value="17.5930483915844" calcext:value-type="float">
            <text:p>18</text:p>
          </table:table-cell>
          <table:table-cell table:style-name="ce87" table:formula="of:=[C_Dia_NA.H30]/[.$H$6]" office:value-type="float" office:value="8.83256408132865" calcext:value-type="float">
            <text:p>8.8</text:p>
          </table:table-cell>
          <table:table-cell table:style-name="ce87" table:formula="of:=[C_Dia_NA.I30]/[.$I$6]" office:value-type="float" office:value="6.42280714514728" calcext:value-type="float">
            <text:p>6.4</text:p>
          </table:table-cell>
          <table:table-cell table:formula="of:=[C_Dia_NA.J30]/[.$J$6]" office:value-type="float" office:value="42.588620879567" calcext:value-type="float">
            <text:p>43</text:p>
          </table:table-cell>
          <table:table-cell table:style-name="ce87" table:formula="of:=[C_Dia_NA.K30]/[.$K$6]" office:value-type="float" office:value="5.50544019052901" calcext:value-type="float">
            <text:p>5.5</text:p>
          </table:table-cell>
          <table:table-cell table:formula="of:=[C_Dia_NA.L30]/[.$L$6]" office:value-type="float" office:value="30.9499685613477" calcext:value-type="float">
            <text:p>31</text:p>
          </table:table-cell>
          <table:table-cell table:formula="of:=[C_Dia_NA.M30]/[.$L$6]" office:value-type="float" office:value="215.020834215679" calcext:value-type="float">
            <text:p>215</text:p>
          </table:table-cell>
          <table:table-cell table:style-name="ce87" table:formula="of:=[C_Dia_NA.N30]/[.$N$6]" office:value-type="float" office:value="1.84885745960952" calcext:value-type="float">
            <text:p>1.8</text:p>
          </table:table-cell>
          <table:table-cell table:style-name="ce87" table:formula="of:=[C_Dia_NA.O30]/[.$O$6]" office:value-type="float" office:value="2.01058974618435" calcext:value-type="float">
            <text:p>2.0</text:p>
          </table:table-cell>
          <table:table-cell table:formula="of:=[C_Dia_NA.P30]/[.$P$6]" office:value-type="float" office:value="14.7602413837091" calcext:value-type="float">
            <text:p>15</text:p>
          </table:table-cell>
          <table:table-cell table:formula="of:=[C_Dia_NA.Q30]/[.$Q$6]" office:value-type="float" office:value="25.5134075882726" calcext:value-type="float">
            <text:p>26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L$6]" office:value-type="float" office:value="210.133997074414" calcext:value-type="float">
            <text:p>210</text:p>
          </table:table-cell>
          <table:table-cell table:formula="of:=[C_Dia_NA.N31]/[.$N$6]" office:value-type="float" office:value="3.30848176982756" calcext:value-type="float">
            <text:p>3</text:p>
          </table:table-cell>
          <table:table-cell table:formula="of:=[C_Dia_NA.O31]/[.$O$6]" office:value-type="float" office:value="3.10591102582209" calcext:value-type="float">
            <text:p>3</text:p>
          </table:table-cell>
          <table:table-cell table:formula="of:=[C_Dia_NA.P31]/[.$P$6]" office:value-type="float" office:value="14.8579913266476" calcext:value-type="float">
            <text:p>15</text:p>
          </table:table-cell>
          <table:table-cell table:formula="of:=[C_Dia_NA.Q31]/[.$Q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L$6]" office:value-type="float" office:value="255.744477059558" calcext:value-type="float">
            <text:p>256</text:p>
          </table:table-cell>
          <table:table-cell table:formula="of:=[C_Dia_NA.N32]/[.$N$6]" office:value-type="float" office:value="5.54657237882856" calcext:value-type="float">
            <text:p>6</text:p>
          </table:table-cell>
          <table:table-cell table:formula="of:=[C_Dia_NA.O32]/[.$O$6]" office:value-type="float" office:value="3.96116188800499" calcext:value-type="float">
            <text:p>4</text:p>
          </table:table-cell>
          <table:table-cell table:formula="of:=[C_Dia_NA.P32]/[.$P$6]" office:value-type="float" office:value="6.94024594863143" calcext:value-type="float">
            <text:p>7</text:p>
          </table:table-cell>
          <table:table-cell table:formula="of:=[C_Dia_NA.Q32]/[.$Q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91" table:formula="of:=[C_Dia_NA.C33]/[.$C$6]" office:value-type="float" office:value="15.2626713823681" calcext:value-type="float">
            <text:p>15</text:p>
          </table:table-cell>
          <table:table-cell table:style-name="ce91" table:formula="of:=[C_Dia_NA.D33]/[.$D$6]" office:value-type="float" office:value="23.1408970201862" calcext:value-type="float">
            <text:p>23</text:p>
          </table:table-cell>
          <table:table-cell table:style-name="ce91" table:formula="of:=[C_Dia_NA.E33]/[.$E$6]" office:value-type="float" office:value="17.1969510940534" calcext:value-type="float">
            <text:p>17</text:p>
          </table:table-cell>
          <table:table-cell table:style-name="ce91" table:formula="of:=[C_Dia_NA.F33]/[.$F$6]" office:value-type="float" office:value="6.71709540393942" calcext:value-type="float">
            <text:p>7</text:p>
          </table:table-cell>
          <table:table-cell table:style-name="ce91" table:formula="of:=[C_Dia_NA.G33]/[.$G$6]" office:value-type="float" office:value="42.8054705391349" calcext:value-type="float">
            <text:p>43</text:p>
          </table:table-cell>
          <table:table-cell table:style-name="ce91" table:formula="of:=[C_Dia_NA.H33]/[.$H$6]" office:value-type="float" office:value="13.3601809633543" calcext:value-type="float">
            <text:p>13</text:p>
          </table:table-cell>
          <table:table-cell table:style-name="ce91" table:formula="of:=[C_Dia_NA.I33]/[.$I$6]" office:value-type="float" office:value="10.1839104283416" calcext:value-type="float">
            <text:p>10</text:p>
          </table:table-cell>
          <table:table-cell table:style-name="ce91" table:formula="of:=[C_Dia_NA.J33]/[.$J$6]" office:value-type="float" office:value="57.6737642239327" calcext:value-type="float">
            <text:p>58</text:p>
          </table:table-cell>
          <table:table-cell table:style-name="ce91" table:formula="of:=[C_Dia_NA.K33]/[.$K$6]" office:value-type="float" office:value="8.15620768967261" calcext:value-type="float">
            <text:p>8</text:p>
          </table:table-cell>
          <table:table-cell table:style-name="ce91" table:formula="of:=[C_Dia_NA.L33]/[.$L$6]" office:value-type="float" office:value="42.3525885576337" calcext:value-type="float">
            <text:p>42</text:p>
          </table:table-cell>
          <table:table-cell table:style-name="ce91" table:formula="of:=[C_Dia_NA.M33]/[.$L$6]" office:value-type="float" office:value="276.920771338374" calcext:value-type="float">
            <text:p>277</text:p>
          </table:table-cell>
          <table:table-cell table:style-name="ce91" table:formula="of:=[C_Dia_NA.N33]/[.$N$6]" office:value-type="float" office:value="7.39542983843808" calcext:value-type="float">
            <text:p>7</text:p>
          </table:table-cell>
          <table:table-cell table:style-name="ce91" table:formula="of:=[C_Dia_NA.O33]/[.$O$6]" office:value-type="float" office:value="4.95145236000624" calcext:value-type="float">
            <text:p>5</text:p>
          </table:table-cell>
          <table:table-cell table:style-name="ce91" table:formula="of:=[C_Dia_NA.P33]/[.$P$6]" office:value-type="float" office:value="6.74474606275449" calcext:value-type="float">
            <text:p>7</text:p>
          </table:table-cell>
          <table:table-cell table:style-name="ce91" table:formula="of:=[C_Dia_NA.Q33]/[.$Q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L$6]" office:value-type="float" office:value="149.863005665473" calcext:value-type="float">
            <text:p>150</text:p>
          </table:table-cell>
          <table:table-cell table:formula="of:=[C_Dia_NA.N34]/[.$N$6]" office:value-type="float" office:value="8.36851271191677" calcext:value-type="float">
            <text:p>8</text:p>
          </table:table-cell>
          <table:table-cell table:formula="of:=[C_Dia_NA.O34]/[.$O$6]" office:value-type="float" office:value="2.28066896582105" calcext:value-type="float">
            <text:p>2</text:p>
          </table:table-cell>
          <table:table-cell table:formula="of:=[C_Dia_NA.P34]/[.$P$6]" office:value-type="float" office:value="8.11324526389308" calcext:value-type="float">
            <text:p>8</text:p>
          </table:table-cell>
          <table:table-cell table:formula="of:=[C_Dia_NA.Q34]/[.$Q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L$6]" office:value-type="float" office:value="226.423454211965" calcext:value-type="float">
            <text:p>226</text:p>
          </table:table-cell>
          <table:table-cell table:formula="of:=[C_Dia_NA.N35]/[.$N$6]" office:value-type="float" office:value="11.3850696197007" calcext:value-type="float">
            <text:p>11</text:p>
          </table:table-cell>
          <table:table-cell table:formula="of:=[C_Dia_NA.O35]/[.$O$6]" office:value-type="float" office:value="6.10679124400769" calcext:value-type="float">
            <text:p>6</text:p>
          </table:table-cell>
          <table:table-cell table:formula="of:=[C_Dia_NA.P35]/[.$P$6]" office:value-type="float" office:value="11.632243209678" calcext:value-type="float">
            <text:p>12</text:p>
          </table:table-cell>
          <table:table-cell table:formula="of:=[C_Dia_NA.Q35]/[.$Q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L$6]" office:value-type="float" office:value="187.328757081842" calcext:value-type="float">
            <text:p>187</text:p>
          </table:table-cell>
          <table:table-cell table:formula="of:=[C_Dia_NA.N36]/[.$N$6]" office:value-type="float" office:value="18.8778077454867" calcext:value-type="float">
            <text:p>19</text:p>
          </table:table-cell>
          <table:table-cell table:formula="of:=[C_Dia_NA.O36]/[.$O$6]" office:value-type="float" office:value="10.1429751374673" calcext:value-type="float">
            <text:p>10</text:p>
          </table:table-cell>
          <table:table-cell table:formula="of:=[C_Dia_NA.P36]/[.$P$6]" office:value-type="float" office:value="14.1737417260783" calcext:value-type="float">
            <text:p>14</text:p>
          </table:table-cell>
          <table:table-cell table:formula="of:=[C_Dia_NA.Q36]/[.$Q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L$6]" office:value-type="float" office:value="210.133997074414" calcext:value-type="float">
            <text:p>210</text:p>
          </table:table-cell>
          <table:table-cell table:formula="of:=[C_Dia_NA.N37]/[.$N$6]" office:value-type="float" office:value="13.9150850907453" calcext:value-type="float">
            <text:p>14</text:p>
          </table:table-cell>
          <table:table-cell table:formula="of:=[C_Dia_NA.O37]/[.$O$6]" office:value-type="float" office:value="9.6478299014667" calcext:value-type="float">
            <text:p>10</text:p>
          </table:table-cell>
          <table:table-cell table:formula="of:=[C_Dia_NA.P37]/[.$P$6]" office:value-type="float" office:value="13.9782418402013" calcext:value-type="float">
            <text:p>14</text:p>
          </table:table-cell>
          <table:table-cell table:formula="of:=[C_Dia_NA.Q37]/[.$Q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L$6]" office:value-type="float" office:value="309.499685613477" calcext:value-type="float">
            <text:p>309</text:p>
          </table:table-cell>
          <table:table-cell table:formula="of:=[C_Dia_NA.N38]/[.$N$6]" office:value-type="float" office:value="22.8674475267493" calcext:value-type="float">
            <text:p>23</text:p>
          </table:table-cell>
          <table:table-cell table:formula="of:=[C_Dia_NA.O38]/[.$O$6]" office:value-type="float" office:value="10.7131423789226" calcext:value-type="float">
            <text:p>11</text:p>
          </table:table-cell>
          <table:table-cell table:formula="of:=[C_Dia_NA.P38]/[.$P$6]" office:value-type="float" office:value="17.5949897289247" calcext:value-type="float">
            <text:p>18</text:p>
          </table:table-cell>
          <table:table-cell table:formula="of:=[C_Dia_NA.Q38]/[.$Q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L$6]" office:value-type="float" office:value="299.726011330946" calcext:value-type="float">
            <text:p>300</text:p>
          </table:table-cell>
          <table:table-cell table:formula="of:=[C_Dia_NA.N39]/[.$N$6]" office:value-type="float" office:value="25.3001547104461" calcext:value-type="float">
            <text:p>25</text:p>
          </table:table-cell>
          <table:table-cell table:formula="of:=[C_Dia_NA.O39]/[.$O$6]" office:value-type="float" office:value="15.5295551291105" calcext:value-type="float">
            <text:p>16</text:p>
          </table:table-cell>
          <table:table-cell table:formula="of:=[C_Dia_NA.P39]/[.$P$6]" office:value-type="float" office:value="13.0984923537551" calcext:value-type="float">
            <text:p>13</text:p>
          </table:table-cell>
          <table:table-cell table:formula="of:=[C_Dia_NA.Q39]/[.$Q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L$6]" office:value-type="float" office:value="335.56281703356" calcext:value-type="float">
            <text:p>336</text:p>
          </table:table-cell>
          <table:table-cell table:formula="of:=[C_Dia_NA.N40]/[.$N$6]" office:value-type="float" office:value="31.1386519513182" calcext:value-type="float">
            <text:p>31</text:p>
          </table:table-cell>
          <table:table-cell table:formula="of:=[C_Dia_NA.O40]/[.$O$6]" office:value-type="float" office:value="9.97792672546711" calcext:value-type="float">
            <text:p>10</text:p>
          </table:table-cell>
          <table:table-cell table:formula="of:=[C_Dia_NA.P40]/[.$P$6]" office:value-type="float" office:value="11.4367433238011" calcext:value-type="float">
            <text:p>11</text:p>
          </table:table-cell>
          <table:table-cell table:formula="of:=[C_Dia_NA.Q40]/[.$Q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92" table:formula="of:=[C_Dia_NA.C41]/[.$C$6]" office:value-type="float" office:value="50.4861328625238" calcext:value-type="float">
            <text:p>50</text:p>
          </table:table-cell>
          <table:table-cell table:style-name="ce92" table:formula="of:=[C_Dia_NA.D41]/[.$D$6]" office:value-type="float" office:value="76.760048652325" calcext:value-type="float">
            <text:p>77</text:p>
          </table:table-cell>
          <table:table-cell table:style-name="ce92" table:formula="of:=[C_Dia_NA.E41]/[.$E$6]" office:value-type="float" office:value="29.8546054526207" calcext:value-type="float">
            <text:p>30</text:p>
          </table:table-cell>
          <table:table-cell table:style-name="ce92" table:formula="of:=[C_Dia_NA.F41]/[.$F$6]" office:value-type="float" office:value="12.0563250839938" calcext:value-type="float">
            <text:p>12</text:p>
          </table:table-cell>
          <table:table-cell table:style-name="ce92" table:formula="of:=[C_Dia_NA.G41]/[.$G$6]" office:value-type="float" office:value="96.6761552126362" calcext:value-type="float">
            <text:p>97</text:p>
          </table:table-cell>
          <table:table-cell table:style-name="ce92" table:formula="of:=[C_Dia_NA.H41]/[.$H$6]" office:value-type="float" office:value="56.9737494859485" calcext:value-type="float">
            <text:p>57</text:p>
          </table:table-cell>
          <table:table-cell table:style-name="ce92" table:formula="of:=[C_Dia_NA.I41]/[.$I$6]" office:value-type="float" office:value="31.5354044513988" calcext:value-type="float">
            <text:p>32</text:p>
          </table:table-cell>
          <table:table-cell table:style-name="ce92" table:formula="of:=[C_Dia_NA.J41]/[.$J$6]" office:value-type="float" office:value="76.9358375678032" calcext:value-type="float">
            <text:p>77</text:p>
          </table:table-cell>
          <table:table-cell table:style-name="ce92" table:formula="of:=[C_Dia_NA.K41]/[.$K$6]" office:value-type="float" office:value="44.6552371009575" calcext:value-type="float">
            <text:p>45</text:p>
          </table:table-cell>
          <table:table-cell table:style-name="ce92" table:formula="of:=[C_Dia_NA.L41]/[.$L$6]" office:value-type="float" office:value="125.428819959146" calcext:value-type="float">
            <text:p>125</text:p>
          </table:table-cell>
          <table:table-cell table:style-name="ce92" table:formula="of:=[C_Dia_NA.M41]/[.$L$6]" office:value-type="float" office:value="389.318025587479" calcext:value-type="float">
            <text:p>389</text:p>
          </table:table-cell>
          <table:table-cell table:style-name="ce92" table:formula="of:=[C_Dia_NA.N41]/[.$N$6]" office:value-type="float" office:value="44.7618121800199" calcext:value-type="float">
            <text:p>45</text:p>
          </table:table-cell>
          <table:table-cell table:style-name="ce92" table:formula="of:=[C_Dia_NA.O41]/[.$O$6]" office:value-type="float" office:value="14.5092558549274" calcext:value-type="float">
            <text:p>15</text:p>
          </table:table-cell>
          <table:table-cell table:style-name="ce92" table:formula="of:=[C_Dia_NA.P41]/[.$P$6]" office:value-type="float" office:value="17.7904896148017" calcext:value-type="float">
            <text:p>18</text:p>
          </table:table-cell>
          <table:table-cell table:style-name="ce92" table:formula="of:=[C_Dia_NA.Q41]/[.$Q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L$6]" office:value-type="float" office:value="317.644414182253" calcext:value-type="float">
            <text:p>318</text:p>
          </table:table-cell>
          <table:table-cell table:formula="of:=[C_Dia_NA.N42]/[.$N$6]" office:value-type="float" office:value="29.3871027790566" calcext:value-type="float">
            <text:p>29</text:p>
          </table:table-cell>
          <table:table-cell table:formula="of:=[C_Dia_NA.O42]/[.$O$6]" office:value-type="float" office:value="21.4112803567542" calcext:value-type="float">
            <text:p>21</text:p>
          </table:table-cell>
          <table:table-cell table:formula="of:=[C_Dia_NA.P42]/[.$P$6]" office:value-type="float" office:value="22.4824868758483" calcext:value-type="float">
            <text:p>22</text:p>
          </table:table-cell>
          <table:table-cell table:formula="of:=[C_Dia_NA.Q42]/[.$Q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L$6]" office:value-type="float" office:value="570.1309998143" calcext:value-type="float">
            <text:p>570</text:p>
          </table:table-cell>
          <table:table-cell table:formula="of:=[C_Dia_NA.N43]/[.$N$6]" office:value-type="float" office:value="61.5961458912014" calcext:value-type="float">
            <text:p>62</text:p>
          </table:table-cell>
          <table:table-cell table:formula="of:=[C_Dia_NA.O43]/[.$O$6]" office:value-type="float" office:value="21.7863903840274" calcext:value-type="float">
            <text:p>22</text:p>
          </table:table-cell>
          <table:table-cell table:formula="of:=[C_Dia_NA.P43]/[.$P$6]" office:value-type="float" office:value="30.6934820826798" calcext:value-type="float">
            <text:p>31</text:p>
          </table:table-cell>
          <table:table-cell table:formula="of:=[C_Dia_NA.Q43]/[.$Q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L$6]" office:value-type="float" office:value="390.946971301234" calcext:value-type="float">
            <text:p>391</text:p>
          </table:table-cell>
          <table:table-cell table:formula="of:=[C_Dia_NA.N44]/[.$N$6]" office:value-type="float" office:value="53.4222497539803" calcext:value-type="float">
            <text:p>53</text:p>
          </table:table-cell>
          <table:table-cell table:formula="of:=[C_Dia_NA.O44]/[.$O$6]" office:value-type="float" office:value="31.9443699225857" calcext:value-type="float">
            <text:p>32</text:p>
          </table:table-cell>
          <table:table-cell table:formula="of:=[C_Dia_NA.P44]/[.$P$6]" office:value-type="float" office:value="27.9564836804026" calcext:value-type="float">
            <text:p>28</text:p>
          </table:table-cell>
          <table:table-cell table:formula="of:=[C_Dia_NA.Q44]/[.$Q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L$6]" office:value-type="float" office:value="692.301928345936" calcext:value-type="float">
            <text:p>692</text:p>
          </table:table-cell>
          <table:table-cell table:formula="of:=[C_Dia_NA.N45]/[.$N$6]" office:value-type="float" office:value="70.4512000398575" calcext:value-type="float">
            <text:p>70</text:p>
          </table:table-cell>
          <table:table-cell table:formula="of:=[C_Dia_NA.O45]/[.$O$6]" office:value-type="float" office:value="43.3627191527819" calcext:value-type="float">
            <text:p>43</text:p>
          </table:table-cell>
          <table:table-cell table:formula="of:=[C_Dia_NA.P45]/[.$P$6]" office:value-type="float" office:value="35.7764791154803" calcext:value-type="float">
            <text:p>36</text:p>
          </table:table-cell>
          <table:table-cell table:formula="of:=[C_Dia_NA.Q45]/[.$Q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L$6]" office:value-type="float" office:value="430.041668431358" calcext:value-type="float">
            <text:p>430</text:p>
          </table:table-cell>
          <table:table-cell table:formula="of:=[C_Dia_NA.N46]/[.$N$6]" office:value-type="float" office:value="87.7720751877783" calcext:value-type="float">
            <text:p>88</text:p>
          </table:table-cell>
          <table:table-cell table:formula="of:=[C_Dia_NA.O46]/[.$O$6]" office:value-type="float" office:value="38.3512491884119" calcext:value-type="float">
            <text:p>38</text:p>
          </table:table-cell>
          <table:table-cell table:formula="of:=[C_Dia_NA.P46]/[.$P$6]" office:value-type="float" office:value="29.3249828815412" calcext:value-type="float">
            <text:p>29</text:p>
          </table:table-cell>
          <table:table-cell table:formula="of:=[C_Dia_NA.Q46]/[.$Q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91" table:formula="of:=[C_Dia_NA.C47]/[.$C$6]" office:value-type="float" office:value="49.2805309699426" calcext:value-type="float">
            <text:p>49</text:p>
          </table:table-cell>
          <table:table-cell table:style-name="ce91" table:formula="of:=[C_Dia_NA.D47]/[.$D$6]" office:value-type="float" office:value="61.0693916483938" calcext:value-type="float">
            <text:p>61</text:p>
          </table:table-cell>
          <table:table-cell table:style-name="ce91" table:formula="of:=[C_Dia_NA.E47]/[.$E$6]" office:value-type="float" office:value="148.574673919183" calcext:value-type="float">
            <text:p>149</text:p>
          </table:table-cell>
          <table:table-cell table:style-name="ce91" table:formula="of:=[C_Dia_NA.F47]/[.$F$6]" office:value-type="float" office:value="34.102176666154" calcext:value-type="float">
            <text:p>34</text:p>
          </table:table-cell>
          <table:table-cell table:style-name="ce91" table:formula="of:=[C_Dia_NA.G47]/[.$G$6]" office:value-type="float" office:value="140.166513280397" calcext:value-type="float">
            <text:p>140</text:p>
          </table:table-cell>
          <table:table-cell table:style-name="ce91" table:formula="of:=[C_Dia_NA.H47]/[.$H$6]" office:value-type="float" office:value="38.5812336930641" calcext:value-type="float">
            <text:p>39</text:p>
          </table:table-cell>
          <table:table-cell table:style-name="ce91" table:formula="of:=[C_Dia_NA.I47]/[.$I$6]" office:value-type="float" office:value="63.8808926868703" calcext:value-type="float">
            <text:p>64</text:p>
          </table:table-cell>
          <table:table-cell table:style-name="ce91" table:formula="of:=[C_Dia_NA.J47]/[.$J$6]" office:value-type="float" office:value="115.941937717026" calcext:value-type="float">
            <text:p>116</text:p>
          </table:table-cell>
          <table:table-cell table:style-name="ce91" table:formula="of:=[C_Dia_NA.K47]/[.$K$6]" office:value-type="float" office:value="40.781038448363" calcext:value-type="float">
            <text:p>41</text:p>
          </table:table-cell>
          <table:table-cell table:style-name="ce91" table:formula="of:=[C_Dia_NA.L47]/[.$L$6]" office:value-type="float" office:value="193.844539936862" calcext:value-type="float">
            <text:p>194</text:p>
          </table:table-cell>
          <table:table-cell table:style-name="ce91" table:formula="of:=[C_Dia_NA.M47]/[.$L$6]" office:value-type="float" office:value="418.639048435072" calcext:value-type="float">
            <text:p>419</text:p>
          </table:table-cell>
          <table:table-cell table:style-name="ce91" table:formula="of:=[C_Dia_NA.N47]/[.$N$6]" office:value-type="float" office:value="77.0681635795126" calcext:value-type="float">
            <text:p>77</text:p>
          </table:table-cell>
          <table:table-cell table:style-name="ce91" table:formula="of:=[C_Dia_NA.O47]/[.$O$6]" office:value-type="float" office:value="37.5410115295018" calcext:value-type="float">
            <text:p>38</text:p>
          </table:table-cell>
          <table:table-cell table:style-name="ce91" table:formula="of:=[C_Dia_NA.P47]/[.$P$6]" office:value-type="float" office:value="27.4677339657103" calcext:value-type="float">
            <text:p>27</text:p>
          </table:table-cell>
          <table:table-cell table:style-name="ce91" table:formula="of:=[C_Dia_NA.Q47]/[.$Q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L$6]" office:value-type="float" office:value="201.989268505638" calcext:value-type="float">
            <text:p>202</text:p>
          </table:table-cell>
          <table:table-cell table:formula="of:=[C_Dia_NA.N48]/[.$N$6]" office:value-type="float" office:value="43.3994961571498" calcext:value-type="float">
            <text:p>43</text:p>
          </table:table-cell>
          <table:table-cell table:formula="of:=[C_Dia_NA.O48]/[.$O$6]" office:value-type="float" office:value="39.9867289073231" calcext:value-type="float">
            <text:p>40</text:p>
          </table:table-cell>
          <table:table-cell table:formula="of:=[C_Dia_NA.P48]/[.$P$6]" office:value-type="float" office:value="40.5662263194654" calcext:value-type="float">
            <text:p>41</text:p>
          </table:table-cell>
          <table:table-cell table:formula="of:=[C_Dia_NA.Q48]/[.$Q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L$6]" office:value-type="float" office:value="359.997002739887" calcext:value-type="float">
            <text:p>360</text:p>
          </table:table-cell>
          <table:table-cell table:formula="of:=[C_Dia_NA.N49]/[.$N$6]" office:value-type="float" office:value="100.714077405045" calcext:value-type="float">
            <text:p>101</text:p>
          </table:table-cell>
          <table:table-cell table:formula="of:=[C_Dia_NA.O49]/[.$O$6]" office:value-type="float" office:value="48.764303545516" calcext:value-type="float">
            <text:p>49</text:p>
          </table:table-cell>
          <table:table-cell table:formula="of:=[C_Dia_NA.P49]/[.$P$6]" office:value-type="float" office:value="46.4312228957736" calcext:value-type="float">
            <text:p>46</text:p>
          </table:table-cell>
          <table:table-cell table:formula="of:=[C_Dia_NA.Q49]/[.$Q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L$6]" office:value-type="float" office:value="338.82070846107" calcext:value-type="float">
            <text:p>339</text:p>
          </table:table-cell>
          <table:table-cell table:formula="of:=[C_Dia_NA.N50]/[.$N$6]" office:value-type="float" office:value="78.6250961770785" calcext:value-type="float">
            <text:p>79</text:p>
          </table:table-cell>
          <table:table-cell table:formula="of:=[C_Dia_NA.O50]/[.$O$6]" office:value-type="float" office:value="68.5250997822681" calcext:value-type="float">
            <text:p>69</text:p>
          </table:table-cell>
          <table:table-cell table:formula="of:=[C_Dia_NA.P50]/[.$P$6]" office:value-type="float" office:value="47.5064722680968" calcext:value-type="float">
            <text:p>48</text:p>
          </table:table-cell>
          <table:table-cell table:formula="of:=[C_Dia_NA.Q50]/[.$Q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L$6]" office:value-type="float" office:value="456.10479985144" calcext:value-type="float">
            <text:p>456</text:p>
          </table:table-cell>
          <table:table-cell table:formula="of:=[C_Dia_NA.N51]/[.$N$6]" office:value-type="float" office:value="76.1923889933818" calcext:value-type="float">
            <text:p>76</text:p>
          </table:table-cell>
          <table:table-cell table:formula="of:=[C_Dia_NA.O51]/[.$O$6]" office:value-type="float" office:value="67.8499017331764" calcext:value-type="float">
            <text:p>68</text:p>
          </table:table-cell>
          <table:table-cell table:formula="of:=[C_Dia_NA.P51]/[.$P$6]" office:value-type="float" office:value="54.2512183308513" calcext:value-type="float">
            <text:p>54</text:p>
          </table:table-cell>
          <table:table-cell table:formula="of:=[C_Dia_NA.Q51]/[.$Q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L$6]" office:value-type="float" office:value="444.702179855154" calcext:value-type="float">
            <text:p>445</text:p>
          </table:table-cell>
          <table:table-cell table:formula="of:=[C_Dia_NA.N52]/[.$N$6]" office:value-type="float" office:value="82.9066608203848" calcext:value-type="float">
            <text:p>83</text:p>
          </table:table-cell>
          <table:table-cell table:formula="of:=[C_Dia_NA.O52]/[.$O$6]" office:value-type="float" office:value="70.1005618968156" calcext:value-type="float">
            <text:p>70</text:p>
          </table:table-cell>
          <table:table-cell table:formula="of:=[C_Dia_NA.P52]/[.$P$6]" office:value-type="float" office:value="58.8454656489594" calcext:value-type="float">
            <text:p>59</text:p>
          </table:table-cell>
          <table:table-cell table:formula="of:=[C_Dia_NA.Q52]/[.$Q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L$6]" office:value-type="float" office:value="491.941605554053" calcext:value-type="float">
            <text:p>492</text:p>
          </table:table-cell>
          <table:table-cell table:formula="of:=[C_Dia_NA.N53]/[.$N$6]" office:value-type="float" office:value="62.0826873279407" calcext:value-type="float">
            <text:p>62</text:p>
          </table:table-cell>
          <table:table-cell table:formula="of:=[C_Dia_NA.O53]/[.$O$6]" office:value-type="float" office:value="60.017604363712" calcext:value-type="float">
            <text:p>60</text:p>
          </table:table-cell>
          <table:table-cell table:formula="of:=[C_Dia_NA.P53]/[.$P$6]" office:value-type="float" office:value="34.8967296290341" calcext:value-type="float">
            <text:p>35</text:p>
          </table:table-cell>
          <table:table-cell table:formula="of:=[C_Dia_NA.Q53]/[.$Q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L$6]" office:value-type="float" office:value="211.762942788169" calcext:value-type="float">
            <text:p>212</text:p>
          </table:table-cell>
          <table:table-cell table:formula="of:=[C_Dia_NA.N54]/[.$N$6]" office:value-type="float" office:value="73.3704486602936" calcext:value-type="float">
            <text:p>73</text:p>
          </table:table-cell>
          <table:table-cell table:formula="of:=[C_Dia_NA.O54]/[.$O$6]" office:value-type="float" office:value="93.0122823626626" calcext:value-type="float">
            <text:p>93</text:p>
          </table:table-cell>
          <table:table-cell table:formula="of:=[C_Dia_NA.P54]/[.$P$6]" office:value-type="float" office:value="33.2349805990801" calcext:value-type="float">
            <text:p>33</text:p>
          </table:table-cell>
          <table:table-cell table:formula="of:=[C_Dia_NA.Q54]/[.$Q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92" table:formula="of:=[C_Dia_NA.C55]/[.$C$6]" office:value-type="float" office:value="45.7010119486707" calcext:value-type="float">
            <text:p>46</text:p>
          </table:table-cell>
          <table:table-cell table:style-name="ce92" table:formula="of:=[C_Dia_NA.D55]/[.$D$6]" office:value-type="float" office:value="33.7518449221252" calcext:value-type="float">
            <text:p>34</text:p>
          </table:table-cell>
          <table:table-cell table:style-name="ce92" table:formula="of:=[C_Dia_NA.E55]/[.$E$6]" office:value-type="float" office:value="98.0313506529036" calcext:value-type="float">
            <text:p>98</text:p>
          </table:table-cell>
          <table:table-cell table:style-name="ce92" table:formula="of:=[C_Dia_NA.F55]/[.$F$6]" office:value-type="float" office:value="54.0812296624866" calcext:value-type="float">
            <text:p>54</text:p>
          </table:table-cell>
          <table:table-cell table:style-name="ce92" table:formula="of:=[C_Dia_NA.G55]/[.$G$6]" office:value-type="float" office:value="91.4538878068617" calcext:value-type="float">
            <text:p>91</text:p>
          </table:table-cell>
          <table:table-cell table:style-name="ce92" table:formula="of:=[C_Dia_NA.H55]/[.$H$6]" office:value-type="float" office:value="58.0722532540465" calcext:value-type="float">
            <text:p>58</text:p>
          </table:table-cell>
          <table:table-cell table:style-name="ce92" table:formula="of:=[C_Dia_NA.I55]/[.$I$6]" office:value-type="float" office:value="55.0856973169389" calcext:value-type="float">
            <text:p>55</text:p>
          </table:table-cell>
          <table:table-cell table:style-name="ce92" table:formula="of:=[C_Dia_NA.J55]/[.$J$6]" office:value-type="float" office:value="57.8183502623771" calcext:value-type="float">
            <text:p>58</text:p>
          </table:table-cell>
          <table:table-cell table:style-name="ce92" table:formula="of:=[C_Dia_NA.K55]/[.$K$6]" office:value-type="float" office:value="75.4449211294717" calcext:value-type="float">
            <text:p>75</text:p>
          </table:table-cell>
          <table:table-cell table:style-name="ce92" table:formula="of:=[C_Dia_NA.L55]/[.$L$6]" office:value-type="float" office:value="63.5288828364506" calcext:value-type="float">
            <text:p>64</text:p>
          </table:table-cell>
          <table:table-cell table:style-name="ce92" table:formula="of:=[C_Dia_NA.M55]/[.$L$6]" office:value-type="float" office:value="187.328757081842" calcext:value-type="float">
            <text:p>187</text:p>
          </table:table-cell>
          <table:table-cell table:style-name="ce92" table:formula="of:=[C_Dia_NA.N55]/[.$N$6]" office:value-type="float" office:value="43.983345881237" calcext:value-type="float">
            <text:p>44</text:p>
          </table:table-cell>
          <table:table-cell table:style-name="ce92" table:formula="of:=[C_Dia_NA.O55]/[.$O$6]" office:value-type="float" office:value="62.1632337197147" calcext:value-type="float">
            <text:p>62</text:p>
          </table:table-cell>
          <table:table-cell table:style-name="ce92" table:formula="of:=[C_Dia_NA.P55]/[.$P$6]" office:value-type="float" office:value="38.0247278030651" calcext:value-type="float">
            <text:p>38</text:p>
          </table:table-cell>
          <table:table-cell table:style-name="ce92" table:formula="of:=[C_Dia_NA.Q55]/[.$Q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L$6]" office:value-type="float" office:value="175.926137085556" calcext:value-type="float">
            <text:p>176</text:p>
          </table:table-cell>
          <table:table-cell table:formula="of:=[C_Dia_NA.N56]/[.$N$6]" office:value-type="float" office:value="69.283500591683" calcext:value-type="float">
            <text:p>69</text:p>
          </table:table-cell>
          <table:table-cell table:formula="of:=[C_Dia_NA.O56]/[.$O$6]" office:value-type="float" office:value="58.337111441528" calcext:value-type="float">
            <text:p>58</text:p>
          </table:table-cell>
          <table:table-cell table:formula="of:=[C_Dia_NA.P56]/[.$P$6]" office:value-type="float" office:value="72.1394578885915" calcext:value-type="float">
            <text:p>72</text:p>
          </table:table-cell>
          <table:table-cell table:formula="of:=[C_Dia_NA.Q56]/[.$Q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L$6]" office:value-type="float" office:value="239.455019922006" calcext:value-type="float">
            <text:p>239</text:p>
          </table:table-cell>
          <table:table-cell table:formula="of:=[C_Dia_NA.N57]/[.$N$6]" office:value-type="float" office:value="68.0184928561607" calcext:value-type="float">
            <text:p>68</text:p>
          </table:table-cell>
          <table:table-cell table:formula="of:=[C_Dia_NA.O57]/[.$O$6]" office:value-type="float" office:value="88.0008123982926" calcext:value-type="float">
            <text:p>88</text:p>
          </table:table-cell>
          <table:table-cell table:formula="of:=[C_Dia_NA.P57]/[.$P$6]" office:value-type="float" office:value="64.0262126246984" calcext:value-type="float">
            <text:p>64</text:p>
          </table:table-cell>
          <table:table-cell table:formula="of:=[C_Dia_NA.Q57]/[.$Q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L$6]" office:value-type="float" office:value="244.341857063272" calcext:value-type="float">
            <text:p>244</text:p>
          </table:table-cell>
          <table:table-cell table:formula="of:=[C_Dia_NA.N58]/[.$N$6]" office:value-type="float" office:value="79.3062541885136" calcext:value-type="float">
            <text:p>79</text:p>
          </table:table-cell>
          <table:table-cell table:formula="of:=[C_Dia_NA.O58]/[.$O$6]" office:value-type="float" office:value="70.1455751000884" calcext:value-type="float">
            <text:p>70</text:p>
          </table:table-cell>
          <table:table-cell table:formula="of:=[C_Dia_NA.P58]/[.$P$6]" office:value-type="float" office:value="62.9509632523752" calcext:value-type="float">
            <text:p>63</text:p>
          </table:table-cell>
          <table:table-cell table:formula="of:=[C_Dia_NA.Q58]/[.$Q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L$6]" office:value-type="float" office:value="136.831439955432" calcext:value-type="float">
            <text:p>137</text:p>
          </table:table-cell>
          <table:table-cell table:formula="of:=[C_Dia_NA.N59]/[.$N$6]" office:value-type="float" office:value="147.51936361937" calcext:value-type="float">
            <text:p>148</text:p>
          </table:table-cell>
          <table:table-cell table:formula="of:=[C_Dia_NA.O59]/[.$O$6]" office:value-type="float" office:value="85.6151126248351" calcext:value-type="float">
            <text:p>86</text:p>
          </table:table-cell>
          <table:table-cell table:formula="of:=[C_Dia_NA.P59]/[.$P$6]" office:value-type="float" office:value="44.4762240370042" calcext:value-type="float">
            <text:p>44</text:p>
          </table:table-cell>
          <table:table-cell table:formula="of:=[C_Dia_NA.Q59]/[.$Q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L$6]" office:value-type="float" office:value="123.799874245391" calcext:value-type="float">
            <text:p>124</text:p>
          </table:table-cell>
          <table:table-cell table:formula="of:=[C_Dia_NA.N60]/[.$N$6]" office:value-type="float" office:value="50.1137679841528" calcext:value-type="float">
            <text:p>50</text:p>
          </table:table-cell>
          <table:table-cell table:formula="of:=[C_Dia_NA.O60]/[.$O$6]" office:value-type="float" office:value="78.5180309088262" calcext:value-type="float">
            <text:p>79</text:p>
          </table:table-cell>
          <table:table-cell table:formula="of:=[C_Dia_NA.P60]/[.$P$6]" office:value-type="float" office:value="38.5134775177575" calcext:value-type="float">
            <text:p>39</text:p>
          </table:table-cell>
          <table:table-cell table:formula="of:=[C_Dia_NA.Q60]/[.$Q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91" table:formula="of:=[C_Dia_NA.C61]/[.$C$6]" office:value-type="float" office:value="35.0618859687789" calcext:value-type="float">
            <text:p>35</text:p>
          </table:table-cell>
          <table:table-cell table:style-name="ce91" table:formula="of:=[C_Dia_NA.D61]/[.$D$6]" office:value-type="float" office:value="13.3201260896682" calcext:value-type="float">
            <text:p>13</text:p>
          </table:table-cell>
          <table:table-cell table:style-name="ce91" table:formula="of:=[C_Dia_NA.E61]/[.$E$6]" office:value-type="float" office:value="142.202199655904" calcext:value-type="float">
            <text:p>142</text:p>
          </table:table-cell>
          <table:table-cell table:style-name="ce91" table:formula="of:=[C_Dia_NA.F61]/[.$F$6]" office:value-type="float" office:value="30.6575123564415" calcext:value-type="float">
            <text:p>31</text:p>
          </table:table-cell>
          <table:table-cell table:style-name="ce91" table:formula="of:=[C_Dia_NA.G61]/[.$G$6]" office:value-type="float" office:value="89.1851978682876" calcext:value-type="float">
            <text:p>89</text:p>
          </table:table-cell>
          <table:table-cell table:style-name="ce91" table:formula="of:=[C_Dia_NA.H61]/[.$H$6]" office:value-type="float" office:value="23.9444132154338" calcext:value-type="float">
            <text:p>24</text:p>
          </table:table-cell>
          <table:table-cell table:style-name="ce91" table:formula="of:=[C_Dia_NA.I61]/[.$I$6]" office:value-type="float" office:value="67.9313116072334" calcext:value-type="float">
            <text:p>68</text:p>
          </table:table-cell>
          <table:table-cell table:style-name="ce91" table:formula="of:=[C_Dia_NA.J61]/[.$J$6]" office:value-type="float" office:value="97.8686829114757" calcext:value-type="float">
            <text:p>98</text:p>
          </table:table-cell>
          <table:table-cell table:style-name="ce91" table:formula="of:=[C_Dia_NA.K61]/[.$K$6]" office:value-type="float" office:value="148.2390747598" calcext:value-type="float">
            <text:p>148</text:p>
          </table:table-cell>
          <table:table-cell table:style-name="ce91" table:formula="of:=[C_Dia_NA.L61]/[.$L$6]" office:value-type="float" office:value="17.9184028513066" calcext:value-type="float">
            <text:p>18</text:p>
          </table:table-cell>
          <table:table-cell table:style-name="ce91" table:formula="of:=[C_Dia_NA.M61]/[.$L$6]" office:value-type="float" office:value="154.749842806739" calcext:value-type="float">
            <text:p>155</text:p>
          </table:table-cell>
          <table:table-cell table:style-name="ce91" table:formula="of:=[C_Dia_NA.N61]/[.$N$6]" office:value-type="float" office:value="58.1903558340259" calcext:value-type="float">
            <text:p>58</text:p>
          </table:table-cell>
          <table:table-cell table:style-name="ce91" table:formula="of:=[C_Dia_NA.O61]/[.$O$6]" office:value-type="float" office:value="79.3432729688272" calcext:value-type="float">
            <text:p>79</text:p>
          </table:table-cell>
          <table:table-cell table:style-name="ce91" table:formula="of:=[C_Dia_NA.P61]/[.$P$6]" office:value-type="float" office:value="45.258223580512" calcext:value-type="float">
            <text:p>45</text:p>
          </table:table-cell>
          <table:table-cell table:style-name="ce91" table:formula="of:=[C_Dia_NA.Q61]/[.$Q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86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92" table:formula="of:=[C_Dia_NA.C62]/[.$C$6]" office:value-type="float" office:value="31.532082489469" calcext:value-type="float">
            <text:p>32</text:p>
          </table:table-cell>
          <table:table-cell table:style-name="ce92" table:formula="of:=[C_Dia_NA.D62]/[.$D$6]" office:value-type="float" office:value="11.8526545713149" calcext:value-type="float">
            <text:p>12</text:p>
          </table:table-cell>
          <table:table-cell table:style-name="ce92" table:formula="of:=[C_Dia_NA.E62]/[.$E$6]" office:value-type="float" office:value="82.2311062466921" calcext:value-type="float">
            <text:p>82</text:p>
          </table:table-cell>
          <table:table-cell table:style-name="ce92" table:formula="of:=[C_Dia_NA.F62]/[.$F$6]" office:value-type="float" office:value="24.8015830299302" calcext:value-type="float">
            <text:p>25</text:p>
          </table:table-cell>
          <table:table-cell table:style-name="ce92" table:formula="of:=[C_Dia_NA.G62]/[.$G$6]" office:value-type="float" office:value="74.417310532286" calcext:value-type="float">
            <text:p>74</text:p>
          </table:table-cell>
          <table:table-cell table:style-name="ce92" table:formula="of:=[C_Dia_NA.H62]/[.$H$6]" office:value-type="float" office:value="39.6797374611621" calcext:value-type="float">
            <text:p>40</text:p>
          </table:table-cell>
          <table:table-cell table:style-name="ce92" table:formula="of:=[C_Dia_NA.I62]/[.$I$6]" office:value-type="float" office:value="55.780054846144" calcext:value-type="float">
            <text:p>56</text:p>
          </table:table-cell>
          <table:table-cell table:style-name="ce92" table:formula="of:=[C_Dia_NA.J62]/[.$J$6]" office:value-type="float" office:value="50.6533088016879" calcext:value-type="float">
            <text:p>51</text:p>
          </table:table-cell>
          <table:table-cell table:style-name="ce92" table:formula="of:=[C_Dia_NA.K62]/[.$K$6]" office:value-type="float" office:value="202.273950703881" calcext:value-type="float">
            <text:p>202</text:p>
          </table:table-cell>
          <table:table-cell table:style-name="ce92" table:formula="of:=[C_Dia_NA.L62]/[.$L$6]" office:value-type="float" office:value="17.9184028513066" calcext:value-type="float">
            <text:p>18</text:p>
          </table:table-cell>
          <table:table-cell table:style-name="ce92" table:formula="of:=[C_Dia_NA.M62]/[.$L$6]" office:value-type="float" office:value="118.913037104125" calcext:value-type="float">
            <text:p>119</text:p>
          </table:table-cell>
          <table:table-cell table:style-name="ce92" table:formula="of:=[C_Dia_NA.N62]/[.$N$6]" office:value-type="float" office:value="33.9605922844064" calcext:value-type="float">
            <text:p>34</text:p>
          </table:table-cell>
          <table:table-cell table:style-name="ce92" table:formula="of:=[C_Dia_NA.O62]/[.$O$6]" office:value-type="float" office:value="65.1491095368093" calcext:value-type="float">
            <text:p>65</text:p>
          </table:table-cell>
          <table:table-cell table:style-name="ce92" table:formula="of:=[C_Dia_NA.P62]/[.$P$6]" office:value-type="float" office:value="42.7167250641117" calcext:value-type="float">
            <text:p>43</text:p>
          </table:table-cell>
          <table:table-cell table:style-name="ce92" table:formula="of:=[C_Dia_NA.Q62]/[.$Q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L$6]" office:value-type="float" office:value="127.057765672901" calcext:value-type="float">
            <text:p>127</text:p>
          </table:table-cell>
          <table:table-cell table:formula="of:=[C_Dia_NA.N63]/[.$N$6]" office:value-type="float" office:value="50.0164596968049" calcext:value-type="float">
            <text:p>50</text:p>
          </table:table-cell>
          <table:table-cell table:formula="of:=[C_Dia_NA.O63]/[.$O$6]" office:value-type="float" office:value="78.8031145295538" calcext:value-type="float">
            <text:p>79</text:p>
          </table:table-cell>
          <table:table-cell table:formula="of:=[C_Dia_NA.P63]/[.$P$6]" office:value-type="float" office:value="46.919972610466" calcext:value-type="float">
            <text:p>47</text:p>
          </table:table-cell>
          <table:table-cell table:formula="of:=[C_Dia_NA.Q63]/[.$Q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L$6]" office:value-type="float" office:value="180.812974226821" calcext:value-type="float">
            <text:p>181</text:p>
          </table:table-cell>
          <table:table-cell table:formula="of:=[C_Dia_NA.N64]/[.$N$6]" office:value-type="float" office:value="62.5692287646801" calcext:value-type="float">
            <text:p>63</text:p>
          </table:table-cell>
          <table:table-cell table:formula="of:=[C_Dia_NA.O64]/[.$O$6]" office:value-type="float" office:value="69.0652582215415" calcext:value-type="float">
            <text:p>69</text:p>
          </table:table-cell>
          <table:table-cell table:formula="of:=[C_Dia_NA.P64]/[.$P$6]" office:value-type="float" office:value="59.0409655348364" calcext:value-type="float">
            <text:p>59</text:p>
          </table:table-cell>
          <table:table-cell table:formula="of:=[C_Dia_NA.Q64]/[.$Q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L$6]" office:value-type="float" office:value="185.699811368086" calcext:value-type="float">
            <text:p>186</text:p>
          </table:table-cell>
          <table:table-cell table:formula="of:=[C_Dia_NA.N65]/[.$N$6]" office:value-type="float" office:value="72.9812155109021" calcext:value-type="float">
            <text:p>73</text:p>
          </table:table-cell>
          <table:table-cell table:formula="of:=[C_Dia_NA.O65]/[.$O$6]" office:value-type="float" office:value="69.2753198368145" calcext:value-type="float">
            <text:p>69</text:p>
          </table:table-cell>
          <table:table-cell table:formula="of:=[C_Dia_NA.P65]/[.$P$6]" office:value-type="float" office:value="60.8982144506673" calcext:value-type="float">
            <text:p>61</text:p>
          </table:table-cell>
          <table:table-cell table:formula="of:=[C_Dia_NA.Q65]/[.$Q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 table:formula="of:=[C_Dia_NA.L66]/[.$L$6]" office:value-type="float" office:value="58.6420456951852" calcext:value-type="float">
            <text:p>59</text:p>
          </table:table-cell>
          <table:table-cell table:formula="of:=[C_Dia_NA.M66]/[.$L$6]" office:value-type="float" office:value="162.894571375514" calcext:value-type="float">
            <text:p>163</text:p>
          </table:table-cell>
          <table:table-cell table:formula="of:=[C_Dia_NA.N66]/[.$N$6]" office:value-type="float" office:value="17.6128000099644" calcext:value-type="float">
            <text:p>18</text:p>
          </table:table-cell>
          <table:table-cell table:formula="of:=[C_Dia_NA.O66]/[.$O$6]" office:value-type="float" office:value="84.0096417081058" calcext:value-type="float">
            <text:p>84</text:p>
          </table:table-cell>
          <table:table-cell table:formula="of:=[C_Dia_NA.P66]/[.$P$6]" office:value-type="float" office:value="67.2519607416679" calcext:value-type="float">
            <text:p>67</text:p>
          </table:table-cell>
          <table:table-cell table:formula="of:=[C_Dia_NA.Q66]/[.$Q$6]" office:value-type="float" office:value="40.4937569979005" calcext:value-type="float">
            <text:p>40</text:p>
          </table:table-cell>
          <table:table-cell/>
        </table:table-row>
        <table:table-row table:style-name="ro1">
          <table:table-cell/>
          <table:table-cell table:formula="of:=[C_Dia_NA.B67]" office:value-type="date" office:date-value="2020-04-18" calcext:value-type="date">
            <text:p>18/04</text:p>
          </table:table-cell>
          <table:table-cell table:formula="of:=[C_Dia_NA.C67]/[.$C$6]" office:value-type="float" office:value="44.8558477353148" calcext:value-type="float">
            <text:p>45</text:p>
          </table:table-cell>
          <table:table-cell table:formula="of:=[C_Dia_NA.D67]/[.$D$6]" office:value-type="float" office:value="9.48212365705191" calcext:value-type="float">
            <text:p>9</text:p>
          </table:table-cell>
          <table:table-cell table:formula="of:=[C_Dia_NA.E67]/[.$E$6]" office:value-type="float" office:value="91.2224055496744" calcext:value-type="float">
            <text:p>91</text:p>
          </table:table-cell>
          <table:table-cell table:formula="of:=[C_Dia_NA.F67]/[.$F$6]" office:value-type="float" office:value="29.1074134170708" calcext:value-type="float">
            <text:p>29</text:p>
          </table:table-cell>
          <table:table-cell table:formula="of:=[C_Dia_NA.G67]/[.$G$6]" office:value-type="float" office:value="78.2912056160777" calcext:value-type="float">
            <text:p>78</text:p>
          </table:table-cell>
          <table:table-cell table:formula="of:=[C_Dia_NA.H67]/[.$H$6]" office:value-type="float" office:value="38.135894327619" calcext:value-type="float">
            <text:p>38</text:p>
          </table:table-cell>
          <table:table-cell table:formula="of:=[C_Dia_NA.I67]/[.$I$6]" office:value-type="float" office:value="65.9639652744856" calcext:value-type="float">
            <text:p>66</text:p>
          </table:table-cell>
          <table:table-cell table:formula="of:=[C_Dia_NA.J67]/[.$J$6]" office:value-type="float" office:value="56.0833178010443" calcext:value-type="float">
            <text:p>56</text:p>
          </table:table-cell>
          <table:table-cell table:formula="of:=[C_Dia_NA.K67]/[.$K$6]" office:value-type="float" office:value="158.638239564132" calcext:value-type="float">
            <text:p>159</text:p>
          </table:table-cell>
          <table:table-cell table:formula="of:=[C_Dia_NA.L67]/[.$L$6]" office:value-type="float" office:value="92.8499056840432" calcext:value-type="float">
            <text:p>93</text:p>
          </table:table-cell>
          <table:table-cell table:formula="of:=[C_Dia_NA.M67]/[.$L$6]" office:value-type="float" office:value="151.491951379228" calcext:value-type="float">
            <text:p>151</text:p>
          </table:table-cell>
          <table:table-cell table:formula="of:=[C_Dia_NA.N67]/[.$N$6]" office:value-type="float" office:value="64.5153945116374" calcext:value-type="float">
            <text:p>65</text:p>
          </table:table-cell>
          <table:table-cell table:formula="of:=[C_Dia_NA.O67]/[.$O$6]" office:value-type="float" office:value="82.8993160273771" calcext:value-type="float">
            <text:p>83</text:p>
          </table:table-cell>
          <table:table-cell table:formula="of:=[C_Dia_NA.P67]/[.$P$6]" office:value-type="float" office:value="51.905219700328" calcext:value-type="float">
            <text:p>52</text:p>
          </table:table-cell>
          <table:table-cell table:formula="of:=[C_Dia_NA.Q67]/[.$Q$6]" office:value-type="float" office:value="38.1530774026462" calcext:value-type="float">
            <text:p>38</text:p>
          </table:table-cell>
          <table:table-cell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91" table:formula="of:=[C_Dia_NA.C68]/[.$C$6]" office:value-type="float" office:value="30.5502005357173" calcext:value-type="float">
            <text:p>31</text:p>
          </table:table-cell>
          <table:table-cell table:style-name="ce91" table:formula="of:=[C_Dia_NA.D68]/[.$D$6]" office:value-type="float" office:value="6.66006304483408" calcext:value-type="float">
            <text:p>7</text:p>
          </table:table-cell>
          <table:table-cell table:style-name="ce91" table:formula="of:=[C_Dia_NA.E68]/[.$E$6]" office:value-type="float" office:value="114.617242571026" calcext:value-type="float">
            <text:p>115</text:p>
          </table:table-cell>
          <table:table-cell table:style-name="ce91" table:formula="of:=[C_Dia_NA.F68]/[.$F$6]" office:value-type="float" office:value="24.6293498144445" calcext:value-type="float">
            <text:p>25</text:p>
          </table:table-cell>
          <table:table-cell table:style-name="ce91" table:formula="of:=[C_Dia_NA.G68]/[.$G$6]" office:value-type="float" office:value="144.340046657963" calcext:value-type="float">
            <text:p>144</text:p>
          </table:table-cell>
          <table:table-cell table:style-name="ce91" table:formula="of:=[C_Dia_NA.H68]/[.$H$6]" office:value-type="float" office:value="11.6530467291479" calcext:value-type="float">
            <text:p>12</text:p>
          </table:table-cell>
          <table:table-cell table:style-name="ce91" table:formula="of:=[C_Dia_NA.I68]/[.$I$6]" office:value-type="float" office:value="61.6820938443874" calcext:value-type="float">
            <text:p>62</text:p>
          </table:table-cell>
          <table:table-cell table:style-name="ce91" table:formula="of:=[C_Dia_NA.J68]/[.$J$6]" office:value-type="float" office:value="48.9504065711206" calcext:value-type="float">
            <text:p>49</text:p>
          </table:table-cell>
          <table:table-cell table:style-name="ce91" table:formula="of:=[C_Dia_NA.K68]/[.$K$6]" office:value-type="float" office:value="100.525259775215" calcext:value-type="float">
            <text:p>101</text:p>
          </table:table-cell>
          <table:table-cell table:style-name="ce91" table:formula="of:=[C_Dia_NA.L68]/[.$L$6]" office:value-type="float" office:value="21.1762942788169" calcext:value-type="float">
            <text:p>21</text:p>
          </table:table-cell>
          <table:table-cell table:style-name="ce91" table:formula="of:=[C_Dia_NA.M68]/[.$L$6]" office:value-type="float" office:value="136.831439955432" calcext:value-type="float">
            <text:p>137</text:p>
          </table:table-cell>
          <table:table-cell table:style-name="ce91" table:formula="of:=[C_Dia_NA.N68]/[.$N$6]" office:value-type="float" office:value="50.69761770824" calcext:value-type="float">
            <text:p>51</text:p>
          </table:table-cell>
          <table:table-cell table:style-name="ce91" table:formula="of:=[C_Dia_NA.O68]/[.$O$6]" office:value-type="float" office:value="87.7757463819287" calcext:value-type="float">
            <text:p>88</text:p>
          </table:table-cell>
          <table:table-cell table:style-name="ce91" table:formula="of:=[C_Dia_NA.P68]/[.$P$6]" office:value-type="float" office:value="38.0247278030651" calcext:value-type="float">
            <text:p>38</text:p>
          </table:table-cell>
          <table:table-cell table:style-name="ce91" table:formula="of:=[C_Dia_NA.Q68]/[.$Q$6]" office:value-type="float" office:value="39.3234172002733" calcext:value-type="float">
            <text:p>39</text:p>
          </table:table-cell>
          <table:table-cell/>
        </table:table-row>
        <table:table-row table:style-name="ro1">
          <table:table-cell table:style-name="ce86" table:formula="of:=[C_Dia_NA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92" table:formula="of:=[C_Dia_NA.C69]/[.$C$6]" office:value-type="float" office:value="22.0612717456868" calcext:value-type="float">
            <text:p>22</text:p>
          </table:table-cell>
          <table:table-cell table:style-name="ce92" table:formula="of:=[C_Dia_NA.D69]/[.$D$6]" office:value-type="float" office:value="6.66006304483408" calcext:value-type="float">
            <text:p>7</text:p>
          </table:table-cell>
          <table:table-cell table:style-name="ce92" table:formula="of:=[C_Dia_NA.E69]/[.$E$6]" office:value-type="float" office:value="129.806427801307" calcext:value-type="float">
            <text:p>130</text:p>
          </table:table-cell>
          <table:table-cell table:style-name="ce92" table:formula="of:=[C_Dia_NA.F69]/[.$F$6]" office:value-type="float" office:value="22.562551228617" calcext:value-type="float">
            <text:p>23</text:p>
          </table:table-cell>
          <table:table-cell table:style-name="ce92" table:formula="of:=[C_Dia_NA.G69]/[.$G$6]" office:value-type="float" office:value="65.214134366372" calcext:value-type="float">
            <text:p>65</text:p>
          </table:table-cell>
          <table:table-cell table:style-name="ce92" table:formula="of:=[C_Dia_NA.H69]/[.$H$6]" office:value-type="float" office:value="30.4463679509329" calcext:value-type="float">
            <text:p>30</text:p>
          </table:table-cell>
          <table:table-cell table:style-name="ce92" table:formula="of:=[C_Dia_NA.I69]/[.$I$6]" office:value-type="float" office:value="43.3973455753195" calcext:value-type="float">
            <text:p>43</text:p>
          </table:table-cell>
          <table:table-cell table:style-name="ce92" table:formula="of:=[C_Dia_NA.J69]/[.$J$6]" office:value-type="float" office:value="36.2429003033961" calcext:value-type="float">
            <text:p>36</text:p>
          </table:table-cell>
          <table:table-cell table:style-name="ce92" table:formula="of:=[C_Dia_NA.K69]/[.$K$6]" office:value-type="float" office:value="81.7659820889679" calcext:value-type="float">
            <text:p>82</text:p>
          </table:table-cell>
          <table:table-cell table:style-name="ce92" table:formula="of:=[C_Dia_NA.L69]/[.$L$6]" office:value-type="float" office:value="13.0315657100411" calcext:value-type="float">
            <text:p>13</text:p>
          </table:table-cell>
          <table:table-cell table:style-name="ce92" table:formula="of:=[C_Dia_NA.M69]/[.$L$6]" office:value-type="float" office:value="73.3025571189815" calcext:value-type="float">
            <text:p>73</text:p>
          </table:table-cell>
          <table:table-cell table:style-name="ce92" table:formula="of:=[C_Dia_NA.N69]/[.$N$6]" office:value-type="float" office:value="63.9315447875502" calcext:value-type="float">
            <text:p>64</text:p>
          </table:table-cell>
          <table:table-cell table:style-name="ce92" table:formula="of:=[C_Dia_NA.O69]/[.$O$6]" office:value-type="float" office:value="70.1605795011793" calcext:value-type="float">
            <text:p>70</text:p>
          </table:table-cell>
          <table:table-cell table:style-name="ce92" table:formula="of:=[C_Dia_NA.P69]/[.$P$6]" office:value-type="float" office:value="45.1604736375735" calcext:value-type="float">
            <text:p>45</text:p>
          </table:table-cell>
          <table:table-cell table:style-name="ce92" table:formula="of:=[C_Dia_NA.Q69]/[.$Q$6]" office:value-type="float" office:value="23.8749318715945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0]" office:value-type="date" office:date-value="2020-04-21" calcext:value-type="date">
            <text:p>21/04</text:p>
          </table:table-cell>
          <table:table-cell table:formula="of:=[C_Dia_NA.C70]/[.$C$6]" office:value-type="float" office:value="22.1855606005921" calcext:value-type="float">
            <text:p>22</text:p>
          </table:table-cell>
          <table:table-cell table:formula="of:=[C_Dia_NA.D70]/[.$D$6]" office:value-type="float" office:value="6.20853334687923" calcext:value-type="float">
            <text:p>6</text:p>
          </table:table-cell>
          <table:table-cell table:formula="of:=[C_Dia_NA.E70]/[.$E$6]" office:value-type="float" office:value="84.9372254543858" calcext:value-type="float">
            <text:p>85</text:p>
          </table:table-cell>
          <table:table-cell table:formula="of:=[C_Dia_NA.F70]/[.$F$6]" office:value-type="float" office:value="31.0019787874127" calcext:value-type="float">
            <text:p>31</text:p>
          </table:table-cell>
          <table:table-cell table:formula="of:=[C_Dia_NA.G70]/[.$G$6]" office:value-type="float" office:value="87.430173576183" calcext:value-type="float">
            <text:p>87</text:p>
          </table:table-cell>
          <table:table-cell table:formula="of:=[C_Dia_NA.H70]/[.$H$6]" office:value-type="float" office:value="39.5906695880731" calcext:value-type="float">
            <text:p>40</text:p>
          </table:table-cell>
          <table:table-cell table:formula="of:=[C_Dia_NA.I70]/[.$I$6]" office:value-type="float" office:value="42.1822198992105" calcext:value-type="float">
            <text:p>42</text:p>
          </table:table-cell>
          <table:table-cell table:formula="of:=[C_Dia_NA.J70]/[.$J$6]" office:value-type="float" office:value="43.8416998794185" calcext:value-type="float">
            <text:p>44</text:p>
          </table:table-cell>
          <table:table-cell table:formula="of:=[C_Dia_NA.K70]/[.$K$6]" office:value-type="float" office:value="79.1152145898243" calcext:value-type="float">
            <text:p>79</text:p>
          </table:table-cell>
          <table:table-cell table:formula="of:=[C_Dia_NA.L70]/[.$L$6]" office:value-type="float" office:value="97.7367428253086" calcext:value-type="float">
            <text:p>98</text:p>
          </table:table-cell>
          <table:table-cell table:formula="of:=[C_Dia_NA.M70]/[.$L$6]" office:value-type="float" office:value="86.3341228290226" calcext:value-type="float">
            <text:p>86</text:p>
          </table:table-cell>
          <table:table-cell table:formula="of:=[C_Dia_NA.N70]/[.$N$6]" office:value-type="float" office:value="50.2110762715006" calcext:value-type="float">
            <text:p>50</text:p>
          </table:table-cell>
          <table:table-cell table:formula="of:=[C_Dia_NA.O70]/[.$O$6]" office:value-type="float" office:value="131.318518347802" calcext:value-type="float">
            <text:p>131</text:p>
          </table:table-cell>
          <table:table-cell table:formula="of:=[C_Dia_NA.P70]/[.$P$6]" office:value-type="float" office:value="69.4024594863143" calcext:value-type="float">
            <text:p>69</text:p>
          </table:table-cell>
          <table:table-cell table:formula="of:=[C_Dia_NA.Q70]/[.$Q$6]" office:value-type="float" office:value="13.9270435917635" calcext:value-type="float">
            <text:p>14</text:p>
          </table:table-cell>
          <table:table-cell/>
        </table:table-row>
        <table:table-row table:style-name="ro1">
          <table:table-cell/>
          <table:table-cell table:formula="of:=[C_Dia_NA.B71]" office:value-type="date" office:date-value="2020-04-22" calcext:value-type="date">
            <text:p>22/04</text:p>
          </table:table-cell>
          <table:table-cell table:formula="of:=[C_Dia_NA.C71]/[.$C$6]" office:value-type="float" office:value="27.8034168423106" calcext:value-type="float">
            <text:p>28</text:p>
          </table:table-cell>
          <table:table-cell table:formula="of:=[C_Dia_NA.D71]/[.$D$6]" office:value-type="float" office:value="8.91771153460834" calcext:value-type="float">
            <text:p>9</text:p>
          </table:table-cell>
          <table:table-cell table:formula="of:=[C_Dia_NA.E71]/[.$E$6]" office:value-type="float" office:value="81.445458734781" calcext:value-type="float">
            <text:p>81</text:p>
          </table:table-cell>
          <table:table-cell table:formula="of:=[C_Dia_NA.F71]/[.$F$6]" office:value-type="float" office:value="37.3746077603809" calcext:value-type="float">
            <text:p>37</text:p>
          </table:table-cell>
          <table:table-cell table:formula="of:=[C_Dia_NA.G71]/[.$G$6]" office:value-type="float" office:value="87.8368255463048" calcext:value-type="float">
            <text:p>88</text:p>
          </table:table-cell>
          <table:table-cell table:formula="of:=[C_Dia_NA.H71]/[.$H$6]" office:value-type="float" office:value="27.1211673556091" calcext:value-type="float">
            <text:p>27</text:p>
          </table:table-cell>
          <table:table-cell table:formula="of:=[C_Dia_NA.I71]/[.$I$6]" office:value-type="float" office:value="40.9670942231016" calcext:value-type="float">
            <text:p>41</text:p>
          </table:table-cell>
          <table:table-cell table:formula="of:=[C_Dia_NA.J71]/[.$J$6]" office:value-type="float" office:value="54.1394388397363" calcext:value-type="float">
            <text:p>54</text:p>
          </table:table-cell>
          <table:table-cell table:formula="of:=[C_Dia_NA.K71]/[.$K$6]" office:value-type="float" office:value="128.664176304585" calcext:value-type="float">
            <text:p>129</text:p>
          </table:table-cell>
          <table:table-cell table:formula="of:=[C_Dia_NA.L71]/[.$L$6]" office:value-type="float" office:value="58.6420456951852" calcext:value-type="float">
            <text:p>59</text:p>
          </table:table-cell>
          <table:table-cell/>
          <table:table-cell table:formula="of:=[C_Dia_NA.N71]/[.$N$6]" office:value-type="float" office:value="58.6768972707653" calcext:value-type="float">
            <text:p>59</text:p>
          </table:table-cell>
          <table:table-cell table:formula="of:=[C_Dia_NA.O71]/[.$O$6]" office:value-type="float" office:value="68.765170199723" calcext:value-type="float">
            <text:p>69</text:p>
          </table:table-cell>
          <table:table-cell table:formula="of:=[C_Dia_NA.P71]/[.$P$6]" office:value-type="float" office:value="70.184459029822" calcext:value-type="float">
            <text:p>70</text:p>
          </table:table-cell>
          <table:table-cell table:formula="of:=[C_Dia_NA.Q71]/[.$Q$6]" office:value-type="float" office:value="23.9919658513572" calcext:value-type="float">
            <text:p>24</text:p>
          </table:table-cell>
          <table:table-cell/>
        </table:table-row>
        <table:table-row table:style-name="ro1">
          <table:table-cell/>
          <table:table-cell table:formula="of:=[C_Dia_NA.B72]" office:value-type="date" office:date-value="2020-04-23" calcext:value-type="date">
            <text:p>23/04</text:p>
          </table:table-cell>
          <table:table-cell table:formula="of:=[C_Dia_NA.C72]/[.$C$6]" office:value-type="float" office:value="29.2327386737213" calcext:value-type="float">
            <text:p>29</text:p>
          </table:table-cell>
          <table:table-cell table:formula="of:=[C_Dia_NA.D72]/[.$D$6]" office:value-type="float" office:value="8.35329941216478" calcext:value-type="float">
            <text:p>8</text:p>
          </table:table-cell>
          <table:table-cell table:formula="of:=[C_Dia_NA.E72]/[.$E$6]" office:value-type="float" office:value="79.2631045350281" calcext:value-type="float">
            <text:p>79</text:p>
          </table:table-cell>
          <table:table-cell table:formula="of:=[C_Dia_NA.F72]/[.$F$6]" office:value-type="float" office:value="28.0740141241571" calcext:value-type="float">
            <text:p>28</text:p>
          </table:table-cell>
          <table:table-cell table:formula="of:=[C_Dia_NA.G72]/[.$G$6]" office:value-type="float" office:value="103.353808616741" calcext:value-type="float">
            <text:p>103</text:p>
          </table:table-cell>
          <table:table-cell table:formula="of:=[C_Dia_NA.H72]/[.$H$6]" office:value-type="float" office:value="24.5381990360273" calcext:value-type="float">
            <text:p>25</text:p>
          </table:table-cell>
          <table:table-cell table:formula="of:=[C_Dia_NA.I72]/[.$I$6]" office:value-type="float" office:value="51.3245940337445" calcext:value-type="float">
            <text:p>51</text:p>
          </table:table-cell>
          <table:table-cell table:formula="of:=[C_Dia_NA.J72]/[.$J$6]" office:value-type="float" office:value="42.5082953026534" calcext:value-type="float">
            <text:p>43</text:p>
          </table:table-cell>
          <table:table-cell table:formula="of:=[C_Dia_NA.K72]/[.$K$6]" office:value-type="float" office:value="190.855259938339" calcext:value-type="float">
            <text:p>191</text:p>
          </table:table-cell>
          <table:table-cell table:number-columns-repeated="2"/>
          <table:table-cell table:formula="of:=[C_Dia_NA.N72]/[.$N$6]" office:value-type="float" office:value="36.1013746060596" calcext:value-type="float">
            <text:p>36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 table:number-rows-repeated="31">
          <table:table-cell/>
          <table:table-cell table:style-name="Default"/>
          <table:table-cell table:style-name="ce99" table:number-columns-repeated="15"/>
          <table:table-cell/>
        </table:table-row>
        <table:table-row table:style-name="ro1">
          <table:table-cell/>
          <table:table-cell table:style-name="Default"/>
          <table:table-cell table:style-name="ce99" table:number-columns-repeated="15"/>
          <table:table-cell/>
        </table:table-row>
      </table:table>
      <table:table table:name="M_Acu_NA" table:style-name="ta1">
        <office:forms form:automatic-focus="false" form:apply-design-mode="false"/>
        <table:table-column table:style-name="co3" table:default-cell-style-name="ce49"/>
        <table:table-column table:style-name="co4" table:default-cell-style-name="Default"/>
        <table:table-column table:style-name="co4" table:number-columns-repeated="10" table:default-cell-style-name="ce49"/>
        <table:table-column table:style-name="co6" table:number-columns-repeated="7" table:default-cell-style-name="ce49"/>
        <table:table-column table:style-name="co6" table:number-columns-repeated="2" table:default-cell-style-name="Default"/>
        <table:table-column table:style-name="co6" table:number-columns-repeated="2" table:default-cell-style-name="ce49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50"/>
        </table:table-row>
        <table:table-row table:style-name="ro1">
          <table:table-cell table:number-columns-repeated="52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number-columns-repeated="50"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number-columns-repeated="17"/>
          <table:table-cell table:style-name="ce76" table:number-columns-repeated="2"/>
          <table:table-cell table:number-columns-repeated="2"/>
          <table:table-cell table:style-name="ce76" table:number-columns-repeated="29"/>
        </table:table-row>
        <table:table-row table:style-name="ro1">
          <table:table-cell/>
          <table:table-cell table:style-name="ce49"/>
          <table:table-cell table:number-columns-repeated="50"/>
        </table:table-row>
        <table:table-row table:style-name="ro1">
          <table:table-cell/>
          <table:table-cell table:style-name="ce56"/>
          <table:table-cell table:style-name="ce51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51" office:value-type="string" calcext:value-type="string">
            <text:p>España</text:p>
          </table:table-cell>
          <table:table-cell table:style-name="ce51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51" office:value-type="string" calcext:value-type="string">
            <text:p>Italia</text:p>
          </table:table-cell>
          <table:table-cell table:style-name="ce51" office:value-type="string" calcext:value-type="string">
            <text:p>Irlanda</text:p>
          </table:table-cell>
          <table:table-cell table:style-name="ce51" office:value-type="string" calcext:value-type="string">
            <text:p>Luxemburgo</text:p>
          </table:table-cell>
          <table:table-cell table:style-name="ce51" office:value-type="string" calcext:value-type="string">
            <text:p>Norueg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Total Diario</text:p>
          </table:table-cell>
          <table:table-cell table:number-columns-repeated="29"/>
        </table:table-row>
        <table:table-row table:style-name="ro1">
          <table:table-cell table:style-name="ce50"/>
          <table:table-cell table:style-name="ce57" office:value-type="date" office:date-value="2020-02-20" calcext:value-type="date">
            <text:p>20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table:number-columns-repeated="10"/>
          <table:table-cell table:number-columns-repeated="4"/>
          <table:table-cell table:style-name="ce104" table:formula="of:=SUM([.C9:.Q9])" office:value-type="float" office:value="1" calcext:value-type="float">
            <text:p>1</text:p>
          </table:table-cell>
          <table:table-cell table:style-name="ce104"/>
          <table:table-cell table:number-columns-repeated="29"/>
        </table:table-row>
        <table:table-row table:style-name="ro1">
          <table:table-cell/>
          <table:table-cell table:style-name="ce58" office:value-type="date" office:date-value="2020-02-21" calcext:value-type="date">
            <text:p>21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style-name="ce104" table:formula="of:=SUM([.C10:.Q10])" office:value-type="float" office:value="3" calcext:value-type="float">
            <text:p>3</text:p>
          </table:table-cell>
          <table:table-cell table:style-name="ce104" table:formula="of:=[.V10]-[.V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2" calcext:value-type="date">
            <text:p>22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table:style-name="ce104" table:formula="of:=SUM([.C11:.Q11])" office:value-type="float" office:value="4" calcext:value-type="float">
            <text:p>4</text:p>
          </table:table-cell>
          <table:table-cell table:style-name="ce104" table:formula="of:=[.V11]-[.V10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2-23" calcext:value-type="date">
            <text:p>23/02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office:value-type="float" office:value="3" calcext:value-type="float">
            <text:p>3</text:p>
          </table:table-cell>
          <table:table-cell table:style-name="ce51" table:number-columns-repeated="7"/>
          <table:table-cell table:number-columns-repeated="4"/>
          <table:table-cell table:style-name="ce104" table:formula="of:=SUM([.C12:.Q12])" office:value-type="float" office:value="5" calcext:value-type="float">
            <text:p>5</text:p>
          </table:table-cell>
          <table:table-cell table:style-name="ce104" table:formula="of:=[.V12]-[.V11]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2-24" calcext:value-type="date">
            <text:p>24/02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number-columns-repeated="11"/>
          <table:table-cell table:style-name="ce104" table:formula="of:=SUM([.C13:.Q13])" office:value-type="float" office:value="9" calcext:value-type="float">
            <text:p>9</text:p>
          </table:table-cell>
          <table:table-cell table:style-name="ce104" table:formula="of:=[.V13]-[.V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5" calcext:value-type="date">
            <text:p>25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1"/>
          <table:table-cell table:style-name="ce104" table:formula="of:=SUM([.C14:.Q14])" office:value-type="float" office:value="12" calcext:value-type="float">
            <text:p>12</text:p>
          </table:table-cell>
          <table:table-cell table:style-name="ce104" table:formula="of:=[.V14]-[.V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6" calcext:value-type="date">
            <text:p>26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1"/>
          <table:table-cell table:style-name="ce104" table:formula="of:=SUM([.C15:.Q15])" office:value-type="float" office:value="15" calcext:value-type="float">
            <text:p>15</text:p>
          </table:table-cell>
          <table:table-cell table:style-name="ce104" table:formula="of:=[.V15]-[.V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7" calcext:value-type="date">
            <text:p>27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1"/>
          <table:table-cell table:style-name="ce104" table:formula="of:=SUM([.C16:.Q16])" office:value-type="float" office:value="20" calcext:value-type="float">
            <text:p>20</text:p>
          </table:table-cell>
          <table:table-cell table:style-name="ce104" table:formula="of:=[.V16]-[.V15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8" calcext:value-type="date">
            <text:p>28/02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table:style-name="ce104" table:formula="of:=SUM([.C17:.Q17])" office:value-type="float" office:value="24" calcext:value-type="float">
            <text:p>24</text:p>
          </table:table-cell>
          <table:table-cell table:style-name="ce104" table:formula="of:=[.V17]-[.V1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2-29" calcext:value-type="date">
            <text:p>29/02</text:p>
          </table:table-cell>
          <table:table-cell table:style-name="ce60" table:number-columns-repeated="4"/>
          <table:table-cell table:style-name="ce61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/>
          <table:table-cell table:style-name="ce60" office:value-type="float" office:value="29" calcext:value-type="float">
            <text:p>29</text:p>
          </table:table-cell>
          <table:table-cell table:number-columns-repeated="11"/>
          <table:table-cell table:style-name="ce104" table:formula="of:=SUM([.C18:.Q18])" office:value-type="float" office:value="32" calcext:value-type="float">
            <text:p>32</text:p>
          </table:table-cell>
          <table:table-cell table:style-name="ce104" table:formula="of:=[.V18]-[.V17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1" calcext:value-type="date">
            <text:p>01/03</text:p>
          </table:table-cell>
          <table:table-cell table:style-name="ce51" table:number-columns-repeated="4"/>
          <table:table-cell table:style-name="ce62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table:style-name="ce51" office:value-type="float" office:value="34" calcext:value-type="float">
            <text:p>34</text:p>
          </table:table-cell>
          <table:table-cell table:number-columns-repeated="11"/>
          <table:table-cell table:style-name="ce104" table:formula="of:=SUM([.C19:.Q19])" office:value-type="float" office:value="37" calcext:value-type="float">
            <text:p>37</text:p>
          </table:table-cell>
          <table:table-cell table:style-name="ce104" table:formula="of:=[.V19]-[.V18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2" calcext:value-type="date">
            <text:p>02/03</text:p>
          </table:table-cell>
          <table:table-cell table:style-name="ce50" table:number-columns-repeated="4"/>
          <table:table-cell table:style-name="ce103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style-name="ce50" table:number-columns-repeated="7"/>
          <table:table-cell table:number-columns-repeated="4"/>
          <table:table-cell table:style-name="ce104" table:formula="of:=SUM([.C20:.Q20])" office:value-type="float" office:value="56" calcext:value-type="float">
            <text:p>56</text:p>
          </table:table-cell>
          <table:table-cell table:style-name="ce104" table:formula="of:=[.V20]-[.V19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3" calcext:value-type="date">
            <text:p>03/03</text:p>
          </table:table-cell>
          <table:table-cell table:number-columns-repeated="4"/>
          <table:table-cell table:style-name="ce6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1"/>
          <table:table-cell table:style-name="ce104" table:formula="of:=SUM([.C21:.Q21])" office:value-type="float" office:value="84" calcext:value-type="float">
            <text:p>84</text:p>
          </table:table-cell>
          <table:table-cell table:style-name="ce104" table:formula="of:=[.V21]-[.V2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11"/>
          <table:table-cell table:style-name="ce104" table:formula="of:=SUM([.C22:.Q22])" office:value-type="float" office:value="112" calcext:value-type="float">
            <text:p>112</text:p>
          </table:table-cell>
          <table:table-cell table:style-name="ce104" table:formula="of:=[.V22]-[.V2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2]+[.S23]" office:value-type="float" office:value="1" calcext:value-type="float">
            <text:p>1</text:p>
          </table:table-cell>
          <table:table-cell/>
          <table:table-cell table:style-name="ce104" table:formula="of:=SUM([.C23:.Q23])" office:value-type="float" office:value="160" calcext:value-type="float">
            <text:p>160</text:p>
          </table:table-cell>
          <table:table-cell table:style-name="ce104" table:formula="of:=[.V23]-[.V22]" office:value-type="float" office:value="48" calcext:value-type="float">
            <text:p>4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3]+[.S24]" office:value-type="float" office:value="1" calcext:value-type="float">
            <text:p>1</text:p>
          </table:table-cell>
          <table:table-cell/>
          <table:table-cell table:style-name="ce104" table:formula="of:=SUM([.C24:.Q24])" office:value-type="float" office:value="215" calcext:value-type="float">
            <text:p>215</text:p>
          </table:table-cell>
          <table:table-cell table:style-name="ce104" table:formula="of:=[.V24]-[.V23]" office:value-type="float" office:value="55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07" calcext:value-type="date">
            <text:p>07/03</text:p>
          </table:table-cell>
          <table:table-cell table:number-columns-repeated="4"/>
          <table:table-cell table:style-name="ce6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4]+[.S25]" office:value-type="float" office:value="1" calcext:value-type="float">
            <text:p>1</text:p>
          </table:table-cell>
          <table:table-cell/>
          <table:table-cell table:style-name="ce104" table:formula="of:=SUM([.C25:.Q25])" office:value-type="float" office:value="261" calcext:value-type="float">
            <text:p>261</text:p>
          </table:table-cell>
          <table:table-cell table:style-name="ce104" table:formula="of:=[.V25]-[.V24]" office:value-type="float" office:value="46" calcext:value-type="float">
            <text:p>4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08" calcext:value-type="date">
            <text:p>08/03</text:p>
          </table:table-cell>
          <table:table-cell table:style-name="ce51" table:number-columns-repeated="4"/>
          <table:table-cell table:style-name="ce62" office:value-type="float" office:value="10" calcext:value-type="float">
            <text:p>10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66" calcext:value-type="float">
            <text:p>366</text:p>
          </table:table-cell>
          <table:table-cell table:style-name="ce51" table:number-columns-repeated="4"/>
          <table:table-cell table:style-name="ce51" office:value-type="float" office:value="3" calcext:value-type="float">
            <text:p>3</text:p>
          </table:table-cell>
          <table:table-cell table:style-name="ce51"/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5]+[.S26]" office:value-type="float" office:value="2" calcext:value-type="float">
            <text:p>2</text:p>
          </table:table-cell>
          <table:table-cell/>
          <table:table-cell table:style-name="ce104" table:formula="of:=SUM([.C26:.Q26])" office:value-type="float" office:value="403" calcext:value-type="float">
            <text:p>403</text:p>
          </table:table-cell>
          <table:table-cell table:style-name="ce104" table:formula="of:=[.V26]-[.V25]" office:value-type="float" office:value="142" calcext:value-type="float">
            <text:p>142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09" calcext:value-type="date">
            <text:p>09/03</text:p>
          </table:table-cell>
          <table:table-cell table:style-name="ce50" office:value-type="float" office:value="2" calcext:value-type="float">
            <text:p>2</text:p>
          </table:table-cell>
          <table:table-cell table:style-name="ce50" table:number-columns-repeated="3"/>
          <table:table-cell table:style-name="ce50" office:value-type="float" office:value="16" calcext:value-type="float">
            <text:p>16</text:p>
          </table:table-cell>
          <table:table-cell table:style-name="ce50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50" office:value-type="float" office:value="463" calcext:value-type="float">
            <text:p>46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6]+[.S27]" office:value-type="float" office:value="2" calcext:value-type="float">
            <text:p>2</text:p>
          </table:table-cell>
          <table:table-cell/>
          <table:table-cell table:style-name="ce104" table:formula="of:=SUM([.C27:.Q27])" office:value-type="float" office:value="513" calcext:value-type="float">
            <text:p>513</text:p>
          </table:table-cell>
          <table:table-cell table:style-name="ce104" table:formula="of:=[.V27]-[.V26]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27]+[.S28]" office:value-type="float" office:value="2" calcext:value-type="float">
            <text:p>2</text:p>
          </table:table-cell>
          <table:table-cell/>
          <table:table-cell table:style-name="ce104" table:formula="of:=SUM([.C28:.Q28])" office:value-type="float" office:value="711" calcext:value-type="float">
            <text:p>711</text:p>
          </table:table-cell>
          <table:table-cell table:style-name="ce104" table:formula="of:=[.V28]-[.V27]" office:value-type="float" office:value="198" calcext:value-type="float">
            <text:p>19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28]+[.S29]" office:value-type="float" office:value="3" calcext:value-type="float">
            <text:p>3</text:p>
          </table:table-cell>
          <table:table-cell/>
          <table:table-cell table:style-name="ce104" table:formula="of:=SUM([.C29:.Q29])" office:value-type="float" office:value="946" calcext:value-type="float">
            <text:p>946</text:p>
          </table:table-cell>
          <table:table-cell table:style-name="ce104" table:formula="of:=[.V29]-[.V28]" office:value-type="float" office:value="235" calcext:value-type="float">
            <text:p>23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29]+[.S30]" office:value-type="float" office:value="6" calcext:value-type="float">
            <text:p>6</text:p>
          </table:table-cell>
          <table:table-cell/>
          <table:table-cell table:style-name="ce104" table:formula="of:=SUM([.C30:.Q30])" office:value-type="float" office:value="1193" calcext:value-type="float">
            <text:p>1,193</text:p>
          </table:table-cell>
          <table:table-cell table:style-name="ce104" table:formula="of:=[.V30]-[.V29]" office:value-type="float" office:value="247" calcext:value-type="float">
            <text:p>24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30]+[.S31]" office:value-type="float" office:value="7" calcext:value-type="float">
            <text:p>7</text:p>
          </table:table-cell>
          <table:table-cell/>
          <table:table-cell table:style-name="ce104" table:formula="of:=SUM([.C31:.Q31])" office:value-type="float" office:value="1508" calcext:value-type="float">
            <text:p>1,508</text:p>
          </table:table-cell>
          <table:table-cell table:style-name="ce104" table:formula="of:=[.V31]-[.V30]" office:value-type="float" office:value="315" calcext:value-type="float">
            <text:p>31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4" calcext:value-type="date">
            <text:p>14/0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60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T31]+[.S32]" office:value-type="float" office:value="11" calcext:value-type="float">
            <text:p>11</text:p>
          </table:table-cell>
          <table:table-cell/>
          <table:table-cell table:style-name="ce104" table:formula="of:=SUM([.C32:.Q32])" office:value-type="float" office:value="1736" calcext:value-type="float">
            <text:p>1,736</text:p>
          </table:table-cell>
          <table:table-cell table:style-name="ce104" table:formula="of:=[.V32]-[.V31]"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15" calcext:value-type="date">
            <text:p>15/03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51" office:value-type="float" office:value="288" calcext:value-type="float">
            <text:p>288</text:p>
          </table:table-cell>
          <table:table-cell table:style-name="ce51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51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T32]+[.S33]" office:value-type="float" office:value="17" calcext:value-type="float">
            <text:p>17</text:p>
          </table:table-cell>
          <table:table-cell/>
          <table:table-cell table:style-name="ce104" table:formula="of:=SUM([.C33:.Q33])" office:value-type="float" office:value="2321" calcext:value-type="float">
            <text:p>2,321</text:p>
          </table:table-cell>
          <table:table-cell table:style-name="ce104" table:formula="of:=[.V33]-[.V32]" office:value-type="float" office:value="585" calcext:value-type="float">
            <text:p>585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16" calcext:value-type="date">
            <text:p>16/03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5" calcext:value-type="float">
            <text:p>5</text:p>
          </table:table-cell>
          <table:table-cell table:style-name="ce50" office:value-type="float" office:value="309" calcext:value-type="float">
            <text:p>309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58" calcext:value-type="float">
            <text:p>2158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55" calcext:value-type="float">
            <text:p>55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3]+[.S34]" office:value-type="float" office:value="26" calcext:value-type="float">
            <text:p>26</text:p>
          </table:table-cell>
          <table:table-cell/>
          <table:table-cell table:style-name="ce104" table:formula="of:=SUM([.C34:.Q34])" office:value-type="float" office:value="2759" calcext:value-type="float">
            <text:p>2,759</text:p>
          </table:table-cell>
          <table:table-cell table:style-name="ce104" table:formula="of:=[.V34]-[.V33]"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T34]+[.S35]" office:value-type="float" office:value="29" calcext:value-type="float">
            <text:p>29</text:p>
          </table:table-cell>
          <table:table-cell/>
          <table:table-cell table:style-name="ce104" table:formula="of:=SUM([.C35:.Q35])" office:value-type="float" office:value="3353" calcext:value-type="float">
            <text:p>3,353</text:p>
          </table:table-cell>
          <table:table-cell table:style-name="ce104" table:formula="of:=[.V35]-[.V34]" office:value-type="float" office:value="594" calcext:value-type="float">
            <text:p>59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35]+[.S36]" office:value-type="float" office:value="38" calcext:value-type="float">
            <text:p>38</text:p>
          </table:table-cell>
          <table:table-cell/>
          <table:table-cell table:style-name="ce104" table:formula="of:=SUM([.C36:.Q36])" office:value-type="float" office:value="4084" calcext:value-type="float">
            <text:p>4,084</text:p>
          </table:table-cell>
          <table:table-cell table:style-name="ce104" table:formula="of:=[.V36]-[.V35]" office:value-type="float" office:value="731" calcext:value-type="float">
            <text:p>7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6]+[.S37]" office:value-type="float" office:value="43" calcext:value-type="float">
            <text:p>43</text:p>
          </table:table-cell>
          <table:table-cell/>
          <table:table-cell table:style-name="ce104" table:formula="of:=SUM([.C37:.Q37])" office:value-type="float" office:value="4905" calcext:value-type="float">
            <text:p>4,905</text:p>
          </table:table-cell>
          <table:table-cell table:style-name="ce104" table:formula="of:=[.V37]-[.V36]" office:value-type="float" office:value="821" calcext:value-type="float">
            <text:p>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37]+[.S38]" office:value-type="float" office:value="67" calcext:value-type="float">
            <text:p>67</text:p>
          </table:table-cell>
          <table:table-cell/>
          <table:table-cell table:style-name="ce104" table:formula="of:=SUM([.C38:.Q38])" office:value-type="float" office:value="5978" calcext:value-type="float">
            <text:p>5,978</text:p>
          </table:table-cell>
          <table:table-cell table:style-name="ce104" table:formula="of:=[.V38]-[.V37]" office:value-type="float" office:value="1073" calcext:value-type="float">
            <text:p>1,0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T38]+[.S39]" office:value-type="float" office:value="83" calcext:value-type="float">
            <text:p>83</text:p>
          </table:table-cell>
          <table:table-cell/>
          <table:table-cell table:style-name="ce104" table:formula="of:=SUM([.C39:.Q39])" office:value-type="float" office:value="7376" calcext:value-type="float">
            <text:p>7,376</text:p>
          </table:table-cell>
          <table:table-cell table:style-name="ce104" table:formula="of:=[.V39]-[.V38]" office:value-type="float" office:value="1398" calcext:value-type="float">
            <text:p>1,398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3-22" calcext:value-type="date">
            <text:p>22/03</text:p>
          </table:table-cell>
          <table:table-cell table:style-name="ce51" office:value-type="float" office:value="55" calcext:value-type="float">
            <text:p>55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75" calcext:value-type="float">
            <text:p>75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720" calcext:value-type="float">
            <text:p>1720</text:p>
          </table:table-cell>
          <table:table-cell table:style-name="ce51" office:value-type="float" office:value="674" calcext:value-type="float">
            <text:p>674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5476" calcext:value-type="float">
            <text:p>5476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281" calcext:value-type="float">
            <text:p>281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T39]+[.S40]" office:value-type="float" office:value="100" calcext:value-type="float">
            <text:p>100</text:p>
          </table:table-cell>
          <table:table-cell/>
          <table:table-cell table:style-name="ce104" table:formula="of:=SUM([.C40:.Q40])" office:value-type="float" office:value="8683" calcext:value-type="float">
            <text:p>8,683</text:p>
          </table:table-cell>
          <table:table-cell table:style-name="ce104" table:formula="of:=[.V40]-[.V39]" office:value-type="float" office:value="1307" calcext:value-type="float">
            <text:p>1,307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23" calcext:value-type="date">
            <text:p>23/03</text:p>
          </table:table-cell>
          <table:table-cell table:style-name="ce50" office:value-type="float" office:value="86" calcext:value-type="float">
            <text:p>86</text:p>
          </table:table-cell>
          <table:table-cell table:style-name="ce50" office:value-type="float" office:value="21" calcext:value-type="float">
            <text:p>21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182" calcext:value-type="float">
            <text:p>2182</text:p>
          </table:table-cell>
          <table:table-cell table:style-name="ce50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50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40]+[.S41]" office:value-type="float" office:value="129" calcext:value-type="float">
            <text:p>129</text:p>
          </table:table-cell>
          <table:table-cell/>
          <table:table-cell table:style-name="ce104" table:formula="of:=SUM([.C41:.Q41])" office:value-type="float" office:value="10120" calcext:value-type="float">
            <text:p>10,120</text:p>
          </table:table-cell>
          <table:table-cell table:style-name="ce104" table:formula="of:=[.V41]-[.V40]" office:value-type="float" office:value="1437" calcext:value-type="float">
            <text:p>1,4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41]+[.S42]" office:value-type="float" office:value="153" calcext:value-type="float">
            <text:p>153</text:p>
          </table:table-cell>
          <table:table-cell/>
          <table:table-cell table:style-name="ce104" table:formula="of:=SUM([.C42:.Q42])" office:value-type="float" office:value="11892" calcext:value-type="float">
            <text:p>11,892</text:p>
          </table:table-cell>
          <table:table-cell table:style-name="ce104" table:formula="of:=[.V42]-[.V41]" office:value-type="float" office:value="1772" calcext:value-type="float">
            <text:p>1,77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2]+[.S43]" office:value-type="float" office:value="176" calcext:value-type="float">
            <text:p>176</text:p>
          </table:table-cell>
          <table:table-cell/>
          <table:table-cell table:style-name="ce104" table:formula="of:=SUM([.C43:.Q43])" office:value-type="float" office:value="13948" calcext:value-type="float">
            <text:p>13,948</text:p>
          </table:table-cell>
          <table:table-cell table:style-name="ce104" table:formula="of:=[.V43]-[.V42]" office:value-type="float" office:value="2056" calcext:value-type="float">
            <text:p>2,05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T43]+[.S44]" office:value-type="float" office:value="226" calcext:value-type="float">
            <text:p>226</text:p>
          </table:table-cell>
          <table:table-cell/>
          <table:table-cell table:style-name="ce104" table:formula="of:=SUM([.C44:.Q44])" office:value-type="float" office:value="16112" calcext:value-type="float">
            <text:p>16,112</text:p>
          </table:table-cell>
          <table:table-cell table:style-name="ce104" table:formula="of:=[.V44]-[.V43]" office:value-type="float" office:value="2164" calcext:value-type="float">
            <text:p>2,164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44]+[.S45]" office:value-type="float" office:value="249" calcext:value-type="float">
            <text:p>249</text:p>
          </table:table-cell>
          <table:table-cell/>
          <table:table-cell table:style-name="ce104" table:formula="of:=SUM([.C45:.Q45])" office:value-type="float" office:value="18749" calcext:value-type="float">
            <text:p>18,749</text:p>
          </table:table-cell>
          <table:table-cell table:style-name="ce104" table:formula="of:=[.V45]-[.V44]" office:value-type="float" office:value="2637" calcext:value-type="float">
            <text:p>2,63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T45]+[.S46]" office:value-type="float" office:value="291" calcext:value-type="float">
            <text:p>291</text:p>
          </table:table-cell>
          <table:table-cell/>
          <table:table-cell table:style-name="ce104" table:formula="of:=SUM([.C46:.Q46])" office:value-type="float" office:value="21372" calcext:value-type="float">
            <text:p>21,372</text:p>
          </table:table-cell>
          <table:table-cell table:style-name="ce104" table:formula="of:=[.V46]-[.V45]" office:value-type="float" office:value="2623" calcext:value-type="float">
            <text:p>2,62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46]+[.S47]" office:value-type="float" office:value="327" calcext:value-type="float">
            <text:p>327</text:p>
          </table:table-cell>
          <table:table-cell/>
          <table:table-cell table:style-name="ce104" table:formula="of:=SUM([.C47:.Q47])" office:value-type="float" office:value="23845" calcext:value-type="float">
            <text:p>23,845</text:p>
          </table:table-cell>
          <table:table-cell table:style-name="ce104" table:formula="of:=[.V47]-[.V46]" office:value-type="float" office:value="2473" calcext:value-type="float">
            <text:p>2,47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3-30" calcext:value-type="date">
            <text:p>30/03</text:p>
          </table:table-cell>
          <table:table-cell table:style-name="ce50" office:value-type="float" office:value="455" calcext:value-type="float">
            <text:p>455</text:p>
          </table:table-cell>
          <table:table-cell table:style-name="ce50" office:value-type="float" office:value="108" calcext:value-type="float">
            <text:p>108</text:p>
          </table:table-cell>
          <table:table-cell table:style-name="ce50" office:value-type="float" office:value="513" calcext:value-type="float">
            <text:p>513</text:p>
          </table:table-cell>
          <table:table-cell table:style-name="ce50" office:value-type="float" office:value="77" calcext:value-type="float">
            <text:p>77</text:p>
          </table:table-cell>
          <table:table-cell table:style-name="ce50" office:value-type="float" office:value="7340" calcext:value-type="float">
            <text:p>7340</text:p>
          </table:table-cell>
          <table:table-cell table:style-name="ce50" office:value-type="float" office:value="3024" calcext:value-type="float">
            <text:p>3024</text:p>
          </table:table-cell>
          <table:table-cell table:style-name="ce50" office:value-type="float" office:value="864" calcext:value-type="float">
            <text:p>864</text:p>
          </table:table-cell>
          <table:table-cell table:style-name="ce50" office:value-type="float" office:value="11591" calcext:value-type="float">
            <text:p>11591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140" calcext:value-type="float">
            <text:p>140</text:p>
          </table:table-cell>
          <table:table-cell table:style-name="ce50" office:value-type="float" office:value="1789" calcext:value-type="float">
            <text:p>1789</text:p>
          </table:table-cell>
          <table:table-cell table:style-name="ce50" office:value-type="float" office:value="284" calcext:value-type="float">
            <text:p>284</text:p>
          </table:table-cell>
          <table:table-cell table:style-name="ce50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T47]+[.S48]" office:value-type="float" office:value="378" calcext:value-type="float">
            <text:p>378</text:p>
          </table:table-cell>
          <table:table-cell/>
          <table:table-cell table:style-name="ce104" table:formula="of:=SUM([.C48:.Q48])" office:value-type="float" office:value="26666" calcext:value-type="float">
            <text:p>26,666</text:p>
          </table:table-cell>
          <table:table-cell table:style-name="ce104" table:formula="of:=[.V48]-[.V47]" office:value-type="float" office:value="2821" calcext:value-type="float">
            <text:p>2,82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31" calcext:value-type="float">
            <text:p>33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48]+[.S49]" office:value-type="float" office:value="442" calcext:value-type="float">
            <text:p>442</text:p>
          </table:table-cell>
          <table:table-cell/>
          <table:table-cell table:style-name="ce104" table:formula="of:=SUM([.C49:.Q49])" office:value-type="float" office:value="30092" calcext:value-type="float">
            <text:p>30,092</text:p>
          </table:table-cell>
          <table:table-cell table:style-name="ce104" table:formula="of:=[.V49]-[.V48]" office:value-type="float" office:value="3426" calcext:value-type="float">
            <text:p>3,42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83" calcext:value-type="float">
            <text:p>383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49]+[.S50]" office:value-type="float" office:value="497" calcext:value-type="float">
            <text:p>497</text:p>
          </table:table-cell>
          <table:table-cell/>
          <table:table-cell table:style-name="ce104" table:formula="of:=SUM([.C50:.Q50])" office:value-type="float" office:value="33357" calcext:value-type="float">
            <text:p>33,357</text:p>
          </table:table-cell>
          <table:table-cell table:style-name="ce104" table:formula="of:=[.V50]-[.V49]" office:value-type="float" office:value="3265" calcext:value-type="float">
            <text:p>3,265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52" calcext:value-type="float">
            <text:p>452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50]+[.S51]" office:value-type="float" office:value="544" calcext:value-type="float">
            <text:p>544</text:p>
          </table:table-cell>
          <table:table-cell/>
          <table:table-cell table:style-name="ce104" table:formula="of:=SUM([.C51:.Q51])" office:value-type="float" office:value="37788" calcext:value-type="float">
            <text:p>37,788</text:p>
          </table:table-cell>
          <table:table-cell table:style-name="ce104" table:formula="of:=[.V51]-[.V50]" office:value-type="float" office:value="4431" calcext:value-type="float">
            <text:p>4,43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30" calcext:value-type="float">
            <text:p>53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51]+[.S52]" office:value-type="float" office:value="608" calcext:value-type="float">
            <text:p>608</text:p>
          </table:table-cell>
          <table:table-cell/>
          <table:table-cell table:style-name="ce104" table:formula="of:=SUM([.C52:.Q52])" office:value-type="float" office:value="41969" calcext:value-type="float">
            <text:p>41,969</text:p>
          </table:table-cell>
          <table:table-cell table:style-name="ce104" table:formula="of:=[.V52]-[.V51]" office:value-type="float" office:value="4181" calcext:value-type="float">
            <text:p>4,18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601" calcext:value-type="float">
            <text:p>60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52]+[.S53]" office:value-type="float" office:value="668" calcext:value-type="float">
            <text:p>668</text:p>
          </table:table-cell>
          <table:table-cell/>
          <table:table-cell table:style-name="ce104" table:formula="of:=SUM([.C53:.Q53])" office:value-type="float" office:value="45790" calcext:value-type="float">
            <text:p>45,790</text:p>
          </table:table-cell>
          <table:table-cell table:style-name="ce104" table:formula="of:=[.V53]-[.V52]" office:value-type="float" office:value="3821" calcext:value-type="float">
            <text:p>3,821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05" calcext:value-type="date">
            <text:p>05/04</text:p>
          </table:table-cell>
          <table:table-cell table:style-name="ce51" office:value-type="float" office:value="1342" calcext:value-type="float">
            <text:p>1342</text:p>
          </table:table-cell>
          <table:table-cell table:style-name="ce51" office:value-type="float" office:value="204" calcext:value-type="float">
            <text:p>204</text:p>
          </table:table-cell>
          <table:table-cell table:style-name="ce51" office:value-type="float" office:value="1447" calcext:value-type="float">
            <text:p>1447</text:p>
          </table:table-cell>
          <table:table-cell table:style-name="ce51" office:value-type="float" office:value="179" calcext:value-type="float">
            <text:p>179</text:p>
          </table:table-cell>
          <table:table-cell table:style-name="ce51" office:value-type="float" office:value="12418" calcext:value-type="float">
            <text:p>12418</text:p>
          </table:table-cell>
          <table:table-cell table:style-name="ce51" office:value-type="float" office:value="8078" calcext:value-type="float">
            <text:p>8078</text:p>
          </table:table-cell>
          <table:table-cell table:style-name="ce51" office:value-type="float" office:value="1766" calcext:value-type="float">
            <text:p>1766</text:p>
          </table:table-cell>
          <table:table-cell table:style-name="ce51" office:value-type="float" office:value="15887" calcext:value-type="float">
            <text:p>15887</text:p>
          </table:table-cell>
          <table:table-cell table:style-name="ce51" office:value-type="float" office:value="158" calcext:value-type="float">
            <text:p>158</text:p>
          </table:table-cell>
          <table:table-cell table:style-name="ce51" office:value-type="float" office:value="36" calcext:value-type="float">
            <text:p>36</text:p>
          </table:table-cell>
          <table:table-cell table:style-name="ce51" office:value-type="float" office:value="58" calcext:value-type="float">
            <text:p>58</text:p>
          </table:table-cell>
          <table:table-cell table:style-name="ce51" office:value-type="float" office:value="295" calcext:value-type="float">
            <text:p>295</text:p>
          </table:table-cell>
          <table:table-cell table:style-name="ce51" office:value-type="float" office:value="5373" calcext:value-type="float">
            <text:p>5373</text:p>
          </table:table-cell>
          <table:table-cell table:style-name="ce51" office:value-type="float" office:value="687" calcext:value-type="float">
            <text:p>687</text:p>
          </table:table-cell>
          <table:table-cell table:style-name="ce51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T53]+[.S54]" office:value-type="float" office:value="725" calcext:value-type="float">
            <text:p>725</text:p>
          </table:table-cell>
          <table:table-cell/>
          <table:table-cell table:style-name="ce104" table:formula="of:=SUM([.C54:.Q54])" office:value-type="float" office:value="48653" calcext:value-type="float">
            <text:p>48,653</text:p>
          </table:table-cell>
          <table:table-cell table:style-name="ce104" table:formula="of:=[.V54]-[.V53]" office:value-type="float" office:value="2863" calcext:value-type="float">
            <text:p>2,863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06" calcext:value-type="date">
            <text:p>06/04</text:p>
          </table:table-cell>
          <table:table-cell table:style-name="ce50" office:value-type="float" office:value="1434" calcext:value-type="float">
            <text:p>1434</text:p>
          </table:table-cell>
          <table:table-cell table:style-name="ce50" office:value-type="float" office:value="220" calcext:value-type="float">
            <text:p>220</text:p>
          </table:table-cell>
          <table:table-cell table:style-name="ce50" office:value-type="float" office:value="1632" calcext:value-type="float">
            <text:p>1632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13055" calcext:value-type="float">
            <text:p>13055</text:p>
          </table:table-cell>
          <table:table-cell table:style-name="ce50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50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78" calcext:value-type="float">
            <text:p>778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54]+[.S55]" office:value-type="float" office:value="773" calcext:value-type="float">
            <text:p>773</text:p>
          </table:table-cell>
          <table:table-cell/>
          <table:table-cell table:style-name="ce104" table:formula="of:=SUM([.C55:.Q55])" office:value-type="float" office:value="52124" calcext:value-type="float">
            <text:p>52,124</text:p>
          </table:table-cell>
          <table:table-cell table:style-name="ce104" table:formula="of:=[.V55]-[.V54]" office:value-type="float" office:value="3471" calcext:value-type="float">
            <text:p>3,4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61" calcext:value-type="float">
            <text:p>861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55]+[.S56]" office:value-type="float" office:value="829" calcext:value-type="float">
            <text:p>829</text:p>
          </table:table-cell>
          <table:table-cell/>
          <table:table-cell table:style-name="ce104" table:formula="of:=SUM([.C56:.Q56])" office:value-type="float" office:value="56897" calcext:value-type="float">
            <text:p>56,897</text:p>
          </table:table-cell>
          <table:table-cell table:style-name="ce105" table:formula="of:=[.V56]-[.V55]" office:value-type="float" office:value="4773" calcext:value-type="float">
            <text:p>4,7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72" calcext:value-type="float">
            <text:p>972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T56]+[.S57]" office:value-type="float" office:value="895" calcext:value-type="float">
            <text:p>895</text:p>
          </table:table-cell>
          <table:table-cell/>
          <table:table-cell table:style-name="ce104" table:formula="of:=SUM([.C57:.Q57])" office:value-type="float" office:value="60519" calcext:value-type="float">
            <text:p>60,519</text:p>
          </table:table-cell>
          <table:table-cell table:style-name="ce104" table:formula="of:=[.V57]-[.V56]" office:value-type="float" office:value="3622" calcext:value-type="float">
            <text:p>3,62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1056" calcext:value-type="float">
            <text:p>1056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7]+[.S58]" office:value-type="float" office:value="949" calcext:value-type="float">
            <text:p>949</text:p>
          </table:table-cell>
          <table:table-cell/>
          <table:table-cell table:style-name="ce104" table:formula="of:=SUM([.C58:.Q58])" office:value-type="float" office:value="65060" calcext:value-type="float">
            <text:p>65,060</text:p>
          </table:table-cell>
          <table:table-cell table:style-name="ce104" table:formula="of:=[.V58]-[.V57]" office:value-type="float" office:value="4541" calcext:value-type="float">
            <text:p>4,54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145" calcext:value-type="float">
            <text:p>1145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58]+[.S59]" office:value-type="float" office:value="1002" calcext:value-type="float">
            <text:p>1002</text:p>
          </table:table-cell>
          <table:table-cell/>
          <table:table-cell table:style-name="ce104" table:formula="of:=SUM([.C59:.Q59])" office:value-type="float" office:value="69249" calcext:value-type="float">
            <text:p>69,249</text:p>
          </table:table-cell>
          <table:table-cell table:style-name="ce104" table:formula="of:=[.V59]-[.V58]" office:value-type="float" office:value="4189" calcext:value-type="float">
            <text:p>4,18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241" calcext:value-type="float">
            <text:p>1241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59]+[.S60]" office:value-type="float" office:value="1056" calcext:value-type="float">
            <text:p>1056</text:p>
          </table:table-cell>
          <table:table-cell/>
          <table:table-cell table:style-name="ce104" table:formula="of:=SUM([.C60:.Q60])" office:value-type="float" office:value="72642" calcext:value-type="float">
            <text:p>72,642</text:p>
          </table:table-cell>
          <table:table-cell table:style-name="ce104" table:formula="of:=[.V60]-[.V59]" office:value-type="float" office:value="3393" calcext:value-type="float">
            <text:p>3,393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2" calcext:value-type="date">
            <text:p>12/04</text:p>
          </table:table-cell>
          <table:table-cell table:style-name="ce51" office:value-type="float" office:value="2673" calcext:value-type="float">
            <text:p>2673</text:p>
          </table:table-cell>
          <table:table-cell table:style-name="ce51" office:value-type="float" office:value="350" calcext:value-type="float">
            <text:p>350</text:p>
          </table:table-cell>
          <table:table-cell table:style-name="ce51" office:value-type="float" office:value="3600" calcext:value-type="float">
            <text:p>3600</text:p>
          </table:table-cell>
          <table:table-cell table:style-name="ce51" office:value-type="float" office:value="273" calcext:value-type="float">
            <text:p>273</text:p>
          </table:table-cell>
          <table:table-cell table:style-name="ce51" office:value-type="float" office:value="16972" calcext:value-type="float">
            <text:p>16972</text:p>
          </table:table-cell>
          <table:table-cell table:style-name="ce51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51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336" calcext:value-type="float">
            <text:p>1336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60]+[.S61]" office:value-type="float" office:value="1103" calcext:value-type="float">
            <text:p>1103</text:p>
          </table:table-cell>
          <table:table-cell/>
          <table:table-cell table:style-name="ce104" table:formula="of:=SUM([.C61:.Q61])" office:value-type="float" office:value="75672" calcext:value-type="float">
            <text:p>75,672</text:p>
          </table:table-cell>
          <table:table-cell table:style-name="ce104" table:formula="of:=[.V61]-[.V60]" office:value-type="float" office:value="3030" calcext:value-type="float">
            <text:p>3,030</text:p>
          </table:table-cell>
          <table:table-cell table:number-columns-repeated="29"/>
        </table:table-row>
        <table:table-row table:style-name="ro1">
          <table:table-cell table:style-name="ce50" office:value-type="string" calcext:value-type="string">
            <text:p>L</text:p>
          </table:table-cell>
          <table:table-cell table:style-name="ce57" office:value-type="date" office:date-value="2020-04-13" calcext:value-type="date">
            <text:p>13/04</text:p>
          </table:table-cell>
          <table:table-cell table:style-name="ce50" office:value-type="float" office:value="2799" calcext:value-type="float">
            <text:p>2799</text:p>
          </table:table-cell>
          <table:table-cell table:style-name="ce50" office:value-type="float" office:value="368" calcext:value-type="float">
            <text:p>368</text:p>
          </table:table-cell>
          <table:table-cell table:style-name="ce50" office:value-type="float" office:value="3903" calcext:value-type="float">
            <text:p>3903</text:p>
          </table:table-cell>
          <table:table-cell table:style-name="ce50" office:value-type="float" office:value="285" calcext:value-type="float">
            <text:p>285</text:p>
          </table:table-cell>
          <table:table-cell table:style-name="ce50" office:value-type="float" office:value="17489" calcext:value-type="float">
            <text:p>17489</text:p>
          </table:table-cell>
          <table:table-cell table:style-name="ce50" office:value-type="float" office:value="14967" calcext:value-type="float">
            <text:p>14967</text:p>
          </table:table-cell>
          <table:table-cell table:style-name="ce50" office:value-type="float" office:value="2823" calcext:value-type="float">
            <text:p>2823</text:p>
          </table:table-cell>
          <table:table-cell table:style-name="ce50" office:value-type="float" office:value="20465" calcext:value-type="float">
            <text:p>20465</text:p>
          </table:table-cell>
          <table:table-cell table:style-name="ce50" office:value-type="float" office:value="365" calcext:value-type="float">
            <text:p>365</text:p>
          </table:table-cell>
          <table:table-cell table:style-name="ce50" office:value-type="float" office:value="67" calcext:value-type="float">
            <text:p>67</text:p>
          </table:table-cell>
          <table:table-cell table:style-name="ce50" office:value-type="float" office:value="114" calcext:value-type="float">
            <text:p>114</text:p>
          </table:table-cell>
          <table:table-cell table:style-name="ce50" office:value-type="float" office:value="535" calcext:value-type="float">
            <text:p>535</text:p>
          </table:table-cell>
          <table:table-cell table:style-name="ce50" office:value-type="float" office:value="12107" calcext:value-type="float">
            <text:p>12107</text:p>
          </table:table-cell>
          <table:table-cell table:style-name="ce50" office:value-type="float" office:value="1420" calcext:value-type="float">
            <text:p>1420</text:p>
          </table:table-cell>
          <table:table-cell table:style-name="ce50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61]+[.S62]" office:value-type="float" office:value="1138" calcext:value-type="float">
            <text:p>1138</text:p>
          </table:table-cell>
          <table:table-cell/>
          <table:table-cell table:style-name="ce104" table:formula="of:=SUM([.C62:.Q62])" office:value-type="float" office:value="78845" calcext:value-type="float">
            <text:p>78,845</text:p>
          </table:table-cell>
          <table:table-cell table:style-name="ce104" table:formula="of:=[.V62]-[.V61]" office:value-type="float" office:value="3173" calcext:value-type="float">
            <text:p>3,173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127" calcext:value-type="float">
            <text:p>12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509" calcext:value-type="float">
            <text:p>1509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2]+[.S63]" office:value-type="float" office:value="1174" calcext:value-type="float">
            <text:p>1174</text:p>
          </table:table-cell>
          <table:table-cell/>
          <table:table-cell table:style-name="ce104" table:formula="of:=SUM([.C63:.Q63])" office:value-type="float" office:value="82324" calcext:value-type="float">
            <text:p>82,324</text:p>
          </table:table-cell>
          <table:table-cell table:style-name="ce104" table:formula="of:=[.V63]-[.V62]" office:value-type="float" office:value="3479" calcext:value-type="float">
            <text:p>3,479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130" calcext:value-type="float">
            <text:p>130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611" calcext:value-type="float">
            <text:p>1611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T63]+[.S64]" office:value-type="float" office:value="1238" calcext:value-type="float">
            <text:p>1238</text:p>
          </table:table-cell>
          <table:table-cell/>
          <table:table-cell table:style-name="ce104" table:formula="of:=SUM([.C64:.Q64])" office:value-type="float" office:value="86740" calcext:value-type="float">
            <text:p>86,740</text:p>
          </table:table-cell>
          <table:table-cell table:style-name="ce104" table:formula="of:=[.V64]-[.V63]" office:value-type="float" office:value="4416" calcext:value-type="float">
            <text:p>4,416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710" calcext:value-type="float">
            <text:p>1710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4]+[.S65]" office:value-type="float" office:value="1281" calcext:value-type="float">
            <text:p>1281</text:p>
          </table:table-cell>
          <table:table-cell/>
          <table:table-cell table:style-name="ce104" table:formula="of:=SUM([.C65:.Q65])" office:value-type="float" office:value="90578" calcext:value-type="float">
            <text:p>90,578</text:p>
          </table:table-cell>
          <table:table-cell table:style-name="ce104" table:formula="of:=[.V65]-[.V64]" office:value-type="float" office:value="3838" calcext:value-type="float">
            <text:p>3,838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office:value-type="float" office:value="137" calcext:value-type="float">
            <text:p>137</text:p>
          </table:table-cell>
          <table:table-cell office:value-type="float" office:value="657" calcext:value-type="float">
            <text:p>657</text:p>
          </table:table-cell>
          <table:table-cell office:value-type="float" office:value="15467" calcext:value-type="float">
            <text:p>15467</text:p>
          </table:table-cell>
          <table:table-cell office:value-type="float" office:value="1774" calcext:value-type="float">
            <text:p>1774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T65]+[.S66]" office:value-type="float" office:value="1325" calcext:value-type="float">
            <text:p>1325</text:p>
          </table:table-cell>
          <table:table-cell/>
          <table:table-cell table:style-name="ce104" table:formula="of:=SUM([.C66:.Q66])" office:value-type="float" office:value="94360" calcext:value-type="float">
            <text:p>94,360</text:p>
          </table:table-cell>
          <table:table-cell table:style-name="ce104" table:formula="of:=[.V66]-[.V65]" office:value-type="float" office:value="3782" calcext:value-type="float">
            <text:p>3,782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18" calcext:value-type="date">
            <text:p>18/04</text:p>
          </table:table-cell>
          <table:table-cell office:value-type="float" office:value="4110" calcext:value-type="float">
            <text:p>4110</text:p>
          </table:table-cell>
          <table:table-cell office:value-type="float" office:value="443" calcext:value-type="float">
            <text:p>443</text:p>
          </table:table-cell>
          <table:table-cell office:value-type="float" office:value="5453" calcext:value-type="float">
            <text:p>5453</text:p>
          </table:table-cell>
          <table:table-cell office:value-type="float" office:value="346" calcext:value-type="float">
            <text:p>346</text:p>
          </table:table-cell>
          <table:table-cell office:value-type="float" office:value="20280" calcext:value-type="float">
            <text:p>20280</text:p>
          </table:table-cell>
          <table:table-cell office:value-type="float" office:value="19323" calcext:value-type="float">
            <text:p>19323</text:p>
          </table:table-cell>
          <table:table-cell office:value-type="float" office:value="3601" calcext:value-type="float">
            <text:p>3601</text:p>
          </table:table-cell>
          <table:table-cell office:value-type="float" office:value="23227" calcext:value-type="float">
            <text:p>23227</text:p>
          </table:table-cell>
          <table:table-cell office:value-type="float" office:value="571" calcext:value-type="float">
            <text:p>571</text:p>
          </table:table-cell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687" calcext:value-type="float">
            <text:p>687</text:p>
          </table:table-cell>
          <table:table-cell office:value-type="float" office:value="16060" calcext:value-type="float">
            <text:p>16060</text:p>
          </table:table-cell>
          <table:table-cell office:value-type="float" office:value="1837" calcext:value-type="float">
            <text:p>1837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T66]+[.S67]" office:value-type="float" office:value="1368" calcext:value-type="float">
            <text:p>1368</text:p>
          </table:table-cell>
          <table:table-cell/>
          <table:table-cell table:style-name="ce104" table:formula="of:=SUM([.C67:.Q67])" office:value-type="float" office:value="97526" calcext:value-type="float">
            <text:p>97,526</text:p>
          </table:table-cell>
          <table:table-cell table:style-name="ce104" table:formula="of:=[.V67]-[.V66]" office:value-type="float" office:value="3166" calcext:value-type="float">
            <text:p>3,166</text:p>
          </table:table-cell>
          <table:table-cell table:number-columns-repeated="29"/>
        </table:table-row>
        <table:table-row table:style-name="ro1">
          <table:table-cell table:style-name="ce51"/>
          <table:table-cell table:style-name="ce59" office:value-type="date" office:date-value="2020-04-19" calcext:value-type="date">
            <text:p>19/04</text:p>
          </table:table-cell>
          <table:table-cell table:style-name="ce51" office:value-type="float" office:value="4294" calcext:value-type="float">
            <text:p>4294</text:p>
          </table:table-cell>
          <table:table-cell table:style-name="ce51" office:value-type="float" office:value="452" calcext:value-type="float">
            <text:p>452</text:p>
          </table:table-cell>
          <table:table-cell table:style-name="ce51" office:value-type="float" office:value="5683" calcext:value-type="float">
            <text:p>5683</text:p>
          </table:table-cell>
          <table:table-cell table:style-name="ce51" office:value-type="float" office:value="355" calcext:value-type="float">
            <text:p>355</text:p>
          </table:table-cell>
          <table:table-cell table:style-name="ce51" office:value-type="float" office:value="20690" calcext:value-type="float">
            <text:p>20690</text:p>
          </table:table-cell>
          <table:table-cell table:style-name="ce51" office:value-type="float" office:value="19718" calcext:value-type="float">
            <text:p>19718</text:p>
          </table:table-cell>
          <table:table-cell table:style-name="ce51" office:value-type="float" office:value="3684" calcext:value-type="float">
            <text:p>3684</text:p>
          </table:table-cell>
          <table:table-cell table:style-name="ce51" office:value-type="float" office:value="23660" calcext:value-type="float">
            <text:p>23660</text:p>
          </table:table-cell>
          <table:table-cell table:style-name="ce51" office:value-type="float" office:value="610" calcext:value-type="float">
            <text:p>610</text:p>
          </table:table-cell>
          <table:table-cell table:style-name="ce51" office:value-type="float" office:value="73" calcext:value-type="float">
            <text:p>73</text:p>
          </table:table-cell>
          <table:table-cell table:style-name="ce51" office:value-type="float" office:value="154" calcext:value-type="float">
            <text:p>154</text:p>
          </table:table-cell>
          <table:table-cell table:style-name="ce51" office:value-type="float" office:value="714" calcext:value-type="float">
            <text:p>714</text:p>
          </table:table-cell>
          <table:table-cell table:style-name="ce51" office:value-type="float" office:value="16509" calcext:value-type="float">
            <text:p>16509</text:p>
          </table:table-cell>
          <table:table-cell table:style-name="ce51" office:value-type="float" office:value="1897" calcext:value-type="float">
            <text:p>1897</text:p>
          </table:table-cell>
          <table:table-cell table:style-name="ce51" office:value-type="float" office:value="1393" calcext:value-type="float">
            <text:p>1393</text:p>
          </table:table-cell>
          <table:table-cell table:style-name="ce51"/>
          <table:table-cell table:style-name="ce51" office:value-type="float" office:value="25" calcext:value-type="float">
            <text:p>25</text:p>
          </table:table-cell>
          <table:table-cell table:style-name="ce83" table:formula="of:=[.T67]+[.S68]" office:value-type="float" office:value="1393" calcext:value-type="float">
            <text:p>1393</text:p>
          </table:table-cell>
          <table:table-cell table:style-name="ce83"/>
          <table:table-cell table:style-name="ce34" table:formula="of:=SUM([.C68:.Q68])" office:value-type="float" office:value="99886" calcext:value-type="float">
            <text:p>99,886</text:p>
          </table:table-cell>
          <table:table-cell table:style-name="ce34" table:formula="of:=[.V68]-[.V67]" office:value-type="float" office:value="2360" calcext:value-type="float">
            <text:p>2,360</text:p>
          </table:table-cell>
          <table:table-cell table:number-columns-repeated="29"/>
        </table:table-row>
        <table:table-row table:style-name="ro1">
          <table:table-cell table:style-name="ce86" table:formula="of:=[C_Dia_A.A69]" office:value-type="string" office:string-value="L" calcext:value-type="string">
            <text:p>L</text:p>
          </table:table-cell>
          <table:table-cell table:style-name="ce58" office:value-type="date" office:date-value="2020-04-20" calcext:value-type="date">
            <text:p>20/04</text:p>
          </table:table-cell>
          <table:table-cell office:value-type="float" office:value="4404" calcext:value-type="float">
            <text:p>4404</text:p>
          </table:table-cell>
          <table:table-cell office:value-type="float" office:value="470" calcext:value-type="float">
            <text:p>470</text:p>
          </table:table-cell>
          <table:table-cell office:value-type="float" office:value="5828" calcext:value-type="float">
            <text:p>5828</text:p>
          </table:table-cell>
          <table:table-cell office:value-type="float" office:value="364" calcext:value-type="float">
            <text:p>364</text:p>
          </table:table-cell>
          <table:table-cell table:formula="of:=20852+237" office:value-type="float" office:value="21089" calcext:value-type="float">
            <text:p>21089</text:p>
          </table:table-cell>
          <table:table-cell office:value-type="float" office:value="20265" calcext:value-type="float">
            <text:p>20265</text:p>
          </table:table-cell>
          <table:table-cell office:value-type="float" office:value="3751" calcext:value-type="float">
            <text:p>3751</text:p>
          </table:table-cell>
          <table:table-cell office:value-type="float" office:value="24114" calcext:value-type="float">
            <text:p>24114</text:p>
          </table:table-cell>
          <table:table-cell office:value-type="float" office:value="687" calcext:value-type="float">
            <text:p>687</text:p>
          </table:table-cell>
          <table:table-cell office:value-type="float" office:value="75" calcext:value-type="float">
            <text:p>75</text:p>
          </table:table-cell>
          <table:table-cell office:value-type="float" office:value="154" calcext:value-type="float">
            <text:p>154</text:p>
          </table:table-cell>
          <table:table-cell office:value-type="float" office:value="735" calcext:value-type="float">
            <text:p>735</text:p>
          </table:table-cell>
          <table:table-cell office:value-type="float" office:value="17337" calcext:value-type="float">
            <text:p>17337</text:p>
          </table:table-cell>
          <table:table-cell office:value-type="float" office:value="1951" calcext:value-type="float">
            <text:p>1951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T68]+[.S69]" office:value-type="float" office:value="1429" calcext:value-type="float">
            <text:p>1429</text:p>
          </table:table-cell>
          <table:table-cell/>
          <table:table-cell table:style-name="ce104" table:formula="of:=SUM([.C69:.Q69])" office:value-type="float" office:value="102653" calcext:value-type="float">
            <text:p>102,653</text:p>
          </table:table-cell>
          <table:table-cell table:style-name="ce104" table:formula="of:=[.V69]-[.V68]" office:value-type="float" office:value="2767" calcext:value-type="float">
            <text:p>2,767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1" calcext:value-type="date">
            <text:p>21/04</text:p>
          </table:table-cell>
          <table:table-cell office:value-type="float" office:value="4598" calcext:value-type="float">
            <text:p>4598</text:p>
          </table:table-cell>
          <table:table-cell office:value-type="float" office:value="491" calcext:value-type="float">
            <text:p>491</text:p>
          </table:table-cell>
          <table:table-cell office:value-type="float" office:value="5998" calcext:value-type="float">
            <text:p>5998</text:p>
          </table:table-cell>
          <table:table-cell office:value-type="float" office:value="370" calcext:value-type="float">
            <text:p>370</text:p>
          </table:table-cell>
          <table:table-cell table:formula="of:=21282+237" office:value-type="float" office:value="21519" calcext:value-type="float">
            <text:p>21519</text:p>
          </table:table-cell>
          <table:table-cell office:value-type="float" office:value="20796" calcext:value-type="float">
            <text:p>20796</text:p>
          </table:table-cell>
          <table:table-cell office:value-type="float" office:value="3916" calcext:value-type="float">
            <text:p>3916</text:p>
          </table:table-cell>
          <table:table-cell office:value-type="float" office:value="24648" calcext:value-type="float">
            <text:p>24648</text:p>
          </table:table-cell>
          <table:table-cell office:value-type="float" office:value="730" calcext:value-type="float">
            <text:p>730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762" calcext:value-type="float">
            <text:p>762</text:p>
          </table:table-cell>
          <table:table-cell office:value-type="float" office:value="18100" calcext:value-type="float">
            <text:p>18100</text:p>
          </table:table-cell>
          <table:table-cell office:value-type="float" office:value="1977" calcext:value-type="float">
            <text:p>1977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T69]+[.S70]" office:value-type="float" office:value="1478" calcext:value-type="float">
            <text:p>1478</text:p>
          </table:table-cell>
          <table:table-cell/>
          <table:table-cell table:style-name="ce104" table:formula="of:=SUM([.C70:.Q70])" office:value-type="float" office:value="105624" calcext:value-type="float">
            <text:p>105,624</text:p>
          </table:table-cell>
          <table:table-cell table:style-name="ce104" table:formula="of:=[.V70]-[.V69]" office:value-type="float" office:value="2971" calcext:value-type="float">
            <text:p>2,971</text:p>
          </table:table-cell>
          <table:table-cell table:number-columns-repeated="29"/>
        </table:table-row>
        <table:table-row table:style-name="ro1">
          <table:table-cell/>
          <table:table-cell table:style-name="ce58" office:value-type="date" office:date-value="2020-04-22" calcext:value-type="date">
            <text:p>22/04</text:p>
          </table:table-cell>
          <table:table-cell office:value-type="float" office:value="4879" calcext:value-type="float">
            <text:p>4879</text:p>
          </table:table-cell>
          <table:table-cell office:value-type="float" office:value="510" calcext:value-type="float">
            <text:p>510</text:p>
          </table:table-cell>
          <table:table-cell office:value-type="float" office:value="6262" calcext:value-type="float">
            <text:p>6262</text:p>
          </table:table-cell>
          <table:table-cell office:value-type="float" office:value="384" calcext:value-type="float">
            <text:p>384</text:p>
          </table:table-cell>
          <table:table-cell table:formula="of:=21717+237" office:value-type="float" office:value="21954" calcext:value-type="float">
            <text:p>21954</text:p>
          </table:table-cell>
          <table:table-cell office:value-type="float" office:value="21340" calcext:value-type="float">
            <text:p>21340</text:p>
          </table:table-cell>
          <table:table-cell office:value-type="float" office:value="4054" calcext:value-type="float">
            <text:p>4054</text:p>
          </table:table-cell>
          <table:table-cell office:value-type="float" office:value="25085" calcext:value-type="float">
            <text:p>25085</text:p>
          </table:table-cell>
          <table:table-cell office:value-type="float" office:value="769" calcext:value-type="float">
            <text:p>76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8738" calcext:value-type="float">
            <text:p>18738</text:p>
          </table:table-cell>
          <table:table-cell office:value-type="float" office:value="2003" calcext:value-type="float">
            <text:p>2003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70]+[.S71]" office:value-type="float" office:value="1508" calcext:value-type="float">
            <text:p>1508</text:p>
          </table:table-cell>
          <table:table-cell table:number-columns-repeated="32"/>
        </table:table-row>
        <table:table-row table:style-name="ro1">
          <table:table-cell/>
          <table:table-cell table:style-name="ce58" office:value-type="date" office:date-value="2020-04-23" calcext:value-type="date">
            <text:p>23/04</text:p>
          </table:table-cell>
          <table:table-cell office:value-type="float" office:value="5094" calcext:value-type="float">
            <text:p>5094</text:p>
          </table:table-cell>
          <table:table-cell office:value-type="float" office:value="522" calcext:value-type="float">
            <text:p>522</text:p>
          </table:table-cell>
          <table:table-cell office:value-type="float" office:value="6490" calcext:value-type="float">
            <text:p>6490</text:p>
          </table:table-cell>
          <table:table-cell office:value-type="float" office:value="394" calcext:value-type="float">
            <text:p>394</text:p>
          </table:table-cell>
          <table:table-cell table:style-name="ce75" table:formula="of:=22157+237" office:value-type="float" office:value="22394" calcext:value-type="float">
            <text:p>22394</text:p>
          </table:table-cell>
          <table:table-cell office:value-type="float" office:value="21856" calcext:value-type="float">
            <text:p>21856</text:p>
          </table:table-cell>
          <table:table-cell office:value-type="float" office:value="4177" calcext:value-type="float">
            <text:p>4177</text:p>
          </table:table-cell>
          <table:table-cell office:value-type="float" office:value="25549" calcext:value-type="float">
            <text:p>25549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T71]+[.S72]" office:value-type="float" office:value="1549" calcext:value-type="float">
            <text:p>1549</text:p>
          </table:table-cell>
          <table:table-cell table:number-columns-repeated="32"/>
        </table:table-row>
        <table:table-row table:style-name="ro1" table:number-rows-repeated="37">
          <table:table-cell/>
          <table:table-cell table:style-name="ce58"/>
          <table:table-cell table:number-columns-repeated="50"/>
        </table:table-row>
        <table:table-row table:style-name="ro1">
          <table:table-cell table:style-name="ce52"/>
          <table:table-cell table:style-name="ce58"/>
          <table:table-cell table:number-columns-repeated="11"/>
          <table:table-cell table:style-name="ce52" table:number-columns-repeated="6"/>
          <table:table-cell table:style-name="ce79" table:number-columns-repeated="2"/>
          <table:table-cell table:style-name="ce52" table:number-columns-repeated="2"/>
          <table:table-cell table:style-name="ce79" table:number-columns-repeated="29"/>
        </table:table-row>
        <table:table-row table:style-name="ro1" table:number-rows-repeated="101">
          <table:table-cell/>
          <table:table-cell table:style-name="ce58"/>
          <table:table-cell table:number-columns-repeated="50"/>
        </table:table-row>
        <table:table-row table:style-name="ro1" table:number-rows-repeated="1048364">
          <table:table-cell table:number-columns-repeated="52"/>
        </table:table-row>
        <table:table-row table:style-name="ro1">
          <table:table-cell table:number-columns-repeated="52"/>
        </table:table-row>
      </table:table>
      <table:table table:name="M_Dia_NA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58"/>
        <table:table-column table:style-name="co15" table:number-columns-repeated="15" table:default-cell-style-name="ce6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 table:number-rows-repeated="2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style-name="ce49" table:number-columns-repeated="4"/>
          <table:table-cell table:style-name="Default" table:number-columns-repeated="11"/>
        </table:table-row>
        <table:table-row table:style-name="ro1">
          <table:table-cell table:style-name="ce83"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style-name="ce49"/>
          <table:table-cell table:number-columns-repeated="14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9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9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9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50" table:number-columns-repeated="5"/>
          <table:table-cell table:style-name="ce50" table:formula="of:=[M_Acu_NA.H13]-[M_Acu_NA.H12]" office:value-type="float" office:value="0" calcext:value-type="float">
            <text:p>0</text:p>
          </table:table-cell>
          <table:table-cell table:style-name="ce50"/>
          <table:table-cell table:style-name="ce50" table:formula="of:=[M_Acu_NA.J13]-[M_Acu_NA.J12]" office:value-type="float" office:value="4" calcext:value-type="float">
            <text:p>4</text:p>
          </table:table-cell>
          <table:table-cell table:style-name="ce50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51" table:number-columns-repeated="5"/>
          <table:table-cell table:style-name="ce51" table:formula="of:=[M_Acu_NA.H19]-[M_Acu_NA.H18]" office:value-type="float" office:value="0" calcext:value-type="float">
            <text:p>0</text:p>
          </table:table-cell>
          <table:table-cell table:style-name="ce51"/>
          <table:table-cell table:style-name="ce51" table:formula="of:=[M_Acu_NA.J19]-[M_Acu_NA.J18]" office:value-type="float" office:value="5" calcext:value-type="float">
            <text:p>5</text:p>
          </table:table-cell>
          <table:table-cell table:style-name="ce51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4"/>
          <table:table-cell table:formula="of:=[M_Acu_NA.O23]-[M_Acu_NA.O22]" office:value-type="float" office:value="1" calcext:value-type="float">
            <text:p>1</text:p>
          </table:table-cell>
          <table:table-cell/>
          <table:table-cell table:formula="of:=[M_Acu_NA.Q23]-[M_Acu_NA.Q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4"/>
          <table:table-cell table:formula="of:=[M_Acu_NA.O24]-[M_Acu_NA.O23]" office:value-type="float" office:value="1" calcext:value-type="float">
            <text:p>1</text:p>
          </table:table-cell>
          <table:table-cell/>
          <table:table-cell table:formula="of:=[M_Acu_NA.Q24]-[M_Acu_NA.Q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4"/>
          <table:table-cell table:formula="of:=[M_Acu_NA.O25]-[M_Acu_NA.O24]" office:value-type="float" office:value="0" calcext:value-type="float">
            <text:p>0</text:p>
          </table:table-cell>
          <table:table-cell/>
          <table:table-cell table:formula="of:=[M_Acu_NA.Q25]-[M_Acu_NA.Q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4"/>
          <table:table-cell table:formula="of:=[M_Acu_NA.O26]-[M_Acu_NA.O25]" office:value-type="float" office:value="1" calcext:value-type="float">
            <text:p>1</text:p>
          </table:table-cell>
          <table:table-cell/>
          <table:table-cell table:formula="of:=[M_Acu_NA.Q26]-[M_Acu_NA.Q25]" office:value-type="float" office:value="1" calcext:value-type="float">
            <text:p>1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50" table:formula="of:=[M_Acu_NA.C27]-[M_Acu_NA.C26]" office:value-type="float" office:value="2" calcext:value-type="float">
            <text:p>2</text:p>
          </table:table-cell>
          <table:table-cell table:style-name="ce50" table:number-columns-repeated="3"/>
          <table:table-cell table:style-name="ce50" table:formula="of:=[M_Acu_NA.G27]-[M_Acu_NA.G26]" office:value-type="float" office:value="6" calcext:value-type="float">
            <text:p>6</text:p>
          </table:table-cell>
          <table:table-cell table:style-name="ce50" table:formula="of:=[M_Acu_NA.H27]-[M_Acu_NA.H26]" office:value-type="float" office:value="2" calcext:value-type="float">
            <text:p>2</text:p>
          </table:table-cell>
          <table:table-cell table:style-name="ce50" table:formula="of:=[M_Acu_NA.I27]-[M_Acu_NA.I26]" office:value-type="float" office:value="1" calcext:value-type="float">
            <text:p>1</text:p>
          </table:table-cell>
          <table:table-cell table:style-name="ce50" table:formula="of:=[M_Acu_NA.J27]-[M_Acu_NA.J26]" office:value-type="float" office:value="97" calcext:value-type="float">
            <text:p>97</text:p>
          </table:table-cell>
          <table:table-cell table:style-name="ce50" table:number-columns-repeated="4"/>
          <table:table-cell table:style-name="ce50" table:formula="of:=[M_Acu_NA.O27]-[M_Acu_NA.O26]" office:value-type="float" office:value="2" calcext:value-type="float">
            <text:p>2</text:p>
          </table:table-cell>
          <table:table-cell table:style-name="ce50"/>
          <table:table-cell table:style-name="ce50" table:formula="of:=[M_Acu_NA.Q27]-[M_Acu_NA.Q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4"/>
          <table:table-cell table:formula="of:=[M_Acu_NA.O28]-[M_Acu_NA.O27]" office:value-type="float" office:value="1" calcext:value-type="float">
            <text:p>1</text:p>
          </table:table-cell>
          <table:table-cell/>
          <table:table-cell table:formula="of:=[M_Acu_NA.Q28]-[M_Acu_NA.Q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3"/>
          <table:table-cell table:formula="of:=[M_Acu_NA.O29]-[M_Acu_NA.O28]" office:value-type="float" office:value="2" calcext:value-type="float">
            <text:p>2</text:p>
          </table:table-cell>
          <table:table-cell table:formula="of:=[M_Acu_NA.P29]-[M_Acu_NA.P28]" office:value-type="float" office:value="1" calcext:value-type="float">
            <text:p>1</text:p>
          </table:table-cell>
          <table:table-cell table:formula="of:=[M_Acu_NA.Q29]-[M_Acu_NA.Q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/>
          <table:table-cell table:formula="of:=[M_Acu_NA.M30]-[M_Acu_NA.M29]" office:value-type="float" office:value="1" calcext:value-type="float">
            <text:p>1</text:p>
          </table:table-cell>
          <table:table-cell/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0" calcext:value-type="float">
            <text:p>0</text:p>
          </table:table-cell>
          <table:table-cell table:formula="of:=[M_Acu_NA.Q30]-[M_Acu_NA.Q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 table:formula="of:=[M_Acu_NA.M31]-[M_Acu_NA.M30]" office:value-type="float" office:value="0" calcext:value-type="float">
            <text:p>0</text:p>
          </table:table-cell>
          <table:table-cell/>
          <table:table-cell table:formula="of:=[M_Acu_NA.O31]-[M_Acu_NA.O30]" office:value-type="float" office:value="2" calcext:value-type="float">
            <text:p>2</text:p>
          </table:table-cell>
          <table:table-cell table:formula="of:=[M_Acu_NA.P31]-[M_Acu_NA.P30]" office:value-type="float" office:value="1" calcext:value-type="float">
            <text:p>1</text:p>
          </table:table-cell>
          <table:table-cell table:formula="of:=[M_Acu_NA.Q31]-[M_Acu_NA.Q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 table:formula="of:=[M_Acu_NA.M32]-[M_Acu_NA.M31]" office:value-type="float" office:value="2" calcext:value-type="float">
            <text:p>2</text:p>
          </table:table-cell>
          <table:table-cell/>
          <table:table-cell table:formula="of:=[M_Acu_NA.O32]-[M_Acu_NA.O31]" office:value-type="float" office:value="11" calcext:value-type="float">
            <text:p>11</text:p>
          </table:table-cell>
          <table:table-cell table:formula="of:=[M_Acu_NA.P32]-[M_Acu_NA.P31]" office:value-type="float" office:value="1" calcext:value-type="float">
            <text:p>1</text:p>
          </table:table-cell>
          <table:table-cell table:formula="of:=[M_Acu_NA.Q32]-[M_Acu_NA.Q31]" office:value-type="float" office:value="4" calcext:value-type="float">
            <text:p>4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51" table:formula="of:=[M_Acu_NA.C33]-[M_Acu_NA.C32]" office:value-type="float" office:value="4" calcext:value-type="float">
            <text:p>4</text:p>
          </table:table-cell>
          <table:table-cell table:style-name="ce51" table:formula="of:=[M_Acu_NA.D33]-[M_Acu_NA.D32]" office:value-type="float" office:value="0" calcext:value-type="float">
            <text:p>0</text:p>
          </table:table-cell>
          <table:table-cell table:style-name="ce51" table:formula="of:=[M_Acu_NA.E33]-[M_Acu_NA.E32]" office:value-type="float" office:value="0" calcext:value-type="float">
            <text:p>0</text:p>
          </table:table-cell>
          <table:table-cell table:style-name="ce51" table:formula="of:=[M_Acu_NA.F33]-[M_Acu_NA.F32]" office:value-type="float" office:value="2" calcext:value-type="float">
            <text:p>2</text:p>
          </table:table-cell>
          <table:table-cell table:style-name="ce51" table:formula="of:=[M_Acu_NA.G33]-[M_Acu_NA.G32]" office:value-type="float" office:value="152" calcext:value-type="float">
            <text:p>152</text:p>
          </table:table-cell>
          <table:table-cell table:style-name="ce51" table:formula="of:=[M_Acu_NA.H33]-[M_Acu_NA.H32]" office:value-type="float" office:value="29" calcext:value-type="float">
            <text:p>29</text:p>
          </table:table-cell>
          <table:table-cell table:style-name="ce51" table:formula="of:=[M_Acu_NA.I33]-[M_Acu_NA.I32]" office:value-type="float" office:value="8" calcext:value-type="float">
            <text:p>8</text:p>
          </table:table-cell>
          <table:table-cell table:style-name="ce51" table:formula="of:=[M_Acu_NA.J33]-[M_Acu_NA.J32]" office:value-type="float" office:value="368" calcext:value-type="float">
            <text:p>368</text:p>
          </table:table-cell>
          <table:table-cell table:style-name="ce51" table:formula="of:=[M_Acu_NA.K33]-[M_Acu_NA.K32]" office:value-type="float" office:value="0" calcext:value-type="float">
            <text:p>0</text:p>
          </table:table-cell>
          <table:table-cell table:style-name="ce51" table:formula="of:=[M_Acu_NA.L33]-[M_Acu_NA.L32]" office:value-type="float" office:value="0" calcext:value-type="float">
            <text:p>0</text:p>
          </table:table-cell>
          <table:table-cell table:style-name="ce51" table:formula="of:=[M_Acu_NA.M33]-[M_Acu_NA.M32]" office:value-type="float" office:value="0" calcext:value-type="float">
            <text:p>0</text:p>
          </table:table-cell>
          <table:table-cell table:style-name="ce51"/>
          <table:table-cell table:style-name="ce51" table:formula="of:=[M_Acu_NA.O33]-[M_Acu_NA.O32]" office:value-type="float" office:value="14" calcext:value-type="float">
            <text:p>14</text:p>
          </table:table-cell>
          <table:table-cell table:style-name="ce51" table:formula="of:=[M_Acu_NA.P33]-[M_Acu_NA.P32]" office:value-type="float" office:value="2" calcext:value-type="float">
            <text:p>2</text:p>
          </table:table-cell>
          <table:table-cell table:style-name="ce51" table:formula="of:=[M_Acu_NA.Q33]-[M_Acu_NA.Q32]" office:value-type="float" office:value="6" calcext:value-type="float">
            <text:p>6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0" calcext:value-type="float">
            <text:p>0</text:p>
          </table:table-cell>
          <table:table-cell table:formula="of:=[M_Acu_NA.N34]-[M_Acu_NA.N33]" office:value-type="float" office:value="1" calcext:value-type="float">
            <text:p>1</text:p>
          </table:table-cell>
          <table:table-cell table:formula="of:=[M_Acu_NA.O34]-[M_Acu_NA.O33]" office:value-type="float" office:value="20" calcext:value-type="float">
            <text:p>20</text:p>
          </table:table-cell>
          <table:table-cell table:formula="of:=[M_Acu_NA.P34]-[M_Acu_NA.P33]" office:value-type="float" office:value="2" calcext:value-type="float">
            <text:p>2</text:p>
          </table:table-cell>
          <table:table-cell table:formula="of:=[M_Acu_NA.Q34]-[M_Acu_NA.Q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0" calcext:value-type="float">
            <text:p>0</text:p>
          </table:table-cell>
          <table:table-cell table:formula="of:=[M_Acu_NA.O35]-[M_Acu_NA.O34]" office:value-type="float" office:value="16" calcext:value-type="float">
            <text:p>16</text:p>
          </table:table-cell>
          <table:table-cell table:formula="of:=[M_Acu_NA.P35]-[M_Acu_NA.P34]" office:value-type="float" office:value="1" calcext:value-type="float">
            <text:p>1</text:p>
          </table:table-cell>
          <table:table-cell table:formula="of:=[M_Acu_NA.Q35]-[M_Acu_NA.Q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3" calcext:value-type="float">
            <text:p>3</text:p>
          </table:table-cell>
          <table:table-cell table:formula="of:=[M_Acu_NA.N36]-[M_Acu_NA.N35]" office:value-type="float" office:value="1" calcext:value-type="float">
            <text:p>1</text:p>
          </table:table-cell>
          <table:table-cell table:formula="of:=[M_Acu_NA.O36]-[M_Acu_NA.O35]" office:value-type="float" office:value="32" calcext:value-type="float">
            <text:p>32</text:p>
          </table:table-cell>
          <table:table-cell table:formula="of:=[M_Acu_NA.P36]-[M_Acu_NA.P35]" office:value-type="float" office:value="6" calcext:value-type="float">
            <text:p>6</text:p>
          </table:table-cell>
          <table:table-cell table:formula="of:=[M_Acu_NA.Q36]-[M_Acu_NA.Q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0" calcext:value-type="float">
            <text:p>0</text:p>
          </table:table-cell>
          <table:table-cell table:formula="of:=[M_Acu_NA.N37]-[M_Acu_NA.N36]" office:value-type="float" office:value="1" calcext:value-type="float">
            <text:p>1</text:p>
          </table:table-cell>
          <table:table-cell table:formula="of:=[M_Acu_NA.O37]-[M_Acu_NA.O36]" office:value-type="float" office:value="41" calcext:value-type="float">
            <text:p>41</text:p>
          </table:table-cell>
          <table:table-cell table:formula="of:=[M_Acu_NA.P37]-[M_Acu_NA.P36]" office:value-type="float" office:value="7" calcext:value-type="float">
            <text:p>7</text:p>
          </table:table-cell>
          <table:table-cell table:formula="of:=[M_Acu_NA.Q37]-[M_Acu_NA.Q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1" calcext:value-type="float">
            <text:p>1</text:p>
          </table:table-cell>
          <table:table-cell table:formula="of:=[M_Acu_NA.N38]-[M_Acu_NA.N37]" office:value-type="float" office:value="3" calcext:value-type="float">
            <text:p>3</text:p>
          </table:table-cell>
          <table:table-cell table:formula="of:=[M_Acu_NA.O38]-[M_Acu_NA.O37]" office:value-type="float" office:value="33" calcext:value-type="float">
            <text:p>33</text:p>
          </table:table-cell>
          <table:table-cell table:formula="of:=[M_Acu_NA.P38]-[M_Acu_NA.P37]" office:value-type="float" office:value="10" calcext:value-type="float">
            <text:p>10</text:p>
          </table:table-cell>
          <table:table-cell table:formula="of:=[M_Acu_NA.Q38]-[M_Acu_NA.Q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0" calcext:value-type="float">
            <text:p>0</text:p>
          </table:table-cell>
          <table:table-cell table:formula="of:=[M_Acu_NA.N39]-[M_Acu_NA.N38]" office:value-type="float" office:value="6" calcext:value-type="float">
            <text:p>6</text:p>
          </table:table-cell>
          <table:table-cell table:formula="of:=[M_Acu_NA.O39]-[M_Acu_NA.O38]" office:value-type="float" office:value="56" calcext:value-type="float">
            <text:p>56</text:p>
          </table:table-cell>
          <table:table-cell table:formula="of:=[M_Acu_NA.P39]-[M_Acu_NA.P38]" office:value-type="float" office:value="7" calcext:value-type="float">
            <text:p>7</text:p>
          </table:table-cell>
          <table:table-cell table:formula="of:=[M_Acu_NA.Q39]-[M_Acu_NA.Q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0" calcext:value-type="float">
            <text:p>0</text:p>
          </table:table-cell>
          <table:table-cell table:formula="of:=[M_Acu_NA.N40]-[M_Acu_NA.N39]" office:value-type="float" office:value="2" calcext:value-type="float">
            <text:p>2</text:p>
          </table:table-cell>
          <table:table-cell table:formula="of:=[M_Acu_NA.O40]-[M_Acu_NA.O39]" office:value-type="float" office:value="48" calcext:value-type="float">
            <text:p>48</text:p>
          </table:table-cell>
          <table:table-cell table:formula="of:=[M_Acu_NA.P40]-[M_Acu_NA.P39]" office:value-type="float" office:value="12" calcext:value-type="float">
            <text:p>12</text:p>
          </table:table-cell>
          <table:table-cell table:formula="of:=[M_Acu_NA.Q40]-[M_Acu_NA.Q39]" office:value-type="float" office:value="17" calcext:value-type="float">
            <text:p>17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50" table:formula="of:=[M_Acu_NA.C41]-[M_Acu_NA.C40]" office:value-type="float" office:value="31" calcext:value-type="float">
            <text:p>31</text:p>
          </table:table-cell>
          <table:table-cell table:style-name="ce50" table:formula="of:=[M_Acu_NA.D41]-[M_Acu_NA.D40]" office:value-type="float" office:value="5" calcext:value-type="float">
            <text:p>5</text:p>
          </table:table-cell>
          <table:table-cell table:style-name="ce50" table:formula="of:=[M_Acu_NA.E41]-[M_Acu_NA.E40]" office:value-type="float" office:value="13" calcext:value-type="float">
            <text:p>13</text:p>
          </table:table-cell>
          <table:table-cell table:style-name="ce50" table:formula="of:=[M_Acu_NA.F41]-[M_Acu_NA.F40]" office:value-type="float" office:value="0" calcext:value-type="float">
            <text:p>0</text:p>
          </table:table-cell>
          <table:table-cell table:style-name="ce50" table:formula="of:=[M_Acu_NA.G41]-[M_Acu_NA.G40]" office:value-type="float" office:value="462" calcext:value-type="float">
            <text:p>462</text:p>
          </table:table-cell>
          <table:table-cell table:style-name="ce50" table:formula="of:=[M_Acu_NA.H41]-[M_Acu_NA.H40]" office:value-type="float" office:value="186" calcext:value-type="float">
            <text:p>186</text:p>
          </table:table-cell>
          <table:table-cell table:style-name="ce50" table:formula="of:=[M_Acu_NA.I41]-[M_Acu_NA.I40]" office:value-type="float" office:value="34" calcext:value-type="float">
            <text:p>34</text:p>
          </table:table-cell>
          <table:table-cell table:style-name="ce50" table:formula="of:=[M_Acu_NA.J41]-[M_Acu_NA.J40]" office:value-type="float" office:value="601" calcext:value-type="float">
            <text:p>601</text:p>
          </table:table-cell>
          <table:table-cell table:style-name="ce50" table:formula="of:=[M_Acu_NA.K41]-[M_Acu_NA.K40]" office:value-type="float" office:value="2" calcext:value-type="float">
            <text:p>2</text:p>
          </table:table-cell>
          <table:table-cell table:style-name="ce50" table:formula="of:=[M_Acu_NA.L41]-[M_Acu_NA.L40]" office:value-type="float" office:value="0" calcext:value-type="float">
            <text:p>0</text:p>
          </table:table-cell>
          <table:table-cell table:style-name="ce50" table:formula="of:=[M_Acu_NA.M41]-[M_Acu_NA.M40]" office:value-type="float" office:value="0" calcext:value-type="float">
            <text:p>0</text:p>
          </table:table-cell>
          <table:table-cell table:style-name="ce50" table:formula="of:=[M_Acu_NA.N41]-[M_Acu_NA.N40]" office:value-type="float" office:value="9" calcext:value-type="float">
            <text:p>9</text:p>
          </table:table-cell>
          <table:table-cell table:style-name="ce50" table:formula="of:=[M_Acu_NA.O41]-[M_Acu_NA.O40]" office:value-type="float" office:value="54" calcext:value-type="float">
            <text:p>54</text:p>
          </table:table-cell>
          <table:table-cell table:style-name="ce50" table:formula="of:=[M_Acu_NA.P41]-[M_Acu_NA.P40]" office:value-type="float" office:value="11" calcext:value-type="float">
            <text:p>11</text:p>
          </table:table-cell>
          <table:table-cell table:style-name="ce50" table:formula="of:=[M_Acu_NA.Q41]-[M_Acu_NA.Q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3" calcext:value-type="float">
            <text:p>3</text:p>
          </table:table-cell>
          <table:table-cell table:formula="of:=[M_Acu_NA.N42]-[M_Acu_NA.N41]" office:value-type="float" office:value="10" calcext:value-type="float">
            <text:p>10</text:p>
          </table:table-cell>
          <table:table-cell table:formula="of:=[M_Acu_NA.O42]-[M_Acu_NA.O41]" office:value-type="float" office:value="87" calcext:value-type="float">
            <text:p>87</text:p>
          </table:table-cell>
          <table:table-cell table:formula="of:=[M_Acu_NA.P42]-[M_Acu_NA.P41]" office:value-type="float" office:value="20" calcext:value-type="float">
            <text:p>20</text:p>
          </table:table-cell>
          <table:table-cell table:formula="of:=[M_Acu_NA.Q42]-[M_Acu_NA.Q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2" calcext:value-type="float">
            <text:p>2</text:p>
          </table:table-cell>
          <table:table-cell table:formula="of:=[M_Acu_NA.N43]-[M_Acu_NA.N42]" office:value-type="float" office:value="10" calcext:value-type="float">
            <text:p>10</text:p>
          </table:table-cell>
          <table:table-cell table:formula="of:=[M_Acu_NA.O43]-[M_Acu_NA.O42]" office:value-type="float" office:value="156" calcext:value-type="float">
            <text:p>156</text:p>
          </table:table-cell>
          <table:table-cell table:formula="of:=[M_Acu_NA.P43]-[M_Acu_NA.P42]" office:value-type="float" office:value="25" calcext:value-type="float">
            <text:p>25</text:p>
          </table:table-cell>
          <table:table-cell table:formula="of:=[M_Acu_NA.Q43]-[M_Acu_NA.Q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2" calcext:value-type="float">
            <text:p>2</text:p>
          </table:table-cell>
          <table:table-cell table:formula="of:=[M_Acu_NA.N44]-[M_Acu_NA.N43]" office:value-type="float" office:value="17" calcext:value-type="float">
            <text:p>17</text:p>
          </table:table-cell>
          <table:table-cell table:formula="of:=[M_Acu_NA.O44]-[M_Acu_NA.O43]" office:value-type="float" office:value="181" calcext:value-type="float">
            <text:p>181</text:p>
          </table:table-cell>
          <table:table-cell table:formula="of:=[M_Acu_NA.P44]-[M_Acu_NA.P43]" office:value-type="float" office:value="29" calcext:value-type="float">
            <text:p>29</text:p>
          </table:table-cell>
          <table:table-cell table:formula="of:=[M_Acu_NA.Q44]-[M_Acu_NA.Q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2" calcext:value-type="float">
            <text:p>2</text:p>
          </table:table-cell>
          <table:table-cell table:formula="of:=[M_Acu_NA.N45]-[M_Acu_NA.N44]" office:value-type="float" office:value="16" calcext:value-type="float">
            <text:p>16</text:p>
          </table:table-cell>
          <table:table-cell table:formula="of:=[M_Acu_NA.O45]-[M_Acu_NA.O44]" office:value-type="float" office:value="260" calcext:value-type="float">
            <text:p>260</text:p>
          </table:table-cell>
          <table:table-cell table:formula="of:=[M_Acu_NA.P45]-[M_Acu_NA.P44]" office:value-type="float" office:value="32" calcext:value-type="float">
            <text:p>32</text:p>
          </table:table-cell>
          <table:table-cell table:formula="of:=[M_Acu_NA.Q45]-[M_Acu_NA.Q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4" calcext:value-type="float">
            <text:p>4</text:p>
          </table:table-cell>
          <table:table-cell table:formula="of:=[M_Acu_NA.N46]-[M_Acu_NA.N45]" office:value-type="float" office:value="24" calcext:value-type="float">
            <text:p>24</text:p>
          </table:table-cell>
          <table:table-cell table:formula="of:=[M_Acu_NA.O46]-[M_Acu_NA.O45]" office:value-type="float" office:value="209" calcext:value-type="float">
            <text:p>209</text:p>
          </table:table-cell>
          <table:table-cell table:formula="of:=[M_Acu_NA.P46]-[M_Acu_NA.P45]" office:value-type="float" office:value="35" calcext:value-type="float">
            <text:p>35</text:p>
          </table:table-cell>
          <table:table-cell table:formula="of:=[M_Acu_NA.Q46]-[M_Acu_NA.Q45]" office:value-type="float" office:value="42" calcext:value-type="float">
            <text:p>42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51" table:formula="of:=[M_Acu_NA.C47]-[M_Acu_NA.C46]" office:value-type="float" office:value="64" calcext:value-type="float">
            <text:p>64</text:p>
          </table:table-cell>
          <table:table-cell table:style-name="ce51" table:formula="of:=[M_Acu_NA.D47]-[M_Acu_NA.D46]" office:value-type="float" office:value="18" calcext:value-type="float">
            <text:p>18</text:p>
          </table:table-cell>
          <table:table-cell table:style-name="ce51" table:formula="of:=[M_Acu_NA.E47]-[M_Acu_NA.E46]" office:value-type="float" office:value="78" calcext:value-type="float">
            <text:p>78</text:p>
          </table:table-cell>
          <table:table-cell table:style-name="ce51" table:formula="of:=[M_Acu_NA.F47]-[M_Acu_NA.F46]" office:value-type="float" office:value="7" calcext:value-type="float">
            <text:p>7</text:p>
          </table:table-cell>
          <table:table-cell table:style-name="ce51" table:formula="of:=[M_Acu_NA.G47]-[M_Acu_NA.G46]" office:value-type="float" office:value="838" calcext:value-type="float">
            <text:p>838</text:p>
          </table:table-cell>
          <table:table-cell table:style-name="ce51" table:formula="of:=[M_Acu_NA.H47]-[M_Acu_NA.H46]" office:value-type="float" office:value="292" calcext:value-type="float">
            <text:p>292</text:p>
          </table:table-cell>
          <table:table-cell table:style-name="ce51" table:formula="of:=[M_Acu_NA.I47]-[M_Acu_NA.I46]" office:value-type="float" office:value="132" calcext:value-type="float">
            <text:p>132</text:p>
          </table:table-cell>
          <table:table-cell table:style-name="ce51" table:formula="of:=[M_Acu_NA.J47]-[M_Acu_NA.J46]" office:value-type="float" office:value="756" calcext:value-type="float">
            <text:p>756</text:p>
          </table:table-cell>
          <table:table-cell table:style-name="ce51" table:formula="of:=[M_Acu_NA.K47]-[M_Acu_NA.K46]" office:value-type="float" office:value="10" calcext:value-type="float">
            <text:p>10</text:p>
          </table:table-cell>
          <table:table-cell table:style-name="ce51" table:formula="of:=[M_Acu_NA.L47]-[M_Acu_NA.L46]" office:value-type="float" office:value="3" calcext:value-type="float">
            <text:p>3</text:p>
          </table:table-cell>
          <table:table-cell table:style-name="ce51" table:formula="of:=[M_Acu_NA.M47]-[M_Acu_NA.M46]" office:value-type="float" office:value="2" calcext:value-type="float">
            <text:p>2</text:p>
          </table:table-cell>
          <table:table-cell table:style-name="ce51" table:formula="of:=[M_Acu_NA.N47]-[M_Acu_NA.N46]" office:value-type="float" office:value="19" calcext:value-type="float">
            <text:p>19</text:p>
          </table:table-cell>
          <table:table-cell table:style-name="ce51" table:formula="of:=[M_Acu_NA.O47]-[M_Acu_NA.O46]" office:value-type="float" office:value="180" calcext:value-type="float">
            <text:p>180</text:p>
          </table:table-cell>
          <table:table-cell table:style-name="ce51" table:formula="of:=[M_Acu_NA.P47]-[M_Acu_NA.P46]" office:value-type="float" office:value="38" calcext:value-type="float">
            <text:p>38</text:p>
          </table:table-cell>
          <table:table-cell table:style-name="ce51" table:formula="of:=[M_Acu_NA.Q47]-[M_Acu_NA.Q46]" office:value-type="float" office:value="36" calcext:value-type="float">
            <text:p>36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5" calcext:value-type="float">
            <text:p>5</text:p>
          </table:table-cell>
          <table:table-cell table:formula="of:=[M_Acu_NA.N48]-[M_Acu_NA.N47]" office:value-type="float" office:value="21" calcext:value-type="float">
            <text:p>21</text:p>
          </table:table-cell>
          <table:table-cell table:formula="of:=[M_Acu_NA.O48]-[M_Acu_NA.O47]" office:value-type="float" office:value="381" calcext:value-type="float">
            <text:p>381</text:p>
          </table:table-cell>
          <table:table-cell table:formula="of:=[M_Acu_NA.P48]-[M_Acu_NA.P47]" office:value-type="float" office:value="44" calcext:value-type="float">
            <text:p>44</text:p>
          </table:table-cell>
          <table:table-cell table:formula="of:=[M_Acu_NA.Q48]-[M_Acu_NA.Q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1" calcext:value-type="float">
            <text:p>1</text:p>
          </table:table-cell>
          <table:table-cell table:formula="of:=[M_Acu_NA.N49]-[M_Acu_NA.N48]" office:value-type="float" office:value="20" calcext:value-type="float">
            <text:p>20</text:p>
          </table:table-cell>
          <table:table-cell table:formula="of:=[M_Acu_NA.O49]-[M_Acu_NA.O48]" office:value-type="float" office:value="563" calcext:value-type="float">
            <text:p>563</text:p>
          </table:table-cell>
          <table:table-cell table:formula="of:=[M_Acu_NA.P49]-[M_Acu_NA.P48]" office:value-type="float" office:value="47" calcext:value-type="float">
            <text:p>47</text:p>
          </table:table-cell>
          <table:table-cell table:formula="of:=[M_Acu_NA.Q49]-[M_Acu_NA.Q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4" calcext:value-type="float">
            <text:p>4</text:p>
          </table:table-cell>
          <table:table-cell table:formula="of:=[M_Acu_NA.N50]-[M_Acu_NA.N49]" office:value-type="float" office:value="27" calcext:value-type="float">
            <text:p>27</text:p>
          </table:table-cell>
          <table:table-cell table:formula="of:=[M_Acu_NA.O50]-[M_Acu_NA.O49]" office:value-type="float" office:value="569" calcext:value-type="float">
            <text:p>569</text:p>
          </table:table-cell>
          <table:table-cell table:formula="of:=[M_Acu_NA.P50]-[M_Acu_NA.P49]" office:value-type="float" office:value="52" calcext:value-type="float">
            <text:p>52</text:p>
          </table:table-cell>
          <table:table-cell table:formula="of:=[M_Acu_NA.Q50]-[M_Acu_NA.Q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10" calcext:value-type="float">
            <text:p>10</text:p>
          </table:table-cell>
          <table:table-cell table:formula="of:=[M_Acu_NA.N51]-[M_Acu_NA.N50]" office:value-type="float" office:value="22" calcext:value-type="float">
            <text:p>22</text:p>
          </table:table-cell>
          <table:table-cell table:formula="of:=[M_Acu_NA.O51]-[M_Acu_NA.O50]" office:value-type="float" office:value="684" calcext:value-type="float">
            <text:p>684</text:p>
          </table:table-cell>
          <table:table-cell table:formula="of:=[M_Acu_NA.P51]-[M_Acu_NA.P50]" office:value-type="float" office:value="69" calcext:value-type="float">
            <text:p>69</text:p>
          </table:table-cell>
          <table:table-cell table:formula="of:=[M_Acu_NA.Q51]-[M_Acu_NA.Q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2" calcext:value-type="float">
            <text:p>2</text:p>
          </table:table-cell>
          <table:table-cell table:formula="of:=[M_Acu_NA.N52]-[M_Acu_NA.N51]" office:value-type="float" office:value="37" calcext:value-type="float">
            <text:p>37</text:p>
          </table:table-cell>
          <table:table-cell table:formula="of:=[M_Acu_NA.O52]-[M_Acu_NA.O51]" office:value-type="float" office:value="708" calcext:value-type="float">
            <text:p>708</text:p>
          </table:table-cell>
          <table:table-cell table:formula="of:=[M_Acu_NA.P52]-[M_Acu_NA.P51]" office:value-type="float" office:value="78" calcext:value-type="float">
            <text:p>78</text:p>
          </table:table-cell>
          <table:table-cell table:formula="of:=[M_Acu_NA.Q52]-[M_Acu_NA.Q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6" calcext:value-type="float">
            <text:p>6</text:p>
          </table:table-cell>
          <table:table-cell table:formula="of:=[M_Acu_NA.N53]-[M_Acu_NA.N52]" office:value-type="float" office:value="20" calcext:value-type="float">
            <text:p>20</text:p>
          </table:table-cell>
          <table:table-cell table:formula="of:=[M_Acu_NA.O53]-[M_Acu_NA.O52]" office:value-type="float" office:value="619" calcext:value-type="float">
            <text:p>619</text:p>
          </table:table-cell>
          <table:table-cell table:formula="of:=[M_Acu_NA.P53]-[M_Acu_NA.P52]" office:value-type="float" office:value="71" calcext:value-type="float">
            <text:p>71</text:p>
          </table:table-cell>
          <table:table-cell table:formula="of:=[M_Acu_NA.Q53]-[M_Acu_NA.Q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8" calcext:value-type="float">
            <text:p>8</text:p>
          </table:table-cell>
          <table:table-cell table:formula="of:=[M_Acu_NA.N54]-[M_Acu_NA.N53]" office:value-type="float" office:value="29" calcext:value-type="float">
            <text:p>29</text:p>
          </table:table-cell>
          <table:table-cell table:formula="of:=[M_Acu_NA.O54]-[M_Acu_NA.O53]" office:value-type="float" office:value="441" calcext:value-type="float">
            <text:p>441</text:p>
          </table:table-cell>
          <table:table-cell table:formula="of:=[M_Acu_NA.P54]-[M_Acu_NA.P53]" office:value-type="float" office:value="86" calcext:value-type="float">
            <text:p>86</text:p>
          </table:table-cell>
          <table:table-cell table:formula="of:=[M_Acu_NA.Q54]-[M_Acu_NA.Q53]" office:value-type="float" office:value="57" calcext:value-type="float">
            <text:p>5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50" table:formula="of:=[M_Acu_NA.C55]-[M_Acu_NA.C54]" office:value-type="float" office:value="92" calcext:value-type="float">
            <text:p>92</text:p>
          </table:table-cell>
          <table:table-cell table:style-name="ce50" table:formula="of:=[M_Acu_NA.D55]-[M_Acu_NA.D54]" office:value-type="float" office:value="16" calcext:value-type="float">
            <text:p>16</text:p>
          </table:table-cell>
          <table:table-cell table:style-name="ce50" table:formula="of:=[M_Acu_NA.E55]-[M_Acu_NA.E54]" office:value-type="float" office:value="185" calcext:value-type="float">
            <text:p>185</text:p>
          </table:table-cell>
          <table:table-cell table:style-name="ce50" table:formula="of:=[M_Acu_NA.F55]-[M_Acu_NA.F54]" office:value-type="float" office:value="8" calcext:value-type="float">
            <text:p>8</text:p>
          </table:table-cell>
          <table:table-cell table:style-name="ce50" table:formula="of:=[M_Acu_NA.G55]-[M_Acu_NA.G54]" office:value-type="float" office:value="637" calcext:value-type="float">
            <text:p>637</text:p>
          </table:table-cell>
          <table:table-cell table:style-name="ce50" table:formula="of:=[M_Acu_NA.H55]-[M_Acu_NA.H54]" office:value-type="float" office:value="833" calcext:value-type="float">
            <text:p>833</text:p>
          </table:table-cell>
          <table:table-cell table:style-name="ce50" table:formula="of:=[M_Acu_NA.I55]-[M_Acu_NA.I54]" office:value-type="float" office:value="101" calcext:value-type="float">
            <text:p>101</text:p>
          </table:table-cell>
          <table:table-cell table:style-name="ce50" table:formula="of:=[M_Acu_NA.J55]-[M_Acu_NA.J54]" office:value-type="float" office:value="636" calcext:value-type="float">
            <text:p>636</text:p>
          </table:table-cell>
          <table:table-cell table:style-name="ce50" table:formula="of:=[M_Acu_NA.K55]-[M_Acu_NA.K54]" office:value-type="float" office:value="16" calcext:value-type="float">
            <text:p>16</text:p>
          </table:table-cell>
          <table:table-cell table:style-name="ce50" table:formula="of:=[M_Acu_NA.L55]-[M_Acu_NA.L54]" office:value-type="float" office:value="5" calcext:value-type="float">
            <text:p>5</text:p>
          </table:table-cell>
          <table:table-cell table:style-name="ce50" table:formula="of:=[M_Acu_NA.M55]-[M_Acu_NA.M54]" office:value-type="float" office:value="1" calcext:value-type="float">
            <text:p>1</text:p>
          </table:table-cell>
          <table:table-cell table:style-name="ce50" table:formula="of:=[M_Acu_NA.N55]-[M_Acu_NA.N54]" office:value-type="float" office:value="16" calcext:value-type="float">
            <text:p>16</text:p>
          </table:table-cell>
          <table:table-cell table:style-name="ce50" table:formula="of:=[M_Acu_NA.O55]-[M_Acu_NA.O54]" office:value-type="float" office:value="786" calcext:value-type="float">
            <text:p>786</text:p>
          </table:table-cell>
          <table:table-cell table:style-name="ce50" table:formula="of:=[M_Acu_NA.P55]-[M_Acu_NA.P54]" office:value-type="float" office:value="91" calcext:value-type="float">
            <text:p>91</text:p>
          </table:table-cell>
          <table:table-cell table:style-name="ce50" table:formula="of:=[M_Acu_NA.Q55]-[M_Acu_NA.Q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10" calcext:value-type="float">
            <text:p>10</text:p>
          </table:table-cell>
          <table:table-cell table:formula="of:=[M_Acu_NA.N56]-[M_Acu_NA.N55]" office:value-type="float" office:value="34" calcext:value-type="float">
            <text:p>34</text:p>
          </table:table-cell>
          <table:table-cell table:formula="of:=[M_Acu_NA.O56]-[M_Acu_NA.O55]" office:value-type="float" office:value="938" calcext:value-type="float">
            <text:p>938</text:p>
          </table:table-cell>
          <table:table-cell table:formula="of:=[M_Acu_NA.P56]-[M_Acu_NA.P55]" office:value-type="float" office:value="83" calcext:value-type="float">
            <text:p>83</text:p>
          </table:table-cell>
          <table:table-cell table:formula="of:=[M_Acu_NA.Q56]-[M_Acu_NA.Q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11" calcext:value-type="float">
            <text:p>11</text:p>
          </table:table-cell>
          <table:table-cell table:formula="of:=[M_Acu_NA.N57]-[M_Acu_NA.N56]" office:value-type="float" office:value="35" calcext:value-type="float">
            <text:p>35</text:p>
          </table:table-cell>
          <table:table-cell table:formula="of:=[M_Acu_NA.O57]-[M_Acu_NA.O56]" office:value-type="float" office:value="881" calcext:value-type="float">
            <text:p>881</text:p>
          </table:table-cell>
          <table:table-cell table:formula="of:=[M_Acu_NA.P57]-[M_Acu_NA.P56]" office:value-type="float" office:value="111" calcext:value-type="float">
            <text:p>111</text:p>
          </table:table-cell>
          <table:table-cell table:formula="of:=[M_Acu_NA.Q57]-[M_Acu_NA.Q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8" calcext:value-type="float">
            <text:p>8</text:p>
          </table:table-cell>
          <table:table-cell table:formula="of:=[M_Acu_NA.N58]-[M_Acu_NA.N57]" office:value-type="float" office:value="29" calcext:value-type="float">
            <text:p>29</text:p>
          </table:table-cell>
          <table:table-cell table:formula="of:=[M_Acu_NA.O58]-[M_Acu_NA.O57]" office:value-type="float" office:value="980" calcext:value-type="float">
            <text:p>980</text:p>
          </table:table-cell>
          <table:table-cell table:formula="of:=[M_Acu_NA.P58]-[M_Acu_NA.P57]" office:value-type="float" office:value="84" calcext:value-type="float">
            <text:p>84</text:p>
          </table:table-cell>
          <table:table-cell table:formula="of:=[M_Acu_NA.Q58]-[M_Acu_NA.Q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4" calcext:value-type="float">
            <text:p>4</text:p>
          </table:table-cell>
          <table:table-cell table:formula="of:=[M_Acu_NA.N59]-[M_Acu_NA.N58]" office:value-type="float" office:value="26" calcext:value-type="float">
            <text:p>26</text:p>
          </table:table-cell>
          <table:table-cell table:formula="of:=[M_Acu_NA.O59]-[M_Acu_NA.O58]" office:value-type="float" office:value="917" calcext:value-type="float">
            <text:p>917</text:p>
          </table:table-cell>
          <table:table-cell table:formula="of:=[M_Acu_NA.P59]-[M_Acu_NA.P58]" office:value-type="float" office:value="89" calcext:value-type="float">
            <text:p>89</text:p>
          </table:table-cell>
          <table:table-cell table:formula="of:=[M_Acu_NA.Q59]-[M_Acu_NA.Q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6" calcext:value-type="float">
            <text:p>6</text:p>
          </table:table-cell>
          <table:table-cell table:formula="of:=[M_Acu_NA.N60]-[M_Acu_NA.N59]" office:value-type="float" office:value="35" calcext:value-type="float">
            <text:p>35</text:p>
          </table:table-cell>
          <table:table-cell table:formula="of:=[M_Acu_NA.O60]-[M_Acu_NA.O59]" office:value-type="float" office:value="737" calcext:value-type="float">
            <text:p>737</text:p>
          </table:table-cell>
          <table:table-cell table:formula="of:=[M_Acu_NA.P60]-[M_Acu_NA.P59]" office:value-type="float" office:value="96" calcext:value-type="float">
            <text:p>96</text:p>
          </table:table-cell>
          <table:table-cell table:formula="of:=[M_Acu_NA.Q60]-[M_Acu_NA.Q59]" office:value-type="float" office:value="54" calcext:value-type="float">
            <text:p>5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51" table:formula="of:=[M_Acu_NA.C61]-[M_Acu_NA.C60]" office:value-type="float" office:value="129" calcext:value-type="float">
            <text:p>129</text:p>
          </table:table-cell>
          <table:table-cell table:style-name="ce51" table:formula="of:=[M_Acu_NA.D61]-[M_Acu_NA.D60]" office:value-type="float" office:value="13" calcext:value-type="float">
            <text:p>13</text:p>
          </table:table-cell>
          <table:table-cell table:style-name="ce51" table:formula="of:=[M_Acu_NA.E61]-[M_Acu_NA.E60]" office:value-type="float" office:value="254" calcext:value-type="float">
            <text:p>254</text:p>
          </table:table-cell>
          <table:table-cell table:style-name="ce51" table:formula="of:=[M_Acu_NA.F61]-[M_Acu_NA.F60]" office:value-type="float" office:value="13" calcext:value-type="float">
            <text:p>13</text:p>
          </table:table-cell>
          <table:table-cell table:style-name="ce51" table:formula="of:=[M_Acu_NA.G61]-[M_Acu_NA.G60]" office:value-type="float" office:value="619" calcext:value-type="float">
            <text:p>619</text:p>
          </table:table-cell>
          <table:table-cell table:style-name="ce51" table:formula="of:=[M_Acu_NA.H61]-[M_Acu_NA.H60]" office:value-type="float" office:value="561" calcext:value-type="float">
            <text:p>561</text:p>
          </table:table-cell>
          <table:table-cell table:style-name="ce51" table:formula="of:=[M_Acu_NA.I61]-[M_Acu_NA.I60]" office:value-type="float" office:value="94" calcext:value-type="float">
            <text:p>94</text:p>
          </table:table-cell>
          <table:table-cell table:style-name="ce51" table:formula="of:=[M_Acu_NA.J61]-[M_Acu_NA.J60]" office:value-type="float" office:value="431" calcext:value-type="float">
            <text:p>431</text:p>
          </table:table-cell>
          <table:table-cell table:style-name="ce51" table:formula="of:=[M_Acu_NA.K61]-[M_Acu_NA.K60]" office:value-type="float" office:value="14" calcext:value-type="float">
            <text:p>14</text:p>
          </table:table-cell>
          <table:table-cell table:style-name="ce51" table:formula="of:=[M_Acu_NA.L61]-[M_Acu_NA.L60]" office:value-type="float" office:value="4" calcext:value-type="float">
            <text:p>4</text:p>
          </table:table-cell>
          <table:table-cell table:style-name="ce51" table:formula="of:=[M_Acu_NA.M61]-[M_Acu_NA.M60]" office:value-type="float" office:value="5" calcext:value-type="float">
            <text:p>5</text:p>
          </table:table-cell>
          <table:table-cell table:style-name="ce51" table:formula="of:=[M_Acu_NA.N61]-[M_Acu_NA.N60]" office:value-type="float" office:value="34" calcext:value-type="float">
            <text:p>34</text:p>
          </table:table-cell>
          <table:table-cell table:style-name="ce51" table:formula="of:=[M_Acu_NA.O61]-[M_Acu_NA.O60]" office:value-type="float" office:value="717" calcext:value-type="float">
            <text:p>717</text:p>
          </table:table-cell>
          <table:table-cell table:style-name="ce51" table:formula="of:=[M_Acu_NA.P61]-[M_Acu_NA.P60]" office:value-type="float" office:value="95" calcext:value-type="float">
            <text:p>95</text:p>
          </table:table-cell>
          <table:table-cell table:formula="of:=[M_Acu_NA.Q61]-[M_Acu_NA.Q60]" office:value-type="float" office:value="47" calcext:value-type="float">
            <text:p>47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50" table:formula="of:=[M_Acu_NA.C62]-[M_Acu_NA.C61]" office:value-type="float" office:value="126" calcext:value-type="float">
            <text:p>126</text:p>
          </table:table-cell>
          <table:table-cell table:style-name="ce50" table:formula="of:=[M_Acu_NA.D62]-[M_Acu_NA.D61]" office:value-type="float" office:value="18" calcext:value-type="float">
            <text:p>18</text:p>
          </table:table-cell>
          <table:table-cell table:style-name="ce50" table:formula="of:=[M_Acu_NA.E62]-[M_Acu_NA.E61]" office:value-type="float" office:value="303" calcext:value-type="float">
            <text:p>303</text:p>
          </table:table-cell>
          <table:table-cell table:style-name="ce50" table:formula="of:=[M_Acu_NA.F62]-[M_Acu_NA.F61]" office:value-type="float" office:value="12" calcext:value-type="float">
            <text:p>12</text:p>
          </table:table-cell>
          <table:table-cell table:style-name="ce50" table:formula="of:=[M_Acu_NA.G62]-[M_Acu_NA.G61]" office:value-type="float" office:value="517" calcext:value-type="float">
            <text:p>517</text:p>
          </table:table-cell>
          <table:table-cell table:style-name="ce50" table:formula="of:=[M_Acu_NA.H62]-[M_Acu_NA.H61]" office:value-type="float" office:value="574" calcext:value-type="float">
            <text:p>574</text:p>
          </table:table-cell>
          <table:table-cell table:style-name="ce50" table:formula="of:=[M_Acu_NA.I62]-[M_Acu_NA.I61]" office:value-type="float" office:value="86" calcext:value-type="float">
            <text:p>86</text:p>
          </table:table-cell>
          <table:table-cell table:style-name="ce50" table:formula="of:=[M_Acu_NA.J62]-[M_Acu_NA.J61]" office:value-type="float" office:value="566" calcext:value-type="float">
            <text:p>566</text:p>
          </table:table-cell>
          <table:table-cell table:style-name="ce50" table:formula="of:=[M_Acu_NA.K62]-[M_Acu_NA.K61]" office:value-type="float" office:value="31" calcext:value-type="float">
            <text:p>31</text:p>
          </table:table-cell>
          <table:table-cell table:style-name="ce50" table:formula="of:=[M_Acu_NA.L62]-[M_Acu_NA.L61]" office:value-type="float" office:value="1" calcext:value-type="float">
            <text:p>1</text:p>
          </table:table-cell>
          <table:table-cell table:style-name="ce50" table:formula="of:=[M_Acu_NA.M62]-[M_Acu_NA.M61]" office:value-type="float" office:value="11" calcext:value-type="float">
            <text:p>11</text:p>
          </table:table-cell>
          <table:table-cell table:style-name="ce50" table:formula="of:=[M_Acu_NA.N62]-[M_Acu_NA.N61]" office:value-type="float" office:value="31" calcext:value-type="float">
            <text:p>31</text:p>
          </table:table-cell>
          <table:table-cell table:style-name="ce50" table:formula="of:=[M_Acu_NA.O62]-[M_Acu_NA.O61]" office:value-type="float" office:value="778" calcext:value-type="float">
            <text:p>778</text:p>
          </table:table-cell>
          <table:table-cell table:style-name="ce50" table:formula="of:=[M_Acu_NA.P62]-[M_Acu_NA.P61]" office:value-type="float" office:value="84" calcext:value-type="float">
            <text:p>84</text:p>
          </table:table-cell>
          <table:table-cell table:style-name="ce50" table:formula="of:=[M_Acu_NA.Q62]-[M_Acu_NA.Q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13" calcext:value-type="float">
            <text:p>13</text:p>
          </table:table-cell>
          <table:table-cell table:formula="of:=[M_Acu_NA.N63]-[M_Acu_NA.N62]" office:value-type="float" office:value="32" calcext:value-type="float">
            <text:p>32</text:p>
          </table:table-cell>
          <table:table-cell table:formula="of:=[M_Acu_NA.O63]-[M_Acu_NA.O62]" office:value-type="float" office:value="761" calcext:value-type="float">
            <text:p>761</text:p>
          </table:table-cell>
          <table:table-cell table:formula="of:=[M_Acu_NA.P63]-[M_Acu_NA.P62]" office:value-type="float" office:value="89" calcext:value-type="float">
            <text:p>89</text:p>
          </table:table-cell>
          <table:table-cell table:formula="of:=[M_Acu_NA.Q63]-[M_Acu_NA.Q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" calcext:value-type="float">
            <text:p>3</text:p>
          </table:table-cell>
          <table:table-cell table:formula="of:=[M_Acu_NA.N64]-[M_Acu_NA.N63]" office:value-type="float" office:value="32" calcext:value-type="float">
            <text:p>32</text:p>
          </table:table-cell>
          <table:table-cell table:formula="of:=[M_Acu_NA.O64]-[M_Acu_NA.O63]" office:value-type="float" office:value="861" calcext:value-type="float">
            <text:p>861</text:p>
          </table:table-cell>
          <table:table-cell table:formula="of:=[M_Acu_NA.P64]-[M_Acu_NA.P63]" office:value-type="float" office:value="102" calcext:value-type="float">
            <text:p>102</text:p>
          </table:table-cell>
          <table:table-cell table:formula="of:=[M_Acu_NA.Q64]-[M_Acu_NA.Q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6" calcext:value-type="float">
            <text:p>6</text:p>
          </table:table-cell>
          <table:table-cell table:formula="of:=[M_Acu_NA.N65]-[M_Acu_NA.N64]" office:value-type="float" office:value="30" calcext:value-type="float">
            <text:p>30</text:p>
          </table:table-cell>
          <table:table-cell table:formula="of:=[M_Acu_NA.O65]-[M_Acu_NA.O64]" office:value-type="float" office:value="847" calcext:value-type="float">
            <text:p>847</text:p>
          </table:table-cell>
          <table:table-cell table:formula="of:=[M_Acu_NA.P65]-[M_Acu_NA.P64]" office:value-type="float" office:value="99" calcext:value-type="float">
            <text:p>99</text:p>
          </table:table-cell>
          <table:table-cell table:formula="of:=[M_Acu_NA.Q65]-[M_Acu_NA.Q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 table:formula="of:=[M_Acu_NA.L66]-[M_Acu_NA.L65]" office:value-type="float" office:value="4" calcext:value-type="float">
            <text:p>4</text:p>
          </table:table-cell>
          <table:table-cell table:formula="of:=[M_Acu_NA.M66]-[M_Acu_NA.M65]" office:value-type="float" office:value="1" calcext:value-type="float">
            <text:p>1</text:p>
          </table:table-cell>
          <table:table-cell table:formula="of:=[M_Acu_NA.N66]-[M_Acu_NA.N65]" office:value-type="float" office:value="28" calcext:value-type="float">
            <text:p>28</text:p>
          </table:table-cell>
          <table:table-cell table:formula="of:=[M_Acu_NA.O66]-[M_Acu_NA.O65]" office:value-type="float" office:value="891" calcext:value-type="float">
            <text:p>891</text:p>
          </table:table-cell>
          <table:table-cell table:formula="of:=[M_Acu_NA.P66]-[M_Acu_NA.P65]" office:value-type="float" office:value="64" calcext:value-type="float">
            <text:p>64</text:p>
          </table:table-cell>
          <table:table-cell table:formula="of:=[M_Acu_NA.Q66]-[M_Acu_NA.Q65]" office:value-type="float" office:value="44" calcext:value-type="float">
            <text:p>44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formula="of:=[M_Acu_NA.C67]-[M_Acu_NA.C66]" office:value-type="float" office:value="242" calcext:value-type="float">
            <text:p>242</text:p>
          </table:table-cell>
          <table:table-cell table:formula="of:=[M_Acu_NA.D67]-[M_Acu_NA.D66]" office:value-type="float" office:value="12" calcext:value-type="float">
            <text:p>12</text:p>
          </table:table-cell>
          <table:table-cell table:formula="of:=[M_Acu_NA.E67]-[M_Acu_NA.E66]" office:value-type="float" office:value="290" calcext:value-type="float">
            <text:p>290</text:p>
          </table:table-cell>
          <table:table-cell table:formula="of:=[M_Acu_NA.F67]-[M_Acu_NA.F66]" office:value-type="float" office:value="10" calcext:value-type="float">
            <text:p>10</text:p>
          </table:table-cell>
          <table:table-cell table:formula="of:=[M_Acu_NA.G67]-[M_Acu_NA.G66]" office:value-type="float" office:value="565" calcext:value-type="float">
            <text:p>565</text:p>
          </table:table-cell>
          <table:table-cell table:formula="of:=[M_Acu_NA.H67]-[M_Acu_NA.H66]" office:value-type="float" office:value="642" calcext:value-type="float">
            <text:p>642</text:p>
          </table:table-cell>
          <table:table-cell table:formula="of:=[M_Acu_NA.I67]-[M_Acu_NA.I66]" office:value-type="float" office:value="142" calcext:value-type="float">
            <text:p>142</text:p>
          </table:table-cell>
          <table:table-cell table:formula="of:=[M_Acu_NA.J67]-[M_Acu_NA.J66]" office:value-type="float" office:value="482" calcext:value-type="float">
            <text:p>482</text:p>
          </table:table-cell>
          <table:table-cell table:formula="of:=[M_Acu_NA.K67]-[M_Acu_NA.K66]" office:value-type="float" office:value="41" calcext:value-type="float">
            <text:p>41</text:p>
          </table:table-cell>
          <table:table-cell table:formula="of:=[M_Acu_NA.L67]-[M_Acu_NA.L66]" office:value-type="float" office:value="0" calcext:value-type="float">
            <text:p>0</text:p>
          </table:table-cell>
          <table:table-cell table:formula="of:=[M_Acu_NA.M67]-[M_Acu_NA.M66]" office:value-type="float" office:value="11" calcext:value-type="float">
            <text:p>11</text:p>
          </table:table-cell>
          <table:table-cell table:formula="of:=[M_Acu_NA.N67]-[M_Acu_NA.N66]" office:value-type="float" office:value="30" calcext:value-type="float">
            <text:p>30</text:p>
          </table:table-cell>
          <table:table-cell table:formula="of:=[M_Acu_NA.O67]-[M_Acu_NA.O66]" office:value-type="float" office:value="593" calcext:value-type="float">
            <text:p>593</text:p>
          </table:table-cell>
          <table:table-cell table:formula="of:=[M_Acu_NA.P67]-[M_Acu_NA.P66]" office:value-type="float" office:value="63" calcext:value-type="float">
            <text:p>63</text:p>
          </table:table-cell>
          <table:table-cell table:formula="of:=[M_Acu_NA.Q67]-[M_Acu_NA.Q66]" office:value-type="float" office:value="43" calcext:value-type="float">
            <text:p>43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51" table:formula="of:=[M_Acu_NA.C68]-[M_Acu_NA.C67]" office:value-type="float" office:value="184" calcext:value-type="float">
            <text:p>184</text:p>
          </table:table-cell>
          <table:table-cell table:style-name="ce51" table:formula="of:=[M_Acu_NA.D68]-[M_Acu_NA.D67]" office:value-type="float" office:value="9" calcext:value-type="float">
            <text:p>9</text:p>
          </table:table-cell>
          <table:table-cell table:style-name="ce51" table:formula="of:=[M_Acu_NA.E68]-[M_Acu_NA.E67]" office:value-type="float" office:value="230" calcext:value-type="float">
            <text:p>230</text:p>
          </table:table-cell>
          <table:table-cell table:style-name="ce51" table:formula="of:=[M_Acu_NA.F68]-[M_Acu_NA.F67]" office:value-type="float" office:value="9" calcext:value-type="float">
            <text:p>9</text:p>
          </table:table-cell>
          <table:table-cell table:style-name="ce51" table:formula="of:=[M_Acu_NA.G68]-[M_Acu_NA.G67]" office:value-type="float" office:value="410" calcext:value-type="float">
            <text:p>410</text:p>
          </table:table-cell>
          <table:table-cell table:style-name="ce51" table:formula="of:=[M_Acu_NA.H68]-[M_Acu_NA.H67]" office:value-type="float" office:value="395" calcext:value-type="float">
            <text:p>395</text:p>
          </table:table-cell>
          <table:table-cell table:style-name="ce51" table:formula="of:=[M_Acu_NA.I68]-[M_Acu_NA.I67]" office:value-type="float" office:value="83" calcext:value-type="float">
            <text:p>83</text:p>
          </table:table-cell>
          <table:table-cell table:style-name="ce51" table:formula="of:=[M_Acu_NA.J68]-[M_Acu_NA.J67]" office:value-type="float" office:value="433" calcext:value-type="float">
            <text:p>433</text:p>
          </table:table-cell>
          <table:table-cell table:style-name="ce51" table:formula="of:=[M_Acu_NA.K68]-[M_Acu_NA.K67]" office:value-type="float" office:value="39" calcext:value-type="float">
            <text:p>39</text:p>
          </table:table-cell>
          <table:table-cell table:style-name="ce51" table:formula="of:=[M_Acu_NA.L68]-[M_Acu_NA.L67]" office:value-type="float" office:value="1" calcext:value-type="float">
            <text:p>1</text:p>
          </table:table-cell>
          <table:table-cell table:style-name="ce51" table:formula="of:=[M_Acu_NA.M68]-[M_Acu_NA.M67]" office:value-type="float" office:value="6" calcext:value-type="float">
            <text:p>6</text:p>
          </table:table-cell>
          <table:table-cell table:style-name="ce51" table:formula="of:=[M_Acu_NA.N68]-[M_Acu_NA.N67]" office:value-type="float" office:value="27" calcext:value-type="float">
            <text:p>27</text:p>
          </table:table-cell>
          <table:table-cell table:style-name="ce51" table:formula="of:=[M_Acu_NA.O68]-[M_Acu_NA.O67]" office:value-type="float" office:value="449" calcext:value-type="float">
            <text:p>449</text:p>
          </table:table-cell>
          <table:table-cell table:style-name="ce51" table:formula="of:=[M_Acu_NA.P68]-[M_Acu_NA.P67]" office:value-type="float" office:value="60" calcext:value-type="float">
            <text:p>60</text:p>
          </table:table-cell>
          <table:table-cell table:style-name="ce51" table:formula="of:=[M_Acu_NA.Q68]-[M_Acu_NA.Q67]" office:value-type="float" office:value="25" calcext:value-type="float">
            <text:p>25</text:p>
          </table:table-cell>
        </table:table-row>
        <table:table-row table:style-name="ro1">
          <table:table-cell table:style-name="ce86" table:formula="of:=[M_Acu_NA.A69]" office:value-type="string" office:string-value="L" calcext:value-type="string">
            <text:p>L</text:p>
          </table:table-cell>
          <table:table-cell table:formula="of:=[M_Acu_NA.B69]" office:value-type="date" office:date-value="2020-04-20" calcext:value-type="date">
            <text:p>20/04</text:p>
          </table:table-cell>
          <table:table-cell table:formula="of:=[M_Acu_NA.C69]-[M_Acu_NA.C68]" office:value-type="float" office:value="110" calcext:value-type="float">
            <text:p>110</text:p>
          </table:table-cell>
          <table:table-cell table:formula="of:=[M_Acu_NA.D69]-[M_Acu_NA.D68]" office:value-type="float" office:value="18" calcext:value-type="float">
            <text:p>18</text:p>
          </table:table-cell>
          <table:table-cell table:formula="of:=[M_Acu_NA.E69]-[M_Acu_NA.E68]" office:value-type="float" office:value="145" calcext:value-type="float">
            <text:p>145</text:p>
          </table:table-cell>
          <table:table-cell table:formula="of:=[M_Acu_NA.F69]-[M_Acu_NA.F68]" office:value-type="float" office:value="9" calcext:value-type="float">
            <text:p>9</text:p>
          </table:table-cell>
          <table:table-cell table:formula="of:=[M_Acu_NA.G69]-[M_Acu_NA.G68]" office:value-type="float" office:value="399" calcext:value-type="float">
            <text:p>399</text:p>
          </table:table-cell>
          <table:table-cell table:formula="of:=[M_Acu_NA.H69]-[M_Acu_NA.H68]" office:value-type="float" office:value="547" calcext:value-type="float">
            <text:p>547</text:p>
          </table:table-cell>
          <table:table-cell table:formula="of:=[M_Acu_NA.I69]-[M_Acu_NA.I68]" office:value-type="float" office:value="67" calcext:value-type="float">
            <text:p>67</text:p>
          </table:table-cell>
          <table:table-cell table:formula="of:=[M_Acu_NA.J69]-[M_Acu_NA.J68]" office:value-type="float" office:value="454" calcext:value-type="float">
            <text:p>454</text:p>
          </table:table-cell>
          <table:table-cell table:formula="of:=[M_Acu_NA.K69]-[M_Acu_NA.K68]" office:value-type="float" office:value="77" calcext:value-type="float">
            <text:p>77</text:p>
          </table:table-cell>
          <table:table-cell table:formula="of:=[M_Acu_NA.L69]-[M_Acu_NA.L68]" office:value-type="float" office:value="2" calcext:value-type="float">
            <text:p>2</text:p>
          </table:table-cell>
          <table:table-cell table:formula="of:=[M_Acu_NA.M69]-[M_Acu_NA.M68]" office:value-type="float" office:value="0" calcext:value-type="float">
            <text:p>0</text:p>
          </table:table-cell>
          <table:table-cell table:formula="of:=[M_Acu_NA.N69]-[M_Acu_NA.N68]" office:value-type="float" office:value="21" calcext:value-type="float">
            <text:p>21</text:p>
          </table:table-cell>
          <table:table-cell table:formula="of:=[M_Acu_NA.O69]-[M_Acu_NA.O68]" office:value-type="float" office:value="828" calcext:value-type="float">
            <text:p>828</text:p>
          </table:table-cell>
          <table:table-cell table:formula="of:=[M_Acu_NA.P69]-[M_Acu_NA.P68]" office:value-type="float" office:value="54" calcext:value-type="float">
            <text:p>54</text:p>
          </table:table-cell>
          <table:table-cell table:formula="of:=[M_Acu_NA.Q69]-[M_Acu_NA.Q68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formula="of:=[M_Acu_NA.C70]-[M_Acu_NA.C69]" office:value-type="float" office:value="194" calcext:value-type="float">
            <text:p>194</text:p>
          </table:table-cell>
          <table:table-cell table:formula="of:=[M_Acu_NA.D70]-[M_Acu_NA.D69]" office:value-type="float" office:value="21" calcext:value-type="float">
            <text:p>21</text:p>
          </table:table-cell>
          <table:table-cell table:formula="of:=[M_Acu_NA.E70]-[M_Acu_NA.E69]" office:value-type="float" office:value="170" calcext:value-type="float">
            <text:p>170</text:p>
          </table:table-cell>
          <table:table-cell table:formula="of:=[M_Acu_NA.F70]-[M_Acu_NA.F69]" office:value-type="float" office:value="6" calcext:value-type="float">
            <text:p>6</text:p>
          </table:table-cell>
          <table:table-cell table:formula="of:=[M_Acu_NA.G70]-[M_Acu_NA.G69]" office:value-type="float" office:value="430" calcext:value-type="float">
            <text:p>430</text:p>
          </table:table-cell>
          <table:table-cell table:formula="of:=[M_Acu_NA.H70]-[M_Acu_NA.H69]" office:value-type="float" office:value="531" calcext:value-type="float">
            <text:p>531</text:p>
          </table:table-cell>
          <table:table-cell table:formula="of:=[M_Acu_NA.I70]-[M_Acu_NA.I69]" office:value-type="float" office:value="165" calcext:value-type="float">
            <text:p>165</text:p>
          </table:table-cell>
          <table:table-cell table:formula="of:=[M_Acu_NA.J70]-[M_Acu_NA.J69]" office:value-type="float" office:value="534" calcext:value-type="float">
            <text:p>534</text:p>
          </table:table-cell>
          <table:table-cell table:formula="of:=[M_Acu_NA.K70]-[M_Acu_NA.K69]" office:value-type="float" office:value="43" calcext:value-type="float">
            <text:p>43</text:p>
          </table:table-cell>
          <table:table-cell table:formula="of:=[M_Acu_NA.L70]-[M_Acu_NA.L69]" office:value-type="float" office:value="3" calcext:value-type="float">
            <text:p>3</text:p>
          </table:table-cell>
          <table:table-cell table:formula="of:=[M_Acu_NA.M70]-[M_Acu_NA.M69]" office:value-type="float" office:value="9" calcext:value-type="float">
            <text:p>9</text:p>
          </table:table-cell>
          <table:table-cell table:formula="of:=[M_Acu_NA.N70]-[M_Acu_NA.N69]" office:value-type="float" office:value="27" calcext:value-type="float">
            <text:p>27</text:p>
          </table:table-cell>
          <table:table-cell table:formula="of:=[M_Acu_NA.O70]-[M_Acu_NA.O69]" office:value-type="float" office:value="763" calcext:value-type="float">
            <text:p>763</text:p>
          </table:table-cell>
          <table:table-cell table:formula="of:=[M_Acu_NA.P70]-[M_Acu_NA.P69]" office:value-type="float" office:value="26" calcext:value-type="float">
            <text:p>26</text:p>
          </table:table-cell>
          <table:table-cell table:formula="of:=[M_Acu_NA.Q70]-[M_Acu_NA.Q69]" office:value-type="float" office:value="49" calcext:value-type="float">
            <text:p>49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formula="of:=[M_Acu_NA.C71]-[M_Acu_NA.C70]" office:value-type="float" office:value="281" calcext:value-type="float">
            <text:p>281</text:p>
          </table:table-cell>
          <table:table-cell table:formula="of:=[M_Acu_NA.D71]-[M_Acu_NA.D70]" office:value-type="float" office:value="19" calcext:value-type="float">
            <text:p>19</text:p>
          </table:table-cell>
          <table:table-cell table:formula="of:=[M_Acu_NA.E71]-[M_Acu_NA.E70]" office:value-type="float" office:value="264" calcext:value-type="float">
            <text:p>264</text:p>
          </table:table-cell>
          <table:table-cell table:formula="of:=[M_Acu_NA.F71]-[M_Acu_NA.F70]" office:value-type="float" office:value="14" calcext:value-type="float">
            <text:p>14</text:p>
          </table:table-cell>
          <table:table-cell table:formula="of:=[M_Acu_NA.G71]-[M_Acu_NA.G70]" office:value-type="float" office:value="435" calcext:value-type="float">
            <text:p>435</text:p>
          </table:table-cell>
          <table:table-cell table:formula="of:=[M_Acu_NA.H71]-[M_Acu_NA.H70]" office:value-type="float" office:value="544" calcext:value-type="float">
            <text:p>544</text:p>
          </table:table-cell>
          <table:table-cell table:formula="of:=[M_Acu_NA.I71]-[M_Acu_NA.I70]" office:value-type="float" office:value="138" calcext:value-type="float">
            <text:p>138</text:p>
          </table:table-cell>
          <table:table-cell table:formula="of:=[M_Acu_NA.J71]-[M_Acu_NA.J70]" office:value-type="float" office:value="437" calcext:value-type="float">
            <text:p>437</text:p>
          </table:table-cell>
          <table:table-cell table:formula="of:=[M_Acu_NA.K71]-[M_Acu_NA.K70]" office:value-type="float" office:value="39" calcext:value-type="float">
            <text:p>39</text:p>
          </table:table-cell>
          <table:table-cell table:formula="of:=[M_Acu_NA.L71]-[M_Acu_NA.L70]" office:value-type="float" office:value="2" calcext:value-type="float">
            <text:p>2</text:p>
          </table:table-cell>
          <table:table-cell/>
          <table:table-cell table:formula="of:=[M_Acu_NA.N71]-[M_Acu_NA.N70]" office:value-type="float" office:value="23" calcext:value-type="float">
            <text:p>23</text:p>
          </table:table-cell>
          <table:table-cell table:formula="of:=[M_Acu_NA.O71]-[M_Acu_NA.O70]" office:value-type="float" office:value="638" calcext:value-type="float">
            <text:p>638</text:p>
          </table:table-cell>
          <table:table-cell table:formula="of:=[M_Acu_NA.P71]-[M_Acu_NA.P70]" office:value-type="float" office:value="26" calcext:value-type="float">
            <text:p>26</text:p>
          </table:table-cell>
          <table:table-cell table:formula="of:=[M_Acu_NA.Q71]-[M_Acu_NA.Q70]"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formula="of:=[M_Acu_NA.C72]-[M_Acu_NA.C71]" office:value-type="float" office:value="215" calcext:value-type="float">
            <text:p>215</text:p>
          </table:table-cell>
          <table:table-cell table:formula="of:=[M_Acu_NA.D72]-[M_Acu_NA.D71]" office:value-type="float" office:value="12" calcext:value-type="float">
            <text:p>12</text:p>
          </table:table-cell>
          <table:table-cell table:formula="of:=[M_Acu_NA.E72]-[M_Acu_NA.E71]" office:value-type="float" office:value="228" calcext:value-type="float">
            <text:p>228</text:p>
          </table:table-cell>
          <table:table-cell table:formula="of:=[M_Acu_NA.F72]-[M_Acu_NA.F71]" office:value-type="float" office:value="10" calcext:value-type="float">
            <text:p>10</text:p>
          </table:table-cell>
          <table:table-cell table:formula="of:=[M_Acu_NA.G72]-[M_Acu_NA.G71]" office:value-type="float" office:value="440" calcext:value-type="float">
            <text:p>440</text:p>
          </table:table-cell>
          <table:table-cell table:formula="of:=[M_Acu_NA.H72]-[M_Acu_NA.H71]" office:value-type="float" office:value="516" calcext:value-type="float">
            <text:p>516</text:p>
          </table:table-cell>
          <table:table-cell table:formula="of:=[M_Acu_NA.I72]-[M_Acu_NA.I71]" office:value-type="float" office:value="123" calcext:value-type="float">
            <text:p>123</text:p>
          </table:table-cell>
          <table:table-cell table:formula="of:=[M_Acu_NA.J72]-[M_Acu_NA.J71]" office:value-type="float" office:value="464" calcext:value-type="float">
            <text:p>464</text:p>
          </table:table-cell>
          <table:table-cell table:formula="of:=[M_Acu_NA.K72]-[M_Acu_NA.K71]" office:value-type="float" office:value="25" calcext:value-type="float">
            <text:p>25</text:p>
          </table:table-cell>
          <table:table-cell table:number-columns-repeated="2"/>
          <table:table-cell table:formula="of:=[M_Acu_NA.N72]-[M_Acu_NA.N71]" office:value-type="float" office:value="35" calcext:value-type="float">
            <text:p>35</text:p>
          </table:table-cell>
          <table:table-cell table:number-columns-repeated="2"/>
          <table:table-cell table:formula="of:=[M_Acu_NA.Q72]-[M_Acu_NA.Q71]" office:value-type="float" office:value="41" calcext:value-type="float">
            <text:p>41</text:p>
          </table:table-cell>
        </table:table-row>
        <table:table-row table:style-name="ro1" table:number-rows-repeated="34">
          <table:table-cell/>
          <table:table-cell table:style-name="ce86"/>
          <table:table-cell/>
          <table:table-cell table:style-name="Default" table:number-columns-repeated="14"/>
        </table:table-row>
        <table:table-row table:style-name="ro1">
          <table:table-cell/>
          <table:table-cell table:style-name="ce86"/>
          <table:table-cell/>
          <table:table-cell table:style-name="Default" table:number-columns-repeated="14"/>
        </table:table-row>
      </table:table>
      <table:table table:name="M_Acu_A" table:style-name="ta1">
        <office:forms form:automatic-focus="false" form:apply-design-mode="false"/>
        <table:table-column table:style-name="co16" table:default-cell-style-name="Default"/>
        <table:table-column table:style-name="co1" table:default-cell-style-name="ce58"/>
        <table:table-column table:style-name="co17" table:number-columns-repeated="3" table:default-cell-style-name="ce87"/>
        <table:table-column table:style-name="co17" table:number-columns-repeated="5" table:default-cell-style-name="ce90"/>
        <table:table-column table:style-name="co17" table:number-columns-repeated="2" table:default-cell-style-name="ce87"/>
        <table:table-column table:style-name="co17" table:default-cell-style-name="ce90"/>
        <table:table-column table:style-name="co17" table:default-cell-style-name="ce87"/>
        <table:table-column table:style-name="co17" table:number-columns-repeated="3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table:style-name="ce87"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table:style-name="ce87" office:value-type="float" office:value="13.3516155574" calcext:value-type="float">
            <text:p>13.4</text:p>
          </table:table-cell>
          <table:table-cell table:style-name="ce87"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table:style-name="ce87"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table:style-name="ce87" office:value-type="float" office:value="11.8426442474" calcext:value-type="float">
            <text:p>11.8</text:p>
          </table:table-cell>
          <table:table-cell table:style-name="ce87"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Acu_NA.C8]" office:value-type="string" office:string-value="Alemania" calcext:value-type="string">
            <text:p>Alemania</text:p>
          </table:table-cell>
          <table:table-cell table:style-name="ce51" table:formula="of:=[M_Acu_NA.D8]" office:value-type="string" office:string-value="Austria" calcext:value-type="string">
            <text:p>Austria</text:p>
          </table:table-cell>
          <table:table-cell table:style-name="ce51" table:formula="of:=[M_Acu_NA.E8]" office:value-type="string" office:string-value="Bélgica" calcext:value-type="string">
            <text:p>Bélgica</text:p>
          </table:table-cell>
          <table:table-cell table:style-name="ce51" table:formula="of:=[M_Acu_NA.F8]" office:value-type="string" office:string-value="Dinamarca" calcext:value-type="string">
            <text:p>Dinamarca</text:p>
          </table:table-cell>
          <table:table-cell table:style-name="ce51" table:formula="of:=[M_Acu_NA.G8]" office:value-type="string" office:string-value="España" calcext:value-type="string">
            <text:p>España</text:p>
          </table:table-cell>
          <table:table-cell table:style-name="ce51" table:formula="of:=[M_Acu_NA.H8]" office:value-type="string" office:string-value="Francia" calcext:value-type="string">
            <text:p>Francia</text:p>
          </table:table-cell>
          <table:table-cell table:style-name="ce51" table:formula="of:=[M_Acu_NA.I8]" office:value-type="string" office:string-value="Holanda" calcext:value-type="string">
            <text:p>Holanda</text:p>
          </table:table-cell>
          <table:table-cell table:style-name="ce51" table:formula="of:=[M_Acu_NA.J8]" office:value-type="string" office:string-value="Italia" calcext:value-type="string">
            <text:p>Italia</text:p>
          </table:table-cell>
          <table:table-cell table:style-name="ce51" table:formula="of:=[M_Acu_NA.K8]" office:value-type="string" office:string-value="Irlanda" calcext:value-type="string">
            <text:p>Irlanda</text:p>
          </table:table-cell>
          <table:table-cell table:style-name="ce51" table:formula="of:=[M_Acu_NA.L8]" office:value-type="string" office:string-value="Luxemburgo" calcext:value-type="string">
            <text:p>Luxemburgo</text:p>
          </table:table-cell>
          <table:table-cell table:style-name="ce51" table:formula="of:=[M_Acu_NA.M8]" office:value-type="string" office:string-value="Noruega" calcext:value-type="string">
            <text:p>Noruega</text:p>
          </table:table-cell>
          <table:table-cell table:style-name="ce51" table:formula="of:=[M_Acu_NA.N8]" office:value-type="string" office:string-value="Portugal" calcext:value-type="string">
            <text:p>Portugal</text:p>
          </table:table-cell>
          <table:table-cell table:style-name="ce51" table:formula="of:=[M_Acu_NA.O8]" office:value-type="string" office:string-value="Reino Unido" calcext:value-type="string">
            <text:p>Reino Unido</text:p>
          </table:table-cell>
          <table:table-cell table:style-name="ce51" table:formula="of:=[M_Acu_NA.P8]" office:value-type="string" office:string-value="Suecia" calcext:value-type="string">
            <text:p>Suecia</text:p>
          </table:table-cell>
          <table:table-cell table:style-name="ce51" table:formula="of:=[M_Acu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Acu_NA.B9]" office:value-type="date" office:date-value="2020-02-20" calcext:value-type="date">
            <text:p>20/02</text:p>
          </table:table-cell>
          <table:table-cell table:number-columns-repeated="3"/>
          <table:table-cell table:style-name="ce87" table:number-columns-repeated="5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3"/>
          <table:table-cell table:style-name="ce87" table:number-columns-repeated="2"/>
          <table:table-cell table:style-name="ce100" table:formula="of:=[M_Acu_NA.H10]/[.$H$6]" office:value-type="float" office:value="0.0748973033039256" calcext:value-type="float">
            <text:p>0.07</text:p>
          </table:table-cell>
          <table:table-cell table:style-name="ce87"/>
          <table:table-cell table:style-name="ce100" table:formula="of:=[M_Acu_NA.J10]/[.$J$6]" office:value-type="float" office:value="0.0740669220042003" calcext:value-type="float">
            <text:p>0.0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3"/>
          <table:table-cell table:style-name="ce87" table:number-columns-repeated="2"/>
          <table:table-cell table:style-name="ce87" table:formula="of:=[M_Acu_NA.H11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1]/[.$J$6]" office:value-type="float" office:value="0.148133844008401" calcext:value-type="float">
            <text:p>0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3"/>
          <table:table-cell table:style-name="ce87" table:number-columns-repeated="2"/>
          <table:table-cell table:style-name="ce87" table:formula="of:=[M_Acu_NA.H12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2]/[.$J$6]" office:value-type="float" office:value="0.222200766012601" calcext:value-type="float">
            <text:p>0.2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0" table:formula="of:=[M_Acu_NA.A13]" office:value-type="string" office:string-value="L" calcext:value-type="string">
            <text:p>L</text:p>
          </table:table-cell>
          <table:table-cell table:style-name="ce57" table:formula="of:=[M_Acu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Acu_NA.H13]/[.$H$6]" office:value-type="float" office:value="0.0748973033039256" calcext:value-type="float">
            <text:p>0.1</text:p>
          </table:table-cell>
          <table:table-cell table:style-name="ce88"/>
          <table:table-cell table:style-name="ce88" table:formula="of:=[M_Acu_NA.J13]/[.$J$6]" office:value-type="float" office:value="0.518468454029402" calcext:value-type="float">
            <text:p>0.5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3"/>
          <table:table-cell table:style-name="ce87" table:number-columns-repeated="2"/>
          <table:table-cell table:style-name="ce87" table:formula="of:=[M_Acu_NA.H14]/[.$H$6]" office:value-type="float" office:value="0.0748973033039256" calcext:value-type="float">
            <text:p>0.1</text:p>
          </table:table-cell>
          <table:table-cell table:style-name="ce87"/>
          <table:table-cell table:style-name="ce87" table:formula="of:=[M_Acu_NA.J14]/[.$J$6]" office:value-type="float" office:value="0.740669220042003" calcext:value-type="float">
            <text:p>0.7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3"/>
          <table:table-cell table:style-name="ce87" table:number-columns-repeated="2"/>
          <table:table-cell table:style-name="ce87" table:formula="of:=[M_Acu_NA.H15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5]/[.$J$6]" office:value-type="float" office:value="0.888803064050404" calcext:value-type="float">
            <text:p>0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3"/>
          <table:table-cell table:style-name="ce87" table:number-columns-repeated="2"/>
          <table:table-cell table:style-name="ce87" table:formula="of:=[M_Acu_NA.H16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6]/[.$J$6]" office:value-type="float" office:value="1.25913767407141" calcext:value-type="float">
            <text:p>1.3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3"/>
          <table:table-cell table:style-name="ce87" table:number-columns-repeated="2"/>
          <table:table-cell table:style-name="ce87" table:formula="of:=[M_Acu_NA.H17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7]/[.$J$6]" office:value-type="float" office:value="1.55540536208821" calcext:value-type="float">
            <text:p>1.6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3"/>
          <table:table-cell table:style-name="ce87" table:number-columns-repeated="2"/>
          <table:table-cell table:style-name="ce87" table:formula="of:=[M_Acu_NA.H18]/[.$H$6]" office:value-type="float" office:value="0.149794606607851" calcext:value-type="float">
            <text:p>0.1</text:p>
          </table:table-cell>
          <table:table-cell table:style-name="ce87"/>
          <table:table-cell table:style-name="ce87" table:formula="of:=[M_Acu_NA.J18]/[.$J$6]" office:value-type="float" office:value="2.14794073812181" calcext:value-type="float">
            <text:p>2.1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 table:style-name="ce83"/>
          <table:table-cell table:style-name="ce59" table:formula="of:=[M_Acu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Acu_NA.H19]/[.$H$6]" office:value-type="float" office:value="0.149794606607851" calcext:value-type="float">
            <text:p>0.1</text:p>
          </table:table-cell>
          <table:table-cell table:style-name="ce89"/>
          <table:table-cell table:style-name="ce89" table:formula="of:=[M_Acu_NA.J19]/[.$J$6]" office:value-type="float" office:value="2.51827534814281" calcext:value-type="float">
            <text:p>2.5</text:p>
          </table:table-cell>
          <table:table-cell table:style-name="ce89" table:number-columns-repeated="7"/>
        </table:table-row>
        <table:table-row table:style-name="ro1">
          <table:table-cell table:style-name="ce86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3"/>
          <table:table-cell table:style-name="ce87" table:number-columns-repeated="2"/>
          <table:table-cell table:style-name="ce87" table:formula="of:=[M_Acu_NA.H20]/[.$H$6]" office:value-type="float" office:value="0.224691909911777" calcext:value-type="float">
            <text:p>0.2</text:p>
          </table:table-cell>
          <table:table-cell table:style-name="ce87"/>
          <table:table-cell table:style-name="ce87" table:formula="of:=[M_Acu_NA.J20]/[.$J$6]" office:value-type="float" office:value="3.85147994421842" calcext:value-type="float">
            <text:p>3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3"/>
          <table:table-cell table:style-name="ce87" table:number-columns-repeated="2"/>
          <table:table-cell table:style-name="ce87" table:formula="of:=[M_Acu_NA.H21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1]/[.$J$6]" office:value-type="float" office:value="5.85128683833183" calcext:value-type="float">
            <text:p>5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3"/>
          <table:table-cell table:style-name="ce87" table:number-columns-repeated="2"/>
          <table:table-cell table:style-name="ce87" table:formula="of:=[M_Acu_NA.H22]/[.$H$6]" office:value-type="float" office:value="0.299589213215703" calcext:value-type="float">
            <text:p>0.3</text:p>
          </table:table-cell>
          <table:table-cell table:style-name="ce87"/>
          <table:table-cell table:style-name="ce87" table:formula="of:=[M_Acu_NA.J22]/[.$J$6]" office:value-type="float" office:value="7.92516065444944" calcext:value-type="float">
            <text:p>7.9</text:p>
          </table:table-cell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3"/>
          <table:table-cell table:style-name="ce87"/>
          <table:table-cell table:style-name="ce87" table:formula="of:=[M_Acu_NA.G23]/[.$G$6]" office:value-type="float" office:value="0.353764219331693" calcext:value-type="float">
            <text:p>0.4</text:p>
          </table:table-cell>
          <table:table-cell table:style-name="ce87" table:formula="of:=[M_Acu_NA.H23]/[.$H$6]" office:value-type="float" office:value="0.524281123127479" calcext:value-type="float">
            <text:p>0.5</text:p>
          </table:table-cell>
          <table:table-cell table:style-name="ce87"/>
          <table:table-cell table:formula="of:=[M_Acu_NA.J23]/[.$J$6]" office:value-type="float" office:value="10.9619044566217" calcext:value-type="float">
            <text:p>11</text:p>
          </table:table-cell>
          <table:table-cell table:number-columns-repeated="2"/>
          <table:table-cell table:style-name="ce87"/>
          <table:table-cell/>
          <table:table-cell table:style-name="ce87" table:formula="of:=[M_Acu_NA.O23]/[.$O$6]" office:value-type="float" office:value="0.0844406011959319" calcext:value-type="float">
            <text:p>0.1</text:p>
          </table:table-cell>
          <table:table-cell table:style-name="ce87"/>
          <table:table-cell table:style-name="ce87" table:formula="of:=[M_Acu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3"/>
          <table:table-cell table:style-name="ce87"/>
          <table:table-cell table:style-name="ce87" table:formula="of:=[M_Acu_NA.G24]/[.$G$6]" office:value-type="float" office:value="0.589607032219489" calcext:value-type="float">
            <text:p>0.6</text:p>
          </table:table-cell>
          <table:table-cell table:style-name="ce87" table:formula="of:=[M_Acu_NA.H24]/[.$H$6]" office:value-type="float" office:value="0.674075729735331" calcext:value-type="float">
            <text:p>0.7</text:p>
          </table:table-cell>
          <table:table-cell table:style-name="ce87" table:formula="of:=[M_Acu_NA.I24]/[.$I$6]" office:value-type="float" office:value="0.305261063186895" calcext:value-type="float">
            <text:p>0.3</text:p>
          </table:table-cell>
          <table:table-cell table:formula="of:=[M_Acu_NA.J24]/[.$J$6]" office:value-type="float" office:value="14.5911836348275" calcext:value-type="float">
            <text:p>15</text:p>
          </table:table-cell>
          <table:table-cell table:number-columns-repeated="2"/>
          <table:table-cell table:style-name="ce87"/>
          <table:table-cell/>
          <table:table-cell table:style-name="ce87" table:formula="of:=[M_Acu_NA.O24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4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3"/>
          <table:table-cell table:style-name="ce87"/>
          <table:table-cell table:style-name="ce87" table:formula="of:=[M_Acu_NA.G25]/[.$G$6]" office:value-type="float" office:value="0.943371251551182" calcext:value-type="float">
            <text:p>0.9</text:p>
          </table:table-cell>
          <table:table-cell table:style-name="ce87" table:formula="of:=[M_Acu_NA.H25]/[.$H$6]" office:value-type="float" office:value="1.19835685286281" calcext:value-type="float">
            <text:p>1.2</text:p>
          </table:table-cell>
          <table:table-cell table:style-name="ce87" table:formula="of:=[M_Acu_NA.I25]/[.$I$6]" office:value-type="float" office:value="0.305261063186895" calcext:value-type="float">
            <text:p>0.3</text:p>
          </table:table-cell>
          <table:table-cell table:formula="of:=[M_Acu_NA.J25]/[.$J$6]" office:value-type="float" office:value="17.2575928269787" calcext:value-type="float">
            <text:p>17</text:p>
          </table:table-cell>
          <table:table-cell table:number-columns-repeated="2"/>
          <table:table-cell table:style-name="ce87"/>
          <table:table-cell/>
          <table:table-cell table:style-name="ce87" table:formula="of:=[M_Acu_NA.O25]/[.$O$6]" office:value-type="float" office:value="0.168881202391864" calcext:value-type="float">
            <text:p>0.2</text:p>
          </table:table-cell>
          <table:table-cell table:style-name="ce87"/>
          <table:table-cell table:style-name="ce87" table:formula="of:=[M_Acu_NA.Q25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3"/>
          <table:table-cell table:style-name="ce87"/>
          <table:table-cell table:style-name="ce87" table:formula="of:=[M_Acu_NA.G26]/[.$G$6]" office:value-type="float" office:value="1.17921406443898" calcext:value-type="float">
            <text:p>1.2</text:p>
          </table:table-cell>
          <table:table-cell table:style-name="ce87" table:formula="of:=[M_Acu_NA.H26]/[.$H$6]" office:value-type="float" office:value="1.42304876277459" calcext:value-type="float">
            <text:p>1.4</text:p>
          </table:table-cell>
          <table:table-cell table:style-name="ce87" table:formula="of:=[M_Acu_NA.I26]/[.$I$6]" office:value-type="float" office:value="0.915783189560684" calcext:value-type="float">
            <text:p>0.9</text:p>
          </table:table-cell>
          <table:table-cell table:formula="of:=[M_Acu_NA.J26]/[.$J$6]" office:value-type="float" office:value="27.1084934535373" calcext:value-type="float">
            <text:p>27</text:p>
          </table:table-cell>
          <table:table-cell table:number-columns-repeated="2"/>
          <table:table-cell table:style-name="ce87"/>
          <table:table-cell/>
          <table:table-cell table:style-name="ce87" table:formula="of:=[M_Acu_NA.O26]/[.$O$6]" office:value-type="float" office:value="0.253321803587796" calcext:value-type="float">
            <text:p>0.3</text:p>
          </table:table-cell>
          <table:table-cell table:style-name="ce87"/>
          <table:table-cell table:style-name="ce87" table:formula="of:=[M_Acu_NA.Q26]/[.$Q$6]" office:value-type="float" office:value="1.31500983670819" calcext:value-type="float">
            <text:p>1.3</text:p>
          </table:table-cell>
        </table:table-row>
        <table:table-row table:style-name="ro1">
          <table:table-cell table:style-name="ce80" table:formula="of:=[M_Acu_NA.A27]" office:value-type="string" office:string-value="L" calcext:value-type="string">
            <text:p>L</text:p>
          </table:table-cell>
          <table:table-cell table:style-name="ce57" table:formula="of:=[M_Acu_NA.B27]" office:value-type="date" office:date-value="2020-03-09" calcext:value-type="date">
            <text:p>09/03</text:p>
          </table:table-cell>
          <table:table-cell table:style-name="ce106" table:formula="of:=[M_Acu_NA.C27]/[.$C$6]" office:value-type="float" office:value="0.11117071100651" calcext:value-type="float">
            <text:p>0.11</text:p>
          </table:table-cell>
          <table:table-cell table:style-name="ce88" table:number-columns-repeated="3"/>
          <table:table-cell table:style-name="ce88" table:formula="of:=[M_Acu_NA.G27]/[.$G$6]" office:value-type="float" office:value="1.88674250310236" calcext:value-type="float">
            <text:p>1.9</text:p>
          </table:table-cell>
          <table:table-cell table:style-name="ce88" table:formula="of:=[M_Acu_NA.H27]/[.$H$6]" office:value-type="float" office:value="1.57284336938244" calcext:value-type="float">
            <text:p>1.6</text:p>
          </table:table-cell>
          <table:table-cell table:style-name="ce88" table:formula="of:=[M_Acu_NA.I27]/[.$I$6]" office:value-type="float" office:value="1.22104425274758" calcext:value-type="float">
            <text:p>1.2</text:p>
          </table:table-cell>
          <table:table-cell table:style-name="ce92" table:formula="of:=[M_Acu_NA.J27]/[.$J$6]" office:value-type="float" office:value="34.2929848879448" calcext:value-type="float">
            <text:p>34</text:p>
          </table:table-cell>
          <table:table-cell table:style-name="ce88" table:number-columns-repeated="4"/>
          <table:table-cell table:style-name="ce88" table:formula="of:=[M_Acu_NA.O27]/[.$O$6]" office:value-type="float" office:value="0.422203005979659" calcext:value-type="float">
            <text:p>0.4</text:p>
          </table:table-cell>
          <table:table-cell table:style-name="ce88"/>
          <table:table-cell table:style-name="ce88" table:formula="of:=[M_Acu_NA.Q27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 table:style-name="ce87"/>
          <table:table-cell table:style-name="ce87" table:formula="of:=[M_Acu_NA.G28]/[.$G$6]" office:value-type="float" office:value="4.12724922553642" calcext:value-type="float">
            <text:p>4.1</text:p>
          </table:table-cell>
          <table:table-cell table:style-name="ce87" table:formula="of:=[M_Acu_NA.H28]/[.$H$6]" office:value-type="float" office:value="2.24691909911777" calcext:value-type="float">
            <text:p>2.2</text:p>
          </table:table-cell>
          <table:table-cell table:style-name="ce87"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2"/>
          <table:table-cell table:style-name="ce87"/>
          <table:table-cell/>
          <table:table-cell table:style-name="ce87" table:formula="of:=[M_Acu_NA.O28]/[.$O$6]" office:value-type="float" office:value="0.506643607175591" calcext:value-type="float">
            <text:p>0.5</text:p>
          </table:table-cell>
          <table:table-cell table:style-name="ce87"/>
          <table:table-cell table:style-name="ce87" table:formula="of:=[M_Acu_NA.Q28]/[.$Q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 table:style-name="ce87"/>
          <table:table-cell table:style-name="ce87" table:formula="of:=[M_Acu_NA.G29]/[.$G$6]" office:value-type="float" office:value="5.5423061028632" calcext:value-type="float">
            <text:p>5.5</text:p>
          </table:table-cell>
          <table:table-cell table:style-name="ce87" table:formula="of:=[M_Acu_NA.H29]/[.$H$6]" office:value-type="float" office:value="3.59507055858843" calcext:value-type="float">
            <text:p>3.6</text:p>
          </table:table-cell>
          <table:table-cell table:style-name="ce87"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/>
          <table:table-cell table:style-name="ce87"/>
          <table:table-cell/>
          <table:table-cell table:style-name="ce87" table:formula="of:=[M_Acu_NA.O29]/[.$O$6]" office:value-type="float" office:value="0.675524809567455" calcext:value-type="float">
            <text:p>0.7</text:p>
          </table:table-cell>
          <table:table-cell table:style-name="ce87" table:formula="of:=[M_Acu_NA.P29]/[.$P$6]" office:value-type="float" office:value="0.488913714916911" calcext:value-type="float">
            <text:p>0.5</text:p>
          </table:table-cell>
          <table:table-cell table:style-name="ce87" table:formula="of:=[M_Acu_NA.Q29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style-name="ce87" table:formula="of:=[M_Acu_NA.F30]/[.$F$6]" office:value-type="float" office:value="0.886363510508076" calcext:value-type="float">
            <text:p>0.9</text:p>
          </table:table-cell>
          <table:table-cell table:style-name="ce87" table:formula="of:=[M_Acu_NA.G30]/[.$G$6]" office:value-type="float" office:value="9.90539814128742" calcext:value-type="float">
            <text:p>9.9</text:p>
          </table:table-cell>
          <table:table-cell table:style-name="ce87" table:formula="of:=[M_Acu_NA.H30]/[.$H$6]" office:value-type="float" office:value="4.56873550153946" calcext:value-type="float">
            <text:p>4.6</text:p>
          </table:table-cell>
          <table:table-cell table:style-name="ce87"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/>
          <table:table-cell table:formula="of:=[M_Acu_NA.M30]/[.$M$6]" office:value-type="float" office:value="1.10144255171002" calcext:value-type="float">
            <text:p>1</text:p>
          </table:table-cell>
          <table:table-cell/>
          <table:table-cell table:style-name="ce87" table:formula="of:=[M_Acu_NA.O30]/[.$O$6]" office:value-type="float" office:value="0.675524809567455" calcext:value-type="float">
            <text:p>0.7</text:p>
          </table:table-cell>
          <table:table-cell table:style-name="ce87" table:formula="of:=[M_Acu_NA.P30]/[.$P$6]" office:value-type="float" office:value="0.488913714916911" calcext:value-type="float">
            <text:p>0.5</text:p>
          </table:table-cell>
          <table:table-cell table:style-name="ce87" table:formula="of:=[M_Acu_NA.Q30]/[.$Q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style-name="ce87" table:formula="of:=[M_Acu_NA.F31]/[.$F$6]" office:value-type="float" office:value="0.886363510508076" calcext:value-type="float">
            <text:p>0.9</text:p>
          </table:table-cell>
          <table:table-cell table:formula="of:=[M_Acu_NA.G31]/[.$G$6]" office:value-type="float" office:value="13.9147259603799" calcext:value-type="float">
            <text:p>14</text:p>
          </table:table-cell>
          <table:table-cell table:style-name="ce87" table:formula="of:=[M_Acu_NA.H31]/[.$H$6]" office:value-type="float" office:value="5.91688696101013" calcext:value-type="float">
            <text:p>5.9</text:p>
          </table:table-cell>
          <table:table-cell table:style-name="ce87"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90" table:formula="of:=[M_Acu_NA.L31]/[.$L$6]" office:value-type="float" office:value="10.3538790508119" calcext:value-type="float">
            <text:p>10</text:p>
          </table:table-cell>
          <table:table-cell table:formula="of:=[M_Acu_NA.M31]/[.$M$6]" office:value-type="float" office:value="1.10144255171002" calcext:value-type="float">
            <text:p>1</text:p>
          </table:table-cell>
          <table:table-cell/>
          <table:table-cell table:style-name="ce87" table:formula="of:=[M_Acu_NA.O31]/[.$O$6]" office:value-type="float" office:value="0.844406011959319" calcext:value-type="float">
            <text:p>0.8</text:p>
          </table:table-cell>
          <table:table-cell table:style-name="ce87" table:formula="of:=[M_Acu_NA.P31]/[.$P$6]" office:value-type="float" office:value="0.977827429833821" calcext:value-type="float">
            <text:p>1.0</text:p>
          </table:table-cell>
          <table:table-cell table:style-name="ce87" table:formula="of:=[M_Acu_NA.Q31]/[.$Q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style-name="ce87" table:formula="of:=[M_Acu_NA.F32]/[.$F$6]" office:value-type="float" office:value="1.77272702101615" calcext:value-type="float">
            <text:p>1.8</text:p>
          </table:table-cell>
          <table:table-cell table:formula="of:=[M_Acu_NA.G32]/[.$G$6]" office:value-type="float" office:value="16.0373112763701" calcext:value-type="float">
            <text:p>16</text:p>
          </table:table-cell>
          <table:table-cell table:style-name="ce87" table:formula="of:=[M_Acu_NA.H32]/[.$H$6]" office:value-type="float" office:value="6.81565460065723" calcext:value-type="float">
            <text:p>6.8</text:p>
          </table:table-cell>
          <table:table-cell table:style-name="ce87"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 table:formula="of:=[M_Acu_NA.M32]/[.$M$6]" office:value-type="float" office:value="3.30432765513006" calcext:value-type="float">
            <text:p>3</text:p>
          </table:table-cell>
          <table:table-cell/>
          <table:table-cell table:style-name="ce87" table:formula="of:=[M_Acu_NA.O32]/[.$O$6]" office:value-type="float" office:value="1.77325262511457" calcext:value-type="float">
            <text:p>1.8</text:p>
          </table:table-cell>
          <table:table-cell table:style-name="ce87" table:formula="of:=[M_Acu_NA.P32]/[.$P$6]" office:value-type="float" office:value="1.46674114475073" calcext:value-type="float">
            <text:p>1.5</text:p>
          </table:table-cell>
          <table:table-cell table:style-name="ce87" table:formula="of:=[M_Acu_NA.Q32]/[.$Q$6]" office:value-type="float" office:value="7.23255410189504" calcext:value-type="float">
            <text:p>7.2</text:p>
          </table:table-cell>
        </table:table-row>
        <table:table-row table:style-name="ro1">
          <table:table-cell table:style-name="ce83"/>
          <table:table-cell table:style-name="ce59" table:formula="of:=[M_Acu_NA.B33]" office:value-type="date" office:date-value="2020-03-15" calcext:value-type="date">
            <text:p>15/03</text:p>
          </table:table-cell>
          <table:table-cell table:style-name="ce89" table:formula="of:=[M_Acu_NA.C33]/[.$C$6]" office:value-type="float" office:value="0.667024266039058" calcext:value-type="float">
            <text:p>0.7</text:p>
          </table:table-cell>
          <table:table-cell table:style-name="ce89" table:formula="of:=[M_Acu_NA.D33]/[.$D$6]" office:value-type="float" office:value="0.584989932393462" calcext:value-type="float">
            <text:p>0.6</text:p>
          </table:table-cell>
          <table:table-cell table:style-name="ce89" table:formula="of:=[M_Acu_NA.E33]/[.$E$6]" office:value-type="float" office:value="1.84078235522359" calcext:value-type="float">
            <text:p>1.8</text:p>
          </table:table-cell>
          <table:table-cell table:style-name="ce89" table:formula="of:=[M_Acu_NA.F33]/[.$F$6]" office:value-type="float" office:value="3.5454540420323" calcext:value-type="float">
            <text:p>3.5</text:p>
          </table:table-cell>
          <table:table-cell table:style-name="ce91" table:formula="of:=[M_Acu_NA.G33]/[.$G$6]" office:value-type="float" office:value="33.9613650558426" calcext:value-type="float">
            <text:p>34</text:p>
          </table:table-cell>
          <table:table-cell table:style-name="ce89" table:formula="of:=[M_Acu_NA.H33]/[.$H$6]" office:value-type="float" office:value="8.98767639647108" calcext:value-type="float">
            <text:p>9.0</text:p>
          </table:table-cell>
          <table:table-cell table:style-name="ce89" table:formula="of:=[M_Acu_NA.I33]/[.$I$6]" office:value-type="float" office:value="6.10522126373789" calcext:value-type="float">
            <text:p>6.1</text:p>
          </table:table-cell>
          <table:table-cell table:style-name="ce91" table:formula="of:=[M_Acu_NA.J33]/[.$J$6]" office:value-type="float" office:value="133.987061905598" calcext:value-type="float">
            <text:p>134</text:p>
          </table:table-cell>
          <table:table-cell table:style-name="ce89" table:formula="of:=[M_Acu_NA.K33]/[.$K$6]" office:value-type="float" office:value="2.96268091573978" calcext:value-type="float">
            <text:p>3.0</text:p>
          </table:table-cell>
          <table:table-cell table:style-name="ce89" table:formula="of:=[M_Acu_NA.L33]/[.$L$6]" office:value-type="float" office:value="10.3538790508119" calcext:value-type="float">
            <text:p>10.4</text:p>
          </table:table-cell>
          <table:table-cell table:style-name="ce91" table:formula="of:=[M_Acu_NA.M33]/[.$M$6]" office:value-type="float" office:value="3.30432765513006" calcext:value-type="float">
            <text:p>3</text:p>
          </table:table-cell>
          <table:table-cell table:style-name="ce89"/>
          <table:table-cell table:style-name="ce89" table:formula="of:=[M_Acu_NA.O33]/[.$O$6]" office:value-type="float" office:value="2.95542104185762" calcext:value-type="float">
            <text:p>3.0</text:p>
          </table:table-cell>
          <table:table-cell table:style-name="ce89" table:formula="of:=[M_Acu_NA.P33]/[.$P$6]" office:value-type="float" office:value="2.44456857458455" calcext:value-type="float">
            <text:p>2.4</text:p>
          </table:table-cell>
          <table:table-cell table:style-name="ce91" table:formula="of:=[M_Acu_NA.Q33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6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style-name="ce87" table:formula="of:=[M_Acu_NA.F34]/[.$F$6]" office:value-type="float" office:value="4.43181755254038" calcext:value-type="float">
            <text:p>4.4</text:p>
          </table:table-cell>
          <table:table-cell table:formula="of:=[M_Acu_NA.G34]/[.$G$6]" office:value-type="float" office:value="36.4377145911644" calcext:value-type="float">
            <text:p>36</text:p>
          </table:table-cell>
          <table:table-cell table:formula="of:=[M_Acu_NA.H34]/[.$H$6]" office:value-type="float" office:value="11.084800888981" calcext:value-type="float">
            <text:p>11</text:p>
          </table:table-cell>
          <table:table-cell table:style-name="ce87"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3.30432765513006" calcext:value-type="float">
            <text:p>3</text:p>
          </table:table-cell>
          <table:table-cell table:formula="of:=[M_Acu_NA.N34]/[.$N$6]" office:value-type="float" office:value="0.476639224802949" calcext:value-type="float">
            <text:p>0.5</text:p>
          </table:table-cell>
          <table:table-cell table:style-name="ce87" table:formula="of:=[M_Acu_NA.O34]/[.$O$6]" office:value-type="float" office:value="4.64423306577625" calcext:value-type="float">
            <text:p>4.6</text:p>
          </table:table-cell>
          <table:table-cell table:style-name="ce87" table:formula="of:=[M_Acu_NA.P34]/[.$P$6]" office:value-type="float" office:value="3.42239600441837" calcext:value-type="float">
            <text:p>3.4</text:p>
          </table:table-cell>
          <table:table-cell table:formula="of:=[M_Acu_NA.Q34]/[.$Q$6]" office:value-type="float" office:value="17.0951278772065" calcext:value-type="float">
            <text:p>17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style-name="ce87"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</text:p>
          </table:table-cell>
          <table:table-cell table:formula="of:=[M_Acu_NA.I35]/[.$I$6]" office:value-type="float" office:value="13.1262257170365" calcext:value-type="float">
            <text:p>13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3.30432765513006" calcext:value-type="float">
            <text:p>3</text:p>
          </table:table-cell>
          <table:table-cell table:formula="of:=[M_Acu_NA.N35]/[.$N$6]" office:value-type="float" office:value="0.476639224802949" calcext:value-type="float">
            <text:p>0.5</text:p>
          </table:table-cell>
          <table:table-cell table:style-name="ce87" table:formula="of:=[M_Acu_NA.O35]/[.$O$6]" office:value-type="float" office:value="5.99528268491116" calcext:value-type="float">
            <text:p>6.0</text:p>
          </table:table-cell>
          <table:table-cell table:style-name="ce87" table:formula="of:=[M_Acu_NA.P35]/[.$P$6]" office:value-type="float" office:value="3.91130971933529" calcext:value-type="float">
            <text:p>3.9</text:p>
          </table:table-cell>
          <table:table-cell table:formula="of:=[M_Acu_NA.Q35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style-name="ce87"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</text:p>
          </table:table-cell>
          <table:table-cell table:formula="of:=[M_Acu_NA.I36]/[.$I$6]" office:value-type="float" office:value="17.7051416648399" calcext:value-type="float">
            <text:p>18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90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6.60865531026013" calcext:value-type="float">
            <text:p>7</text:p>
          </table:table-cell>
          <table:table-cell table:formula="of:=[M_Acu_NA.N36]/[.$N$6]" office:value-type="float" office:value="0.953278449605897" calcext:value-type="float">
            <text:p>1.0</text:p>
          </table:table-cell>
          <table:table-cell table:style-name="ce87" table:formula="of:=[M_Acu_NA.O36]/[.$O$6]" office:value-type="float" office:value="8.69738192318098" calcext:value-type="float">
            <text:p>8.7</text:p>
          </table:table-cell>
          <table:table-cell table:style-name="ce87" table:formula="of:=[M_Acu_NA.P36]/[.$P$6]" office:value-type="float" office:value="6.84479200883675" calcext:value-type="float">
            <text:p>6.8</text:p>
          </table:table-cell>
          <table:table-cell table:formula="of:=[M_Acu_NA.Q36]/[.$Q$6]" office:value-type="float" office:value="24.9851868974556" calcext:value-type="float">
            <text:p>25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8</text:p>
          </table:table-cell>
          <table:table-cell table:formula="of:=[M_Acu_NA.I37]/[.$I$6]" office:value-type="float" office:value="23.199840802204" calcext:value-type="float">
            <text:p>23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90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6.60865531026013" calcext:value-type="float">
            <text:p>7</text:p>
          </table:table-cell>
          <table:table-cell table:formula="of:=[M_Acu_NA.N37]/[.$N$6]" office:value-type="float" office:value="1.42991767440885" calcext:value-type="float">
            <text:p>1.4</text:p>
          </table:table-cell>
          <table:table-cell table:formula="of:=[M_Acu_NA.O37]/[.$O$6]" office:value-type="float" office:value="12.1594465722142" calcext:value-type="float">
            <text:p>12</text:p>
          </table:table-cell>
          <table:table-cell table:formula="of:=[M_Acu_NA.P37]/[.$P$6]" office:value-type="float" office:value="10.2671880132551" calcext:value-type="float">
            <text:p>10</text:p>
          </table:table-cell>
          <table:table-cell table:formula="of:=[M_Acu_NA.Q37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style-name="ce90" table:formula="of:=[M_Acu_NA.E38]/[.$E$6]" office:value-type="float" office:value="17.0272367858182" calcext:value-type="float">
            <text:p>17</text:p>
          </table:table-cell>
          <table:table-cell table:formula="of:=[M_Acu_NA.F38]/[.$F$6]" office:value-type="float" office:value="15.9545431891454" calcext:value-type="float">
            <text:p>16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4</text:p>
          </table:table-cell>
          <table:table-cell table:formula="of:=[M_Acu_NA.I38]/[.$I$6]" office:value-type="float" office:value="32.3576726978108" calcext:value-type="float">
            <text:p>32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90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7.71009786197015" calcext:value-type="float">
            <text:p>8</text:p>
          </table:table-cell>
          <table:table-cell table:formula="of:=[M_Acu_NA.N38]/[.$N$6]" office:value-type="float" office:value="2.85983534881769" calcext:value-type="float">
            <text:p>2.9</text:p>
          </table:table-cell>
          <table:table-cell table:formula="of:=[M_Acu_NA.O38]/[.$O$6]" office:value-type="float" office:value="14.9459864116799" calcext:value-type="float">
            <text:p>15</text:p>
          </table:table-cell>
          <table:table-cell table:formula="of:=[M_Acu_NA.P38]/[.$P$6]" office:value-type="float" office:value="15.1563251624242" calcext:value-type="float">
            <text:p>15</text:p>
          </table:table-cell>
          <table:table-cell table:formula="of:=[M_Acu_NA.Q38]/[.$Q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style-name="ce90" table:formula="of:=[M_Acu_NA.E39]/[.$E$6]" office:value-type="float" office:value="30.8331044499951" calcext:value-type="float">
            <text:p>31</text:p>
          </table:table-cell>
          <table:table-cell table:formula="of:=[M_Acu_NA.F39]/[.$F$6]" office:value-type="float" office:value="18.6136337206696" calcext:value-type="float">
            <text:p>19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</text:p>
          </table:table-cell>
          <table:table-cell table:formula="of:=[M_Acu_NA.I39]/[.$I$6]" office:value-type="float" office:value="41.5155045934177" calcext:value-type="float">
            <text:p>42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90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7.71009786197015" calcext:value-type="float">
            <text:p>8</text:p>
          </table:table-cell>
          <table:table-cell table:formula="of:=[M_Acu_NA.N39]/[.$N$6]" office:value-type="float" office:value="5.71967069763538" calcext:value-type="float">
            <text:p>5.7</text:p>
          </table:table-cell>
          <table:table-cell table:formula="of:=[M_Acu_NA.O39]/[.$O$6]" office:value-type="float" office:value="19.6746600786521" calcext:value-type="float">
            <text:p>20</text:p>
          </table:table-cell>
          <table:table-cell table:formula="of:=[M_Acu_NA.P39]/[.$P$6]" office:value-type="float" office:value="18.5787211668426" calcext:value-type="float">
            <text:p>19</text:p>
          </table:table-cell>
          <table:table-cell table:formula="of:=[M_Acu_NA.Q39]/[.$Q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style-name="ce90" table:formula="of:=[M_Acu_NA.E40]/[.$E$6]" office:value-type="float" office:value="34.5146691604423" calcext:value-type="float">
            <text:p>35</text:p>
          </table:table-cell>
          <table:table-cell table:formula="of:=[M_Acu_NA.F40]/[.$F$6]" office:value-type="float" office:value="21.2727242521938" calcext:value-type="float">
            <text:p>21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</text:p>
          </table:table-cell>
          <table:table-cell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7.71009786197015" calcext:value-type="float">
            <text:p>8</text:p>
          </table:table-cell>
          <table:table-cell table:formula="of:=[M_Acu_NA.N40]/[.$N$6]" office:value-type="float" office:value="6.67294914724128" calcext:value-type="float">
            <text:p>6.7</text:p>
          </table:table-cell>
          <table:table-cell table:formula="of:=[M_Acu_NA.O40]/[.$O$6]" office:value-type="float" office:value="23.7278089360569" calcext:value-type="float">
            <text:p>24</text:p>
          </table:table-cell>
          <table:table-cell table:formula="of:=[M_Acu_NA.P40]/[.$P$6]" office:value-type="float" office:value="24.4456857458455" calcext:value-type="float">
            <text:p>24</text:p>
          </table:table-cell>
          <table:table-cell table:formula="of:=[M_Acu_NA.Q40]/[.$Q$6]" office:value-type="float" office:value="65.7504918354095" calcext:value-type="float">
            <text:p>66</text:p>
          </table:table-cell>
        </table:table-row>
        <table:table-row table:style-name="ro1">
          <table:table-cell table:style-name="ce80" table:formula="of:=[M_Acu_NA.A41]" office:value-type="string" office:string-value="L" calcext:value-type="string">
            <text:p>L</text:p>
          </table:table-cell>
          <table:table-cell table:style-name="ce57" table:formula="of:=[M_Acu_NA.B41]" office:value-type="date" office:date-value="2020-03-23" calcext:value-type="date">
            <text:p>23/03</text:p>
          </table:table-cell>
          <table:table-cell table:style-name="ce88" table:formula="of:=[M_Acu_NA.C41]/[.$C$6]" office:value-type="float" office:value="4.78034057327992" calcext:value-type="float">
            <text:p>4.8</text:p>
          </table:table-cell>
          <table:table-cell table:style-name="ce92" table:formula="of:=[M_Acu_NA.D41]/[.$D$6]" office:value-type="float" office:value="12.2847885802627" calcext:value-type="float">
            <text:p>12</text:p>
          </table:table-cell>
          <table:table-cell table:style-name="ce92" table:formula="of:=[M_Acu_NA.E41]/[.$E$6]" office:value-type="float" office:value="40.4972118149189" calcext:value-type="float">
            <text:p>40</text:p>
          </table:table-cell>
          <table:table-cell table:style-name="ce92" table:formula="of:=[M_Acu_NA.F41]/[.$F$6]" office:value-type="float" office:value="21.2727242521938" calcext:value-type="float">
            <text:p>21</text:p>
          </table:table-cell>
          <table:table-cell table:style-name="ce92" table:formula="of:=[M_Acu_NA.G41]/[.$G$6]" office:value-type="float" office:value="257.304508860585" calcext:value-type="float">
            <text:p>257</text:p>
          </table:table-cell>
          <table:table-cell table:style-name="ce92" table:formula="of:=[M_Acu_NA.H41]/[.$H$6]" office:value-type="float" office:value="64.4116808413761" calcext:value-type="float">
            <text:p>64</text:p>
          </table:table-cell>
          <table:table-cell table:style-name="ce92" table:formula="of:=[M_Acu_NA.I41]/[.$I$6]" office:value-type="float" office:value="65.0206064588086" calcext:value-type="float">
            <text:p>65</text:p>
          </table:table-cell>
          <table:table-cell table:style-name="ce92" table:formula="of:=[M_Acu_NA.J41]/[.$J$6]" office:value-type="float" office:value="450.104685019525" calcext:value-type="float">
            <text:p>450</text:p>
          </table:table-cell>
          <table:table-cell table:style-name="ce88" table:formula="of:=[M_Acu_NA.K41]/[.$K$6]" office:value-type="float" office:value="8.88804274721935" calcext:value-type="float">
            <text:p>8.9</text:p>
          </table:table-cell>
          <table:table-cell table:style-name="ce88" table:formula="of:=[M_Acu_NA.L41]/[.$L$6]" office:value-type="float" office:value="82.8310324064953" calcext:value-type="float">
            <text:p>82.8</text:p>
          </table:table-cell>
          <table:table-cell table:style-name="ce92" table:formula="of:=[M_Acu_NA.M41]/[.$M$6]" office:value-type="float" office:value="7.71009786197015" calcext:value-type="float">
            <text:p>8</text:p>
          </table:table-cell>
          <table:table-cell table:style-name="ce92" table:formula="of:=[M_Acu_NA.N41]/[.$N$6]" office:value-type="float" office:value="10.9627021704678" calcext:value-type="float">
            <text:p>11</text:p>
          </table:table-cell>
          <table:table-cell table:style-name="ce92" table:formula="of:=[M_Acu_NA.O41]/[.$O$6]" office:value-type="float" office:value="28.2876014006372" calcext:value-type="float">
            <text:p>28</text:p>
          </table:table-cell>
          <table:table-cell table:style-name="ce92" table:formula="of:=[M_Acu_NA.P41]/[.$P$6]" office:value-type="float" office:value="29.8237366099316" calcext:value-type="float">
            <text:p>30</text:p>
          </table:table-cell>
          <table:table-cell table:style-name="ce92" table:formula="of:=[M_Acu_NA.Q41]/[.$Q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style-name="ce90" table:formula="of:=[M_Acu_NA.D42]/[.$D$6]" office:value-type="float" office:value="16.3797181070169" calcext:value-type="float">
            <text:p>16</text:p>
          </table:table-cell>
          <table:table-cell table:style-name="ce90"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formula="of:=[M_Acu_NA.H42]/[.$H$6]" office:value-type="float" office:value="82.3870336343182" calcext:value-type="float">
            <text:p>82</text:p>
          </table:table-cell>
          <table:table-cell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style-name="ce90" table:formula="of:=[M_Acu_NA.K42]/[.$K$6]" office:value-type="float" office:value="10.3693832050892" calcext:value-type="float">
            <text:p>10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1.0144255171002" calcext:value-type="float">
            <text:p>11</text:p>
          </table:table-cell>
          <table:table-cell table:style-name="ce90" table:formula="of:=[M_Acu_NA.N42]/[.$N$6]" office:value-type="float" office:value="15.7290944184973" calcext:value-type="float">
            <text:p>16</text:p>
          </table:table-cell>
          <table:table-cell table:formula="of:=[M_Acu_NA.O42]/[.$O$6]" office:value-type="float" office:value="35.6339337046832" calcext:value-type="float">
            <text:p>36</text:p>
          </table:table-cell>
          <table:table-cell table:formula="of:=[M_Acu_NA.P42]/[.$P$6]" office:value-type="float" office:value="39.6020109082698" calcext:value-type="float">
            <text:p>40</text:p>
          </table:table-cell>
          <table:table-cell table:formula="of:=[M_Acu_NA.Q42]/[.$Q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style-name="ce90" table:formula="of:=[M_Acu_NA.D43]/[.$D$6]" office:value-type="float" office:value="18.1346879041973" calcext:value-type="float">
            <text:p>18</text:p>
          </table:table-cell>
          <table:table-cell table:style-name="ce90"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formula="of:=[M_Acu_NA.H43]/[.$H$6]" office:value-type="float" office:value="99.688310697525" calcext:value-type="float">
            <text:p>100</text:p>
          </table:table-cell>
          <table:table-cell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style-name="ce90" table:formula="of:=[M_Acu_NA.K43]/[.$K$6]" office:value-type="float" office:value="13.332064120829" calcext:value-type="float">
            <text:p>1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13.2173106205203" calcext:value-type="float">
            <text:p>13</text:p>
          </table:table-cell>
          <table:table-cell table:style-name="ce90" table:formula="of:=[M_Acu_NA.N43]/[.$N$6]" office:value-type="float" office:value="20.4954866665268" calcext:value-type="float">
            <text:p>20</text:p>
          </table:table-cell>
          <table:table-cell table:formula="of:=[M_Acu_NA.O43]/[.$O$6]" office:value-type="float" office:value="48.8066674912486" calcext:value-type="float">
            <text:p>49</text:p>
          </table:table-cell>
          <table:table-cell table:formula="of:=[M_Acu_NA.P43]/[.$P$6]" office:value-type="float" office:value="51.8248537811925" calcext:value-type="float">
            <text:p>52</text:p>
          </table:table-cell>
          <table:table-cell table:formula="of:=[M_Acu_NA.Q43]/[.$Q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style-name="ce90" table:formula="of:=[M_Acu_NA.C44]/[.$C$6]" office:value-type="float" office:value="10.8947296786379" calcext:value-type="float">
            <text:p>11</text:p>
          </table:table-cell>
          <table:table-cell table:style-name="ce90" table:formula="of:=[M_Acu_NA.D44]/[.$D$6]" office:value-type="float" office:value="28.6645066872796" calcext:value-type="float">
            <text:p>29</text:p>
          </table:table-cell>
          <table:table-cell table:style-name="ce90"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formula="of:=[M_Acu_NA.H44]/[.$H$6]" office:value-type="float" office:value="127.025826403458" calcext:value-type="float">
            <text:p>127</text:p>
          </table:table-cell>
          <table:table-cell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90" table:formula="of:=[M_Acu_NA.K44]/[.$K$6]" office:value-type="float" office:value="28.1454686995279" calcext:value-type="float">
            <text:p>28</text:p>
          </table:table-cell>
          <table:table-cell table:style-name="ce90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15.4201957239403" calcext:value-type="float">
            <text:p>15</text:p>
          </table:table-cell>
          <table:table-cell table:style-name="ce90" table:formula="of:=[M_Acu_NA.N44]/[.$N$6]" office:value-type="float" office:value="28.5983534881769" calcext:value-type="float">
            <text:p>29</text:p>
          </table:table-cell>
          <table:table-cell table:formula="of:=[M_Acu_NA.O44]/[.$O$6]" office:value-type="float" office:value="64.0904163077123" calcext:value-type="float">
            <text:p>64</text:p>
          </table:table-cell>
          <table:table-cell table:formula="of:=[M_Acu_NA.P44]/[.$P$6]" office:value-type="float" office:value="66.0033515137829" calcext:value-type="float">
            <text:p>66</text:p>
          </table:table-cell>
          <table:table-cell table:formula="of:=[M_Acu_NA.Q44]/[.$Q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style-name="ce90" table:formula="of:=[M_Acu_NA.C45]/[.$C$6]" office:value-type="float" office:value="14.0630949423235" calcext:value-type="float">
            <text:p>14</text:p>
          </table:table-cell>
          <table:table-cell table:style-name="ce90" table:formula="of:=[M_Acu_NA.D45]/[.$D$6]" office:value-type="float" office:value="33.9294160788208" calcext:value-type="float">
            <text:p>34</text:p>
          </table:table-cell>
          <table:table-cell table:style-name="ce90" table:formula="of:=[M_Acu_NA.E45]/[.$E$6]" office:value-type="float" office:value="132.996525164904" calcext:value-type="float">
            <text:p>133</text:p>
          </table:table-cell>
          <table:table-cell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formula="of:=[M_Acu_NA.H45]/[.$H$6]" office:value-type="float" office:value="149.420120091332" calcext:value-type="float">
            <text:p>149</text:p>
          </table:table-cell>
          <table:table-cell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style-name="ce90" table:formula="of:=[M_Acu_NA.K45]/[.$K$6]" office:value-type="float" office:value="32.5894900731376" calcext:value-type="float">
            <text:p>33</text:p>
          </table:table-cell>
          <table:table-cell table:style-name="ce90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17.6230808273603" calcext:value-type="float">
            <text:p>18</text:p>
          </table:table-cell>
          <table:table-cell table:style-name="ce90" table:formula="of:=[M_Acu_NA.N45]/[.$N$6]" office:value-type="float" office:value="36.2245810850241" calcext:value-type="float">
            <text:p>36</text:p>
          </table:table-cell>
          <table:table-cell table:formula="of:=[M_Acu_NA.O45]/[.$O$6]" office:value-type="float" office:value="86.0449726186546" calcext:value-type="float">
            <text:p>86</text:p>
          </table:table-cell>
          <table:table-cell table:formula="of:=[M_Acu_NA.P45]/[.$P$6]" office:value-type="float" office:value="81.6485903911241" calcext:value-type="float">
            <text:p>82</text:p>
          </table:table-cell>
          <table:table-cell table:formula="of:=[M_Acu_NA.Q45]/[.$Q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style-name="ce90" table:formula="of:=[M_Acu_NA.C46]/[.$C$6]" office:value-type="float" office:value="18.0652405385578" calcext:value-type="float">
            <text:p>18</text:p>
          </table:table-cell>
          <table:table-cell table:style-name="ce90" table:formula="of:=[M_Acu_NA.D46]/[.$D$6]" office:value-type="float" office:value="39.7793154027554" calcext:value-type="float">
            <text:p>40</text:p>
          </table:table-cell>
          <table:table-cell table:style-name="ce90" table:formula="of:=[M_Acu_NA.E46]/[.$E$6]" office:value-type="float" office:value="162.449042848482" calcext:value-type="float">
            <text:p>162</text:p>
          </table:table-cell>
          <table:table-cell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formula="of:=[M_Acu_NA.H46]/[.$H$6]" office:value-type="float" office:value="173.312359845284" calcext:value-type="float">
            <text:p>173</text:p>
          </table:table-cell>
          <table:table-cell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90" table:formula="of:=[M_Acu_NA.K46]/[.$K$6]" office:value-type="float" office:value="53.3282564833161" calcext:value-type="float">
            <text:p>53</text:p>
          </table:table-cell>
          <table:table-cell table:style-name="ce90" table:formula="of:=[M_Acu_NA.L46]/[.$L$6]" office:value-type="float" office:value="186.369822914614" calcext:value-type="float">
            <text:p>186</text:p>
          </table:table-cell>
          <table:table-cell table:formula="of:=[M_Acu_NA.M46]/[.$M$6]" office:value-type="float" office:value="22.0288510342004" calcext:value-type="float">
            <text:p>22</text:p>
          </table:table-cell>
          <table:table-cell table:style-name="ce90" table:formula="of:=[M_Acu_NA.N46]/[.$N$6]" office:value-type="float" office:value="47.6639224802949" calcext:value-type="float">
            <text:p>48</text:p>
          </table:table-cell>
          <table:table-cell table:formula="of:=[M_Acu_NA.O46]/[.$O$6]" office:value-type="float" office:value="103.693058268604" calcext:value-type="float">
            <text:p>104</text:p>
          </table:table-cell>
          <table:table-cell table:formula="of:=[M_Acu_NA.P46]/[.$P$6]" office:value-type="float" office:value="98.760570413216" calcext:value-type="float">
            <text:p>99</text:p>
          </table:table-cell>
          <table:table-cell table:formula="of:=[M_Acu_NA.Q46]/[.$Q$6]" office:value-type="float" office:value="191.333931241042" calcext:value-type="float">
            <text:p>191</text:p>
          </table:table-cell>
        </table:table-row>
        <table:table-row table:style-name="ro1">
          <table:table-cell table:style-name="ce83"/>
          <table:table-cell table:style-name="ce59" table:formula="of:=[M_Acu_NA.B47]" office:value-type="date" office:date-value="2020-03-29" calcext:value-type="date">
            <text:p>29/03</text:p>
          </table:table-cell>
          <table:table-cell table:style-name="ce91" table:formula="of:=[M_Acu_NA.C47]/[.$C$6]" office:value-type="float" office:value="21.6227032907661" calcext:value-type="float">
            <text:p>22</text:p>
          </table:table-cell>
          <table:table-cell table:style-name="ce91" table:formula="of:=[M_Acu_NA.D47]/[.$D$6]" office:value-type="float" office:value="50.3091341858378" calcext:value-type="float">
            <text:p>50</text:p>
          </table:table-cell>
          <table:table-cell table:style-name="ce91" table:formula="of:=[M_Acu_NA.E47]/[.$E$6]" office:value-type="float" office:value="198.344298775342" calcext:value-type="float">
            <text:p>198</text:p>
          </table:table-cell>
          <table:table-cell table:style-name="ce91" table:formula="of:=[M_Acu_NA.F47]/[.$F$6]" office:value-type="float" office:value="63.8181727565815" calcext:value-type="float">
            <text:p>64</text:p>
          </table:table-cell>
          <table:table-cell table:style-name="ce91" table:formula="of:=[M_Acu_NA.G47]/[.$G$6]" office:value-type="float" office:value="769.790941265765" calcext:value-type="float">
            <text:p>770</text:p>
          </table:table-cell>
          <table:table-cell table:style-name="ce91" table:formula="of:=[M_Acu_NA.H47]/[.$H$6]" office:value-type="float" office:value="195.18237241003" calcext:value-type="float">
            <text:p>195</text:p>
          </table:table-cell>
          <table:table-cell table:style-name="ce91" table:formula="of:=[M_Acu_NA.I47]/[.$I$6]" office:value-type="float" office:value="235.356279717096" calcext:value-type="float">
            <text:p>235</text:p>
          </table:table-cell>
          <table:table-cell table:style-name="ce91" table:formula="of:=[M_Acu_NA.J47]/[.$J$6]" office:value-type="float" office:value="798.367352283275" calcext:value-type="float">
            <text:p>798</text:p>
          </table:table-cell>
          <table:table-cell table:style-name="ce91" table:formula="of:=[M_Acu_NA.K47]/[.$K$6]" office:value-type="float" office:value="68.141661062015" calcext:value-type="float">
            <text:p>68</text:p>
          </table:table-cell>
          <table:table-cell table:style-name="ce91" table:formula="of:=[M_Acu_NA.L47]/[.$L$6]" office:value-type="float" office:value="217.43146006705" calcext:value-type="float">
            <text:p>217</text:p>
          </table:table-cell>
          <table:table-cell table:style-name="ce91" table:formula="of:=[M_Acu_NA.M47]/[.$M$6]" office:value-type="float" office:value="24.2317361376205" calcext:value-type="float">
            <text:p>24</text:p>
          </table:table-cell>
          <table:table-cell table:style-name="ce91" table:formula="of:=[M_Acu_NA.N47]/[.$N$6]" office:value-type="float" office:value="56.7200677515509" calcext:value-type="float">
            <text:p>57</text:p>
          </table:table-cell>
          <table:table-cell table:style-name="ce91" table:formula="of:=[M_Acu_NA.O47]/[.$O$6]" office:value-type="float" office:value="118.892366483872" calcext:value-type="float">
            <text:p>119</text:p>
          </table:table-cell>
          <table:table-cell table:style-name="ce91" table:formula="of:=[M_Acu_NA.P47]/[.$P$6]" office:value-type="float" office:value="117.339291580059" calcext:value-type="float">
            <text:p>117</text:p>
          </table:table-cell>
          <table:table-cell table:style-name="ce91" table:formula="of:=[M_Acu_NA.Q47]/[.$Q$6]" office:value-type="float" office:value="215.004108301789" calcext:value-type="float">
            <text:p>215</text:p>
          </table:table-cell>
        </table:table-row>
        <table:table-row table:style-name="ro1">
          <table:table-cell table:style-name="ce86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style-name="ce90" table:formula="of:=[M_Acu_NA.C48]/[.$C$6]" office:value-type="float" office:value="25.2913367539809" calcext:value-type="float">
            <text:p>25</text:p>
          </table:table-cell>
          <table:table-cell table:style-name="ce90" table:formula="of:=[M_Acu_NA.D48]/[.$D$6]" office:value-type="float" office:value="63.1789126984939" calcext:value-type="float">
            <text:p>63</text:p>
          </table:table-cell>
          <table:table-cell table:style-name="ce90"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formula="of:=[M_Acu_NA.H48]/[.$H$6]" office:value-type="float" office:value="226.489445191071" calcext:value-type="float">
            <text:p>226</text:p>
          </table:table-cell>
          <table:table-cell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90" table:formula="of:=[M_Acu_NA.K48]/[.$K$6]" office:value-type="float" office:value="79.9923847249742" calcext:value-type="float">
            <text:p>80</text:p>
          </table:table-cell>
          <table:table-cell table:style-name="ce90" table:formula="of:=[M_Acu_NA.L48]/[.$L$6]" office:value-type="float" office:value="227.785339117862" calcext:value-type="float">
            <text:p>228</text:p>
          </table:table-cell>
          <table:table-cell table:formula="of:=[M_Acu_NA.M48]/[.$M$6]" office:value-type="float" office:value="29.7389488961706" calcext:value-type="float">
            <text:p>30</text:p>
          </table:table-cell>
          <table:table-cell table:style-name="ce90" table:formula="of:=[M_Acu_NA.N48]/[.$N$6]" office:value-type="float" office:value="66.7294914724128" calcext:value-type="float">
            <text:p>67</text:p>
          </table:table-cell>
          <table:table-cell table:formula="of:=[M_Acu_NA.O48]/[.$O$6]" office:value-type="float" office:value="151.064235539522" calcext:value-type="float">
            <text:p>151</text:p>
          </table:table-cell>
          <table:table-cell table:formula="of:=[M_Acu_NA.P48]/[.$P$6]" office:value-type="float" office:value="138.851495036403" calcext:value-type="float">
            <text:p>139</text:p>
          </table:table-cell>
          <table:table-cell table:formula="of:=[M_Acu_NA.Q48]/[.$Q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style-name="ce90" table:formula="of:=[M_Acu_NA.C49]/[.$C$6]" office:value-type="float" office:value="32.4062622583976" calcext:value-type="float">
            <text:p>32</text:p>
          </table:table-cell>
          <table:table-cell table:style-name="ce90" table:formula="of:=[M_Acu_NA.D49]/[.$D$6]" office:value-type="float" office:value="74.8787113463632" calcext:value-type="float">
            <text:p>75</text:p>
          </table:table-cell>
          <table:table-cell table:style-name="ce90" table:formula="of:=[M_Acu_NA.E49]/[.$E$6]" office:value-type="float" office:value="324.437890108157" calcext:value-type="float">
            <text:p>324</text:p>
          </table:table-cell>
          <table:table-cell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formula="of:=[M_Acu_NA.H49]/[.$H$6]" office:value-type="float" office:value="263.86319953973" calcext:value-type="float">
            <text:p>264</text:p>
          </table:table-cell>
          <table:table-cell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90" table:formula="of:=[M_Acu_NA.K49]/[.$K$6]" office:value-type="float" office:value="105.175172508762" calcext:value-type="float">
            <text:p>105</text:p>
          </table:table-cell>
          <table:table-cell table:style-name="ce90" table:formula="of:=[M_Acu_NA.L49]/[.$L$6]" office:value-type="float" office:value="238.139218168674" calcext:value-type="float">
            <text:p>238</text:p>
          </table:table-cell>
          <table:table-cell table:formula="of:=[M_Acu_NA.M49]/[.$M$6]" office:value-type="float" office:value="30.8403914478806" calcext:value-type="float">
            <text:p>31</text:p>
          </table:table-cell>
          <table:table-cell table:style-name="ce90" table:formula="of:=[M_Acu_NA.N49]/[.$N$6]" office:value-type="float" office:value="76.2622759684718" calcext:value-type="float">
            <text:p>76</text:p>
          </table:table-cell>
          <table:table-cell table:formula="of:=[M_Acu_NA.O49]/[.$O$6]" office:value-type="float" office:value="198.604294012832" calcext:value-type="float">
            <text:p>199</text:p>
          </table:table-cell>
          <table:table-cell table:formula="of:=[M_Acu_NA.P49]/[.$P$6]" office:value-type="float" office:value="161.830439637497" calcext:value-type="float">
            <text:p>162</text:p>
          </table:table-cell>
          <table:table-cell table:formula="of:=[M_Acu_NA.Q49]/[.$Q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style-name="ce90" table:formula="of:=[M_Acu_NA.C50]/[.$C$6]" office:value-type="float" office:value="40.6884802283825" calcext:value-type="float">
            <text:p>41</text:p>
          </table:table-cell>
          <table:table-cell table:style-name="ce90" table:formula="of:=[M_Acu_NA.D50]/[.$D$6]" office:value-type="float" office:value="85.4085301294455" calcext:value-type="float">
            <text:p>85</text:p>
          </table:table-cell>
          <table:table-cell table:style-name="ce90" table:formula="of:=[M_Acu_NA.E50]/[.$E$6]" office:value-type="float" office:value="381.041947531283" calcext:value-type="float">
            <text:p>381</text:p>
          </table:table-cell>
          <table:table-cell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formula="of:=[M_Acu_NA.H50]/[.$H$6]" office:value-type="float" office:value="301.985926921428" calcext:value-type="float">
            <text:p>302</text:p>
          </table:table-cell>
          <table:table-cell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90" table:formula="of:=[M_Acu_NA.K50]/[.$K$6]" office:value-type="float" office:value="125.913938918941" calcext:value-type="float">
            <text:p>126</text:p>
          </table:table-cell>
          <table:table-cell table:style-name="ce90" table:formula="of:=[M_Acu_NA.L50]/[.$L$6]" office:value-type="float" office:value="300.262492473545" calcext:value-type="float">
            <text:p>300</text:p>
          </table:table-cell>
          <table:table-cell table:formula="of:=[M_Acu_NA.M50]/[.$M$6]" office:value-type="float" office:value="35.2461616547207" calcext:value-type="float">
            <text:p>35</text:p>
          </table:table-cell>
          <table:table-cell table:style-name="ce90" table:formula="of:=[M_Acu_NA.N50]/[.$N$6]" office:value-type="float" office:value="89.1315350381514" calcext:value-type="float">
            <text:p>89</text:p>
          </table:table-cell>
          <table:table-cell table:formula="of:=[M_Acu_NA.O50]/[.$O$6]" office:value-type="float" office:value="246.650996093317" calcext:value-type="float">
            <text:p>247</text:p>
          </table:table-cell>
          <table:table-cell table:formula="of:=[M_Acu_NA.P50]/[.$P$6]" office:value-type="float" office:value="187.253952813177" calcext:value-type="float">
            <text:p>187</text:p>
          </table:table-cell>
          <table:table-cell table:formula="of:=[M_Acu_NA.Q50]/[.$Q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style-name="ce90" table:formula="of:=[M_Acu_NA.C51]/[.$C$6]" office:value-type="float" office:value="48.4704299988382" calcext:value-type="float">
            <text:p>48</text:p>
          </table:table-cell>
          <table:table-cell table:style-name="ce90" table:formula="of:=[M_Acu_NA.D51]/[.$D$6]" office:value-type="float" office:value="92.4284093181671" calcext:value-type="float">
            <text:p>92</text:p>
          </table:table-cell>
          <table:table-cell table:style-name="ce90" table:formula="of:=[M_Acu_NA.E51]/[.$E$6]" office:value-type="float" office:value="465.257740282762" calcext:value-type="float">
            <text:p>465</text:p>
          </table:table-cell>
          <table:table-cell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formula="of:=[M_Acu_NA.H51]/[.$H$6]" office:value-type="float" office:value="403.471772898247" calcext:value-type="float">
            <text:p>403</text:p>
          </table:table-cell>
          <table:table-cell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90" table:formula="of:=[M_Acu_NA.K51]/[.$K$6]" office:value-type="float" office:value="145.171364871249" calcext:value-type="float">
            <text:p>145</text:p>
          </table:table-cell>
          <table:table-cell table:style-name="ce90" table:formula="of:=[M_Acu_NA.L51]/[.$L$6]" office:value-type="float" office:value="310.616371524357" calcext:value-type="float">
            <text:p>311</text:p>
          </table:table-cell>
          <table:table-cell table:formula="of:=[M_Acu_NA.M51]/[.$M$6]" office:value-type="float" office:value="46.2605871718209" calcext:value-type="float">
            <text:p>46</text:p>
          </table:table-cell>
          <table:table-cell table:style-name="ce90" table:formula="of:=[M_Acu_NA.N51]/[.$N$6]" office:value-type="float" office:value="99.6175979838162" calcext:value-type="float">
            <text:p>100</text:p>
          </table:table-cell>
          <table:table-cell table:formula="of:=[M_Acu_NA.O51]/[.$O$6]" office:value-type="float" office:value="304.408367311334" calcext:value-type="float">
            <text:p>304</text:p>
          </table:table-cell>
          <table:table-cell table:formula="of:=[M_Acu_NA.P51]/[.$P$6]" office:value-type="float" office:value="220.988999142444" calcext:value-type="float">
            <text:p>221</text:p>
          </table:table-cell>
          <table:table-cell table:formula="of:=[M_Acu_NA.Q51]/[.$Q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style-name="ce90" table:formula="of:=[M_Acu_NA.C52]/[.$C$6]" office:value-type="float" office:value="56.5303065468102" calcext:value-type="float">
            <text:p>57</text:p>
          </table:table-cell>
          <table:table-cell table:style-name="ce90" table:formula="of:=[M_Acu_NA.D52]/[.$D$6]" office:value-type="float" office:value="98.2783086421017" calcext:value-type="float">
            <text:p>98</text:p>
          </table:table-cell>
          <table:table-cell table:style-name="ce90" table:formula="of:=[M_Acu_NA.E52]/[.$E$6]" office:value-type="float" office:value="526.00355800514" calcext:value-type="float">
            <text:p>526</text:p>
          </table:table-cell>
          <table:table-cell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formula="of:=[M_Acu_NA.H52]/[.$H$6]" office:value-type="float" office:value="487.356752598644" calcext:value-type="float">
            <text:p>487</text:p>
          </table:table-cell>
          <table:table-cell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90" table:formula="of:=[M_Acu_NA.K52]/[.$K$6]" office:value-type="float" office:value="177.760854944387" calcext:value-type="float">
            <text:p>178</text:p>
          </table:table-cell>
          <table:table-cell table:style-name="ce90" table:formula="of:=[M_Acu_NA.L52]/[.$L$6]" office:value-type="float" office:value="320.970250575169" calcext:value-type="float">
            <text:p>321</text:p>
          </table:table-cell>
          <table:table-cell table:formula="of:=[M_Acu_NA.M52]/[.$M$6]" office:value-type="float" office:value="48.4634722752409" calcext:value-type="float">
            <text:p>48</text:p>
          </table:table-cell>
          <table:table-cell table:style-name="ce90" table:formula="of:=[M_Acu_NA.N52]/[.$N$6]" office:value-type="float" office:value="117.253249301525" calcext:value-type="float">
            <text:p>117</text:p>
          </table:table-cell>
          <table:table-cell table:formula="of:=[M_Acu_NA.O52]/[.$O$6]" office:value-type="float" office:value="364.192312958054" calcext:value-type="float">
            <text:p>364</text:p>
          </table:table-cell>
          <table:table-cell table:formula="of:=[M_Acu_NA.P52]/[.$P$6]" office:value-type="float" office:value="259.124268905963" calcext:value-type="float">
            <text:p>259</text:p>
          </table:table-cell>
          <table:table-cell table:formula="of:=[M_Acu_NA.Q52]/[.$Q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style-name="ce90" table:formula="of:=[M_Acu_NA.C53]/[.$C$6]" office:value-type="float" office:value="64.3678416727691" calcext:value-type="float">
            <text:p>64</text:p>
          </table:table-cell>
          <table:table-cell table:style-name="ce90" table:formula="of:=[M_Acu_NA.D53]/[.$D$6]" office:value-type="float" office:value="108.808127425184" calcext:value-type="float">
            <text:p>109</text:p>
          </table:table-cell>
          <table:table-cell table:style-name="ce90" table:formula="of:=[M_Acu_NA.E53]/[.$E$6]" office:value-type="float" office:value="590.430940437966" calcext:value-type="float">
            <text:p>590</text:p>
          </table:table-cell>
          <table:table-cell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formula="of:=[M_Acu_NA.H53]/[.$H$6]" office:value-type="float" office:value="566.223612977678" calcext:value-type="float">
            <text:p>566</text:p>
          </table:table-cell>
          <table:table-cell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90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formula="of:=[M_Acu_NA.M53]/[.$M$6]" office:value-type="float" office:value="55.0721275855011" calcext:value-type="float">
            <text:p>55</text:p>
          </table:table-cell>
          <table:table-cell table:style-name="ce90" table:formula="of:=[M_Acu_NA.N53]/[.$N$6]" office:value-type="float" office:value="126.786033797584" calcext:value-type="float">
            <text:p>127</text:p>
          </table:table-cell>
          <table:table-cell table:formula="of:=[M_Acu_NA.O53]/[.$O$6]" office:value-type="float" office:value="416.461045098336" calcext:value-type="float">
            <text:p>416</text:p>
          </table:table-cell>
          <table:table-cell table:formula="of:=[M_Acu_NA.P53]/[.$P$6]" office:value-type="float" office:value="293.837142665063" calcext:value-type="float">
            <text:p>294</text:p>
          </table:table-cell>
          <table:table-cell table:formula="of:=[M_Acu_NA.Q53]/[.$Q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90" table:formula="of:=[M_Acu_NA.C54]/[.$C$6]" office:value-type="float" office:value="74.595547085368" calcext:value-type="float">
            <text:p>75</text:p>
          </table:table-cell>
          <table:table-cell table:style-name="ce90" table:formula="of:=[M_Acu_NA.D54]/[.$D$6]" office:value-type="float" office:value="119.337946208266" calcext:value-type="float">
            <text:p>119</text:p>
          </table:table-cell>
          <table:table-cell table:style-name="ce90" table:formula="of:=[M_Acu_NA.E54]/[.$E$6]" office:value-type="float" office:value="665.903017002133" calcext:value-type="float">
            <text:p>666</text:p>
          </table:table-cell>
          <table:table-cell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formula="of:=[M_Acu_NA.H54]/[.$H$6]" office:value-type="float" office:value="605.020416089111" calcext:value-type="float">
            <text:p>605</text:p>
          </table:table-cell>
          <table:table-cell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90" table:formula="of:=[M_Acu_NA.K54]/[.$K$6]" office:value-type="float" office:value="234.051792343443" calcext:value-type="float">
            <text:p>234</text:p>
          </table:table-cell>
          <table:table-cell table:style-name="ce90" table:formula="of:=[M_Acu_NA.L54]/[.$L$6]" office:value-type="float" office:value="372.739645829229" calcext:value-type="float">
            <text:p>373</text:p>
          </table:table-cell>
          <table:table-cell table:formula="of:=[M_Acu_NA.M54]/[.$M$6]" office:value-type="float" office:value="63.8836679991812" calcext:value-type="float">
            <text:p>64</text:p>
          </table:table-cell>
          <table:table-cell table:style-name="ce90" table:formula="of:=[M_Acu_NA.N54]/[.$N$6]" office:value-type="float" office:value="140.60857131687" calcext:value-type="float">
            <text:p>141</text:p>
          </table:table-cell>
          <table:table-cell table:formula="of:=[M_Acu_NA.O54]/[.$O$6]" office:value-type="float" office:value="453.699350225742" calcext:value-type="float">
            <text:p>454</text:p>
          </table:table-cell>
          <table:table-cell table:formula="of:=[M_Acu_NA.P54]/[.$P$6]" office:value-type="float" office:value="335.883722147918" calcext:value-type="float">
            <text:p>336</text:p>
          </table:table-cell>
          <table:table-cell table:formula="of:=[M_Acu_NA.Q54]/[.$Q$6]" office:value-type="float" office:value="476.691065806719" calcext:value-type="float">
            <text:p>477</text:p>
          </table:table-cell>
        </table:table-row>
        <table:table-row table:style-name="ro1">
          <table:table-cell table:style-name="ce80" table:formula="of:=[M_Acu_NA.A55]" office:value-type="string" office:string-value="L" calcext:value-type="string">
            <text:p>L</text:p>
          </table:table-cell>
          <table:table-cell table:style-name="ce57" table:formula="of:=[M_Acu_NA.B55]" office:value-type="date" office:date-value="2020-04-06" calcext:value-type="date">
            <text:p>06/04</text:p>
          </table:table-cell>
          <table:table-cell table:style-name="ce92" table:formula="of:=[M_Acu_NA.C55]/[.$C$6]" office:value-type="float" office:value="79.7093997916674" calcext:value-type="float">
            <text:p>80</text:p>
          </table:table-cell>
          <table:table-cell table:style-name="ce92" table:formula="of:=[M_Acu_NA.D55]/[.$D$6]" office:value-type="float" office:value="128.697785126562" calcext:value-type="float">
            <text:p>129</text:p>
          </table:table-cell>
          <table:table-cell table:style-name="ce92" table:formula="of:=[M_Acu_NA.E55]/[.$E$6]" office:value-type="float" office:value="751.039200931224" calcext:value-type="float">
            <text:p>751</text:p>
          </table:table-cell>
          <table:table-cell table:style-name="ce92" table:formula="of:=[M_Acu_NA.F55]/[.$F$6]" office:value-type="float" office:value="165.74997646501" calcext:value-type="float">
            <text:p>166</text:p>
          </table:table-cell>
          <table:table-cell table:style-name="ce92" table:formula="of:=[M_Acu_NA.G55]/[.$G$6]" office:value-type="float" office:value="1539.46396112509" calcext:value-type="float">
            <text:p>1539</text:p>
          </table:table-cell>
          <table:table-cell table:style-name="ce92" table:formula="of:=[M_Acu_NA.H55]/[.$H$6]" office:value-type="float" office:value="667.409869741281" calcext:value-type="float">
            <text:p>667</text:p>
          </table:table-cell>
          <table:table-cell table:style-name="ce92" table:formula="of:=[M_Acu_NA.I55]/[.$I$6]" office:value-type="float" office:value="569.922404969932" calcext:value-type="float">
            <text:p>570</text:p>
          </table:table-cell>
          <table:table-cell table:style-name="ce92" table:formula="of:=[M_Acu_NA.J55]/[.$J$6]" office:value-type="float" office:value="1223.8077522754" calcext:value-type="float">
            <text:p>1224</text:p>
          </table:table-cell>
          <table:table-cell table:style-name="ce92" table:formula="of:=[M_Acu_NA.K55]/[.$K$6]" office:value-type="float" office:value="257.753239669361" calcext:value-type="float">
            <text:p>258</text:p>
          </table:table-cell>
          <table:table-cell table:style-name="ce92" table:formula="of:=[M_Acu_NA.L55]/[.$L$6]" office:value-type="float" office:value="424.509041083288" calcext:value-type="float">
            <text:p>425</text:p>
          </table:table-cell>
          <table:table-cell table:style-name="ce92" table:formula="of:=[M_Acu_NA.M55]/[.$M$6]" office:value-type="float" office:value="64.9851105508912" calcext:value-type="float">
            <text:p>65</text:p>
          </table:table-cell>
          <table:table-cell table:style-name="ce92" table:formula="of:=[M_Acu_NA.N55]/[.$N$6]" office:value-type="float" office:value="148.234798913717" calcext:value-type="float">
            <text:p>148</text:p>
          </table:table-cell>
          <table:table-cell table:style-name="ce92" table:formula="of:=[M_Acu_NA.O55]/[.$O$6]" office:value-type="float" office:value="520.069662765744" calcext:value-type="float">
            <text:p>520</text:p>
          </table:table-cell>
          <table:table-cell table:style-name="ce92" table:formula="of:=[M_Acu_NA.P55]/[.$P$6]" office:value-type="float" office:value="380.374870205356" calcext:value-type="float">
            <text:p>380</text:p>
          </table:table-cell>
          <table:table-cell table:style-name="ce92" table:formula="of:=[M_Acu_NA.Q55]/[.$Q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90" table:formula="of:=[M_Acu_NA.C56]/[.$C$6]" office:value-type="float" office:value="89.3256662937305" calcext:value-type="float">
            <text:p>89</text:p>
          </table:table-cell>
          <table:table-cell table:style-name="ce90" table:formula="of:=[M_Acu_NA.D56]/[.$D$6]" office:value-type="float" office:value="142.152553571611" calcext:value-type="float">
            <text:p>142</text:p>
          </table:table-cell>
          <table:table-cell table:style-name="ce90" table:formula="of:=[M_Acu_NA.E56]/[.$E$6]" office:value-type="float" office:value="936.49802322" calcext:value-type="float">
            <text:p>936</text:p>
          </table:table-cell>
          <table:table-cell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formula="of:=[M_Acu_NA.H56]/[.$H$6]" office:value-type="float" office:value="773.539348522944" calcext:value-type="float">
            <text:p>774</text:p>
          </table:table-cell>
          <table:table-cell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90" table:formula="of:=[M_Acu_NA.K56]/[.$K$6]" office:value-type="float" office:value="311.081496152677" calcext:value-type="float">
            <text:p>311</text:p>
          </table:table-cell>
          <table:table-cell table:style-name="ce90" table:formula="of:=[M_Acu_NA.L56]/[.$L$6]" office:value-type="float" office:value="455.570678235724" calcext:value-type="float">
            <text:p>456</text:p>
          </table:table-cell>
          <table:table-cell table:formula="of:=[M_Acu_NA.M56]/[.$M$6]" office:value-type="float" office:value="75.9995360679914" calcext:value-type="float">
            <text:p>76</text:p>
          </table:table-cell>
          <table:table-cell table:style-name="ce90" table:formula="of:=[M_Acu_NA.N56]/[.$N$6]" office:value-type="float" office:value="164.440532557017" calcext:value-type="float">
            <text:p>164</text:p>
          </table:table-cell>
          <table:table-cell table:formula="of:=[M_Acu_NA.O56]/[.$O$6]" office:value-type="float" office:value="599.274946687528" calcext:value-type="float">
            <text:p>599</text:p>
          </table:table-cell>
          <table:table-cell table:formula="of:=[M_Acu_NA.P56]/[.$P$6]" office:value-type="float" office:value="420.95470854346" calcext:value-type="float">
            <text:p>421</text:p>
          </table:table-cell>
          <table:table-cell table:formula="of:=[M_Acu_NA.Q56]/[.$Q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90" table:formula="of:=[M_Acu_NA.C57]/[.$C$6]" office:value-type="float" office:value="103.444346591557" calcext:value-type="float">
            <text:p>103</text:p>
          </table:table-cell>
          <table:table-cell table:style-name="ce90" table:formula="of:=[M_Acu_NA.D57]/[.$D$6]" office:value-type="float" office:value="159.702251543415" calcext:value-type="float">
            <text:p>160</text:p>
          </table:table-cell>
          <table:table-cell table:style-name="ce90" table:formula="of:=[M_Acu_NA.E57]/[.$E$6]" office:value-type="float" office:value="1030.83811892521" calcext:value-type="float">
            <text:p>1031</text:p>
          </table:table-cell>
          <table:table-cell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formula="of:=[M_Acu_NA.H57]/[.$H$6]" office:value-type="float" office:value="814.058789610368" calcext:value-type="float">
            <text:p>814</text:p>
          </table:table-cell>
          <table:table-cell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90" table:formula="of:=[M_Acu_NA.K57]/[.$K$6]" office:value-type="float" office:value="348.115007599425" calcext:value-type="float">
            <text:p>348</text:p>
          </table:table-cell>
          <table:table-cell table:style-name="ce90" table:formula="of:=[M_Acu_NA.L57]/[.$L$6]" office:value-type="float" office:value="476.278436337348" calcext:value-type="float">
            <text:p>476</text:p>
          </table:table-cell>
          <table:table-cell table:formula="of:=[M_Acu_NA.M57]/[.$M$6]" office:value-type="float" office:value="88.1154041368017" calcext:value-type="float">
            <text:p>88</text:p>
          </table:table-cell>
          <table:table-cell table:style-name="ce90" table:formula="of:=[M_Acu_NA.N57]/[.$N$6]" office:value-type="float" office:value="181.12290542512" calcext:value-type="float">
            <text:p>181</text:p>
          </table:table-cell>
          <table:table-cell table:formula="of:=[M_Acu_NA.O57]/[.$O$6]" office:value-type="float" office:value="673.667116341144" calcext:value-type="float">
            <text:p>674</text:p>
          </table:table-cell>
          <table:table-cell table:formula="of:=[M_Acu_NA.P57]/[.$P$6]" office:value-type="float" office:value="475.224130899237" calcext:value-type="float">
            <text:p>475</text:p>
          </table:table-cell>
          <table:table-cell table:formula="of:=[M_Acu_NA.Q57]/[.$Q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90" table:formula="of:=[M_Acu_NA.C58]/[.$C$6]" office:value-type="float" office:value="117.118344045358" calcext:value-type="float">
            <text:p>117</text:p>
          </table:table-cell>
          <table:table-cell table:style-name="ce90" table:formula="of:=[M_Acu_NA.D58]/[.$D$6]" office:value-type="float" office:value="172.572030056071" calcext:value-type="float">
            <text:p>173</text:p>
          </table:table-cell>
          <table:table-cell table:style-name="ce90" table:formula="of:=[M_Acu_NA.E58]/[.$E$6]" office:value-type="float" office:value="1161.07347055728" calcext:value-type="float">
            <text:p>1161</text:p>
          </table:table-cell>
          <table:table-cell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formula="of:=[M_Acu_NA.H58]/[.$H$6]" office:value-type="float" office:value="914.496073340932" calcext:value-type="float">
            <text:p>914</text:p>
          </table:table-cell>
          <table:table-cell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90" table:formula="of:=[M_Acu_NA.K58]/[.$K$6]" office:value-type="float" office:value="389.592540419782" calcext:value-type="float">
            <text:p>390</text:p>
          </table:table-cell>
          <table:table-cell table:style-name="ce90" table:formula="of:=[M_Acu_NA.L58]/[.$L$6]" office:value-type="float" office:value="538.401710642219" calcext:value-type="float">
            <text:p>538</text:p>
          </table:table-cell>
          <table:table-cell table:formula="of:=[M_Acu_NA.M58]/[.$M$6]" office:value-type="float" office:value="96.9269445504819" calcext:value-type="float">
            <text:p>97</text:p>
          </table:table-cell>
          <table:table-cell table:style-name="ce90" table:formula="of:=[M_Acu_NA.N58]/[.$N$6]" office:value-type="float" office:value="194.945442944406" calcext:value-type="float">
            <text:p>195</text:p>
          </table:table-cell>
          <table:table-cell table:formula="of:=[M_Acu_NA.O58]/[.$O$6]" office:value-type="float" office:value="756.418905513158" calcext:value-type="float">
            <text:p>756</text:p>
          </table:table-cell>
          <table:table-cell table:formula="of:=[M_Acu_NA.P58]/[.$P$6]" office:value-type="float" office:value="516.292882952258" calcext:value-type="float">
            <text:p>516</text:p>
          </table:table-cell>
          <table:table-cell table:formula="of:=[M_Acu_NA.Q58]/[.$Q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90" table:formula="of:=[M_Acu_NA.C59]/[.$C$6]" office:value-type="float" office:value="131.904048609224" calcext:value-type="float">
            <text:p>132</text:p>
          </table:table-cell>
          <table:table-cell table:style-name="ce90" table:formula="of:=[M_Acu_NA.D59]/[.$D$6]" office:value-type="float" office:value="186.611788433514" calcext:value-type="float">
            <text:p>187</text:p>
          </table:table-cell>
          <table:table-cell table:style-name="ce90"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formula="of:=[M_Acu_NA.H59]/[.$H$6]" office:value-type="float" office:value="988.419711701907" calcext:value-type="float">
            <text:p>988</text:p>
          </table:table-cell>
          <table:table-cell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90" table:formula="of:=[M_Acu_NA.K59]/[.$K$6]" office:value-type="float" office:value="426.626051866529" calcext:value-type="float">
            <text:p>427</text:p>
          </table:table-cell>
          <table:table-cell table:style-name="ce90" table:formula="of:=[M_Acu_NA.L59]/[.$L$6]" office:value-type="float" office:value="559.109468743843" calcext:value-type="float">
            <text:p>559</text:p>
          </table:table-cell>
          <table:table-cell table:formula="of:=[M_Acu_NA.M59]/[.$M$6]" office:value-type="float" office:value="101.332714757322" calcext:value-type="float">
            <text:p>101</text:p>
          </table:table-cell>
          <table:table-cell table:style-name="ce90" table:formula="of:=[M_Acu_NA.N59]/[.$N$6]" office:value-type="float" office:value="207.338062789283" calcext:value-type="float">
            <text:p>207</text:p>
          </table:table-cell>
          <table:table-cell table:formula="of:=[M_Acu_NA.O59]/[.$O$6]" office:value-type="float" office:value="833.850936809827" calcext:value-type="float">
            <text:p>834</text:p>
          </table:table-cell>
          <table:table-cell table:formula="of:=[M_Acu_NA.P59]/[.$P$6]" office:value-type="float" office:value="559.806203579863" calcext:value-type="float">
            <text:p>560</text:p>
          </table:table-cell>
          <table:table-cell table:formula="of:=[M_Acu_NA.Q59]/[.$Q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90" table:formula="of:=[M_Acu_NA.C60]/[.$C$6]" office:value-type="float" office:value="141.40914440028" calcext:value-type="float">
            <text:p>141</text:p>
          </table:table-cell>
          <table:table-cell table:style-name="ce90" table:formula="of:=[M_Acu_NA.D60]/[.$D$6]" office:value-type="float" office:value="197.141607216597" calcext:value-type="float">
            <text:p>197</text:p>
          </table:table-cell>
          <table:table-cell table:style-name="ce90" table:formula="of:=[M_Acu_NA.E60]/[.$E$6]" office:value-type="float" office:value="1539.81444014453" calcext:value-type="float">
            <text:p>1540</text:p>
          </table:table-cell>
          <table:table-cell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formula="of:=[M_Acu_NA.H60]/[.$H$6]" office:value-type="float" office:value="1035.9794992999" calcext:value-type="float">
            <text:p>1036</text:p>
          </table:table-cell>
          <table:table-cell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90" table:formula="of:=[M_Acu_NA.K60]/[.$K$6]" office:value-type="float" office:value="474.028946518366" calcext:value-type="float">
            <text:p>474</text:p>
          </table:table-cell>
          <table:table-cell table:style-name="ce90" table:formula="of:=[M_Acu_NA.L60]/[.$L$6]" office:value-type="float" office:value="641.940501150338" calcext:value-type="float">
            <text:p>642</text:p>
          </table:table-cell>
          <table:table-cell table:formula="of:=[M_Acu_NA.M60]/[.$M$6]" office:value-type="float" office:value="107.941370067582" calcext:value-type="float">
            <text:p>108</text:p>
          </table:table-cell>
          <table:table-cell table:style-name="ce90" table:formula="of:=[M_Acu_NA.N60]/[.$N$6]" office:value-type="float" office:value="224.020435657386" calcext:value-type="float">
            <text:p>224</text:p>
          </table:table-cell>
          <table:table-cell table:formula="of:=[M_Acu_NA.O60]/[.$O$6]" office:value-type="float" office:value="896.083659891229" calcext:value-type="float">
            <text:p>896</text:p>
          </table:table-cell>
          <table:table-cell table:formula="of:=[M_Acu_NA.P60]/[.$P$6]" office:value-type="float" office:value="606.741920211886" calcext:value-type="float">
            <text:p>607</text:p>
          </table:table-cell>
          <table:table-cell table:formula="of:=[M_Acu_NA.Q60]/[.$Q$6]" office:value-type="float" office:value="694.325193781924" calcext:value-type="float">
            <text:p>694</text:p>
          </table:table-cell>
        </table:table-row>
        <table:table-row table:style-name="ro1">
          <table:table-cell table:style-name="ce83"/>
          <table:table-cell table:style-name="ce59" table:formula="of:=[M_Acu_NA.B61]" office:value-type="date" office:date-value="2020-04-12" calcext:value-type="date">
            <text:p>12/04</text:p>
          </table:table-cell>
          <table:table-cell table:style-name="ce91" table:formula="of:=[M_Acu_NA.C61]/[.$C$6]" office:value-type="float" office:value="148.5796552602" calcext:value-type="float">
            <text:p>149</text:p>
          </table:table-cell>
          <table:table-cell table:style-name="ce91" table:formula="of:=[M_Acu_NA.D61]/[.$D$6]" office:value-type="float" office:value="204.746476337712" calcext:value-type="float">
            <text:p>205</text:p>
          </table:table-cell>
          <table:table-cell table:style-name="ce91" table:formula="of:=[M_Acu_NA.E61]/[.$E$6]" office:value-type="float" office:value="1656.70411970123" calcext:value-type="float">
            <text:p>1657</text:p>
          </table:table-cell>
          <table:table-cell table:style-name="ce91" table:formula="of:=[M_Acu_NA.F61]/[.$F$6]" office:value-type="float" office:value="241.977238368705" calcext:value-type="float">
            <text:p>242</text:p>
          </table:table-cell>
          <table:table-cell table:style-name="ce91" table:formula="of:=[M_Acu_NA.G61]/[.$G$6]" office:value-type="float" office:value="2001.36211016583" calcext:value-type="float">
            <text:p>2001</text:p>
          </table:table-cell>
          <table:table-cell table:style-name="ce91" table:formula="of:=[M_Acu_NA.H61]/[.$H$6]" office:value-type="float" office:value="1077.9968864534" calcext:value-type="float">
            <text:p>1078</text:p>
          </table:table-cell>
          <table:table-cell table:style-name="ce91" table:formula="of:=[M_Acu_NA.I61]/[.$I$6]" office:value-type="float" office:value="835.499529942531" calcext:value-type="float">
            <text:p>835</text:p>
          </table:table-cell>
          <table:table-cell table:style-name="ce91" table:formula="of:=[M_Acu_NA.J61]/[.$J$6]" office:value-type="float" office:value="1473.85768096158" calcext:value-type="float">
            <text:p>1474</text:p>
          </table:table-cell>
          <table:table-cell table:style-name="ce91" table:formula="of:=[M_Acu_NA.K61]/[.$K$6]" office:value-type="float" office:value="494.767712928544" calcext:value-type="float">
            <text:p>495</text:p>
          </table:table-cell>
          <table:table-cell table:style-name="ce91" table:formula="of:=[M_Acu_NA.L61]/[.$L$6]" office:value-type="float" office:value="683.356017353586" calcext:value-type="float">
            <text:p>683</text:p>
          </table:table-cell>
          <table:table-cell table:style-name="ce91" table:formula="of:=[M_Acu_NA.M61]/[.$M$6]" office:value-type="float" office:value="113.448582826132" calcext:value-type="float">
            <text:p>113</text:p>
          </table:table-cell>
          <table:table-cell table:style-name="ce91" table:formula="of:=[M_Acu_NA.N61]/[.$N$6]" office:value-type="float" office:value="240.226169300686" calcext:value-type="float">
            <text:p>240</text:p>
          </table:table-cell>
          <table:table-cell table:style-name="ce91" table:formula="of:=[M_Acu_NA.O61]/[.$O$6]" office:value-type="float" office:value="956.627570948712" calcext:value-type="float">
            <text:p>957</text:p>
          </table:table-cell>
          <table:table-cell table:style-name="ce91" table:formula="of:=[M_Acu_NA.P61]/[.$P$6]" office:value-type="float" office:value="653.188723128993" calcext:value-type="float">
            <text:p>653</text:p>
          </table:table-cell>
          <table:table-cell table:formula="of:=[M_Acu_NA.Q61]/[.$Q$6]" office:value-type="float" office:value="725.227924944566" calcext:value-type="float">
            <text:p>725</text:p>
          </table:table-cell>
        </table:table-row>
        <table:table-row table:style-name="ro1">
          <table:table-cell table:style-name="ce86" table:formula="of:=[M_Acu_NA.A62]" office:value-type="string" office:string-value="L" calcext:value-type="string">
            <text:p>L</text:p>
          </table:table-cell>
          <table:table-cell table:style-name="ce57" table:formula="of:=[M_Acu_NA.B62]" office:value-type="date" office:date-value="2020-04-13" calcext:value-type="date">
            <text:p>13/04</text:p>
          </table:table-cell>
          <table:table-cell table:style-name="ce92" table:formula="of:=[M_Acu_NA.C62]/[.$C$6]" office:value-type="float" office:value="155.58341005361" calcext:value-type="float">
            <text:p>156</text:p>
          </table:table-cell>
          <table:table-cell table:style-name="ce92" table:formula="of:=[M_Acu_NA.D62]/[.$D$6]" office:value-type="float" office:value="215.276295120794" calcext:value-type="float">
            <text:p>215</text:p>
          </table:table-cell>
          <table:table-cell table:style-name="ce92" table:formula="of:=[M_Acu_NA.E62]/[.$E$6]" office:value-type="float" office:value="1796.14338310942" calcext:value-type="float">
            <text:p>1796</text:p>
          </table:table-cell>
          <table:table-cell table:style-name="ce92" table:formula="of:=[M_Acu_NA.F62]/[.$F$6]" office:value-type="float" office:value="252.613600494802" calcext:value-type="float">
            <text:p>253</text:p>
          </table:table-cell>
          <table:table-cell table:style-name="ce92" table:formula="of:=[M_Acu_NA.G62]/[.$G$6]" office:value-type="float" office:value="2062.32747729733" calcext:value-type="float">
            <text:p>2062</text:p>
          </table:table-cell>
          <table:table-cell table:style-name="ce92" table:formula="of:=[M_Acu_NA.H62]/[.$H$6]" office:value-type="float" office:value="1120.98793854986" calcext:value-type="float">
            <text:p>1121</text:p>
          </table:table-cell>
          <table:table-cell table:style-name="ce92" table:formula="of:=[M_Acu_NA.I62]/[.$I$6]" office:value-type="float" office:value="861.751981376604" calcext:value-type="float">
            <text:p>862</text:p>
          </table:table-cell>
          <table:table-cell table:style-name="ce92" table:formula="of:=[M_Acu_NA.J62]/[.$J$6]" office:value-type="float" office:value="1515.77955881596" calcext:value-type="float">
            <text:p>1516</text:p>
          </table:table-cell>
          <table:table-cell table:style-name="ce92" table:formula="of:=[M_Acu_NA.K62]/[.$K$6]" office:value-type="float" office:value="540.689267122511" calcext:value-type="float">
            <text:p>541</text:p>
          </table:table-cell>
          <table:table-cell table:style-name="ce92" table:formula="of:=[M_Acu_NA.L62]/[.$L$6]" office:value-type="float" office:value="693.709896404398" calcext:value-type="float">
            <text:p>694</text:p>
          </table:table-cell>
          <table:table-cell table:style-name="ce92" table:formula="of:=[M_Acu_NA.M62]/[.$M$6]" office:value-type="float" office:value="125.564450894942" calcext:value-type="float">
            <text:p>126</text:p>
          </table:table-cell>
          <table:table-cell table:style-name="ce92" table:formula="of:=[M_Acu_NA.N62]/[.$N$6]" office:value-type="float" office:value="255.001985269577" calcext:value-type="float">
            <text:p>255</text:p>
          </table:table-cell>
          <table:table-cell table:style-name="ce92" table:formula="of:=[M_Acu_NA.O62]/[.$O$6]" office:value-type="float" office:value="1022.32235867915" calcext:value-type="float">
            <text:p>1022</text:p>
          </table:table-cell>
          <table:table-cell table:style-name="ce92" table:formula="of:=[M_Acu_NA.P62]/[.$P$6]" office:value-type="float" office:value="694.257475182013" calcext:value-type="float">
            <text:p>694</text:p>
          </table:table-cell>
          <table:table-cell table:style-name="ce92" table:formula="of:=[M_Acu_NA.Q62]/[.$Q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90" table:formula="of:=[M_Acu_NA.C63]/[.$C$6]" office:value-type="float" office:value="165.032920489164" calcext:value-type="float">
            <text:p>165</text:p>
          </table:table-cell>
          <table:table-cell table:style-name="ce90" table:formula="of:=[M_Acu_NA.D63]/[.$D$6]" office:value-type="float" office:value="224.63613403909" calcext:value-type="float">
            <text:p>225</text:p>
          </table:table-cell>
          <table:table-cell table:style-name="ce90" table:formula="of:=[M_Acu_NA.E63]/[.$E$6]" office:value-type="float" office:value="1913.03306266611" calcext:value-type="float">
            <text:p>1913</text:p>
          </table:table-cell>
          <table:table-cell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formula="of:=[M_Acu_NA.H63]/[.$H$6]" office:value-type="float" office:value="1178.05968366745" calcext:value-type="float">
            <text:p>1178</text:p>
          </table:table-cell>
          <table:table-cell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90" table:formula="of:=[M_Acu_NA.K63]/[.$K$6]" office:value-type="float" office:value="601.424225895176" calcext:value-type="float">
            <text:p>601</text:p>
          </table:table-cell>
          <table:table-cell table:style-name="ce90" table:formula="of:=[M_Acu_NA.L63]/[.$L$6]" office:value-type="float" office:value="693.709896404398" calcext:value-type="float">
            <text:p>694</text:p>
          </table:table-cell>
          <table:table-cell table:formula="of:=[M_Acu_NA.M63]/[.$M$6]" office:value-type="float" office:value="139.883204067173" calcext:value-type="float">
            <text:p>140</text:p>
          </table:table-cell>
          <table:table-cell table:style-name="ce90" table:formula="of:=[M_Acu_NA.N63]/[.$N$6]" office:value-type="float" office:value="270.254440463272" calcext:value-type="float">
            <text:p>270</text:p>
          </table:table-cell>
          <table:table-cell table:formula="of:=[M_Acu_NA.O63]/[.$O$6]" office:value-type="float" office:value="1086.58165618925" calcext:value-type="float">
            <text:p>1087</text:p>
          </table:table-cell>
          <table:table-cell table:formula="of:=[M_Acu_NA.P63]/[.$P$6]" office:value-type="float" office:value="737.770795809618" calcext:value-type="float">
            <text:p>738</text:p>
          </table:table-cell>
          <table:table-cell table:formula="of:=[M_Acu_NA.Q63]/[.$Q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90" table:formula="of:=[M_Acu_NA.C64]/[.$C$6]" office:value-type="float" office:value="180.874746807591" calcext:value-type="float">
            <text:p>181</text:p>
          </table:table-cell>
          <table:table-cell table:style-name="ce90" table:formula="of:=[M_Acu_NA.D64]/[.$D$6]" office:value-type="float" office:value="229.901043430631" calcext:value-type="float">
            <text:p>230</text:p>
          </table:table-cell>
          <table:table-cell table:style-name="ce90" table:formula="of:=[M_Acu_NA.E64]/[.$E$6]" office:value-type="float" office:value="2043.26841429818" calcext:value-type="float">
            <text:p>2043</text:p>
          </table:table-cell>
          <table:table-cell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formula="of:=[M_Acu_NA.H64]/[.$H$6]" office:value-type="float" office:value="1285.76200581849" calcext:value-type="float">
            <text:p>1286</text:p>
          </table:table-cell>
          <table:table-cell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90" table:formula="of:=[M_Acu_NA.K64]/[.$K$6]" office:value-type="float" office:value="657.715163294232" calcext:value-type="float">
            <text:p>658</text:p>
          </table:table-cell>
          <table:table-cell table:style-name="ce90" table:formula="of:=[M_Acu_NA.L64]/[.$L$6]" office:value-type="float" office:value="704.06377545521" calcext:value-type="float">
            <text:p>704</text:p>
          </table:table-cell>
          <table:table-cell table:formula="of:=[M_Acu_NA.M64]/[.$M$6]" office:value-type="float" office:value="143.187531722303" calcext:value-type="float">
            <text:p>143</text:p>
          </table:table-cell>
          <table:table-cell table:style-name="ce90" table:formula="of:=[M_Acu_NA.N64]/[.$N$6]" office:value-type="float" office:value="285.506895656966" calcext:value-type="float">
            <text:p>286</text:p>
          </table:table-cell>
          <table:table-cell table:formula="of:=[M_Acu_NA.O64]/[.$O$6]" office:value-type="float" office:value="1159.28501381895" calcext:value-type="float">
            <text:p>1159</text:p>
          </table:table-cell>
          <table:table-cell table:formula="of:=[M_Acu_NA.P64]/[.$P$6]" office:value-type="float" office:value="787.639994731143" calcext:value-type="float">
            <text:p>788</text:p>
          </table:table-cell>
          <table:table-cell table:formula="of:=[M_Acu_NA.Q64]/[.$Q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90" table:formula="of:=[M_Acu_NA.C65]/[.$C$6]" office:value-type="float" office:value="198.384133791116" calcext:value-type="float">
            <text:p>198</text:p>
          </table:table-cell>
          <table:table-cell table:style-name="ce90" table:formula="of:=[M_Acu_NA.D65]/[.$D$6]" office:value-type="float" office:value="239.84587228132" calcext:value-type="float">
            <text:p>240</text:p>
          </table:table-cell>
          <table:table-cell table:style-name="ce90" table:formula="of:=[M_Acu_NA.E65]/[.$E$6]" office:value-type="float" office:value="2235.16997483024" calcext:value-type="float">
            <text:p>2235</text:p>
          </table:table-cell>
          <table:table-cell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formula="of:=[M_Acu_NA.H65]/[.$H$6]" office:value-type="float" office:value="1342.15967520635" calcext:value-type="float">
            <text:p>1342</text:p>
          </table:table-cell>
          <table:table-cell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90" table:formula="of:=[M_Acu_NA.K65]/[.$K$6]" office:value-type="float" office:value="719.931462524768" calcext:value-type="float">
            <text:p>720</text:p>
          </table:table-cell>
          <table:table-cell table:style-name="ce90" table:formula="of:=[M_Acu_NA.L65]/[.$L$6]" office:value-type="float" office:value="704.06377545521" calcext:value-type="float">
            <text:p>704</text:p>
          </table:table-cell>
          <table:table-cell table:formula="of:=[M_Acu_NA.M65]/[.$M$6]" office:value-type="float" office:value="149.796187032563" calcext:value-type="float">
            <text:p>150</text:p>
          </table:table-cell>
          <table:table-cell table:style-name="ce90" table:formula="of:=[M_Acu_NA.N65]/[.$N$6]" office:value-type="float" office:value="299.806072401055" calcext:value-type="float">
            <text:p>300</text:p>
          </table:table-cell>
          <table:table-cell table:formula="of:=[M_Acu_NA.O65]/[.$O$6]" office:value-type="float" office:value="1230.8062030319" calcext:value-type="float">
            <text:p>1231</text:p>
          </table:table-cell>
          <table:table-cell table:formula="of:=[M_Acu_NA.P65]/[.$P$6]" office:value-type="float" office:value="836.042452507917" calcext:value-type="float">
            <text:p>836</text:p>
          </table:table-cell>
          <table:table-cell table:formula="of:=[M_Acu_NA.Q65]/[.$Q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90" table:formula="of:=[M_Acu_NA.C66]/[.$C$6]" office:value-type="float" office:value="215.00415508659" calcext:value-type="float">
            <text:p>215</text:p>
          </table:table-cell>
          <table:table-cell table:style-name="ce90" table:formula="of:=[M_Acu_NA.D66]/[.$D$6]" office:value-type="float" office:value="252.130660861582" calcext:value-type="float">
            <text:p>252</text:p>
          </table:table-cell>
          <table:table-cell table:style-name="ce90" table:formula="of:=[M_Acu_NA.E66]/[.$E$6]" office:value-type="float" office:value="2375.98982500485" calcext:value-type="float">
            <text:p>2376</text:p>
          </table:table-cell>
          <table:table-cell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formula="of:=[M_Acu_NA.H66]/[.$H$6]" office:value-type="float" office:value="1399.15652302063" calcext:value-type="float">
            <text:p>1399</text:p>
          </table:table-cell>
          <table:table-cell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90" table:formula="of:=[M_Acu_NA.K66]/[.$K$6]" office:value-type="float" office:value="785.110442671043" calcext:value-type="float">
            <text:p>785</text:p>
          </table:table-cell>
          <table:table-cell table:style-name="ce90" table:formula="of:=[M_Acu_NA.L66]/[.$L$6]" office:value-type="float" office:value="745.479291658457" calcext:value-type="float">
            <text:p>745</text:p>
          </table:table-cell>
          <table:table-cell table:formula="of:=[M_Acu_NA.M66]/[.$M$6]" office:value-type="float" office:value="150.897629584273" calcext:value-type="float">
            <text:p>151</text:p>
          </table:table-cell>
          <table:table-cell table:style-name="ce90" table:formula="of:=[M_Acu_NA.N66]/[.$N$6]" office:value-type="float" office:value="313.151970695537" calcext:value-type="float">
            <text:p>313</text:p>
          </table:table-cell>
          <table:table-cell table:formula="of:=[M_Acu_NA.O66]/[.$O$6]" office:value-type="float" office:value="1306.04277869748" calcext:value-type="float">
            <text:p>1306</text:p>
          </table:table-cell>
          <table:table-cell table:formula="of:=[M_Acu_NA.P66]/[.$P$6]" office:value-type="float" office:value="867.3329302626" calcext:value-type="float">
            <text:p>867</text:p>
          </table:table-cell>
          <table:table-cell table:formula="of:=[M_Acu_NA.Q66]/[.$Q$6]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formula="of:=[M_Acu_NA.B67]" office:value-type="date" office:date-value="2020-04-18" calcext:value-type="date">
            <text:p>18/04</text:p>
          </table:table-cell>
          <table:table-cell table:style-name="ce90" table:formula="of:=[M_Acu_NA.C67]/[.$C$6]" office:value-type="float" office:value="228.455811118377" calcext:value-type="float">
            <text:p>228</text:p>
          </table:table-cell>
          <table:table-cell table:style-name="ce90" table:formula="of:=[M_Acu_NA.D67]/[.$D$6]" office:value-type="float" office:value="259.150540050304" calcext:value-type="float">
            <text:p>259</text:p>
          </table:table-cell>
          <table:table-cell table:style-name="ce90" table:formula="of:=[M_Acu_NA.E67]/[.$E$6]" office:value-type="float" office:value="2509.44654575856" calcext:value-type="float">
            <text:p>2509</text:p>
          </table:table-cell>
          <table:table-cell table:formula="of:=[M_Acu_NA.F67]/[.$F$6]" office:value-type="float" office:value="306.681774635794" calcext:value-type="float">
            <text:p>307</text:p>
          </table:table-cell>
          <table:table-cell table:formula="of:=[M_Acu_NA.G67]/[.$G$6]" office:value-type="float" office:value="2391.44612268225" calcext:value-type="float">
            <text:p>2391</text:p>
          </table:table-cell>
          <table:table-cell table:formula="of:=[M_Acu_NA.H67]/[.$H$6]" office:value-type="float" office:value="1447.24059174176" calcext:value-type="float">
            <text:p>1447</text:p>
          </table:table-cell>
          <table:table-cell table:formula="of:=[M_Acu_NA.I67]/[.$I$6]" office:value-type="float" office:value="1099.24508853601" calcext:value-type="float">
            <text:p>1099</text:p>
          </table:table-cell>
          <table:table-cell table:formula="of:=[M_Acu_NA.J67]/[.$J$6]" office:value-type="float" office:value="1720.35239739156" calcext:value-type="float">
            <text:p>1720</text:p>
          </table:table-cell>
          <table:table-cell table:style-name="ce90" table:formula="of:=[M_Acu_NA.K67]/[.$K$6]" office:value-type="float" office:value="845.845401443709" calcext:value-type="float">
            <text:p>846</text:p>
          </table:table-cell>
          <table:table-cell table:style-name="ce90" table:formula="of:=[M_Acu_NA.L67]/[.$L$6]" office:value-type="float" office:value="745.479291658457" calcext:value-type="float">
            <text:p>745</text:p>
          </table:table-cell>
          <table:table-cell table:formula="of:=[M_Acu_NA.M67]/[.$M$6]" office:value-type="float" office:value="163.013497653083" calcext:value-type="float">
            <text:p>163</text:p>
          </table:table-cell>
          <table:table-cell table:style-name="ce90" table:formula="of:=[M_Acu_NA.N67]/[.$N$6]" office:value-type="float" office:value="327.451147439626" calcext:value-type="float">
            <text:p>327</text:p>
          </table:table-cell>
          <table:table-cell table:formula="of:=[M_Acu_NA.O67]/[.$O$6]" office:value-type="float" office:value="1356.11605520667" calcext:value-type="float">
            <text:p>1356</text:p>
          </table:table-cell>
          <table:table-cell table:formula="of:=[M_Acu_NA.P67]/[.$P$6]" office:value-type="float" office:value="898.134494302365" calcext:value-type="float">
            <text:p>898</text:p>
          </table:table-cell>
          <table:table-cell table:formula="of:=[M_Acu_NA.Q67]/[.$Q$6]" office:value-type="float" office:value="899.466728308401" calcext:value-type="float">
            <text:p>899</text:p>
          </table:table-cell>
        </table:table-row>
        <table:table-row table:style-name="ro1">
          <table:table-cell table:style-name="ce83"/>
          <table:table-cell table:style-name="ce59" table:formula="of:=[M_Acu_NA.B68]" office:value-type="date" office:date-value="2020-04-19" calcext:value-type="date">
            <text:p>19/04</text:p>
          </table:table-cell>
          <table:table-cell table:style-name="ce91" table:formula="of:=[M_Acu_NA.C68]/[.$C$6]" office:value-type="float" office:value="238.683516530976" calcext:value-type="float">
            <text:p>239</text:p>
          </table:table-cell>
          <table:table-cell table:style-name="ce91" table:formula="of:=[M_Acu_NA.D68]/[.$D$6]" office:value-type="float" office:value="264.415449441845" calcext:value-type="float">
            <text:p>264</text:p>
          </table:table-cell>
          <table:table-cell table:style-name="ce91" table:formula="of:=[M_Acu_NA.E68]/[.$E$6]" office:value-type="float" office:value="2615.29153118391" calcext:value-type="float">
            <text:p>2615</text:p>
          </table:table-cell>
          <table:table-cell table:style-name="ce91" table:formula="of:=[M_Acu_NA.F68]/[.$F$6]" office:value-type="float" office:value="314.659046230367" calcext:value-type="float">
            <text:p>315</text:p>
          </table:table-cell>
          <table:table-cell table:style-name="ce91" table:formula="of:=[M_Acu_NA.G68]/[.$G$6]" office:value-type="float" office:value="2439.79389932425" calcext:value-type="float">
            <text:p>2440</text:p>
          </table:table-cell>
          <table:table-cell table:style-name="ce91" table:formula="of:=[M_Acu_NA.H68]/[.$H$6]" office:value-type="float" office:value="1476.82502654681" calcext:value-type="float">
            <text:p>1477</text:p>
          </table:table-cell>
          <table:table-cell table:style-name="ce91" table:formula="of:=[M_Acu_NA.I68]/[.$I$6]" office:value-type="float" office:value="1124.58175678052" calcext:value-type="float">
            <text:p>1125</text:p>
          </table:table-cell>
          <table:table-cell table:style-name="ce91" table:formula="of:=[M_Acu_NA.J68]/[.$J$6]" office:value-type="float" office:value="1752.42337461938" calcext:value-type="float">
            <text:p>1752</text:p>
          </table:table-cell>
          <table:table-cell table:style-name="ce91" table:formula="of:=[M_Acu_NA.K68]/[.$K$6]" office:value-type="float" office:value="903.617679300634" calcext:value-type="float">
            <text:p>904</text:p>
          </table:table-cell>
          <table:table-cell table:style-name="ce91" table:formula="of:=[M_Acu_NA.L68]/[.$L$6]" office:value-type="float" office:value="755.833170709269" calcext:value-type="float">
            <text:p>756</text:p>
          </table:table-cell>
          <table:table-cell table:style-name="ce91" table:formula="of:=[M_Acu_NA.M68]/[.$M$6]" office:value-type="float" office:value="169.622152963343" calcext:value-type="float">
            <text:p>170</text:p>
          </table:table-cell>
          <table:table-cell table:style-name="ce91" table:formula="of:=[M_Acu_NA.N68]/[.$N$6]" office:value-type="float" office:value="340.320406509305" calcext:value-type="float">
            <text:p>340</text:p>
          </table:table-cell>
          <table:table-cell table:style-name="ce91" table:formula="of:=[M_Acu_NA.O68]/[.$O$6]" office:value-type="float" office:value="1394.02988514364" calcext:value-type="float">
            <text:p>1394</text:p>
          </table:table-cell>
          <table:table-cell table:style-name="ce91" table:formula="of:=[M_Acu_NA.P68]/[.$P$6]" office:value-type="float" office:value="927.46931719738" calcext:value-type="float">
            <text:p>927</text:p>
          </table:table-cell>
          <table:table-cell table:style-name="ce91" table:formula="of:=[M_Acu_NA.Q68]/[.$Q$6]" office:value-type="float" office:value="915.904351267254" calcext:value-type="float">
            <text:p>916</text:p>
          </table:table-cell>
        </table:table-row>
        <table:table-row table:style-name="ro1">
          <table:table-cell table:style-name="ce86" table:formula="of:=[M_Dia_NA.A69]" office:value-type="string" office:string-value="L" calcext:value-type="string">
            <text:p>L</text:p>
          </table:table-cell>
          <table:table-cell table:style-name="ce57" table:formula="of:=[M_Acu_NA.B69]" office:value-type="date" office:date-value="2020-04-20" calcext:value-type="date">
            <text:p>20/04</text:p>
          </table:table-cell>
          <table:table-cell table:style-name="ce92" table:formula="of:=[M_Acu_NA.C69]/[.$C$6]" office:value-type="float" office:value="244.797905636334" calcext:value-type="float">
            <text:p>245</text:p>
          </table:table-cell>
          <table:table-cell table:style-name="ce92" table:formula="of:=[M_Acu_NA.D69]/[.$D$6]" office:value-type="float" office:value="274.945268224927" calcext:value-type="float">
            <text:p>275</text:p>
          </table:table-cell>
          <table:table-cell table:style-name="ce92" table:formula="of:=[M_Acu_NA.E69]/[.$E$6]" office:value-type="float" office:value="2682.01989156077" calcext:value-type="float">
            <text:p>2682</text:p>
          </table:table-cell>
          <table:table-cell table:style-name="ce92" table:formula="of:=[M_Acu_NA.F69]/[.$F$6]" office:value-type="float" office:value="322.63631782494" calcext:value-type="float">
            <text:p>323</text:p>
          </table:table-cell>
          <table:table-cell table:style-name="ce92" table:formula="of:=[M_Acu_NA.G69]/[.$G$6]" office:value-type="float" office:value="2486.84454049536" calcext:value-type="float">
            <text:p>2487</text:p>
          </table:table-cell>
          <table:table-cell table:style-name="ce92" table:formula="of:=[M_Acu_NA.H69]/[.$H$6]" office:value-type="float" office:value="1517.79385145405" calcext:value-type="float">
            <text:p>1518</text:p>
          </table:table-cell>
          <table:table-cell table:style-name="ce92" table:formula="of:=[M_Acu_NA.I69]/[.$I$6]" office:value-type="float" office:value="1145.03424801404" calcext:value-type="float">
            <text:p>1145</text:p>
          </table:table-cell>
          <table:table-cell table:style-name="ce92" table:formula="of:=[M_Acu_NA.J69]/[.$J$6]" office:value-type="float" office:value="1786.04975720929" calcext:value-type="float">
            <text:p>1786</text:p>
          </table:table-cell>
          <table:table-cell table:style-name="ce92" table:formula="of:=[M_Acu_NA.K69]/[.$K$6]" office:value-type="float" office:value="1017.68089455662" calcext:value-type="float">
            <text:p>1018</text:p>
          </table:table-cell>
          <table:table-cell table:style-name="ce92" table:formula="of:=[M_Acu_NA.L69]/[.$L$6]" office:value-type="float" office:value="776.540928810893" calcext:value-type="float">
            <text:p>777</text:p>
          </table:table-cell>
          <table:table-cell table:style-name="ce92" table:formula="of:=[M_Acu_NA.M69]/[.$M$6]" office:value-type="float" office:value="169.622152963343" calcext:value-type="float">
            <text:p>170</text:p>
          </table:table-cell>
          <table:table-cell table:style-name="ce92" table:formula="of:=[M_Acu_NA.N69]/[.$N$6]" office:value-type="float" office:value="350.329830230167" calcext:value-type="float">
            <text:p>350</text:p>
          </table:table-cell>
          <table:table-cell table:style-name="ce92" table:formula="of:=[M_Acu_NA.O69]/[.$O$6]" office:value-type="float" office:value="1463.94670293387" calcext:value-type="float">
            <text:p>1464</text:p>
          </table:table-cell>
          <table:table-cell table:style-name="ce92" table:formula="of:=[M_Acu_NA.P69]/[.$P$6]" office:value-type="float" office:value="953.870657802893" calcext:value-type="float">
            <text:p>954</text:p>
          </table:table-cell>
          <table:table-cell table:style-name="ce92" table:formula="of:=[M_Acu_NA.Q69]/[.$Q$6]" office:value-type="float" office:value="939.574528328001" calcext:value-type="float">
            <text:p>940</text:p>
          </table:table-cell>
        </table:table-row>
        <table:table-row table:style-name="ro1">
          <table:table-cell/>
          <table:table-cell table:formula="of:=[M_Acu_NA.B70]" office:value-type="date" office:date-value="2020-04-21" calcext:value-type="date">
            <text:p>21/04</text:p>
          </table:table-cell>
          <table:table-cell table:style-name="ce90" table:formula="of:=[M_Acu_NA.C70]/[.$C$6]" office:value-type="float" office:value="255.581464603966" calcext:value-type="float">
            <text:p>256</text:p>
          </table:table-cell>
          <table:table-cell table:style-name="ce90" table:formula="of:=[M_Acu_NA.D70]/[.$D$6]" office:value-type="float" office:value="287.23005680519" calcext:value-type="float">
            <text:p>287</text:p>
          </table:table-cell>
          <table:table-cell table:style-name="ce90" table:formula="of:=[M_Acu_NA.E70]/[.$E$6]" office:value-type="float" office:value="2760.25314165777" calcext:value-type="float">
            <text:p>2760</text:p>
          </table:table-cell>
          <table:table-cell table:formula="of:=[M_Acu_NA.F70]/[.$F$6]" office:value-type="float" office:value="327.954498887988" calcext:value-type="float">
            <text:p>328</text:p>
          </table:table-cell>
          <table:table-cell table:formula="of:=[M_Acu_NA.G70]/[.$G$6]" office:value-type="float" office:value="2537.55074526624" calcext:value-type="float">
            <text:p>2538</text:p>
          </table:table-cell>
          <table:table-cell table:formula="of:=[M_Acu_NA.H70]/[.$H$6]" office:value-type="float" office:value="1557.56431950844" calcext:value-type="float">
            <text:p>1558</text:p>
          </table:table-cell>
          <table:table-cell table:formula="of:=[M_Acu_NA.I70]/[.$I$6]" office:value-type="float" office:value="1195.40232343988" calcext:value-type="float">
            <text:p>1195</text:p>
          </table:table-cell>
          <table:table-cell table:formula="of:=[M_Acu_NA.J70]/[.$J$6]" office:value-type="float" office:value="1825.60149355953" calcext:value-type="float">
            <text:p>1826</text:p>
          </table:table-cell>
          <table:table-cell table:style-name="ce90" table:formula="of:=[M_Acu_NA.K70]/[.$K$6]" office:value-type="float" office:value="1081.37853424502" calcext:value-type="float">
            <text:p>1081</text:p>
          </table:table-cell>
          <table:table-cell table:style-name="ce90" table:formula="of:=[M_Acu_NA.L70]/[.$L$6]" office:value-type="float" office:value="807.602565963329" calcext:value-type="float">
            <text:p>808</text:p>
          </table:table-cell>
          <table:table-cell table:formula="of:=[M_Acu_NA.M70]/[.$M$6]" office:value-type="float" office:value="179.535135928733" calcext:value-type="float">
            <text:p>180</text:p>
          </table:table-cell>
          <table:table-cell table:style-name="ce90" table:formula="of:=[M_Acu_NA.N70]/[.$N$6]" office:value-type="float" office:value="363.199089299847" calcext:value-type="float">
            <text:p>363</text:p>
          </table:table-cell>
          <table:table-cell table:formula="of:=[M_Acu_NA.O70]/[.$O$6]" office:value-type="float" office:value="1528.37488164637" calcext:value-type="float">
            <text:p>1528</text:p>
          </table:table-cell>
          <table:table-cell table:formula="of:=[M_Acu_NA.P70]/[.$P$6]" office:value-type="float" office:value="966.582414390732" calcext:value-type="float">
            <text:p>967</text:p>
          </table:table-cell>
          <table:table-cell table:formula="of:=[M_Acu_NA.Q70]/[.$Q$6]" office:value-type="float" office:value="971.792269327352" calcext:value-type="float">
            <text:p>972</text:p>
          </table:table-cell>
        </table:table-row>
        <table:table-row table:style-name="ro1">
          <table:table-cell/>
          <table:table-cell table:formula="of:=[M_Acu_NA.B71]" office:value-type="date" office:date-value="2020-04-22" calcext:value-type="date">
            <text:p>22/04</text:p>
          </table:table-cell>
          <table:table-cell table:style-name="ce90" table:formula="of:=[M_Acu_NA.C71]/[.$C$6]" office:value-type="float" office:value="271.20094950038" calcext:value-type="float">
            <text:p>271</text:p>
          </table:table-cell>
          <table:table-cell table:style-name="ce90" table:formula="of:=[M_Acu_NA.D71]/[.$D$6]" office:value-type="float" office:value="298.344865520666" calcext:value-type="float">
            <text:p>298</text:p>
          </table:table-cell>
          <table:table-cell table:style-name="ce90" table:formula="of:=[M_Acu_NA.E71]/[.$E$6]" office:value-type="float" office:value="2881.74477710253" calcext:value-type="float">
            <text:p>2882</text:p>
          </table:table-cell>
          <table:table-cell table:formula="of:=[M_Acu_NA.F71]/[.$F$6]" office:value-type="float" office:value="340.363588035101" calcext:value-type="float">
            <text:p>340</text:p>
          </table:table-cell>
          <table:table-cell table:formula="of:=[M_Acu_NA.G71]/[.$G$6]" office:value-type="float" office:value="2588.84655706933" calcext:value-type="float">
            <text:p>2589</text:p>
          </table:table-cell>
          <table:table-cell table:formula="of:=[M_Acu_NA.H71]/[.$H$6]" office:value-type="float" office:value="1598.30845250577" calcext:value-type="float">
            <text:p>1598</text:p>
          </table:table-cell>
          <table:table-cell table:formula="of:=[M_Acu_NA.I71]/[.$I$6]" office:value-type="float" office:value="1237.52835015967" calcext:value-type="float">
            <text:p>1238</text:p>
          </table:table-cell>
          <table:table-cell table:formula="of:=[M_Acu_NA.J71]/[.$J$6]" office:value-type="float" office:value="1857.96873847537" calcext:value-type="float">
            <text:p>1858</text:p>
          </table:table-cell>
          <table:table-cell table:style-name="ce90" table:formula="of:=[M_Acu_NA.K71]/[.$K$6]" office:value-type="float" office:value="1139.15081210195" calcext:value-type="float">
            <text:p>1139</text:p>
          </table:table-cell>
          <table:table-cell table:style-name="ce90" table:formula="of:=[M_Acu_NA.L71]/[.$L$6]" office:value-type="float" office:value="828.310324064953" calcext:value-type="float">
            <text:p>828</text:p>
          </table:table-cell>
          <table:table-cell/>
          <table:table-cell table:style-name="ce90" table:formula="of:=[M_Acu_NA.N71]/[.$N$6]" office:value-type="float" office:value="374.161791470315" calcext:value-type="float">
            <text:p>374</text:p>
          </table:table-cell>
          <table:table-cell table:formula="of:=[M_Acu_NA.O71]/[.$O$6]" office:value-type="float" office:value="1582.24798520937" calcext:value-type="float">
            <text:p>1582</text:p>
          </table:table-cell>
          <table:table-cell table:formula="of:=[M_Acu_NA.P71]/[.$P$6]" office:value-type="float" office:value="979.294170978572" calcext:value-type="float">
            <text:p>979</text:p>
          </table:table-cell>
          <table:table-cell table:formula="of:=[M_Acu_NA.Q71]/[.$Q$6]" office:value-type="float" office:value="991.517416877975" calcext:value-type="float">
            <text:p>992</text:p>
          </table:table-cell>
        </table:table-row>
        <table:table-row table:style-name="ro1">
          <table:table-cell/>
          <table:table-cell table:formula="of:=[M_Acu_NA.B72]" office:value-type="date" office:date-value="2020-04-23" calcext:value-type="date">
            <text:p>23/04</text:p>
          </table:table-cell>
          <table:table-cell table:style-name="ce90" table:formula="of:=[M_Acu_NA.C72]/[.$C$6]" office:value-type="float" office:value="283.15180093358" calcext:value-type="float">
            <text:p>283</text:p>
          </table:table-cell>
          <table:table-cell table:style-name="ce90" table:formula="of:=[M_Acu_NA.D72]/[.$D$6]" office:value-type="float" office:value="305.364744709387" calcext:value-type="float">
            <text:p>305</text:p>
          </table:table-cell>
          <table:table-cell table:style-name="ce90" table:formula="of:=[M_Acu_NA.E72]/[.$E$6]" office:value-type="float" office:value="2986.66937135027" calcext:value-type="float">
            <text:p>2987</text:p>
          </table:table-cell>
          <table:table-cell table:formula="of:=[M_Acu_NA.F72]/[.$F$6]" office:value-type="float" office:value="349.227223140182" calcext:value-type="float">
            <text:p>349</text:p>
          </table:table-cell>
          <table:table-cell table:formula="of:=[M_Acu_NA.G72]/[.$G$6]" office:value-type="float" office:value="2640.73197590465" calcext:value-type="float">
            <text:p>2641</text:p>
          </table:table-cell>
          <table:table-cell table:formula="of:=[M_Acu_NA.H72]/[.$H$6]" office:value-type="float" office:value="1636.9554610106" calcext:value-type="float">
            <text:p>1637</text:p>
          </table:table-cell>
          <table:table-cell table:formula="of:=[M_Acu_NA.I72]/[.$I$6]" office:value-type="float" office:value="1275.07546093166" calcext:value-type="float">
            <text:p>1275</text:p>
          </table:table-cell>
          <table:table-cell table:formula="of:=[M_Acu_NA.J72]/[.$J$6]" office:value-type="float" office:value="1892.33579028531" calcext:value-type="float">
            <text:p>1892</text:p>
          </table:table-cell>
          <table:table-cell table:style-name="ce90" table:formula="of:=[M_Acu_NA.K72]/[.$K$6]" office:value-type="float" office:value="1176.18432354869" calcext:value-type="float">
            <text:p>1176</text:p>
          </table:table-cell>
          <table:table-cell table:style-name="ce90"/>
          <table:table-cell/>
          <table:table-cell table:style-name="ce90" table:formula="of:=[M_Acu_NA.N72]/[.$N$6]" office:value-type="float" office:value="390.844164338418" calcext:value-type="float">
            <text:p>391</text:p>
          </table:table-cell>
          <table:table-cell table:number-columns-repeated="2"/>
          <table:table-cell table:formula="of:=[M_Acu_NA.Q72]/[.$Q$6]" office:value-type="float" office:value="1018.47511853049" calcext:value-type="float">
            <text:p>1018</text:p>
          </table:table-cell>
        </table:table-row>
        <table:table-row table:style-name="ro1" table:number-rows-repeated="3">
          <table:table-cell table:number-columns-repeated="5"/>
          <table:table-cell table:style-name="ce87" table:number-columns-repeated="5"/>
          <table:table-cell table:number-columns-repeated="2"/>
          <table:table-cell table:style-name="ce87"/>
          <table:table-cell/>
          <table:table-cell table:style-name="ce87" table:number-columns-repeated="3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5])" office:value-type="float" office:value="283.15180093358" calcext:value-type="float">
            <text:p>283</text:p>
          </table:table-cell>
          <table:table-cell table:style-name="ce90" table:formula="of:=MAX([.D$9:.D75])" office:value-type="float" office:value="305.364744709387" calcext:value-type="float">
            <text:p>305</text:p>
          </table:table-cell>
          <table:table-cell table:style-name="ce90" table:formula="of:=MAX([.E$9:.E75])" office:value-type="float" office:value="2986.66937135027" calcext:value-type="float">
            <text:p>2987</text:p>
          </table:table-cell>
          <table:table-cell table:formula="of:=MAX([.F$9:.F75])" office:value-type="float" office:value="349.227223140182" calcext:value-type="float">
            <text:p>349</text:p>
          </table:table-cell>
          <table:table-cell table:formula="of:=MAX([.G$9:.G75])" office:value-type="float" office:value="2640.73197590465" calcext:value-type="float">
            <text:p>2641</text:p>
          </table:table-cell>
          <table:table-cell table:formula="of:=MAX([.H$9:.H75])" office:value-type="float" office:value="1636.9554610106" calcext:value-type="float">
            <text:p>1637</text:p>
          </table:table-cell>
          <table:table-cell table:formula="of:=MAX([.I$9:.I75])" office:value-type="float" office:value="1275.07546093166" calcext:value-type="float">
            <text:p>1275</text:p>
          </table:table-cell>
          <table:table-cell table:formula="of:=MAX([.J$9:.J75])" office:value-type="float" office:value="1892.33579028531" calcext:value-type="float">
            <text:p>1892</text:p>
          </table:table-cell>
          <table:table-cell table:style-name="ce90" table:formula="of:=MAX([.K$9:.K75])" office:value-type="float" office:value="1176.18432354869" calcext:value-type="float">
            <text:p>1176</text:p>
          </table:table-cell>
          <table:table-cell table:style-name="ce90" table:formula="of:=MAX([.L$9:.L75])" office:value-type="float" office:value="828.310324064953" calcext:value-type="float">
            <text:p>828</text:p>
          </table:table-cell>
          <table:table-cell table:formula="of:=MAX([.M$9:.M75])" office:value-type="float" office:value="179.535135928733" calcext:value-type="float">
            <text:p>180</text:p>
          </table:table-cell>
          <table:table-cell table:style-name="ce90" table:formula="of:=MAX([.N$9:.N75])" office:value-type="float" office:value="390.844164338418" calcext:value-type="float">
            <text:p>391</text:p>
          </table:table-cell>
          <table:table-cell table:formula="of:=MAX([.O$9:.O75])" office:value-type="float" office:value="1582.24798520937" calcext:value-type="float">
            <text:p>1582</text:p>
          </table:table-cell>
          <table:table-cell table:formula="of:=MAX([.P$9:.P75])" office:value-type="float" office:value="979.294170978572" calcext:value-type="float">
            <text:p>979</text:p>
          </table:table-cell>
          <table:table-cell table:formula="of:=MAX([.Q$9:.Q75])" office:value-type="float" office:value="1018.47511853049" calcext:value-type="float">
            <text:p>1018</text:p>
          </table:table-cell>
        </table:table-row>
      </table:table>
      <table:table table:name="M_Dia_A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58"/>
        <table:table-column table:style-name="co19" table:number-columns-repeated="4" table:default-cell-style-name="ce87"/>
        <table:table-column table:style-name="co19" table:default-cell-style-name="ce90"/>
        <table:table-column table:style-name="co19" table:number-columns-repeated="2" table:default-cell-style-name="ce87"/>
        <table:table-column table:style-name="co19" table:default-cell-style-name="ce90"/>
        <table:table-column table:style-name="co19" table:number-columns-repeated="6" table:default-cell-style-name="ce87"/>
        <table:table-column table:style-name="co19" table:default-cell-style-name="ce90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5"/>
          <table:table-cell table:style-name="Default"/>
          <table:table-cell table:style-name="ce49" table:number-columns-repeated="9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4"/>
        </table:table-row>
        <table:table-row table:style-name="ro1">
          <table:table-cell/>
          <table:table-cell table:style-name="Default"/>
          <table:table-cell table:style-name="ce49" table:number-columns-repeated="5"/>
          <table:table-cell table:style-name="ce60"/>
          <table:table-cell table:style-name="ce101" table:number-columns-repeated="5"/>
          <table:table-cell table:style-name="ce49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9"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87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87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0.907900279" calcext:value-type="float">
            <text:p>0.9</text:p>
          </table:table-cell>
          <table:table-cell office:value-type="float" office:value="2.0980228818" calcext:value-type="float">
            <text:p>2.1</text:p>
          </table:table-cell>
          <table:table-cell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table:style-name="ce87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9" table:number-columns-repeated="15"/>
        </table:table-row>
        <table:table-row table:style-name="ro1">
          <table:table-cell/>
          <table:table-cell table:style-name="ce56"/>
          <table:table-cell table:style-name="ce51" table:formula="of:=[M_Dia_NA.C8]" office:value-type="string" office:string-value="Alemania" calcext:value-type="string">
            <text:p>Alemania</text:p>
          </table:table-cell>
          <table:table-cell table:style-name="ce51" table:formula="of:=[M_Dia_NA.D8]" office:value-type="string" office:string-value="Austria" calcext:value-type="string">
            <text:p>Austria</text:p>
          </table:table-cell>
          <table:table-cell table:style-name="ce51" table:formula="of:=[M_Dia_NA.E8]" office:value-type="string" office:string-value="Bélgica" calcext:value-type="string">
            <text:p>Bélgica</text:p>
          </table:table-cell>
          <table:table-cell table:style-name="ce51" table:formula="of:=[M_Dia_NA.F8]" office:value-type="string" office:string-value="Dinamarca" calcext:value-type="string">
            <text:p>Dinamarca</text:p>
          </table:table-cell>
          <table:table-cell table:style-name="ce51" table:formula="of:=[M_Dia_NA.G8]" office:value-type="string" office:string-value="España" calcext:value-type="string">
            <text:p>España</text:p>
          </table:table-cell>
          <table:table-cell table:style-name="ce51" table:formula="of:=[M_Dia_NA.H8]" office:value-type="string" office:string-value="Francia" calcext:value-type="string">
            <text:p>Francia</text:p>
          </table:table-cell>
          <table:table-cell table:style-name="ce51" table:formula="of:=[M_Dia_NA.I8]" office:value-type="string" office:string-value="Holanda" calcext:value-type="string">
            <text:p>Holanda</text:p>
          </table:table-cell>
          <table:table-cell table:style-name="ce51" table:formula="of:=[M_Dia_NA.J8]" office:value-type="string" office:string-value="Italia" calcext:value-type="string">
            <text:p>Italia</text:p>
          </table:table-cell>
          <table:table-cell table:style-name="ce51" table:formula="of:=[M_Dia_NA.K8]" office:value-type="string" office:string-value="Irlanda" calcext:value-type="string">
            <text:p>Irlanda</text:p>
          </table:table-cell>
          <table:table-cell table:style-name="ce51" table:formula="of:=[M_Dia_NA.L8]" office:value-type="string" office:string-value="Luxemburgo" calcext:value-type="string">
            <text:p>Luxemburgo</text:p>
          </table:table-cell>
          <table:table-cell table:style-name="ce51" table:formula="of:=[M_Dia_NA.M8]" office:value-type="string" office:string-value="Noruega" calcext:value-type="string">
            <text:p>Noruega</text:p>
          </table:table-cell>
          <table:table-cell table:style-name="ce51" table:formula="of:=[M_Dia_NA.N8]" office:value-type="string" office:string-value="Portugal" calcext:value-type="string">
            <text:p>Portugal</text:p>
          </table:table-cell>
          <table:table-cell table:style-name="ce51" table:formula="of:=[M_Dia_NA.O8]" office:value-type="string" office:string-value="Reino Unido" calcext:value-type="string">
            <text:p>Reino Unido</text:p>
          </table:table-cell>
          <table:table-cell table:style-name="ce51" table:formula="of:=[M_Dia_NA.P8]" office:value-type="string" office:string-value="Suecia" calcext:value-type="string">
            <text:p>Suecia</text:p>
          </table:table-cell>
          <table:table-cell table:style-name="ce51" table:formula="of:=[M_Dia_NA.Q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7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87"/>
          <table:table-cell table:number-columns-repeated="2"/>
          <table:table-cell table:style-name="ce87"/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87"/>
          <table:table-cell table:style-name="ce100" table:formula="of:=[M_Dia_NA.H10]/[.$H$6]" office:value-type="float" office:value="0.0748973033039256" calcext:value-type="float">
            <text:p>0.07</text:p>
          </table:table-cell>
          <table:table-cell/>
          <table:table-cell table:style-name="ce100" table:formula="of:=[M_Dia_NA.J10]/[.$J$6]" office:value-type="float" office:value="0.0740669220042003" calcext:value-type="float">
            <text:p>0.07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87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87" table:formula="of:=[M_Dia_NA.J11]/[.$J$6]" office:value-type="float" office:value="0.0740669220042003" calcext:value-type="float">
            <text:p>0.1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87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87" table:formula="of:=[M_Dia_NA.J12]/[.$J$6]" office:value-type="float" office:value="0.0740669220042003" calcext:value-type="float">
            <text:p>0.1</text:p>
          </table:table-cell>
          <table:table-cell table:number-columns-repeated="6"/>
          <table:table-cell table:style-name="ce87"/>
        </table:table-row>
        <table:table-row table:style-name="ro1">
          <table:table-cell table:style-name="ce80" table:formula="of:=[M_Dia_NA.A13]" office:value-type="string" office:string-value="L" calcext:value-type="string">
            <text:p>L</text:p>
          </table:table-cell>
          <table:table-cell table:style-name="ce57" table:formula="of:=[M_Dia_NA.B13]" office:value-type="date" office:date-value="2020-02-24" calcext:value-type="date">
            <text:p>24/02</text:p>
          </table:table-cell>
          <table:table-cell table:style-name="ce88" table:number-columns-repeated="5"/>
          <table:table-cell table:style-name="ce88" table:formula="of:=[M_Dia_NA.H13]/[.$H$6]" office:value-type="float" office:value="0" calcext:value-type="float">
            <text:p>0.0</text:p>
          </table:table-cell>
          <table:table-cell table:style-name="ce88"/>
          <table:table-cell table:style-name="ce88" table:formula="of:=[M_Dia_NA.J13]/[.$J$6]" office:value-type="float" office:value="0.296267688016801" calcext:value-type="float">
            <text:p>0.3</text:p>
          </table:table-cell>
          <table:table-cell table:style-name="ce88" table:number-columns-repeated="7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87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87" table:formula="of:=[M_Dia_NA.J14]/[.$J$6]" office:value-type="float" office:value="0.222200766012601" calcext:value-type="float">
            <text:p>0.2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87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87" table:formula="of:=[M_Dia_NA.J15]/[.$J$6]" office:value-type="float" office:value="0.148133844008401" calcext:value-type="float">
            <text:p>0.1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87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87" table:formula="of:=[M_Dia_NA.J16]/[.$J$6]" office:value-type="float" office:value="0.370334610021002" calcext:value-type="float">
            <text:p>0.4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87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87" table:formula="of:=[M_Dia_NA.J17]/[.$J$6]" office:value-type="float" office:value="0.296267688016801" calcext:value-type="float">
            <text:p>0.3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87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87" table:formula="of:=[M_Dia_NA.J18]/[.$J$6]" office:value-type="float" office:value="0.592535376033603" calcext:value-type="float">
            <text:p>0.6</text:p>
          </table:table-cell>
          <table:table-cell table:number-columns-repeated="6"/>
          <table:table-cell table:style-name="ce87"/>
        </table:table-row>
        <table:table-row table:style-name="ro1">
          <table:table-cell table:style-name="ce83"/>
          <table:table-cell table:style-name="ce59" table:formula="of:=[M_Dia_NA.B19]" office:value-type="date" office:date-value="2020-03-01" calcext:value-type="date">
            <text:p>01/03</text:p>
          </table:table-cell>
          <table:table-cell table:style-name="ce89" table:number-columns-repeated="5"/>
          <table:table-cell table:style-name="ce89" table:formula="of:=[M_Dia_NA.H19]/[.$H$6]" office:value-type="float" office:value="0" calcext:value-type="float">
            <text:p>0.0</text:p>
          </table:table-cell>
          <table:table-cell table:style-name="ce89"/>
          <table:table-cell table:style-name="ce89" table:formula="of:=[M_Dia_NA.J19]/[.$J$6]" office:value-type="float" office:value="0.370334610021002" calcext:value-type="float">
            <text:p>0.4</text:p>
          </table:table-cell>
          <table:table-cell table:style-name="ce89" table:number-columns-repeated="7"/>
        </table:table-row>
        <table:table-row table:style-name="ro1">
          <table:table-cell table:style-name="ce86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87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87" table:formula="of:=[M_Dia_NA.J20]/[.$J$6]" office:value-type="float" office:value="1.33320459607561" calcext:value-type="float">
            <text:p>1.3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87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87" table:formula="of:=[M_Dia_NA.J21]/[.$J$6]" office:value-type="float" office:value="1.99980689411341" calcext:value-type="float">
            <text:p>2.0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87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87" table:formula="of:=[M_Dia_NA.J22]/[.$J$6]" office:value-type="float" office:value="2.07387381611761" calcext:value-type="float">
            <text:p>2.1</text:p>
          </table:table-cell>
          <table:table-cell table:number-columns-repeated="6"/>
          <table:table-cell table:style-name="ce87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87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87" table:formula="of:=[M_Dia_NA.J23]/[.$J$6]" office:value-type="float" office:value="3.03674380217221" calcext:value-type="float">
            <text:p>3.0</text:p>
          </table:table-cell>
          <table:table-cell table:number-columns-repeated="4"/>
          <table:table-cell table:formula="of:=[M_Dia_NA.O23]/[.$O$6]" office:value-type="float" office:value="0.0844406011959319" calcext:value-type="float">
            <text:p>0.1</text:p>
          </table:table-cell>
          <table:table-cell/>
          <table:table-cell table:style-name="ce87" table:formula="of:=[M_Dia_NA.Q23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87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87" table:formula="of:=[M_Dia_NA.J24]/[.$J$6]" office:value-type="float" office:value="3.62927917820582" calcext:value-type="float">
            <text:p>3.6</text:p>
          </table:table-cell>
          <table:table-cell table:number-columns-repeated="4"/>
          <table:table-cell table:formula="of:=[M_Dia_NA.O24]/[.$O$6]" office:value-type="float" office:value="0.0844406011959319" calcext:value-type="float">
            <text:p>0.1</text:p>
          </table:table-cell>
          <table:table-cell/>
          <table:table-cell table:style-name="ce87" table:formula="of:=[M_Dia_NA.Q24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87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87" table:formula="of:=[M_Dia_NA.J25]/[.$J$6]" office:value-type="float" office:value="2.66640919215121" calcext:value-type="float">
            <text:p>2.7</text:p>
          </table:table-cell>
          <table:table-cell table:number-columns-repeated="4"/>
          <table:table-cell table:formula="of:=[M_Dia_NA.O25]/[.$O$6]" office:value-type="float" office:value="0" calcext:value-type="float">
            <text:p>0.0</text:p>
          </table:table-cell>
          <table:table-cell/>
          <table:table-cell table:style-name="ce87" table:formula="of:=[M_Dia_NA.Q25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87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87" table:formula="of:=[M_Dia_NA.J26]/[.$J$6]" office:value-type="float" office:value="9.85090062655864" calcext:value-type="float">
            <text:p>9.9</text:p>
          </table:table-cell>
          <table:table-cell table:number-columns-repeated="4"/>
          <table:table-cell table:formula="of:=[M_Dia_NA.O26]/[.$O$6]" office:value-type="float" office:value="0.0844406011959319" calcext:value-type="float">
            <text:p>0.1</text:p>
          </table:table-cell>
          <table:table-cell/>
          <table:table-cell table:style-name="ce87" table:formula="of:=[M_Dia_NA.Q26]/[.$Q$6]" office:value-type="float" office:value="0.657504918354095" calcext:value-type="float">
            <text:p>0.7</text:p>
          </table:table-cell>
        </table:table-row>
        <table:table-row table:style-name="ro1">
          <table:table-cell table:style-name="ce80" table:formula="of:=[M_Dia_NA.A27]" office:value-type="string" office:string-value="L" calcext:value-type="string">
            <text:p>L</text:p>
          </table:table-cell>
          <table:table-cell table:style-name="ce57" table:formula="of:=[M_Dia_NA.B27]" office:value-type="date" office:date-value="2020-03-09" calcext:value-type="date">
            <text:p>09/03</text:p>
          </table:table-cell>
          <table:table-cell table:style-name="ce88" table:formula="of:=[M_Dia_NA.C27]/[.$C$6]" office:value-type="float" office:value="0.11117071100651" calcext:value-type="float">
            <text:p>0.1</text:p>
          </table:table-cell>
          <table:table-cell table:style-name="ce88" table:number-columns-repeated="3"/>
          <table:table-cell table:style-name="ce88" table:formula="of:=[M_Dia_NA.G27]/[.$G$6]" office:value-type="float" office:value="0.707528438663387" calcext:value-type="float">
            <text:p>0.7</text:p>
          </table:table-cell>
          <table:table-cell table:style-name="ce88" table:formula="of:=[M_Dia_NA.H27]/[.$H$6]" office:value-type="float" office:value="0.149794606607851" calcext:value-type="float">
            <text:p>0.1</text:p>
          </table:table-cell>
          <table:table-cell table:style-name="ce88" table:formula="of:=[M_Dia_NA.I27]/[.$I$6]" office:value-type="float" office:value="0.305261063186895" calcext:value-type="float">
            <text:p>0.3</text:p>
          </table:table-cell>
          <table:table-cell table:style-name="ce88" table:formula="of:=[M_Dia_NA.J27]/[.$J$6]" office:value-type="float" office:value="7.18449143440743" calcext:value-type="float">
            <text:p>7.2</text:p>
          </table:table-cell>
          <table:table-cell table:style-name="ce88" table:number-columns-repeated="4"/>
          <table:table-cell table:style-name="ce88" table:formula="of:=[M_Dia_NA.O27]/[.$O$6]" office:value-type="float" office:value="0.168881202391864" calcext:value-type="float">
            <text:p>0.2</text:p>
          </table:table-cell>
          <table:table-cell table:style-name="ce88"/>
          <table:table-cell table:style-name="ce88" table:formula="of:=[M_Dia_NA.Q27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87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4"/>
          <table:table-cell table:formula="of:=[M_Dia_NA.O28]/[.$O$6]" office:value-type="float" office:value="0.0844406011959319" calcext:value-type="float">
            <text:p>0.1</text:p>
          </table:table-cell>
          <table:table-cell/>
          <table:table-cell table:style-name="ce87" table:formula="of:=[M_Dia_NA.Q28]/[.$Q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87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3"/>
          <table:table-cell table:formula="of:=[M_Dia_NA.O29]/[.$O$6]" office:value-type="float" office:value="0.168881202391864" calcext:value-type="float">
            <text:p>0.2</text:p>
          </table:table-cell>
          <table:table-cell table:formula="of:=[M_Dia_NA.P29]/[.$P$6]" office:value-type="float" office:value="0.488913714916911" calcext:value-type="float">
            <text:p>0.5</text:p>
          </table:table-cell>
          <table:table-cell table:style-name="ce87" table:formula="of:=[M_Dia_NA.Q29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87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/>
          <table:table-cell table:formula="of:=[M_Dia_NA.M30]/[.$M$6]" office:value-type="float" office:value="1.10144255171002" calcext:value-type="float">
            <text:p>1.1</text:p>
          </table:table-cell>
          <table:table-cell/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0" calcext:value-type="float">
            <text:p>0.0</text:p>
          </table:table-cell>
          <table:table-cell table:style-name="ce87" table:formula="of:=[M_Dia_NA.Q30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87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90" table:formula="of:=[M_Dia_NA.L31]/[.$L$6]" office:value-type="float" office:value="10.3538790508119" calcext:value-type="float">
            <text:p>10</text:p>
          </table:table-cell>
          <table:table-cell table:formula="of:=[M_Dia_NA.M31]/[.$M$6]" office:value-type="float" office:value="0" calcext:value-type="float">
            <text:p>0.0</text:p>
          </table:table-cell>
          <table:table-cell/>
          <table:table-cell table:formula="of:=[M_Dia_NA.O31]/[.$O$6]" office:value-type="float" office:value="0.168881202391864" calcext:value-type="float">
            <text:p>0.2</text:p>
          </table:table-cell>
          <table:table-cell table:formula="of:=[M_Dia_NA.P31]/[.$P$6]" office:value-type="float" office:value="0.488913714916911" calcext:value-type="float">
            <text:p>0.5</text:p>
          </table:table-cell>
          <table:table-cell table:style-name="ce87" table:formula="of:=[M_Dia_NA.Q31]/[.$Q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87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 table:formula="of:=[M_Dia_NA.M32]/[.$M$6]" office:value-type="float" office:value="2.20288510342004" calcext:value-type="float">
            <text:p>2.2</text:p>
          </table:table-cell>
          <table:table-cell/>
          <table:table-cell table:formula="of:=[M_Dia_NA.O32]/[.$O$6]" office:value-type="float" office:value="0.928846613155251" calcext:value-type="float">
            <text:p>0.9</text:p>
          </table:table-cell>
          <table:table-cell table:formula="of:=[M_Dia_NA.P32]/[.$P$6]" office:value-type="float" office:value="0.488913714916911" calcext:value-type="float">
            <text:p>0.5</text:p>
          </table:table-cell>
          <table:table-cell table:style-name="ce87" table:formula="of:=[M_Dia_NA.Q32]/[.$Q$6]" office:value-type="float" office:value="2.63001967341638" calcext:value-type="float">
            <text:p>2.6</text:p>
          </table:table-cell>
        </table:table-row>
        <table:table-row table:style-name="ro1">
          <table:table-cell table:style-name="ce83"/>
          <table:table-cell table:style-name="ce59" table:formula="of:=[M_Dia_NA.B33]" office:value-type="date" office:date-value="2020-03-15" calcext:value-type="date">
            <text:p>15/03</text:p>
          </table:table-cell>
          <table:table-cell table:style-name="ce89" table:formula="of:=[M_Dia_NA.C33]/[.$C$6]" office:value-type="float" office:value="0.222341422013019" calcext:value-type="float">
            <text:p>0.2</text:p>
          </table:table-cell>
          <table:table-cell table:style-name="ce89" table:formula="of:=[M_Dia_NA.D33]/[.$D$6]" office:value-type="float" office:value="0" calcext:value-type="float">
            <text:p>0.0</text:p>
          </table:table-cell>
          <table:table-cell table:style-name="ce89" table:formula="of:=[M_Dia_NA.E33]/[.$E$6]" office:value-type="float" office:value="0" calcext:value-type="float">
            <text:p>0.0</text:p>
          </table:table-cell>
          <table:table-cell table:style-name="ce89" table:formula="of:=[M_Dia_NA.F33]/[.$F$6]" office:value-type="float" office:value="1.77272702101615" calcext:value-type="float">
            <text:p>1.8</text:p>
          </table:table-cell>
          <table:table-cell table:style-name="ce91" table:formula="of:=[M_Dia_NA.G33]/[.$G$6]" office:value-type="float" office:value="17.9240537794725" calcext:value-type="float">
            <text:p>18</text:p>
          </table:table-cell>
          <table:table-cell table:style-name="ce89" table:formula="of:=[M_Dia_NA.H33]/[.$H$6]" office:value-type="float" office:value="2.17202179581384" calcext:value-type="float">
            <text:p>2.2</text:p>
          </table:table-cell>
          <table:table-cell table:style-name="ce89" table:formula="of:=[M_Dia_NA.I33]/[.$I$6]" office:value-type="float" office:value="2.44208850549516" calcext:value-type="float">
            <text:p>2.4</text:p>
          </table:table-cell>
          <table:table-cell table:style-name="ce91" table:formula="of:=[M_Dia_NA.J33]/[.$J$6]" office:value-type="float" office:value="27.2566272975457" calcext:value-type="float">
            <text:p>27</text:p>
          </table:table-cell>
          <table:table-cell table:style-name="ce89" table:formula="of:=[M_Dia_NA.K33]/[.$K$6]" office:value-type="float" office:value="0" calcext:value-type="float">
            <text:p>0.0</text:p>
          </table:table-cell>
          <table:table-cell table:style-name="ce89" table:formula="of:=[M_Dia_NA.L33]/[.$L$6]" office:value-type="float" office:value="0" calcext:value-type="float">
            <text:p>0.0</text:p>
          </table:table-cell>
          <table:table-cell table:style-name="ce89" table:formula="of:=[M_Dia_NA.M33]/[.$M$6]" office:value-type="float" office:value="0" calcext:value-type="float">
            <text:p>0.0</text:p>
          </table:table-cell>
          <table:table-cell table:style-name="ce89"/>
          <table:table-cell table:style-name="ce89" table:formula="of:=[M_Dia_NA.O33]/[.$O$6]" office:value-type="float" office:value="1.18216841674305" calcext:value-type="float">
            <text:p>1.2</text:p>
          </table:table-cell>
          <table:table-cell table:style-name="ce89" table:formula="of:=[M_Dia_NA.P33]/[.$P$6]" office:value-type="float" office:value="0.977827429833821" calcext:value-type="float">
            <text:p>1.0</text:p>
          </table:table-cell>
          <table:table-cell table:style-name="ce89" table:formula="of:=[M_Dia_NA.Q33]/[.$Q$6]" office:value-type="float" office:value="3.94502951012457" calcext:value-type="float">
            <text:p>3.9</text:p>
          </table:table-cell>
        </table:table-row>
        <table:table-row table:style-name="ro1">
          <table:table-cell table:style-name="ce86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87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" calcext:value-type="float">
            <text:p>0.0</text:p>
          </table:table-cell>
          <table:table-cell table:formula="of:=[M_Dia_NA.N34]/[.$N$6]" office:value-type="float" office:value="0.476639224802949" calcext:value-type="float">
            <text:p>0.5</text:p>
          </table:table-cell>
          <table:table-cell table:formula="of:=[M_Dia_NA.O34]/[.$O$6]" office:value-type="float" office:value="1.68881202391864" calcext:value-type="float">
            <text:p>1.7</text:p>
          </table:table-cell>
          <table:table-cell table:formula="of:=[M_Dia_NA.P34]/[.$P$6]" office:value-type="float" office:value="0.977827429833821" calcext:value-type="float">
            <text:p>1.0</text:p>
          </table:table-cell>
          <table:table-cell table:style-name="ce87" table:formula="of:=[M_Dia_NA.Q34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0" calcext:value-type="float">
            <text:p>0.0</text:p>
          </table:table-cell>
          <table:table-cell table:formula="of:=[M_Dia_NA.O35]/[.$O$6]" office:value-type="float" office:value="1.35104961913491" calcext:value-type="float">
            <text:p>1.4</text:p>
          </table:table-cell>
          <table:table-cell table:formula="of:=[M_Dia_NA.P35]/[.$P$6]" office:value-type="float" office:value="0.488913714916911" calcext:value-type="float">
            <text:p>0.5</text:p>
          </table:table-cell>
          <table:table-cell table:style-name="ce87" table:formula="of:=[M_Dia_NA.Q35]/[.$Q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90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3.30432765513006" calcext:value-type="float">
            <text:p>3.3</text:p>
          </table:table-cell>
          <table:table-cell table:formula="of:=[M_Dia_NA.N36]/[.$N$6]" office:value-type="float" office:value="0.476639224802949" calcext:value-type="float">
            <text:p>0.5</text:p>
          </table:table-cell>
          <table:table-cell table:formula="of:=[M_Dia_NA.O36]/[.$O$6]" office:value-type="float" office:value="2.70209923826982" calcext:value-type="float">
            <text:p>2.7</text:p>
          </table:table-cell>
          <table:table-cell table:formula="of:=[M_Dia_NA.P36]/[.$P$6]" office:value-type="float" office:value="2.93348228950146" calcext:value-type="float">
            <text:p>2.9</text:p>
          </table:table-cell>
          <table:table-cell table:style-name="ce87" table:formula="of:=[M_Dia_NA.Q36]/[.$Q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90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" calcext:value-type="float">
            <text:p>0.0</text:p>
          </table:table-cell>
          <table:table-cell table:formula="of:=[M_Dia_NA.N37]/[.$N$6]" office:value-type="float" office:value="0.476639224802949" calcext:value-type="float">
            <text:p>0.5</text:p>
          </table:table-cell>
          <table:table-cell table:formula="of:=[M_Dia_NA.O37]/[.$O$6]" office:value-type="float" office:value="3.46206464903321" calcext:value-type="float">
            <text:p>3.5</text:p>
          </table:table-cell>
          <table:table-cell table:formula="of:=[M_Dia_NA.P37]/[.$P$6]" office:value-type="float" office:value="3.42239600441837" calcext:value-type="float">
            <text:p>3.4</text:p>
          </table:table-cell>
          <table:table-cell table:style-name="ce87" table:formula="of:=[M_Dia_NA.Q37]/[.$Q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90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10144255171002" calcext:value-type="float">
            <text:p>1.1</text:p>
          </table:table-cell>
          <table:table-cell table:formula="of:=[M_Dia_NA.N38]/[.$N$6]" office:value-type="float" office:value="1.42991767440885" calcext:value-type="float">
            <text:p>1.4</text:p>
          </table:table-cell>
          <table:table-cell table:formula="of:=[M_Dia_NA.O38]/[.$O$6]" office:value-type="float" office:value="2.78653983946575" calcext:value-type="float">
            <text:p>2.8</text:p>
          </table:table-cell>
          <table:table-cell table:formula="of:=[M_Dia_NA.P38]/[.$P$6]" office:value-type="float" office:value="4.88913714916911" calcext:value-type="float">
            <text:p>4.9</text:p>
          </table:table-cell>
          <table:table-cell table:formula="of:=[M_Dia_NA.Q38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style-name="ce90" table:formula="of:=[M_Dia_NA.E39]/[.$E$6]" office:value-type="float" office:value="13.8058676641769" calcext:value-type="float">
            <text:p>14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90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0" calcext:value-type="float">
            <text:p>0.0</text:p>
          </table:table-cell>
          <table:table-cell table:formula="of:=[M_Dia_NA.N39]/[.$N$6]" office:value-type="float" office:value="2.85983534881769" calcext:value-type="float">
            <text:p>2.9</text:p>
          </table:table-cell>
          <table:table-cell table:formula="of:=[M_Dia_NA.O39]/[.$O$6]" office:value-type="float" office:value="4.72867366697219" calcext:value-type="float">
            <text:p>4.7</text:p>
          </table:table-cell>
          <table:table-cell table:formula="of:=[M_Dia_NA.P39]/[.$P$6]" office:value-type="float" office:value="3.42239600441837" calcext:value-type="float">
            <text:p>3.4</text:p>
          </table:table-cell>
          <table:table-cell table:formula="of:=[M_Dia_NA.Q39]/[.$Q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90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" calcext:value-type="float">
            <text:p>0.0</text:p>
          </table:table-cell>
          <table:table-cell table:formula="of:=[M_Dia_NA.N40]/[.$N$6]" office:value-type="float" office:value="0.953278449605897" calcext:value-type="float">
            <text:p>1.0</text:p>
          </table:table-cell>
          <table:table-cell table:formula="of:=[M_Dia_NA.O40]/[.$O$6]" office:value-type="float" office:value="4.05314885740473" calcext:value-type="float">
            <text:p>4.1</text:p>
          </table:table-cell>
          <table:table-cell table:formula="of:=[M_Dia_NA.P40]/[.$P$6]" office:value-type="float" office:value="5.86696457900293" calcext:value-type="float">
            <text:p>5.9</text:p>
          </table:table-cell>
          <table:table-cell table:formula="of:=[M_Dia_NA.Q40]/[.$Q$6]" office:value-type="float" office:value="11.1775836120196" calcext:value-type="float">
            <text:p>11</text:p>
          </table:table-cell>
        </table:table-row>
        <table:table-row table:style-name="ro1">
          <table:table-cell table:style-name="ce80" table:formula="of:=[M_Dia_NA.A41]" office:value-type="string" office:string-value="L" calcext:value-type="string">
            <text:p>L</text:p>
          </table:table-cell>
          <table:table-cell table:style-name="ce57" table:formula="of:=[M_Dia_NA.B41]" office:value-type="date" office:date-value="2020-03-23" calcext:value-type="date">
            <text:p>23/03</text:p>
          </table:table-cell>
          <table:table-cell table:style-name="ce88" table:formula="of:=[M_Dia_NA.C41]/[.$C$6]" office:value-type="float" office:value="1.7231460206009" calcext:value-type="float">
            <text:p>1.7</text:p>
          </table:table-cell>
          <table:table-cell table:style-name="ce88" table:formula="of:=[M_Dia_NA.D41]/[.$D$6]" office:value-type="float" office:value="2.92494966196731" calcext:value-type="float">
            <text:p>2.9</text:p>
          </table:table-cell>
          <table:table-cell table:style-name="ce88" table:formula="of:=[M_Dia_NA.E41]/[.$E$6]" office:value-type="float" office:value="5.98254265447666" calcext:value-type="float">
            <text:p>6.0</text:p>
          </table:table-cell>
          <table:table-cell table:style-name="ce88" table:formula="of:=[M_Dia_NA.F41]/[.$F$6]" office:value-type="float" office:value="0" calcext:value-type="float">
            <text:p>0.0</text:p>
          </table:table-cell>
          <table:table-cell table:style-name="ce92" table:formula="of:=[M_Dia_NA.G41]/[.$G$6]" office:value-type="float" office:value="54.4796897770808" calcext:value-type="float">
            <text:p>54</text:p>
          </table:table-cell>
          <table:table-cell table:style-name="ce92" table:formula="of:=[M_Dia_NA.H41]/[.$H$6]" office:value-type="float" office:value="13.9308984145302" calcext:value-type="float">
            <text:p>14</text:p>
          </table:table-cell>
          <table:table-cell table:style-name="ce92" table:formula="of:=[M_Dia_NA.I41]/[.$I$6]" office:value-type="float" office:value="10.3788761483544" calcext:value-type="float">
            <text:p>10</text:p>
          </table:table-cell>
          <table:table-cell table:style-name="ce92" table:formula="of:=[M_Dia_NA.J41]/[.$J$6]" office:value-type="float" office:value="44.5142201245244" calcext:value-type="float">
            <text:p>45</text:p>
          </table:table-cell>
          <table:table-cell table:style-name="ce88" table:formula="of:=[M_Dia_NA.K41]/[.$K$6]" office:value-type="float" office:value="2.96268091573978" calcext:value-type="float">
            <text:p>3.0</text:p>
          </table:table-cell>
          <table:table-cell table:style-name="ce88" table:formula="of:=[M_Dia_NA.L41]/[.$L$6]" office:value-type="float" office:value="0" calcext:value-type="float">
            <text:p>0.0</text:p>
          </table:table-cell>
          <table:table-cell table:style-name="ce88" table:formula="of:=[M_Dia_NA.M41]/[.$M$6]" office:value-type="float" office:value="0" calcext:value-type="float">
            <text:p>0.0</text:p>
          </table:table-cell>
          <table:table-cell table:style-name="ce88" table:formula="of:=[M_Dia_NA.N41]/[.$N$6]" office:value-type="float" office:value="4.28975302322654" calcext:value-type="float">
            <text:p>4.3</text:p>
          </table:table-cell>
          <table:table-cell table:style-name="ce88" table:formula="of:=[M_Dia_NA.O41]/[.$O$6]" office:value-type="float" office:value="4.55979246458032" calcext:value-type="float">
            <text:p>4.6</text:p>
          </table:table-cell>
          <table:table-cell table:style-name="ce88" table:formula="of:=[M_Dia_NA.P41]/[.$P$6]" office:value-type="float" office:value="5.37805086408602" calcext:value-type="float">
            <text:p>5.4</text:p>
          </table:table-cell>
          <table:table-cell table:style-name="ce92" table:formula="of:=[M_Dia_NA.Q41]/[.$Q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90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90" table:formula="of:=[M_Dia_NA.H42]/[.$H$6]" office:value-type="float" office:value="17.9753527929422" calcext:value-type="float">
            <text:p>18</text:p>
          </table:table-cell>
          <table:table-cell table:style-name="ce90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3.30432765513006" calcext:value-type="float">
            <text:p>3.3</text:p>
          </table:table-cell>
          <table:table-cell table:formula="of:=[M_Dia_NA.N42]/[.$N$6]" office:value-type="float" office:value="4.76639224802949" calcext:value-type="float">
            <text:p>4.8</text:p>
          </table:table-cell>
          <table:table-cell table:formula="of:=[M_Dia_NA.O42]/[.$O$6]" office:value-type="float" office:value="7.34633230404607" calcext:value-type="float">
            <text:p>7.3</text:p>
          </table:table-cell>
          <table:table-cell table:style-name="ce90" table:formula="of:=[M_Dia_NA.P42]/[.$P$6]" office:value-type="float" office:value="9.77827429833821" calcext:value-type="float">
            <text:p>10</text:p>
          </table:table-cell>
          <table:table-cell table:formula="of:=[M_Dia_NA.Q42]/[.$Q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90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90" table:formula="of:=[M_Dia_NA.H43]/[.$H$6]" office:value-type="float" office:value="17.3012770632068" calcext:value-type="float">
            <text:p>17</text:p>
          </table:table-cell>
          <table:table-cell table:style-name="ce90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2.20288510342004" calcext:value-type="float">
            <text:p>2.2</text:p>
          </table:table-cell>
          <table:table-cell table:formula="of:=[M_Dia_NA.N43]/[.$N$6]" office:value-type="float" office:value="4.76639224802949" calcext:value-type="float">
            <text:p>4.8</text:p>
          </table:table-cell>
          <table:table-cell table:style-name="ce90" table:formula="of:=[M_Dia_NA.O43]/[.$O$6]" office:value-type="float" office:value="13.1727337865654" calcext:value-type="float">
            <text:p>13</text:p>
          </table:table-cell>
          <table:table-cell table:style-name="ce90" table:formula="of:=[M_Dia_NA.P43]/[.$P$6]" office:value-type="float" office:value="12.2228428729228" calcext:value-type="float">
            <text:p>12</text:p>
          </table:table-cell>
          <table:table-cell table:formula="of:=[M_Dia_NA.Q43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90" table:formula="of:=[M_Dia_NA.D44]/[.$D$6]" office:value-type="float" office:value="10.5298187830823" calcext:value-type="float">
            <text:p>11</text:p>
          </table:table-cell>
          <table:table-cell table:style-name="ce90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90" table:formula="of:=[M_Dia_NA.H44]/[.$H$6]" office:value-type="float" office:value="27.3375157059329" calcext:value-type="float">
            <text:p>27</text:p>
          </table:table-cell>
          <table:table-cell table:style-name="ce90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90" table:formula="of:=[M_Dia_NA.K44]/[.$K$6]" office:value-type="float" office:value="14.8134045786989" calcext:value-type="float">
            <text:p>15</text:p>
          </table:table-cell>
          <table:table-cell table:style-name="ce90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2.20288510342004" calcext:value-type="float">
            <text:p>2.2</text:p>
          </table:table-cell>
          <table:table-cell table:formula="of:=[M_Dia_NA.N44]/[.$N$6]" office:value-type="float" office:value="8.10286682165012" calcext:value-type="float">
            <text:p>8.1</text:p>
          </table:table-cell>
          <table:table-cell table:style-name="ce90" table:formula="of:=[M_Dia_NA.O44]/[.$O$6]" office:value-type="float" office:value="15.2837488164637" calcext:value-type="float">
            <text:p>15</text:p>
          </table:table-cell>
          <table:table-cell table:style-name="ce90" table:formula="of:=[M_Dia_NA.P44]/[.$P$6]" office:value-type="float" office:value="14.1784977325904" calcext:value-type="float">
            <text:p>14</text:p>
          </table:table-cell>
          <table:table-cell table:formula="of:=[M_Dia_NA.Q44]/[.$Q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90" table:formula="of:=[M_Dia_NA.E45]/[.$E$6]" office:value-type="float" office:value="31.7534956276069" calcext:value-type="float">
            <text:p>32</text:p>
          </table:table-cell>
          <table:table-cell table:style-name="ce90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90" table:formula="of:=[M_Dia_NA.H45]/[.$H$6]" office:value-type="float" office:value="22.3942936878738" calcext:value-type="float">
            <text:p>22</text:p>
          </table:table-cell>
          <table:table-cell table:style-name="ce90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90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2.20288510342004" calcext:value-type="float">
            <text:p>2.2</text:p>
          </table:table-cell>
          <table:table-cell table:formula="of:=[M_Dia_NA.N45]/[.$N$6]" office:value-type="float" office:value="7.62622759684718" calcext:value-type="float">
            <text:p>7.6</text:p>
          </table:table-cell>
          <table:table-cell table:style-name="ce90" table:formula="of:=[M_Dia_NA.O45]/[.$O$6]" office:value-type="float" office:value="21.9545563109423" calcext:value-type="float">
            <text:p>22</text:p>
          </table:table-cell>
          <table:table-cell table:style-name="ce90" table:formula="of:=[M_Dia_NA.P45]/[.$P$6]" office:value-type="float" office:value="15.6452388773411" calcext:value-type="float">
            <text:p>16</text:p>
          </table:table-cell>
          <table:table-cell table:formula="of:=[M_Dia_NA.Q45]/[.$Q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90" table:formula="of:=[M_Dia_NA.E46]/[.$E$6]" office:value-type="float" office:value="29.4525176835774" calcext:value-type="float">
            <text:p>29</text:p>
          </table:table-cell>
          <table:table-cell table:style-name="ce90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90" table:formula="of:=[M_Dia_NA.H46]/[.$H$6]" office:value-type="float" office:value="23.8922397539523" calcext:value-type="float">
            <text:p>24</text:p>
          </table:table-cell>
          <table:table-cell table:style-name="ce90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90" table:formula="of:=[M_Dia_NA.K46]/[.$K$6]" office:value-type="float" office:value="20.7387664101785" calcext:value-type="float">
            <text:p>21</text:p>
          </table:table-cell>
          <table:table-cell table:style-name="ce90" table:formula="of:=[M_Dia_NA.L46]/[.$L$6]" office:value-type="float" office:value="31.0616371524357" calcext:value-type="float">
            <text:p>31</text:p>
          </table:table-cell>
          <table:table-cell table:formula="of:=[M_Dia_NA.M46]/[.$M$6]" office:value-type="float" office:value="4.40577020684008" calcext:value-type="float">
            <text:p>4.4</text:p>
          </table:table-cell>
          <table:table-cell table:style-name="ce90" table:formula="of:=[M_Dia_NA.N46]/[.$N$6]" office:value-type="float" office:value="11.4393413952708" calcext:value-type="float">
            <text:p>11</text:p>
          </table:table-cell>
          <table:table-cell table:style-name="ce90" table:formula="of:=[M_Dia_NA.O46]/[.$O$6]" office:value-type="float" office:value="17.6480856499498" calcext:value-type="float">
            <text:p>18</text:p>
          </table:table-cell>
          <table:table-cell table:style-name="ce90" table:formula="of:=[M_Dia_NA.P46]/[.$P$6]" office:value-type="float" office:value="17.1119800220919" calcext:value-type="float">
            <text:p>17</text:p>
          </table:table-cell>
          <table:table-cell table:formula="of:=[M_Dia_NA.Q46]/[.$Q$6]" office:value-type="float" office:value="27.615206570872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47]" office:value-type="date" office:date-value="2020-03-29" calcext:value-type="date">
            <text:p>29/03</text:p>
          </table:table-cell>
          <table:table-cell table:style-name="ce89" table:formula="of:=[M_Dia_NA.C47]/[.$C$6]" office:value-type="float" office:value="3.55746275220831" calcext:value-type="float">
            <text:p>3.6</text:p>
          </table:table-cell>
          <table:table-cell table:style-name="ce91" table:formula="of:=[M_Dia_NA.D47]/[.$D$6]" office:value-type="float" office:value="10.5298187830823" calcext:value-type="float">
            <text:p>11</text:p>
          </table:table-cell>
          <table:table-cell table:style-name="ce91" table:formula="of:=[M_Dia_NA.E47]/[.$E$6]" office:value-type="float" office:value="35.89525592686" calcext:value-type="float">
            <text:p>36</text:p>
          </table:table-cell>
          <table:table-cell table:style-name="ce89" table:formula="of:=[M_Dia_NA.F47]/[.$F$6]" office:value-type="float" office:value="6.20454457355653" calcext:value-type="float">
            <text:p>6.2</text:p>
          </table:table-cell>
          <table:table-cell table:style-name="ce91" table:formula="of:=[M_Dia_NA.G47]/[.$G$6]" office:value-type="float" office:value="98.8181385999864" calcext:value-type="float">
            <text:p>99</text:p>
          </table:table-cell>
          <table:table-cell table:style-name="ce91" table:formula="of:=[M_Dia_NA.H47]/[.$H$6]" office:value-type="float" office:value="21.8700125647463" calcext:value-type="float">
            <text:p>22</text:p>
          </table:table-cell>
          <table:table-cell table:style-name="ce91" table:formula="of:=[M_Dia_NA.I47]/[.$I$6]" office:value-type="float" office:value="40.2944603406701" calcext:value-type="float">
            <text:p>40</text:p>
          </table:table-cell>
          <table:table-cell table:style-name="ce91" table:formula="of:=[M_Dia_NA.J47]/[.$J$6]" office:value-type="float" office:value="55.9945930351755" calcext:value-type="float">
            <text:p>56</text:p>
          </table:table-cell>
          <table:table-cell table:style-name="ce91" table:formula="of:=[M_Dia_NA.K47]/[.$K$6]" office:value-type="float" office:value="14.8134045786989" calcext:value-type="float">
            <text:p>15</text:p>
          </table:table-cell>
          <table:table-cell table:style-name="ce91" table:formula="of:=[M_Dia_NA.L47]/[.$L$6]" office:value-type="float" office:value="31.0616371524357" calcext:value-type="float">
            <text:p>31</text:p>
          </table:table-cell>
          <table:table-cell table:style-name="ce89" table:formula="of:=[M_Dia_NA.M47]/[.$M$6]" office:value-type="float" office:value="2.20288510342004" calcext:value-type="float">
            <text:p>2.2</text:p>
          </table:table-cell>
          <table:table-cell table:style-name="ce89" table:formula="of:=[M_Dia_NA.N47]/[.$N$6]" office:value-type="float" office:value="9.05614527125602" calcext:value-type="float">
            <text:p>9.1</text:p>
          </table:table-cell>
          <table:table-cell table:style-name="ce91" table:formula="of:=[M_Dia_NA.O47]/[.$O$6]" office:value-type="float" office:value="15.1993082152677" calcext:value-type="float">
            <text:p>15</text:p>
          </table:table-cell>
          <table:table-cell table:style-name="ce91" table:formula="of:=[M_Dia_NA.P47]/[.$P$6]" office:value-type="float" office:value="18.5787211668426" calcext:value-type="float">
            <text:p>19</text:p>
          </table:table-cell>
          <table:table-cell table:style-name="ce91" table:formula="of:=[M_Dia_NA.Q47]/[.$Q$6]" office:value-type="float" office:value="23.6701770607474" calcext:value-type="float">
            <text:p>24</text:p>
          </table:table-cell>
        </table:table-row>
        <table:table-row table:style-name="ro1">
          <table:table-cell table:style-name="ce86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90" table:formula="of:=[M_Dia_NA.D48]/[.$D$6]" office:value-type="float" office:value="12.8697785126562" calcext:value-type="float">
            <text:p>13</text:p>
          </table:table-cell>
          <table:table-cell table:style-name="ce90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90" table:formula="of:=[M_Dia_NA.H48]/[.$H$6]" office:value-type="float" office:value="31.3070727810409" calcext:value-type="float">
            <text:p>31</text:p>
          </table:table-cell>
          <table:table-cell table:style-name="ce90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90" table:formula="of:=[M_Dia_NA.K48]/[.$K$6]" office:value-type="float" office:value="11.8507236629591" calcext:value-type="float">
            <text:p>12</text:p>
          </table:table-cell>
          <table:table-cell table:style-name="ce90" table:formula="of:=[M_Dia_NA.L48]/[.$L$6]" office:value-type="float" office:value="10.3538790508119" calcext:value-type="float">
            <text:p>10</text:p>
          </table:table-cell>
          <table:table-cell table:formula="of:=[M_Dia_NA.M48]/[.$M$6]" office:value-type="float" office:value="5.5072127585501" calcext:value-type="float">
            <text:p>5.5</text:p>
          </table:table-cell>
          <table:table-cell table:style-name="ce90" table:formula="of:=[M_Dia_NA.N48]/[.$N$6]" office:value-type="float" office:value="10.0094237208619" calcext:value-type="float">
            <text:p>10</text:p>
          </table:table-cell>
          <table:table-cell table:style-name="ce90" table:formula="of:=[M_Dia_NA.O48]/[.$O$6]" office:value-type="float" office:value="32.17186905565" calcext:value-type="float">
            <text:p>32</text:p>
          </table:table-cell>
          <table:table-cell table:style-name="ce90" table:formula="of:=[M_Dia_NA.P48]/[.$P$6]" office:value-type="float" office:value="21.5122034563441" calcext:value-type="float">
            <text:p>22</text:p>
          </table:table-cell>
          <table:table-cell table:formula="of:=[M_Dia_NA.Q48]/[.$Q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90" table:formula="of:=[M_Dia_NA.D49]/[.$D$6]" office:value-type="float" office:value="11.6997986478692" calcext:value-type="float">
            <text:p>12</text:p>
          </table:table-cell>
          <table:table-cell table:style-name="ce90" table:formula="of:=[M_Dia_NA.E49]/[.$E$6]" office:value-type="float" office:value="88.3575530507322" calcext:value-type="float">
            <text:p>88</text:p>
          </table:table-cell>
          <table:table-cell table:style-name="ce90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90" table:formula="of:=[M_Dia_NA.H49]/[.$H$6]" office:value-type="float" office:value="37.3737543486589" calcext:value-type="float">
            <text:p>37</text:p>
          </table:table-cell>
          <table:table-cell table:style-name="ce90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90" table:formula="of:=[M_Dia_NA.K49]/[.$K$6]" office:value-type="float" office:value="25.1827877837882" calcext:value-type="float">
            <text:p>25</text:p>
          </table:table-cell>
          <table:table-cell table:style-name="ce90" table:formula="of:=[M_Dia_NA.L49]/[.$L$6]" office:value-type="float" office:value="10.3538790508119" calcext:value-type="float">
            <text:p>10</text:p>
          </table:table-cell>
          <table:table-cell table:formula="of:=[M_Dia_NA.M49]/[.$M$6]" office:value-type="float" office:value="1.10144255171002" calcext:value-type="float">
            <text:p>1.1</text:p>
          </table:table-cell>
          <table:table-cell table:style-name="ce90" table:formula="of:=[M_Dia_NA.N49]/[.$N$6]" office:value-type="float" office:value="9.53278449605897" calcext:value-type="float">
            <text:p>10</text:p>
          </table:table-cell>
          <table:table-cell table:style-name="ce90" table:formula="of:=[M_Dia_NA.O49]/[.$O$6]" office:value-type="float" office:value="47.5400584733096" calcext:value-type="float">
            <text:p>48</text:p>
          </table:table-cell>
          <table:table-cell table:style-name="ce90" table:formula="of:=[M_Dia_NA.P49]/[.$P$6]" office:value-type="float" office:value="22.9789446010948" calcext:value-type="float">
            <text:p>23</text:p>
          </table:table-cell>
          <table:table-cell table:formula="of:=[M_Dia_NA.Q49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90" table:formula="of:=[M_Dia_NA.D50]/[.$D$6]" office:value-type="float" office:value="10.5298187830823" calcext:value-type="float">
            <text:p>11</text:p>
          </table:table-cell>
          <table:table-cell table:style-name="ce90" table:formula="of:=[M_Dia_NA.E50]/[.$E$6]" office:value-type="float" office:value="56.6040574231253" calcext:value-type="float">
            <text:p>57</text:p>
          </table:table-cell>
          <table:table-cell table:style-name="ce90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90" table:formula="of:=[M_Dia_NA.H50]/[.$H$6]" office:value-type="float" office:value="38.1227273816981" calcext:value-type="float">
            <text:p>38</text:p>
          </table:table-cell>
          <table:table-cell table:style-name="ce90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90" table:formula="of:=[M_Dia_NA.K50]/[.$K$6]" office:value-type="float" office:value="20.7387664101785" calcext:value-type="float">
            <text:p>21</text:p>
          </table:table-cell>
          <table:table-cell table:style-name="ce90" table:formula="of:=[M_Dia_NA.L50]/[.$L$6]" office:value-type="float" office:value="62.1232743048714" calcext:value-type="float">
            <text:p>62</text:p>
          </table:table-cell>
          <table:table-cell table:formula="of:=[M_Dia_NA.M50]/[.$M$6]" office:value-type="float" office:value="4.40577020684008" calcext:value-type="float">
            <text:p>4.4</text:p>
          </table:table-cell>
          <table:table-cell table:style-name="ce90" table:formula="of:=[M_Dia_NA.N50]/[.$N$6]" office:value-type="float" office:value="12.8692590696796" calcext:value-type="float">
            <text:p>13</text:p>
          </table:table-cell>
          <table:table-cell table:style-name="ce90" table:formula="of:=[M_Dia_NA.O50]/[.$O$6]" office:value-type="float" office:value="48.0467020804852" calcext:value-type="float">
            <text:p>48</text:p>
          </table:table-cell>
          <table:table-cell table:style-name="ce90" table:formula="of:=[M_Dia_NA.P50]/[.$P$6]" office:value-type="float" office:value="25.4235131756794" calcext:value-type="float">
            <text:p>25</text:p>
          </table:table-cell>
          <table:table-cell table:formula="of:=[M_Dia_NA.Q50]/[.$Q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90" table:formula="of:=[M_Dia_NA.E51]/[.$E$6]" office:value-type="float" office:value="84.2157927514791" calcext:value-type="float">
            <text:p>84</text:p>
          </table:table-cell>
          <table:table-cell table:style-name="ce90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90" table:formula="of:=[M_Dia_NA.H51]/[.$H$6]" office:value-type="float" office:value="101.485845976819" calcext:value-type="float">
            <text:p>101</text:p>
          </table:table-cell>
          <table:table-cell table:style-name="ce90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90" table:formula="of:=[M_Dia_NA.K51]/[.$K$6]" office:value-type="float" office:value="19.2574259523086" calcext:value-type="float">
            <text:p>19</text:p>
          </table:table-cell>
          <table:table-cell table:style-name="ce90" table:formula="of:=[M_Dia_NA.L51]/[.$L$6]" office:value-type="float" office:value="10.3538790508119" calcext:value-type="float">
            <text:p>10</text:p>
          </table:table-cell>
          <table:table-cell table:style-name="ce90" table:formula="of:=[M_Dia_NA.M51]/[.$M$6]" office:value-type="float" office:value="11.0144255171002" calcext:value-type="float">
            <text:p>11</text:p>
          </table:table-cell>
          <table:table-cell table:style-name="ce90" table:formula="of:=[M_Dia_NA.N51]/[.$N$6]" office:value-type="float" office:value="10.4860629456649" calcext:value-type="float">
            <text:p>10</text:p>
          </table:table-cell>
          <table:table-cell table:style-name="ce90" table:formula="of:=[M_Dia_NA.O51]/[.$O$6]" office:value-type="float" office:value="57.7573712180174" calcext:value-type="float">
            <text:p>58</text:p>
          </table:table-cell>
          <table:table-cell table:style-name="ce90" table:formula="of:=[M_Dia_NA.P51]/[.$P$6]" office:value-type="float" office:value="33.7350463292668" calcext:value-type="float">
            <text:p>34</text:p>
          </table:table-cell>
          <table:table-cell table:formula="of:=[M_Dia_NA.Q51]/[.$Q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90" table:formula="of:=[M_Dia_NA.E52]/[.$E$6]" office:value-type="float" office:value="60.7458177223784" calcext:value-type="float">
            <text:p>61</text:p>
          </table:table-cell>
          <table:table-cell table:style-name="ce90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90" table:formula="of:=[M_Dia_NA.H52]/[.$H$6]" office:value-type="float" office:value="83.8849797003967" calcext:value-type="float">
            <text:p>84</text:p>
          </table:table-cell>
          <table:table-cell table:style-name="ce90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90" table:formula="of:=[M_Dia_NA.K52]/[.$K$6]" office:value-type="float" office:value="32.5894900731376" calcext:value-type="float">
            <text:p>33</text:p>
          </table:table-cell>
          <table:table-cell table:style-name="ce90" table:formula="of:=[M_Dia_NA.L52]/[.$L$6]" office:value-type="float" office:value="10.3538790508119" calcext:value-type="float">
            <text:p>10</text:p>
          </table:table-cell>
          <table:table-cell table:formula="of:=[M_Dia_NA.M52]/[.$M$6]" office:value-type="float" office:value="2.20288510342004" calcext:value-type="float">
            <text:p>2.2</text:p>
          </table:table-cell>
          <table:table-cell table:style-name="ce90" table:formula="of:=[M_Dia_NA.N52]/[.$N$6]" office:value-type="float" office:value="17.6356513177091" calcext:value-type="float">
            <text:p>18</text:p>
          </table:table-cell>
          <table:table-cell table:style-name="ce90" table:formula="of:=[M_Dia_NA.O52]/[.$O$6]" office:value-type="float" office:value="59.7839456467198" calcext:value-type="float">
            <text:p>60</text:p>
          </table:table-cell>
          <table:table-cell table:style-name="ce90" table:formula="of:=[M_Dia_NA.P52]/[.$P$6]" office:value-type="float" office:value="38.135269763519" calcext:value-type="float">
            <text:p>38</text:p>
          </table:table-cell>
          <table:table-cell table:formula="of:=[M_Dia_NA.Q52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90" table:formula="of:=[M_Dia_NA.D53]/[.$D$6]" office:value-type="float" office:value="10.5298187830823" calcext:value-type="float">
            <text:p>11</text:p>
          </table:table-cell>
          <table:table-cell table:style-name="ce90" table:formula="of:=[M_Dia_NA.E53]/[.$E$6]" office:value-type="float" office:value="64.4273824328256" calcext:value-type="float">
            <text:p>64</text:p>
          </table:table-cell>
          <table:table-cell table:style-name="ce90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90" table:formula="of:=[M_Dia_NA.H53]/[.$H$6]" office:value-type="float" office:value="78.8668603790337" calcext:value-type="float">
            <text:p>79</text:p>
          </table:table-cell>
          <table:table-cell table:style-name="ce90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90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formula="of:=[M_Dia_NA.M53]/[.$M$6]" office:value-type="float" office:value="6.60865531026013" calcext:value-type="float">
            <text:p>6.6</text:p>
          </table:table-cell>
          <table:table-cell table:style-name="ce90" table:formula="of:=[M_Dia_NA.N53]/[.$N$6]" office:value-type="float" office:value="9.53278449605897" calcext:value-type="float">
            <text:p>10</text:p>
          </table:table-cell>
          <table:table-cell table:style-name="ce90" table:formula="of:=[M_Dia_NA.O53]/[.$O$6]" office:value-type="float" office:value="52.2687321402818" calcext:value-type="float">
            <text:p>52</text:p>
          </table:table-cell>
          <table:table-cell table:style-name="ce90" table:formula="of:=[M_Dia_NA.P53]/[.$P$6]" office:value-type="float" office:value="34.7128737591007" calcext:value-type="float">
            <text:p>35</text:p>
          </table:table-cell>
          <table:table-cell table:formula="of:=[M_Dia_NA.Q53]/[.$Q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90" table:formula="of:=[M_Dia_NA.C54]/[.$C$6]" office:value-type="float" office:value="10.2277054125989" calcext:value-type="float">
            <text:p>10</text:p>
          </table:table-cell>
          <table:table-cell table:style-name="ce90" table:formula="of:=[M_Dia_NA.D54]/[.$D$6]" office:value-type="float" office:value="10.5298187830823" calcext:value-type="float">
            <text:p>11</text:p>
          </table:table-cell>
          <table:table-cell table:style-name="ce90" table:formula="of:=[M_Dia_NA.E54]/[.$E$6]" office:value-type="float" office:value="75.4720765641671" calcext:value-type="float">
            <text:p>75</text:p>
          </table:table-cell>
          <table:table-cell table:style-name="ce90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90" table:formula="of:=[M_Dia_NA.H54]/[.$H$6]" office:value-type="float" office:value="38.7968031114335" calcext:value-type="float">
            <text:p>39</text:p>
          </table:table-cell>
          <table:table-cell table:style-name="ce90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90" table:formula="of:=[M_Dia_NA.K54]/[.$K$6]" office:value-type="float" office:value="31.1081496152677" calcext:value-type="float">
            <text:p>31</text:p>
          </table:table-cell>
          <table:table-cell table:style-name="ce90" table:formula="of:=[M_Dia_NA.L54]/[.$L$6]" office:value-type="float" office:value="51.7693952540595" calcext:value-type="float">
            <text:p>52</text:p>
          </table:table-cell>
          <table:table-cell table:formula="of:=[M_Dia_NA.M54]/[.$M$6]" office:value-type="float" office:value="8.81154041368017" calcext:value-type="float">
            <text:p>8.8</text:p>
          </table:table-cell>
          <table:table-cell table:style-name="ce90" table:formula="of:=[M_Dia_NA.N54]/[.$N$6]" office:value-type="float" office:value="13.8225375192855" calcext:value-type="float">
            <text:p>14</text:p>
          </table:table-cell>
          <table:table-cell table:style-name="ce90" table:formula="of:=[M_Dia_NA.O54]/[.$O$6]" office:value-type="float" office:value="37.238305127406" calcext:value-type="float">
            <text:p>37</text:p>
          </table:table-cell>
          <table:table-cell table:style-name="ce90" table:formula="of:=[M_Dia_NA.P54]/[.$P$6]" office:value-type="float" office:value="42.0465794828543" calcext:value-type="float">
            <text:p>42</text:p>
          </table:table-cell>
          <table:table-cell table:formula="of:=[M_Dia_NA.Q54]/[.$Q$6]" office:value-type="float" office:value="37.4777803461834" calcext:value-type="float">
            <text:p>37</text:p>
          </table:table-cell>
        </table:table-row>
        <table:table-row table:style-name="ro1">
          <table:table-cell table:style-name="ce80" table:formula="of:=[M_Dia_NA.A55]" office:value-type="string" office:string-value="L" calcext:value-type="string">
            <text:p>L</text:p>
          </table:table-cell>
          <table:table-cell table:style-name="ce57" table:formula="of:=[M_Dia_NA.B55]" office:value-type="date" office:date-value="2020-04-06" calcext:value-type="date">
            <text:p>06/04</text:p>
          </table:table-cell>
          <table:table-cell table:style-name="ce88" table:formula="of:=[M_Dia_NA.C55]/[.$C$6]" office:value-type="float" office:value="5.11385270629944" calcext:value-type="float">
            <text:p>5.1</text:p>
          </table:table-cell>
          <table:table-cell table:style-name="ce88" table:formula="of:=[M_Dia_NA.D55]/[.$D$6]" office:value-type="float" office:value="9.3598389182954" calcext:value-type="float">
            <text:p>9.4</text:p>
          </table:table-cell>
          <table:table-cell table:style-name="ce92" table:formula="of:=[M_Dia_NA.E55]/[.$E$6]" office:value-type="float" office:value="85.1361839290909" calcext:value-type="float">
            <text:p>85</text:p>
          </table:table-cell>
          <table:table-cell table:style-name="ce88" table:formula="of:=[M_Dia_NA.F55]/[.$F$6]" office:value-type="float" office:value="7.09090808406461" calcext:value-type="float">
            <text:p>7.1</text:p>
          </table:table-cell>
          <table:table-cell table:style-name="ce92" table:formula="of:=[M_Dia_NA.G55]/[.$G$6]" office:value-type="float" office:value="75.1159359047629" calcext:value-type="float">
            <text:p>75</text:p>
          </table:table-cell>
          <table:table-cell table:style-name="ce92" table:formula="of:=[M_Dia_NA.H55]/[.$H$6]" office:value-type="float" office:value="62.3894536521701" calcext:value-type="float">
            <text:p>62</text:p>
          </table:table-cell>
          <table:table-cell table:style-name="ce92" table:formula="of:=[M_Dia_NA.I55]/[.$I$6]" office:value-type="float" office:value="30.8313673818764" calcext:value-type="float">
            <text:p>31</text:p>
          </table:table-cell>
          <table:table-cell table:style-name="ce92" table:formula="of:=[M_Dia_NA.J55]/[.$J$6]" office:value-type="float" office:value="47.1065623946714" calcext:value-type="float">
            <text:p>47</text:p>
          </table:table-cell>
          <table:table-cell table:style-name="ce92" table:formula="of:=[M_Dia_NA.K55]/[.$K$6]" office:value-type="float" office:value="23.7014473259183" calcext:value-type="float">
            <text:p>24</text:p>
          </table:table-cell>
          <table:table-cell table:style-name="ce92" table:formula="of:=[M_Dia_NA.L55]/[.$L$6]" office:value-type="float" office:value="51.7693952540595" calcext:value-type="float">
            <text:p>52</text:p>
          </table:table-cell>
          <table:table-cell table:style-name="ce88" table:formula="of:=[M_Dia_NA.M55]/[.$M$6]" office:value-type="float" office:value="1.10144255171002" calcext:value-type="float">
            <text:p>1.1</text:p>
          </table:table-cell>
          <table:table-cell table:style-name="ce92" table:formula="of:=[M_Dia_NA.N55]/[.$N$6]" office:value-type="float" office:value="7.62622759684718" calcext:value-type="float">
            <text:p>8</text:p>
          </table:table-cell>
          <table:table-cell table:style-name="ce92" table:formula="of:=[M_Dia_NA.O55]/[.$O$6]" office:value-type="float" office:value="66.3703125400024" calcext:value-type="float">
            <text:p>66</text:p>
          </table:table-cell>
          <table:table-cell table:style-name="ce92" table:formula="of:=[M_Dia_NA.P55]/[.$P$6]" office:value-type="float" office:value="44.4911480574389" calcext:value-type="float">
            <text:p>44</text:p>
          </table:table-cell>
          <table:table-cell table:style-name="ce92" table:formula="of:=[M_Dia_NA.Q55]/[.$Q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90" table:formula="of:=[M_Dia_NA.C56]/[.$C$6]" office:value-type="float" office:value="9.61626650206309" calcext:value-type="float">
            <text:p>10</text:p>
          </table:table-cell>
          <table:table-cell table:style-name="ce90" table:formula="of:=[M_Dia_NA.D56]/[.$D$6]" office:value-type="float" office:value="13.4547684450496" calcext:value-type="float">
            <text:p>13</text:p>
          </table:table-cell>
          <table:table-cell table:style-name="ce90" table:formula="of:=[M_Dia_NA.E56]/[.$E$6]" office:value-type="float" office:value="185.458822288776" calcext:value-type="float">
            <text:p>185</text:p>
          </table:table-cell>
          <table:table-cell table:style-name="ce90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90" table:formula="of:=[M_Dia_NA.H56]/[.$H$6]" office:value-type="float" office:value="106.129478781663" calcext:value-type="float">
            <text:p>106</text:p>
          </table:table-cell>
          <table:table-cell table:style-name="ce90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90" table:formula="of:=[M_Dia_NA.K56]/[.$K$6]" office:value-type="float" office:value="53.3282564833161" calcext:value-type="float">
            <text:p>53</text:p>
          </table:table-cell>
          <table:table-cell table:style-name="ce90" table:formula="of:=[M_Dia_NA.L56]/[.$L$6]" office:value-type="float" office:value="31.0616371524357" calcext:value-type="float">
            <text:p>31</text:p>
          </table:table-cell>
          <table:table-cell table:style-name="ce90" table:formula="of:=[M_Dia_NA.M56]/[.$M$6]" office:value-type="float" office:value="11.0144255171002" calcext:value-type="float">
            <text:p>11</text:p>
          </table:table-cell>
          <table:table-cell table:style-name="ce90" table:formula="of:=[M_Dia_NA.N56]/[.$N$6]" office:value-type="float" office:value="16.2057336433002" calcext:value-type="float">
            <text:p>16</text:p>
          </table:table-cell>
          <table:table-cell table:style-name="ce90" table:formula="of:=[M_Dia_NA.O56]/[.$O$6]" office:value-type="float" office:value="79.2052839217841" calcext:value-type="float">
            <text:p>79</text:p>
          </table:table-cell>
          <table:table-cell table:style-name="ce90" table:formula="of:=[M_Dia_NA.P56]/[.$P$6]" office:value-type="float" office:value="40.5798383381036" calcext:value-type="float">
            <text:p>41</text:p>
          </table:table-cell>
          <table:table-cell table:formula="of:=[M_Dia_NA.Q56]/[.$Q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90" table:formula="of:=[M_Dia_NA.C57]/[.$C$6]" office:value-type="float" office:value="14.1186802978267" calcext:value-type="float">
            <text:p>14</text:p>
          </table:table-cell>
          <table:table-cell table:style-name="ce90" table:formula="of:=[M_Dia_NA.D57]/[.$D$6]" office:value-type="float" office:value="17.5496979718039" calcext:value-type="float">
            <text:p>18</text:p>
          </table:table-cell>
          <table:table-cell table:style-name="ce90" table:formula="of:=[M_Dia_NA.E57]/[.$E$6]" office:value-type="float" office:value="94.3400957052089" calcext:value-type="float">
            <text:p>94</text:p>
          </table:table-cell>
          <table:table-cell table:style-name="ce90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90" table:formula="of:=[M_Dia_NA.H57]/[.$H$6]" office:value-type="float" office:value="40.5194410874238" calcext:value-type="float">
            <text:p>41</text:p>
          </table:table-cell>
          <table:table-cell table:style-name="ce90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90" table:formula="of:=[M_Dia_NA.K57]/[.$K$6]" office:value-type="float" office:value="37.0335114467473" calcext:value-type="float">
            <text:p>37</text:p>
          </table:table-cell>
          <table:table-cell table:style-name="ce90" table:formula="of:=[M_Dia_NA.L57]/[.$L$6]" office:value-type="float" office:value="20.7077581016238" calcext:value-type="float">
            <text:p>21</text:p>
          </table:table-cell>
          <table:table-cell table:style-name="ce90" table:formula="of:=[M_Dia_NA.M57]/[.$M$6]" office:value-type="float" office:value="12.1158680688102" calcext:value-type="float">
            <text:p>12</text:p>
          </table:table-cell>
          <table:table-cell table:style-name="ce90" table:formula="of:=[M_Dia_NA.N57]/[.$N$6]" office:value-type="float" office:value="16.6823728681032" calcext:value-type="float">
            <text:p>17</text:p>
          </table:table-cell>
          <table:table-cell table:style-name="ce90" table:formula="of:=[M_Dia_NA.O57]/[.$O$6]" office:value-type="float" office:value="74.392169653616" calcext:value-type="float">
            <text:p>74</text:p>
          </table:table-cell>
          <table:table-cell table:style-name="ce90" table:formula="of:=[M_Dia_NA.P57]/[.$P$6]" office:value-type="float" office:value="54.2694223557771" calcext:value-type="float">
            <text:p>54</text:p>
          </table:table-cell>
          <table:table-cell table:formula="of:=[M_Dia_NA.Q57]/[.$Q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90" table:formula="of:=[M_Dia_NA.C58]/[.$C$6]" office:value-type="float" office:value="13.6739974538007" calcext:value-type="float">
            <text:p>14</text:p>
          </table:table-cell>
          <table:table-cell table:style-name="ce90" table:formula="of:=[M_Dia_NA.D58]/[.$D$6]" office:value-type="float" office:value="12.8697785126562" calcext:value-type="float">
            <text:p>13</text:p>
          </table:table-cell>
          <table:table-cell table:style-name="ce90" table:formula="of:=[M_Dia_NA.E58]/[.$E$6]" office:value-type="float" office:value="130.235351632069" calcext:value-type="float">
            <text:p>130</text:p>
          </table:table-cell>
          <table:table-cell table:style-name="ce90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90" table:formula="of:=[M_Dia_NA.H58]/[.$H$6]" office:value-type="float" office:value="100.437283730564" calcext:value-type="float">
            <text:p>100</text:p>
          </table:table-cell>
          <table:table-cell table:style-name="ce90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90" table:formula="of:=[M_Dia_NA.K58]/[.$K$6]" office:value-type="float" office:value="41.477532820357" calcext:value-type="float">
            <text:p>41</text:p>
          </table:table-cell>
          <table:table-cell table:style-name="ce90" table:formula="of:=[M_Dia_NA.L58]/[.$L$6]" office:value-type="float" office:value="62.1232743048714" calcext:value-type="float">
            <text:p>62</text:p>
          </table:table-cell>
          <table:table-cell table:formula="of:=[M_Dia_NA.M58]/[.$M$6]" office:value-type="float" office:value="8.81154041368017" calcext:value-type="float">
            <text:p>8.8</text:p>
          </table:table-cell>
          <table:table-cell table:style-name="ce90" table:formula="of:=[M_Dia_NA.N58]/[.$N$6]" office:value-type="float" office:value="13.8225375192855" calcext:value-type="float">
            <text:p>14</text:p>
          </table:table-cell>
          <table:table-cell table:style-name="ce90" table:formula="of:=[M_Dia_NA.O58]/[.$O$6]" office:value-type="float" office:value="82.7517891720132" calcext:value-type="float">
            <text:p>83</text:p>
          </table:table-cell>
          <table:table-cell table:style-name="ce90" table:formula="of:=[M_Dia_NA.P58]/[.$P$6]" office:value-type="float" office:value="41.0687520530205" calcext:value-type="float">
            <text:p>41</text:p>
          </table:table-cell>
          <table:table-cell table:formula="of:=[M_Dia_NA.Q58]/[.$Q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90" table:formula="of:=[M_Dia_NA.C59]/[.$C$6]" office:value-type="float" office:value="14.7857045638658" calcext:value-type="float">
            <text:p>15</text:p>
          </table:table-cell>
          <table:table-cell table:style-name="ce90" table:formula="of:=[M_Dia_NA.D59]/[.$D$6]" office:value-type="float" office:value="14.0397583774431" calcext:value-type="float">
            <text:p>14</text:p>
          </table:table-cell>
          <table:table-cell table:style-name="ce90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90" table:formula="of:=[M_Dia_NA.H59]/[.$H$6]" office:value-type="float" office:value="73.9236383609746" calcext:value-type="float">
            <text:p>74</text:p>
          </table:table-cell>
          <table:table-cell table:style-name="ce90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90" table:formula="of:=[M_Dia_NA.K59]/[.$K$6]" office:value-type="float" office:value="37.0335114467473" calcext:value-type="float">
            <text:p>37</text:p>
          </table:table-cell>
          <table:table-cell table:style-name="ce90" table:formula="of:=[M_Dia_NA.L59]/[.$L$6]" office:value-type="float" office:value="20.7077581016238" calcext:value-type="float">
            <text:p>21</text:p>
          </table:table-cell>
          <table:table-cell table:formula="of:=[M_Dia_NA.M59]/[.$M$6]" office:value-type="float" office:value="4.40577020684008" calcext:value-type="float">
            <text:p>4.4</text:p>
          </table:table-cell>
          <table:table-cell table:style-name="ce90" table:formula="of:=[M_Dia_NA.N59]/[.$N$6]" office:value-type="float" office:value="12.3926198448767" calcext:value-type="float">
            <text:p>12</text:p>
          </table:table-cell>
          <table:table-cell table:style-name="ce90" table:formula="of:=[M_Dia_NA.O59]/[.$O$6]" office:value-type="float" office:value="77.4320312966695" calcext:value-type="float">
            <text:p>77</text:p>
          </table:table-cell>
          <table:table-cell table:style-name="ce90" table:formula="of:=[M_Dia_NA.P59]/[.$P$6]" office:value-type="float" office:value="43.5133206276051" calcext:value-type="float">
            <text:p>44</text:p>
          </table:table-cell>
          <table:table-cell table:formula="of:=[M_Dia_NA.Q59]/[.$Q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90" table:formula="of:=[M_Dia_NA.C60]/[.$C$6]" office:value-type="float" office:value="9.50509579105658" calcext:value-type="float">
            <text:p>10</text:p>
          </table:table-cell>
          <table:table-cell table:style-name="ce90" table:formula="of:=[M_Dia_NA.D60]/[.$D$6]" office:value-type="float" office:value="10.5298187830823" calcext:value-type="float">
            <text:p>11</text:p>
          </table:table-cell>
          <table:table-cell table:style-name="ce90" table:formula="of:=[M_Dia_NA.E60]/[.$E$6]" office:value-type="float" office:value="150.483957539528" calcext:value-type="float">
            <text:p>150</text:p>
          </table:table-cell>
          <table:table-cell table:style-name="ce90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90" table:formula="of:=[M_Dia_NA.H60]/[.$H$6]" office:value-type="float" office:value="47.5597875979928" calcext:value-type="float">
            <text:p>48</text:p>
          </table:table-cell>
          <table:table-cell table:style-name="ce90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90" table:formula="of:=[M_Dia_NA.K60]/[.$K$6]" office:value-type="float" office:value="47.4028946518366" calcext:value-type="float">
            <text:p>47</text:p>
          </table:table-cell>
          <table:table-cell table:style-name="ce90" table:formula="of:=[M_Dia_NA.L60]/[.$L$6]" office:value-type="float" office:value="82.8310324064953" calcext:value-type="float">
            <text:p>83</text:p>
          </table:table-cell>
          <table:table-cell table:formula="of:=[M_Dia_NA.M60]/[.$M$6]" office:value-type="float" office:value="6.60865531026013" calcext:value-type="float">
            <text:p>6.6</text:p>
          </table:table-cell>
          <table:table-cell table:style-name="ce90" table:formula="of:=[M_Dia_NA.N60]/[.$N$6]" office:value-type="float" office:value="16.6823728681032" calcext:value-type="float">
            <text:p>17</text:p>
          </table:table-cell>
          <table:table-cell table:style-name="ce90" table:formula="of:=[M_Dia_NA.O60]/[.$O$6]" office:value-type="float" office:value="62.2327230814018" calcext:value-type="float">
            <text:p>62</text:p>
          </table:table-cell>
          <table:table-cell table:style-name="ce90" table:formula="of:=[M_Dia_NA.P60]/[.$P$6]" office:value-type="float" office:value="46.9357166320234" calcext:value-type="float">
            <text:p>47</text:p>
          </table:table-cell>
          <table:table-cell table:formula="of:=[M_Dia_NA.Q60]/[.$Q$6]" office:value-type="float" office:value="35.5052655911211" calcext:value-type="float">
            <text:p>36</text:p>
          </table:table-cell>
        </table:table-row>
        <table:table-row table:style-name="ro1">
          <table:table-cell table:style-name="ce83"/>
          <table:table-cell table:style-name="ce59" table:formula="of:=[M_Dia_NA.B61]" office:value-type="date" office:date-value="2020-04-12" calcext:value-type="date">
            <text:p>12/04</text:p>
          </table:table-cell>
          <table:table-cell table:style-name="ce89" table:formula="of:=[M_Dia_NA.C61]/[.$C$6]" office:value-type="float" office:value="7.17051085991987" calcext:value-type="float">
            <text:p>7.2</text:p>
          </table:table-cell>
          <table:table-cell table:style-name="ce89" table:formula="of:=[M_Dia_NA.D61]/[.$D$6]" office:value-type="float" office:value="7.60486912111501" calcext:value-type="float">
            <text:p>7.6</text:p>
          </table:table-cell>
          <table:table-cell table:style-name="ce91" table:formula="of:=[M_Dia_NA.E61]/[.$E$6]" office:value-type="float" office:value="116.889679556698" calcext:value-type="float">
            <text:p>117</text:p>
          </table:table-cell>
          <table:table-cell table:style-name="ce91" table:formula="of:=[M_Dia_NA.F61]/[.$F$6]" office:value-type="float" office:value="11.522725636605" calcext:value-type="float">
            <text:p>12</text:p>
          </table:table-cell>
          <table:table-cell table:style-name="ce91" table:formula="of:=[M_Dia_NA.G61]/[.$G$6]" office:value-type="float" office:value="72.9933505887727" calcext:value-type="float">
            <text:p>73</text:p>
          </table:table-cell>
          <table:table-cell table:style-name="ce91" table:formula="of:=[M_Dia_NA.H61]/[.$H$6]" office:value-type="float" office:value="42.0173871535023" calcext:value-type="float">
            <text:p>42</text:p>
          </table:table-cell>
          <table:table-cell table:style-name="ce91" table:formula="of:=[M_Dia_NA.I61]/[.$I$6]" office:value-type="float" office:value="28.6945399395681" calcext:value-type="float">
            <text:p>29</text:p>
          </table:table-cell>
          <table:table-cell table:style-name="ce91" table:formula="of:=[M_Dia_NA.J61]/[.$J$6]" office:value-type="float" office:value="31.9228433838103" calcext:value-type="float">
            <text:p>32</text:p>
          </table:table-cell>
          <table:table-cell table:style-name="ce91" table:formula="of:=[M_Dia_NA.K61]/[.$K$6]" office:value-type="float" office:value="20.7387664101785" calcext:value-type="float">
            <text:p>21</text:p>
          </table:table-cell>
          <table:table-cell table:style-name="ce91" table:formula="of:=[M_Dia_NA.L61]/[.$L$6]" office:value-type="float" office:value="41.4155162032476" calcext:value-type="float">
            <text:p>41</text:p>
          </table:table-cell>
          <table:table-cell table:style-name="ce89" table:formula="of:=[M_Dia_NA.M61]/[.$M$6]" office:value-type="float" office:value="5.5072127585501" calcext:value-type="float">
            <text:p>5.5</text:p>
          </table:table-cell>
          <table:table-cell table:style-name="ce91" table:formula="of:=[M_Dia_NA.N61]/[.$N$6]" office:value-type="float" office:value="16.2057336433002" calcext:value-type="float">
            <text:p>16</text:p>
          </table:table-cell>
          <table:table-cell table:style-name="ce91" table:formula="of:=[M_Dia_NA.O61]/[.$O$6]" office:value-type="float" office:value="60.5439110574832" calcext:value-type="float">
            <text:p>61</text:p>
          </table:table-cell>
          <table:table-cell table:style-name="ce91" table:formula="of:=[M_Dia_NA.P61]/[.$P$6]" office:value-type="float" office:value="46.4468029171065" calcext:value-type="float">
            <text:p>46</text:p>
          </table:table-cell>
          <table:table-cell table:formula="of:=[M_Dia_NA.Q61]/[.$Q$6]" office:value-type="float" office:value="30.9027311626424" calcext:value-type="float">
            <text:p>31</text:p>
          </table:table-cell>
        </table:table-row>
        <table:table-row table:style-name="ro1">
          <table:table-cell table:style-name="ce86" table:formula="of:=[M_Dia_NA.A62]" office:value-type="string" office:string-value="L" calcext:value-type="string">
            <text:p>L</text:p>
          </table:table-cell>
          <table:table-cell table:style-name="ce57" table:formula="of:=[M_Dia_NA.B62]" office:value-type="date" office:date-value="2020-04-13" calcext:value-type="date">
            <text:p>13/04</text:p>
          </table:table-cell>
          <table:table-cell table:style-name="ce88" table:formula="of:=[M_Dia_NA.C62]/[.$C$6]" office:value-type="float" office:value="7.00375479341011" calcext:value-type="float">
            <text:p>7.0</text:p>
          </table:table-cell>
          <table:table-cell table:style-name="ce92" table:formula="of:=[M_Dia_NA.D62]/[.$D$6]" office:value-type="float" office:value="10.5298187830823" calcext:value-type="float">
            <text:p>11</text:p>
          </table:table-cell>
          <table:table-cell table:style-name="ce92" table:formula="of:=[M_Dia_NA.E62]/[.$E$6]" office:value-type="float" office:value="139.439263408187" calcext:value-type="float">
            <text:p>139</text:p>
          </table:table-cell>
          <table:table-cell table:style-name="ce92" table:formula="of:=[M_Dia_NA.F62]/[.$F$6]" office:value-type="float" office:value="10.6363621260969" calcext:value-type="float">
            <text:p>11</text:p>
          </table:table-cell>
          <table:table-cell table:style-name="ce92" table:formula="of:=[M_Dia_NA.G62]/[.$G$6]" office:value-type="float" office:value="60.9653671314952" calcext:value-type="float">
            <text:p>61</text:p>
          </table:table-cell>
          <table:table-cell table:style-name="ce92" table:formula="of:=[M_Dia_NA.H62]/[.$H$6]" office:value-type="float" office:value="42.9910520964533" calcext:value-type="float">
            <text:p>43</text:p>
          </table:table-cell>
          <table:table-cell table:style-name="ce92" table:formula="of:=[M_Dia_NA.I62]/[.$I$6]" office:value-type="float" office:value="26.2524514340729" calcext:value-type="float">
            <text:p>26</text:p>
          </table:table-cell>
          <table:table-cell table:style-name="ce92" table:formula="of:=[M_Dia_NA.J62]/[.$J$6]" office:value-type="float" office:value="41.9218778543774" calcext:value-type="float">
            <text:p>42</text:p>
          </table:table-cell>
          <table:table-cell table:style-name="ce92" table:formula="of:=[M_Dia_NA.K62]/[.$K$6]" office:value-type="float" office:value="45.9215541939667" calcext:value-type="float">
            <text:p>46</text:p>
          </table:table-cell>
          <table:table-cell table:style-name="ce92" table:formula="of:=[M_Dia_NA.L62]/[.$L$6]" office:value-type="float" office:value="10.3538790508119" calcext:value-type="float">
            <text:p>10</text:p>
          </table:table-cell>
          <table:table-cell table:style-name="ce92" table:formula="of:=[M_Dia_NA.M62]/[.$M$6]" office:value-type="float" office:value="12.1158680688102" calcext:value-type="float">
            <text:p>12</text:p>
          </table:table-cell>
          <table:table-cell table:style-name="ce92" table:formula="of:=[M_Dia_NA.N62]/[.$N$6]" office:value-type="float" office:value="14.7758159688914" calcext:value-type="float">
            <text:p>15</text:p>
          </table:table-cell>
          <table:table-cell table:style-name="ce92" table:formula="of:=[M_Dia_NA.O62]/[.$O$6]" office:value-type="float" office:value="65.694787730435" calcext:value-type="float">
            <text:p>66</text:p>
          </table:table-cell>
          <table:table-cell table:style-name="ce92" table:formula="of:=[M_Dia_NA.P62]/[.$P$6]" office:value-type="float" office:value="41.0687520530205" calcext:value-type="float">
            <text:p>41</text:p>
          </table:table-cell>
          <table:table-cell table:style-name="ce92" table:formula="of:=[M_Dia_NA.Q62]/[.$Q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formula="of:=[M_Dia_NA.C63]/[.$C$6]" office:value-type="float" office:value="9.44951043555332" calcext:value-type="float">
            <text:p>9.4</text:p>
          </table:table-cell>
          <table:table-cell table:formula="of:=[M_Dia_NA.D63]/[.$D$6]" office:value-type="float" office:value="9.3598389182954" calcext:value-type="float">
            <text:p>9.4</text:p>
          </table:table-cell>
          <table:table-cell table:style-name="ce90" table:formula="of:=[M_Dia_NA.E63]/[.$E$6]" office:value-type="float" office:value="116.889679556698" calcext:value-type="float">
            <text:p>117</text:p>
          </table:table-cell>
          <table:table-cell table:style-name="ce90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90" table:formula="of:=[M_Dia_NA.H63]/[.$H$6]" office:value-type="float" office:value="57.0717451175913" calcext:value-type="float">
            <text:p>57</text:p>
          </table:table-cell>
          <table:table-cell table:style-name="ce90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90" table:formula="of:=[M_Dia_NA.K63]/[.$K$6]" office:value-type="float" office:value="60.7349587726656" calcext:value-type="float">
            <text:p>61</text:p>
          </table:table-cell>
          <table:table-cell table:style-name="ce90" table:formula="of:=[M_Dia_NA.L63]/[.$L$6]" office:value-type="float" office:value="0" calcext:value-type="float">
            <text:p>0</text:p>
          </table:table-cell>
          <table:table-cell table:style-name="ce90" table:formula="of:=[M_Dia_NA.M63]/[.$M$6]" office:value-type="float" office:value="14.3187531722303" calcext:value-type="float">
            <text:p>14</text:p>
          </table:table-cell>
          <table:table-cell table:style-name="ce90" table:formula="of:=[M_Dia_NA.N63]/[.$N$6]" office:value-type="float" office:value="15.2524551936944" calcext:value-type="float">
            <text:p>15</text:p>
          </table:table-cell>
          <table:table-cell table:style-name="ce90" table:formula="of:=[M_Dia_NA.O63]/[.$O$6]" office:value-type="float" office:value="64.2592975101042" calcext:value-type="float">
            <text:p>64</text:p>
          </table:table-cell>
          <table:table-cell table:style-name="ce90" table:formula="of:=[M_Dia_NA.P63]/[.$P$6]" office:value-type="float" office:value="43.5133206276051" calcext:value-type="float">
            <text:p>44</text:p>
          </table:table-cell>
          <table:table-cell table:formula="of:=[M_Dia_NA.Q63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90" table:formula="of:=[M_Dia_NA.C64]/[.$C$6]" office:value-type="float" office:value="15.8418263184276" calcext:value-type="float">
            <text:p>16</text:p>
          </table:table-cell>
          <table:table-cell table:formula="of:=[M_Dia_NA.D64]/[.$D$6]" office:value-type="float" office:value="5.26490939154116" calcext:value-type="float">
            <text:p>5.3</text:p>
          </table:table-cell>
          <table:table-cell table:style-name="ce90" table:formula="of:=[M_Dia_NA.E64]/[.$E$6]" office:value-type="float" office:value="130.235351632069" calcext:value-type="float">
            <text:p>130</text:p>
          </table:table-cell>
          <table:table-cell table:style-name="ce90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90" table:formula="of:=[M_Dia_NA.H64]/[.$H$6]" office:value-type="float" office:value="107.702322151045" calcext:value-type="float">
            <text:p>108</text:p>
          </table:table-cell>
          <table:table-cell table:style-name="ce90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90" table:formula="of:=[M_Dia_NA.K64]/[.$K$6]" office:value-type="float" office:value="56.2909373990559" calcext:value-type="float">
            <text:p>56</text:p>
          </table:table-cell>
          <table:table-cell table:style-name="ce90" table:formula="of:=[M_Dia_NA.L64]/[.$L$6]" office:value-type="float" office:value="10.3538790508119" calcext:value-type="float">
            <text:p>10</text:p>
          </table:table-cell>
          <table:table-cell table:formula="of:=[M_Dia_NA.M64]/[.$M$6]" office:value-type="float" office:value="3.30432765513006" calcext:value-type="float">
            <text:p>3.3</text:p>
          </table:table-cell>
          <table:table-cell table:style-name="ce90" table:formula="of:=[M_Dia_NA.N64]/[.$N$6]" office:value-type="float" office:value="15.2524551936944" calcext:value-type="float">
            <text:p>15</text:p>
          </table:table-cell>
          <table:table-cell table:style-name="ce90" table:formula="of:=[M_Dia_NA.O64]/[.$O$6]" office:value-type="float" office:value="72.7033576296973" calcext:value-type="float">
            <text:p>73</text:p>
          </table:table-cell>
          <table:table-cell table:style-name="ce90" table:formula="of:=[M_Dia_NA.P64]/[.$P$6]" office:value-type="float" office:value="49.8691989215249" calcext:value-type="float">
            <text:p>50</text:p>
          </table:table-cell>
          <table:table-cell table:formula="of:=[M_Dia_NA.Q64]/[.$Q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90" table:formula="of:=[M_Dia_NA.C65]/[.$C$6]" office:value-type="float" office:value="17.5093869835253" calcext:value-type="float">
            <text:p>18</text:p>
          </table:table-cell>
          <table:table-cell table:style-name="ce90" table:formula="of:=[M_Dia_NA.D65]/[.$D$6]" office:value-type="float" office:value="9.94482885068886" calcext:value-type="float">
            <text:p>10</text:p>
          </table:table-cell>
          <table:table-cell table:style-name="ce90" table:formula="of:=[M_Dia_NA.E65]/[.$E$6]" office:value-type="float" office:value="191.901560532059" calcext:value-type="float">
            <text:p>192</text:p>
          </table:table-cell>
          <table:table-cell table:style-name="ce90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90" table:formula="of:=[M_Dia_NA.H65]/[.$H$6]" office:value-type="float" office:value="56.397669387856" calcext:value-type="float">
            <text:p>56</text:p>
          </table:table-cell>
          <table:table-cell table:style-name="ce90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90" table:formula="of:=[M_Dia_NA.K65]/[.$K$6]" office:value-type="float" office:value="62.2162992305355" calcext:value-type="float">
            <text:p>62</text:p>
          </table:table-cell>
          <table:table-cell table:style-name="ce90" table:formula="of:=[M_Dia_NA.L65]/[.$L$6]" office:value-type="float" office:value="0" calcext:value-type="float">
            <text:p>0</text:p>
          </table:table-cell>
          <table:table-cell table:formula="of:=[M_Dia_NA.M65]/[.$M$6]" office:value-type="float" office:value="6.60865531026013" calcext:value-type="float">
            <text:p>6.6</text:p>
          </table:table-cell>
          <table:table-cell table:style-name="ce90" table:formula="of:=[M_Dia_NA.N65]/[.$N$6]" office:value-type="float" office:value="14.2991767440885" calcext:value-type="float">
            <text:p>14</text:p>
          </table:table-cell>
          <table:table-cell table:style-name="ce90" table:formula="of:=[M_Dia_NA.O65]/[.$O$6]" office:value-type="float" office:value="71.5211892129543" calcext:value-type="float">
            <text:p>72</text:p>
          </table:table-cell>
          <table:table-cell table:style-name="ce90" table:formula="of:=[M_Dia_NA.P65]/[.$P$6]" office:value-type="float" office:value="48.4024577767742" calcext:value-type="float">
            <text:p>48</text:p>
          </table:table-cell>
          <table:table-cell table:formula="of:=[M_Dia_NA.Q65]/[.$Q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90" table:formula="of:=[M_Dia_NA.C66]/[.$C$6]" office:value-type="float" office:value="16.6200212954732" calcext:value-type="float">
            <text:p>17</text:p>
          </table:table-cell>
          <table:table-cell table:style-name="ce90" table:formula="of:=[M_Dia_NA.D66]/[.$D$6]" office:value-type="float" office:value="12.2847885802627" calcext:value-type="float">
            <text:p>12</text:p>
          </table:table-cell>
          <table:table-cell table:style-name="ce90" table:formula="of:=[M_Dia_NA.E66]/[.$E$6]" office:value-type="float" office:value="140.819850174604" calcext:value-type="float">
            <text:p>141</text:p>
          </table:table-cell>
          <table:table-cell table:style-name="ce90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90" table:formula="of:=[M_Dia_NA.H66]/[.$H$6]" office:value-type="float" office:value="56.9968478142874" calcext:value-type="float">
            <text:p>57</text:p>
          </table:table-cell>
          <table:table-cell table:style-name="ce90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90" table:formula="of:=[M_Dia_NA.K66]/[.$K$6]" office:value-type="float" office:value="65.1789801462753" calcext:value-type="float">
            <text:p>65</text:p>
          </table:table-cell>
          <table:table-cell table:style-name="ce90" table:formula="of:=[M_Dia_NA.L66]/[.$L$6]" office:value-type="float" office:value="41.4155162032476" calcext:value-type="float">
            <text:p>41</text:p>
          </table:table-cell>
          <table:table-cell table:formula="of:=[M_Dia_NA.M66]/[.$M$6]" office:value-type="float" office:value="1.10144255171002" calcext:value-type="float">
            <text:p>1.1</text:p>
          </table:table-cell>
          <table:table-cell table:style-name="ce90" table:formula="of:=[M_Dia_NA.N66]/[.$N$6]" office:value-type="float" office:value="13.3458982944826" calcext:value-type="float">
            <text:p>13</text:p>
          </table:table-cell>
          <table:table-cell table:style-name="ce90" table:formula="of:=[M_Dia_NA.O66]/[.$O$6]" office:value-type="float" office:value="75.2365756655753" calcext:value-type="float">
            <text:p>75</text:p>
          </table:table-cell>
          <table:table-cell table:style-name="ce90" table:formula="of:=[M_Dia_NA.P66]/[.$P$6]" office:value-type="float" office:value="31.2904777546823" calcext:value-type="float">
            <text:p>31</text:p>
          </table:table-cell>
          <table:table-cell table:formula="of:=[M_Dia_NA.Q66]/[.$Q$6]" office:value-type="float" office:value="28.9302164075802" calcext:value-type="float">
            <text:p>29</text:p>
          </table:table-cell>
        </table:table-row>
        <table:table-row table:style-name="ro1">
          <table:table-cell/>
          <table:table-cell table:formula="of:=[M_Dia_NA.B67]" office:value-type="date" office:date-value="2020-04-18" calcext:value-type="date">
            <text:p>18/04</text:p>
          </table:table-cell>
          <table:table-cell table:style-name="ce90" table:formula="of:=[M_Dia_NA.C67]/[.$C$6]" office:value-type="float" office:value="13.4516560317877" calcext:value-type="float">
            <text:p>13</text:p>
          </table:table-cell>
          <table:table-cell table:style-name="ce90" table:formula="of:=[M_Dia_NA.D67]/[.$D$6]" office:value-type="float" office:value="7.01987918872155" calcext:value-type="float">
            <text:p>7</text:p>
          </table:table-cell>
          <table:table-cell table:style-name="ce90" table:formula="of:=[M_Dia_NA.E67]/[.$E$6]" office:value-type="float" office:value="133.45672075371" calcext:value-type="float">
            <text:p>133</text:p>
          </table:table-cell>
          <table:table-cell table:style-name="ce90" table:formula="of:=[M_Dia_NA.F67]/[.$F$6]" office:value-type="float" office:value="8.86363510508076" calcext:value-type="float">
            <text:p>9</text:p>
          </table:table-cell>
          <table:table-cell table:formula="of:=[M_Dia_NA.G67]/[.$G$6]" office:value-type="float" office:value="66.6255946408023" calcext:value-type="float">
            <text:p>67</text:p>
          </table:table-cell>
          <table:table-cell table:style-name="ce90" table:formula="of:=[M_Dia_NA.H67]/[.$H$6]" office:value-type="float" office:value="48.0840687211203" calcext:value-type="float">
            <text:p>48</text:p>
          </table:table-cell>
          <table:table-cell table:style-name="ce90" table:formula="of:=[M_Dia_NA.I67]/[.$I$6]" office:value-type="float" office:value="43.3470709725391" calcext:value-type="float">
            <text:p>43</text:p>
          </table:table-cell>
          <table:table-cell table:formula="of:=[M_Dia_NA.J67]/[.$J$6]" office:value-type="float" office:value="35.7002564060246" calcext:value-type="float">
            <text:p>36</text:p>
          </table:table-cell>
          <table:table-cell table:style-name="ce90" table:formula="of:=[M_Dia_NA.K67]/[.$K$6]" office:value-type="float" office:value="60.7349587726656" calcext:value-type="float">
            <text:p>61</text:p>
          </table:table-cell>
          <table:table-cell table:style-name="ce90" table:formula="of:=[M_Dia_NA.L67]/[.$L$6]" office:value-type="float" office:value="0" calcext:value-type="float">
            <text:p>0</text:p>
          </table:table-cell>
          <table:table-cell table:formula="of:=[M_Dia_NA.M67]/[.$M$6]" office:value-type="float" office:value="12.1158680688102" calcext:value-type="float">
            <text:p>12.1</text:p>
          </table:table-cell>
          <table:table-cell table:style-name="ce90" table:formula="of:=[M_Dia_NA.N67]/[.$N$6]" office:value-type="float" office:value="14.2991767440885" calcext:value-type="float">
            <text:p>14</text:p>
          </table:table-cell>
          <table:table-cell table:style-name="ce90" table:formula="of:=[M_Dia_NA.O67]/[.$O$6]" office:value-type="float" office:value="50.0732765091876" calcext:value-type="float">
            <text:p>50</text:p>
          </table:table-cell>
          <table:table-cell table:style-name="ce90" table:formula="of:=[M_Dia_NA.P67]/[.$P$6]" office:value-type="float" office:value="30.8015640397654" calcext:value-type="float">
            <text:p>31</text:p>
          </table:table-cell>
          <table:table-cell table:formula="of:=[M_Dia_NA.Q67]/[.$Q$6]" office:value-type="float" office:value="28.2727114892261" calcext:value-type="float">
            <text:p>28</text:p>
          </table:table-cell>
        </table:table-row>
        <table:table-row table:style-name="ro1">
          <table:table-cell table:style-name="ce83"/>
          <table:table-cell table:style-name="ce59" table:formula="of:=[M_Dia_NA.B68]" office:value-type="date" office:date-value="2020-04-19" calcext:value-type="date">
            <text:p>19/04</text:p>
          </table:table-cell>
          <table:table-cell table:style-name="ce91" table:formula="of:=[M_Dia_NA.C68]/[.$C$6]" office:value-type="float" office:value="10.2277054125989" calcext:value-type="float">
            <text:p>10</text:p>
          </table:table-cell>
          <table:table-cell table:style-name="ce91" table:formula="of:=[M_Dia_NA.D68]/[.$D$6]" office:value-type="float" office:value="5.26490939154116" calcext:value-type="float">
            <text:p>5</text:p>
          </table:table-cell>
          <table:table-cell table:style-name="ce91" table:formula="of:=[M_Dia_NA.E68]/[.$E$6]" office:value-type="float" office:value="105.844985425356" calcext:value-type="float">
            <text:p>106</text:p>
          </table:table-cell>
          <table:table-cell table:style-name="ce91" table:formula="of:=[M_Dia_NA.F68]/[.$F$6]" office:value-type="float" office:value="7.97727159457268" calcext:value-type="float">
            <text:p>8</text:p>
          </table:table-cell>
          <table:table-cell table:style-name="ce91" table:formula="of:=[M_Dia_NA.G68]/[.$G$6]" office:value-type="float" office:value="48.3477766419981" calcext:value-type="float">
            <text:p>48</text:p>
          </table:table-cell>
          <table:table-cell table:style-name="ce91" table:formula="of:=[M_Dia_NA.H68]/[.$H$6]" office:value-type="float" office:value="29.5844348050506" calcext:value-type="float">
            <text:p>30</text:p>
          </table:table-cell>
          <table:table-cell table:style-name="ce91" table:formula="of:=[M_Dia_NA.I68]/[.$I$6]" office:value-type="float" office:value="25.3366682445123" calcext:value-type="float">
            <text:p>25</text:p>
          </table:table-cell>
          <table:table-cell table:style-name="ce91" table:formula="of:=[M_Dia_NA.J68]/[.$J$6]" office:value-type="float" office:value="32.0709772278187" calcext:value-type="float">
            <text:p>32</text:p>
          </table:table-cell>
          <table:table-cell table:style-name="ce91" table:formula="of:=[M_Dia_NA.K68]/[.$K$6]" office:value-type="float" office:value="57.7722778569258" calcext:value-type="float">
            <text:p>58</text:p>
          </table:table-cell>
          <table:table-cell table:style-name="ce91" table:formula="of:=[M_Dia_NA.L68]/[.$L$6]" office:value-type="float" office:value="10.3538790508119" calcext:value-type="float">
            <text:p>10</text:p>
          </table:table-cell>
          <table:table-cell table:style-name="ce89" table:formula="of:=[M_Dia_NA.M68]/[.$M$6]" office:value-type="float" office:value="6.60865531026013" calcext:value-type="float">
            <text:p>6.6</text:p>
          </table:table-cell>
          <table:table-cell table:style-name="ce91" table:formula="of:=[M_Dia_NA.N68]/[.$N$6]" office:value-type="float" office:value="12.8692590696796" calcext:value-type="float">
            <text:p>13</text:p>
          </table:table-cell>
          <table:table-cell table:style-name="ce91" table:formula="of:=[M_Dia_NA.O68]/[.$O$6]" office:value-type="float" office:value="37.9138299369734" calcext:value-type="float">
            <text:p>38</text:p>
          </table:table-cell>
          <table:table-cell table:style-name="ce91" table:formula="of:=[M_Dia_NA.P68]/[.$P$6]" office:value-type="float" office:value="29.3348228950146" calcext:value-type="float">
            <text:p>29</text:p>
          </table:table-cell>
          <table:table-cell table:style-name="ce91" table:formula="of:=[M_Dia_NA.Q68]/[.$Q$6]" office:value-type="float" office:value="16.4376229588524" calcext:value-type="float">
            <text:p>16</text:p>
          </table:table-cell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Dia_NA.B69]" office:value-type="date" office:date-value="2020-04-20" calcext:value-type="date">
            <text:p>20/04</text:p>
          </table:table-cell>
          <table:table-cell table:style-name="ce88" table:formula="of:=[M_Dia_NA.C69]/[.$C$6]" office:value-type="float" office:value="6.11438910535803" calcext:value-type="float">
            <text:p>6.1</text:p>
          </table:table-cell>
          <table:table-cell table:style-name="ce92" table:formula="of:=[M_Dia_NA.D69]/[.$D$6]" office:value-type="float" office:value="10.5298187830823" calcext:value-type="float">
            <text:p>11</text:p>
          </table:table-cell>
          <table:table-cell table:style-name="ce92" table:formula="of:=[M_Dia_NA.E69]/[.$E$6]" office:value-type="float" office:value="66.7283603768551" calcext:value-type="float">
            <text:p>67</text:p>
          </table:table-cell>
          <table:table-cell table:style-name="ce92" table:formula="of:=[M_Dia_NA.F69]/[.$F$6]" office:value-type="float" office:value="7.97727159457268" calcext:value-type="float">
            <text:p>8</text:p>
          </table:table-cell>
          <table:table-cell table:style-name="ce92" table:formula="of:=[M_Dia_NA.G69]/[.$G$6]" office:value-type="float" office:value="47.0506411711152" calcext:value-type="float">
            <text:p>47</text:p>
          </table:table-cell>
          <table:table-cell table:style-name="ce92" table:formula="of:=[M_Dia_NA.H69]/[.$H$6]" office:value-type="float" office:value="40.9688249072473" calcext:value-type="float">
            <text:p>41</text:p>
          </table:table-cell>
          <table:table-cell table:style-name="ce92" table:formula="of:=[M_Dia_NA.I69]/[.$I$6]" office:value-type="float" office:value="20.4524912335219" calcext:value-type="float">
            <text:p>20</text:p>
          </table:table-cell>
          <table:table-cell table:style-name="ce92" table:formula="of:=[M_Dia_NA.J69]/[.$J$6]" office:value-type="float" office:value="33.626382589907" calcext:value-type="float">
            <text:p>34</text:p>
          </table:table-cell>
          <table:table-cell table:style-name="ce92" table:formula="of:=[M_Dia_NA.K69]/[.$K$6]" office:value-type="float" office:value="114.063215255982" calcext:value-type="float">
            <text:p>114</text:p>
          </table:table-cell>
          <table:table-cell table:style-name="ce92" table:formula="of:=[M_Dia_NA.L69]/[.$L$6]" office:value-type="float" office:value="20.7077581016238" calcext:value-type="float">
            <text:p>21</text:p>
          </table:table-cell>
          <table:table-cell table:style-name="ce92" table:formula="of:=[M_Dia_NA.M69]/[.$M$6]" office:value-type="float" office:value="0" calcext:value-type="float">
            <text:p>0</text:p>
          </table:table-cell>
          <table:table-cell table:style-name="ce92" table:formula="of:=[M_Dia_NA.N69]/[.$N$6]" office:value-type="float" office:value="10.0094237208619" calcext:value-type="float">
            <text:p>10</text:p>
          </table:table-cell>
          <table:table-cell table:style-name="ce92" table:formula="of:=[M_Dia_NA.O69]/[.$O$6]" office:value-type="float" office:value="69.9168177902316" calcext:value-type="float">
            <text:p>70</text:p>
          </table:table-cell>
          <table:table-cell table:style-name="ce92" table:formula="of:=[M_Dia_NA.P69]/[.$P$6]" office:value-type="float" office:value="26.4013406055132" calcext:value-type="float">
            <text:p>26</text:p>
          </table:table-cell>
          <table:table-cell table:style-name="ce92" table:formula="of:=[M_Dia_NA.Q69]/[.$Q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70]" office:value-type="date" office:date-value="2020-04-21" calcext:value-type="date">
            <text:p>21/04</text:p>
          </table:table-cell>
          <table:table-cell table:style-name="ce90" table:formula="of:=[M_Dia_NA.C70]/[.$C$6]" office:value-type="float" office:value="10.7835589676314" calcext:value-type="float">
            <text:p>11</text:p>
          </table:table-cell>
          <table:table-cell table:formula="of:=[M_Dia_NA.D70]/[.$D$6]" office:value-type="float" office:value="12.2847885802627" calcext:value-type="float">
            <text:p>12.3</text:p>
          </table:table-cell>
          <table:table-cell table:style-name="ce90" table:formula="of:=[M_Dia_NA.E70]/[.$E$6]" office:value-type="float" office:value="78.2332500970025" calcext:value-type="float">
            <text:p>78</text:p>
          </table:table-cell>
          <table:table-cell table:style-name="ce90" table:formula="of:=[M_Dia_NA.F70]/[.$F$6]" office:value-type="float" office:value="5.31818106304845" calcext:value-type="float">
            <text:p>5</text:p>
          </table:table-cell>
          <table:table-cell table:formula="of:=[M_Dia_NA.G70]/[.$G$6]" office:value-type="float" office:value="50.7062047708761" calcext:value-type="float">
            <text:p>51</text:p>
          </table:table-cell>
          <table:table-cell table:style-name="ce90" table:formula="of:=[M_Dia_NA.H70]/[.$H$6]" office:value-type="float" office:value="39.7704680543845" calcext:value-type="float">
            <text:p>40</text:p>
          </table:table-cell>
          <table:table-cell table:style-name="ce90" table:formula="of:=[M_Dia_NA.I70]/[.$I$6]" office:value-type="float" office:value="50.3680754258376" calcext:value-type="float">
            <text:p>50</text:p>
          </table:table-cell>
          <table:table-cell table:formula="of:=[M_Dia_NA.J70]/[.$J$6]" office:value-type="float" office:value="39.551736350243" calcext:value-type="float">
            <text:p>40</text:p>
          </table:table-cell>
          <table:table-cell table:style-name="ce90" table:formula="of:=[M_Dia_NA.K70]/[.$K$6]" office:value-type="float" office:value="63.6976396884054" calcext:value-type="float">
            <text:p>64</text:p>
          </table:table-cell>
          <table:table-cell table:style-name="ce90" table:formula="of:=[M_Dia_NA.L70]/[.$L$6]" office:value-type="float" office:value="31.0616371524357" calcext:value-type="float">
            <text:p>31</text:p>
          </table:table-cell>
          <table:table-cell table:formula="of:=[M_Dia_NA.M70]/[.$M$6]" office:value-type="float" office:value="9.91298296539019" calcext:value-type="float">
            <text:p>9.9</text:p>
          </table:table-cell>
          <table:table-cell table:style-name="ce90" table:formula="of:=[M_Dia_NA.N70]/[.$N$6]" office:value-type="float" office:value="12.8692590696796" calcext:value-type="float">
            <text:p>13</text:p>
          </table:table-cell>
          <table:table-cell table:style-name="ce90" table:formula="of:=[M_Dia_NA.O70]/[.$O$6]" office:value-type="float" office:value="64.428178712496" calcext:value-type="float">
            <text:p>64</text:p>
          </table:table-cell>
          <table:table-cell table:style-name="ce90" table:formula="of:=[M_Dia_NA.P70]/[.$P$6]" office:value-type="float" office:value="12.7117565878397" calcext:value-type="float">
            <text:p>13</text:p>
          </table:table-cell>
          <table:table-cell table:formula="of:=[M_Dia_NA.Q70]/[.$Q$6]" office:value-type="float" office:value="32.2177409993506" calcext:value-type="float">
            <text:p>32</text:p>
          </table:table-cell>
        </table:table-row>
        <table:table-row table:style-name="ro1">
          <table:table-cell/>
          <table:table-cell table:formula="of:=[M_Dia_NA.B71]" office:value-type="date" office:date-value="2020-04-22" calcext:value-type="date">
            <text:p>22/04</text:p>
          </table:table-cell>
          <table:table-cell table:style-name="ce90" table:formula="of:=[M_Dia_NA.C71]/[.$C$6]" office:value-type="float" office:value="15.6194848964146" calcext:value-type="float">
            <text:p>16</text:p>
          </table:table-cell>
          <table:table-cell table:style-name="ce90" table:formula="of:=[M_Dia_NA.D71]/[.$D$6]" office:value-type="float" office:value="11.1148087154758" calcext:value-type="float">
            <text:p>11</text:p>
          </table:table-cell>
          <table:table-cell table:style-name="ce90" table:formula="of:=[M_Dia_NA.E71]/[.$E$6]" office:value-type="float" office:value="121.491635444757" calcext:value-type="float">
            <text:p>121</text:p>
          </table:table-cell>
          <table:table-cell table:style-name="ce90" table:formula="of:=[M_Dia_NA.F71]/[.$F$6]" office:value-type="float" office:value="12.4090891471131" calcext:value-type="float">
            <text:p>12</text:p>
          </table:table-cell>
          <table:table-cell table:formula="of:=[M_Dia_NA.G71]/[.$G$6]" office:value-type="float" office:value="51.2958118030955" calcext:value-type="float">
            <text:p>51</text:p>
          </table:table-cell>
          <table:table-cell table:style-name="ce90" table:formula="of:=[M_Dia_NA.H71]/[.$H$6]" office:value-type="float" office:value="40.7441329973356" calcext:value-type="float">
            <text:p>41</text:p>
          </table:table-cell>
          <table:table-cell table:style-name="ce90" table:formula="of:=[M_Dia_NA.I71]/[.$I$6]" office:value-type="float" office:value="42.1260267197915" calcext:value-type="float">
            <text:p>42</text:p>
          </table:table-cell>
          <table:table-cell table:formula="of:=[M_Dia_NA.J71]/[.$J$6]" office:value-type="float" office:value="32.3672449158355" calcext:value-type="float">
            <text:p>32</text:p>
          </table:table-cell>
          <table:table-cell table:style-name="ce90" table:formula="of:=[M_Dia_NA.K71]/[.$K$6]" office:value-type="float" office:value="57.7722778569258" calcext:value-type="float">
            <text:p>58</text:p>
          </table:table-cell>
          <table:table-cell table:style-name="ce90" table:formula="of:=[M_Dia_NA.L71]/[.$L$6]" office:value-type="float" office:value="20.7077581016238" calcext:value-type="float">
            <text:p>21</text:p>
          </table:table-cell>
          <table:table-cell/>
          <table:table-cell table:style-name="ce90" table:formula="of:=[M_Dia_NA.N71]/[.$N$6]" office:value-type="float" office:value="10.9627021704678" calcext:value-type="float">
            <text:p>11</text:p>
          </table:table-cell>
          <table:table-cell table:style-name="ce90" table:formula="of:=[M_Dia_NA.O71]/[.$O$6]" office:value-type="float" office:value="53.8731035630045" calcext:value-type="float">
            <text:p>54</text:p>
          </table:table-cell>
          <table:table-cell table:style-name="ce90" table:formula="of:=[M_Dia_NA.P71]/[.$P$6]" office:value-type="float" office:value="12.7117565878397" calcext:value-type="float">
            <text:p>13</text:p>
          </table:table-cell>
          <table:table-cell table:formula="of:=[M_Dia_NA.Q71]/[.$Q$6]" office:value-type="float" office:value="19.7251475506228" calcext:value-type="float">
            <text:p>20</text:p>
          </table:table-cell>
        </table:table-row>
        <table:table-row table:style-name="ro1">
          <table:table-cell/>
          <table:table-cell table:formula="of:=[M_Dia_NA.B72]" office:value-type="date" office:date-value="2020-04-23" calcext:value-type="date">
            <text:p>23/04</text:p>
          </table:table-cell>
          <table:table-cell table:style-name="ce90" table:formula="of:=[M_Dia_NA.C72]/[.$C$6]" office:value-type="float" office:value="11.9508514331998" calcext:value-type="float">
            <text:p>12</text:p>
          </table:table-cell>
          <table:table-cell table:style-name="ce90" table:formula="of:=[M_Dia_NA.D72]/[.$D$6]" office:value-type="float" office:value="7.01987918872155" calcext:value-type="float">
            <text:p>7</text:p>
          </table:table-cell>
          <table:table-cell table:style-name="ce90" table:formula="of:=[M_Dia_NA.E72]/[.$E$6]" office:value-type="float" office:value="104.924594247744" calcext:value-type="float">
            <text:p>105</text:p>
          </table:table-cell>
          <table:table-cell table:style-name="ce90" table:formula="of:=[M_Dia_NA.F72]/[.$F$6]" office:value-type="float" office:value="8.86363510508076" calcext:value-type="float">
            <text:p>9</text:p>
          </table:table-cell>
          <table:table-cell table:formula="of:=[M_Dia_NA.G72]/[.$G$6]" office:value-type="float" office:value="51.885418835315" calcext:value-type="float">
            <text:p>52</text:p>
          </table:table-cell>
          <table:table-cell table:style-name="ce90" table:formula="of:=[M_Dia_NA.H72]/[.$H$6]" office:value-type="float" office:value="38.6470085048256" calcext:value-type="float">
            <text:p>39</text:p>
          </table:table-cell>
          <table:table-cell table:style-name="ce90" table:formula="of:=[M_Dia_NA.I72]/[.$I$6]" office:value-type="float" office:value="37.547110771988" calcext:value-type="float">
            <text:p>38</text:p>
          </table:table-cell>
          <table:table-cell table:formula="of:=[M_Dia_NA.J72]/[.$J$6]" office:value-type="float" office:value="34.367051809949" calcext:value-type="float">
            <text:p>34</text:p>
          </table:table-cell>
          <table:table-cell table:style-name="ce90" table:formula="of:=[M_Dia_NA.K72]/[.$K$6]" office:value-type="float" office:value="37.0335114467473" calcext:value-type="float">
            <text:p>37</text:p>
          </table:table-cell>
          <table:table-cell table:style-name="ce90"/>
          <table:table-cell/>
          <table:table-cell table:style-name="ce90" table:formula="of:=[M_Dia_NA.N72]/[.$N$6]" office:value-type="float" office:value="16.6823728681032" calcext:value-type="float">
            <text:p>17</text:p>
          </table:table-cell>
          <table:table-cell table:style-name="ce90" table:number-columns-repeated="2"/>
          <table:table-cell table:formula="of:=[M_Dia_NA.Q72]/[.$Q$6]" office:value-type="float" office:value="26.9577016525179" calcext:value-type="float">
            <text:p>27</text:p>
          </table:table-cell>
        </table:table-row>
        <table:table-row table:style-name="ro1" table:number-rows-repeated="3">
          <table:table-cell table:number-columns-repeated="6"/>
          <table:table-cell table:style-name="ce87"/>
          <table:table-cell table:number-columns-repeated="2"/>
          <table:table-cell table:style-name="ce87"/>
          <table:table-cell table:number-columns-repeated="6"/>
          <table:table-cell table:style-name="ce8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90" table:formula="of:=MAX([.C$9:.C75])" office:value-type="float" office:value="17.5093869835253" calcext:value-type="float">
            <text:p>18</text:p>
          </table:table-cell>
          <table:table-cell table:style-name="ce90" table:formula="of:=MAX([.D$9:.D75])" office:value-type="float" office:value="17.5496979718039" calcext:value-type="float">
            <text:p>18</text:p>
          </table:table-cell>
          <table:table-cell table:style-name="ce90" table:formula="of:=MAX([.E$9:.E75])" office:value-type="float" office:value="228.257012047725" calcext:value-type="float">
            <text:p>228</text:p>
          </table:table-cell>
          <table:table-cell table:style-name="ce90" table:formula="of:=MAX([.F$9:.F75])" office:value-type="float" office:value="19.4999972311777" calcext:value-type="float">
            <text:p>19</text:p>
          </table:table-cell>
          <table:table-cell table:formula="of:=MAX([.G$9:.G75])" office:value-type="float" office:value="112.025336121703" calcext:value-type="float">
            <text:p>112</text:p>
          </table:table-cell>
          <table:table-cell table:style-name="ce90" table:formula="of:=MAX([.H$9:.H75])" office:value-type="float" office:value="107.702322151045" calcext:value-type="float">
            <text:p>108</text:p>
          </table:table-cell>
          <table:table-cell table:style-name="ce90" table:formula="of:=MAX([.I$9:.I75])" office:value-type="float" office:value="71.4310887857334" calcext:value-type="float">
            <text:p>71</text:p>
          </table:table-cell>
          <table:table-cell table:formula="of:=MAX([.J$9:.J75])" office:value-type="float" office:value="71.7708474220701" calcext:value-type="float">
            <text:p>72</text:p>
          </table:table-cell>
          <table:table-cell table:style-name="ce90" table:formula="of:=MAX([.K$9:.K75])" office:value-type="float" office:value="114.063215255982" calcext:value-type="float">
            <text:p>114</text:p>
          </table:table-cell>
          <table:table-cell table:style-name="ce90" table:formula="of:=MAX([.L$9:.L75])" office:value-type="float" office:value="82.8310324064953" calcext:value-type="float">
            <text:p>83</text:p>
          </table:table-cell>
          <table:table-cell table:style-name="ce90" table:formula="of:=MAX([.M$9:.M75])" office:value-type="float" office:value="14.3187531722303" calcext:value-type="float">
            <text:p>14</text:p>
          </table:table-cell>
          <table:table-cell table:style-name="ce90" table:formula="of:=MAX([.N$9:.N75])" office:value-type="float" office:value="17.6356513177091" calcext:value-type="float">
            <text:p>18</text:p>
          </table:table-cell>
          <table:table-cell table:style-name="ce90" table:formula="of:=MAX([.O$9:.O75])" office:value-type="float" office:value="82.7517891720132" calcext:value-type="float">
            <text:p>83</text:p>
          </table:table-cell>
          <table:table-cell table:style-name="ce90" table:formula="of:=MAX([.P$9:.P75])" office:value-type="float" office:value="54.2694223557771" calcext:value-type="float">
            <text:p>54</text:p>
          </table:table-cell>
          <table:table-cell table:formula="of:=MAX([.Q$9:.Q75])" office:value-type="float" office:value="43.3953246113702" calcext:value-type="float">
            <text:p>43</text:p>
          </table:table-cell>
        </table:table-row>
      </table:table>
      <table:table table:name="M_Acu_NA_2" table:style-name="ta1">
        <office:forms form:automatic-focus="false" form:apply-design-mode="false"/>
        <table:table-column table:style-name="co16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" table:number-columns-repeated="14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4" office:value-type="string" calcext:value-type="string">
            <text:p>Datos de diferentes países, NO ajustados a la población</text:p>
          </table:table-cell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4"/>
          <table:table-cell table:style-name="ce60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style-name="ce101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"/>
          <table:table-cell table:style-name="ce49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 table:style-name="ce83"/>
          <table:table-cell table:style-name="ce107"/>
          <table:table-cell table:style-name="ce89" table:formula="of:=[M_Acu_NA.G8]" office:value-type="string" office:string-value="España" calcext:value-type="string">
            <text:p>España</text:p>
          </table:table-cell>
          <table:table-cell table:style-name="ce89" table:formula="of:=[M_Acu_NA.H8]" office:value-type="string" office:string-value="Francia" calcext:value-type="string">
            <text:p>Francia</text:p>
          </table:table-cell>
          <table:table-cell table:style-name="ce89" table:formula="of:=[M_Acu_NA.J8]" office:value-type="string" office:string-value="Italia" calcext:value-type="string">
            <text:p>Italia</text:p>
          </table:table-cell>
          <table:table-cell table:style-name="ce89" table:formula="of:=[M_Acu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Acu_NA.C8]" office:value-type="string" office:string-value="Alemania" calcext:value-type="string">
            <text:p>Alemania</text:p>
          </table:table-cell>
          <table:table-cell table:style-name="ce89" table:formula="of:=[M_Acu_NA.E8]" office:value-type="string" office:string-value="Bélgica" calcext:value-type="string">
            <text:p>Bélgica</text:p>
          </table:table-cell>
          <table:table-cell table:style-name="ce89" table:formula="of:=[M_Acu_NA.I8]" office:value-type="string" office:string-value="Holanda" calcext:value-type="string">
            <text:p>Holanda</text:p>
          </table:table-cell>
          <table:table-cell table:style-name="ce89" table:formula="of:=[M_Acu_NA.P8]" office:value-type="string" office:string-value="Suecia" calcext:value-type="string">
            <text:p>Suecia</text:p>
          </table:table-cell>
          <table:table-cell table:style-name="ce89" table:formula="of:=[M_Acu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Acu_NA.D8]" office:value-type="string" office:string-value="Austria" calcext:value-type="string">
            <text:p>Austria</text:p>
          </table:table-cell>
          <table:table-cell table:style-name="ce89" table:formula="of:=[M_Acu_NA.F8]" office:value-type="string" office:string-value="Dinamarca" calcext:value-type="string">
            <text:p>Dinamarca</text:p>
          </table:table-cell>
          <table:table-cell table:style-name="ce89" table:formula="of:=[M_Acu_NA.K8]" office:value-type="string" office:string-value="Irlanda" calcext:value-type="string">
            <text:p>Irlanda</text:p>
          </table:table-cell>
          <table:table-cell table:style-name="ce89" table:formula="of:=[M_Acu_NA.L8]" office:value-type="string" office:string-value="Luxemburgo" calcext:value-type="string">
            <text:p>Luxemburgo</text:p>
          </table:table-cell>
          <table:table-cell table:style-name="ce89" table:formula="of:=[M_Acu_NA.M8]" office:value-type="string" office:string-value="Noruega" calcext:value-type="string">
            <text:p>Noruega</text:p>
          </table:table-cell>
          <table:table-cell table:style-name="ce89" table:formula="of:=[M_Acu_NA.N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style-name="ce86"/>
          <table:table-cell table:style-name="ce57" table:formula="of:=[C_Acu_NA.B9]" office:value-type="date" office:date-value="2020-02-20" calcext:value-type="date">
            <text:p>20/02</text:p>
          </table:table-cell>
          <table:table-cell table:style-name="ce49" table:formula="of:=[M_Acu_NA.G9]" office:value-type="float" office:value="1" calcext:value-type="float">
            <text:p>1</text:p>
          </table:table-cell>
          <table:table-cell table:style-name="ce49" table:number-columns-repeated="3"/>
          <table:table-cell table:number-columns-repeated="2"/>
          <table:table-cell table:style-name="ce57" table:formula="of:=[.B9]" office:value-type="date" office:date-value="2020-02-20" calcext:value-type="date">
            <text:p>20/02</text:p>
          </table:table-cell>
          <table:table-cell table:style-name="ce49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0]" office:value-type="date" office:date-value="2020-02-21" calcext:value-type="date">
            <text:p>21/02</text:p>
          </table:table-cell>
          <table:table-cell table:style-name="ce49" table:formula="of:=[M_Acu_NA.G10]" office:value-type="float" office:value="1" calcext:value-type="float">
            <text:p>1</text:p>
          </table:table-cell>
          <table:table-cell table:style-name="ce49" table:formula="of:=[M_Acu_NA.H10]" office:value-type="float" office:value="1" calcext:value-type="float">
            <text:p>1</text:p>
          </table:table-cell>
          <table:table-cell table:style-name="ce49" table:formula="of:=[M_Acu_NA.J10]" office:value-type="float" office:value="1" calcext:value-type="float">
            <text:p>1</text:p>
          </table:table-cell>
          <table:table-cell table:style-name="ce49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style-name="ce49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1]" office:value-type="date" office:date-value="2020-02-22" calcext:value-type="date">
            <text:p>22/02</text:p>
          </table:table-cell>
          <table:table-cell table:style-name="ce49" table:formula="of:=[M_Acu_NA.G11]" office:value-type="float" office:value="1" calcext:value-type="float">
            <text:p>1</text:p>
          </table:table-cell>
          <table:table-cell table:style-name="ce49" table:formula="of:=[M_Acu_NA.H11]" office:value-type="float" office:value="1" calcext:value-type="float">
            <text:p>1</text:p>
          </table:table-cell>
          <table:table-cell table:style-name="ce49" table:formula="of:=[M_Acu_NA.J11]" office:value-type="float" office:value="2" calcext:value-type="float">
            <text:p>2</text:p>
          </table:table-cell>
          <table:table-cell table:style-name="ce49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style-name="ce49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2]" office:value-type="date" office:date-value="2020-02-23" calcext:value-type="date">
            <text:p>23/02</text:p>
          </table:table-cell>
          <table:table-cell table:style-name="ce49" table:formula="of:=[M_Acu_NA.G12]" office:value-type="float" office:value="1" calcext:value-type="float">
            <text:p>1</text:p>
          </table:table-cell>
          <table:table-cell table:style-name="ce49" table:formula="of:=[M_Acu_NA.H12]" office:value-type="float" office:value="1" calcext:value-type="float">
            <text:p>1</text:p>
          </table:table-cell>
          <table:table-cell table:style-name="ce49" table:formula="of:=[M_Acu_NA.J12]" office:value-type="float" office:value="3" calcext:value-type="float">
            <text:p>3</text:p>
          </table:table-cell>
          <table:table-cell table:style-name="ce49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style-name="ce4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4"/>
        </table:table-row>
        <table:table-row table:style-name="ro1">
          <table:table-cell table:style-name="ce80" table:formula="of:=[C_Acu_NA.A13]" office:value-type="string" office:string-value="L" calcext:value-type="string">
            <text:p>L</text:p>
          </table:table-cell>
          <table:table-cell table:style-name="ce57" table:formula="of:=[C_Acu_NA.B13]" office:value-type="date" office:date-value="2020-02-24" calcext:value-type="date">
            <text:p>24/02</text:p>
          </table:table-cell>
          <table:table-cell table:style-name="ce50" table:formula="of:=[M_Acu_NA.G13]" office:value-type="float" office:value="1" calcext:value-type="float">
            <text:p>1</text:p>
          </table:table-cell>
          <table:table-cell table:style-name="ce50" table:formula="of:=[M_Acu_NA.H13]" office:value-type="float" office:value="1" calcext:value-type="float">
            <text:p>1</text:p>
          </table:table-cell>
          <table:table-cell table:style-name="ce50" table:formula="of:=[M_Acu_NA.J13]" office:value-type="float" office:value="7" calcext:value-type="float">
            <text:p>7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14]" office:value-type="date" office:date-value="2020-02-25" calcext:value-type="date">
            <text:p>25/02</text:p>
          </table:table-cell>
          <table:table-cell table:style-name="ce49" table:formula="of:=[M_Acu_NA.G14]" office:value-type="float" office:value="1" calcext:value-type="float">
            <text:p>1</text:p>
          </table:table-cell>
          <table:table-cell table:style-name="ce49" table:formula="of:=[M_Acu_NA.H14]" office:value-type="float" office:value="1" calcext:value-type="float">
            <text:p>1</text:p>
          </table:table-cell>
          <table:table-cell table:style-name="ce49" table:formula="of:=[M_Acu_NA.J14]" office:value-type="float" office:value="10" calcext:value-type="float">
            <text:p>10</text:p>
          </table:table-cell>
          <table:table-cell table:style-name="ce49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style-name="ce49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5]" office:value-type="date" office:date-value="2020-02-26" calcext:value-type="date">
            <text:p>26/02</text:p>
          </table:table-cell>
          <table:table-cell table:style-name="ce49" table:formula="of:=[M_Acu_NA.G15]" office:value-type="float" office:value="1" calcext:value-type="float">
            <text:p>1</text:p>
          </table:table-cell>
          <table:table-cell table:style-name="ce49" table:formula="of:=[M_Acu_NA.H15]" office:value-type="float" office:value="2" calcext:value-type="float">
            <text:p>2</text:p>
          </table:table-cell>
          <table:table-cell table:style-name="ce49" table:formula="of:=[M_Acu_NA.J15]" office:value-type="float" office:value="12" calcext:value-type="float">
            <text:p>12</text:p>
          </table:table-cell>
          <table:table-cell table:style-name="ce49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style-name="ce49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6]" office:value-type="date" office:date-value="2020-02-27" calcext:value-type="date">
            <text:p>27/02</text:p>
          </table:table-cell>
          <table:table-cell table:style-name="ce49" table:formula="of:=[M_Acu_NA.G16]" office:value-type="float" office:value="1" calcext:value-type="float">
            <text:p>1</text:p>
          </table:table-cell>
          <table:table-cell table:style-name="ce49" table:formula="of:=[M_Acu_NA.H16]" office:value-type="float" office:value="2" calcext:value-type="float">
            <text:p>2</text:p>
          </table:table-cell>
          <table:table-cell table:style-name="ce49" table:formula="of:=[M_Acu_NA.J16]" office:value-type="float" office:value="17" calcext:value-type="float">
            <text:p>17</text:p>
          </table:table-cell>
          <table:table-cell table:style-name="ce49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style-name="ce49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7]" office:value-type="date" office:date-value="2020-02-28" calcext:value-type="date">
            <text:p>28/02</text:p>
          </table:table-cell>
          <table:table-cell table:style-name="ce49" table:formula="of:=[M_Acu_NA.G17]" office:value-type="float" office:value="1" calcext:value-type="float">
            <text:p>1</text:p>
          </table:table-cell>
          <table:table-cell table:style-name="ce49" table:formula="of:=[M_Acu_NA.H17]" office:value-type="float" office:value="2" calcext:value-type="float">
            <text:p>2</text:p>
          </table:table-cell>
          <table:table-cell table:style-name="ce49" table:formula="of:=[M_Acu_NA.J17]" office:value-type="float" office:value="21" calcext:value-type="float">
            <text:p>21</text:p>
          </table:table-cell>
          <table:table-cell table:style-name="ce49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style-name="ce49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18]" office:value-type="date" office:date-value="2020-02-29" calcext:value-type="date">
            <text:p>29/02</text:p>
          </table:table-cell>
          <table:table-cell table:style-name="ce49" table:formula="of:=[M_Acu_NA.G18]" office:value-type="float" office:value="1" calcext:value-type="float">
            <text:p>1</text:p>
          </table:table-cell>
          <table:table-cell table:style-name="ce49" table:formula="of:=[M_Acu_NA.H18]" office:value-type="float" office:value="2" calcext:value-type="float">
            <text:p>2</text:p>
          </table:table-cell>
          <table:table-cell table:style-name="ce49" table:formula="of:=[M_Acu_NA.J18]" office:value-type="float" office:value="29" calcext:value-type="float">
            <text:p>29</text:p>
          </table:table-cell>
          <table:table-cell table:style-name="ce49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style-name="ce49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4"/>
        </table:table-row>
        <table:table-row table:style-name="ro1">
          <table:table-cell table:style-name="ce83"/>
          <table:table-cell table:style-name="ce59" table:formula="of:=[C_Acu_NA.B19]" office:value-type="date" office:date-value="2020-03-01" calcext:value-type="date">
            <text:p>01/03</text:p>
          </table:table-cell>
          <table:table-cell table:style-name="ce51" table:formula="of:=[M_Acu_NA.G19]" office:value-type="float" office:value="1" calcext:value-type="float">
            <text:p>1</text:p>
          </table:table-cell>
          <table:table-cell table:style-name="ce51" table:formula="of:=[M_Acu_NA.H19]" office:value-type="float" office:value="2" calcext:value-type="float">
            <text:p>2</text:p>
          </table:table-cell>
          <table:table-cell table:style-name="ce51" table:formula="of:=[M_Acu_NA.J19]" office:value-type="float" office:value="34" calcext:value-type="float">
            <text:p>34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83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8"/>
        </table:table-row>
        <table:table-row table:style-name="ro1">
          <table:table-cell table:style-name="ce86" table:formula="of:=[C_Acu_NA.A20]" office:value-type="string" office:string-value="L" calcext:value-type="string">
            <text:p>L</text:p>
          </table:table-cell>
          <table:table-cell table:style-name="ce58" table:formula="of:=[C_Acu_NA.B20]" office:value-type="date" office:date-value="2020-03-02" calcext:value-type="date">
            <text:p>02/03</text:p>
          </table:table-cell>
          <table:table-cell table:style-name="ce49" table:formula="of:=[M_Acu_NA.G20]" office:value-type="float" office:value="1" calcext:value-type="float">
            <text:p>1</text:p>
          </table:table-cell>
          <table:table-cell table:style-name="ce49" table:formula="of:=[M_Acu_NA.H20]" office:value-type="float" office:value="3" calcext:value-type="float">
            <text:p>3</text:p>
          </table:table-cell>
          <table:table-cell table:style-name="ce49" table:formula="of:=[M_Acu_NA.J20]" office:value-type="float" office:value="52" calcext:value-type="float">
            <text:p>52</text:p>
          </table:table-cell>
          <table:table-cell table:style-name="ce49"/>
          <table:table-cell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49" table:number-columns-repeated="5"/>
          <table:table-cell/>
          <table:table-cell table:style-name="ce49"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1]" office:value-type="date" office:date-value="2020-03-03" calcext:value-type="date">
            <text:p>03/03</text:p>
          </table:table-cell>
          <table:table-cell table:style-name="ce49" table:formula="of:=[M_Acu_NA.G21]" office:value-type="float" office:value="1" calcext:value-type="float">
            <text:p>1</text:p>
          </table:table-cell>
          <table:table-cell table:style-name="ce49" table:formula="of:=[M_Acu_NA.H21]" office:value-type="float" office:value="4" calcext:value-type="float">
            <text:p>4</text:p>
          </table:table-cell>
          <table:table-cell table:style-name="ce49" table:formula="of:=[M_Acu_NA.J21]" office:value-type="float" office:value="79" calcext:value-type="float">
            <text:p>79</text:p>
          </table:table-cell>
          <table:table-cell table:style-name="ce49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style-name="ce49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2]" office:value-type="date" office:date-value="2020-03-04" calcext:value-type="date">
            <text:p>04/03</text:p>
          </table:table-cell>
          <table:table-cell table:style-name="ce49" table:formula="of:=[M_Acu_NA.G22]" office:value-type="float" office:value="1" calcext:value-type="float">
            <text:p>1</text:p>
          </table:table-cell>
          <table:table-cell table:style-name="ce49" table:formula="of:=[M_Acu_NA.H22]" office:value-type="float" office:value="4" calcext:value-type="float">
            <text:p>4</text:p>
          </table:table-cell>
          <table:table-cell table:style-name="ce49" table:formula="of:=[M_Acu_NA.J22]" office:value-type="float" office:value="107" calcext:value-type="float">
            <text:p>107</text:p>
          </table:table-cell>
          <table:table-cell table:style-name="ce49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style-name="ce49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3]" office:value-type="date" office:date-value="2020-03-05" calcext:value-type="date">
            <text:p>05/03</text:p>
          </table:table-cell>
          <table:table-cell table:style-name="ce49" table:formula="of:=[M_Acu_NA.G23]" office:value-type="float" office:value="3" calcext:value-type="float">
            <text:p>3</text:p>
          </table:table-cell>
          <table:table-cell table:style-name="ce49" table:formula="of:=[M_Acu_NA.H23]" office:value-type="float" office:value="7" calcext:value-type="float">
            <text:p>7</text:p>
          </table:table-cell>
          <table:table-cell table:style-name="ce49" table:formula="of:=[M_Acu_NA.J23]" office:value-type="float" office:value="148" calcext:value-type="float">
            <text:p>148</text:p>
          </table:table-cell>
          <table:table-cell table:style-name="ce49" table:formula="of:=[M_Acu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49" table:number-columns-repeated="4"/>
          <table:table-cell table:style-name="ce49" table:formula="of:=[M_Acu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4]" office:value-type="date" office:date-value="2020-03-06" calcext:value-type="date">
            <text:p>06/03</text:p>
          </table:table-cell>
          <table:table-cell table:style-name="ce49" table:formula="of:=[M_Acu_NA.G24]" office:value-type="float" office:value="5" calcext:value-type="float">
            <text:p>5</text:p>
          </table:table-cell>
          <table:table-cell table:style-name="ce49" table:formula="of:=[M_Acu_NA.H24]" office:value-type="float" office:value="9" calcext:value-type="float">
            <text:p>9</text:p>
          </table:table-cell>
          <table:table-cell table:style-name="ce49" table:formula="of:=[M_Acu_NA.J24]" office:value-type="float" office:value="197" calcext:value-type="float">
            <text:p>197</text:p>
          </table:table-cell>
          <table:table-cell table:style-name="ce49" table:formula="of:=[M_Acu_NA.O24]" office:value-type="float" office:value="2" calcext:value-type="float">
            <text:p>2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49" table:number-columns-repeated="2"/>
          <table:table-cell table:style-name="ce49" table:formula="of:=[M_Acu_NA.I24]" office:value-type="float" office:value="1" calcext:value-type="float">
            <text:p>1</text:p>
          </table:table-cell>
          <table:table-cell table:style-name="ce49"/>
          <table:table-cell table:style-name="ce49" table:formula="of:=[M_Acu_NA.Q24]" office:value-type="float" office:value="1" calcext:value-type="float">
            <text:p>1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5]" office:value-type="date" office:date-value="2020-03-07" calcext:value-type="date">
            <text:p>07/03</text:p>
          </table:table-cell>
          <table:table-cell table:style-name="ce49" table:formula="of:=[M_Acu_NA.G25]" office:value-type="float" office:value="8" calcext:value-type="float">
            <text:p>8</text:p>
          </table:table-cell>
          <table:table-cell table:style-name="ce49" table:formula="of:=[M_Acu_NA.H25]" office:value-type="float" office:value="16" calcext:value-type="float">
            <text:p>16</text:p>
          </table:table-cell>
          <table:table-cell table:style-name="ce49" table:formula="of:=[M_Acu_NA.J25]" office:value-type="float" office:value="233" calcext:value-type="float">
            <text:p>233</text:p>
          </table:table-cell>
          <table:table-cell table:style-name="ce49" table:formula="of:=[M_Acu_NA.O25]" office:value-type="float" office:value="2" calcext:value-type="float">
            <text:p>2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49" table:number-columns-repeated="2"/>
          <table:table-cell table:style-name="ce49" table:formula="of:=[M_Acu_NA.I25]" office:value-type="float" office:value="1" calcext:value-type="float">
            <text:p>1</text:p>
          </table:table-cell>
          <table:table-cell table:style-name="ce49"/>
          <table:table-cell table:style-name="ce49" table:formula="of:=[M_Acu_NA.Q25]" office:value-type="float" office:value="1" calcext:value-type="float">
            <text:p>1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6]" office:value-type="date" office:date-value="2020-03-08" calcext:value-type="date">
            <text:p>08/03</text:p>
          </table:table-cell>
          <table:table-cell table:style-name="ce49" table:formula="of:=[M_Acu_NA.G26]" office:value-type="float" office:value="10" calcext:value-type="float">
            <text:p>10</text:p>
          </table:table-cell>
          <table:table-cell table:style-name="ce49" table:formula="of:=[M_Acu_NA.H26]" office:value-type="float" office:value="19" calcext:value-type="float">
            <text:p>19</text:p>
          </table:table-cell>
          <table:table-cell table:style-name="ce49" table:formula="of:=[M_Acu_NA.J26]" office:value-type="float" office:value="366" calcext:value-type="float">
            <text:p>366</text:p>
          </table:table-cell>
          <table:table-cell table:style-name="ce49" table:formula="of:=[M_Acu_NA.O26]" office:value-type="float" office:value="3" calcext:value-type="float">
            <text:p>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49" table:number-columns-repeated="2"/>
          <table:table-cell table:style-name="ce49" table:formula="of:=[M_Acu_NA.I26]" office:value-type="float" office:value="3" calcext:value-type="float">
            <text:p>3</text:p>
          </table:table-cell>
          <table:table-cell table:style-name="ce49"/>
          <table:table-cell table:style-name="ce49" table:formula="of:=[M_Acu_NA.Q26]" office:value-type="float" office:value="2" calcext:value-type="float">
            <text:p>2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4"/>
        </table:table-row>
        <table:table-row table:style-name="ro1">
          <table:table-cell table:style-name="ce80" table:formula="of:=[C_Acu_NA.A27]" office:value-type="string" office:string-value="L" calcext:value-type="string">
            <text:p>L</text:p>
          </table:table-cell>
          <table:table-cell table:style-name="ce57" table:formula="of:=[C_Acu_NA.B27]" office:value-type="date" office:date-value="2020-03-09" calcext:value-type="date">
            <text:p>09/03</text:p>
          </table:table-cell>
          <table:table-cell table:style-name="ce50" table:formula="of:=[M_Acu_NA.G27]" office:value-type="float" office:value="16" calcext:value-type="float">
            <text:p>16</text:p>
          </table:table-cell>
          <table:table-cell table:style-name="ce50" table:formula="of:=[M_Acu_NA.H27]" office:value-type="float" office:value="21" calcext:value-type="float">
            <text:p>21</text:p>
          </table:table-cell>
          <table:table-cell table:style-name="ce50" table:formula="of:=[M_Acu_NA.J27]" office:value-type="float" office:value="463" calcext:value-type="float">
            <text:p>463</text:p>
          </table:table-cell>
          <table:table-cell table:style-name="ce50" table:formula="of:=[M_Acu_NA.O27]" office:value-type="float" office:value="5" calcext:value-type="float">
            <text:p>5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Acu_NA.C27]" office:value-type="float" office:value="2" calcext:value-type="float">
            <text:p>2</text:p>
          </table:table-cell>
          <table:table-cell table:style-name="ce50"/>
          <table:table-cell table:style-name="ce50" table:formula="of:=[M_Acu_NA.I27]" office:value-type="float" office:value="4" calcext:value-type="float">
            <text:p>4</text:p>
          </table:table-cell>
          <table:table-cell table:style-name="ce50"/>
          <table:table-cell table:style-name="ce50" table:formula="of:=[M_Acu_NA.Q27]" office:value-type="float" office:value="2" calcext:value-type="float">
            <text:p>2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8"/>
        </table:table-row>
        <table:table-row table:style-name="ro1">
          <table:table-cell/>
          <table:table-cell table:style-name="ce58" table:formula="of:=[C_Acu_NA.B28]" office:value-type="date" office:date-value="2020-03-10" calcext:value-type="date">
            <text:p>10/03</text:p>
          </table:table-cell>
          <table:table-cell table:style-name="ce49" table:formula="of:=[M_Acu_NA.G28]" office:value-type="float" office:value="35" calcext:value-type="float">
            <text:p>35</text:p>
          </table:table-cell>
          <table:table-cell table:style-name="ce49" table:formula="of:=[M_Acu_NA.H28]" office:value-type="float" office:value="30" calcext:value-type="float">
            <text:p>30</text:p>
          </table:table-cell>
          <table:table-cell table:style-name="ce49" table:formula="of:=[M_Acu_NA.J28]" office:value-type="float" office:value="631" calcext:value-type="float">
            <text:p>631</text:p>
          </table:table-cell>
          <table:table-cell table:style-name="ce49" table:formula="of:=[M_Acu_NA.O28]" office:value-type="float" office:value="6" calcext:value-type="float">
            <text:p>6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49" table:formula="of:=[M_Acu_NA.C28]" office:value-type="float" office:value="2" calcext:value-type="float">
            <text:p>2</text:p>
          </table:table-cell>
          <table:table-cell table:style-name="ce49" table:formula="of:=[M_Acu_NA.E28]" office:value-type="float" office:value="1" calcext:value-type="float">
            <text:p>1</text:p>
          </table:table-cell>
          <table:table-cell table:style-name="ce49" table:formula="of:=[M_Acu_NA.I28]" office:value-type="float" office:value="4" calcext:value-type="float">
            <text:p>4</text:p>
          </table:table-cell>
          <table:table-cell table:style-name="ce49"/>
          <table:table-cell table:style-name="ce49" table:formula="of:=[M_Acu_NA.Q28]" office:value-type="float" office:value="2" calcext:value-type="float">
            <text:p>2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4"/>
        </table:table-row>
        <table:table-row table:style-name="ro1">
          <table:table-cell/>
          <table:table-cell table:style-name="ce58" table:formula="of:=[C_Acu_NA.B29]" office:value-type="date" office:date-value="2020-03-11" calcext:value-type="date">
            <text:p>11/03</text:p>
          </table:table-cell>
          <table:table-cell table:style-name="ce49" table:formula="of:=[M_Acu_NA.G29]" office:value-type="float" office:value="47" calcext:value-type="float">
            <text:p>47</text:p>
          </table:table-cell>
          <table:table-cell table:style-name="ce49" table:formula="of:=[M_Acu_NA.H29]" office:value-type="float" office:value="48" calcext:value-type="float">
            <text:p>48</text:p>
          </table:table-cell>
          <table:table-cell table:style-name="ce49" table:formula="of:=[M_Acu_NA.J29]" office:value-type="float" office:value="827" calcext:value-type="float">
            <text:p>827</text:p>
          </table:table-cell>
          <table:table-cell table:style-name="ce49" table:formula="of:=[M_Acu_NA.O29]" office:value-type="float" office:value="8" calcext:value-type="float">
            <text:p>8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49" table:formula="of:=[M_Acu_NA.C29]" office:value-type="float" office:value="3" calcext:value-type="float">
            <text:p>3</text:p>
          </table:table-cell>
          <table:table-cell table:style-name="ce49" table:formula="of:=[M_Acu_NA.E29]" office:value-type="float" office:value="3" calcext:value-type="float">
            <text:p>3</text:p>
          </table:table-cell>
          <table:table-cell table:style-name="ce49" table:formula="of:=[M_Acu_NA.I29]" office:value-type="float" office:value="5" calcext:value-type="float">
            <text:p>5</text:p>
          </table:table-cell>
          <table:table-cell table:style-name="ce49" table:formula="of:=[M_Acu_NA.P29]" office:value-type="float" office:value="1" calcext:value-type="float">
            <text:p>1</text:p>
          </table:table-cell>
          <table:table-cell table:style-name="ce49" table:formula="of:=[M_Acu_NA.Q29]" office:value-type="float" office:value="3" calcext:value-type="float">
            <text:p>3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C_Acu_NA.B30]" office:value-type="date" office:date-value="2020-03-12" calcext:value-type="date">
            <text:p>12/03</text:p>
          </table:table-cell>
          <table:table-cell table:style-name="ce49" table:formula="of:=[M_Acu_NA.G30]" office:value-type="float" office:value="84" calcext:value-type="float">
            <text:p>84</text:p>
          </table:table-cell>
          <table:table-cell table:style-name="ce49" table:formula="of:=[M_Acu_NA.H30]" office:value-type="float" office:value="61" calcext:value-type="float">
            <text:p>61</text:p>
          </table:table-cell>
          <table:table-cell table:style-name="ce49" table:formula="of:=[M_Acu_NA.J30]" office:value-type="float" office:value="1016" calcext:value-type="float">
            <text:p>1016</text:p>
          </table:table-cell>
          <table:table-cell table:style-name="ce49" table:formula="of:=[M_Acu_NA.O30]" office:value-type="float" office:value="8" calcext:value-type="float">
            <text:p>8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49" table:formula="of:=[M_Acu_NA.C30]" office:value-type="float" office:value="5" calcext:value-type="float">
            <text:p>5</text:p>
          </table:table-cell>
          <table:table-cell table:style-name="ce49" table:formula="of:=[M_Acu_NA.E30]" office:value-type="float" office:value="3" calcext:value-type="float">
            <text:p>3</text:p>
          </table:table-cell>
          <table:table-cell table:style-name="ce49" table:formula="of:=[M_Acu_NA.I30]" office:value-type="float" office:value="5" calcext:value-type="float">
            <text:p>5</text:p>
          </table:table-cell>
          <table:table-cell table:style-name="ce49" table:formula="of:=[M_Acu_NA.P30]" office:value-type="float" office:value="1" calcext:value-type="float">
            <text:p>1</text:p>
          </table:table-cell>
          <table:table-cell table:style-name="ce49" table:formula="of:=[M_Acu_NA.Q30]" office:value-type="float" office:value="6" calcext:value-type="float">
            <text:p>6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formula="of:=[M_Acu_NA.L30]" office:value-type="float" office:value="0" calcext:value-type="float">
            <text:p>0</text:p>
          </table:table-cell>
          <table:table-cell table:formula="of:=[M_Acu_NA.M30]" office:value-type="float" office:value="1" calcext:value-type="float">
            <text:p>1</text:p>
          </table:table-cell>
          <table:table-cell table:formula="of:=[M_Acu_NA.N30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1]" office:value-type="date" office:date-value="2020-03-13" calcext:value-type="date">
            <text:p>13/03</text:p>
          </table:table-cell>
          <table:table-cell table:style-name="ce49" table:formula="of:=[M_Acu_NA.G31]" office:value-type="float" office:value="118" calcext:value-type="float">
            <text:p>118</text:p>
          </table:table-cell>
          <table:table-cell table:style-name="ce49" table:formula="of:=[M_Acu_NA.H31]" office:value-type="float" office:value="79" calcext:value-type="float">
            <text:p>79</text:p>
          </table:table-cell>
          <table:table-cell table:style-name="ce49" table:formula="of:=[M_Acu_NA.J31]" office:value-type="float" office:value="1266" calcext:value-type="float">
            <text:p>1266</text:p>
          </table:table-cell>
          <table:table-cell table:style-name="ce49" table:formula="of:=[M_Acu_NA.O31]" office:value-type="float" office:value="10" calcext:value-type="float">
            <text:p>10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49" table:formula="of:=[M_Acu_NA.C31]" office:value-type="float" office:value="8" calcext:value-type="float">
            <text:p>8</text:p>
          </table:table-cell>
          <table:table-cell table:style-name="ce49" table:formula="of:=[M_Acu_NA.E31]" office:value-type="float" office:value="3" calcext:value-type="float">
            <text:p>3</text:p>
          </table:table-cell>
          <table:table-cell table:style-name="ce49" table:formula="of:=[M_Acu_NA.I31]" office:value-type="float" office:value="10" calcext:value-type="float">
            <text:p>10</text:p>
          </table:table-cell>
          <table:table-cell table:style-name="ce49" table:formula="of:=[M_Acu_NA.P31]" office:value-type="float" office:value="2" calcext:value-type="float">
            <text:p>2</text:p>
          </table:table-cell>
          <table:table-cell table:style-name="ce49" table:formula="of:=[M_Acu_NA.Q31]" office:value-type="float" office:value="7" calcext:value-type="float">
            <text:p>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 table:formula="of:=[M_Acu_NA.M31]" office:value-type="float" office:value="1" calcext:value-type="float">
            <text:p>1</text:p>
          </table:table-cell>
          <table:table-cell table:formula="of:=[M_Acu_NA.N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2]" office:value-type="date" office:date-value="2020-03-14" calcext:value-type="date">
            <text:p>14/03</text:p>
          </table:table-cell>
          <table:table-cell table:style-name="ce49" table:formula="of:=[M_Acu_NA.G32]" office:value-type="float" office:value="136" calcext:value-type="float">
            <text:p>136</text:p>
          </table:table-cell>
          <table:table-cell table:style-name="ce49" table:formula="of:=[M_Acu_NA.H32]" office:value-type="float" office:value="91" calcext:value-type="float">
            <text:p>91</text:p>
          </table:table-cell>
          <table:table-cell table:style-name="ce49" table:formula="of:=[M_Acu_NA.J32]" office:value-type="float" office:value="1441" calcext:value-type="float">
            <text:p>1441</text:p>
          </table:table-cell>
          <table:table-cell table:style-name="ce49" table:formula="of:=[M_Acu_NA.O32]" office:value-type="float" office:value="21" calcext:value-type="float">
            <text:p>2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49" table:formula="of:=[M_Acu_NA.C32]" office:value-type="float" office:value="8" calcext:value-type="float">
            <text:p>8</text:p>
          </table:table-cell>
          <table:table-cell table:style-name="ce49" table:formula="of:=[M_Acu_NA.E32]" office:value-type="float" office:value="4" calcext:value-type="float">
            <text:p>4</text:p>
          </table:table-cell>
          <table:table-cell table:style-name="ce49" table:formula="of:=[M_Acu_NA.I32]" office:value-type="float" office:value="12" calcext:value-type="float">
            <text:p>12</text:p>
          </table:table-cell>
          <table:table-cell table:style-name="ce49" table:formula="of:=[M_Acu_NA.P32]" office:value-type="float" office:value="3" calcext:value-type="float">
            <text:p>3</text:p>
          </table:table-cell>
          <table:table-cell table:style-name="ce49" table:formula="of:=[M_Acu_NA.Q32]" office:value-type="float" office:value="11" calcext:value-type="float">
            <text:p>11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 table:formula="of:=[M_Acu_NA.M32]" office:value-type="float" office:value="3" calcext:value-type="float">
            <text:p>3</text:p>
          </table:table-cell>
          <table:table-cell table:formula="of:=[M_Acu_NA.N3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33]" office:value-type="date" office:date-value="2020-03-15" calcext:value-type="date">
            <text:p>15/03</text:p>
          </table:table-cell>
          <table:table-cell table:style-name="ce51" table:formula="of:=[M_Acu_NA.G33]" office:value-type="float" office:value="288" calcext:value-type="float">
            <text:p>288</text:p>
          </table:table-cell>
          <table:table-cell table:style-name="ce51" table:formula="of:=[M_Acu_NA.H33]" office:value-type="float" office:value="120" calcext:value-type="float">
            <text:p>120</text:p>
          </table:table-cell>
          <table:table-cell table:style-name="ce51" table:formula="of:=[M_Acu_NA.J33]" office:value-type="float" office:value="1809" calcext:value-type="float">
            <text:p>1809</text:p>
          </table:table-cell>
          <table:table-cell table:style-name="ce51" table:formula="of:=[M_Acu_NA.O33]" office:value-type="float" office:value="35" calcext:value-type="float">
            <text:p>35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Acu_NA.C33]" office:value-type="float" office:value="12" calcext:value-type="float">
            <text:p>12</text:p>
          </table:table-cell>
          <table:table-cell table:style-name="ce51" table:formula="of:=[M_Acu_NA.E33]" office:value-type="float" office:value="4" calcext:value-type="float">
            <text:p>4</text:p>
          </table:table-cell>
          <table:table-cell table:style-name="ce51" table:formula="of:=[M_Acu_NA.I33]" office:value-type="float" office:value="20" calcext:value-type="float">
            <text:p>20</text:p>
          </table:table-cell>
          <table:table-cell table:style-name="ce51" table:formula="of:=[M_Acu_NA.P33]" office:value-type="float" office:value="5" calcext:value-type="float">
            <text:p>5</text:p>
          </table:table-cell>
          <table:table-cell table:style-name="ce51" table:formula="of:=[M_Acu_NA.Q33]" office:value-type="float" office:value="17" calcext:value-type="float">
            <text:p>17</text:p>
          </table:table-cell>
          <table:table-cell/>
          <table:table-cell table:style-name="ce83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Acu_NA.D33]" office:value-type="float" office:value="1" calcext:value-type="float">
            <text:p>1</text:p>
          </table:table-cell>
          <table:table-cell table:style-name="ce51" table:formula="of:=[M_Acu_NA.F33]" office:value-type="float" office:value="4" calcext:value-type="float">
            <text:p>4</text:p>
          </table:table-cell>
          <table:table-cell table:style-name="ce51" table:formula="of:=[M_Acu_NA.K33]" office:value-type="float" office:value="2" calcext:value-type="float">
            <text:p>2</text:p>
          </table:table-cell>
          <table:table-cell table:style-name="ce51" table:formula="of:=[M_Acu_NA.L33]" office:value-type="float" office:value="1" calcext:value-type="float">
            <text:p>1</text:p>
          </table:table-cell>
          <table:table-cell table:style-name="ce51" table:formula="of:=[M_Acu_NA.M33]" office:value-type="float" office:value="3" calcext:value-type="float">
            <text:p>3</text:p>
          </table:table-cell>
          <table:table-cell table:style-name="ce51" table:formula="of:=[M_Acu_NA.N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86" table:formula="of:=[C_Acu_NA.A34]" office:value-type="string" office:string-value="L" calcext:value-type="string">
            <text:p>L</text:p>
          </table:table-cell>
          <table:table-cell table:style-name="ce58" table:formula="of:=[C_Acu_NA.B34]" office:value-type="date" office:date-value="2020-03-16" calcext:value-type="date">
            <text:p>16/03</text:p>
          </table:table-cell>
          <table:table-cell table:style-name="ce49" table:formula="of:=[M_Acu_NA.G34]" office:value-type="float" office:value="309" calcext:value-type="float">
            <text:p>309</text:p>
          </table:table-cell>
          <table:table-cell table:style-name="ce49" table:formula="of:=[M_Acu_NA.H34]" office:value-type="float" office:value="148" calcext:value-type="float">
            <text:p>148</text:p>
          </table:table-cell>
          <table:table-cell table:style-name="ce49" table:formula="of:=[M_Acu_NA.J34]" office:value-type="float" office:value="2158" calcext:value-type="float">
            <text:p>2158</text:p>
          </table:table-cell>
          <table:table-cell table:style-name="ce49" table:formula="of:=[M_Acu_NA.O34]" office:value-type="float" office:value="55" calcext:value-type="float">
            <text:p>55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49" table:formula="of:=[M_Acu_NA.C34]" office:value-type="float" office:value="12" calcext:value-type="float">
            <text:p>12</text:p>
          </table:table-cell>
          <table:table-cell table:style-name="ce49" table:formula="of:=[M_Acu_NA.E34]" office:value-type="float" office:value="5" calcext:value-type="float">
            <text:p>5</text:p>
          </table:table-cell>
          <table:table-cell table:style-name="ce49" table:formula="of:=[M_Acu_NA.I34]" office:value-type="float" office:value="24" calcext:value-type="float">
            <text:p>24</text:p>
          </table:table-cell>
          <table:table-cell table:style-name="ce49" table:formula="of:=[M_Acu_NA.P34]" office:value-type="float" office:value="7" calcext:value-type="float">
            <text:p>7</text:p>
          </table:table-cell>
          <table:table-cell table:style-name="ce49" table:formula="of:=[M_Acu_NA.Q34]" office:value-type="float" office:value="26" calcext:value-type="float">
            <text:p>26</text:p>
          </table:table-cell>
          <table:table-cell/>
          <table:table-cell table:style-name="ce49"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3" calcext:value-type="float">
            <text:p>3</text:p>
          </table:table-cell>
          <table:table-cell table:formula="of:=[M_Acu_NA.N34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5]" office:value-type="date" office:date-value="2020-03-17" calcext:value-type="date">
            <text:p>17/03</text:p>
          </table:table-cell>
          <table:table-cell table:style-name="ce49" table:formula="of:=[M_Acu_NA.G35]" office:value-type="float" office:value="491" calcext:value-type="float">
            <text:p>491</text:p>
          </table:table-cell>
          <table:table-cell table:style-name="ce49" table:formula="of:=[M_Acu_NA.H35]" office:value-type="float" office:value="175" calcext:value-type="float">
            <text:p>175</text:p>
          </table:table-cell>
          <table:table-cell table:style-name="ce49" table:formula="of:=[M_Acu_NA.J35]" office:value-type="float" office:value="2503" calcext:value-type="float">
            <text:p>2503</text:p>
          </table:table-cell>
          <table:table-cell table:style-name="ce49" table:formula="of:=[M_Acu_NA.O35]" office:value-type="float" office:value="71" calcext:value-type="float">
            <text:p>7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49" table:formula="of:=[M_Acu_NA.C35]" office:value-type="float" office:value="12" calcext:value-type="float">
            <text:p>12</text:p>
          </table:table-cell>
          <table:table-cell table:style-name="ce49" table:formula="of:=[M_Acu_NA.E35]" office:value-type="float" office:value="5" calcext:value-type="float">
            <text:p>5</text:p>
          </table:table-cell>
          <table:table-cell table:style-name="ce49" table:formula="of:=[M_Acu_NA.I35]" office:value-type="float" office:value="43" calcext:value-type="float">
            <text:p>43</text:p>
          </table:table-cell>
          <table:table-cell table:style-name="ce49" table:formula="of:=[M_Acu_NA.P35]" office:value-type="float" office:value="8" calcext:value-type="float">
            <text:p>8</text:p>
          </table:table-cell>
          <table:table-cell table:style-name="ce49" table:formula="of:=[M_Acu_NA.Q35]" office:value-type="float" office:value="29" calcext:value-type="float">
            <text:p>29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3" calcext:value-type="float">
            <text:p>3</text:p>
          </table:table-cell>
          <table:table-cell table:formula="of:=[M_Acu_NA.N3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6]" office:value-type="date" office:date-value="2020-03-18" calcext:value-type="date">
            <text:p>18/03</text:p>
          </table:table-cell>
          <table:table-cell table:style-name="ce49" table:formula="of:=[M_Acu_NA.G36]" office:value-type="float" office:value="598" calcext:value-type="float">
            <text:p>598</text:p>
          </table:table-cell>
          <table:table-cell table:style-name="ce49" table:formula="of:=[M_Acu_NA.H36]" office:value-type="float" office:value="244" calcext:value-type="float">
            <text:p>244</text:p>
          </table:table-cell>
          <table:table-cell table:style-name="ce49" table:formula="of:=[M_Acu_NA.J36]" office:value-type="float" office:value="2978" calcext:value-type="float">
            <text:p>2978</text:p>
          </table:table-cell>
          <table:table-cell table:style-name="ce49" table:formula="of:=[M_Acu_NA.O36]" office:value-type="float" office:value="103" calcext:value-type="float">
            <text:p>103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49" table:formula="of:=[M_Acu_NA.C36]" office:value-type="float" office:value="12" calcext:value-type="float">
            <text:p>12</text:p>
          </table:table-cell>
          <table:table-cell table:style-name="ce49" table:formula="of:=[M_Acu_NA.E36]" office:value-type="float" office:value="14" calcext:value-type="float">
            <text:p>14</text:p>
          </table:table-cell>
          <table:table-cell table:style-name="ce49" table:formula="of:=[M_Acu_NA.I36]" office:value-type="float" office:value="58" calcext:value-type="float">
            <text:p>58</text:p>
          </table:table-cell>
          <table:table-cell table:style-name="ce49" table:formula="of:=[M_Acu_NA.P36]" office:value-type="float" office:value="14" calcext:value-type="float">
            <text:p>14</text:p>
          </table:table-cell>
          <table:table-cell table:style-name="ce49" table:formula="of:=[M_Acu_NA.Q36]" office:value-type="float" office:value="38" calcext:value-type="float">
            <text:p>38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6" calcext:value-type="float">
            <text:p>6</text:p>
          </table:table-cell>
          <table:table-cell table:formula="of:=[M_Acu_NA.N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7]" office:value-type="date" office:date-value="2020-03-19" calcext:value-type="date">
            <text:p>19/03</text:p>
          </table:table-cell>
          <table:table-cell table:style-name="ce49" table:formula="of:=[M_Acu_NA.G37]" office:value-type="float" office:value="767" calcext:value-type="float">
            <text:p>767</text:p>
          </table:table-cell>
          <table:table-cell table:style-name="ce49" table:formula="of:=[M_Acu_NA.H37]" office:value-type="float" office:value="372" calcext:value-type="float">
            <text:p>372</text:p>
          </table:table-cell>
          <table:table-cell table:style-name="ce49" table:formula="of:=[M_Acu_NA.J37]" office:value-type="float" office:value="3405" calcext:value-type="float">
            <text:p>3405</text:p>
          </table:table-cell>
          <table:table-cell table:style-name="ce49" table:formula="of:=[M_Acu_NA.O37]" office:value-type="float" office:value="144" calcext:value-type="float">
            <text:p>144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49" table:formula="of:=[M_Acu_NA.C37]" office:value-type="float" office:value="20" calcext:value-type="float">
            <text:p>20</text:p>
          </table:table-cell>
          <table:table-cell table:style-name="ce49" table:formula="of:=[M_Acu_NA.E37]" office:value-type="float" office:value="21" calcext:value-type="float">
            <text:p>21</text:p>
          </table:table-cell>
          <table:table-cell table:style-name="ce49" table:formula="of:=[M_Acu_NA.I37]" office:value-type="float" office:value="76" calcext:value-type="float">
            <text:p>76</text:p>
          </table:table-cell>
          <table:table-cell table:style-name="ce49" table:formula="of:=[M_Acu_NA.P37]" office:value-type="float" office:value="21" calcext:value-type="float">
            <text:p>21</text:p>
          </table:table-cell>
          <table:table-cell table:style-name="ce49" table:formula="of:=[M_Acu_NA.Q37]" office:value-type="float" office:value="43" calcext:value-type="float">
            <text:p>4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6" calcext:value-type="float">
            <text:p>6</text:p>
          </table:table-cell>
          <table:table-cell table:formula="of:=[M_Acu_NA.N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8]" office:value-type="date" office:date-value="2020-03-20" calcext:value-type="date">
            <text:p>20/03</text:p>
          </table:table-cell>
          <table:table-cell table:style-name="ce49" table:formula="of:=[M_Acu_NA.G38]" office:value-type="float" office:value="1002" calcext:value-type="float">
            <text:p>1002</text:p>
          </table:table-cell>
          <table:table-cell table:style-name="ce49" table:formula="of:=[M_Acu_NA.H38]" office:value-type="float" office:value="450" calcext:value-type="float">
            <text:p>450</text:p>
          </table:table-cell>
          <table:table-cell table:style-name="ce49" table:formula="of:=[M_Acu_NA.J38]" office:value-type="float" office:value="4032" calcext:value-type="float">
            <text:p>4032</text:p>
          </table:table-cell>
          <table:table-cell table:style-name="ce49" table:formula="of:=[M_Acu_NA.O38]" office:value-type="float" office:value="177" calcext:value-type="float">
            <text:p>177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49" table:formula="of:=[M_Acu_NA.C38]" office:value-type="float" office:value="31" calcext:value-type="float">
            <text:p>31</text:p>
          </table:table-cell>
          <table:table-cell table:style-name="ce49" table:formula="of:=[M_Acu_NA.E38]" office:value-type="float" office:value="37" calcext:value-type="float">
            <text:p>37</text:p>
          </table:table-cell>
          <table:table-cell table:style-name="ce49" table:formula="of:=[M_Acu_NA.I38]" office:value-type="float" office:value="106" calcext:value-type="float">
            <text:p>106</text:p>
          </table:table-cell>
          <table:table-cell table:style-name="ce49" table:formula="of:=[M_Acu_NA.P38]" office:value-type="float" office:value="31" calcext:value-type="float">
            <text:p>31</text:p>
          </table:table-cell>
          <table:table-cell table:style-name="ce49" table:formula="of:=[M_Acu_NA.Q38]" office:value-type="float" office:value="67" calcext:value-type="float">
            <text:p>67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7" calcext:value-type="float">
            <text:p>7</text:p>
          </table:table-cell>
          <table:table-cell table:formula="of:=[M_Acu_NA.N38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39]" office:value-type="date" office:date-value="2020-03-21" calcext:value-type="date">
            <text:p>21/03</text:p>
          </table:table-cell>
          <table:table-cell table:style-name="ce49" table:formula="of:=[M_Acu_NA.G39]" office:value-type="float" office:value="1326" calcext:value-type="float">
            <text:p>1326</text:p>
          </table:table-cell>
          <table:table-cell table:style-name="ce49" table:formula="of:=[M_Acu_NA.H39]" office:value-type="float" office:value="562" calcext:value-type="float">
            <text:p>562</text:p>
          </table:table-cell>
          <table:table-cell table:style-name="ce49" table:formula="of:=[M_Acu_NA.J39]" office:value-type="float" office:value="4825" calcext:value-type="float">
            <text:p>4825</text:p>
          </table:table-cell>
          <table:table-cell table:style-name="ce49" table:formula="of:=[M_Acu_NA.O39]" office:value-type="float" office:value="233" calcext:value-type="float">
            <text:p>233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49" table:formula="of:=[M_Acu_NA.C39]" office:value-type="float" office:value="47" calcext:value-type="float">
            <text:p>47</text:p>
          </table:table-cell>
          <table:table-cell table:style-name="ce49" table:formula="of:=[M_Acu_NA.E39]" office:value-type="float" office:value="67" calcext:value-type="float">
            <text:p>67</text:p>
          </table:table-cell>
          <table:table-cell table:style-name="ce49" table:formula="of:=[M_Acu_NA.I39]" office:value-type="float" office:value="136" calcext:value-type="float">
            <text:p>136</text:p>
          </table:table-cell>
          <table:table-cell table:style-name="ce49" table:formula="of:=[M_Acu_NA.P39]" office:value-type="float" office:value="38" calcext:value-type="float">
            <text:p>38</text:p>
          </table:table-cell>
          <table:table-cell table:style-name="ce49" table:formula="of:=[M_Acu_NA.Q39]" office:value-type="float" office:value="83" calcext:value-type="float">
            <text:p>83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7" calcext:value-type="float">
            <text:p>7</text:p>
          </table:table-cell>
          <table:table-cell table:formula="of:=[M_Acu_NA.N3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0]" office:value-type="date" office:date-value="2020-03-22" calcext:value-type="date">
            <text:p>22/03</text:p>
          </table:table-cell>
          <table:table-cell table:style-name="ce49" table:formula="of:=[M_Acu_NA.G40]" office:value-type="float" office:value="1720" calcext:value-type="float">
            <text:p>1720</text:p>
          </table:table-cell>
          <table:table-cell table:style-name="ce49" table:formula="of:=[M_Acu_NA.H40]" office:value-type="float" office:value="674" calcext:value-type="float">
            <text:p>674</text:p>
          </table:table-cell>
          <table:table-cell table:style-name="ce49" table:formula="of:=[M_Acu_NA.J40]" office:value-type="float" office:value="5476" calcext:value-type="float">
            <text:p>5476</text:p>
          </table:table-cell>
          <table:table-cell table:style-name="ce49" table:formula="of:=[M_Acu_NA.O40]" office:value-type="float" office:value="281" calcext:value-type="float">
            <text:p>281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49" table:formula="of:=[M_Acu_NA.C40]" office:value-type="float" office:value="55" calcext:value-type="float">
            <text:p>55</text:p>
          </table:table-cell>
          <table:table-cell table:style-name="ce49" table:formula="of:=[M_Acu_NA.E40]" office:value-type="float" office:value="75" calcext:value-type="float">
            <text:p>75</text:p>
          </table:table-cell>
          <table:table-cell table:style-name="ce49" table:formula="of:=[M_Acu_NA.I40]" office:value-type="float" office:value="179" calcext:value-type="float">
            <text:p>179</text:p>
          </table:table-cell>
          <table:table-cell table:style-name="ce49" table:formula="of:=[M_Acu_NA.P40]" office:value-type="float" office:value="50" calcext:value-type="float">
            <text:p>50</text:p>
          </table:table-cell>
          <table:table-cell table:style-name="ce49" table:formula="of:=[M_Acu_NA.Q40]" office:value-type="float" office:value="100" calcext:value-type="float">
            <text:p>100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7" calcext:value-type="float">
            <text:p>7</text:p>
          </table:table-cell>
          <table:table-cell table:formula="of:=[M_Acu_NA.N40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80" table:formula="of:=[C_Acu_NA.A41]" office:value-type="string" office:string-value="L" calcext:value-type="string">
            <text:p>L</text:p>
          </table:table-cell>
          <table:table-cell table:style-name="ce57" table:formula="of:=[C_Acu_NA.B41]" office:value-type="date" office:date-value="2020-03-23" calcext:value-type="date">
            <text:p>23/03</text:p>
          </table:table-cell>
          <table:table-cell table:style-name="ce50" table:formula="of:=[M_Acu_NA.G41]" office:value-type="float" office:value="2182" calcext:value-type="float">
            <text:p>2182</text:p>
          </table:table-cell>
          <table:table-cell table:style-name="ce50" table:formula="of:=[M_Acu_NA.H41]" office:value-type="float" office:value="860" calcext:value-type="float">
            <text:p>860</text:p>
          </table:table-cell>
          <table:table-cell table:style-name="ce50" table:formula="of:=[M_Acu_NA.J41]" office:value-type="float" office:value="6077" calcext:value-type="float">
            <text:p>6077</text:p>
          </table:table-cell>
          <table:table-cell table:style-name="ce50" table:formula="of:=[M_Acu_NA.O41]" office:value-type="float" office:value="335" calcext:value-type="float">
            <text:p>335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Acu_NA.C41]" office:value-type="float" office:value="86" calcext:value-type="float">
            <text:p>86</text:p>
          </table:table-cell>
          <table:table-cell table:style-name="ce50" table:formula="of:=[M_Acu_NA.E41]" office:value-type="float" office:value="88" calcext:value-type="float">
            <text:p>88</text:p>
          </table:table-cell>
          <table:table-cell table:style-name="ce50" table:formula="of:=[M_Acu_NA.I41]" office:value-type="float" office:value="213" calcext:value-type="float">
            <text:p>213</text:p>
          </table:table-cell>
          <table:table-cell table:style-name="ce50" table:formula="of:=[M_Acu_NA.P41]" office:value-type="float" office:value="61" calcext:value-type="float">
            <text:p>61</text:p>
          </table:table-cell>
          <table:table-cell table:style-name="ce50" table:formula="of:=[M_Acu_NA.Q41]" office:value-type="float" office:value="129" calcext:value-type="float">
            <text:p>1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Acu_NA.D41]" office:value-type="float" office:value="21" calcext:value-type="float">
            <text:p>21</text:p>
          </table:table-cell>
          <table:table-cell table:style-name="ce50" table:formula="of:=[M_Acu_NA.F41]" office:value-type="float" office:value="24" calcext:value-type="float">
            <text:p>24</text:p>
          </table:table-cell>
          <table:table-cell table:style-name="ce50" table:formula="of:=[M_Acu_NA.K41]" office:value-type="float" office:value="6" calcext:value-type="float">
            <text:p>6</text:p>
          </table:table-cell>
          <table:table-cell table:style-name="ce50" table:formula="of:=[M_Acu_NA.L41]" office:value-type="float" office:value="8" calcext:value-type="float">
            <text:p>8</text:p>
          </table:table-cell>
          <table:table-cell table:style-name="ce50" table:formula="of:=[M_Acu_NA.M41]" office:value-type="float" office:value="7" calcext:value-type="float">
            <text:p>7</text:p>
          </table:table-cell>
          <table:table-cell table:style-name="ce50" table:formula="of:=[M_Acu_NA.N41]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2]" office:value-type="date" office:date-value="2020-03-24" calcext:value-type="date">
            <text:p>24/03</text:p>
          </table:table-cell>
          <table:table-cell table:style-name="ce49" table:formula="of:=[M_Acu_NA.G42]" office:value-type="float" office:value="2686" calcext:value-type="float">
            <text:p>2686</text:p>
          </table:table-cell>
          <table:table-cell table:style-name="ce49" table:formula="of:=[M_Acu_NA.H42]" office:value-type="float" office:value="1100" calcext:value-type="float">
            <text:p>1100</text:p>
          </table:table-cell>
          <table:table-cell table:style-name="ce49" table:formula="of:=[M_Acu_NA.J42]" office:value-type="float" office:value="6820" calcext:value-type="float">
            <text:p>6820</text:p>
          </table:table-cell>
          <table:table-cell table:style-name="ce49" table:formula="of:=[M_Acu_NA.O42]" office:value-type="float" office:value="422" calcext:value-type="float">
            <text:p>422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49" table:formula="of:=[M_Acu_NA.C42]" office:value-type="float" office:value="114" calcext:value-type="float">
            <text:p>114</text:p>
          </table:table-cell>
          <table:table-cell table:style-name="ce49" table:formula="of:=[M_Acu_NA.E42]" office:value-type="float" office:value="122" calcext:value-type="float">
            <text:p>122</text:p>
          </table:table-cell>
          <table:table-cell table:style-name="ce49" table:formula="of:=[M_Acu_NA.I42]" office:value-type="float" office:value="276" calcext:value-type="float">
            <text:p>276</text:p>
          </table:table-cell>
          <table:table-cell table:style-name="ce49" table:formula="of:=[M_Acu_NA.P42]" office:value-type="float" office:value="81" calcext:value-type="float">
            <text:p>81</text:p>
          </table:table-cell>
          <table:table-cell table:style-name="ce49" table:formula="of:=[M_Acu_NA.Q42]" office:value-type="float" office:value="153" calcext:value-type="float">
            <text:p>153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10" calcext:value-type="float">
            <text:p>10</text:p>
          </table:table-cell>
          <table:table-cell table:formula="of:=[M_Acu_NA.N42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3]" office:value-type="date" office:date-value="2020-03-25" calcext:value-type="date">
            <text:p>25/03</text:p>
          </table:table-cell>
          <table:table-cell table:style-name="ce49" table:formula="of:=[M_Acu_NA.G43]" office:value-type="float" office:value="3434" calcext:value-type="float">
            <text:p>3434</text:p>
          </table:table-cell>
          <table:table-cell table:style-name="ce49" table:formula="of:=[M_Acu_NA.H43]" office:value-type="float" office:value="1331" calcext:value-type="float">
            <text:p>1331</text:p>
          </table:table-cell>
          <table:table-cell table:style-name="ce49" table:formula="of:=[M_Acu_NA.J43]" office:value-type="float" office:value="7503" calcext:value-type="float">
            <text:p>7503</text:p>
          </table:table-cell>
          <table:table-cell table:style-name="ce49" table:formula="of:=[M_Acu_NA.O43]" office:value-type="float" office:value="578" calcext:value-type="float">
            <text:p>578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49" table:formula="of:=[M_Acu_NA.C43]" office:value-type="float" office:value="149" calcext:value-type="float">
            <text:p>149</text:p>
          </table:table-cell>
          <table:table-cell table:style-name="ce49" table:formula="of:=[M_Acu_NA.E43]" office:value-type="float" office:value="178" calcext:value-type="float">
            <text:p>178</text:p>
          </table:table-cell>
          <table:table-cell table:style-name="ce49" table:formula="of:=[M_Acu_NA.I43]" office:value-type="float" office:value="356" calcext:value-type="float">
            <text:p>356</text:p>
          </table:table-cell>
          <table:table-cell table:style-name="ce49" table:formula="of:=[M_Acu_NA.P43]" office:value-type="float" office:value="106" calcext:value-type="float">
            <text:p>106</text:p>
          </table:table-cell>
          <table:table-cell table:style-name="ce49" table:formula="of:=[M_Acu_NA.Q43]" office:value-type="float" office:value="176" calcext:value-type="float">
            <text:p>176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12" calcext:value-type="float">
            <text:p>12</text:p>
          </table:table-cell>
          <table:table-cell table:formula="of:=[M_Acu_NA.N43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4]" office:value-type="date" office:date-value="2020-03-26" calcext:value-type="date">
            <text:p>26/03</text:p>
          </table:table-cell>
          <table:table-cell table:style-name="ce49" table:formula="of:=[M_Acu_NA.G44]" office:value-type="float" office:value="4089" calcext:value-type="float">
            <text:p>4089</text:p>
          </table:table-cell>
          <table:table-cell table:style-name="ce49" table:formula="of:=[M_Acu_NA.H44]" office:value-type="float" office:value="1696" calcext:value-type="float">
            <text:p>1696</text:p>
          </table:table-cell>
          <table:table-cell table:style-name="ce49" table:formula="of:=[M_Acu_NA.J44]" office:value-type="float" office:value="8165" calcext:value-type="float">
            <text:p>8165</text:p>
          </table:table-cell>
          <table:table-cell table:style-name="ce49" table:formula="of:=[M_Acu_NA.O44]" office:value-type="float" office:value="759" calcext:value-type="float">
            <text:p>75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49" table:formula="of:=[M_Acu_NA.C44]" office:value-type="float" office:value="196" calcext:value-type="float">
            <text:p>196</text:p>
          </table:table-cell>
          <table:table-cell table:style-name="ce49" table:formula="of:=[M_Acu_NA.E44]" office:value-type="float" office:value="220" calcext:value-type="float">
            <text:p>220</text:p>
          </table:table-cell>
          <table:table-cell table:style-name="ce49" table:formula="of:=[M_Acu_NA.I44]" office:value-type="float" office:value="434" calcext:value-type="float">
            <text:p>434</text:p>
          </table:table-cell>
          <table:table-cell table:style-name="ce49" table:formula="of:=[M_Acu_NA.P44]" office:value-type="float" office:value="135" calcext:value-type="float">
            <text:p>135</text:p>
          </table:table-cell>
          <table:table-cell table:style-name="ce49" table:formula="of:=[M_Acu_NA.Q44]" office:value-type="float" office:value="226" calcext:value-type="float">
            <text:p>226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14" calcext:value-type="float">
            <text:p>14</text:p>
          </table:table-cell>
          <table:table-cell table:formula="of:=[M_Acu_NA.N44]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5]" office:value-type="date" office:date-value="2020-03-27" calcext:value-type="date">
            <text:p>27/03</text:p>
          </table:table-cell>
          <table:table-cell table:style-name="ce49" table:formula="of:=[M_Acu_NA.G45]" office:value-type="float" office:value="4858" calcext:value-type="float">
            <text:p>4858</text:p>
          </table:table-cell>
          <table:table-cell table:style-name="ce49" table:formula="of:=[M_Acu_NA.H45]" office:value-type="float" office:value="1995" calcext:value-type="float">
            <text:p>1995</text:p>
          </table:table-cell>
          <table:table-cell table:style-name="ce49" table:formula="of:=[M_Acu_NA.J45]" office:value-type="float" office:value="9134" calcext:value-type="float">
            <text:p>9134</text:p>
          </table:table-cell>
          <table:table-cell table:style-name="ce49" table:formula="of:=[M_Acu_NA.O45]" office:value-type="float" office:value="1019" calcext:value-type="float">
            <text:p>1019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49" table:formula="of:=[M_Acu_NA.C45]" office:value-type="float" office:value="253" calcext:value-type="float">
            <text:p>253</text:p>
          </table:table-cell>
          <table:table-cell table:style-name="ce49" table:formula="of:=[M_Acu_NA.E45]" office:value-type="float" office:value="289" calcext:value-type="float">
            <text:p>289</text:p>
          </table:table-cell>
          <table:table-cell table:style-name="ce49" table:formula="of:=[M_Acu_NA.I45]" office:value-type="float" office:value="546" calcext:value-type="float">
            <text:p>546</text:p>
          </table:table-cell>
          <table:table-cell table:style-name="ce49" table:formula="of:=[M_Acu_NA.P45]" office:value-type="float" office:value="167" calcext:value-type="float">
            <text:p>167</text:p>
          </table:table-cell>
          <table:table-cell table:style-name="ce49" table:formula="of:=[M_Acu_NA.Q45]" office:value-type="float" office:value="249" calcext:value-type="float">
            <text:p>249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16" calcext:value-type="float">
            <text:p>16</text:p>
          </table:table-cell>
          <table:table-cell table:formula="of:=[M_Acu_NA.N45]"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6]" office:value-type="date" office:date-value="2020-03-28" calcext:value-type="date">
            <text:p>28/03</text:p>
          </table:table-cell>
          <table:table-cell table:style-name="ce49" table:formula="of:=[M_Acu_NA.G46]" office:value-type="float" office:value="5690" calcext:value-type="float">
            <text:p>5690</text:p>
          </table:table-cell>
          <table:table-cell table:style-name="ce49" table:formula="of:=[M_Acu_NA.H46]" office:value-type="float" office:value="2314" calcext:value-type="float">
            <text:p>2314</text:p>
          </table:table-cell>
          <table:table-cell table:style-name="ce49" table:formula="of:=[M_Acu_NA.J46]" office:value-type="float" office:value="10023" calcext:value-type="float">
            <text:p>10023</text:p>
          </table:table-cell>
          <table:table-cell table:style-name="ce49" table:formula="of:=[M_Acu_NA.O46]" office:value-type="float" office:value="1228" calcext:value-type="float">
            <text:p>1228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49" table:formula="of:=[M_Acu_NA.C46]" office:value-type="float" office:value="325" calcext:value-type="float">
            <text:p>325</text:p>
          </table:table-cell>
          <table:table-cell table:style-name="ce49" table:formula="of:=[M_Acu_NA.E46]" office:value-type="float" office:value="353" calcext:value-type="float">
            <text:p>353</text:p>
          </table:table-cell>
          <table:table-cell table:style-name="ce49" table:formula="of:=[M_Acu_NA.I46]" office:value-type="float" office:value="639" calcext:value-type="float">
            <text:p>639</text:p>
          </table:table-cell>
          <table:table-cell table:style-name="ce49" table:formula="of:=[M_Acu_NA.P46]" office:value-type="float" office:value="202" calcext:value-type="float">
            <text:p>202</text:p>
          </table:table-cell>
          <table:table-cell table:style-name="ce49" table:formula="of:=[M_Acu_NA.Q46]" office:value-type="float" office:value="291" calcext:value-type="float">
            <text:p>291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20" calcext:value-type="float">
            <text:p>20</text:p>
          </table:table-cell>
          <table:table-cell table:formula="of:=[M_Acu_NA.N46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47]" office:value-type="date" office:date-value="2020-03-29" calcext:value-type="date">
            <text:p>29/03</text:p>
          </table:table-cell>
          <table:table-cell table:style-name="ce51" table:formula="of:=[M_Acu_NA.G47]" office:value-type="float" office:value="6528" calcext:value-type="float">
            <text:p>6528</text:p>
          </table:table-cell>
          <table:table-cell table:style-name="ce51" table:formula="of:=[M_Acu_NA.H47]" office:value-type="float" office:value="2606" calcext:value-type="float">
            <text:p>2606</text:p>
          </table:table-cell>
          <table:table-cell table:style-name="ce51" table:formula="of:=[M_Acu_NA.J47]" office:value-type="float" office:value="10779" calcext:value-type="float">
            <text:p>10779</text:p>
          </table:table-cell>
          <table:table-cell table:style-name="ce51" table:formula="of:=[M_Acu_NA.O47]" office:value-type="float" office:value="1408" calcext:value-type="float">
            <text:p>1408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Acu_NA.C47]" office:value-type="float" office:value="389" calcext:value-type="float">
            <text:p>389</text:p>
          </table:table-cell>
          <table:table-cell table:style-name="ce51" table:formula="of:=[M_Acu_NA.E47]" office:value-type="float" office:value="431" calcext:value-type="float">
            <text:p>431</text:p>
          </table:table-cell>
          <table:table-cell table:style-name="ce51" table:formula="of:=[M_Acu_NA.I47]" office:value-type="float" office:value="771" calcext:value-type="float">
            <text:p>771</text:p>
          </table:table-cell>
          <table:table-cell table:style-name="ce51" table:formula="of:=[M_Acu_NA.P47]" office:value-type="float" office:value="240" calcext:value-type="float">
            <text:p>240</text:p>
          </table:table-cell>
          <table:table-cell table:style-name="ce51" table:formula="of:=[M_Acu_NA.Q47]" office:value-type="float" office:value="327" calcext:value-type="float">
            <text:p>327</text:p>
          </table:table-cell>
          <table:table-cell/>
          <table:table-cell table:style-name="ce83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Acu_NA.D47]" office:value-type="float" office:value="86" calcext:value-type="float">
            <text:p>86</text:p>
          </table:table-cell>
          <table:table-cell table:style-name="ce51" table:formula="of:=[M_Acu_NA.F47]" office:value-type="float" office:value="72" calcext:value-type="float">
            <text:p>72</text:p>
          </table:table-cell>
          <table:table-cell table:style-name="ce51" table:formula="of:=[M_Acu_NA.K47]" office:value-type="float" office:value="46" calcext:value-type="float">
            <text:p>46</text:p>
          </table:table-cell>
          <table:table-cell table:style-name="ce51" table:formula="of:=[M_Acu_NA.L47]" office:value-type="float" office:value="21" calcext:value-type="float">
            <text:p>21</text:p>
          </table:table-cell>
          <table:table-cell table:style-name="ce51" table:formula="of:=[M_Acu_NA.M47]" office:value-type="float" office:value="22" calcext:value-type="float">
            <text:p>22</text:p>
          </table:table-cell>
          <table:table-cell table:style-name="ce51" table:formula="of:=[M_Acu_NA.N47]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table:style-name="ce86" table:formula="of:=[C_Acu_NA.A48]" office:value-type="string" office:string-value="L" calcext:value-type="string">
            <text:p>L</text:p>
          </table:table-cell>
          <table:table-cell table:style-name="ce58" table:formula="of:=[C_Acu_NA.B48]" office:value-type="date" office:date-value="2020-03-30" calcext:value-type="date">
            <text:p>30/03</text:p>
          </table:table-cell>
          <table:table-cell table:style-name="ce49" table:formula="of:=[M_Acu_NA.G48]" office:value-type="float" office:value="7340" calcext:value-type="float">
            <text:p>7340</text:p>
          </table:table-cell>
          <table:table-cell table:style-name="ce49" table:formula="of:=[M_Acu_NA.H48]" office:value-type="float" office:value="3024" calcext:value-type="float">
            <text:p>3024</text:p>
          </table:table-cell>
          <table:table-cell table:style-name="ce49" table:formula="of:=[M_Acu_NA.J48]" office:value-type="float" office:value="11591" calcext:value-type="float">
            <text:p>11591</text:p>
          </table:table-cell>
          <table:table-cell table:style-name="ce49" table:formula="of:=[M_Acu_NA.O48]" office:value-type="float" office:value="1789" calcext:value-type="float">
            <text:p>1789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49" table:formula="of:=[M_Acu_NA.C48]" office:value-type="float" office:value="455" calcext:value-type="float">
            <text:p>455</text:p>
          </table:table-cell>
          <table:table-cell table:style-name="ce49" table:formula="of:=[M_Acu_NA.E48]" office:value-type="float" office:value="513" calcext:value-type="float">
            <text:p>513</text:p>
          </table:table-cell>
          <table:table-cell table:style-name="ce49" table:formula="of:=[M_Acu_NA.I48]" office:value-type="float" office:value="864" calcext:value-type="float">
            <text:p>864</text:p>
          </table:table-cell>
          <table:table-cell table:style-name="ce49" table:formula="of:=[M_Acu_NA.P48]" office:value-type="float" office:value="284" calcext:value-type="float">
            <text:p>284</text:p>
          </table:table-cell>
          <table:table-cell table:style-name="ce49" table:formula="of:=[M_Acu_NA.Q48]" office:value-type="float" office:value="378" calcext:value-type="float">
            <text:p>378</text:p>
          </table:table-cell>
          <table:table-cell/>
          <table:table-cell table:style-name="ce49"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27" calcext:value-type="float">
            <text:p>27</text:p>
          </table:table-cell>
          <table:table-cell table:formula="of:=[M_Acu_NA.N48]"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49]" office:value-type="date" office:date-value="2020-03-31" calcext:value-type="date">
            <text:p>31/03</text:p>
          </table:table-cell>
          <table:table-cell table:style-name="ce49" table:formula="of:=[M_Acu_NA.G49]" office:value-type="float" office:value="8189" calcext:value-type="float">
            <text:p>8189</text:p>
          </table:table-cell>
          <table:table-cell table:style-name="ce49" table:formula="of:=[M_Acu_NA.H49]" office:value-type="float" office:value="3523" calcext:value-type="float">
            <text:p>3523</text:p>
          </table:table-cell>
          <table:table-cell table:style-name="ce49" table:formula="of:=[M_Acu_NA.J49]" office:value-type="float" office:value="12428" calcext:value-type="float">
            <text:p>12428</text:p>
          </table:table-cell>
          <table:table-cell table:style-name="ce49" table:formula="of:=[M_Acu_NA.O49]" office:value-type="float" office:value="2352" calcext:value-type="float">
            <text:p>2352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49" table:formula="of:=[M_Acu_NA.C49]" office:value-type="float" office:value="583" calcext:value-type="float">
            <text:p>583</text:p>
          </table:table-cell>
          <table:table-cell table:style-name="ce49" table:formula="of:=[M_Acu_NA.E49]" office:value-type="float" office:value="705" calcext:value-type="float">
            <text:p>705</text:p>
          </table:table-cell>
          <table:table-cell table:style-name="ce49" table:formula="of:=[M_Acu_NA.I49]" office:value-type="float" office:value="1039" calcext:value-type="float">
            <text:p>1039</text:p>
          </table:table-cell>
          <table:table-cell table:style-name="ce49" table:formula="of:=[M_Acu_NA.P49]" office:value-type="float" office:value="331" calcext:value-type="float">
            <text:p>331</text:p>
          </table:table-cell>
          <table:table-cell table:style-name="ce49" table:formula="of:=[M_Acu_NA.Q49]" office:value-type="float" office:value="442" calcext:value-type="float">
            <text:p>4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28" calcext:value-type="float">
            <text:p>28</text:p>
          </table:table-cell>
          <table:table-cell table:formula="of:=[M_Acu_NA.N49]"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0]" office:value-type="date" office:date-value="2020-04-01" calcext:value-type="date">
            <text:p>01/04</text:p>
          </table:table-cell>
          <table:table-cell table:style-name="ce49" table:formula="of:=[M_Acu_NA.G50]" office:value-type="float" office:value="9053" calcext:value-type="float">
            <text:p>9053</text:p>
          </table:table-cell>
          <table:table-cell table:style-name="ce49" table:formula="of:=[M_Acu_NA.H50]" office:value-type="float" office:value="4032" calcext:value-type="float">
            <text:p>4032</text:p>
          </table:table-cell>
          <table:table-cell table:style-name="ce49" table:formula="of:=[M_Acu_NA.J50]" office:value-type="float" office:value="13155" calcext:value-type="float">
            <text:p>13155</text:p>
          </table:table-cell>
          <table:table-cell table:style-name="ce49" table:formula="of:=[M_Acu_NA.O50]" office:value-type="float" office:value="2921" calcext:value-type="float">
            <text:p>2921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49" table:formula="of:=[M_Acu_NA.C50]" office:value-type="float" office:value="732" calcext:value-type="float">
            <text:p>732</text:p>
          </table:table-cell>
          <table:table-cell table:style-name="ce49" table:formula="of:=[M_Acu_NA.E50]" office:value-type="float" office:value="828" calcext:value-type="float">
            <text:p>828</text:p>
          </table:table-cell>
          <table:table-cell table:style-name="ce49" table:formula="of:=[M_Acu_NA.I50]" office:value-type="float" office:value="1173" calcext:value-type="float">
            <text:p>1173</text:p>
          </table:table-cell>
          <table:table-cell table:style-name="ce49" table:formula="of:=[M_Acu_NA.P50]" office:value-type="float" office:value="383" calcext:value-type="float">
            <text:p>383</text:p>
          </table:table-cell>
          <table:table-cell table:style-name="ce49" table:formula="of:=[M_Acu_NA.Q50]" office:value-type="float" office:value="497" calcext:value-type="float">
            <text:p>497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32" calcext:value-type="float">
            <text:p>32</text:p>
          </table:table-cell>
          <table:table-cell table:formula="of:=[M_Acu_NA.N50]" office:value-type="float" office:value="187" calcext:value-type="float">
            <text:p>18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1]" office:value-type="date" office:date-value="2020-04-02" calcext:value-type="date">
            <text:p>02/04</text:p>
          </table:table-cell>
          <table:table-cell table:style-name="ce49" table:formula="of:=[M_Acu_NA.G51]" office:value-type="float" office:value="10003" calcext:value-type="float">
            <text:p>10003</text:p>
          </table:table-cell>
          <table:table-cell table:style-name="ce49" table:formula="of:=[M_Acu_NA.H51]" office:value-type="float" office:value="5387" calcext:value-type="float">
            <text:p>5387</text:p>
          </table:table-cell>
          <table:table-cell table:style-name="ce49" table:formula="of:=[M_Acu_NA.J51]" office:value-type="float" office:value="13915" calcext:value-type="float">
            <text:p>13915</text:p>
          </table:table-cell>
          <table:table-cell table:style-name="ce49" table:formula="of:=[M_Acu_NA.O51]" office:value-type="float" office:value="3605" calcext:value-type="float">
            <text:p>3605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49" table:formula="of:=[M_Acu_NA.C51]" office:value-type="float" office:value="872" calcext:value-type="float">
            <text:p>872</text:p>
          </table:table-cell>
          <table:table-cell table:style-name="ce49" table:formula="of:=[M_Acu_NA.E51]" office:value-type="float" office:value="1011" calcext:value-type="float">
            <text:p>1011</text:p>
          </table:table-cell>
          <table:table-cell table:style-name="ce49" table:formula="of:=[M_Acu_NA.I51]" office:value-type="float" office:value="1339" calcext:value-type="float">
            <text:p>1339</text:p>
          </table:table-cell>
          <table:table-cell table:style-name="ce49" table:formula="of:=[M_Acu_NA.P51]" office:value-type="float" office:value="452" calcext:value-type="float">
            <text:p>452</text:p>
          </table:table-cell>
          <table:table-cell table:style-name="ce49" table:formula="of:=[M_Acu_NA.Q51]" office:value-type="float" office:value="544" calcext:value-type="float">
            <text:p>544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42" calcext:value-type="float">
            <text:p>42</text:p>
          </table:table-cell>
          <table:table-cell table:formula="of:=[M_Acu_NA.N51]" office:value-type="float" office:value="209" calcext:value-type="float">
            <text:p>2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2]" office:value-type="date" office:date-value="2020-04-03" calcext:value-type="date">
            <text:p>03/04</text:p>
          </table:table-cell>
          <table:table-cell table:style-name="ce49" table:formula="of:=[M_Acu_NA.G52]" office:value-type="float" office:value="10935" calcext:value-type="float">
            <text:p>10935</text:p>
          </table:table-cell>
          <table:table-cell table:style-name="ce49" table:formula="of:=[M_Acu_NA.H52]" office:value-type="float" office:value="6507" calcext:value-type="float">
            <text:p>6507</text:p>
          </table:table-cell>
          <table:table-cell table:style-name="ce49" table:formula="of:=[M_Acu_NA.J52]" office:value-type="float" office:value="14681" calcext:value-type="float">
            <text:p>14681</text:p>
          </table:table-cell>
          <table:table-cell table:style-name="ce49" table:formula="of:=[M_Acu_NA.O52]" office:value-type="float" office:value="4313" calcext:value-type="float">
            <text:p>4313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49" table:formula="of:=[M_Acu_NA.C52]" office:value-type="float" office:value="1017" calcext:value-type="float">
            <text:p>1017</text:p>
          </table:table-cell>
          <table:table-cell table:style-name="ce49" table:formula="of:=[M_Acu_NA.E52]" office:value-type="float" office:value="1143" calcext:value-type="float">
            <text:p>1143</text:p>
          </table:table-cell>
          <table:table-cell table:style-name="ce49" table:formula="of:=[M_Acu_NA.I52]" office:value-type="float" office:value="1487" calcext:value-type="float">
            <text:p>1487</text:p>
          </table:table-cell>
          <table:table-cell table:style-name="ce49" table:formula="of:=[M_Acu_NA.P52]" office:value-type="float" office:value="530" calcext:value-type="float">
            <text:p>530</text:p>
          </table:table-cell>
          <table:table-cell table:style-name="ce49" table:formula="of:=[M_Acu_NA.Q52]" office:value-type="float" office:value="608" calcext:value-type="float">
            <text:p>608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44" calcext:value-type="float">
            <text:p>44</text:p>
          </table:table-cell>
          <table:table-cell table:formula="of:=[M_Acu_NA.N52]"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3]" office:value-type="date" office:date-value="2020-04-04" calcext:value-type="date">
            <text:p>04/04</text:p>
          </table:table-cell>
          <table:table-cell table:style-name="ce49" table:formula="of:=[M_Acu_NA.G53]" office:value-type="float" office:value="11744" calcext:value-type="float">
            <text:p>11744</text:p>
          </table:table-cell>
          <table:table-cell table:style-name="ce49" table:formula="of:=[M_Acu_NA.H53]" office:value-type="float" office:value="7560" calcext:value-type="float">
            <text:p>7560</text:p>
          </table:table-cell>
          <table:table-cell table:style-name="ce49" table:formula="of:=[M_Acu_NA.J53]" office:value-type="float" office:value="15362" calcext:value-type="float">
            <text:p>15362</text:p>
          </table:table-cell>
          <table:table-cell table:style-name="ce49" table:formula="of:=[M_Acu_NA.O53]" office:value-type="float" office:value="4932" calcext:value-type="float">
            <text:p>4932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49" table:formula="of:=[M_Acu_NA.C53]" office:value-type="float" office:value="1158" calcext:value-type="float">
            <text:p>1158</text:p>
          </table:table-cell>
          <table:table-cell table:style-name="ce49" table:formula="of:=[M_Acu_NA.E53]" office:value-type="float" office:value="1283" calcext:value-type="float">
            <text:p>1283</text:p>
          </table:table-cell>
          <table:table-cell table:style-name="ce49" table:formula="of:=[M_Acu_NA.I53]" office:value-type="float" office:value="1651" calcext:value-type="float">
            <text:p>1651</text:p>
          </table:table-cell>
          <table:table-cell table:style-name="ce49" table:formula="of:=[M_Acu_NA.P53]" office:value-type="float" office:value="601" calcext:value-type="float">
            <text:p>601</text:p>
          </table:table-cell>
          <table:table-cell table:style-name="ce49" table:formula="of:=[M_Acu_NA.Q53]" office:value-type="float" office:value="668" calcext:value-type="float">
            <text:p>668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50" calcext:value-type="float">
            <text:p>50</text:p>
          </table:table-cell>
          <table:table-cell table:formula="of:=[M_Acu_NA.N53]"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4]" office:value-type="date" office:date-value="2020-04-05" calcext:value-type="date">
            <text:p>05/04</text:p>
          </table:table-cell>
          <table:table-cell table:style-name="ce49" table:formula="of:=[M_Acu_NA.G54]" office:value-type="float" office:value="12418" calcext:value-type="float">
            <text:p>12418</text:p>
          </table:table-cell>
          <table:table-cell table:style-name="ce49" table:formula="of:=[M_Acu_NA.H54]" office:value-type="float" office:value="8078" calcext:value-type="float">
            <text:p>8078</text:p>
          </table:table-cell>
          <table:table-cell table:style-name="ce49" table:formula="of:=[M_Acu_NA.J54]" office:value-type="float" office:value="15887" calcext:value-type="float">
            <text:p>15887</text:p>
          </table:table-cell>
          <table:table-cell table:style-name="ce49" table:formula="of:=[M_Acu_NA.O54]" office:value-type="float" office:value="5373" calcext:value-type="float">
            <text:p>5373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49" table:formula="of:=[M_Acu_NA.C54]" office:value-type="float" office:value="1342" calcext:value-type="float">
            <text:p>1342</text:p>
          </table:table-cell>
          <table:table-cell table:style-name="ce49" table:formula="of:=[M_Acu_NA.E54]" office:value-type="float" office:value="1447" calcext:value-type="float">
            <text:p>1447</text:p>
          </table:table-cell>
          <table:table-cell table:style-name="ce49" table:formula="of:=[M_Acu_NA.I54]" office:value-type="float" office:value="1766" calcext:value-type="float">
            <text:p>1766</text:p>
          </table:table-cell>
          <table:table-cell table:style-name="ce49" table:formula="of:=[M_Acu_NA.P54]" office:value-type="float" office:value="687" calcext:value-type="float">
            <text:p>687</text:p>
          </table:table-cell>
          <table:table-cell table:style-name="ce49" table:formula="of:=[M_Acu_NA.Q54]" office:value-type="float" office:value="725" calcext:value-type="float">
            <text:p>725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58" calcext:value-type="float">
            <text:p>58</text:p>
          </table:table-cell>
          <table:table-cell table:formula="of:=[M_Acu_NA.N54]" office:value-type="float" office:value="295" calcext:value-type="float">
            <text:p>295</text:p>
          </table:table-cell>
          <table:table-cell table:number-columns-repeated="8"/>
        </table:table-row>
        <table:table-row table:style-name="ro1">
          <table:table-cell table:style-name="ce80" table:formula="of:=[C_Acu_NA.A55]" office:value-type="string" office:string-value="L" calcext:value-type="string">
            <text:p>L</text:p>
          </table:table-cell>
          <table:table-cell table:style-name="ce57" table:formula="of:=[C_Acu_NA.B55]" office:value-type="date" office:date-value="2020-04-06" calcext:value-type="date">
            <text:p>06/04</text:p>
          </table:table-cell>
          <table:table-cell table:style-name="ce50" table:formula="of:=[M_Acu_NA.G55]" office:value-type="float" office:value="13055" calcext:value-type="float">
            <text:p>13055</text:p>
          </table:table-cell>
          <table:table-cell table:style-name="ce50" table:formula="of:=[M_Acu_NA.H55]" office:value-type="float" office:value="8911" calcext:value-type="float">
            <text:p>8911</text:p>
          </table:table-cell>
          <table:table-cell table:style-name="ce50" table:formula="of:=[M_Acu_NA.J55]" office:value-type="float" office:value="16523" calcext:value-type="float">
            <text:p>16523</text:p>
          </table:table-cell>
          <table:table-cell table:style-name="ce50" table:formula="of:=[M_Acu_NA.O55]" office:value-type="float" office:value="6159" calcext:value-type="float">
            <text:p>6159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Acu_NA.C55]" office:value-type="float" office:value="1434" calcext:value-type="float">
            <text:p>1434</text:p>
          </table:table-cell>
          <table:table-cell table:style-name="ce50" table:formula="of:=[M_Acu_NA.E55]" office:value-type="float" office:value="1632" calcext:value-type="float">
            <text:p>1632</text:p>
          </table:table-cell>
          <table:table-cell table:style-name="ce50" table:formula="of:=[M_Acu_NA.I55]" office:value-type="float" office:value="1867" calcext:value-type="float">
            <text:p>1867</text:p>
          </table:table-cell>
          <table:table-cell table:style-name="ce50" table:formula="of:=[M_Acu_NA.P55]" office:value-type="float" office:value="778" calcext:value-type="float">
            <text:p>778</text:p>
          </table:table-cell>
          <table:table-cell table:style-name="ce50" table:formula="of:=[M_Acu_NA.Q55]" office:value-type="float" office:value="773" calcext:value-type="float">
            <text:p>773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Acu_NA.D55]" office:value-type="float" office:value="220" calcext:value-type="float">
            <text:p>220</text:p>
          </table:table-cell>
          <table:table-cell table:style-name="ce50" table:formula="of:=[M_Acu_NA.F55]" office:value-type="float" office:value="187" calcext:value-type="float">
            <text:p>187</text:p>
          </table:table-cell>
          <table:table-cell table:style-name="ce50" table:formula="of:=[M_Acu_NA.K55]" office:value-type="float" office:value="174" calcext:value-type="float">
            <text:p>174</text:p>
          </table:table-cell>
          <table:table-cell table:style-name="ce50" table:formula="of:=[M_Acu_NA.L55]" office:value-type="float" office:value="41" calcext:value-type="float">
            <text:p>41</text:p>
          </table:table-cell>
          <table:table-cell table:style-name="ce50" table:formula="of:=[M_Acu_NA.M55]" office:value-type="float" office:value="59" calcext:value-type="float">
            <text:p>59</text:p>
          </table:table-cell>
          <table:table-cell table:style-name="ce50" table:formula="of:=[M_Acu_NA.N55]" office:value-type="float" office:value="311" calcext:value-type="float">
            <text:p>31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6]" office:value-type="date" office:date-value="2020-04-07" calcext:value-type="date">
            <text:p>07/04</text:p>
          </table:table-cell>
          <table:table-cell table:style-name="ce49" table:formula="of:=[M_Acu_NA.G56]" office:value-type="float" office:value="13798" calcext:value-type="float">
            <text:p>13798</text:p>
          </table:table-cell>
          <table:table-cell table:style-name="ce49" table:formula="of:=[M_Acu_NA.H56]" office:value-type="float" office:value="10328" calcext:value-type="float">
            <text:p>10328</text:p>
          </table:table-cell>
          <table:table-cell table:style-name="ce49" table:formula="of:=[M_Acu_NA.J56]" office:value-type="float" office:value="17127" calcext:value-type="float">
            <text:p>17127</text:p>
          </table:table-cell>
          <table:table-cell table:style-name="ce49" table:formula="of:=[M_Acu_NA.O56]" office:value-type="float" office:value="7097" calcext:value-type="float">
            <text:p>7097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49" table:formula="of:=[M_Acu_NA.C56]" office:value-type="float" office:value="1607" calcext:value-type="float">
            <text:p>1607</text:p>
          </table:table-cell>
          <table:table-cell table:style-name="ce49" table:formula="of:=[M_Acu_NA.E56]" office:value-type="float" office:value="2035" calcext:value-type="float">
            <text:p>2035</text:p>
          </table:table-cell>
          <table:table-cell table:style-name="ce49" table:formula="of:=[M_Acu_NA.I56]" office:value-type="float" office:value="2101" calcext:value-type="float">
            <text:p>2101</text:p>
          </table:table-cell>
          <table:table-cell table:style-name="ce49" table:formula="of:=[M_Acu_NA.P56]" office:value-type="float" office:value="861" calcext:value-type="float">
            <text:p>861</text:p>
          </table:table-cell>
          <table:table-cell table:style-name="ce49" table:formula="of:=[M_Acu_NA.Q56]" office:value-type="float" office:value="829" calcext:value-type="float">
            <text:p>829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69" calcext:value-type="float">
            <text:p>69</text:p>
          </table:table-cell>
          <table:table-cell table:formula="of:=[M_Acu_NA.N56]"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7]" office:value-type="date" office:date-value="2020-04-08" calcext:value-type="date">
            <text:p>08/04</text:p>
          </table:table-cell>
          <table:table-cell table:style-name="ce49" table:formula="of:=[M_Acu_NA.G57]" office:value-type="float" office:value="14555" calcext:value-type="float">
            <text:p>14555</text:p>
          </table:table-cell>
          <table:table-cell table:style-name="ce49" table:formula="of:=[M_Acu_NA.H57]" office:value-type="float" office:value="10869" calcext:value-type="float">
            <text:p>10869</text:p>
          </table:table-cell>
          <table:table-cell table:style-name="ce49" table:formula="of:=[M_Acu_NA.J57]" office:value-type="float" office:value="17669" calcext:value-type="float">
            <text:p>17669</text:p>
          </table:table-cell>
          <table:table-cell table:style-name="ce49" table:formula="of:=[M_Acu_NA.O57]" office:value-type="float" office:value="7978" calcext:value-type="float">
            <text:p>797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49" table:formula="of:=[M_Acu_NA.C57]" office:value-type="float" office:value="1861" calcext:value-type="float">
            <text:p>1861</text:p>
          </table:table-cell>
          <table:table-cell table:style-name="ce49" table:formula="of:=[M_Acu_NA.E57]" office:value-type="float" office:value="2240" calcext:value-type="float">
            <text:p>2240</text:p>
          </table:table-cell>
          <table:table-cell table:style-name="ce49" table:formula="of:=[M_Acu_NA.I57]" office:value-type="float" office:value="2248" calcext:value-type="float">
            <text:p>2248</text:p>
          </table:table-cell>
          <table:table-cell table:style-name="ce49" table:formula="of:=[M_Acu_NA.P57]" office:value-type="float" office:value="972" calcext:value-type="float">
            <text:p>972</text:p>
          </table:table-cell>
          <table:table-cell table:style-name="ce49" table:formula="of:=[M_Acu_NA.Q57]" office:value-type="float" office:value="895" calcext:value-type="float">
            <text:p>895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80" calcext:value-type="float">
            <text:p>80</text:p>
          </table:table-cell>
          <table:table-cell table:formula="of:=[M_Acu_NA.N57]" office:value-type="float" office:value="380" calcext:value-type="float">
            <text:p>38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8]" office:value-type="date" office:date-value="2020-04-09" calcext:value-type="date">
            <text:p>09/04</text:p>
          </table:table-cell>
          <table:table-cell table:style-name="ce49" table:formula="of:=[M_Acu_NA.G58]" office:value-type="float" office:value="15238" calcext:value-type="float">
            <text:p>15238</text:p>
          </table:table-cell>
          <table:table-cell table:style-name="ce49" table:formula="of:=[M_Acu_NA.H58]" office:value-type="float" office:value="12210" calcext:value-type="float">
            <text:p>12210</text:p>
          </table:table-cell>
          <table:table-cell table:style-name="ce49" table:formula="of:=[M_Acu_NA.J58]" office:value-type="float" office:value="18279" calcext:value-type="float">
            <text:p>18279</text:p>
          </table:table-cell>
          <table:table-cell table:style-name="ce49" table:formula="of:=[M_Acu_NA.O58]" office:value-type="float" office:value="8958" calcext:value-type="float">
            <text:p>8958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49" table:formula="of:=[M_Acu_NA.C58]" office:value-type="float" office:value="2107" calcext:value-type="float">
            <text:p>2107</text:p>
          </table:table-cell>
          <table:table-cell table:style-name="ce49" table:formula="of:=[M_Acu_NA.E58]" office:value-type="float" office:value="2523" calcext:value-type="float">
            <text:p>2523</text:p>
          </table:table-cell>
          <table:table-cell table:style-name="ce49" table:formula="of:=[M_Acu_NA.I58]" office:value-type="float" office:value="2396" calcext:value-type="float">
            <text:p>2396</text:p>
          </table:table-cell>
          <table:table-cell table:style-name="ce49" table:formula="of:=[M_Acu_NA.P58]" office:value-type="float" office:value="1056" calcext:value-type="float">
            <text:p>1056</text:p>
          </table:table-cell>
          <table:table-cell table:style-name="ce49" table:formula="of:=[M_Acu_NA.Q58]" office:value-type="float" office:value="949" calcext:value-type="float">
            <text:p>949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88" calcext:value-type="float">
            <text:p>88</text:p>
          </table:table-cell>
          <table:table-cell table:formula="of:=[M_Acu_NA.N58]"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59]" office:value-type="date" office:date-value="2020-04-10" calcext:value-type="date">
            <text:p>10/04</text:p>
          </table:table-cell>
          <table:table-cell table:style-name="ce49" table:formula="of:=[M_Acu_NA.G59]" office:value-type="float" office:value="15843" calcext:value-type="float">
            <text:p>15843</text:p>
          </table:table-cell>
          <table:table-cell table:style-name="ce49" table:formula="of:=[M_Acu_NA.H59]" office:value-type="float" office:value="13197" calcext:value-type="float">
            <text:p>13197</text:p>
          </table:table-cell>
          <table:table-cell table:style-name="ce49" table:formula="of:=[M_Acu_NA.J59]" office:value-type="float" office:value="18849" calcext:value-type="float">
            <text:p>18849</text:p>
          </table:table-cell>
          <table:table-cell table:style-name="ce49" table:formula="of:=[M_Acu_NA.O59]" office:value-type="float" office:value="9875" calcext:value-type="float">
            <text:p>9875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49" table:formula="of:=[M_Acu_NA.C59]" office:value-type="float" office:value="2373" calcext:value-type="float">
            <text:p>2373</text:p>
          </table:table-cell>
          <table:table-cell table:style-name="ce49" table:formula="of:=[M_Acu_NA.E59]" office:value-type="float" office:value="3019" calcext:value-type="float">
            <text:p>3019</text:p>
          </table:table-cell>
          <table:table-cell table:style-name="ce49" table:formula="of:=[M_Acu_NA.I59]" office:value-type="float" office:value="2511" calcext:value-type="float">
            <text:p>2511</text:p>
          </table:table-cell>
          <table:table-cell table:style-name="ce49" table:formula="of:=[M_Acu_NA.P59]" office:value-type="float" office:value="1145" calcext:value-type="float">
            <text:p>1145</text:p>
          </table:table-cell>
          <table:table-cell table:style-name="ce49" table:formula="of:=[M_Acu_NA.Q59]" office:value-type="float" office:value="1002" calcext:value-type="float">
            <text:p>1002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92" calcext:value-type="float">
            <text:p>92</text:p>
          </table:table-cell>
          <table:table-cell table:formula="of:=[M_Acu_NA.N59]" office:value-type="float" office:value="435" calcext:value-type="float">
            <text:p>4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0]" office:value-type="date" office:date-value="2020-04-11" calcext:value-type="date">
            <text:p>11/04</text:p>
          </table:table-cell>
          <table:table-cell table:style-name="ce49" table:formula="of:=[M_Acu_NA.G60]" office:value-type="float" office:value="16353" calcext:value-type="float">
            <text:p>16353</text:p>
          </table:table-cell>
          <table:table-cell table:style-name="ce49" table:formula="of:=[M_Acu_NA.H60]" office:value-type="float" office:value="13832" calcext:value-type="float">
            <text:p>13832</text:p>
          </table:table-cell>
          <table:table-cell table:style-name="ce49" table:formula="of:=[M_Acu_NA.J60]" office:value-type="float" office:value="19468" calcext:value-type="float">
            <text:p>19468</text:p>
          </table:table-cell>
          <table:table-cell table:style-name="ce49" table:formula="of:=[M_Acu_NA.O60]" office:value-type="float" office:value="10612" calcext:value-type="float">
            <text:p>10612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49" table:formula="of:=[M_Acu_NA.C60]" office:value-type="float" office:value="2544" calcext:value-type="float">
            <text:p>2544</text:p>
          </table:table-cell>
          <table:table-cell table:style-name="ce49" table:formula="of:=[M_Acu_NA.E60]" office:value-type="float" office:value="3346" calcext:value-type="float">
            <text:p>3346</text:p>
          </table:table-cell>
          <table:table-cell table:style-name="ce49" table:formula="of:=[M_Acu_NA.I60]" office:value-type="float" office:value="2643" calcext:value-type="float">
            <text:p>2643</text:p>
          </table:table-cell>
          <table:table-cell table:style-name="ce49" table:formula="of:=[M_Acu_NA.P60]" office:value-type="float" office:value="1241" calcext:value-type="float">
            <text:p>1241</text:p>
          </table:table-cell>
          <table:table-cell table:style-name="ce49" table:formula="of:=[M_Acu_NA.Q60]" office:value-type="float" office:value="1056" calcext:value-type="float">
            <text:p>105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98" calcext:value-type="float">
            <text:p>98</text:p>
          </table:table-cell>
          <table:table-cell table:formula="of:=[M_Acu_NA.N60]" office:value-type="float" office:value="470" calcext:value-type="float">
            <text:p>470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1]" office:value-type="date" office:date-value="2020-04-12" calcext:value-type="date">
            <text:p>12/04</text:p>
          </table:table-cell>
          <table:table-cell table:style-name="ce51" table:formula="of:=[M_Acu_NA.G61]" office:value-type="float" office:value="16972" calcext:value-type="float">
            <text:p>16972</text:p>
          </table:table-cell>
          <table:table-cell table:style-name="ce51" table:formula="of:=[M_Acu_NA.H61]" office:value-type="float" office:value="14393" calcext:value-type="float">
            <text:p>14393</text:p>
          </table:table-cell>
          <table:table-cell table:style-name="ce51" table:formula="of:=[M_Acu_NA.J61]" office:value-type="float" office:value="19899" calcext:value-type="float">
            <text:p>19899</text:p>
          </table:table-cell>
          <table:table-cell table:style-name="ce51" table:formula="of:=[M_Acu_NA.O61]" office:value-type="float" office:value="11329" calcext:value-type="float">
            <text:p>11329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Acu_NA.C61]" office:value-type="float" office:value="2673" calcext:value-type="float">
            <text:p>2673</text:p>
          </table:table-cell>
          <table:table-cell table:style-name="ce51" table:formula="of:=[M_Acu_NA.E61]" office:value-type="float" office:value="3600" calcext:value-type="float">
            <text:p>3600</text:p>
          </table:table-cell>
          <table:table-cell table:style-name="ce51" table:formula="of:=[M_Acu_NA.I61]" office:value-type="float" office:value="2737" calcext:value-type="float">
            <text:p>2737</text:p>
          </table:table-cell>
          <table:table-cell table:style-name="ce51" table:formula="of:=[M_Acu_NA.P61]" office:value-type="float" office:value="1336" calcext:value-type="float">
            <text:p>1336</text:p>
          </table:table-cell>
          <table:table-cell table:style-name="ce51" table:formula="of:=[M_Acu_NA.Q61]" office:value-type="float" office:value="1103" calcext:value-type="float">
            <text:p>1103</text:p>
          </table:table-cell>
          <table:table-cell/>
          <table:table-cell table:style-name="ce83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Acu_NA.D61]" office:value-type="float" office:value="350" calcext:value-type="float">
            <text:p>350</text:p>
          </table:table-cell>
          <table:table-cell table:style-name="ce51" table:formula="of:=[M_Acu_NA.F61]" office:value-type="float" office:value="273" calcext:value-type="float">
            <text:p>273</text:p>
          </table:table-cell>
          <table:table-cell table:style-name="ce51" table:formula="of:=[M_Acu_NA.K61]" office:value-type="float" office:value="334" calcext:value-type="float">
            <text:p>334</text:p>
          </table:table-cell>
          <table:table-cell table:style-name="ce51" table:formula="of:=[M_Acu_NA.L61]" office:value-type="float" office:value="66" calcext:value-type="float">
            <text:p>66</text:p>
          </table:table-cell>
          <table:table-cell table:style-name="ce51" table:formula="of:=[M_Acu_NA.M61]" office:value-type="float" office:value="103" calcext:value-type="float">
            <text:p>103</text:p>
          </table:table-cell>
          <table:table-cell table:style-name="ce51" table:formula="of:=[M_Acu_NA.N61]" office:value-type="float" office:value="504" calcext:value-type="float">
            <text:p>504</text:p>
          </table:table-cell>
          <table:table-cell table:number-columns-repeated="8"/>
        </table:table-row>
        <table:table-row table:style-name="ro1">
          <table:table-cell table:style-name="ce80" table:formula="of:=[C_Acu_NA.A62]" office:value-type="string" office:string-value="L" calcext:value-type="string">
            <text:p>L</text:p>
          </table:table-cell>
          <table:table-cell table:style-name="ce57" table:formula="of:=[C_Acu_NA.B62]" office:value-type="date" office:date-value="2020-04-13" calcext:value-type="date">
            <text:p>13/04</text:p>
          </table:table-cell>
          <table:table-cell table:style-name="ce50" table:formula="of:=[M_Acu_NA.G62]" office:value-type="float" office:value="17489" calcext:value-type="float">
            <text:p>17489</text:p>
          </table:table-cell>
          <table:table-cell table:style-name="ce50" table:formula="of:=[M_Acu_NA.H62]" office:value-type="float" office:value="14967" calcext:value-type="float">
            <text:p>14967</text:p>
          </table:table-cell>
          <table:table-cell table:style-name="ce50" table:formula="of:=[M_Acu_NA.J62]" office:value-type="float" office:value="20465" calcext:value-type="float">
            <text:p>20465</text:p>
          </table:table-cell>
          <table:table-cell table:style-name="ce50" table:formula="of:=[M_Acu_NA.O62]" office:value-type="float" office:value="12107" calcext:value-type="float">
            <text:p>12107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Acu_NA.C62]" office:value-type="float" office:value="2799" calcext:value-type="float">
            <text:p>2799</text:p>
          </table:table-cell>
          <table:table-cell table:style-name="ce50" table:formula="of:=[M_Acu_NA.E62]" office:value-type="float" office:value="3903" calcext:value-type="float">
            <text:p>3903</text:p>
          </table:table-cell>
          <table:table-cell table:style-name="ce50" table:formula="of:=[M_Acu_NA.I62]" office:value-type="float" office:value="2823" calcext:value-type="float">
            <text:p>2823</text:p>
          </table:table-cell>
          <table:table-cell table:style-name="ce50" table:formula="of:=[M_Acu_NA.P62]" office:value-type="float" office:value="1420" calcext:value-type="float">
            <text:p>1420</text:p>
          </table:table-cell>
          <table:table-cell table:style-name="ce50" table:formula="of:=[M_Acu_NA.Q62]" office:value-type="float" office:value="1138" calcext:value-type="float">
            <text:p>1138</text:p>
          </table:table-cell>
          <table:table-cell/>
          <table:table-cell table:style-name="ce49"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Acu_NA.D62]" office:value-type="float" office:value="368" calcext:value-type="float">
            <text:p>368</text:p>
          </table:table-cell>
          <table:table-cell table:formula="of:=[M_Acu_NA.F62]" office:value-type="float" office:value="285" calcext:value-type="float">
            <text:p>285</text:p>
          </table:table-cell>
          <table:table-cell table:formula="of:=[M_Acu_NA.K62]" office:value-type="float" office:value="365" calcext:value-type="float">
            <text:p>365</text:p>
          </table:table-cell>
          <table:table-cell table:formula="of:=[M_Acu_NA.L62]" office:value-type="float" office:value="67" calcext:value-type="float">
            <text:p>67</text:p>
          </table:table-cell>
          <table:table-cell table:formula="of:=[M_Acu_NA.M62]" office:value-type="float" office:value="114" calcext:value-type="float">
            <text:p>114</text:p>
          </table:table-cell>
          <table:table-cell table:formula="of:=[M_Acu_NA.N62]" office:value-type="float" office:value="535" calcext:value-type="float">
            <text:p>5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3]" office:value-type="date" office:date-value="2020-04-14" calcext:value-type="date">
            <text:p>14/04</text:p>
          </table:table-cell>
          <table:table-cell table:style-name="ce49" table:formula="of:=[M_Acu_NA.G63]" office:value-type="float" office:value="18056" calcext:value-type="float">
            <text:p>18056</text:p>
          </table:table-cell>
          <table:table-cell table:style-name="ce49" table:formula="of:=[M_Acu_NA.H63]" office:value-type="float" office:value="15729" calcext:value-type="float">
            <text:p>15729</text:p>
          </table:table-cell>
          <table:table-cell table:style-name="ce49" table:formula="of:=[M_Acu_NA.J63]" office:value-type="float" office:value="21067" calcext:value-type="float">
            <text:p>21067</text:p>
          </table:table-cell>
          <table:table-cell table:style-name="ce49" table:formula="of:=[M_Acu_NA.O63]" office:value-type="float" office:value="12868" calcext:value-type="float">
            <text:p>12868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49" table:formula="of:=[M_Acu_NA.C63]" office:value-type="float" office:value="2969" calcext:value-type="float">
            <text:p>2969</text:p>
          </table:table-cell>
          <table:table-cell table:style-name="ce49" table:formula="of:=[M_Acu_NA.E63]" office:value-type="float" office:value="4157" calcext:value-type="float">
            <text:p>4157</text:p>
          </table:table-cell>
          <table:table-cell table:style-name="ce49" table:formula="of:=[M_Acu_NA.I63]" office:value-type="float" office:value="2945" calcext:value-type="float">
            <text:p>2945</text:p>
          </table:table-cell>
          <table:table-cell table:style-name="ce49" table:formula="of:=[M_Acu_NA.P63]" office:value-type="float" office:value="1509" calcext:value-type="float">
            <text:p>1509</text:p>
          </table:table-cell>
          <table:table-cell table:style-name="ce49" table:formula="of:=[M_Acu_NA.Q63]" office:value-type="float" office:value="1174" calcext:value-type="float">
            <text:p>1174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127" calcext:value-type="float">
            <text:p>127</text:p>
          </table:table-cell>
          <table:table-cell table:formula="of:=[M_Acu_NA.N63]" office:value-type="float" office:value="567" calcext:value-type="float">
            <text:p>56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4]" office:value-type="date" office:date-value="2020-04-15" calcext:value-type="date">
            <text:p>15/04</text:p>
          </table:table-cell>
          <table:table-cell table:style-name="ce49" table:formula="of:=[M_Acu_NA.G64]" office:value-type="float" office:value="18579" calcext:value-type="float">
            <text:p>18579</text:p>
          </table:table-cell>
          <table:table-cell table:style-name="ce49" table:formula="of:=[M_Acu_NA.H64]" office:value-type="float" office:value="17167" calcext:value-type="float">
            <text:p>17167</text:p>
          </table:table-cell>
          <table:table-cell table:style-name="ce49" table:formula="of:=[M_Acu_NA.J64]" office:value-type="float" office:value="21645" calcext:value-type="float">
            <text:p>21645</text:p>
          </table:table-cell>
          <table:table-cell table:style-name="ce49" table:formula="of:=[M_Acu_NA.O64]" office:value-type="float" office:value="13729" calcext:value-type="float">
            <text:p>13729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49" table:formula="of:=[M_Acu_NA.C64]" office:value-type="float" office:value="3254" calcext:value-type="float">
            <text:p>3254</text:p>
          </table:table-cell>
          <table:table-cell table:style-name="ce49" table:formula="of:=[M_Acu_NA.E64]" office:value-type="float" office:value="4440" calcext:value-type="float">
            <text:p>4440</text:p>
          </table:table-cell>
          <table:table-cell table:style-name="ce49" table:formula="of:=[M_Acu_NA.I64]" office:value-type="float" office:value="3134" calcext:value-type="float">
            <text:p>3134</text:p>
          </table:table-cell>
          <table:table-cell table:style-name="ce49" table:formula="of:=[M_Acu_NA.P64]" office:value-type="float" office:value="1611" calcext:value-type="float">
            <text:p>1611</text:p>
          </table:table-cell>
          <table:table-cell table:style-name="ce49" table:formula="of:=[M_Acu_NA.Q64]" office:value-type="float" office:value="1238" calcext:value-type="float">
            <text:p>1238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130" calcext:value-type="float">
            <text:p>130</text:p>
          </table:table-cell>
          <table:table-cell table:formula="of:=[M_Acu_NA.N64]"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5]" office:value-type="date" office:date-value="2020-04-16" calcext:value-type="date">
            <text:p>16/04</text:p>
          </table:table-cell>
          <table:table-cell table:style-name="ce49" table:formula="of:=[M_Acu_NA.G65]" office:value-type="float" office:value="19130" calcext:value-type="float">
            <text:p>19130</text:p>
          </table:table-cell>
          <table:table-cell table:style-name="ce49" table:formula="of:=[M_Acu_NA.H65]" office:value-type="float" office:value="17920" calcext:value-type="float">
            <text:p>17920</text:p>
          </table:table-cell>
          <table:table-cell table:style-name="ce49" table:formula="of:=[M_Acu_NA.J65]" office:value-type="float" office:value="22170" calcext:value-type="float">
            <text:p>22170</text:p>
          </table:table-cell>
          <table:table-cell table:style-name="ce49" table:formula="of:=[M_Acu_NA.O65]" office:value-type="float" office:value="14576" calcext:value-type="float">
            <text:p>14576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49" table:formula="of:=[M_Acu_NA.C65]" office:value-type="float" office:value="3569" calcext:value-type="float">
            <text:p>3569</text:p>
          </table:table-cell>
          <table:table-cell table:style-name="ce49" table:formula="of:=[M_Acu_NA.E65]" office:value-type="float" office:value="4857" calcext:value-type="float">
            <text:p>4857</text:p>
          </table:table-cell>
          <table:table-cell table:style-name="ce49" table:formula="of:=[M_Acu_NA.I65]" office:value-type="float" office:value="3315" calcext:value-type="float">
            <text:p>3315</text:p>
          </table:table-cell>
          <table:table-cell table:style-name="ce49" table:formula="of:=[M_Acu_NA.P65]" office:value-type="float" office:value="1710" calcext:value-type="float">
            <text:p>1710</text:p>
          </table:table-cell>
          <table:table-cell table:style-name="ce49" table:formula="of:=[M_Acu_NA.Q65]" office:value-type="float" office:value="1281" calcext:value-type="float">
            <text:p>1281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136" calcext:value-type="float">
            <text:p>136</text:p>
          </table:table-cell>
          <table:table-cell table:formula="of:=[M_Acu_NA.N65]" office:value-type="float" office:value="629" calcext:value-type="float">
            <text:p>629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6]" office:value-type="date" office:date-value="2020-04-17" calcext:value-type="date">
            <text:p>17/04</text:p>
          </table:table-cell>
          <table:table-cell table:style-name="ce49" table:formula="of:=[M_Acu_NA.G66]" office:value-type="float" office:value="19715" calcext:value-type="float">
            <text:p>19715</text:p>
          </table:table-cell>
          <table:table-cell table:style-name="ce49" table:formula="of:=[M_Acu_NA.H66]" office:value-type="float" office:value="18681" calcext:value-type="float">
            <text:p>18681</text:p>
          </table:table-cell>
          <table:table-cell table:style-name="ce49" table:formula="of:=[M_Acu_NA.J66]" office:value-type="float" office:value="22745" calcext:value-type="float">
            <text:p>22745</text:p>
          </table:table-cell>
          <table:table-cell table:style-name="ce49" table:formula="of:=[M_Acu_NA.O66]" office:value-type="float" office:value="15467" calcext:value-type="float">
            <text:p>15467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49" table:formula="of:=[M_Acu_NA.C66]" office:value-type="float" office:value="3868" calcext:value-type="float">
            <text:p>3868</text:p>
          </table:table-cell>
          <table:table-cell table:style-name="ce49" table:formula="of:=[M_Acu_NA.E66]" office:value-type="float" office:value="5163" calcext:value-type="float">
            <text:p>5163</text:p>
          </table:table-cell>
          <table:table-cell table:style-name="ce49" table:formula="of:=[M_Acu_NA.I66]" office:value-type="float" office:value="3459" calcext:value-type="float">
            <text:p>3459</text:p>
          </table:table-cell>
          <table:table-cell table:style-name="ce49" table:formula="of:=[M_Acu_NA.P66]" office:value-type="float" office:value="1774" calcext:value-type="float">
            <text:p>1774</text:p>
          </table:table-cell>
          <table:table-cell table:style-name="ce49" table:formula="of:=[M_Acu_NA.Q66]" office:value-type="float" office:value="1325" calcext:value-type="float">
            <text:p>1325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 table:formula="of:=[M_Acu_NA.L66]" office:value-type="float" office:value="72" calcext:value-type="float">
            <text:p>72</text:p>
          </table:table-cell>
          <table:table-cell table:formula="of:=[M_Acu_NA.M66]" office:value-type="float" office:value="137" calcext:value-type="float">
            <text:p>137</text:p>
          </table:table-cell>
          <table:table-cell table:formula="of:=[M_Acu_NA.N66]" office:value-type="float" office:value="657" calcext:value-type="float">
            <text:p>657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67]" office:value-type="date" office:date-value="2020-04-18" calcext:value-type="date">
            <text:p>18/04</text:p>
          </table:table-cell>
          <table:table-cell table:style-name="ce49" table:formula="of:=[M_Acu_NA.G67]" office:value-type="float" office:value="20280" calcext:value-type="float">
            <text:p>20280</text:p>
          </table:table-cell>
          <table:table-cell table:style-name="ce49" table:formula="of:=[M_Acu_NA.H67]" office:value-type="float" office:value="19323" calcext:value-type="float">
            <text:p>19323</text:p>
          </table:table-cell>
          <table:table-cell table:style-name="ce49" table:formula="of:=[M_Acu_NA.J67]" office:value-type="float" office:value="23227" calcext:value-type="float">
            <text:p>23227</text:p>
          </table:table-cell>
          <table:table-cell table:style-name="ce49" table:formula="of:=[M_Acu_NA.O67]" office:value-type="float" office:value="16060" calcext:value-type="float">
            <text:p>16060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49" table:formula="of:=[M_Acu_NA.C67]" office:value-type="float" office:value="4110" calcext:value-type="float">
            <text:p>4110</text:p>
          </table:table-cell>
          <table:table-cell table:style-name="ce49" table:formula="of:=[M_Acu_NA.E67]" office:value-type="float" office:value="5453" calcext:value-type="float">
            <text:p>5453</text:p>
          </table:table-cell>
          <table:table-cell table:style-name="ce49" table:formula="of:=[M_Acu_NA.I67]" office:value-type="float" office:value="3601" calcext:value-type="float">
            <text:p>3601</text:p>
          </table:table-cell>
          <table:table-cell table:style-name="ce49" table:formula="of:=[M_Acu_NA.P67]" office:value-type="float" office:value="1837" calcext:value-type="float">
            <text:p>1837</text:p>
          </table:table-cell>
          <table:table-cell table:style-name="ce49" table:formula="of:=[M_Acu_NA.Q67]" office:value-type="float" office:value="1368" calcext:value-type="float">
            <text:p>136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Acu_NA.D67]" office:value-type="float" office:value="443" calcext:value-type="float">
            <text:p>443</text:p>
          </table:table-cell>
          <table:table-cell table:formula="of:=[M_Acu_NA.F67]" office:value-type="float" office:value="346" calcext:value-type="float">
            <text:p>346</text:p>
          </table:table-cell>
          <table:table-cell table:formula="of:=[M_Acu_NA.K67]" office:value-type="float" office:value="571" calcext:value-type="float">
            <text:p>571</text:p>
          </table:table-cell>
          <table:table-cell table:formula="of:=[M_Acu_NA.L67]" office:value-type="float" office:value="72" calcext:value-type="float">
            <text:p>72</text:p>
          </table:table-cell>
          <table:table-cell table:formula="of:=[M_Acu_NA.M67]" office:value-type="float" office:value="148" calcext:value-type="float">
            <text:p>148</text:p>
          </table:table-cell>
          <table:table-cell table:formula="of:=[M_Acu_NA.N67]" office:value-type="float" office:value="687" calcext:value-type="float">
            <text:p>687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C_Acu_NA.B68]" office:value-type="date" office:date-value="2020-04-19" calcext:value-type="date">
            <text:p>19/04</text:p>
          </table:table-cell>
          <table:table-cell table:style-name="ce51" table:formula="of:=[M_Acu_NA.G68]" office:value-type="float" office:value="20690" calcext:value-type="float">
            <text:p>20690</text:p>
          </table:table-cell>
          <table:table-cell table:style-name="ce51" table:formula="of:=[M_Acu_NA.H68]" office:value-type="float" office:value="19718" calcext:value-type="float">
            <text:p>19718</text:p>
          </table:table-cell>
          <table:table-cell table:style-name="ce51" table:formula="of:=[M_Acu_NA.J68]" office:value-type="float" office:value="23660" calcext:value-type="float">
            <text:p>23660</text:p>
          </table:table-cell>
          <table:table-cell table:style-name="ce51" table:formula="of:=[M_Acu_NA.O68]" office:value-type="float" office:value="16509" calcext:value-type="float">
            <text:p>1650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Acu_NA.C68]" office:value-type="float" office:value="4294" calcext:value-type="float">
            <text:p>4294</text:p>
          </table:table-cell>
          <table:table-cell table:style-name="ce51" table:formula="of:=[M_Acu_NA.E68]" office:value-type="float" office:value="5683" calcext:value-type="float">
            <text:p>5683</text:p>
          </table:table-cell>
          <table:table-cell table:style-name="ce51" table:formula="of:=[M_Acu_NA.I68]" office:value-type="float" office:value="3684" calcext:value-type="float">
            <text:p>3684</text:p>
          </table:table-cell>
          <table:table-cell table:style-name="ce51" table:formula="of:=[M_Acu_NA.P68]" office:value-type="float" office:value="1897" calcext:value-type="float">
            <text:p>1897</text:p>
          </table:table-cell>
          <table:table-cell table:style-name="ce51" table:formula="of:=[M_Acu_NA.Q68]" office:value-type="float" office:value="1393" calcext:value-type="float">
            <text:p>1393</text:p>
          </table:table-cell>
          <table:table-cell table:style-name="ce77"/>
          <table:table-cell table:style-name="ce83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Acu_NA.D68]" office:value-type="float" office:value="452" calcext:value-type="float">
            <text:p>452</text:p>
          </table:table-cell>
          <table:table-cell table:style-name="ce51" table:formula="of:=[M_Acu_NA.F68]" office:value-type="float" office:value="355" calcext:value-type="float">
            <text:p>355</text:p>
          </table:table-cell>
          <table:table-cell table:style-name="ce51" table:formula="of:=[M_Acu_NA.K68]" office:value-type="float" office:value="610" calcext:value-type="float">
            <text:p>610</text:p>
          </table:table-cell>
          <table:table-cell table:style-name="ce51" table:formula="of:=[M_Acu_NA.L68]" office:value-type="float" office:value="73" calcext:value-type="float">
            <text:p>73</text:p>
          </table:table-cell>
          <table:table-cell table:style-name="ce51" table:formula="of:=[M_Acu_NA.M68]" office:value-type="float" office:value="154" calcext:value-type="float">
            <text:p>154</text:p>
          </table:table-cell>
          <table:table-cell table:style-name="ce51" table:formula="of:=[M_Acu_NA.N68]" office:value-type="float" office:value="714" calcext:value-type="float">
            <text:p>714</text:p>
          </table:table-cell>
          <table:table-cell table:number-columns-repeated="8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C_Acu_NA.B69]" office:value-type="date" office:date-value="2020-04-20" calcext:value-type="date">
            <text:p>20/04</text:p>
          </table:table-cell>
          <table:table-cell table:style-name="ce50" table:formula="of:=[M_Acu_NA.G69]" office:value-type="float" office:value="21089" calcext:value-type="float">
            <text:p>21089</text:p>
          </table:table-cell>
          <table:table-cell table:style-name="ce50" table:formula="of:=[M_Acu_NA.H69]" office:value-type="float" office:value="20265" calcext:value-type="float">
            <text:p>20265</text:p>
          </table:table-cell>
          <table:table-cell table:style-name="ce50" table:formula="of:=[M_Acu_NA.J69]" office:value-type="float" office:value="24114" calcext:value-type="float">
            <text:p>24114</text:p>
          </table:table-cell>
          <table:table-cell table:style-name="ce50" table:formula="of:=[M_Acu_NA.O69]" office:value-type="float" office:value="17337" calcext:value-type="float">
            <text:p>17337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Acu_NA.C69]" office:value-type="float" office:value="4404" calcext:value-type="float">
            <text:p>4404</text:p>
          </table:table-cell>
          <table:table-cell table:style-name="ce50" table:formula="of:=[M_Acu_NA.E69]" office:value-type="float" office:value="5828" calcext:value-type="float">
            <text:p>5828</text:p>
          </table:table-cell>
          <table:table-cell table:style-name="ce50" table:formula="of:=[M_Acu_NA.I69]" office:value-type="float" office:value="3751" calcext:value-type="float">
            <text:p>3751</text:p>
          </table:table-cell>
          <table:table-cell table:style-name="ce50" table:formula="of:=[M_Acu_NA.P69]" office:value-type="float" office:value="1951" calcext:value-type="float">
            <text:p>1951</text:p>
          </table:table-cell>
          <table:table-cell table:style-name="ce50" table:formula="of:=[M_Acu_NA.Q69]" office:value-type="float" office:value="1429" calcext:value-type="float">
            <text:p>1429</text:p>
          </table:table-cell>
          <table:table-cell/>
          <table:table-cell table:style-name="ce49"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Acu_NA.D69]" office:value-type="float" office:value="470" calcext:value-type="float">
            <text:p>470</text:p>
          </table:table-cell>
          <table:table-cell table:formula="of:=[M_Acu_NA.F69]" office:value-type="float" office:value="364" calcext:value-type="float">
            <text:p>364</text:p>
          </table:table-cell>
          <table:table-cell table:formula="of:=[M_Acu_NA.K69]" office:value-type="float" office:value="687" calcext:value-type="float">
            <text:p>687</text:p>
          </table:table-cell>
          <table:table-cell table:formula="of:=[M_Acu_NA.L69]" office:value-type="float" office:value="75" calcext:value-type="float">
            <text:p>75</text:p>
          </table:table-cell>
          <table:table-cell table:formula="of:=[M_Acu_NA.M69]" office:value-type="float" office:value="154" calcext:value-type="float">
            <text:p>154</text:p>
          </table:table-cell>
          <table:table-cell table:formula="of:=[M_Acu_NA.N69]" office:value-type="float" office:value="735" calcext:value-type="float">
            <text:p>73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0]" office:value-type="date" office:date-value="2020-04-21" calcext:value-type="date">
            <text:p>21/04</text:p>
          </table:table-cell>
          <table:table-cell table:style-name="ce49" table:formula="of:=[M_Acu_NA.G70]" office:value-type="float" office:value="21519" calcext:value-type="float">
            <text:p>21519</text:p>
          </table:table-cell>
          <table:table-cell table:style-name="ce49" table:formula="of:=[M_Acu_NA.H70]" office:value-type="float" office:value="20796" calcext:value-type="float">
            <text:p>20796</text:p>
          </table:table-cell>
          <table:table-cell table:style-name="ce49" table:formula="of:=[M_Acu_NA.J70]" office:value-type="float" office:value="24648" calcext:value-type="float">
            <text:p>24648</text:p>
          </table:table-cell>
          <table:table-cell table:style-name="ce49" table:formula="of:=[M_Acu_NA.O70]" office:value-type="float" office:value="18100" calcext:value-type="float">
            <text:p>18100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49" table:formula="of:=[M_Acu_NA.C70]" office:value-type="float" office:value="4598" calcext:value-type="float">
            <text:p>4598</text:p>
          </table:table-cell>
          <table:table-cell table:style-name="ce49" table:formula="of:=[M_Acu_NA.E70]" office:value-type="float" office:value="5998" calcext:value-type="float">
            <text:p>5998</text:p>
          </table:table-cell>
          <table:table-cell table:style-name="ce49" table:formula="of:=[M_Acu_NA.I70]" office:value-type="float" office:value="3916" calcext:value-type="float">
            <text:p>3916</text:p>
          </table:table-cell>
          <table:table-cell table:style-name="ce49" table:formula="of:=[M_Acu_NA.P70]" office:value-type="float" office:value="1977" calcext:value-type="float">
            <text:p>1977</text:p>
          </table:table-cell>
          <table:table-cell table:style-name="ce49" table:formula="of:=[M_Acu_NA.Q70]" office:value-type="float" office:value="1478" calcext:value-type="float">
            <text:p>1478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Acu_NA.D70]" office:value-type="float" office:value="491" calcext:value-type="float">
            <text:p>491</text:p>
          </table:table-cell>
          <table:table-cell table:formula="of:=[M_Acu_NA.F70]" office:value-type="float" office:value="370" calcext:value-type="float">
            <text:p>370</text:p>
          </table:table-cell>
          <table:table-cell table:formula="of:=[M_Acu_NA.K70]" office:value-type="float" office:value="730" calcext:value-type="float">
            <text:p>730</text:p>
          </table:table-cell>
          <table:table-cell table:formula="of:=[M_Acu_NA.L70]" office:value-type="float" office:value="78" calcext:value-type="float">
            <text:p>78</text:p>
          </table:table-cell>
          <table:table-cell table:formula="of:=[M_Acu_NA.M70]" office:value-type="float" office:value="163" calcext:value-type="float">
            <text:p>163</text:p>
          </table:table-cell>
          <table:table-cell table:formula="of:=[M_Acu_NA.N70]" office:value-type="float" office:value="762" calcext:value-type="float">
            <text:p>762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1]" office:value-type="date" office:date-value="2020-04-22" calcext:value-type="date">
            <text:p>22/04</text:p>
          </table:table-cell>
          <table:table-cell table:style-name="ce49" table:formula="of:=[M_Acu_NA.G71]" office:value-type="float" office:value="21954" calcext:value-type="float">
            <text:p>21954</text:p>
          </table:table-cell>
          <table:table-cell table:style-name="ce49" table:formula="of:=[M_Acu_NA.H71]" office:value-type="float" office:value="21340" calcext:value-type="float">
            <text:p>21340</text:p>
          </table:table-cell>
          <table:table-cell table:style-name="ce49" table:formula="of:=[M_Acu_NA.J71]" office:value-type="float" office:value="25085" calcext:value-type="float">
            <text:p>25085</text:p>
          </table:table-cell>
          <table:table-cell table:style-name="ce49" table:formula="of:=[M_Acu_NA.O71]" office:value-type="float" office:value="18738" calcext:value-type="float">
            <text:p>187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49" table:formula="of:=[M_Acu_NA.C71]" office:value-type="float" office:value="4879" calcext:value-type="float">
            <text:p>4879</text:p>
          </table:table-cell>
          <table:table-cell table:style-name="ce49" table:formula="of:=[M_Acu_NA.E71]" office:value-type="float" office:value="6262" calcext:value-type="float">
            <text:p>6262</text:p>
          </table:table-cell>
          <table:table-cell table:style-name="ce49" table:formula="of:=[M_Acu_NA.I71]" office:value-type="float" office:value="4054" calcext:value-type="float">
            <text:p>4054</text:p>
          </table:table-cell>
          <table:table-cell table:style-name="ce49" table:formula="of:=[M_Acu_NA.P71]" office:value-type="float" office:value="2003" calcext:value-type="float">
            <text:p>2003</text:p>
          </table:table-cell>
          <table:table-cell table:style-name="ce49" table:formula="of:=[M_Acu_NA.Q71]" office:value-type="float" office:value="1508" calcext:value-type="float">
            <text:p>1508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Acu_NA.D71]" office:value-type="float" office:value="510" calcext:value-type="float">
            <text:p>510</text:p>
          </table:table-cell>
          <table:table-cell table:formula="of:=[M_Acu_NA.F71]" office:value-type="float" office:value="384" calcext:value-type="float">
            <text:p>384</text:p>
          </table:table-cell>
          <table:table-cell table:formula="of:=[M_Acu_NA.K71]" office:value-type="float" office:value="769" calcext:value-type="float">
            <text:p>769</text:p>
          </table:table-cell>
          <table:table-cell table:formula="of:=[M_Acu_NA.L71]" office:value-type="float" office:value="80" calcext:value-type="float">
            <text:p>80</text:p>
          </table:table-cell>
          <table:table-cell/>
          <table:table-cell table:formula="of:=[M_Acu_NA.N71]" office:value-type="float" office:value="785" calcext:value-type="float">
            <text:p>785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C_Acu_NA.B72]" office:value-type="date" office:date-value="2020-04-23" calcext:value-type="date">
            <text:p>23/04</text:p>
          </table:table-cell>
          <table:table-cell table:style-name="ce49" table:formula="of:=[M_Acu_NA.G72]" office:value-type="float" office:value="22394" calcext:value-type="float">
            <text:p>22394</text:p>
          </table:table-cell>
          <table:table-cell table:style-name="ce49" table:formula="of:=[M_Acu_NA.H72]" office:value-type="float" office:value="21856" calcext:value-type="float">
            <text:p>21856</text:p>
          </table:table-cell>
          <table:table-cell table:style-name="ce49" table:formula="of:=[M_Acu_NA.J72]" office:value-type="float" office:value="25549" calcext:value-type="float">
            <text:p>25549</text:p>
          </table:table-cell>
          <table:table-cell table:style-name="ce49"/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49" table:formula="of:=[M_Acu_NA.C72]" office:value-type="float" office:value="5094" calcext:value-type="float">
            <text:p>5094</text:p>
          </table:table-cell>
          <table:table-cell table:style-name="ce49" table:formula="of:=[M_Acu_NA.E72]" office:value-type="float" office:value="6490" calcext:value-type="float">
            <text:p>6490</text:p>
          </table:table-cell>
          <table:table-cell table:style-name="ce49" table:formula="of:=[M_Acu_NA.I72]" office:value-type="float" office:value="4177" calcext:value-type="float">
            <text:p>4177</text:p>
          </table:table-cell>
          <table:table-cell table:style-name="ce49"/>
          <table:table-cell table:style-name="ce49" table:formula="of:=[M_Acu_NA.Q72]" office:value-type="float" office:value="1549" calcext:value-type="float">
            <text:p>1549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Acu_NA.D72]" office:value-type="float" office:value="522" calcext:value-type="float">
            <text:p>522</text:p>
          </table:table-cell>
          <table:table-cell table:formula="of:=[M_Acu_NA.F72]" office:value-type="float" office:value="394" calcext:value-type="float">
            <text:p>394</text:p>
          </table:table-cell>
          <table:table-cell table:formula="of:=[M_Acu_NA.K72]" office:value-type="float" office:value="794" calcext:value-type="float">
            <text:p>794</text:p>
          </table:table-cell>
          <table:table-cell table:number-columns-repeated="2"/>
          <table:table-cell table:formula="of:=[M_Acu_NA.N72]" office:value-type="float" office:value="820" calcext:value-type="float">
            <text:p>820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ce86"/>
          <table:table-cell table:style-name="ce49" table:number-columns-repeated="4"/>
          <table:table-cell table:number-columns-repeated="3"/>
          <table:table-cell table:style-name="ce49" table:number-columns-repeated="5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style-name="ce49" table:formula="of:=MAX([.C9:.C74])" office:value-type="float" office:value="22394" calcext:value-type="float">
            <text:p>22394</text:p>
          </table:table-cell>
          <table:table-cell table:style-name="ce49" table:formula="of:=MAX([.D9:.D74])" office:value-type="float" office:value="21856" calcext:value-type="float">
            <text:p>21856</text:p>
          </table:table-cell>
          <table:table-cell table:style-name="ce49" table:formula="of:=MAX([.E9:.E74])" office:value-type="float" office:value="25549" calcext:value-type="float">
            <text:p>25549</text:p>
          </table:table-cell>
          <table:table-cell table:style-name="ce49" table:formula="of:=MAX([.F9:.F74])" office:value-type="float" office:value="18738" calcext:value-type="float">
            <text:p>18738</text:p>
          </table:table-cell>
          <table:table-cell table:style-name="ce49" table:number-columns-repeated="3"/>
          <table:table-cell table:style-name="ce49" table:formula="of:=MAX([.J9:.J74])" office:value-type="float" office:value="5094" calcext:value-type="float">
            <text:p>5094</text:p>
          </table:table-cell>
          <table:table-cell table:style-name="ce49" table:formula="of:=MAX([.K9:.K74])" office:value-type="float" office:value="6490" calcext:value-type="float">
            <text:p>6490</text:p>
          </table:table-cell>
          <table:table-cell table:style-name="ce49" table:formula="of:=MAX([.L9:.L74])" office:value-type="float" office:value="4177" calcext:value-type="float">
            <text:p>4177</text:p>
          </table:table-cell>
          <table:table-cell table:style-name="ce49" table:formula="of:=MAX([.M9:.M74])" office:value-type="float" office:value="2003" calcext:value-type="float">
            <text:p>2003</text:p>
          </table:table-cell>
          <table:table-cell table:style-name="ce49" table:formula="of:=MAX([.N9:.N74])" office:value-type="float" office:value="1549" calcext:value-type="float">
            <text:p>1549</text:p>
          </table:table-cell>
          <table:table-cell table:number-columns-repeated="3"/>
          <table:table-cell table:formula="of:=MAX([.R9:.R74])" office:value-type="float" office:value="522" calcext:value-type="float">
            <text:p>522</text:p>
          </table:table-cell>
          <table:table-cell table:formula="of:=MAX([.S9:.S74])" office:value-type="float" office:value="394" calcext:value-type="float">
            <text:p>394</text:p>
          </table:table-cell>
          <table:table-cell table:formula="of:=MAX([.T9:.T74])" office:value-type="float" office:value="794" calcext:value-type="float">
            <text:p>794</text:p>
          </table:table-cell>
          <table:table-cell table:formula="of:=MAX([.U9:.U74])" office:value-type="float" office:value="80" calcext:value-type="float">
            <text:p>80</text:p>
          </table:table-cell>
          <table:table-cell table:formula="of:=MAX([.V9:.V74])" office:value-type="float" office:value="163" calcext:value-type="float">
            <text:p>163</text:p>
          </table:table-cell>
          <table:table-cell table:formula="of:=MAX([.W9:.W74])" office:value-type="float" office:value="820" calcext:value-type="float">
            <text:p>820</text:p>
          </table:table-cell>
          <table:table-cell table:number-columns-repeated="8"/>
        </table:table-row>
        <table:table-row table:style-name="ro1">
          <table:table-cell/>
          <table:table-cell table:style-name="ce86"/>
          <table:table-cell table:style-name="ce49" table:formula="of:=[.C8]" office:value-type="string" office:string-value="España" calcext:value-type="string">
            <text:p>España</text:p>
          </table:table-cell>
          <table:table-cell table:style-name="ce49" table:formula="of:=[.D8]" office:value-type="string" office:string-value="Francia" calcext:value-type="string">
            <text:p>Francia</text:p>
          </table:table-cell>
          <table:table-cell table:style-name="ce49" table:formula="of:=[.E8]" office:value-type="string" office:string-value="Italia" calcext:value-type="string">
            <text:p>Italia</text:p>
          </table:table-cell>
          <table:table-cell table:style-name="ce49"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style-name="ce49" table:formula="of:=[.J8]" office:value-type="string" office:string-value="Alemania" calcext:value-type="string">
            <text:p>Alemania</text:p>
          </table:table-cell>
          <table:table-cell table:style-name="ce49" table:formula="of:=[.K8]" office:value-type="string" office:string-value="Bélgica" calcext:value-type="string">
            <text:p>Bélgica</text:p>
          </table:table-cell>
          <table:table-cell table:style-name="ce49" table:formula="of:=[.L8]" office:value-type="string" office:string-value="Holanda" calcext:value-type="string">
            <text:p>Holanda</text:p>
          </table:table-cell>
          <table:table-cell table:style-name="ce49" table:formula="of:=[.M8]" office:value-type="string" office:string-value="Suecia" calcext:value-type="string">
            <text:p>Suecia</text:p>
          </table:table-cell>
          <table:table-cell table:style-name="ce49" table:formula="of:=[.N8]" office:value-type="string" office:string-value="Suiza" calcext:value-type="string">
            <text:p>Suiza</text:p>
          </table:table-cell>
          <table:table-cell table:number-columns-repeated="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6:.F76])" office:value-type="float" office:value="25549" calcext:value-type="float">
            <text:p>25549</text:p>
          </table:table-cell>
          <table:table-cell table:number-columns-repeated="5"/>
          <table:table-cell table:style-name="ce54" office:value-type="string" calcext:value-type="string">
            <text:p>Máximo: </text:p>
          </table:table-cell>
          <table:table-cell table:style-name="ce108" table:formula="of:=MAX([.J76:.N76])" office:value-type="float" office:value="6490" calcext:value-type="float">
            <text:p>6490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R76:.W76])" office:value-type="float" office:value="820" calcext:value-type="float">
            <text:p>82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6:.F76])" office:value-type="float" office:value="18738" calcext:value-type="float">
            <text:p>18738</text:p>
          </table:table-cell>
          <table:table-cell table:number-columns-repeated="5"/>
          <table:table-cell office:value-type="string" calcext:value-type="string">
            <text:p>Mínimo</text:p>
          </table:table-cell>
          <table:table-cell table:style-name="ce99" table:formula="of:=MIN([.J76:.N76])" office:value-type="float" office:value="1549" calcext:value-type="float">
            <text:p>1549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R76:.W76])" office:value-type="float" office:value="80" calcext:value-type="float">
            <text:p>80</text:p>
          </table:table-cell>
          <table:table-cell table:number-columns-repeated="12"/>
        </table:table-row>
        <table:table-row table:style-name="ro1" table:number-rows-repeated="104849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M_Dia_NA_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ce49"/>
        <table:table-column table:style-name="co27" table:default-cell-style-name="Default"/>
        <table:table-column table:style-name="co28" table:default-cell-style-name="Default"/>
        <table:table-column table:style-name="co19" table:default-cell-style-name="Default"/>
        <table:table-column table:style-name="co29" table:number-columns-repeated="5" table:default-cell-style-name="ce49"/>
        <table:table-column table:style-name="co30" table:default-cell-style-name="Default"/>
        <table:table-column table:style-name="co31" table:default-cell-style-name="ce49"/>
        <table:table-column table:style-name="co1" table:default-cell-style-name="ce49"/>
        <table:table-column table:style-name="co32" table:number-columns-repeated="6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number-columns-repeated="4"/>
          <table:table-cell table:style-name="ce49"/>
          <table:table-cell table:number-columns-repeated="23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number-columns-repeated="4"/>
          <table:table-cell table:style-name="ce60"/>
          <table:table-cell table:number-columns-repeated="23"/>
        </table:table-row>
        <table:table-row table:style-name="ro1">
          <table:table-cell table:number-columns-repeated="6"/>
          <table:table-cell table:style-name="ce101"/>
          <table:table-cell table:number-columns-repeated="23"/>
        </table:table-row>
        <table:table-row table:style-name="ro1">
          <table:table-cell table:number-columns-repeated="6"/>
          <table:table-cell table:style-name="ce49"/>
          <table:table-cell table:number-columns-repeated="23"/>
        </table:table-row>
        <table:table-row table:style-name="ro1">
          <table:table-cell/>
          <table:table-cell table:style-name="ce60"/>
          <table:table-cell table:style-name="ce87" table:number-columns-repeated="5"/>
          <table:table-cell table:number-columns-repeated="23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NA.G8]" office:value-type="string" office:string-value="España" calcext:value-type="string">
            <text:p>España</text:p>
          </table:table-cell>
          <table:table-cell table:style-name="ce89" table:formula="of:=[M_Dia_NA.H8]" office:value-type="string" office:string-value="Francia" calcext:value-type="string">
            <text:p>Francia</text:p>
          </table:table-cell>
          <table:table-cell table:style-name="ce89" table:formula="of:=[M_Dia_NA.J8]" office:value-type="string" office:string-value="Italia" calcext:value-type="string">
            <text:p>Italia</text:p>
          </table:table-cell>
          <table:table-cell table:style-name="ce89" table:formula="of:=[M_Dia_NA.O8]" office:value-type="string" office:string-value="Reino Unido" calcext:value-type="string">
            <text:p>Reino Unido</text:p>
          </table:table-cell>
          <table:table-cell table:style-name="ce109"/>
          <table:table-cell/>
          <table:table-cell table:style-name="ce78"/>
          <table:table-cell table:style-name="ce89" table:formula="of:=[M_Dia_NA.C8]" office:value-type="string" office:string-value="Alemania" calcext:value-type="string">
            <text:p>Alemania</text:p>
          </table:table-cell>
          <table:table-cell table:style-name="ce89" table:formula="of:=[M_Dia_NA.E8]" office:value-type="string" office:string-value="Bélgica" calcext:value-type="string">
            <text:p>Bélgica</text:p>
          </table:table-cell>
          <table:table-cell table:style-name="ce89" table:formula="of:=[M_Dia_NA.I8]" office:value-type="string" office:string-value="Holanda" calcext:value-type="string">
            <text:p>Holanda</text:p>
          </table:table-cell>
          <table:table-cell table:style-name="ce89" table:formula="of:=[M_Dia_NA.P8]" office:value-type="string" office:string-value="Suecia" calcext:value-type="string">
            <text:p>Suecia</text:p>
          </table:table-cell>
          <table:table-cell table:style-name="ce89" table:formula="of:=[M_Dia_N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NA.D8]" office:value-type="string" office:string-value="Austria" calcext:value-type="string">
            <text:p>Austria</text:p>
          </table:table-cell>
          <table:table-cell table:style-name="ce89" table:formula="of:=[M_Dia_NA.F8]" office:value-type="string" office:string-value="Dinamarca" calcext:value-type="string">
            <text:p>Dinamarca</text:p>
          </table:table-cell>
          <table:table-cell table:style-name="ce89" table:formula="of:=[M_Dia_NA.K8]" office:value-type="string" office:string-value="Irlanda" calcext:value-type="string">
            <text:p>Irlanda</text:p>
          </table:table-cell>
          <table:table-cell table:style-name="ce89" table:formula="of:=[M_Dia_NA.L8]" office:value-type="string" office:string-value="Luxemburgo" calcext:value-type="string">
            <text:p>Luxemburgo</text:p>
          </table:table-cell>
          <table:table-cell table:style-name="ce89" table:formula="of:=[M_Dia_NA.M8]" office:value-type="string" office:string-value="Noruega" calcext:value-type="string">
            <text:p>Noruega</text:p>
          </table:table-cell>
          <table:table-cell table:style-name="ce89" table:formula="of:=[M_Dia_N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style-name="ce86"/>
          <table:table-cell table:style-name="ce57" table:formula="of:=[C_Dia_NA.B9]" office:value-type="date" office:date-value="2020-02-20" calcext:value-type="date">
            <text:p>20/02</text:p>
          </table:table-cell>
          <table:table-cell table:number-columns-repeated="6"/>
          <table:table-cell table:style-name="ce57" table:formula="of:=[.B9]" office:value-type="date" office:date-value="2020-02-20" calcext:value-type="date">
            <text:p>20/02</text:p>
          </table:table-cell>
          <table:table-cell table:number-columns-repeated="7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0]" office:value-type="date" office:date-value="2020-02-21" calcext:value-type="date">
            <text:p>21/02</text:p>
          </table:table-cell>
          <table:table-cell/>
          <table:table-cell table:formula="of:=[M_Dia_NA.H10]" office:value-type="float" office:value="1" calcext:value-type="float">
            <text:p>1</text:p>
          </table:table-cell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7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1]" office:value-type="date" office:date-value="2020-02-22" calcext:value-type="date">
            <text:p>22/02</text:p>
          </table:table-cell>
          <table:table-cell/>
          <table:table-cell table:formula="of:=[M_Dia_NA.H11]" office:value-type="float" office:value="0" calcext:value-type="float">
            <text:p>0</text:p>
          </table:table-cell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7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2]" office:value-type="date" office:date-value="2020-02-23" calcext:value-type="date">
            <text:p>23/02</text:p>
          </table:table-cell>
          <table:table-cell/>
          <table:table-cell table:formula="of:=[M_Dia_NA.H12]" office:value-type="float" office:value="0" calcext:value-type="float">
            <text:p>0</text:p>
          </table:table-cell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7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3"/>
        </table:table-row>
        <table:table-row table:style-name="ro1">
          <table:table-cell table:style-name="ce80" table:formula="of:=[C_Dia_NA.A13]" office:value-type="string" office:string-value="L" calcext:value-type="string">
            <text:p>L</text:p>
          </table:table-cell>
          <table:table-cell table:style-name="ce57" table:formula="of:=[C_Dia_NA.B13]" office:value-type="date" office:date-value="2020-02-24" calcext:value-type="date">
            <text:p>24/02</text:p>
          </table:table-cell>
          <table:table-cell table:style-name="ce50"/>
          <table:table-cell table:style-name="ce50" table:formula="of:=[M_Dia_NA.H13]" office:value-type="float" office:value="0" calcext:value-type="float">
            <text:p>0</text:p>
          </table:table-cell>
          <table:table-cell table:style-name="ce50" table:formula="of:=[M_Dia_NA.J13]" office:value-type="float" office:value="4" calcext:value-type="float">
            <text:p>4</text:p>
          </table:table-cell>
          <table:table-cell table:style-name="ce50"/>
          <table:table-cell table:style-name="ce77"/>
          <table:table-cell table:style-name="ce8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14]" office:value-type="date" office:date-value="2020-02-25" calcext:value-type="date">
            <text:p>25/02</text:p>
          </table:table-cell>
          <table:table-cell/>
          <table:table-cell table:formula="of:=[M_Dia_NA.H14]" office:value-type="float" office:value="0" calcext:value-type="float">
            <text:p>0</text:p>
          </table:table-cell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7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5]" office:value-type="date" office:date-value="2020-02-26" calcext:value-type="date">
            <text:p>26/02</text:p>
          </table:table-cell>
          <table:table-cell/>
          <table:table-cell table:formula="of:=[M_Dia_NA.H15]" office:value-type="float" office:value="1" calcext:value-type="float">
            <text:p>1</text:p>
          </table:table-cell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7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6]" office:value-type="date" office:date-value="2020-02-27" calcext:value-type="date">
            <text:p>27/02</text:p>
          </table:table-cell>
          <table:table-cell/>
          <table:table-cell table:formula="of:=[M_Dia_NA.H16]" office:value-type="float" office:value="0" calcext:value-type="float">
            <text:p>0</text:p>
          </table:table-cell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7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7]" office:value-type="date" office:date-value="2020-02-28" calcext:value-type="date">
            <text:p>28/02</text:p>
          </table:table-cell>
          <table:table-cell/>
          <table:table-cell table:formula="of:=[M_Dia_NA.H17]" office:value-type="float" office:value="0" calcext:value-type="float">
            <text:p>0</text:p>
          </table:table-cell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7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18]" office:value-type="date" office:date-value="2020-02-29" calcext:value-type="date">
            <text:p>29/02</text:p>
          </table:table-cell>
          <table:table-cell/>
          <table:table-cell table:formula="of:=[M_Dia_NA.H18]" office:value-type="float" office:value="0" calcext:value-type="float">
            <text:p>0</text:p>
          </table:table-cell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7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3"/>
        </table:table-row>
        <table:table-row table:style-name="ro1">
          <table:table-cell table:style-name="ce83"/>
          <table:table-cell table:style-name="ce59" table:formula="of:=[C_Dia_NA.B19]" office:value-type="date" office:date-value="2020-03-01" calcext:value-type="date">
            <text:p>01/03</text:p>
          </table:table-cell>
          <table:table-cell table:style-name="ce51"/>
          <table:table-cell table:style-name="ce51" table:formula="of:=[M_Dia_NA.H19]" office:value-type="float" office:value="0" calcext:value-type="float">
            <text:p>0</text:p>
          </table:table-cell>
          <table:table-cell table:style-name="ce51" table:formula="of:=[M_Dia_NA.J19]" office:value-type="float" office:value="5" calcext:value-type="float">
            <text:p>5</text:p>
          </table:table-cell>
          <table:table-cell table:style-name="ce51"/>
          <table:table-cell table:style-name="ce77"/>
          <table:table-cell table:style-name="ce83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6"/>
          <table:table-cell table:number-columns-repeated="7"/>
        </table:table-row>
        <table:table-row table:style-name="ro1">
          <table:table-cell table:style-name="ce86" table:formula="of:=[C_Dia_NA.A20]" office:value-type="string" office:string-value="L" calcext:value-type="string">
            <text:p>L</text:p>
          </table:table-cell>
          <table:table-cell table:style-name="ce58" table:formula="of:=[C_Dia_NA.B20]" office:value-type="date" office:date-value="2020-03-02" calcext:value-type="date">
            <text:p>02/03</text:p>
          </table:table-cell>
          <table:table-cell/>
          <table:table-cell table:formula="of:=[M_Dia_NA.H20]" office:value-type="float" office:value="1" calcext:value-type="float">
            <text:p>1</text:p>
          </table:table-cell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1]" office:value-type="date" office:date-value="2020-03-03" calcext:value-type="date">
            <text:p>03/03</text:p>
          </table:table-cell>
          <table:table-cell/>
          <table:table-cell table:formula="of:=[M_Dia_NA.H21]" office:value-type="float" office:value="1" calcext:value-type="float">
            <text:p>1</text:p>
          </table:table-cell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7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2]" office:value-type="date" office:date-value="2020-03-04" calcext:value-type="date">
            <text:p>04/03</text:p>
          </table:table-cell>
          <table:table-cell/>
          <table:table-cell table:formula="of:=[M_Dia_NA.H22]" office:value-type="float" office:value="0" calcext:value-type="float">
            <text:p>0</text:p>
          </table:table-cell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7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3]" office:value-type="date" office:date-value="2020-03-05" calcext:value-type="date">
            <text:p>05/03</text:p>
          </table:table-cell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 table:formula="of:=[M_Dia_NA.J23]" office:value-type="float" office:value="41" calcext:value-type="float">
            <text:p>41</text:p>
          </table:table-cell>
          <table:table-cell table:formula="of:=[M_Dia_NA.O23]" office:value-type="float" office:value="1" calcext:value-type="float">
            <text:p>1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4"/>
          <table:table-cell table:formula="of:=[M_Dia_NA.Q23]" office:value-type="float" office:value="1" calcext:value-type="float">
            <text:p>1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4]" office:value-type="date" office:date-value="2020-03-06" calcext:value-type="date">
            <text:p>06/03</text:p>
          </table:table-cell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O24]" office:value-type="float" office:value="1" calcext:value-type="float">
            <text:p>1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2"/>
          <table:table-cell table:formula="of:=[M_Dia_NA.I24]" office:value-type="float" office:value="1" calcext:value-type="float">
            <text:p>1</text:p>
          </table:table-cell>
          <table:table-cell/>
          <table:table-cell table:formula="of:=[M_Dia_NA.Q24]" office:value-type="float" office:value="0" calcext:value-type="float">
            <text:p>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5]" office:value-type="date" office:date-value="2020-03-07" calcext:value-type="date">
            <text:p>07/03</text:p>
          </table:table-cell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O25]" office:value-type="float" office:value="0" calcext:value-type="float">
            <text:p>0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2"/>
          <table:table-cell table:formula="of:=[M_Dia_NA.I25]" office:value-type="float" office:value="0" calcext:value-type="float">
            <text:p>0</text:p>
          </table:table-cell>
          <table:table-cell/>
          <table:table-cell table:formula="of:=[M_Dia_NA.Q25]" office:value-type="float" office:value="0" calcext:value-type="float">
            <text:p>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6]" office:value-type="date" office:date-value="2020-03-08" calcext:value-type="date">
            <text:p>08/03</text:p>
          </table:table-cell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O26]" office:value-type="float" office:value="1" calcext:value-type="float">
            <text:p>1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2"/>
          <table:table-cell table:formula="of:=[M_Dia_NA.I26]" office:value-type="float" office:value="2" calcext:value-type="float">
            <text:p>2</text:p>
          </table:table-cell>
          <table:table-cell/>
          <table:table-cell table:formula="of:=[M_Dia_NA.Q26]" office:value-type="float" office:value="1" calcext:value-type="float">
            <text:p>1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3"/>
        </table:table-row>
        <table:table-row table:style-name="ro1">
          <table:table-cell table:style-name="ce80" table:formula="of:=[C_Dia_NA.A27]" office:value-type="string" office:string-value="L" calcext:value-type="string">
            <text:p>L</text:p>
          </table:table-cell>
          <table:table-cell table:style-name="ce57" table:formula="of:=[C_Dia_NA.B27]" office:value-type="date" office:date-value="2020-03-09" calcext:value-type="date">
            <text:p>09/03</text:p>
          </table:table-cell>
          <table:table-cell table:style-name="ce50" table:formula="of:=[M_Dia_NA.G27]" office:value-type="float" office:value="6" calcext:value-type="float">
            <text:p>6</text:p>
          </table:table-cell>
          <table:table-cell table:style-name="ce50" table:formula="of:=[M_Dia_NA.H27]" office:value-type="float" office:value="2" calcext:value-type="float">
            <text:p>2</text:p>
          </table:table-cell>
          <table:table-cell table:style-name="ce50" table:formula="of:=[M_Dia_NA.J27]" office:value-type="float" office:value="97" calcext:value-type="float">
            <text:p>97</text:p>
          </table:table-cell>
          <table:table-cell table:style-name="ce50" table:formula="of:=[M_Dia_NA.O27]" office:value-type="float" office:value="2" calcext:value-type="float">
            <text:p>2</text:p>
          </table:table-cell>
          <table:table-cell table:style-name="ce77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50" table:formula="of:=[M_Dia_NA.C27]" office:value-type="float" office:value="2" calcext:value-type="float">
            <text:p>2</text:p>
          </table:table-cell>
          <table:table-cell table:style-name="ce50"/>
          <table:table-cell table:style-name="ce50" table:formula="of:=[M_Dia_NA.I27]" office:value-type="float" office:value="1" calcext:value-type="float">
            <text:p>1</text:p>
          </table:table-cell>
          <table:table-cell table:style-name="ce50"/>
          <table:table-cell table:style-name="ce50" table:formula="of:=[M_Dia_NA.Q27]" office:value-type="float" office:value="0" calcext:value-type="float">
            <text:p>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50" table:number-columns-repeated="6"/>
          <table:table-cell table:number-columns-repeated="7"/>
        </table:table-row>
        <table:table-row table:style-name="ro1">
          <table:table-cell/>
          <table:table-cell table:style-name="ce58" table:formula="of:=[C_Dia_NA.B28]" office:value-type="date" office:date-value="2020-03-10" calcext:value-type="date">
            <text:p>10/03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O28]" office:value-type="float" office:value="1" calcext:value-type="float">
            <text:p>1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I28]" office:value-type="float" office:value="0" calcext:value-type="float">
            <text:p>0</text:p>
          </table:table-cell>
          <table:table-cell/>
          <table:table-cell table:formula="of:=[M_Dia_NA.Q28]" office:value-type="float" office:value="0" calcext:value-type="float">
            <text:p>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number-columns-repeated="13"/>
        </table:table-row>
        <table:table-row table:style-name="ro1">
          <table:table-cell/>
          <table:table-cell table:style-name="ce58" table:formula="of:=[C_Dia_NA.B29]" office:value-type="date" office:date-value="2020-03-11" calcext:value-type="date">
            <text:p>11/03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O29]" office:value-type="float" office:value="2" calcext:value-type="float">
            <text:p>2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  <table:table-cell table:formula="of:=[M_Dia_NA.Q29]" office:value-type="float" office:value="1" calcext:value-type="float">
            <text:p>1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table:style-name="ce58" table:formula="of:=[C_Dia_NA.B30]" office:value-type="date" office:date-value="2020-03-12" calcext:value-type="date">
            <text:p>12/03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O30]" office:value-type="float" office:value="0" calcext:value-type="float">
            <text:p>0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P30]" office:value-type="float" office:value="0" calcext:value-type="float">
            <text:p>0</text:p>
          </table:table-cell>
          <table:table-cell table:formula="of:=[M_Dia_NA.Q30]" office:value-type="float" office:value="3" calcext:value-type="float">
            <text:p>3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formula="of:=[M_Dia_NA.L30]" office:value-type="float" office:value="0" calcext:value-type="float">
            <text:p>0</text:p>
          </table:table-cell>
          <table:table-cell table:formula="of:=[M_Dia_NA.M30]" office:value-type="float" office:value="1" calcext:value-type="float">
            <text:p>1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1]" office:value-type="date" office:date-value="2020-03-13" calcext:value-type="date">
            <text:p>13/03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O31]" office:value-type="float" office:value="2" calcext:value-type="float">
            <text:p>2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P31]" office:value-type="float" office:value="1" calcext:value-type="float">
            <text:p>1</text:p>
          </table:table-cell>
          <table:table-cell table:formula="of:=[M_Dia_NA.Q31]" office:value-type="float" office:value="1" calcext:value-type="float">
            <text:p>1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 table:formula="of:=[M_Dia_NA.M31]" office:value-type="float" office:value="0" calcext:value-type="float">
            <text:p>0</text:p>
          </table:table-cell>
          <table:table-cell table:formula="of:=[M_Dia_NA.N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2]" office:value-type="date" office:date-value="2020-03-14" calcext:value-type="date">
            <text:p>14/03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O32]" office:value-type="float" office:value="11" calcext:value-type="float">
            <text:p>11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P32]" office:value-type="float" office:value="1" calcext:value-type="float">
            <text:p>1</text:p>
          </table:table-cell>
          <table:table-cell table:formula="of:=[M_Dia_NA.Q32]" office:value-type="float" office:value="4" calcext:value-type="float">
            <text:p>4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 table:formula="of:=[M_Dia_NA.M32]" office:value-type="float" office:value="2" calcext:value-type="float">
            <text:p>2</text:p>
          </table:table-cell>
          <table:table-cell table:formula="of:=[M_Dia_NA.N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33]" office:value-type="date" office:date-value="2020-03-15" calcext:value-type="date">
            <text:p>15/03</text:p>
          </table:table-cell>
          <table:table-cell table:style-name="ce51" table:formula="of:=[M_Dia_NA.G33]" office:value-type="float" office:value="152" calcext:value-type="float">
            <text:p>152</text:p>
          </table:table-cell>
          <table:table-cell table:style-name="ce51" table:formula="of:=[M_Dia_NA.H33]" office:value-type="float" office:value="29" calcext:value-type="float">
            <text:p>29</text:p>
          </table:table-cell>
          <table:table-cell table:style-name="ce51" table:formula="of:=[M_Dia_NA.J33]" office:value-type="float" office:value="368" calcext:value-type="float">
            <text:p>368</text:p>
          </table:table-cell>
          <table:table-cell table:style-name="ce51" table:formula="of:=[M_Dia_NA.O33]" office:value-type="float" office:value="14" calcext:value-type="float">
            <text:p>14</text:p>
          </table:table-cell>
          <table:table-cell table:style-name="ce77"/>
          <table:table-cell table:style-name="ce83"/>
          <table:table-cell table:style-name="ce59" table:formula="of:=[.B33]" office:value-type="date" office:date-value="2020-03-15" calcext:value-type="date">
            <text:p>15/03</text:p>
          </table:table-cell>
          <table:table-cell table:style-name="ce51" table:formula="of:=[M_Dia_NA.C33]" office:value-type="float" office:value="4" calcext:value-type="float">
            <text:p>4</text:p>
          </table:table-cell>
          <table:table-cell table:style-name="ce51" table:formula="of:=[M_Dia_NA.E33]" office:value-type="float" office:value="0" calcext:value-type="float">
            <text:p>0</text:p>
          </table:table-cell>
          <table:table-cell table:style-name="ce51" table:formula="of:=[M_Dia_NA.I33]" office:value-type="float" office:value="8" calcext:value-type="float">
            <text:p>8</text:p>
          </table:table-cell>
          <table:table-cell table:style-name="ce51" table:formula="of:=[M_Dia_NA.P33]" office:value-type="float" office:value="2" calcext:value-type="float">
            <text:p>2</text:p>
          </table:table-cell>
          <table:table-cell table:style-name="ce51" table:formula="of:=[M_Dia_NA.Q33]" office:value-type="float" office:value="6" calcext:value-type="float">
            <text:p>6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51" table:formula="of:=[M_Dia_NA.D33]" office:value-type="float" office:value="0" calcext:value-type="float">
            <text:p>0</text:p>
          </table:table-cell>
          <table:table-cell table:style-name="ce51" table:formula="of:=[M_Dia_NA.F33]" office:value-type="float" office:value="2" calcext:value-type="float">
            <text:p>2</text:p>
          </table:table-cell>
          <table:table-cell table:style-name="ce51" table:formula="of:=[M_Dia_NA.K33]" office:value-type="float" office:value="0" calcext:value-type="float">
            <text:p>0</text:p>
          </table:table-cell>
          <table:table-cell table:style-name="ce51" table:formula="of:=[M_Dia_NA.L33]" office:value-type="float" office:value="0" calcext:value-type="float">
            <text:p>0</text:p>
          </table:table-cell>
          <table:table-cell table:style-name="ce51" table:formula="of:=[M_Dia_NA.M33]" office:value-type="float" office:value="0" calcext:value-type="float">
            <text:p>0</text:p>
          </table:table-cell>
          <table:table-cell table:style-name="ce51" table:formula="of:=[M_Dia_NA.N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86" table:formula="of:=[C_Dia_NA.A34]" office:value-type="string" office:string-value="L" calcext:value-type="string">
            <text:p>L</text:p>
          </table:table-cell>
          <table:table-cell table:style-name="ce58" table:formula="of:=[C_Dia_NA.B34]" office:value-type="date" office:date-value="2020-03-16" calcext:value-type="date">
            <text:p>16/03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O34]" office:value-type="float" office:value="20" calcext:value-type="float">
            <text:p>20</text:p>
          </table:table-cell>
          <table:table-cell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P34]" office:value-type="float" office:value="2" calcext:value-type="float">
            <text:p>2</text:p>
          </table:table-cell>
          <table:table-cell table:formula="of:=[M_Dia_NA.Q34]" office:value-type="float" office:value="9" calcext:value-type="float">
            <text:p>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0" calcext:value-type="float">
            <text:p>0</text:p>
          </table:table-cell>
          <table:table-cell table:formula="of:=[M_Dia_NA.N34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5]" office:value-type="date" office:date-value="2020-03-17" calcext:value-type="date">
            <text:p>17/03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O35]" office:value-type="float" office:value="16" calcext:value-type="float">
            <text:p>16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P35]" office:value-type="float" office:value="1" calcext:value-type="float">
            <text:p>1</text:p>
          </table:table-cell>
          <table:table-cell table:formula="of:=[M_Dia_NA.Q35]" office:value-type="float" office:value="3" calcext:value-type="float">
            <text:p>3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N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6]" office:value-type="date" office:date-value="2020-03-18" calcext:value-type="date">
            <text:p>18/03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O36]" office:value-type="float" office:value="32" calcext:value-type="float">
            <text:p>32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P36]" office:value-type="float" office:value="6" calcext:value-type="float">
            <text:p>6</text:p>
          </table:table-cell>
          <table:table-cell table:formula="of:=[M_Dia_NA.Q36]" office:value-type="float" office:value="9" calcext:value-type="float">
            <text:p>9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3" calcext:value-type="float">
            <text:p>3</text:p>
          </table:table-cell>
          <table:table-cell table:formula="of:=[M_Dia_NA.N36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7]" office:value-type="date" office:date-value="2020-03-19" calcext:value-type="date">
            <text:p>19/03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O37]" office:value-type="float" office:value="41" calcext:value-type="float">
            <text:p>41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P37]" office:value-type="float" office:value="7" calcext:value-type="float">
            <text:p>7</text:p>
          </table:table-cell>
          <table:table-cell table:formula="of:=[M_Dia_NA.Q37]" office:value-type="float" office:value="5" calcext:value-type="float">
            <text:p>5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0" calcext:value-type="float">
            <text:p>0</text:p>
          </table:table-cell>
          <table:table-cell table:formula="of:=[M_Dia_NA.N37]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8]" office:value-type="date" office:date-value="2020-03-20" calcext:value-type="date">
            <text:p>20/03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O38]" office:value-type="float" office:value="33" calcext:value-type="float">
            <text:p>33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P38]" office:value-type="float" office:value="10" calcext:value-type="float">
            <text:p>10</text:p>
          </table:table-cell>
          <table:table-cell table:formula="of:=[M_Dia_NA.Q38]" office:value-type="float" office:value="24" calcext:value-type="float">
            <text:p>24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1" calcext:value-type="float">
            <text:p>1</text:p>
          </table:table-cell>
          <table:table-cell table:formula="of:=[M_Dia_NA.N38]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39]" office:value-type="date" office:date-value="2020-03-21" calcext:value-type="date">
            <text:p>21/03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O39]" office:value-type="float" office:value="56" calcext:value-type="float">
            <text:p>5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P39]" office:value-type="float" office:value="7" calcext:value-type="float">
            <text:p>7</text:p>
          </table:table-cell>
          <table:table-cell table:formula="of:=[M_Dia_NA.Q39]" office:value-type="float" office:value="16" calcext:value-type="float">
            <text:p>16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0" calcext:value-type="float">
            <text:p>0</text:p>
          </table:table-cell>
          <table:table-cell table:formula="of:=[M_Dia_NA.N39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0]" office:value-type="date" office:date-value="2020-03-22" calcext:value-type="date">
            <text:p>22/03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O40]" office:value-type="float" office:value="48" calcext:value-type="float">
            <text:p>4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P40]" office:value-type="float" office:value="12" calcext:value-type="float">
            <text:p>12</text:p>
          </table:table-cell>
          <table:table-cell table:formula="of:=[M_Dia_NA.Q40]" office:value-type="float" office:value="17" calcext:value-type="float">
            <text:p>17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0" calcext:value-type="float">
            <text:p>0</text:p>
          </table:table-cell>
          <table:table-cell table:formula="of:=[M_Dia_NA.N40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80" table:formula="of:=[C_Dia_NA.A41]" office:value-type="string" office:string-value="L" calcext:value-type="string">
            <text:p>L</text:p>
          </table:table-cell>
          <table:table-cell table:style-name="ce57" table:formula="of:=[C_Dia_NA.B41]" office:value-type="date" office:date-value="2020-03-23" calcext:value-type="date">
            <text:p>23/03</text:p>
          </table:table-cell>
          <table:table-cell table:style-name="ce50" table:formula="of:=[M_Dia_NA.G41]" office:value-type="float" office:value="462" calcext:value-type="float">
            <text:p>462</text:p>
          </table:table-cell>
          <table:table-cell table:style-name="ce50" table:formula="of:=[M_Dia_NA.H41]" office:value-type="float" office:value="186" calcext:value-type="float">
            <text:p>186</text:p>
          </table:table-cell>
          <table:table-cell table:style-name="ce50" table:formula="of:=[M_Dia_NA.J41]" office:value-type="float" office:value="601" calcext:value-type="float">
            <text:p>601</text:p>
          </table:table-cell>
          <table:table-cell table:style-name="ce50" table:formula="of:=[M_Dia_NA.O41]" office:value-type="float" office:value="54" calcext:value-type="float">
            <text:p>54</text:p>
          </table:table-cell>
          <table:table-cell table:style-name="ce77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50" table:formula="of:=[M_Dia_NA.C41]" office:value-type="float" office:value="31" calcext:value-type="float">
            <text:p>31</text:p>
          </table:table-cell>
          <table:table-cell table:style-name="ce50" table:formula="of:=[M_Dia_NA.E41]" office:value-type="float" office:value="13" calcext:value-type="float">
            <text:p>13</text:p>
          </table:table-cell>
          <table:table-cell table:style-name="ce50" table:formula="of:=[M_Dia_NA.I41]" office:value-type="float" office:value="34" calcext:value-type="float">
            <text:p>34</text:p>
          </table:table-cell>
          <table:table-cell table:style-name="ce50" table:formula="of:=[M_Dia_NA.P41]" office:value-type="float" office:value="11" calcext:value-type="float">
            <text:p>11</text:p>
          </table:table-cell>
          <table:table-cell table:style-name="ce50" table:formula="of:=[M_Dia_NA.Q41]" office:value-type="float" office:value="29" calcext:value-type="float">
            <text:p>29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50" table:formula="of:=[M_Dia_NA.D41]" office:value-type="float" office:value="5" calcext:value-type="float">
            <text:p>5</text:p>
          </table:table-cell>
          <table:table-cell table:style-name="ce50" table:formula="of:=[M_Dia_NA.F41]" office:value-type="float" office:value="0" calcext:value-type="float">
            <text:p>0</text:p>
          </table:table-cell>
          <table:table-cell table:style-name="ce50" table:formula="of:=[M_Dia_NA.K41]" office:value-type="float" office:value="2" calcext:value-type="float">
            <text:p>2</text:p>
          </table:table-cell>
          <table:table-cell table:style-name="ce50" table:formula="of:=[M_Dia_NA.L41]" office:value-type="float" office:value="0" calcext:value-type="float">
            <text:p>0</text:p>
          </table:table-cell>
          <table:table-cell table:style-name="ce50" table:formula="of:=[M_Dia_NA.M41]" office:value-type="float" office:value="0" calcext:value-type="float">
            <text:p>0</text:p>
          </table:table-cell>
          <table:table-cell table:style-name="ce50" table:formula="of:=[M_Dia_NA.N41]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2]" office:value-type="date" office:date-value="2020-03-24" calcext:value-type="date">
            <text:p>24/03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O42]" office:value-type="float" office:value="87" calcext:value-type="float">
            <text:p>87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P42]" office:value-type="float" office:value="20" calcext:value-type="float">
            <text:p>20</text:p>
          </table:table-cell>
          <table:table-cell table:formula="of:=[M_Dia_NA.Q42]" office:value-type="float" office:value="24" calcext:value-type="float">
            <text:p>24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3" calcext:value-type="float">
            <text:p>3</text:p>
          </table:table-cell>
          <table:table-cell table:formula="of:=[M_Dia_NA.N42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3]" office:value-type="date" office:date-value="2020-03-25" calcext:value-type="date">
            <text:p>25/03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O43]" office:value-type="float" office:value="156" calcext:value-type="float">
            <text:p>15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P43]" office:value-type="float" office:value="25" calcext:value-type="float">
            <text:p>25</text:p>
          </table:table-cell>
          <table:table-cell table:formula="of:=[M_Dia_NA.Q43]" office:value-type="float" office:value="23" calcext:value-type="float">
            <text:p>23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2" calcext:value-type="float">
            <text:p>2</text:p>
          </table:table-cell>
          <table:table-cell table:formula="of:=[M_Dia_NA.N4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4]" office:value-type="date" office:date-value="2020-03-26" calcext:value-type="date">
            <text:p>26/03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O44]" office:value-type="float" office:value="181" calcext:value-type="float">
            <text:p>181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P44]" office:value-type="float" office:value="29" calcext:value-type="float">
            <text:p>29</text:p>
          </table:table-cell>
          <table:table-cell table:formula="of:=[M_Dia_NA.Q44]" office:value-type="float" office:value="50" calcext:value-type="float">
            <text:p>50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2" calcext:value-type="float">
            <text:p>2</text:p>
          </table:table-cell>
          <table:table-cell table:formula="of:=[M_Dia_NA.N44]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5]" office:value-type="date" office:date-value="2020-03-27" calcext:value-type="date">
            <text:p>27/03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O45]" office:value-type="float" office:value="260" calcext:value-type="float">
            <text:p>260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P45]" office:value-type="float" office:value="32" calcext:value-type="float">
            <text:p>32</text:p>
          </table:table-cell>
          <table:table-cell table:formula="of:=[M_Dia_NA.Q45]" office:value-type="float" office:value="23" calcext:value-type="float">
            <text:p>23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2" calcext:value-type="float">
            <text:p>2</text:p>
          </table:table-cell>
          <table:table-cell table:formula="of:=[M_Dia_NA.N4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6]" office:value-type="date" office:date-value="2020-03-28" calcext:value-type="date">
            <text:p>28/03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O46]" office:value-type="float" office:value="209" calcext:value-type="float">
            <text:p>209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P46]" office:value-type="float" office:value="35" calcext:value-type="float">
            <text:p>35</text:p>
          </table:table-cell>
          <table:table-cell table:formula="of:=[M_Dia_NA.Q46]" office:value-type="float" office:value="42" calcext:value-type="float">
            <text:p>42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4" calcext:value-type="float">
            <text:p>4</text:p>
          </table:table-cell>
          <table:table-cell table:formula="of:=[M_Dia_NA.N46]"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47]" office:value-type="date" office:date-value="2020-03-29" calcext:value-type="date">
            <text:p>29/03</text:p>
          </table:table-cell>
          <table:table-cell table:style-name="ce51" table:formula="of:=[M_Dia_NA.G47]" office:value-type="float" office:value="838" calcext:value-type="float">
            <text:p>838</text:p>
          </table:table-cell>
          <table:table-cell table:style-name="ce51" table:formula="of:=[M_Dia_NA.H47]" office:value-type="float" office:value="292" calcext:value-type="float">
            <text:p>292</text:p>
          </table:table-cell>
          <table:table-cell table:style-name="ce51" table:formula="of:=[M_Dia_NA.J47]" office:value-type="float" office:value="756" calcext:value-type="float">
            <text:p>756</text:p>
          </table:table-cell>
          <table:table-cell table:style-name="ce51" table:formula="of:=[M_Dia_NA.O47]" office:value-type="float" office:value="180" calcext:value-type="float">
            <text:p>180</text:p>
          </table:table-cell>
          <table:table-cell table:style-name="ce77"/>
          <table:table-cell table:style-name="ce83"/>
          <table:table-cell table:style-name="ce59" table:formula="of:=[.B47]" office:value-type="date" office:date-value="2020-03-29" calcext:value-type="date">
            <text:p>29/03</text:p>
          </table:table-cell>
          <table:table-cell table:style-name="ce51" table:formula="of:=[M_Dia_NA.C47]" office:value-type="float" office:value="64" calcext:value-type="float">
            <text:p>64</text:p>
          </table:table-cell>
          <table:table-cell table:style-name="ce51" table:formula="of:=[M_Dia_NA.E47]" office:value-type="float" office:value="78" calcext:value-type="float">
            <text:p>78</text:p>
          </table:table-cell>
          <table:table-cell table:style-name="ce51" table:formula="of:=[M_Dia_NA.I47]" office:value-type="float" office:value="132" calcext:value-type="float">
            <text:p>132</text:p>
          </table:table-cell>
          <table:table-cell table:style-name="ce51" table:formula="of:=[M_Dia_NA.P47]" office:value-type="float" office:value="38" calcext:value-type="float">
            <text:p>38</text:p>
          </table:table-cell>
          <table:table-cell table:style-name="ce51" table:formula="of:=[M_Dia_NA.Q47]" office:value-type="float" office:value="36" calcext:value-type="float">
            <text:p>36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51" table:formula="of:=[M_Dia_NA.D47]" office:value-type="float" office:value="18" calcext:value-type="float">
            <text:p>18</text:p>
          </table:table-cell>
          <table:table-cell table:style-name="ce51" table:formula="of:=[M_Dia_NA.F47]" office:value-type="float" office:value="7" calcext:value-type="float">
            <text:p>7</text:p>
          </table:table-cell>
          <table:table-cell table:style-name="ce51" table:formula="of:=[M_Dia_NA.K47]" office:value-type="float" office:value="10" calcext:value-type="float">
            <text:p>10</text:p>
          </table:table-cell>
          <table:table-cell table:style-name="ce51" table:formula="of:=[M_Dia_NA.L47]" office:value-type="float" office:value="3" calcext:value-type="float">
            <text:p>3</text:p>
          </table:table-cell>
          <table:table-cell table:style-name="ce51" table:formula="of:=[M_Dia_NA.M47]" office:value-type="float" office:value="2" calcext:value-type="float">
            <text:p>2</text:p>
          </table:table-cell>
          <table:table-cell table:style-name="ce51" table:formula="of:=[M_Dia_NA.N47]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style-name="ce86" table:formula="of:=[C_Dia_NA.A48]" office:value-type="string" office:string-value="L" calcext:value-type="string">
            <text:p>L</text:p>
          </table:table-cell>
          <table:table-cell table:style-name="ce58" table:formula="of:=[C_Dia_NA.B48]" office:value-type="date" office:date-value="2020-03-30" calcext:value-type="date">
            <text:p>30/03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O48]" office:value-type="float" office:value="381" calcext:value-type="float">
            <text:p>381</text:p>
          </table:table-cell>
          <table:table-cell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P48]" office:value-type="float" office:value="44" calcext:value-type="float">
            <text:p>44</text:p>
          </table:table-cell>
          <table:table-cell table:formula="of:=[M_Dia_NA.Q48]" office:value-type="float" office:value="51" calcext:value-type="float">
            <text:p>51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5" calcext:value-type="float">
            <text:p>5</text:p>
          </table:table-cell>
          <table:table-cell table:formula="of:=[M_Dia_NA.N48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49]" office:value-type="date" office:date-value="2020-03-31" calcext:value-type="date">
            <text:p>31/03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O49]" office:value-type="float" office:value="563" calcext:value-type="float">
            <text:p>563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P49]" office:value-type="float" office:value="47" calcext:value-type="float">
            <text:p>47</text:p>
          </table:table-cell>
          <table:table-cell table:formula="of:=[M_Dia_NA.Q49]" office:value-type="float" office:value="64" calcext:value-type="float">
            <text:p>64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1" calcext:value-type="float">
            <text:p>1</text:p>
          </table:table-cell>
          <table:table-cell table:formula="of:=[M_Dia_NA.N49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0]" office:value-type="date" office:date-value="2020-04-01" calcext:value-type="date">
            <text:p>01/04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O50]" office:value-type="float" office:value="569" calcext:value-type="float">
            <text:p>569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P50]" office:value-type="float" office:value="52" calcext:value-type="float">
            <text:p>52</text:p>
          </table:table-cell>
          <table:table-cell table:formula="of:=[M_Dia_NA.Q50]" office:value-type="float" office:value="55" calcext:value-type="float">
            <text:p>55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4" calcext:value-type="float">
            <text:p>4</text:p>
          </table:table-cell>
          <table:table-cell table:formula="of:=[M_Dia_NA.N5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1]" office:value-type="date" office:date-value="2020-04-02" calcext:value-type="date">
            <text:p>02/04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O51]" office:value-type="float" office:value="684" calcext:value-type="float">
            <text:p>684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P51]" office:value-type="float" office:value="69" calcext:value-type="float">
            <text:p>69</text:p>
          </table:table-cell>
          <table:table-cell table:formula="of:=[M_Dia_NA.Q51]" office:value-type="float" office:value="47" calcext:value-type="float">
            <text:p>47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10" calcext:value-type="float">
            <text:p>10</text:p>
          </table:table-cell>
          <table:table-cell table:formula="of:=[M_Dia_NA.N51]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2]" office:value-type="date" office:date-value="2020-04-03" calcext:value-type="date">
            <text:p>03/04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O52]" office:value-type="float" office:value="708" calcext:value-type="float">
            <text:p>708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P52]" office:value-type="float" office:value="78" calcext:value-type="float">
            <text:p>78</text:p>
          </table:table-cell>
          <table:table-cell table:formula="of:=[M_Dia_NA.Q52]" office:value-type="float" office:value="64" calcext:value-type="float">
            <text:p>64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2" calcext:value-type="float">
            <text:p>2</text:p>
          </table:table-cell>
          <table:table-cell table:formula="of:=[M_Dia_NA.N52]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3]" office:value-type="date" office:date-value="2020-04-04" calcext:value-type="date">
            <text:p>04/04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O53]" office:value-type="float" office:value="619" calcext:value-type="float">
            <text:p>61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P53]" office:value-type="float" office:value="71" calcext:value-type="float">
            <text:p>71</text:p>
          </table:table-cell>
          <table:table-cell table:formula="of:=[M_Dia_NA.Q53]" office:value-type="float" office:value="60" calcext:value-type="float">
            <text:p>60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6" calcext:value-type="float">
            <text:p>6</text:p>
          </table:table-cell>
          <table:table-cell table:formula="of:=[M_Dia_NA.N5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4]" office:value-type="date" office:date-value="2020-04-05" calcext:value-type="date">
            <text:p>05/0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O54]" office:value-type="float" office:value="441" calcext:value-type="float">
            <text:p>441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P54]" office:value-type="float" office:value="86" calcext:value-type="float">
            <text:p>86</text:p>
          </table:table-cell>
          <table:table-cell table:formula="of:=[M_Dia_NA.Q54]" office:value-type="float" office:value="57" calcext:value-type="float">
            <text:p>5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8" calcext:value-type="float">
            <text:p>8</text:p>
          </table:table-cell>
          <table:table-cell table:formula="of:=[M_Dia_NA.N54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table:style-name="ce80" table:formula="of:=[C_Dia_NA.A55]" office:value-type="string" office:string-value="L" calcext:value-type="string">
            <text:p>L</text:p>
          </table:table-cell>
          <table:table-cell table:style-name="ce57" table:formula="of:=[C_Dia_NA.B55]" office:value-type="date" office:date-value="2020-04-06" calcext:value-type="date">
            <text:p>06/04</text:p>
          </table:table-cell>
          <table:table-cell table:style-name="ce50" table:formula="of:=[M_Dia_NA.G55]" office:value-type="float" office:value="637" calcext:value-type="float">
            <text:p>637</text:p>
          </table:table-cell>
          <table:table-cell table:style-name="ce50" table:formula="of:=[M_Dia_NA.H55]" office:value-type="float" office:value="833" calcext:value-type="float">
            <text:p>833</text:p>
          </table:table-cell>
          <table:table-cell table:style-name="ce50" table:formula="of:=[M_Dia_NA.J55]" office:value-type="float" office:value="636" calcext:value-type="float">
            <text:p>636</text:p>
          </table:table-cell>
          <table:table-cell table:style-name="ce50" table:formula="of:=[M_Dia_NA.O55]" office:value-type="float" office:value="786" calcext:value-type="float">
            <text:p>786</text:p>
          </table:table-cell>
          <table:table-cell table:style-name="ce77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50" table:formula="of:=[M_Dia_NA.C55]" office:value-type="float" office:value="92" calcext:value-type="float">
            <text:p>92</text:p>
          </table:table-cell>
          <table:table-cell table:style-name="ce50" table:formula="of:=[M_Dia_NA.E55]" office:value-type="float" office:value="185" calcext:value-type="float">
            <text:p>185</text:p>
          </table:table-cell>
          <table:table-cell table:style-name="ce50" table:formula="of:=[M_Dia_NA.I55]" office:value-type="float" office:value="101" calcext:value-type="float">
            <text:p>101</text:p>
          </table:table-cell>
          <table:table-cell table:style-name="ce50" table:formula="of:=[M_Dia_NA.P55]" office:value-type="float" office:value="91" calcext:value-type="float">
            <text:p>91</text:p>
          </table:table-cell>
          <table:table-cell table:style-name="ce50" table:formula="of:=[M_Dia_NA.Q55]" office:value-type="float" office:value="48" calcext:value-type="float">
            <text:p>4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50" table:formula="of:=[M_Dia_NA.D55]" office:value-type="float" office:value="16" calcext:value-type="float">
            <text:p>16</text:p>
          </table:table-cell>
          <table:table-cell table:style-name="ce50" table:formula="of:=[M_Dia_NA.F55]" office:value-type="float" office:value="8" calcext:value-type="float">
            <text:p>8</text:p>
          </table:table-cell>
          <table:table-cell table:style-name="ce50" table:formula="of:=[M_Dia_NA.K55]" office:value-type="float" office:value="16" calcext:value-type="float">
            <text:p>16</text:p>
          </table:table-cell>
          <table:table-cell table:style-name="ce50" table:formula="of:=[M_Dia_NA.L55]" office:value-type="float" office:value="5" calcext:value-type="float">
            <text:p>5</text:p>
          </table:table-cell>
          <table:table-cell table:style-name="ce50" table:formula="of:=[M_Dia_NA.M55]" office:value-type="float" office:value="1" calcext:value-type="float">
            <text:p>1</text:p>
          </table:table-cell>
          <table:table-cell table:style-name="ce50" table:formula="of:=[M_Dia_NA.N55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6]" office:value-type="date" office:date-value="2020-04-07" calcext:value-type="date">
            <text:p>07/04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O56]" office:value-type="float" office:value="938" calcext:value-type="float">
            <text:p>938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P56]" office:value-type="float" office:value="83" calcext:value-type="float">
            <text:p>83</text:p>
          </table:table-cell>
          <table:table-cell table:formula="of:=[M_Dia_NA.Q56]" office:value-type="float" office:value="56" calcext:value-type="float">
            <text:p>56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10" calcext:value-type="float">
            <text:p>10</text:p>
          </table:table-cell>
          <table:table-cell table:formula="of:=[M_Dia_NA.N56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7]" office:value-type="date" office:date-value="2020-04-08" calcext:value-type="date">
            <text:p>08/04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O57]" office:value-type="float" office:value="881" calcext:value-type="float">
            <text:p>881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P57]" office:value-type="float" office:value="111" calcext:value-type="float">
            <text:p>111</text:p>
          </table:table-cell>
          <table:table-cell table:formula="of:=[M_Dia_NA.Q57]" office:value-type="float" office:value="66" calcext:value-type="float">
            <text:p>66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11" calcext:value-type="float">
            <text:p>11</text:p>
          </table:table-cell>
          <table:table-cell table:formula="of:=[M_Dia_NA.N57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8]" office:value-type="date" office:date-value="2020-04-09" calcext:value-type="date">
            <text:p>09/04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O58]" office:value-type="float" office:value="980" calcext:value-type="float">
            <text:p>980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P58]" office:value-type="float" office:value="84" calcext:value-type="float">
            <text:p>84</text:p>
          </table:table-cell>
          <table:table-cell table:formula="of:=[M_Dia_NA.Q58]" office:value-type="float" office:value="54" calcext:value-type="float">
            <text:p>54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8" calcext:value-type="float">
            <text:p>8</text:p>
          </table:table-cell>
          <table:table-cell table:formula="of:=[M_Dia_NA.N58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59]" office:value-type="date" office:date-value="2020-04-10" calcext:value-type="date">
            <text:p>10/04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O59]" office:value-type="float" office:value="917" calcext:value-type="float">
            <text:p>917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P59]" office:value-type="float" office:value="89" calcext:value-type="float">
            <text:p>89</text:p>
          </table:table-cell>
          <table:table-cell table:formula="of:=[M_Dia_NA.Q59]" office:value-type="float" office:value="53" calcext:value-type="float">
            <text:p>53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4" calcext:value-type="float">
            <text:p>4</text:p>
          </table:table-cell>
          <table:table-cell table:formula="of:=[M_Dia_NA.N59]"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0]" office:value-type="date" office:date-value="2020-04-11" calcext:value-type="date">
            <text:p>11/04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O60]" office:value-type="float" office:value="737" calcext:value-type="float">
            <text:p>737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P60]" office:value-type="float" office:value="96" calcext:value-type="float">
            <text:p>96</text:p>
          </table:table-cell>
          <table:table-cell table:formula="of:=[M_Dia_NA.Q60]" office:value-type="float" office:value="54" calcext:value-type="float">
            <text:p>54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6" calcext:value-type="float">
            <text:p>6</text:p>
          </table:table-cell>
          <table:table-cell table:formula="of:=[M_Dia_NA.N60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61]" office:value-type="date" office:date-value="2020-04-12" calcext:value-type="date">
            <text:p>12/04</text:p>
          </table:table-cell>
          <table:table-cell table:style-name="ce51" table:formula="of:=[M_Dia_NA.G61]" office:value-type="float" office:value="619" calcext:value-type="float">
            <text:p>619</text:p>
          </table:table-cell>
          <table:table-cell table:style-name="ce51" table:formula="of:=[M_Dia_NA.H61]" office:value-type="float" office:value="561" calcext:value-type="float">
            <text:p>561</text:p>
          </table:table-cell>
          <table:table-cell table:style-name="ce51" table:formula="of:=[M_Dia_NA.J61]" office:value-type="float" office:value="431" calcext:value-type="float">
            <text:p>431</text:p>
          </table:table-cell>
          <table:table-cell table:style-name="ce51" table:formula="of:=[M_Dia_NA.O61]" office:value-type="float" office:value="717" calcext:value-type="float">
            <text:p>717</text:p>
          </table:table-cell>
          <table:table-cell table:style-name="ce77"/>
          <table:table-cell table:style-name="ce83"/>
          <table:table-cell table:style-name="ce59" table:formula="of:=[.B61]" office:value-type="date" office:date-value="2020-04-12" calcext:value-type="date">
            <text:p>12/04</text:p>
          </table:table-cell>
          <table:table-cell table:style-name="ce51" table:formula="of:=[M_Dia_NA.C61]" office:value-type="float" office:value="129" calcext:value-type="float">
            <text:p>129</text:p>
          </table:table-cell>
          <table:table-cell table:style-name="ce51" table:formula="of:=[M_Dia_NA.E61]" office:value-type="float" office:value="254" calcext:value-type="float">
            <text:p>254</text:p>
          </table:table-cell>
          <table:table-cell table:style-name="ce51" table:formula="of:=[M_Dia_NA.I61]" office:value-type="float" office:value="94" calcext:value-type="float">
            <text:p>94</text:p>
          </table:table-cell>
          <table:table-cell table:style-name="ce51" table:formula="of:=[M_Dia_NA.P61]" office:value-type="float" office:value="95" calcext:value-type="float">
            <text:p>95</text:p>
          </table:table-cell>
          <table:table-cell table:style-name="ce51" table:formula="of:=[M_Dia_NA.Q61]" office:value-type="float" office:value="47" calcext:value-type="float">
            <text:p>47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51" table:formula="of:=[M_Dia_NA.D61]" office:value-type="float" office:value="13" calcext:value-type="float">
            <text:p>13</text:p>
          </table:table-cell>
          <table:table-cell table:style-name="ce51" table:formula="of:=[M_Dia_NA.F61]" office:value-type="float" office:value="13" calcext:value-type="float">
            <text:p>13</text:p>
          </table:table-cell>
          <table:table-cell table:style-name="ce51" table:formula="of:=[M_Dia_NA.K61]" office:value-type="float" office:value="14" calcext:value-type="float">
            <text:p>14</text:p>
          </table:table-cell>
          <table:table-cell table:style-name="ce51" table:formula="of:=[M_Dia_NA.L61]" office:value-type="float" office:value="4" calcext:value-type="float">
            <text:p>4</text:p>
          </table:table-cell>
          <table:table-cell table:style-name="ce51" table:formula="of:=[M_Dia_NA.M61]" office:value-type="float" office:value="5" calcext:value-type="float">
            <text:p>5</text:p>
          </table:table-cell>
          <table:table-cell table:style-name="ce51" table:formula="of:=[M_Dia_NA.N61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style-name="ce80" table:formula="of:=[C_Dia_NA.A62]" office:value-type="string" office:string-value="L" calcext:value-type="string">
            <text:p>L</text:p>
          </table:table-cell>
          <table:table-cell table:style-name="ce57" table:formula="of:=[C_Dia_NA.B62]" office:value-type="date" office:date-value="2020-04-13" calcext:value-type="date">
            <text:p>13/04</text:p>
          </table:table-cell>
          <table:table-cell table:style-name="ce50" table:formula="of:=[M_Dia_NA.G62]" office:value-type="float" office:value="517" calcext:value-type="float">
            <text:p>517</text:p>
          </table:table-cell>
          <table:table-cell table:style-name="ce50" table:formula="of:=[M_Dia_NA.H62]" office:value-type="float" office:value="574" calcext:value-type="float">
            <text:p>574</text:p>
          </table:table-cell>
          <table:table-cell table:style-name="ce50" table:formula="of:=[M_Dia_NA.J62]" office:value-type="float" office:value="566" calcext:value-type="float">
            <text:p>566</text:p>
          </table:table-cell>
          <table:table-cell table:style-name="ce50" table:formula="of:=[M_Dia_NA.O62]" office:value-type="float" office:value="778" calcext:value-type="float">
            <text:p>778</text:p>
          </table:table-cell>
          <table:table-cell table:style-name="ce77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50" table:formula="of:=[M_Dia_NA.C62]" office:value-type="float" office:value="126" calcext:value-type="float">
            <text:p>126</text:p>
          </table:table-cell>
          <table:table-cell table:style-name="ce50" table:formula="of:=[M_Dia_NA.E62]" office:value-type="float" office:value="303" calcext:value-type="float">
            <text:p>303</text:p>
          </table:table-cell>
          <table:table-cell table:style-name="ce50" table:formula="of:=[M_Dia_NA.I62]" office:value-type="float" office:value="86" calcext:value-type="float">
            <text:p>86</text:p>
          </table:table-cell>
          <table:table-cell table:style-name="ce50" table:formula="of:=[M_Dia_NA.P62]" office:value-type="float" office:value="84" calcext:value-type="float">
            <text:p>84</text:p>
          </table:table-cell>
          <table:table-cell table:style-name="ce50" table:formula="of:=[M_Dia_NA.Q62]" office:value-type="float" office:value="35" calcext:value-type="float">
            <text:p>35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formula="of:=[M_Dia_NA.D62]" office:value-type="float" office:value="18" calcext:value-type="float">
            <text:p>18</text:p>
          </table:table-cell>
          <table:table-cell table:formula="of:=[M_Dia_NA.F62]" office:value-type="float" office:value="12" calcext:value-type="float">
            <text:p>12</text:p>
          </table:table-cell>
          <table:table-cell table:formula="of:=[M_Dia_NA.K62]" office:value-type="float" office:value="31" calcext:value-type="float">
            <text:p>31</text:p>
          </table:table-cell>
          <table:table-cell table:formula="of:=[M_Dia_NA.L62]" office:value-type="float" office:value="1" calcext:value-type="float">
            <text:p>1</text:p>
          </table:table-cell>
          <table:table-cell table:formula="of:=[M_Dia_NA.M62]" office:value-type="float" office:value="11" calcext:value-type="float">
            <text:p>11</text:p>
          </table:table-cell>
          <table:table-cell table:formula="of:=[M_Dia_NA.N62]"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3]" office:value-type="date" office:date-value="2020-04-14" calcext:value-type="date">
            <text:p>14/0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O63]" office:value-type="float" office:value="761" calcext:value-type="float">
            <text:p>761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P63]" office:value-type="float" office:value="89" calcext:value-type="float">
            <text:p>89</text:p>
          </table:table-cell>
          <table:table-cell table:formula="of:=[M_Dia_NA.Q63]" office:value-type="float" office:value="36" calcext:value-type="float">
            <text:p>36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13" calcext:value-type="float">
            <text:p>13</text:p>
          </table:table-cell>
          <table:table-cell table:formula="of:=[M_Dia_NA.N6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4]" office:value-type="date" office:date-value="2020-04-15" calcext:value-type="date">
            <text:p>15/04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O64]" office:value-type="float" office:value="861" calcext:value-type="float">
            <text:p>861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P64]" office:value-type="float" office:value="102" calcext:value-type="float">
            <text:p>102</text:p>
          </table:table-cell>
          <table:table-cell table:formula="of:=[M_Dia_NA.Q64]" office:value-type="float" office:value="64" calcext:value-type="float">
            <text:p>64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" calcext:value-type="float">
            <text:p>3</text:p>
          </table:table-cell>
          <table:table-cell table:formula="of:=[M_Dia_NA.N64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5]" office:value-type="date" office:date-value="2020-04-16" calcext:value-type="date">
            <text:p>16/04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O65]" office:value-type="float" office:value="847" calcext:value-type="float">
            <text:p>847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P65]" office:value-type="float" office:value="99" calcext:value-type="float">
            <text:p>99</text:p>
          </table:table-cell>
          <table:table-cell table:formula="of:=[M_Dia_NA.Q65]" office:value-type="float" office:value="43" calcext:value-type="float">
            <text:p>43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6" calcext:value-type="float">
            <text:p>6</text:p>
          </table:table-cell>
          <table:table-cell table:formula="of:=[M_Dia_NA.N65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6]" office:value-type="date" office:date-value="2020-04-17" calcext:value-type="date">
            <text:p>17/04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J66]" office:value-type="float" office:value="575" calcext:value-type="float">
            <text:p>575</text:p>
          </table:table-cell>
          <table:table-cell table:formula="of:=[M_Dia_NA.O66]" office:value-type="float" office:value="891" calcext:value-type="float">
            <text:p>89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P66]" office:value-type="float" office:value="64" calcext:value-type="float">
            <text:p>64</text:p>
          </table:table-cell>
          <table:table-cell table:formula="of:=[M_Dia_NA.Q66]" office:value-type="float" office:value="44" calcext:value-type="float">
            <text:p>44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 table:formula="of:=[M_Dia_NA.L66]" office:value-type="float" office:value="4" calcext:value-type="float">
            <text:p>4</text:p>
          </table:table-cell>
          <table:table-cell table:formula="of:=[M_Dia_NA.M66]" office:value-type="float" office:value="1" calcext:value-type="float">
            <text:p>1</text:p>
          </table:table-cell>
          <table:table-cell table:formula="of:=[M_Dia_NA.N66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67]" office:value-type="date" office:date-value="2020-04-18" calcext:value-type="date">
            <text:p>18/04</text:p>
          </table:table-cell>
          <table:table-cell table:formula="of:=[M_Dia_NA.G67]" office:value-type="float" office:value="565" calcext:value-type="float">
            <text:p>565</text:p>
          </table:table-cell>
          <table:table-cell table:formula="of:=[M_Dia_NA.H67]" office:value-type="float" office:value="642" calcext:value-type="float">
            <text:p>642</text:p>
          </table:table-cell>
          <table:table-cell table:formula="of:=[M_Dia_NA.J67]" office:value-type="float" office:value="482" calcext:value-type="float">
            <text:p>482</text:p>
          </table:table-cell>
          <table:table-cell table:formula="of:=[M_Dia_NA.O67]" office:value-type="float" office:value="593" calcext:value-type="float">
            <text:p>593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formula="of:=[M_Dia_NA.C67]" office:value-type="float" office:value="242" calcext:value-type="float">
            <text:p>242</text:p>
          </table:table-cell>
          <table:table-cell table:formula="of:=[M_Dia_NA.E67]" office:value-type="float" office:value="290" calcext:value-type="float">
            <text:p>290</text:p>
          </table:table-cell>
          <table:table-cell table:formula="of:=[M_Dia_NA.I67]" office:value-type="float" office:value="142" calcext:value-type="float">
            <text:p>142</text:p>
          </table:table-cell>
          <table:table-cell table:formula="of:=[M_Dia_NA.P67]" office:value-type="float" office:value="63" calcext:value-type="float">
            <text:p>63</text:p>
          </table:table-cell>
          <table:table-cell table:formula="of:=[M_Dia_NA.Q67]" office:value-type="float" office:value="43" calcext:value-type="float">
            <text:p>43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formula="of:=[M_Dia_NA.D67]" office:value-type="float" office:value="12" calcext:value-type="float">
            <text:p>12</text:p>
          </table:table-cell>
          <table:table-cell table:formula="of:=[M_Dia_NA.F67]" office:value-type="float" office:value="10" calcext:value-type="float">
            <text:p>10</text:p>
          </table:table-cell>
          <table:table-cell table:formula="of:=[M_Dia_NA.K67]" office:value-type="float" office:value="41" calcext:value-type="float">
            <text:p>41</text:p>
          </table:table-cell>
          <table:table-cell table:formula="of:=[M_Dia_NA.L67]" office:value-type="float" office:value="0" calcext:value-type="float">
            <text:p>0</text:p>
          </table:table-cell>
          <table:table-cell table:formula="of:=[M_Dia_NA.M67]" office:value-type="float" office:value="11" calcext:value-type="float">
            <text:p>11</text:p>
          </table:table-cell>
          <table:table-cell table:formula="of:=[M_Dia_NA.N67]"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C_Dia_NA.B68]" office:value-type="date" office:date-value="2020-04-19" calcext:value-type="date">
            <text:p>19/04</text:p>
          </table:table-cell>
          <table:table-cell table:style-name="ce51" table:formula="of:=[M_Dia_NA.G68]" office:value-type="float" office:value="410" calcext:value-type="float">
            <text:p>410</text:p>
          </table:table-cell>
          <table:table-cell table:style-name="ce51" table:formula="of:=[M_Dia_NA.H68]" office:value-type="float" office:value="395" calcext:value-type="float">
            <text:p>395</text:p>
          </table:table-cell>
          <table:table-cell table:style-name="ce51" table:formula="of:=[M_Dia_NA.J68]" office:value-type="float" office:value="433" calcext:value-type="float">
            <text:p>433</text:p>
          </table:table-cell>
          <table:table-cell table:style-name="ce51" table:formula="of:=[M_Dia_NA.O68]" office:value-type="float" office:value="449" calcext:value-type="float">
            <text:p>449</text:p>
          </table:table-cell>
          <table:table-cell table:style-name="ce77"/>
          <table:table-cell table:style-name="ce83"/>
          <table:table-cell table:style-name="ce59" table:formula="of:=[.B68]" office:value-type="date" office:date-value="2020-04-19" calcext:value-type="date">
            <text:p>19/04</text:p>
          </table:table-cell>
          <table:table-cell table:style-name="ce51" table:formula="of:=[M_Dia_NA.C68]" office:value-type="float" office:value="184" calcext:value-type="float">
            <text:p>184</text:p>
          </table:table-cell>
          <table:table-cell table:style-name="ce51" table:formula="of:=[M_Dia_NA.E68]" office:value-type="float" office:value="230" calcext:value-type="float">
            <text:p>230</text:p>
          </table:table-cell>
          <table:table-cell table:style-name="ce51" table:formula="of:=[M_Dia_NA.I68]" office:value-type="float" office:value="83" calcext:value-type="float">
            <text:p>83</text:p>
          </table:table-cell>
          <table:table-cell table:style-name="ce51" table:formula="of:=[M_Dia_NA.P68]" office:value-type="float" office:value="60" calcext:value-type="float">
            <text:p>60</text:p>
          </table:table-cell>
          <table:table-cell table:style-name="ce51" table:formula="of:=[M_Dia_NA.Q68]" office:value-type="float" office:value="25" calcext:value-type="float">
            <text:p>25</text:p>
          </table:table-cell>
          <table:table-cell table:style-name="ce77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51" table:formula="of:=[M_Dia_NA.D68]" office:value-type="float" office:value="9" calcext:value-type="float">
            <text:p>9</text:p>
          </table:table-cell>
          <table:table-cell table:style-name="ce51" table:formula="of:=[M_Dia_NA.F68]" office:value-type="float" office:value="9" calcext:value-type="float">
            <text:p>9</text:p>
          </table:table-cell>
          <table:table-cell table:style-name="ce51" table:formula="of:=[M_Dia_NA.K68]" office:value-type="float" office:value="39" calcext:value-type="float">
            <text:p>39</text:p>
          </table:table-cell>
          <table:table-cell table:style-name="ce51" table:formula="of:=[M_Dia_NA.L68]" office:value-type="float" office:value="1" calcext:value-type="float">
            <text:p>1</text:p>
          </table:table-cell>
          <table:table-cell table:style-name="ce51" table:formula="of:=[M_Dia_NA.M68]" office:value-type="float" office:value="6" calcext:value-type="float">
            <text:p>6</text:p>
          </table:table-cell>
          <table:table-cell table:style-name="ce51" table:formula="of:=[M_Dia_NA.N68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86" table:formula="of:=[M_Acu_NA_2.A69]" office:value-type="string" office:string-value="L" calcext:value-type="string">
            <text:p>L</text:p>
          </table:table-cell>
          <table:table-cell table:style-name="ce57" table:formula="of:=[C_Dia_NA.B69]" office:value-type="date" office:date-value="2020-04-20" calcext:value-type="date">
            <text:p>20/04</text:p>
          </table:table-cell>
          <table:table-cell table:style-name="ce50" table:formula="of:=[M_Dia_NA.G69]" office:value-type="float" office:value="399" calcext:value-type="float">
            <text:p>399</text:p>
          </table:table-cell>
          <table:table-cell table:style-name="ce50" table:formula="of:=[M_Dia_NA.H69]" office:value-type="float" office:value="547" calcext:value-type="float">
            <text:p>547</text:p>
          </table:table-cell>
          <table:table-cell table:style-name="ce50" table:formula="of:=[M_Dia_NA.J69]" office:value-type="float" office:value="454" calcext:value-type="float">
            <text:p>454</text:p>
          </table:table-cell>
          <table:table-cell table:style-name="ce50" table:formula="of:=[M_Dia_NA.O69]" office:value-type="float" office:value="828" calcext:value-type="float">
            <text:p>828</text:p>
          </table:table-cell>
          <table:table-cell table:style-name="ce77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50" table:formula="of:=[M_Dia_NA.C69]" office:value-type="float" office:value="110" calcext:value-type="float">
            <text:p>110</text:p>
          </table:table-cell>
          <table:table-cell table:style-name="ce50" table:formula="of:=[M_Dia_NA.E69]" office:value-type="float" office:value="145" calcext:value-type="float">
            <text:p>145</text:p>
          </table:table-cell>
          <table:table-cell table:style-name="ce50" table:formula="of:=[M_Dia_NA.I69]" office:value-type="float" office:value="67" calcext:value-type="float">
            <text:p>67</text:p>
          </table:table-cell>
          <table:table-cell table:style-name="ce50" table:formula="of:=[M_Dia_NA.P69]" office:value-type="float" office:value="54" calcext:value-type="float">
            <text:p>54</text:p>
          </table:table-cell>
          <table:table-cell table:style-name="ce50" table:formula="of:=[M_Dia_NA.Q69]" office:value-type="float" office:value="36" calcext:value-type="float">
            <text:p>36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formula="of:=[M_Dia_NA.D69]" office:value-type="float" office:value="18" calcext:value-type="float">
            <text:p>18</text:p>
          </table:table-cell>
          <table:table-cell table:formula="of:=[M_Dia_NA.F69]" office:value-type="float" office:value="9" calcext:value-type="float">
            <text:p>9</text:p>
          </table:table-cell>
          <table:table-cell table:formula="of:=[M_Dia_NA.K69]" office:value-type="float" office:value="77" calcext:value-type="float">
            <text:p>77</text:p>
          </table:table-cell>
          <table:table-cell table:formula="of:=[M_Dia_NA.L69]" office:value-type="float" office:value="2" calcext:value-type="float">
            <text:p>2</text:p>
          </table:table-cell>
          <table:table-cell table:formula="of:=[M_Dia_NA.M69]" office:value-type="float" office:value="0" calcext:value-type="float">
            <text:p>0</text:p>
          </table:table-cell>
          <table:table-cell table:formula="of:=[M_Dia_NA.N69]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0]" office:value-type="date" office:date-value="2020-04-21" calcext:value-type="date">
            <text:p>21/04</text:p>
          </table:table-cell>
          <table:table-cell table:formula="of:=[M_Dia_NA.G70]" office:value-type="float" office:value="430" calcext:value-type="float">
            <text:p>430</text:p>
          </table:table-cell>
          <table:table-cell table:formula="of:=[M_Dia_NA.H70]" office:value-type="float" office:value="531" calcext:value-type="float">
            <text:p>531</text:p>
          </table:table-cell>
          <table:table-cell table:formula="of:=[M_Dia_NA.J70]" office:value-type="float" office:value="534" calcext:value-type="float">
            <text:p>534</text:p>
          </table:table-cell>
          <table:table-cell table:formula="of:=[M_Dia_NA.O70]" office:value-type="float" office:value="763" calcext:value-type="float">
            <text:p>763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formula="of:=[M_Dia_NA.C70]" office:value-type="float" office:value="194" calcext:value-type="float">
            <text:p>194</text:p>
          </table:table-cell>
          <table:table-cell table:formula="of:=[M_Dia_NA.E70]" office:value-type="float" office:value="170" calcext:value-type="float">
            <text:p>170</text:p>
          </table:table-cell>
          <table:table-cell table:formula="of:=[M_Dia_NA.I70]" office:value-type="float" office:value="165" calcext:value-type="float">
            <text:p>165</text:p>
          </table:table-cell>
          <table:table-cell table:formula="of:=[M_Dia_NA.P70]" office:value-type="float" office:value="26" calcext:value-type="float">
            <text:p>26</text:p>
          </table:table-cell>
          <table:table-cell table:formula="of:=[M_Dia_NA.Q70]" office:value-type="float" office:value="49" calcext:value-type="float">
            <text:p>49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formula="of:=[M_Dia_NA.D70]" office:value-type="float" office:value="21" calcext:value-type="float">
            <text:p>21</text:p>
          </table:table-cell>
          <table:table-cell table:formula="of:=[M_Dia_NA.F70]" office:value-type="float" office:value="6" calcext:value-type="float">
            <text:p>6</text:p>
          </table:table-cell>
          <table:table-cell table:formula="of:=[M_Dia_NA.K70]" office:value-type="float" office:value="43" calcext:value-type="float">
            <text:p>43</text:p>
          </table:table-cell>
          <table:table-cell table:formula="of:=[M_Dia_NA.L70]" office:value-type="float" office:value="3" calcext:value-type="float">
            <text:p>3</text:p>
          </table:table-cell>
          <table:table-cell table:formula="of:=[M_Dia_NA.M70]" office:value-type="float" office:value="9" calcext:value-type="float">
            <text:p>9</text:p>
          </table:table-cell>
          <table:table-cell table:formula="of:=[M_Dia_NA.N70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1]" office:value-type="date" office:date-value="2020-04-22" calcext:value-type="date">
            <text:p>22/04</text:p>
          </table:table-cell>
          <table:table-cell table:formula="of:=[M_Dia_NA.G71]" office:value-type="float" office:value="435" calcext:value-type="float">
            <text:p>435</text:p>
          </table:table-cell>
          <table:table-cell table:formula="of:=[M_Dia_NA.H71]" office:value-type="float" office:value="544" calcext:value-type="float">
            <text:p>544</text:p>
          </table:table-cell>
          <table:table-cell table:formula="of:=[M_Dia_NA.J71]" office:value-type="float" office:value="437" calcext:value-type="float">
            <text:p>437</text:p>
          </table:table-cell>
          <table:table-cell table:formula="of:=[M_Dia_NA.O71]" office:value-type="float" office:value="638" calcext:value-type="float">
            <text:p>638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formula="of:=[M_Dia_NA.C71]" office:value-type="float" office:value="281" calcext:value-type="float">
            <text:p>281</text:p>
          </table:table-cell>
          <table:table-cell table:formula="of:=[M_Dia_NA.E71]" office:value-type="float" office:value="264" calcext:value-type="float">
            <text:p>264</text:p>
          </table:table-cell>
          <table:table-cell table:formula="of:=[M_Dia_NA.I71]" office:value-type="float" office:value="138" calcext:value-type="float">
            <text:p>138</text:p>
          </table:table-cell>
          <table:table-cell table:formula="of:=[M_Dia_NA.P71]" office:value-type="float" office:value="26" calcext:value-type="float">
            <text:p>26</text:p>
          </table:table-cell>
          <table:table-cell table:formula="of:=[M_Dia_NA.Q71]" office:value-type="float" office:value="30" calcext:value-type="float">
            <text:p>3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formula="of:=[M_Dia_NA.D71]" office:value-type="float" office:value="19" calcext:value-type="float">
            <text:p>19</text:p>
          </table:table-cell>
          <table:table-cell table:formula="of:=[M_Dia_NA.F71]" office:value-type="float" office:value="14" calcext:value-type="float">
            <text:p>14</text:p>
          </table:table-cell>
          <table:table-cell table:formula="of:=[M_Dia_NA.K71]" office:value-type="float" office:value="39" calcext:value-type="float">
            <text:p>39</text:p>
          </table:table-cell>
          <table:table-cell table:formula="of:=[M_Dia_NA.L71]" office:value-type="float" office:value="2" calcext:value-type="float">
            <text:p>2</text:p>
          </table:table-cell>
          <table:table-cell/>
          <table:table-cell table:formula="of:=[M_Dia_NA.N71]"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C_Dia_NA.B72]" office:value-type="date" office:date-value="2020-04-23" calcext:value-type="date">
            <text:p>23/04</text:p>
          </table:table-cell>
          <table:table-cell table:formula="of:=[M_Dia_NA.G72]" office:value-type="float" office:value="440" calcext:value-type="float">
            <text:p>440</text:p>
          </table:table-cell>
          <table:table-cell table:formula="of:=[M_Dia_NA.H72]" office:value-type="float" office:value="516" calcext:value-type="float">
            <text:p>516</text:p>
          </table:table-cell>
          <table:table-cell table:formula="of:=[M_Dia_NA.J72]" office:value-type="float" office:value="464" calcext:value-type="float">
            <text:p>464</text:p>
          </table:table-cell>
          <table:table-cell table:number-columns-repeated="3"/>
          <table:table-cell table:style-name="ce58" table:formula="of:=[.B72]" office:value-type="date" office:date-value="2020-04-23" calcext:value-type="date">
            <text:p>23/04</text:p>
          </table:table-cell>
          <table:table-cell table:formula="of:=[M_Dia_NA.C72]" office:value-type="float" office:value="215" calcext:value-type="float">
            <text:p>215</text:p>
          </table:table-cell>
          <table:table-cell table:formula="of:=[M_Dia_NA.E72]" office:value-type="float" office:value="228" calcext:value-type="float">
            <text:p>228</text:p>
          </table:table-cell>
          <table:table-cell table:formula="of:=[M_Dia_NA.I72]" office:value-type="float" office:value="123" calcext:value-type="float">
            <text:p>123</text:p>
          </table:table-cell>
          <table:table-cell/>
          <table:table-cell table:formula="of:=[M_Dia_NA.Q72]" office:value-type="float" office:value="41" calcext:value-type="float">
            <text:p>41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formula="of:=[M_Dia_NA.D72]" office:value-type="float" office:value="12" calcext:value-type="float">
            <text:p>12</text:p>
          </table:table-cell>
          <table:table-cell table:formula="of:=[M_Dia_NA.F72]" office:value-type="float" office:value="10" calcext:value-type="float">
            <text:p>10</text:p>
          </table:table-cell>
          <table:table-cell table:formula="of:=[M_Dia_NA.K72]" office:value-type="float" office:value="25" calcext:value-type="float">
            <text:p>25</text:p>
          </table:table-cell>
          <table:table-cell table:number-columns-repeated="2"/>
          <table:table-cell table:formula="of:=[M_Dia_NA.N72]" office:value-type="float" office:value="35" calcext:value-type="float">
            <text:p>35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74])" office:value-type="float" office:value="950" calcext:value-type="float">
            <text:p>950</text:p>
          </table:table-cell>
          <table:table-cell table:formula="of:=MAX([.D9:.D74])" office:value-type="float" office:value="1438" calcext:value-type="float">
            <text:p>1438</text:p>
          </table:table-cell>
          <table:table-cell table:formula="of:=MAX([.E9:.E74])" office:value-type="float" office:value="969" calcext:value-type="float">
            <text:p>969</text:p>
          </table:table-cell>
          <table:table-cell table:formula="of:=MAX([.F9:.F74])" office:value-type="float" office:value="980" calcext:value-type="float">
            <text:p>980</text:p>
          </table:table-cell>
          <table:table-cell table:style-name="ce49" table:number-columns-repeated="3"/>
          <table:table-cell table:formula="of:=MAX([.J9:.J74])" office:value-type="float" office:value="315" calcext:value-type="float">
            <text:p>315</text:p>
          </table:table-cell>
          <table:table-cell table:formula="of:=MAX([.K9:.K74])" office:value-type="float" office:value="496" calcext:value-type="float">
            <text:p>496</text:p>
          </table:table-cell>
          <table:table-cell table:formula="of:=MAX([.L9:.L74])" office:value-type="float" office:value="234" calcext:value-type="float">
            <text:p>234</text:p>
          </table:table-cell>
          <table:table-cell table:formula="of:=MAX([.M9:.M74])" office:value-type="float" office:value="111" calcext:value-type="float">
            <text:p>111</text:p>
          </table:table-cell>
          <table:table-cell table:formula="of:=MAX([.N9:.N74])" office:value-type="float" office:value="66" calcext:value-type="float">
            <text:p>66</text:p>
          </table:table-cell>
          <table:table-cell table:number-columns-repeated="2"/>
          <table:table-cell table:style-name="ce113"/>
          <table:table-cell table:formula="of:=MAX([.R9:.R74])" office:value-type="float" office:value="30" calcext:value-type="float">
            <text:p>30</text:p>
          </table:table-cell>
          <table:table-cell table:formula="of:=MAX([.S9:.S74])" office:value-type="float" office:value="22" calcext:value-type="float">
            <text:p>22</text:p>
          </table:table-cell>
          <table:table-cell table:formula="of:=MAX([.T9:.T74])" office:value-type="float" office:value="77" calcext:value-type="float">
            <text:p>77</text:p>
          </table:table-cell>
          <table:table-cell table:formula="of:=MAX([.U9:.U74])" office:value-type="float" office:value="8" calcext:value-type="float">
            <text:p>8</text:p>
          </table:table-cell>
          <table:table-cell table:formula="of:=MAX([.V9:.V74])" office:value-type="float" office:value="13" calcext:value-type="float">
            <text:p>13</text:p>
          </table:table-cell>
          <table:table-cell table:formula="of:=MAX([.W9:.W74])"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 office:value-type="string" calcext:value-type="string">
            <text:p>SUMA</text:p>
          </table:table-cell>
          <table:table-cell table:formula="of:=SUM([.C9:.C74])" office:value-type="float" office:value="22393" calcext:value-type="float">
            <text:p>22393</text:p>
          </table:table-cell>
          <table:table-cell table:formula="of:=SUM([.D9:.D74])" office:value-type="float" office:value="21856" calcext:value-type="float">
            <text:p>21856</text:p>
          </table:table-cell>
          <table:table-cell table:formula="of:=SUM([.E9:.E74])" office:value-type="float" office:value="25549" calcext:value-type="float">
            <text:p>25549</text:p>
          </table:table-cell>
          <table:table-cell table:formula="of:=SUM([.F9:.F74])" office:value-type="float" office:value="18738" calcext:value-type="float">
            <text:p>18738</text:p>
          </table:table-cell>
          <table:table-cell table:style-name="ce49" table:number-columns-repeated="3"/>
          <table:table-cell table:formula="of:=SUM([.J9:.J74])" office:value-type="float" office:value="5094" calcext:value-type="float">
            <text:p>5094</text:p>
          </table:table-cell>
          <table:table-cell table:formula="of:=SUM([.K9:.K74])" office:value-type="float" office:value="6490" calcext:value-type="float">
            <text:p>6490</text:p>
          </table:table-cell>
          <table:table-cell table:formula="of:=SUM([.L9:.L74])" office:value-type="float" office:value="4177" calcext:value-type="float">
            <text:p>4177</text:p>
          </table:table-cell>
          <table:table-cell table:formula="of:=SUM([.M9:.M74])" office:value-type="float" office:value="2003" calcext:value-type="float">
            <text:p>2003</text:p>
          </table:table-cell>
          <table:table-cell table:formula="of:=SUM([.N9:.N74])" office:value-type="float" office:value="1549" calcext:value-type="float">
            <text:p>1549</text:p>
          </table:table-cell>
          <table:table-cell table:number-columns-repeated="2"/>
          <table:table-cell table:style-name="ce113"/>
          <table:table-cell table:formula="of:=SUM([.R9:.R74])" office:value-type="float" office:value="522" calcext:value-type="float">
            <text:p>522</text:p>
          </table:table-cell>
          <table:table-cell table:formula="of:=SUM([.S9:.S74])" office:value-type="float" office:value="394" calcext:value-type="float">
            <text:p>394</text:p>
          </table:table-cell>
          <table:table-cell table:formula="of:=SUM([.T9:.T74])" office:value-type="float" office:value="794" calcext:value-type="float">
            <text:p>794</text:p>
          </table:table-cell>
          <table:table-cell table:formula="of:=SUM([.U9:.U74])" office:value-type="float" office:value="80" calcext:value-type="float">
            <text:p>80</text:p>
          </table:table-cell>
          <table:table-cell table:formula="of:=SUM([.V9:.V74])" office:value-type="float" office:value="163" calcext:value-type="float">
            <text:p>163</text:p>
          </table:table-cell>
          <table:table-cell table:formula="of:=SUM([.W9:.W74])" office:value-type="float" office:value="820" calcext:value-type="float">
            <text:p>820</text:p>
          </table:table-cell>
          <table:table-cell table:number-columns-repeated="7"/>
        </table:table-row>
        <table:table-row table:style-name="ro1">
          <table:table-cell/>
          <table:table-cell table:style-name="ce86"/>
          <table:table-cell table:number-columns-repeated="4"/>
          <table:table-cell table:style-name="ce49" table:number-columns-repeated="3"/>
          <table:table-cell table:number-columns-repeated="7"/>
          <table:table-cell table:style-name="ce113"/>
          <table:table-cell table:number-columns-repeated="13"/>
        </table:table-row>
        <table:table-row table:style-name="ro1">
          <table:table-cell/>
          <table:table-cell table:style-name="ce86"/>
          <table:table-cell table:formula="of:=[.C8]" office:value-type="string" office:string-value="España" calcext:value-type="string">
            <text:p>España</text:p>
          </table:table-cell>
          <table:table-cell table:formula="of:=[.D8]" office:value-type="string" office:string-value="Francia" calcext:value-type="string">
            <text:p>Francia</text:p>
          </table:table-cell>
          <table:table-cell table:formula="of:=[.E8]" office:value-type="string" office:string-value="Italia" calcext:value-type="string">
            <text:p>Italia</text:p>
          </table:table-cell>
          <table:table-cell table:formula="of:=[.F8]" office:value-type="string" office:string-value="Reino Unido" calcext:value-type="string">
            <text:p>Reino Unido</text:p>
          </table:table-cell>
          <table:table-cell table:style-name="ce49" table:number-columns-repeated="3"/>
          <table:table-cell table:formula="of:=[.J8]" office:value-type="string" office:string-value="Alemania" calcext:value-type="string">
            <text:p>Alemania</text:p>
          </table:table-cell>
          <table:table-cell table:formula="of:=[.K8]" office:value-type="string" office:string-value="Bélgica" calcext:value-type="string">
            <text:p>Bélgica</text:p>
          </table:table-cell>
          <table:table-cell table:formula="of:=[.L8]" office:value-type="string" office:string-value="Holanda" calcext:value-type="string">
            <text:p>Holanda</text:p>
          </table:table-cell>
          <table:table-cell table:formula="of:=[.M8]" office:value-type="string" office:string-value="Suecia" calcext:value-type="string">
            <text:p>Suecia</text:p>
          </table:table-cell>
          <table:table-cell table:formula="of:=[.N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formula="of:=[.R8]" office:value-type="string" office:string-value="Austria" calcext:value-type="string">
            <text:p>Austria</text:p>
          </table:table-cell>
          <table:table-cell table:formula="of:=[.S8]" office:value-type="string" office:string-value="Dinamarca" calcext:value-type="string">
            <text:p>Dinamarca</text:p>
          </table:table-cell>
          <table:table-cell table:formula="of:=[.T8]" office:value-type="string" office:string-value="Irlanda" calcext:value-type="string">
            <text:p>Irlanda</text:p>
          </table:table-cell>
          <table:table-cell table:formula="of:=[.U8]" office:value-type="string" office:string-value="Luxemburgo" calcext:value-type="string">
            <text:p>Luxemburgo</text:p>
          </table:table-cell>
          <table:table-cell table:formula="of:=[.V8]" office:value-type="string" office:string-value="Noruega" calcext:value-type="string">
            <text:p>Noruega</text:p>
          </table:table-cell>
          <table:table-cell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ce86"/>
          <table:table-cell table:number-columns-repeated="14"/>
          <table:table-cell table:style-name="ce113"/>
          <table:table-cell table:number-columns-repeated="13"/>
        </table:table-row>
        <table:table-row table:style-name="ro1" table:number-rows-repeated="34">
          <table:table-cell table:number-columns-repeated="16"/>
          <table:table-cell table:style-name="ce113"/>
          <table:table-cell table:number-columns-repeated="13"/>
        </table:table-row>
        <table:table-row table:style-name="ro1" table:number-rows-repeated="104845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M_Acu_A_2" table:style-name="ta1">
        <office:forms form:automatic-focus="false" form:apply-design-mode="false"/>
        <table:table-column table:style-name="co33" table:default-cell-style-name="Default"/>
        <table:table-column table:style-name="co1" table:number-columns-repeated="7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column table:style-name="co1" table:default-cell-style-name="ce49"/>
        <table:table-column table:style-name="co35" table:default-cell-style-name="ce49"/>
        <table:table-column table:style-name="co1" table:number-columns-repeated="7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55" office:value-type="string" calcext:value-type="string">
            <text:p>Muertes acumulad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9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Acu_A.E6]" office:value-type="float" office:value="2.1729891036" calcext:value-type="float">
            <text:p>2.2</text:p>
          </table:table-cell>
          <table:table-cell table:style-name="ce87" table:formula="of:=[M_Acu_A.G6]" office:value-type="float" office:value="8.4802245" calcext:value-type="float">
            <text:p>8.5</text:p>
          </table:table-cell>
          <table:table-cell table:style-name="ce87" table:formula="of:=[M_Acu_A.H6]" office:value-type="float" office:value="13.3516155574" calcext:value-type="float">
            <text:p>13.4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formula="of:=[M_Acu_A.J6]" office:value-type="float" office:value="13.5013035906" calcext:value-type="float">
            <text:p>13.5</text:p>
          </table:table-cell>
          <table:table-cell table:style-name="ce87" table:number-columns-repeated="3"/>
          <table:table-cell table:style-name="ce87" table:formula="of:=[M_Acu_A.I6]" office:value-type="float" office:value="3.275884548" calcext:value-type="float">
            <text:p>3.3</text:p>
          </table:table-cell>
          <table:table-cell table:style-name="ce87" table:formula="of:=[M_Acu_A.K6]" office:value-type="float" office:value="0.67506426" calcext:value-type="float">
            <text:p>0.7</text:p>
          </table:table-cell>
          <table:table-cell table:style-name="ce87" table:formula="of:=[M_Acu_A.L6]" office:value-type="float" office:value="0.0965821597" calcext:value-type="float">
            <text:p>0.1</text:p>
          </table:table-cell>
          <table:table-cell table:style-name="ce87" table:formula="of:=[M_Acu_A.P6]" office:value-type="float" office:value="2.0453506815" calcext:value-type="float">
            <text:p>2.0</text:p>
          </table:table-cell>
          <table:table-cell table:style-name="ce87" table:formula="of:=[M_Acu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Acu_A.C6]" office:value-type="float" office:value="17.9903499932" calcext:value-type="float">
            <text:p>18.0</text:p>
          </table:table-cell>
          <table:table-cell table:style-name="ce109" table:formula="of:=[M_Acu_A.D6]" office:value-type="float" office:value="1.709431128" calcext:value-type="float">
            <text:p>1.7</text:p>
          </table:table-cell>
          <table:table-cell table:style-name="ce109" table:formula="of:=[M_Acu_A.F6]" office:value-type="float" office:value="1.1282052884" calcext:value-type="float">
            <text:p>1.1</text:p>
          </table:table-cell>
          <table:table-cell table:style-name="ce109" table:formula="of:=[M_Acu_A.M6]" office:value-type="float" office:value="0.907900279" calcext:value-type="float">
            <text:p>0.9</text:p>
          </table:table-cell>
          <table:table-cell table:style-name="ce109" table:formula="of:=[M_Acu_A.N6]" office:value-type="float" office:value="2.0980228818" calcext:value-type="float">
            <text:p>2.1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style-name="ce83"/>
          <table:table-cell table:style-name="ce107"/>
          <table:table-cell table:style-name="ce89" table:formula="of:=[M_Acu_A.E8]" office:value-type="string" office:string-value="Bélgica" calcext:value-type="string">
            <text:p>Bélgica</text:p>
          </table:table-cell>
          <table:table-cell table:style-name="ce89" table:formula="of:=[M_Acu_A.G8]" office:value-type="string" office:string-value="España" calcext:value-type="string">
            <text:p>España</text:p>
          </table:table-cell>
          <table:table-cell table:style-name="ce89" table:formula="of:=[M_Acu_A.H8]" office:value-type="string" office:string-value="Francia" calcext:value-type="string">
            <text:p>Francia</text:p>
          </table:table-cell>
          <table:table-cell table:style-name="ce89" table:formula="of:=[M_Acu_A.J8]" office:value-type="string" office:string-value="Italia" calcext:value-type="string">
            <text:p>Italia</text:p>
          </table:table-cell>
          <table:table-cell table:style-name="ce89" table:formula="of:=[M_Acu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Acu_A.I8]" office:value-type="string" office:string-value="Holanda" calcext:value-type="string">
            <text:p>Holanda</text:p>
          </table:table-cell>
          <table:table-cell table:style-name="ce89" table:formula="of:=[M_Acu_A.K8]" office:value-type="string" office:string-value="Irlanda" calcext:value-type="string">
            <text:p>Irlanda</text:p>
          </table:table-cell>
          <table:table-cell table:style-name="ce89" table:formula="of:=[M_Acu_A.L8]" office:value-type="string" office:string-value="Luxemburgo" calcext:value-type="string">
            <text:p>Luxemburgo</text:p>
          </table:table-cell>
          <table:table-cell table:style-name="ce89" table:formula="of:=[M_Acu_A.P8]" office:value-type="string" office:string-value="Suecia" calcext:value-type="string">
            <text:p>Suecia</text:p>
          </table:table-cell>
          <table:table-cell table:style-name="ce89" table:formula="of:=[M_Acu_A.Q8]" office:value-type="string" office:string-value="Suiza" calcext:value-type="string">
            <text:p>Suiza</text:p>
          </table:table-cell>
          <table:table-cell/>
          <table:table-cell table:style-name="ce51"/>
          <table:table-cell table:style-name="ce56"/>
          <table:table-cell table:style-name="ce89" table:formula="of:=[M_Acu_A.C8]" office:value-type="string" office:string-value="Alemania" calcext:value-type="string">
            <text:p>Alemania</text:p>
          </table:table-cell>
          <table:table-cell table:style-name="ce89" table:formula="of:=[M_Acu_A.D8]" office:value-type="string" office:string-value="Austria" calcext:value-type="string">
            <text:p>Austria</text:p>
          </table:table-cell>
          <table:table-cell table:style-name="ce89" table:formula="of:=[M_Acu_A.F8]" office:value-type="string" office:string-value="Dinamarca" calcext:value-type="string">
            <text:p>Dinamarca</text:p>
          </table:table-cell>
          <table:table-cell table:style-name="ce89" table:formula="of:=[M_Acu_A.M8]" office:value-type="string" office:string-value="Noruega" calcext:value-type="string">
            <text:p>Noruega</text:p>
          </table:table-cell>
          <table:table-cell table:style-name="ce89" table:formula="of:=[M_Acu_A.N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/>
          <table:table-cell table:style-name="ce57" table:formula="of:=[M_Acu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58" table:formula="of:=[.B9]" office:value-type="date" office:date-value="2020-02-20" calcext:value-type="date">
            <text:p>20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Acu_A.H10]" office:value-type="float" office:value="0.0748973033039256" calcext:value-type="float">
            <text:p>0.1</text:p>
          </table:table-cell>
          <table:table-cell table:style-name="ce87" table:formula="of:=[M_Acu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58" table:formula="of:=[.B10]" office:value-type="date" office:date-value="2020-02-21" calcext:value-type="date">
            <text:p>21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Acu_A.H11]" office:value-type="float" office:value="0.0748973033039256" calcext:value-type="float">
            <text:p>0.1</text:p>
          </table:table-cell>
          <table:table-cell table:style-name="ce87" table:formula="of:=[M_Acu_A.J11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58" table:formula="of:=[.B11]" office:value-type="date" office:date-value="2020-02-22" calcext:value-type="date">
            <text:p>22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Acu_A.H12]" office:value-type="float" office:value="0.0748973033039256" calcext:value-type="float">
            <text:p>0.1</text:p>
          </table:table-cell>
          <table:table-cell table:style-name="ce87" table:formula="of:=[M_Acu_A.J12]" office:value-type="float" office:value="0.222200766012601" calcext:value-type="float">
            <text:p>0.2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58" table:formula="of:=[.B12]" office:value-type="date" office:date-value="2020-02-23" calcext:value-type="date">
            <text:p>23/02</text:p>
          </table:table-cell>
          <table:table-cell table:number-columns-repeated="6"/>
        </table:table-row>
        <table:table-row table:style-name="ro1">
          <table:table-cell table:style-name="ce80" table:formula="of:=[M_Acu_A.A13]" office:value-type="string" office:string-value="L" calcext:value-type="string">
            <text:p>L</text:p>
          </table:table-cell>
          <table:table-cell table:style-name="ce57" table:formula="of:=[M_Acu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Acu_A.H13]" office:value-type="float" office:value="0.0748973033039256" calcext:value-type="float">
            <text:p>0.1</text:p>
          </table:table-cell>
          <table:table-cell table:style-name="ce88" table:formula="of:=[M_Acu_A.J13]" office:value-type="float" office:value="0.518468454029402" calcext:value-type="float">
            <text:p>0.5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57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/>
        </table:table-row>
        <table:table-row table:style-name="ro1">
          <table:table-cell/>
          <table:table-cell table:style-name="ce58" table:formula="of:=[M_Acu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Acu_A.H14]" office:value-type="float" office:value="0.0748973033039256" calcext:value-type="float">
            <text:p>0.1</text:p>
          </table:table-cell>
          <table:table-cell table:style-name="ce87" table:formula="of:=[M_Acu_A.J14]" office:value-type="float" office:value="0.740669220042003" calcext:value-type="float">
            <text:p>0.7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58" table:formula="of:=[.B14]" office:value-type="date" office:date-value="2020-02-25" calcext:value-type="date">
            <text:p>25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Acu_A.H15]" office:value-type="float" office:value="0.149794606607851" calcext:value-type="float">
            <text:p>0.1</text:p>
          </table:table-cell>
          <table:table-cell table:style-name="ce87" table:formula="of:=[M_Acu_A.J15]" office:value-type="float" office:value="0.888803064050404" calcext:value-type="float">
            <text:p>0.9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58" table:formula="of:=[.B15]" office:value-type="date" office:date-value="2020-02-26" calcext:value-type="date">
            <text:p>26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Acu_A.H16]" office:value-type="float" office:value="0.149794606607851" calcext:value-type="float">
            <text:p>0.1</text:p>
          </table:table-cell>
          <table:table-cell table:style-name="ce87" table:formula="of:=[M_Acu_A.J16]" office:value-type="float" office:value="1.25913767407141" calcext:value-type="float">
            <text:p>1.3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58" table:formula="of:=[.B16]" office:value-type="date" office:date-value="2020-02-27" calcext:value-type="date">
            <text:p>27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Acu_A.H17]" office:value-type="float" office:value="0.149794606607851" calcext:value-type="float">
            <text:p>0.1</text:p>
          </table:table-cell>
          <table:table-cell table:style-name="ce87" table:formula="of:=[M_Acu_A.J17]" office:value-type="float" office:value="1.55540536208821" calcext:value-type="float">
            <text:p>1.6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58" table:formula="of:=[.B17]" office:value-type="date" office:date-value="2020-02-28" calcext:value-type="date">
            <text:p>28/02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Acu_A.H18]" office:value-type="float" office:value="0.149794606607851" calcext:value-type="float">
            <text:p>0.1</text:p>
          </table:table-cell>
          <table:table-cell table:style-name="ce87" table:formula="of:=[M_Acu_A.J18]" office:value-type="float" office:value="2.14794073812181" calcext:value-type="float">
            <text:p>2.1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58" table:formula="of:=[.B18]" office:value-type="date" office:date-value="2020-02-29" calcext:value-type="date">
            <text:p>29/02</text:p>
          </table:table-cell>
          <table:table-cell table:number-columns-repeated="6"/>
        </table:table-row>
        <table:table-row table:style-name="ro1">
          <table:table-cell table:style-name="ce83"/>
          <table:table-cell table:style-name="ce59" table:formula="of:=[M_Acu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Acu_A.H19]" office:value-type="float" office:value="0.149794606607851" calcext:value-type="float">
            <text:p>0.1</text:p>
          </table:table-cell>
          <table:table-cell table:style-name="ce89" table:formula="of:=[M_Acu_A.J19]" office:value-type="float" office:value="2.51827534814281" calcext:value-type="float">
            <text:p>2.5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59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/>
        </table:table-row>
        <table:table-row table:style-name="ro1">
          <table:table-cell table:style-name="ce86" table:formula="of:=[M_Acu_A.A20]" office:value-type="string" office:string-value="L" calcext:value-type="string">
            <text:p>L</text:p>
          </table:table-cell>
          <table:table-cell table:style-name="ce58" table:formula="of:=[M_Acu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Acu_A.H20]" office:value-type="float" office:value="0.224691909911777" calcext:value-type="float">
            <text:p>0.2</text:p>
          </table:table-cell>
          <table:table-cell table:style-name="ce87" table:formula="of:=[M_Acu_A.J20]" office:value-type="float" office:value="3.85147994421842" calcext:value-type="float">
            <text:p>3.9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Acu_A.H21]" office:value-type="float" office:value="0.299589213215703" calcext:value-type="float">
            <text:p>0.3</text:p>
          </table:table-cell>
          <table:table-cell table:style-name="ce87" table:formula="of:=[M_Acu_A.J21]" office:value-type="float" office:value="5.85128683833183" calcext:value-type="float">
            <text:p>5.9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58" table:formula="of:=[.B21]" office:value-type="date" office:date-value="2020-03-03" calcext:value-type="date">
            <text:p>03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Acu_A.H22]" office:value-type="float" office:value="0.299589213215703" calcext:value-type="float">
            <text:p>0.3</text:p>
          </table:table-cell>
          <table:table-cell table:style-name="ce87" table:formula="of:=[M_Acu_A.J22]" office:value-type="float" office:value="7.92516065444944" calcext:value-type="float">
            <text:p>7.9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58" table:formula="of:=[.B22]" office:value-type="date" office:date-value="2020-03-04" calcext:value-type="date">
            <text:p>04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Acu_A.G23]" office:value-type="float" office:value="0.353764219331693" calcext:value-type="float">
            <text:p>0.4</text:p>
          </table:table-cell>
          <table:table-cell table:style-name="ce87" table:formula="of:=[M_Acu_A.H23]" office:value-type="float" office:value="0.524281123127479" calcext:value-type="float">
            <text:p>0.5</text:p>
          </table:table-cell>
          <table:table-cell table:style-name="ce87" table:formula="of:=[M_Acu_A.J23]" office:value-type="float" office:value="10.9619044566217" calcext:value-type="float">
            <text:p>11.0</text:p>
          </table:table-cell>
          <table:table-cell table:style-name="ce87" table:formula="of:=[M_Acu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Acu_A.Q23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Acu_A.G24]" office:value-type="float" office:value="0.589607032219489" calcext:value-type="float">
            <text:p>0.6</text:p>
          </table:table-cell>
          <table:table-cell table:style-name="ce87" table:formula="of:=[M_Acu_A.H24]" office:value-type="float" office:value="0.674075729735331" calcext:value-type="float">
            <text:p>0.7</text:p>
          </table:table-cell>
          <table:table-cell table:style-name="ce87" table:formula="of:=[M_Acu_A.J24]" office:value-type="float" office:value="14.5911836348275" calcext:value-type="float">
            <text:p>14.6</text:p>
          </table:table-cell>
          <table:table-cell table:style-name="ce87" table:formula="of:=[M_Acu_A.O24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Acu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4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Acu_A.G25]" office:value-type="float" office:value="0.943371251551182" calcext:value-type="float">
            <text:p>0.9</text:p>
          </table:table-cell>
          <table:table-cell table:style-name="ce87" table:formula="of:=[M_Acu_A.H25]" office:value-type="float" office:value="1.19835685286281" calcext:value-type="float">
            <text:p>1.2</text:p>
          </table:table-cell>
          <table:table-cell table:style-name="ce87" table:formula="of:=[M_Acu_A.J25]" office:value-type="float" office:value="17.2575928269787" calcext:value-type="float">
            <text:p>17.3</text:p>
          </table:table-cell>
          <table:table-cell table:style-name="ce87" table:formula="of:=[M_Acu_A.O25]" office:value-type="float" office:value="0.168881202391864" calcext:value-type="float">
            <text:p>0.2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Acu_A.I25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Acu_A.Q25]" office:value-type="float" office:value="0.657504918354095" calcext:value-type="float">
            <text:p>0.7</text:p>
          </table:table-cell>
          <table:table-cell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number-columns-repeated="6"/>
        </table:table-row>
        <table:table-row table:style-name="ro1">
          <table:table-cell/>
          <table:table-cell table:style-name="ce58" table:formula="of:=[M_Acu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Acu_A.G26]" office:value-type="float" office:value="1.17921406443898" calcext:value-type="float">
            <text:p>1.2</text:p>
          </table:table-cell>
          <table:table-cell table:style-name="ce87" table:formula="of:=[M_Acu_A.H26]" office:value-type="float" office:value="1.42304876277459" calcext:value-type="float">
            <text:p>1.4</text:p>
          </table:table-cell>
          <table:table-cell table:style-name="ce87" table:formula="of:=[M_Acu_A.J26]" office:value-type="float" office:value="27.1084934535373" calcext:value-type="float">
            <text:p>27.1</text:p>
          </table:table-cell>
          <table:table-cell table:style-name="ce87" table:formula="of:=[M_Acu_A.O26]" office:value-type="float" office:value="0.253321803587796" calcext:value-type="float">
            <text:p>0.3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Acu_A.I26]" office:value-type="float" office:value="0.915783189560684" calcext:value-type="float">
            <text:p>0.9</text:p>
          </table:table-cell>
          <table:table-cell table:style-name="ce87" table:number-columns-repeated="3"/>
          <table:table-cell table:style-name="ce87" table:formula="of:=[M_Acu_A.Q26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number-columns-repeated="6"/>
        </table:table-row>
        <table:table-row table:style-name="ro1">
          <table:table-cell table:style-name="ce80" table:formula="of:=[M_Acu_A.A27]" office:value-type="string" office:string-value="L" calcext:value-type="string">
            <text:p>L</text:p>
          </table:table-cell>
          <table:table-cell table:style-name="ce57" table:formula="of:=[M_Acu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Acu_A.G27]" office:value-type="float" office:value="1.88674250310236" calcext:value-type="float">
            <text:p>1.9</text:p>
          </table:table-cell>
          <table:table-cell table:style-name="ce88" table:formula="of:=[M_Acu_A.H27]" office:value-type="float" office:value="1.57284336938244" calcext:value-type="float">
            <text:p>1.6</text:p>
          </table:table-cell>
          <table:table-cell table:style-name="ce88" table:formula="of:=[M_Acu_A.J27]" office:value-type="float" office:value="34.2929848879448" calcext:value-type="float">
            <text:p>34.3</text:p>
          </table:table-cell>
          <table:table-cell table:style-name="ce88" table:formula="of:=[M_Acu_A.O27]" office:value-type="float" office:value="0.422203005979659" calcext:value-type="float">
            <text:p>0.4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I27]" office:value-type="float" office:value="1.22104425274758" calcext:value-type="float">
            <text:p>1.2</text:p>
          </table:table-cell>
          <table:table-cell table:style-name="ce88" table:number-columns-repeated="3"/>
          <table:table-cell table:style-name="ce88" table:formula="of:=[M_Acu_A.Q27]" office:value-type="float" office:value="1.31500983670819" calcext:value-type="float">
            <text:p>1.3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Acu_A.C27]" office:value-type="float" office:value="0.11117071100651" calcext:value-type="float">
            <text:p>0.1</text:p>
          </table:table-cell>
          <table:table-cell table:style-name="ce50" table:number-columns-repeated="4"/>
          <table:table-cell/>
        </table:table-row>
        <table:table-row table:style-name="ro1">
          <table:table-cell/>
          <table:table-cell table:style-name="ce58" table:formula="of:=[M_Acu_A.B28]" office:value-type="date" office:date-value="2020-03-10" calcext:value-type="date">
            <text:p>10/03</text:p>
          </table:table-cell>
          <table:table-cell table:style-name="ce87" table:formula="of:=[M_Acu_A.E28]" office:value-type="float" office:value="0.460195588805897" calcext:value-type="float">
            <text:p>0.5</text:p>
          </table:table-cell>
          <table:table-cell table:style-name="ce87" table:formula="of:=[M_Acu_A.G28]" office:value-type="float" office:value="4.12724922553642" calcext:value-type="float">
            <text:p>4.1</text:p>
          </table:table-cell>
          <table:table-cell table:style-name="ce87" table:formula="of:=[M_Acu_A.H28]" office:value-type="float" office:value="2.24691909911777" calcext:value-type="float">
            <text:p>2.2</text:p>
          </table:table-cell>
          <table:table-cell table:style-name="ce87" table:formula="of:=[M_Acu_A.J28]" office:value-type="float" office:value="46.7362277846504" calcext:value-type="float">
            <text:p>46.7</text:p>
          </table:table-cell>
          <table:table-cell table:style-name="ce90" table:formula="of:=[M_Acu_A.O28]" office:value-type="float" office:value="0.506643607175591" calcext:value-type="float">
            <text:p>1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I28]" office:value-type="float" office:value="1.22104425274758" calcext:value-type="float">
            <text:p>1.2</text:p>
          </table:table-cell>
          <table:table-cell table:style-name="ce87" table:number-columns-repeated="3"/>
          <table:table-cell table:style-name="ce87" table:formula="of:=[M_Acu_A.Q28]" office:value-type="float" office:value="1.31500983670819" calcext:value-type="float">
            <text:p>1.3</text:p>
          </table:table-cell>
          <table:table-cell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Acu_A.C28]" office:value-type="float" office:value="0.11117071100651" calcext:value-type="float">
            <text:p>0.1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29]" office:value-type="date" office:date-value="2020-03-11" calcext:value-type="date">
            <text:p>11/03</text:p>
          </table:table-cell>
          <table:table-cell table:style-name="ce87" table:formula="of:=[M_Acu_A.E29]" office:value-type="float" office:value="1.38058676641769" calcext:value-type="float">
            <text:p>1.4</text:p>
          </table:table-cell>
          <table:table-cell table:style-name="ce87" table:formula="of:=[M_Acu_A.G29]" office:value-type="float" office:value="5.5423061028632" calcext:value-type="float">
            <text:p>5.5</text:p>
          </table:table-cell>
          <table:table-cell table:style-name="ce87" table:formula="of:=[M_Acu_A.H29]" office:value-type="float" office:value="3.59507055858843" calcext:value-type="float">
            <text:p>3.6</text:p>
          </table:table-cell>
          <table:table-cell table:style-name="ce87" table:formula="of:=[M_Acu_A.J29]" office:value-type="float" office:value="61.2533444974737" calcext:value-type="float">
            <text:p>61.3</text:p>
          </table:table-cell>
          <table:table-cell table:style-name="ce90" table:formula="of:=[M_Acu_A.O29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I29]" office:value-type="float" office:value="1.52630531593447" calcext:value-type="float">
            <text:p>1.5</text:p>
          </table:table-cell>
          <table:table-cell table:style-name="ce87" table:formula="of:=[M_Acu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29]" office:value-type="float" office:value="0.488913714916911" calcext:value-type="float">
            <text:p>0.5</text:p>
          </table:table-cell>
          <table:table-cell table:style-name="ce87" table:formula="of:=[M_Acu_A.Q29]" office:value-type="float" office:value="1.97251475506228" calcext:value-type="float">
            <text:p>2.0</text:p>
          </table:table-cell>
          <table:table-cell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Acu_A.C29]" office:value-type="float" office:value="0.166756066509764" calcext:value-type="float">
            <text:p>0.2</text:p>
          </table:table-cell>
          <table:table-cell table:number-columns-repeated="5"/>
        </table:table-row>
        <table:table-row table:style-name="ro1">
          <table:table-cell/>
          <table:table-cell table:style-name="ce58" table:formula="of:=[M_Acu_A.B30]" office:value-type="date" office:date-value="2020-03-12" calcext:value-type="date">
            <text:p>12/03</text:p>
          </table:table-cell>
          <table:table-cell table:style-name="ce87" table:formula="of:=[M_Acu_A.E30]" office:value-type="float" office:value="1.38058676641769" calcext:value-type="float">
            <text:p>1.4</text:p>
          </table:table-cell>
          <table:table-cell table:style-name="ce87" table:formula="of:=[M_Acu_A.G30]" office:value-type="float" office:value="9.90539814128742" calcext:value-type="float">
            <text:p>9.9</text:p>
          </table:table-cell>
          <table:table-cell table:style-name="ce87" table:formula="of:=[M_Acu_A.H30]" office:value-type="float" office:value="4.56873550153946" calcext:value-type="float">
            <text:p>4.6</text:p>
          </table:table-cell>
          <table:table-cell table:style-name="ce87" table:formula="of:=[M_Acu_A.J30]" office:value-type="float" office:value="75.2519927562675" calcext:value-type="float">
            <text:p>75.3</text:p>
          </table:table-cell>
          <table:table-cell table:style-name="ce90" table:formula="of:=[M_Acu_A.O30]" office:value-type="float" office:value="0.675524809567455" calcext:value-type="float">
            <text:p>1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I30]" office:value-type="float" office:value="1.52630531593447" calcext:value-type="float">
            <text:p>1.5</text:p>
          </table:table-cell>
          <table:table-cell table:style-name="ce87" table:formula="of:=[M_Acu_A.K30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Acu_A.P30]" office:value-type="float" office:value="0.488913714916911" calcext:value-type="float">
            <text:p>0.5</text:p>
          </table:table-cell>
          <table:table-cell table:style-name="ce87" table:formula="of:=[M_Acu_A.Q30]" office:value-type="float" office:value="3.94502951012457" calcext:value-type="float">
            <text:p>3.9</text:p>
          </table:table-cell>
          <table:table-cell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Acu_A.C30]" office:value-type="float" office:value="0.277926777516274" calcext:value-type="float">
            <text:p>0.3</text:p>
          </table:table-cell>
          <table:table-cell table:style-name="ce87" table:formula="of:=[M_Acu_A.D30]" office:value-type="float" office:value="0.584989932393462" calcext:value-type="float">
            <text:p>0.6</text:p>
          </table:table-cell>
          <table:table-cell table:style-name="ce87" table:formula="of:=[M_Acu_A.F30]" office:value-type="float" office:value="0.886363510508076" calcext:value-type="float">
            <text:p>0.9</text:p>
          </table:table-cell>
          <table:table-cell table:style-name="ce87" table:formula="of:=[M_Acu_A.M30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1]" office:value-type="date" office:date-value="2020-03-13" calcext:value-type="date">
            <text:p>13/03</text:p>
          </table:table-cell>
          <table:table-cell table:style-name="ce87" table:formula="of:=[M_Acu_A.E31]" office:value-type="float" office:value="1.38058676641769" calcext:value-type="float">
            <text:p>1.4</text:p>
          </table:table-cell>
          <table:table-cell table:style-name="ce87" table:formula="of:=[M_Acu_A.G31]" office:value-type="float" office:value="13.9147259603799" calcext:value-type="float">
            <text:p>13.9</text:p>
          </table:table-cell>
          <table:table-cell table:style-name="ce87" table:formula="of:=[M_Acu_A.H31]" office:value-type="float" office:value="5.91688696101013" calcext:value-type="float">
            <text:p>5.9</text:p>
          </table:table-cell>
          <table:table-cell table:style-name="ce87" table:formula="of:=[M_Acu_A.J31]" office:value-type="float" office:value="93.7687232573176" calcext:value-type="float">
            <text:p>93.8</text:p>
          </table:table-cell>
          <table:table-cell table:style-name="ce90" table:formula="of:=[M_Acu_A.O31]" office:value-type="float" office:value="0.844406011959319" calcext:value-type="float">
            <text:p>1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I31]" office:value-type="float" office:value="3.05261063186895" calcext:value-type="float">
            <text:p>3.1</text:p>
          </table:table-cell>
          <table:table-cell table:style-name="ce87" table:formula="of:=[M_Acu_A.K31]" office:value-type="float" office:value="1.48134045786989" calcext:value-type="float">
            <text:p>1.5</text:p>
          </table:table-cell>
          <table:table-cell table:style-name="ce87" table:formula="of:=[M_Acu_A.L31]" office:value-type="float" office:value="10.3538790508119" calcext:value-type="float">
            <text:p>10.4</text:p>
          </table:table-cell>
          <table:table-cell table:style-name="ce87" table:formula="of:=[M_Acu_A.P31]" office:value-type="float" office:value="0.977827429833821" calcext:value-type="float">
            <text:p>1.0</text:p>
          </table:table-cell>
          <table:table-cell table:style-name="ce87" table:formula="of:=[M_Acu_A.Q31]" office:value-type="float" office:value="4.60253442847866" calcext:value-type="float">
            <text:p>4.6</text:p>
          </table:table-cell>
          <table:table-cell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Acu_A.C31]" office:value-type="float" office:value="0.444682844026039" calcext:value-type="float">
            <text:p>0.4</text:p>
          </table:table-cell>
          <table:table-cell table:style-name="ce87" table:formula="of:=[M_Acu_A.D31]" office:value-type="float" office:value="0.584989932393462" calcext:value-type="float">
            <text:p>0.6</text:p>
          </table:table-cell>
          <table:table-cell table:style-name="ce87" table:formula="of:=[M_Acu_A.F31]" office:value-type="float" office:value="0.886363510508076" calcext:value-type="float">
            <text:p>0.9</text:p>
          </table:table-cell>
          <table:table-cell table:style-name="ce87" table:formula="of:=[M_Acu_A.M31]" office:value-type="float" office:value="1.10144255171002" calcext:value-type="float">
            <text:p>1.1</text:p>
          </table:table-cell>
          <table:table-cell table:number-columns-repeated="2"/>
        </table:table-row>
        <table:table-row table:style-name="ro1">
          <table:table-cell/>
          <table:table-cell table:style-name="ce58" table:formula="of:=[M_Acu_A.B32]" office:value-type="date" office:date-value="2020-03-14" calcext:value-type="date">
            <text:p>14/03</text:p>
          </table:table-cell>
          <table:table-cell table:style-name="ce87" table:formula="of:=[M_Acu_A.E32]" office:value-type="float" office:value="1.84078235522359" calcext:value-type="float">
            <text:p>1.8</text:p>
          </table:table-cell>
          <table:table-cell table:style-name="ce87" table:formula="of:=[M_Acu_A.G32]" office:value-type="float" office:value="16.0373112763701" calcext:value-type="float">
            <text:p>16.0</text:p>
          </table:table-cell>
          <table:table-cell table:style-name="ce87" table:formula="of:=[M_Acu_A.H32]" office:value-type="float" office:value="6.81565460065723" calcext:value-type="float">
            <text:p>6.8</text:p>
          </table:table-cell>
          <table:table-cell table:style-name="ce87" table:formula="of:=[M_Acu_A.J32]" office:value-type="float" office:value="106.730434608053" calcext:value-type="float">
            <text:p>106.7</text:p>
          </table:table-cell>
          <table:table-cell table:style-name="ce90" table:formula="of:=[M_Acu_A.O32]" office:value-type="float" office:value="1.77325262511457" calcext:value-type="float">
            <text:p>2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I32]" office:value-type="float" office:value="3.66313275824274" calcext:value-type="float">
            <text:p>3.7</text:p>
          </table:table-cell>
          <table:table-cell table:style-name="ce87" table:formula="of:=[M_Acu_A.K32]" office:value-type="float" office:value="2.96268091573978" calcext:value-type="float">
            <text:p>3.0</text:p>
          </table:table-cell>
          <table:table-cell table:style-name="ce87" table:formula="of:=[M_Acu_A.L32]" office:value-type="float" office:value="10.3538790508119" calcext:value-type="float">
            <text:p>10.4</text:p>
          </table:table-cell>
          <table:table-cell table:style-name="ce87" table:formula="of:=[M_Acu_A.P32]" office:value-type="float" office:value="1.46674114475073" calcext:value-type="float">
            <text:p>1.5</text:p>
          </table:table-cell>
          <table:table-cell table:style-name="ce87" table:formula="of:=[M_Acu_A.Q32]" office:value-type="float" office:value="7.23255410189504" calcext:value-type="float">
            <text:p>7.2</text:p>
          </table:table-cell>
          <table:table-cell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Acu_A.C32]" office:value-type="float" office:value="0.444682844026039" calcext:value-type="float">
            <text:p>0.4</text:p>
          </table:table-cell>
          <table:table-cell table:style-name="ce87" table:formula="of:=[M_Acu_A.D32]" office:value-type="float" office:value="0.584989932393462" calcext:value-type="float">
            <text:p>0.6</text:p>
          </table:table-cell>
          <table:table-cell table:style-name="ce87" table:formula="of:=[M_Acu_A.F32]" office:value-type="float" office:value="1.77272702101615" calcext:value-type="float">
            <text:p>1.8</text:p>
          </table:table-cell>
          <table:table-cell table:style-name="ce87" table:formula="of:=[M_Acu_A.M32]" office:value-type="float" office:value="3.30432765513006" calcext:value-type="float">
            <text:p>3.3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59" table:formula="of:=[M_Acu_A.B33]" office:value-type="date" office:date-value="2020-03-15" calcext:value-type="date">
            <text:p>15/03</text:p>
          </table:table-cell>
          <table:table-cell table:style-name="ce89" table:formula="of:=[M_Acu_A.E33]" office:value-type="float" office:value="1.84078235522359" calcext:value-type="float">
            <text:p>1.8</text:p>
          </table:table-cell>
          <table:table-cell table:style-name="ce91" table:formula="of:=[M_Acu_A.G33]" office:value-type="float" office:value="33.9613650558426" calcext:value-type="float">
            <text:p>34</text:p>
          </table:table-cell>
          <table:table-cell table:style-name="ce89" table:formula="of:=[M_Acu_A.H33]" office:value-type="float" office:value="8.98767639647108" calcext:value-type="float">
            <text:p>9.0</text:p>
          </table:table-cell>
          <table:table-cell table:style-name="ce89" table:formula="of:=[M_Acu_A.J33]" office:value-type="float" office:value="133.987061905598" calcext:value-type="float">
            <text:p>134.0</text:p>
          </table:table-cell>
          <table:table-cell table:style-name="ce91" table:formula="of:=[M_Acu_A.O33]" office:value-type="float" office:value="2.95542104185762" calcext:value-type="float">
            <text:p>3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I33]" office:value-type="float" office:value="6.10522126373789" calcext:value-type="float">
            <text:p>6.1</text:p>
          </table:table-cell>
          <table:table-cell table:style-name="ce89" table:formula="of:=[M_Acu_A.K33]" office:value-type="float" office:value="2.96268091573978" calcext:value-type="float">
            <text:p>3.0</text:p>
          </table:table-cell>
          <table:table-cell table:style-name="ce89" table:formula="of:=[M_Acu_A.L33]" office:value-type="float" office:value="10.3538790508119" calcext:value-type="float">
            <text:p>10.4</text:p>
          </table:table-cell>
          <table:table-cell table:style-name="ce89" table:formula="of:=[M_Acu_A.P33]" office:value-type="float" office:value="2.44456857458455" calcext:value-type="float">
            <text:p>2.4</text:p>
          </table:table-cell>
          <table:table-cell table:style-name="ce89" table:formula="of:=[M_Acu_A.Q33]" office:value-type="float" office:value="11.1775836120196" calcext:value-type="float">
            <text:p>11.2</text:p>
          </table:table-cell>
          <table:table-cell/>
          <table:table-cell table:style-name="ce51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Acu_A.C33]" office:value-type="float" office:value="0.667024266039058" calcext:value-type="float">
            <text:p>0.7</text:p>
          </table:table-cell>
          <table:table-cell table:style-name="ce89" table:formula="of:=[M_Acu_A.D33]" office:value-type="float" office:value="0.584989932393462" calcext:value-type="float">
            <text:p>0.6</text:p>
          </table:table-cell>
          <table:table-cell table:style-name="ce89" table:formula="of:=[M_Acu_A.F33]" office:value-type="float" office:value="3.5454540420323" calcext:value-type="float">
            <text:p>3.5</text:p>
          </table:table-cell>
          <table:table-cell table:style-name="ce89" table:formula="of:=[M_Acu_A.M33]" office:value-type="float" office:value="3.30432765513006" calcext:value-type="float">
            <text:p>3.3</text:p>
          </table:table-cell>
          <table:table-cell table:style-name="ce51"/>
          <table:table-cell/>
        </table:table-row>
        <table:table-row table:style-name="ro1">
          <table:table-cell table:style-name="ce86" table:formula="of:=[M_Acu_A.A34]" office:value-type="string" office:string-value="L" calcext:value-type="string">
            <text:p>L</text:p>
          </table:table-cell>
          <table:table-cell table:style-name="ce58" table:formula="of:=[M_Acu_A.B34]" office:value-type="date" office:date-value="2020-03-16" calcext:value-type="date">
            <text:p>16/03</text:p>
          </table:table-cell>
          <table:table-cell table:style-name="ce87" table:formula="of:=[M_Acu_A.E34]" office:value-type="float" office:value="2.30097794402948" calcext:value-type="float">
            <text:p>2.3</text:p>
          </table:table-cell>
          <table:table-cell table:style-name="ce87" table:formula="of:=[M_Acu_A.G34]" office:value-type="float" office:value="36.4377145911644" calcext:value-type="float">
            <text:p>36.4</text:p>
          </table:table-cell>
          <table:table-cell table:style-name="ce87" table:formula="of:=[M_Acu_A.H34]" office:value-type="float" office:value="11.084800888981" calcext:value-type="float">
            <text:p>11.1</text:p>
          </table:table-cell>
          <table:table-cell table:style-name="ce87" table:formula="of:=[M_Acu_A.J34]" office:value-type="float" office:value="159.836417685064" calcext:value-type="float">
            <text:p>159.8</text:p>
          </table:table-cell>
          <table:table-cell table:style-name="ce90" table:formula="of:=[M_Acu_A.O34]" office:value-type="float" office:value="4.64423306577625" calcext:value-type="float">
            <text:p>5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I34]" office:value-type="float" office:value="7.32626551648547" calcext:value-type="float">
            <text:p>7.3</text:p>
          </table:table-cell>
          <table:table-cell table:style-name="ce87" table:formula="of:=[M_Acu_A.K34]" office:value-type="float" office:value="2.96268091573978" calcext:value-type="float">
            <text:p>3.0</text:p>
          </table:table-cell>
          <table:table-cell table:style-name="ce87" table:formula="of:=[M_Acu_A.L34]" office:value-type="float" office:value="10.3538790508119" calcext:value-type="float">
            <text:p>10.4</text:p>
          </table:table-cell>
          <table:table-cell table:style-name="ce87" table:formula="of:=[M_Acu_A.P34]" office:value-type="float" office:value="3.42239600441837" calcext:value-type="float">
            <text:p>3.4</text:p>
          </table:table-cell>
          <table:table-cell table:style-name="ce87" table:formula="of:=[M_Acu_A.Q34]" office:value-type="float" office:value="17.0951278772065" calcext:value-type="float">
            <text:p>17.1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Acu_A.C34]" office:value-type="float" office:value="0.667024266039058" calcext:value-type="float">
            <text:p>0.7</text:p>
          </table:table-cell>
          <table:table-cell table:style-name="ce87" table:formula="of:=[M_Acu_A.D34]" office:value-type="float" office:value="1.75496979718039" calcext:value-type="float">
            <text:p>1.8</text:p>
          </table:table-cell>
          <table:table-cell table:style-name="ce87" table:formula="of:=[M_Acu_A.F34]" office:value-type="float" office:value="4.43181755254038" calcext:value-type="float">
            <text:p>4.4</text:p>
          </table:table-cell>
          <table:table-cell table:style-name="ce87" table:formula="of:=[M_Acu_A.M34]" office:value-type="float" office:value="3.30432765513006" calcext:value-type="float">
            <text:p>3.3</text:p>
          </table:table-cell>
          <table:table-cell table:style-name="ce87" table:formula="of:=[M_Acu_A.N34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5]" office:value-type="date" office:date-value="2020-03-17" calcext:value-type="date">
            <text:p>17/03</text:p>
          </table:table-cell>
          <table:table-cell table:style-name="ce87" table:formula="of:=[M_Acu_A.E35]" office:value-type="float" office:value="2.30097794402948" calcext:value-type="float">
            <text:p>2.3</text:p>
          </table:table-cell>
          <table:table-cell table:style-name="ce90" table:formula="of:=[M_Acu_A.G35]" office:value-type="float" office:value="57.8994105639538" calcext:value-type="float">
            <text:p>58</text:p>
          </table:table-cell>
          <table:table-cell table:style-name="ce87" table:formula="of:=[M_Acu_A.H35]" office:value-type="float" office:value="13.107028078187" calcext:value-type="float">
            <text:p>13.1</text:p>
          </table:table-cell>
          <table:table-cell table:style-name="ce87" table:formula="of:=[M_Acu_A.J35]" office:value-type="float" office:value="185.389505776513" calcext:value-type="float">
            <text:p>185.4</text:p>
          </table:table-cell>
          <table:table-cell table:style-name="ce90" table:formula="of:=[M_Acu_A.O35]" office:value-type="float" office:value="5.99528268491116" calcext:value-type="float">
            <text:p>6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I35]" office:value-type="float" office:value="13.1262257170365" calcext:value-type="float">
            <text:p>13.1</text:p>
          </table:table-cell>
          <table:table-cell table:style-name="ce87" table:formula="of:=[M_Acu_A.K35]" office:value-type="float" office:value="2.96268091573978" calcext:value-type="float">
            <text:p>3.0</text:p>
          </table:table-cell>
          <table:table-cell table:style-name="ce87" table:formula="of:=[M_Acu_A.L35]" office:value-type="float" office:value="10.3538790508119" calcext:value-type="float">
            <text:p>10.4</text:p>
          </table:table-cell>
          <table:table-cell table:style-name="ce87" table:formula="of:=[M_Acu_A.P35]" office:value-type="float" office:value="3.91130971933529" calcext:value-type="float">
            <text:p>3.9</text:p>
          </table:table-cell>
          <table:table-cell table:style-name="ce87" table:formula="of:=[M_Acu_A.Q35]" office:value-type="float" office:value="19.0676426322687" calcext:value-type="float">
            <text:p>19.1</text:p>
          </table:table-cell>
          <table:table-cell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Acu_A.C35]" office:value-type="float" office:value="0.667024266039058" calcext:value-type="float">
            <text:p>0.7</text:p>
          </table:table-cell>
          <table:table-cell table:style-name="ce87" table:formula="of:=[M_Acu_A.D35]" office:value-type="float" office:value="1.75496979718039" calcext:value-type="float">
            <text:p>1.8</text:p>
          </table:table-cell>
          <table:table-cell table:style-name="ce87" table:formula="of:=[M_Acu_A.F35]" office:value-type="float" office:value="5.31818106304845" calcext:value-type="float">
            <text:p>5.3</text:p>
          </table:table-cell>
          <table:table-cell table:style-name="ce87" table:formula="of:=[M_Acu_A.M35]" office:value-type="float" office:value="3.30432765513006" calcext:value-type="float">
            <text:p>3.3</text:p>
          </table:table-cell>
          <table:table-cell table:style-name="ce87" table:formula="of:=[M_Acu_A.N35]" office:value-type="float" office:value="0.476639224802949" calcext:value-type="float">
            <text:p>0.5</text:p>
          </table:table-cell>
          <table:table-cell/>
        </table:table-row>
        <table:table-row table:style-name="ro1">
          <table:table-cell/>
          <table:table-cell table:style-name="ce58" table:formula="of:=[M_Acu_A.B36]" office:value-type="date" office:date-value="2020-03-18" calcext:value-type="date">
            <text:p>18/03</text:p>
          </table:table-cell>
          <table:table-cell table:style-name="ce87" table:formula="of:=[M_Acu_A.E36]" office:value-type="float" office:value="6.44273824328256" calcext:value-type="float">
            <text:p>6.4</text:p>
          </table:table-cell>
          <table:table-cell table:style-name="ce90" table:formula="of:=[M_Acu_A.G36]" office:value-type="float" office:value="70.5170010534509" calcext:value-type="float">
            <text:p>71</text:p>
          </table:table-cell>
          <table:table-cell table:style-name="ce87" table:formula="of:=[M_Acu_A.H36]" office:value-type="float" office:value="18.2749420061579" calcext:value-type="float">
            <text:p>18.3</text:p>
          </table:table-cell>
          <table:table-cell table:style-name="ce87" table:formula="of:=[M_Acu_A.J36]" office:value-type="float" office:value="220.571293728509" calcext:value-type="float">
            <text:p>220.6</text:p>
          </table:table-cell>
          <table:table-cell table:style-name="ce90" table:formula="of:=[M_Acu_A.O36]" office:value-type="float" office:value="8.69738192318098" calcext:value-type="float">
            <text:p>9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I36]" office:value-type="float" office:value="17.7051416648399" calcext:value-type="float">
            <text:p>17.7</text:p>
          </table:table-cell>
          <table:table-cell table:style-name="ce87" table:formula="of:=[M_Acu_A.K36]" office:value-type="float" office:value="2.96268091573978" calcext:value-type="float">
            <text:p>3.0</text:p>
          </table:table-cell>
          <table:table-cell table:style-name="ce87" table:formula="of:=[M_Acu_A.L36]" office:value-type="float" office:value="20.7077581016238" calcext:value-type="float">
            <text:p>20.7</text:p>
          </table:table-cell>
          <table:table-cell table:style-name="ce87" table:formula="of:=[M_Acu_A.P36]" office:value-type="float" office:value="6.84479200883675" calcext:value-type="float">
            <text:p>6.8</text:p>
          </table:table-cell>
          <table:table-cell table:style-name="ce87" table:formula="of:=[M_Acu_A.Q36]" office:value-type="float" office:value="24.9851868974556" calcext:value-type="float">
            <text:p>25.0</text:p>
          </table:table-cell>
          <table:table-cell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Acu_A.C36]" office:value-type="float" office:value="0.667024266039058" calcext:value-type="float">
            <text:p>0.7</text:p>
          </table:table-cell>
          <table:table-cell table:style-name="ce87" table:formula="of:=[M_Acu_A.D36]" office:value-type="float" office:value="2.33995972957385" calcext:value-type="float">
            <text:p>2.3</text:p>
          </table:table-cell>
          <table:table-cell table:style-name="ce87" table:formula="of:=[M_Acu_A.F36]" office:value-type="float" office:value="7.97727159457268" calcext:value-type="float">
            <text:p>8.0</text:p>
          </table:table-cell>
          <table:table-cell table:style-name="ce87" table:formula="of:=[M_Acu_A.M36]" office:value-type="float" office:value="6.60865531026013" calcext:value-type="float">
            <text:p>6.6</text:p>
          </table:table-cell>
          <table:table-cell table:style-name="ce87" table:formula="of:=[M_Acu_A.N36]" office:value-type="float" office:value="0.953278449605897" calcext:value-type="float">
            <text:p>1.0</text:p>
          </table:table-cell>
          <table:table-cell/>
        </table:table-row>
        <table:table-row table:style-name="ro1">
          <table:table-cell/>
          <table:table-cell table:style-name="ce58" table:formula="of:=[M_Acu_A.B37]" office:value-type="date" office:date-value="2020-03-19" calcext:value-type="date">
            <text:p>19/03</text:p>
          </table:table-cell>
          <table:table-cell table:style-name="ce87" table:formula="of:=[M_Acu_A.E37]" office:value-type="float" office:value="9.66410736492384" calcext:value-type="float">
            <text:p>9.7</text:p>
          </table:table-cell>
          <table:table-cell table:style-name="ce90" table:formula="of:=[M_Acu_A.G37]" office:value-type="float" office:value="90.4457187424696" calcext:value-type="float">
            <text:p>90</text:p>
          </table:table-cell>
          <table:table-cell table:style-name="ce87" table:formula="of:=[M_Acu_A.H37]" office:value-type="float" office:value="27.8617968290603" calcext:value-type="float">
            <text:p>27.9</text:p>
          </table:table-cell>
          <table:table-cell table:style-name="ce87" table:formula="of:=[M_Acu_A.J37]" office:value-type="float" office:value="252.197869424302" calcext:value-type="float">
            <text:p>252.2</text:p>
          </table:table-cell>
          <table:table-cell table:style-name="ce90" table:formula="of:=[M_Acu_A.O37]" office:value-type="float" office:value="12.1594465722142" calcext:value-type="float">
            <text:p>12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I37]" office:value-type="float" office:value="23.199840802204" calcext:value-type="float">
            <text:p>23.2</text:p>
          </table:table-cell>
          <table:table-cell table:style-name="ce87" table:formula="of:=[M_Acu_A.K37]" office:value-type="float" office:value="4.44402137360968" calcext:value-type="float">
            <text:p>4.4</text:p>
          </table:table-cell>
          <table:table-cell table:style-name="ce90" table:formula="of:=[M_Acu_A.L37]" office:value-type="float" office:value="41.4155162032476" calcext:value-type="float">
            <text:p>41</text:p>
          </table:table-cell>
          <table:table-cell table:style-name="ce87" table:formula="of:=[M_Acu_A.P37]" office:value-type="float" office:value="10.2671880132551" calcext:value-type="float">
            <text:p>10.3</text:p>
          </table:table-cell>
          <table:table-cell table:style-name="ce87" table:formula="of:=[M_Acu_A.Q37]" office:value-type="float" office:value="28.2727114892261" calcext:value-type="float">
            <text:p>28.3</text:p>
          </table:table-cell>
          <table:table-cell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Acu_A.C37]" office:value-type="float" office:value="1.1117071100651" calcext:value-type="float">
            <text:p>1.1</text:p>
          </table:table-cell>
          <table:table-cell table:style-name="ce87" table:formula="of:=[M_Acu_A.D37]" office:value-type="float" office:value="3.50993959436077" calcext:value-type="float">
            <text:p>3.5</text:p>
          </table:table-cell>
          <table:table-cell table:style-name="ce90" table:formula="of:=[M_Acu_A.F37]" office:value-type="float" office:value="12.4090891471131" calcext:value-type="float">
            <text:p>12</text:p>
          </table:table-cell>
          <table:table-cell table:style-name="ce87" table:formula="of:=[M_Acu_A.M37]" office:value-type="float" office:value="6.60865531026013" calcext:value-type="float">
            <text:p>6.6</text:p>
          </table:table-cell>
          <table:table-cell table:style-name="ce87" table:formula="of:=[M_Acu_A.N37]" office:value-type="float" office:value="1.42991767440885" calcext:value-type="float">
            <text:p>1.4</text:p>
          </table:table-cell>
          <table:table-cell/>
        </table:table-row>
        <table:table-row table:style-name="ro1">
          <table:table-cell/>
          <table:table-cell table:style-name="ce58" table:formula="of:=[M_Acu_A.B38]" office:value-type="date" office:date-value="2020-03-20" calcext:value-type="date">
            <text:p>20/03</text:p>
          </table:table-cell>
          <table:table-cell table:style-name="ce87" table:formula="of:=[M_Acu_A.E38]" office:value-type="float" office:value="17.0272367858182" calcext:value-type="float">
            <text:p>17.0</text:p>
          </table:table-cell>
          <table:table-cell table:style-name="ce90" table:formula="of:=[M_Acu_A.G38]" office:value-type="float" office:value="118.157249256786" calcext:value-type="float">
            <text:p>118</text:p>
          </table:table-cell>
          <table:table-cell table:style-name="ce87" table:formula="of:=[M_Acu_A.H38]" office:value-type="float" office:value="33.7037864867665" calcext:value-type="float">
            <text:p>33.7</text:p>
          </table:table-cell>
          <table:table-cell table:style-name="ce87" table:formula="of:=[M_Acu_A.J38]" office:value-type="float" office:value="298.637829520936" calcext:value-type="float">
            <text:p>298.6</text:p>
          </table:table-cell>
          <table:table-cell table:style-name="ce90" table:formula="of:=[M_Acu_A.O38]" office:value-type="float" office:value="14.9459864116799" calcext:value-type="float">
            <text:p>15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I38]" office:value-type="float" office:value="32.3576726978108" calcext:value-type="float">
            <text:p>32.4</text:p>
          </table:table-cell>
          <table:table-cell table:style-name="ce87" table:formula="of:=[M_Acu_A.K38]" office:value-type="float" office:value="4.44402137360968" calcext:value-type="float">
            <text:p>4.4</text:p>
          </table:table-cell>
          <table:table-cell table:style-name="ce90" table:formula="of:=[M_Acu_A.L38]" office:value-type="float" office:value="51.7693952540595" calcext:value-type="float">
            <text:p>52</text:p>
          </table:table-cell>
          <table:table-cell table:style-name="ce87" table:formula="of:=[M_Acu_A.P38]" office:value-type="float" office:value="15.1563251624242" calcext:value-type="float">
            <text:p>15.2</text:p>
          </table:table-cell>
          <table:table-cell table:style-name="ce87" table:formula="of:=[M_Acu_A.Q38]" office:value-type="float" office:value="44.0528295297243" calcext:value-type="float">
            <text:p>44.1</text:p>
          </table:table-cell>
          <table:table-cell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Acu_A.C38]" office:value-type="float" office:value="1.7231460206009" calcext:value-type="float">
            <text:p>1.7</text:p>
          </table:table-cell>
          <table:table-cell table:style-name="ce87" table:formula="of:=[M_Acu_A.D38]" office:value-type="float" office:value="3.50993959436077" calcext:value-type="float">
            <text:p>3.5</text:p>
          </table:table-cell>
          <table:table-cell table:style-name="ce90" table:formula="of:=[M_Acu_A.F38]" office:value-type="float" office:value="15.9545431891454" calcext:value-type="float">
            <text:p>16</text:p>
          </table:table-cell>
          <table:table-cell table:style-name="ce87" table:formula="of:=[M_Acu_A.M38]" office:value-type="float" office:value="7.71009786197015" calcext:value-type="float">
            <text:p>7.7</text:p>
          </table:table-cell>
          <table:table-cell table:style-name="ce87" table:formula="of:=[M_Acu_A.N38]" office:value-type="float" office:value="2.85983534881769" calcext:value-type="float">
            <text:p>2.9</text:p>
          </table:table-cell>
          <table:table-cell/>
        </table:table-row>
        <table:table-row table:style-name="ro1">
          <table:table-cell/>
          <table:table-cell table:style-name="ce58" table:formula="of:=[M_Acu_A.B39]" office:value-type="date" office:date-value="2020-03-21" calcext:value-type="date">
            <text:p>21/03</text:p>
          </table:table-cell>
          <table:table-cell table:style-name="ce90" table:formula="of:=[M_Acu_A.E39]" office:value-type="float" office:value="30.8331044499951" calcext:value-type="float">
            <text:p>31</text:p>
          </table:table-cell>
          <table:table-cell table:style-name="ce90" table:formula="of:=[M_Acu_A.G39]" office:value-type="float" office:value="156.363784944608" calcext:value-type="float">
            <text:p>156</text:p>
          </table:table-cell>
          <table:table-cell table:style-name="ce87" table:formula="of:=[M_Acu_A.H39]" office:value-type="float" office:value="42.0922844568062" calcext:value-type="float">
            <text:p>42.1</text:p>
          </table:table-cell>
          <table:table-cell table:style-name="ce87" table:formula="of:=[M_Acu_A.J39]" office:value-type="float" office:value="357.372898670267" calcext:value-type="float">
            <text:p>357.4</text:p>
          </table:table-cell>
          <table:table-cell table:style-name="ce90" table:formula="of:=[M_Acu_A.O39]" office:value-type="float" office:value="19.6746600786521" calcext:value-type="float">
            <text:p>20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I39]" office:value-type="float" office:value="41.5155045934177" calcext:value-type="float">
            <text:p>41.5</text:p>
          </table:table-cell>
          <table:table-cell table:style-name="ce87" table:formula="of:=[M_Acu_A.K39]" office:value-type="float" office:value="4.44402137360968" calcext:value-type="float">
            <text:p>4.4</text:p>
          </table:table-cell>
          <table:table-cell table:style-name="ce90" table:formula="of:=[M_Acu_A.L39]" office:value-type="float" office:value="82.8310324064953" calcext:value-type="float">
            <text:p>83</text:p>
          </table:table-cell>
          <table:table-cell table:style-name="ce87" table:formula="of:=[M_Acu_A.P39]" office:value-type="float" office:value="18.5787211668426" calcext:value-type="float">
            <text:p>18.6</text:p>
          </table:table-cell>
          <table:table-cell table:style-name="ce87" table:formula="of:=[M_Acu_A.Q39]" office:value-type="float" office:value="54.5729082233899" calcext:value-type="float">
            <text:p>54.6</text:p>
          </table:table-cell>
          <table:table-cell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Acu_A.C39]" office:value-type="float" office:value="2.61251170865298" calcext:value-type="float">
            <text:p>2.6</text:p>
          </table:table-cell>
          <table:table-cell table:style-name="ce87" table:formula="of:=[M_Acu_A.D39]" office:value-type="float" office:value="4.6799194591477" calcext:value-type="float">
            <text:p>4.7</text:p>
          </table:table-cell>
          <table:table-cell table:style-name="ce90" table:formula="of:=[M_Acu_A.F39]" office:value-type="float" office:value="18.6136337206696" calcext:value-type="float">
            <text:p>19</text:p>
          </table:table-cell>
          <table:table-cell table:style-name="ce87" table:formula="of:=[M_Acu_A.M39]" office:value-type="float" office:value="7.71009786197015" calcext:value-type="float">
            <text:p>7.7</text:p>
          </table:table-cell>
          <table:table-cell table:style-name="ce87" table:formula="of:=[M_Acu_A.N39]" office:value-type="float" office:value="5.71967069763538" calcext:value-type="float">
            <text:p>5.7</text:p>
          </table:table-cell>
          <table:table-cell/>
        </table:table-row>
        <table:table-row table:style-name="ro1">
          <table:table-cell/>
          <table:table-cell table:style-name="ce58" table:formula="of:=[M_Acu_A.B40]" office:value-type="date" office:date-value="2020-03-22" calcext:value-type="date">
            <text:p>22/03</text:p>
          </table:table-cell>
          <table:table-cell table:style-name="ce87" table:formula="of:=[M_Acu_A.E40]" office:value-type="float" office:value="34.5146691604423" calcext:value-type="float">
            <text:p>34.5</text:p>
          </table:table-cell>
          <table:table-cell table:style-name="ce90" table:formula="of:=[M_Acu_A.G40]" office:value-type="float" office:value="202.824819083504" calcext:value-type="float">
            <text:p>203</text:p>
          </table:table-cell>
          <table:table-cell table:style-name="ce87" table:formula="of:=[M_Acu_A.H40]" office:value-type="float" office:value="50.4807824268459" calcext:value-type="float">
            <text:p>50.5</text:p>
          </table:table-cell>
          <table:table-cell table:style-name="ce90" table:formula="of:=[M_Acu_A.J40]" office:value-type="float" office:value="405.590464895001" calcext:value-type="float">
            <text:p>406</text:p>
          </table:table-cell>
          <table:table-cell table:style-name="ce90" table:formula="of:=[M_Acu_A.O40]" office:value-type="float" office:value="23.7278089360569" calcext:value-type="float">
            <text:p>2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I40]" office:value-type="float" office:value="54.6417303104542" calcext:value-type="float">
            <text:p>54.6</text:p>
          </table:table-cell>
          <table:table-cell table:style-name="ce87" table:formula="of:=[M_Acu_A.K40]" office:value-type="float" office:value="5.92536183147957" calcext:value-type="float">
            <text:p>5.9</text:p>
          </table:table-cell>
          <table:table-cell table:style-name="ce90" table:formula="of:=[M_Acu_A.L40]" office:value-type="float" office:value="82.8310324064953" calcext:value-type="float">
            <text:p>83</text:p>
          </table:table-cell>
          <table:table-cell table:style-name="ce87" table:formula="of:=[M_Acu_A.P40]" office:value-type="float" office:value="24.4456857458455" calcext:value-type="float">
            <text:p>24.4</text:p>
          </table:table-cell>
          <table:table-cell table:style-name="ce87" table:formula="of:=[M_Acu_A.Q40]" office:value-type="float" office:value="65.7504918354095" calcext:value-type="float">
            <text:p>65.8</text:p>
          </table:table-cell>
          <table:table-cell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Acu_A.C40]" office:value-type="float" office:value="3.05719455267902" calcext:value-type="float">
            <text:p>3.1</text:p>
          </table:table-cell>
          <table:table-cell table:style-name="ce87" table:formula="of:=[M_Acu_A.D40]" office:value-type="float" office:value="9.3598389182954" calcext:value-type="float">
            <text:p>9.4</text:p>
          </table:table-cell>
          <table:table-cell table:style-name="ce90" table:formula="of:=[M_Acu_A.F40]" office:value-type="float" office:value="21.2727242521938" calcext:value-type="float">
            <text:p>21</text:p>
          </table:table-cell>
          <table:table-cell table:style-name="ce87" table:formula="of:=[M_Acu_A.M40]" office:value-type="float" office:value="7.71009786197015" calcext:value-type="float">
            <text:p>7.7</text:p>
          </table:table-cell>
          <table:table-cell table:style-name="ce87" table:formula="of:=[M_Acu_A.N40]" office:value-type="float" office:value="6.67294914724128" calcext:value-type="float">
            <text:p>6.7</text:p>
          </table:table-cell>
          <table:table-cell/>
        </table:table-row>
        <table:table-row table:style-name="ro1">
          <table:table-cell table:style-name="ce80" table:formula="of:=[M_Acu_A.A41]" office:value-type="string" office:string-value="L" calcext:value-type="string">
            <text:p>L</text:p>
          </table:table-cell>
          <table:table-cell table:style-name="ce57" table:formula="of:=[M_Acu_A.B41]" office:value-type="date" office:date-value="2020-03-23" calcext:value-type="date">
            <text:p>23/03</text:p>
          </table:table-cell>
          <table:table-cell table:style-name="ce88" table:formula="of:=[M_Acu_A.E41]" office:value-type="float" office:value="40.4972118149189" calcext:value-type="float">
            <text:p>40.5</text:p>
          </table:table-cell>
          <table:table-cell table:style-name="ce92" table:formula="of:=[M_Acu_A.G41]" office:value-type="float" office:value="257.304508860585" calcext:value-type="float">
            <text:p>257</text:p>
          </table:table-cell>
          <table:table-cell table:style-name="ce92" table:formula="of:=[M_Acu_A.H41]" office:value-type="float" office:value="64.4116808413761" calcext:value-type="float">
            <text:p>64</text:p>
          </table:table-cell>
          <table:table-cell table:style-name="ce92" table:formula="of:=[M_Acu_A.J41]" office:value-type="float" office:value="450.104685019525" calcext:value-type="float">
            <text:p>450</text:p>
          </table:table-cell>
          <table:table-cell table:style-name="ce92" table:formula="of:=[M_Acu_A.O41]" office:value-type="float" office:value="28.2876014006372" calcext:value-type="float">
            <text:p>28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I41]" office:value-type="float" office:value="65.0206064588086" calcext:value-type="float">
            <text:p>65.0</text:p>
          </table:table-cell>
          <table:table-cell table:style-name="ce92" table:formula="of:=[M_Acu_A.K41]" office:value-type="float" office:value="8.88804274721935" calcext:value-type="float">
            <text:p>9</text:p>
          </table:table-cell>
          <table:table-cell table:style-name="ce92" table:formula="of:=[M_Acu_A.L41]" office:value-type="float" office:value="82.8310324064953" calcext:value-type="float">
            <text:p>83</text:p>
          </table:table-cell>
          <table:table-cell table:style-name="ce88" table:formula="of:=[M_Acu_A.P41]" office:value-type="float" office:value="29.8237366099316" calcext:value-type="float">
            <text:p>29.8</text:p>
          </table:table-cell>
          <table:table-cell table:style-name="ce88" table:formula="of:=[M_Acu_A.Q41]" office:value-type="float" office:value="84.8181344676782" calcext:value-type="float">
            <text:p>84.8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Acu_A.C41]" office:value-type="float" office:value="4.78034057327992" calcext:value-type="float">
            <text:p>4.8</text:p>
          </table:table-cell>
          <table:table-cell table:style-name="ce92" table:formula="of:=[M_Acu_A.D41]" office:value-type="float" office:value="12.2847885802627" calcext:value-type="float">
            <text:p>12</text:p>
          </table:table-cell>
          <table:table-cell table:style-name="ce92" table:formula="of:=[M_Acu_A.F41]" office:value-type="float" office:value="21.2727242521938" calcext:value-type="float">
            <text:p>21</text:p>
          </table:table-cell>
          <table:table-cell table:style-name="ce88" table:formula="of:=[M_Acu_A.M41]" office:value-type="float" office:value="7.71009786197015" calcext:value-type="float">
            <text:p>7.7</text:p>
          </table:table-cell>
          <table:table-cell table:style-name="ce92" table:formula="of:=[M_Acu_A.N41]" office:value-type="float" office:value="10.9627021704678" calcext:value-type="float">
            <text:p>11</text:p>
          </table:table-cell>
          <table:table-cell/>
        </table:table-row>
        <table:table-row table:style-name="ro1">
          <table:table-cell/>
          <table:table-cell table:style-name="ce58" table:formula="of:=[M_Acu_A.B42]" office:value-type="date" office:date-value="2020-03-24" calcext:value-type="date">
            <text:p>24/03</text:p>
          </table:table-cell>
          <table:table-cell table:style-name="ce90" table:formula="of:=[M_Acu_A.E42]" office:value-type="float" office:value="56.1438618343194" calcext:value-type="float">
            <text:p>56</text:p>
          </table:table-cell>
          <table:table-cell table:style-name="ce90" table:formula="of:=[M_Acu_A.G42]" office:value-type="float" office:value="316.736897708309" calcext:value-type="float">
            <text:p>317</text:p>
          </table:table-cell>
          <table:table-cell table:style-name="ce90" table:formula="of:=[M_Acu_A.H42]" office:value-type="float" office:value="82.3870336343182" calcext:value-type="float">
            <text:p>82</text:p>
          </table:table-cell>
          <table:table-cell table:style-name="ce90" table:formula="of:=[M_Acu_A.J42]" office:value-type="float" office:value="505.136408068646" calcext:value-type="float">
            <text:p>505</text:p>
          </table:table-cell>
          <table:table-cell table:style-name="ce90" table:formula="of:=[M_Acu_A.O42]" office:value-type="float" office:value="35.6339337046832" calcext:value-type="float">
            <text:p>36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I42]" office:value-type="float" office:value="84.2520534395829" calcext:value-type="float">
            <text:p>84.3</text:p>
          </table:table-cell>
          <table:table-cell table:style-name="ce90" table:formula="of:=[M_Acu_A.K42]" office:value-type="float" office:value="10.3693832050892" calcext:value-type="float">
            <text:p>10</text:p>
          </table:table-cell>
          <table:table-cell table:style-name="ce90" table:formula="of:=[M_Acu_A.L42]" office:value-type="float" office:value="82.8310324064953" calcext:value-type="float">
            <text:p>83</text:p>
          </table:table-cell>
          <table:table-cell table:style-name="ce90" table:formula="of:=[M_Acu_A.P42]" office:value-type="float" office:value="39.6020109082698" calcext:value-type="float">
            <text:p>40</text:p>
          </table:table-cell>
          <table:table-cell table:style-name="ce90" table:formula="of:=[M_Acu_A.Q42]" office:value-type="float" office:value="100.598252508176" calcext:value-type="float">
            <text:p>101</text:p>
          </table:table-cell>
          <table:table-cell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Acu_A.C42]" office:value-type="float" office:value="6.33673052737105" calcext:value-type="float">
            <text:p>6.3</text:p>
          </table:table-cell>
          <table:table-cell table:style-name="ce90" table:formula="of:=[M_Acu_A.D42]" office:value-type="float" office:value="16.3797181070169" calcext:value-type="float">
            <text:p>16</text:p>
          </table:table-cell>
          <table:table-cell table:style-name="ce90" table:formula="of:=[M_Acu_A.F42]" office:value-type="float" office:value="28.3636323362584" calcext:value-type="float">
            <text:p>28</text:p>
          </table:table-cell>
          <table:table-cell table:style-name="ce90" table:formula="of:=[M_Acu_A.M42]" office:value-type="float" office:value="11.0144255171002" calcext:value-type="float">
            <text:p>11</text:p>
          </table:table-cell>
          <table:table-cell table:style-name="ce90" table:formula="of:=[M_Acu_A.N42]" office:value-type="float" office:value="15.7290944184973" calcext:value-type="float">
            <text:p>16</text:p>
          </table:table-cell>
          <table:table-cell/>
        </table:table-row>
        <table:table-row table:style-name="ro1">
          <table:table-cell/>
          <table:table-cell table:style-name="ce58" table:formula="of:=[M_Acu_A.B43]" office:value-type="date" office:date-value="2020-03-25" calcext:value-type="date">
            <text:p>25/03</text:p>
          </table:table-cell>
          <table:table-cell table:style-name="ce90" table:formula="of:=[M_Acu_A.E43]" office:value-type="float" office:value="81.9148148074497" calcext:value-type="float">
            <text:p>82</text:p>
          </table:table-cell>
          <table:table-cell table:style-name="ce90" table:formula="of:=[M_Acu_A.G43]" office:value-type="float" office:value="404.942109728345" calcext:value-type="float">
            <text:p>405</text:p>
          </table:table-cell>
          <table:table-cell table:style-name="ce90" table:formula="of:=[M_Acu_A.H43]" office:value-type="float" office:value="99.688310697525" calcext:value-type="float">
            <text:p>100</text:p>
          </table:table-cell>
          <table:table-cell table:style-name="ce90" table:formula="of:=[M_Acu_A.J43]" office:value-type="float" office:value="555.724115797515" calcext:value-type="float">
            <text:p>556</text:p>
          </table:table-cell>
          <table:table-cell table:style-name="ce90" table:formula="of:=[M_Acu_A.O43]" office:value-type="float" office:value="48.8066674912486" calcext:value-type="float">
            <text:p>49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I43]" office:value-type="float" office:value="108.672938494535" calcext:value-type="float">
            <text:p>108.7</text:p>
          </table:table-cell>
          <table:table-cell table:style-name="ce90" table:formula="of:=[M_Acu_A.K43]" office:value-type="float" office:value="13.332064120829" calcext:value-type="float">
            <text:p>13</text:p>
          </table:table-cell>
          <table:table-cell table:style-name="ce90" table:formula="of:=[M_Acu_A.L43]" office:value-type="float" office:value="82.8310324064953" calcext:value-type="float">
            <text:p>83</text:p>
          </table:table-cell>
          <table:table-cell table:style-name="ce90" table:formula="of:=[M_Acu_A.P43]" office:value-type="float" office:value="51.8248537811925" calcext:value-type="float">
            <text:p>52</text:p>
          </table:table-cell>
          <table:table-cell table:style-name="ce90" table:formula="of:=[M_Acu_A.Q43]" office:value-type="float" office:value="115.720865630321" calcext:value-type="float">
            <text:p>116</text:p>
          </table:table-cell>
          <table:table-cell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Acu_A.C43]" office:value-type="float" office:value="8.28221796998497" calcext:value-type="float">
            <text:p>8.3</text:p>
          </table:table-cell>
          <table:table-cell table:style-name="ce90" table:formula="of:=[M_Acu_A.D43]" office:value-type="float" office:value="18.1346879041973" calcext:value-type="float">
            <text:p>18</text:p>
          </table:table-cell>
          <table:table-cell table:style-name="ce90" table:formula="of:=[M_Acu_A.F43]" office:value-type="float" office:value="30.1363593572746" calcext:value-type="float">
            <text:p>30</text:p>
          </table:table-cell>
          <table:table-cell table:style-name="ce90" table:formula="of:=[M_Acu_A.M43]" office:value-type="float" office:value="13.2173106205203" calcext:value-type="float">
            <text:p>13</text:p>
          </table:table-cell>
          <table:table-cell table:style-name="ce90" table:formula="of:=[M_Acu_A.N43]" office:value-type="float" office:value="20.4954866665268" calcext:value-type="float">
            <text:p>20</text:p>
          </table:table-cell>
          <table:table-cell/>
        </table:table-row>
        <table:table-row table:style-name="ro1">
          <table:table-cell/>
          <table:table-cell table:style-name="ce58" table:formula="of:=[M_Acu_A.B44]" office:value-type="date" office:date-value="2020-03-26" calcext:value-type="date">
            <text:p>26/03</text:p>
          </table:table-cell>
          <table:table-cell table:style-name="ce90" table:formula="of:=[M_Acu_A.E44]" office:value-type="float" office:value="101.243029537297" calcext:value-type="float">
            <text:p>101</text:p>
          </table:table-cell>
          <table:table-cell table:style-name="ce90" table:formula="of:=[M_Acu_A.G44]" office:value-type="float" office:value="482.180630949098" calcext:value-type="float">
            <text:p>482</text:p>
          </table:table-cell>
          <table:table-cell table:style-name="ce90" table:formula="of:=[M_Acu_A.H44]" office:value-type="float" office:value="127.025826403458" calcext:value-type="float">
            <text:p>127</text:p>
          </table:table-cell>
          <table:table-cell table:style-name="ce90" table:formula="of:=[M_Acu_A.J44]" office:value-type="float" office:value="604.756418164296" calcext:value-type="float">
            <text:p>605</text:p>
          </table:table-cell>
          <table:table-cell table:style-name="ce90" table:formula="of:=[M_Acu_A.O44]" office:value-type="float" office:value="64.0904163077123" calcext:value-type="float">
            <text:p>64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I44]" office:value-type="float" office:value="132.483301423112" calcext:value-type="float">
            <text:p>132</text:p>
          </table:table-cell>
          <table:table-cell table:style-name="ce90" table:formula="of:=[M_Acu_A.K44]" office:value-type="float" office:value="28.1454686995279" calcext:value-type="float">
            <text:p>28</text:p>
          </table:table-cell>
          <table:table-cell table:style-name="ce90" table:formula="of:=[M_Acu_A.L44]" office:value-type="float" office:value="93.1849114573071" calcext:value-type="float">
            <text:p>93</text:p>
          </table:table-cell>
          <table:table-cell table:style-name="ce90" table:formula="of:=[M_Acu_A.P44]" office:value-type="float" office:value="66.0033515137829" calcext:value-type="float">
            <text:p>66</text:p>
          </table:table-cell>
          <table:table-cell table:style-name="ce90" table:formula="of:=[M_Acu_A.Q44]" office:value-type="float" office:value="148.596111548025" calcext:value-type="float">
            <text:p>149</text:p>
          </table:table-cell>
          <table:table-cell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90" table:formula="of:=[M_Acu_A.C44]" office:value-type="float" office:value="10.8947296786379" calcext:value-type="float">
            <text:p>11</text:p>
          </table:table-cell>
          <table:table-cell table:style-name="ce90" table:formula="of:=[M_Acu_A.D44]" office:value-type="float" office:value="28.6645066872796" calcext:value-type="float">
            <text:p>29</text:p>
          </table:table-cell>
          <table:table-cell table:style-name="ce90" table:formula="of:=[M_Acu_A.F44]" office:value-type="float" office:value="36.3409039308311" calcext:value-type="float">
            <text:p>36</text:p>
          </table:table-cell>
          <table:table-cell table:style-name="ce90" table:formula="of:=[M_Acu_A.M44]" office:value-type="float" office:value="15.4201957239403" calcext:value-type="float">
            <text:p>15</text:p>
          </table:table-cell>
          <table:table-cell table:style-name="ce90" table:formula="of:=[M_Acu_A.N44]" office:value-type="float" office:value="28.5983534881769" calcext:value-type="float">
            <text:p>29</text:p>
          </table:table-cell>
          <table:table-cell/>
        </table:table-row>
        <table:table-row table:style-name="ro1">
          <table:table-cell/>
          <table:table-cell table:style-name="ce58" table:formula="of:=[M_Acu_A.B45]" office:value-type="date" office:date-value="2020-03-27" calcext:value-type="date">
            <text:p>27/03</text:p>
          </table:table-cell>
          <table:table-cell table:style-name="ce90" table:formula="of:=[M_Acu_A.E45]" office:value-type="float" office:value="132.996525164904" calcext:value-type="float">
            <text:p>133</text:p>
          </table:table-cell>
          <table:table-cell table:style-name="ce90" table:formula="of:=[M_Acu_A.G45]" office:value-type="float" office:value="572.862192504456" calcext:value-type="float">
            <text:p>573</text:p>
          </table:table-cell>
          <table:table-cell table:style-name="ce90" table:formula="of:=[M_Acu_A.H45]" office:value-type="float" office:value="149.420120091332" calcext:value-type="float">
            <text:p>149</text:p>
          </table:table-cell>
          <table:table-cell table:style-name="ce90" table:formula="of:=[M_Acu_A.J45]" office:value-type="float" office:value="676.527265586366" calcext:value-type="float">
            <text:p>677</text:p>
          </table:table-cell>
          <table:table-cell table:style-name="ce90" table:formula="of:=[M_Acu_A.O45]" office:value-type="float" office:value="86.0449726186546" calcext:value-type="float">
            <text:p>86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I45]" office:value-type="float" office:value="166.672540500045" calcext:value-type="float">
            <text:p>167</text:p>
          </table:table-cell>
          <table:table-cell table:style-name="ce90" table:formula="of:=[M_Acu_A.K45]" office:value-type="float" office:value="32.5894900731376" calcext:value-type="float">
            <text:p>33</text:p>
          </table:table-cell>
          <table:table-cell table:style-name="ce90" table:formula="of:=[M_Acu_A.L45]" office:value-type="float" office:value="155.308185762179" calcext:value-type="float">
            <text:p>155</text:p>
          </table:table-cell>
          <table:table-cell table:style-name="ce90" table:formula="of:=[M_Acu_A.P45]" office:value-type="float" office:value="81.6485903911241" calcext:value-type="float">
            <text:p>82</text:p>
          </table:table-cell>
          <table:table-cell table:style-name="ce90" table:formula="of:=[M_Acu_A.Q45]" office:value-type="float" office:value="163.71872467017" calcext:value-type="float">
            <text:p>164</text:p>
          </table:table-cell>
          <table:table-cell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90" table:formula="of:=[M_Acu_A.C45]" office:value-type="float" office:value="14.0630949423235" calcext:value-type="float">
            <text:p>14</text:p>
          </table:table-cell>
          <table:table-cell table:style-name="ce90" table:formula="of:=[M_Acu_A.D45]" office:value-type="float" office:value="33.9294160788208" calcext:value-type="float">
            <text:p>34</text:p>
          </table:table-cell>
          <table:table-cell table:style-name="ce90" table:formula="of:=[M_Acu_A.F45]" office:value-type="float" office:value="46.0909025464199" calcext:value-type="float">
            <text:p>46</text:p>
          </table:table-cell>
          <table:table-cell table:style-name="ce90" table:formula="of:=[M_Acu_A.M45]" office:value-type="float" office:value="17.6230808273603" calcext:value-type="float">
            <text:p>18</text:p>
          </table:table-cell>
          <table:table-cell table:style-name="ce90" table:formula="of:=[M_Acu_A.N45]" office:value-type="float" office:value="36.2245810850241" calcext:value-type="float">
            <text:p>36</text:p>
          </table:table-cell>
          <table:table-cell/>
        </table:table-row>
        <table:table-row table:style-name="ro1">
          <table:table-cell/>
          <table:table-cell table:style-name="ce58" table:formula="of:=[M_Acu_A.B46]" office:value-type="date" office:date-value="2020-03-28" calcext:value-type="date">
            <text:p>28/03</text:p>
          </table:table-cell>
          <table:table-cell table:style-name="ce90" table:formula="of:=[M_Acu_A.E46]" office:value-type="float" office:value="162.449042848482" calcext:value-type="float">
            <text:p>162</text:p>
          </table:table-cell>
          <table:table-cell table:style-name="ce90" table:formula="of:=[M_Acu_A.G46]" office:value-type="float" office:value="670.972802665778" calcext:value-type="float">
            <text:p>671</text:p>
          </table:table-cell>
          <table:table-cell table:style-name="ce90" table:formula="of:=[M_Acu_A.H46]" office:value-type="float" office:value="173.312359845284" calcext:value-type="float">
            <text:p>173</text:p>
          </table:table-cell>
          <table:table-cell table:style-name="ce90" table:formula="of:=[M_Acu_A.J46]" office:value-type="float" office:value="742.3727592481" calcext:value-type="float">
            <text:p>742</text:p>
          </table:table-cell>
          <table:table-cell table:style-name="ce90" table:formula="of:=[M_Acu_A.O46]" office:value-type="float" office:value="103.693058268604" calcext:value-type="float">
            <text:p>104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I46]" office:value-type="float" office:value="195.061819376426" calcext:value-type="float">
            <text:p>195</text:p>
          </table:table-cell>
          <table:table-cell table:style-name="ce90" table:formula="of:=[M_Acu_A.K46]" office:value-type="float" office:value="53.3282564833161" calcext:value-type="float">
            <text:p>53</text:p>
          </table:table-cell>
          <table:table-cell table:style-name="ce90" table:formula="of:=[M_Acu_A.L46]" office:value-type="float" office:value="186.369822914614" calcext:value-type="float">
            <text:p>186</text:p>
          </table:table-cell>
          <table:table-cell table:style-name="ce90" table:formula="of:=[M_Acu_A.P46]" office:value-type="float" office:value="98.760570413216" calcext:value-type="float">
            <text:p>99</text:p>
          </table:table-cell>
          <table:table-cell table:style-name="ce90" table:formula="of:=[M_Acu_A.Q46]" office:value-type="float" office:value="191.333931241042" calcext:value-type="float">
            <text:p>191</text:p>
          </table:table-cell>
          <table:table-cell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90" table:formula="of:=[M_Acu_A.C46]" office:value-type="float" office:value="18.0652405385578" calcext:value-type="float">
            <text:p>18</text:p>
          </table:table-cell>
          <table:table-cell table:style-name="ce90" table:formula="of:=[M_Acu_A.D46]" office:value-type="float" office:value="39.7793154027554" calcext:value-type="float">
            <text:p>40</text:p>
          </table:table-cell>
          <table:table-cell table:style-name="ce90" table:formula="of:=[M_Acu_A.F46]" office:value-type="float" office:value="57.6136281830249" calcext:value-type="float">
            <text:p>58</text:p>
          </table:table-cell>
          <table:table-cell table:style-name="ce90" table:formula="of:=[M_Acu_A.M46]" office:value-type="float" office:value="22.0288510342004" calcext:value-type="float">
            <text:p>22</text:p>
          </table:table-cell>
          <table:table-cell table:style-name="ce90" table:formula="of:=[M_Acu_A.N46]" office:value-type="float" office:value="47.6639224802949" calcext:value-type="float">
            <text:p>48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47]" office:value-type="date" office:date-value="2020-03-29" calcext:value-type="date">
            <text:p>29/03</text:p>
          </table:table-cell>
          <table:table-cell table:style-name="ce91" table:formula="of:=[M_Acu_A.E47]" office:value-type="float" office:value="198.344298775342" calcext:value-type="float">
            <text:p>198</text:p>
          </table:table-cell>
          <table:table-cell table:style-name="ce91" table:formula="of:=[M_Acu_A.G47]" office:value-type="float" office:value="769.790941265765" calcext:value-type="float">
            <text:p>770</text:p>
          </table:table-cell>
          <table:table-cell table:style-name="ce91" table:formula="of:=[M_Acu_A.H47]" office:value-type="float" office:value="195.18237241003" calcext:value-type="float">
            <text:p>195</text:p>
          </table:table-cell>
          <table:table-cell table:style-name="ce91" table:formula="of:=[M_Acu_A.J47]" office:value-type="float" office:value="798.367352283275" calcext:value-type="float">
            <text:p>798</text:p>
          </table:table-cell>
          <table:table-cell table:style-name="ce91" table:formula="of:=[M_Acu_A.O47]" office:value-type="float" office:value="118.892366483872" calcext:value-type="float">
            <text:p>119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I47]" office:value-type="float" office:value="235.356279717096" calcext:value-type="float">
            <text:p>235</text:p>
          </table:table-cell>
          <table:table-cell table:style-name="ce91" table:formula="of:=[M_Acu_A.K47]" office:value-type="float" office:value="68.141661062015" calcext:value-type="float">
            <text:p>68</text:p>
          </table:table-cell>
          <table:table-cell table:style-name="ce91" table:formula="of:=[M_Acu_A.L47]" office:value-type="float" office:value="217.43146006705" calcext:value-type="float">
            <text:p>217</text:p>
          </table:table-cell>
          <table:table-cell table:style-name="ce91" table:formula="of:=[M_Acu_A.P47]" office:value-type="float" office:value="117.339291580059" calcext:value-type="float">
            <text:p>117</text:p>
          </table:table-cell>
          <table:table-cell table:style-name="ce91" table:formula="of:=[M_Acu_A.Q47]" office:value-type="float" office:value="215.004108301789" calcext:value-type="float">
            <text:p>215</text:p>
          </table:table-cell>
          <table:table-cell/>
          <table:table-cell table:style-name="ce51"/>
          <table:table-cell table:style-name="ce59" table:formula="of:=[.B47]" office:value-type="date" office:date-value="2020-03-29" calcext:value-type="date">
            <text:p>29/03</text:p>
          </table:table-cell>
          <table:table-cell table:style-name="ce91" table:formula="of:=[M_Acu_A.C47]" office:value-type="float" office:value="21.6227032907661" calcext:value-type="float">
            <text:p>22</text:p>
          </table:table-cell>
          <table:table-cell table:style-name="ce91" table:formula="of:=[M_Acu_A.D47]" office:value-type="float" office:value="50.3091341858378" calcext:value-type="float">
            <text:p>50</text:p>
          </table:table-cell>
          <table:table-cell table:style-name="ce91" table:formula="of:=[M_Acu_A.F47]" office:value-type="float" office:value="63.8181727565815" calcext:value-type="float">
            <text:p>64</text:p>
          </table:table-cell>
          <table:table-cell table:style-name="ce91" table:formula="of:=[M_Acu_A.M47]" office:value-type="float" office:value="24.2317361376205" calcext:value-type="float">
            <text:p>24</text:p>
          </table:table-cell>
          <table:table-cell table:style-name="ce91" table:formula="of:=[M_Acu_A.N47]" office:value-type="float" office:value="56.7200677515509" calcext:value-type="float">
            <text:p>57</text:p>
          </table:table-cell>
          <table:table-cell/>
        </table:table-row>
        <table:table-row table:style-name="ro1">
          <table:table-cell table:style-name="ce86" table:formula="of:=[M_Acu_A.A48]" office:value-type="string" office:string-value="L" calcext:value-type="string">
            <text:p>L</text:p>
          </table:table-cell>
          <table:table-cell table:style-name="ce58" table:formula="of:=[M_Acu_A.B48]" office:value-type="date" office:date-value="2020-03-30" calcext:value-type="date">
            <text:p>30/03</text:p>
          </table:table-cell>
          <table:table-cell table:style-name="ce90" table:formula="of:=[M_Acu_A.E48]" office:value-type="float" office:value="236.080337057425" calcext:value-type="float">
            <text:p>236</text:p>
          </table:table-cell>
          <table:table-cell table:style-name="ce90" table:formula="of:=[M_Acu_A.G48]" office:value-type="float" office:value="865.54312329821" calcext:value-type="float">
            <text:p>866</text:p>
          </table:table-cell>
          <table:table-cell table:style-name="ce90" table:formula="of:=[M_Acu_A.H48]" office:value-type="float" office:value="226.489445191071" calcext:value-type="float">
            <text:p>226</text:p>
          </table:table-cell>
          <table:table-cell table:style-name="ce90" table:formula="of:=[M_Acu_A.J48]" office:value-type="float" office:value="858.509692950686" calcext:value-type="float">
            <text:p>859</text:p>
          </table:table-cell>
          <table:table-cell table:style-name="ce90" table:formula="of:=[M_Acu_A.O48]" office:value-type="float" office:value="151.064235539522" calcext:value-type="float">
            <text:p>151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I48]" office:value-type="float" office:value="263.745558593477" calcext:value-type="float">
            <text:p>264</text:p>
          </table:table-cell>
          <table:table-cell table:style-name="ce90" table:formula="of:=[M_Acu_A.K48]" office:value-type="float" office:value="79.9923847249742" calcext:value-type="float">
            <text:p>80</text:p>
          </table:table-cell>
          <table:table-cell table:style-name="ce90" table:formula="of:=[M_Acu_A.L48]" office:value-type="float" office:value="227.785339117862" calcext:value-type="float">
            <text:p>228</text:p>
          </table:table-cell>
          <table:table-cell table:style-name="ce90" table:formula="of:=[M_Acu_A.P48]" office:value-type="float" office:value="138.851495036403" calcext:value-type="float">
            <text:p>139</text:p>
          </table:table-cell>
          <table:table-cell table:style-name="ce90" table:formula="of:=[M_Acu_A.Q48]" office:value-type="float" office:value="248.536859137848" calcext:value-type="float">
            <text:p>249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90" table:formula="of:=[M_Acu_A.C48]" office:value-type="float" office:value="25.2913367539809" calcext:value-type="float">
            <text:p>25</text:p>
          </table:table-cell>
          <table:table-cell table:style-name="ce90" table:formula="of:=[M_Acu_A.D48]" office:value-type="float" office:value="63.1789126984939" calcext:value-type="float">
            <text:p>63</text:p>
          </table:table-cell>
          <table:table-cell table:style-name="ce90" table:formula="of:=[M_Acu_A.F48]" office:value-type="float" office:value="68.2499903091218" calcext:value-type="float">
            <text:p>68</text:p>
          </table:table-cell>
          <table:table-cell table:style-name="ce90" table:formula="of:=[M_Acu_A.M48]" office:value-type="float" office:value="29.7389488961706" calcext:value-type="float">
            <text:p>30</text:p>
          </table:table-cell>
          <table:table-cell table:style-name="ce90" table:formula="of:=[M_Acu_A.N48]" office:value-type="float" office:value="66.7294914724128" calcext:value-type="float">
            <text:p>67</text:p>
          </table:table-cell>
          <table:table-cell/>
        </table:table-row>
        <table:table-row table:style-name="ro1">
          <table:table-cell/>
          <table:table-cell table:style-name="ce58" table:formula="of:=[M_Acu_A.B49]" office:value-type="date" office:date-value="2020-03-31" calcext:value-type="date">
            <text:p>31/03</text:p>
          </table:table-cell>
          <table:table-cell table:style-name="ce90" table:formula="of:=[M_Acu_A.E49]" office:value-type="float" office:value="324.437890108157" calcext:value-type="float">
            <text:p>324</text:p>
          </table:table-cell>
          <table:table-cell table:style-name="ce90" table:formula="of:=[M_Acu_A.G49]" office:value-type="float" office:value="965.658397369079" calcext:value-type="float">
            <text:p>966</text:p>
          </table:table-cell>
          <table:table-cell table:style-name="ce90" table:formula="of:=[M_Acu_A.H49]" office:value-type="float" office:value="263.86319953973" calcext:value-type="float">
            <text:p>264</text:p>
          </table:table-cell>
          <table:table-cell table:style-name="ce90" table:formula="of:=[M_Acu_A.J49]" office:value-type="float" office:value="920.503706668202" calcext:value-type="float">
            <text:p>921</text:p>
          </table:table-cell>
          <table:table-cell table:style-name="ce90" table:formula="of:=[M_Acu_A.O49]" office:value-type="float" office:value="198.604294012832" calcext:value-type="float">
            <text:p>199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I49]" office:value-type="float" office:value="317.166244651184" calcext:value-type="float">
            <text:p>317</text:p>
          </table:table-cell>
          <table:table-cell table:style-name="ce90" table:formula="of:=[M_Acu_A.K49]" office:value-type="float" office:value="105.175172508762" calcext:value-type="float">
            <text:p>105</text:p>
          </table:table-cell>
          <table:table-cell table:style-name="ce90" table:formula="of:=[M_Acu_A.L49]" office:value-type="float" office:value="238.139218168674" calcext:value-type="float">
            <text:p>238</text:p>
          </table:table-cell>
          <table:table-cell table:style-name="ce90" table:formula="of:=[M_Acu_A.P49]" office:value-type="float" office:value="161.830439637497" calcext:value-type="float">
            <text:p>162</text:p>
          </table:table-cell>
          <table:table-cell table:style-name="ce90" table:formula="of:=[M_Acu_A.Q49]" office:value-type="float" office:value="290.61717391251" calcext:value-type="float">
            <text:p>291</text:p>
          </table:table-cell>
          <table:table-cell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90" table:formula="of:=[M_Acu_A.C49]" office:value-type="float" office:value="32.4062622583976" calcext:value-type="float">
            <text:p>32</text:p>
          </table:table-cell>
          <table:table-cell table:style-name="ce90" table:formula="of:=[M_Acu_A.D49]" office:value-type="float" office:value="74.8787113463632" calcext:value-type="float">
            <text:p>75</text:p>
          </table:table-cell>
          <table:table-cell table:style-name="ce90" table:formula="of:=[M_Acu_A.F49]" office:value-type="float" office:value="79.7727159457268" calcext:value-type="float">
            <text:p>80</text:p>
          </table:table-cell>
          <table:table-cell table:style-name="ce90" table:formula="of:=[M_Acu_A.M49]" office:value-type="float" office:value="30.8403914478806" calcext:value-type="float">
            <text:p>31</text:p>
          </table:table-cell>
          <table:table-cell table:style-name="ce90" table:formula="of:=[M_Acu_A.N49]" office:value-type="float" office:value="76.2622759684718" calcext:value-type="float">
            <text:p>76</text:p>
          </table:table-cell>
          <table:table-cell/>
        </table:table-row>
        <table:table-row table:style-name="ro1">
          <table:table-cell/>
          <table:table-cell table:style-name="ce58" table:formula="of:=[M_Acu_A.B50]" office:value-type="date" office:date-value="2020-04-01" calcext:value-type="date">
            <text:p>01/04</text:p>
          </table:table-cell>
          <table:table-cell table:style-name="ce90" table:formula="of:=[M_Acu_A.E50]" office:value-type="float" office:value="381.041947531283" calcext:value-type="float">
            <text:p>381</text:p>
          </table:table-cell>
          <table:table-cell table:style-name="ce90" table:formula="of:=[M_Acu_A.G50]" office:value-type="float" office:value="1067.54249253661" calcext:value-type="float">
            <text:p>1068</text:p>
          </table:table-cell>
          <table:table-cell table:style-name="ce90" table:formula="of:=[M_Acu_A.H50]" office:value-type="float" office:value="301.985926921428" calcext:value-type="float">
            <text:p>302</text:p>
          </table:table-cell>
          <table:table-cell table:style-name="ce90" table:formula="of:=[M_Acu_A.J50]" office:value-type="float" office:value="974.350358965255" calcext:value-type="float">
            <text:p>974</text:p>
          </table:table-cell>
          <table:table-cell table:style-name="ce90" table:formula="of:=[M_Acu_A.O50]" office:value-type="float" office:value="246.650996093317" calcext:value-type="float">
            <text:p>247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I50]" office:value-type="float" office:value="358.071227118227" calcext:value-type="float">
            <text:p>358</text:p>
          </table:table-cell>
          <table:table-cell table:style-name="ce90" table:formula="of:=[M_Acu_A.K50]" office:value-type="float" office:value="125.913938918941" calcext:value-type="float">
            <text:p>126</text:p>
          </table:table-cell>
          <table:table-cell table:style-name="ce90" table:formula="of:=[M_Acu_A.L50]" office:value-type="float" office:value="300.262492473545" calcext:value-type="float">
            <text:p>300</text:p>
          </table:table-cell>
          <table:table-cell table:style-name="ce90" table:formula="of:=[M_Acu_A.P50]" office:value-type="float" office:value="187.253952813177" calcext:value-type="float">
            <text:p>187</text:p>
          </table:table-cell>
          <table:table-cell table:style-name="ce90" table:formula="of:=[M_Acu_A.Q50]" office:value-type="float" office:value="326.779944421985" calcext:value-type="float">
            <text:p>327</text:p>
          </table:table-cell>
          <table:table-cell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90" table:formula="of:=[M_Acu_A.C50]" office:value-type="float" office:value="40.6884802283825" calcext:value-type="float">
            <text:p>41</text:p>
          </table:table-cell>
          <table:table-cell table:style-name="ce90" table:formula="of:=[M_Acu_A.D50]" office:value-type="float" office:value="85.4085301294455" calcext:value-type="float">
            <text:p>85</text:p>
          </table:table-cell>
          <table:table-cell table:style-name="ce90" table:formula="of:=[M_Acu_A.F50]" office:value-type="float" office:value="92.1818050928399" calcext:value-type="float">
            <text:p>92</text:p>
          </table:table-cell>
          <table:table-cell table:style-name="ce90" table:formula="of:=[M_Acu_A.M50]" office:value-type="float" office:value="35.2461616547207" calcext:value-type="float">
            <text:p>35</text:p>
          </table:table-cell>
          <table:table-cell table:style-name="ce90" table:formula="of:=[M_Acu_A.N50]" office:value-type="float" office:value="89.1315350381514" calcext:value-type="float">
            <text:p>89</text:p>
          </table:table-cell>
          <table:table-cell/>
        </table:table-row>
        <table:table-row table:style-name="ro1">
          <table:table-cell/>
          <table:table-cell table:style-name="ce58" table:formula="of:=[M_Acu_A.B51]" office:value-type="date" office:date-value="2020-04-02" calcext:value-type="date">
            <text:p>02/04</text:p>
          </table:table-cell>
          <table:table-cell table:style-name="ce90" table:formula="of:=[M_Acu_A.E51]" office:value-type="float" office:value="465.257740282762" calcext:value-type="float">
            <text:p>465</text:p>
          </table:table-cell>
          <table:table-cell table:style-name="ce90" table:formula="of:=[M_Acu_A.G51]" office:value-type="float" office:value="1179.56782865831" calcext:value-type="float">
            <text:p>1180</text:p>
          </table:table-cell>
          <table:table-cell table:style-name="ce90" table:formula="of:=[M_Acu_A.H51]" office:value-type="float" office:value="403.471772898247" calcext:value-type="float">
            <text:p>403</text:p>
          </table:table-cell>
          <table:table-cell table:style-name="ce90" table:formula="of:=[M_Acu_A.J51]" office:value-type="float" office:value="1030.64121968845" calcext:value-type="float">
            <text:p>1031</text:p>
          </table:table-cell>
          <table:table-cell table:style-name="ce90" table:formula="of:=[M_Acu_A.O51]" office:value-type="float" office:value="304.408367311334" calcext:value-type="float">
            <text:p>304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I51]" office:value-type="float" office:value="408.744563607252" calcext:value-type="float">
            <text:p>409</text:p>
          </table:table-cell>
          <table:table-cell table:style-name="ce90" table:formula="of:=[M_Acu_A.K51]" office:value-type="float" office:value="145.171364871249" calcext:value-type="float">
            <text:p>145</text:p>
          </table:table-cell>
          <table:table-cell table:style-name="ce90" table:formula="of:=[M_Acu_A.L51]" office:value-type="float" office:value="310.616371524357" calcext:value-type="float">
            <text:p>311</text:p>
          </table:table-cell>
          <table:table-cell table:style-name="ce90" table:formula="of:=[M_Acu_A.P51]" office:value-type="float" office:value="220.988999142444" calcext:value-type="float">
            <text:p>221</text:p>
          </table:table-cell>
          <table:table-cell table:style-name="ce90" table:formula="of:=[M_Acu_A.Q51]" office:value-type="float" office:value="357.682675584627" calcext:value-type="float">
            <text:p>358</text:p>
          </table:table-cell>
          <table:table-cell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90" table:formula="of:=[M_Acu_A.C51]" office:value-type="float" office:value="48.4704299988382" calcext:value-type="float">
            <text:p>48</text:p>
          </table:table-cell>
          <table:table-cell table:style-name="ce90" table:formula="of:=[M_Acu_A.D51]" office:value-type="float" office:value="92.4284093181671" calcext:value-type="float">
            <text:p>92</text:p>
          </table:table-cell>
          <table:table-cell table:style-name="ce90" table:formula="of:=[M_Acu_A.F51]" office:value-type="float" office:value="109.022711792493" calcext:value-type="float">
            <text:p>109</text:p>
          </table:table-cell>
          <table:table-cell table:style-name="ce90" table:formula="of:=[M_Acu_A.M51]" office:value-type="float" office:value="46.2605871718209" calcext:value-type="float">
            <text:p>46</text:p>
          </table:table-cell>
          <table:table-cell table:style-name="ce90" table:formula="of:=[M_Acu_A.N51]" office:value-type="float" office:value="99.6175979838162" calcext:value-type="float">
            <text:p>100</text:p>
          </table:table-cell>
          <table:table-cell/>
        </table:table-row>
        <table:table-row table:style-name="ro1">
          <table:table-cell/>
          <table:table-cell table:style-name="ce58" table:formula="of:=[M_Acu_A.B52]" office:value-type="date" office:date-value="2020-04-03" calcext:value-type="date">
            <text:p>03/04</text:p>
          </table:table-cell>
          <table:table-cell table:style-name="ce90" table:formula="of:=[M_Acu_A.E52]" office:value-type="float" office:value="526.00355800514" calcext:value-type="float">
            <text:p>526</text:p>
          </table:table-cell>
          <table:table-cell table:style-name="ce90" table:formula="of:=[M_Acu_A.G52]" office:value-type="float" office:value="1289.47057946402" calcext:value-type="float">
            <text:p>1289</text:p>
          </table:table-cell>
          <table:table-cell table:style-name="ce90" table:formula="of:=[M_Acu_A.H52]" office:value-type="float" office:value="487.356752598644" calcext:value-type="float">
            <text:p>487</text:p>
          </table:table-cell>
          <table:table-cell table:style-name="ce90" table:formula="of:=[M_Acu_A.J52]" office:value-type="float" office:value="1087.37648194367" calcext:value-type="float">
            <text:p>1087</text:p>
          </table:table-cell>
          <table:table-cell table:style-name="ce90" table:formula="of:=[M_Acu_A.O52]" office:value-type="float" office:value="364.192312958054" calcext:value-type="float">
            <text:p>364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I52]" office:value-type="float" office:value="453.923200958912" calcext:value-type="float">
            <text:p>454</text:p>
          </table:table-cell>
          <table:table-cell table:style-name="ce90" table:formula="of:=[M_Acu_A.K52]" office:value-type="float" office:value="177.760854944387" calcext:value-type="float">
            <text:p>178</text:p>
          </table:table-cell>
          <table:table-cell table:style-name="ce90" table:formula="of:=[M_Acu_A.L52]" office:value-type="float" office:value="320.970250575169" calcext:value-type="float">
            <text:p>321</text:p>
          </table:table-cell>
          <table:table-cell table:style-name="ce90" table:formula="of:=[M_Acu_A.P52]" office:value-type="float" office:value="259.124268905963" calcext:value-type="float">
            <text:p>259</text:p>
          </table:table-cell>
          <table:table-cell table:style-name="ce90" table:formula="of:=[M_Acu_A.Q52]" office:value-type="float" office:value="399.762990359289" calcext:value-type="float">
            <text:p>400</text:p>
          </table:table-cell>
          <table:table-cell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90" table:formula="of:=[M_Acu_A.C52]" office:value-type="float" office:value="56.5303065468102" calcext:value-type="float">
            <text:p>57</text:p>
          </table:table-cell>
          <table:table-cell table:style-name="ce90" table:formula="of:=[M_Acu_A.D52]" office:value-type="float" office:value="98.2783086421017" calcext:value-type="float">
            <text:p>98</text:p>
          </table:table-cell>
          <table:table-cell table:style-name="ce90" table:formula="of:=[M_Acu_A.F52]" office:value-type="float" office:value="123.204527960623" calcext:value-type="float">
            <text:p>123</text:p>
          </table:table-cell>
          <table:table-cell table:style-name="ce90" table:formula="of:=[M_Acu_A.M52]" office:value-type="float" office:value="48.4634722752409" calcext:value-type="float">
            <text:p>48</text:p>
          </table:table-cell>
          <table:table-cell table:style-name="ce90" table:formula="of:=[M_Acu_A.N52]" office:value-type="float" office:value="117.253249301525" calcext:value-type="float">
            <text:p>117</text:p>
          </table:table-cell>
          <table:table-cell/>
        </table:table-row>
        <table:table-row table:style-name="ro1">
          <table:table-cell/>
          <table:table-cell table:style-name="ce58" table:formula="of:=[M_Acu_A.B53]" office:value-type="date" office:date-value="2020-04-04" calcext:value-type="date">
            <text:p>04/04</text:p>
          </table:table-cell>
          <table:table-cell table:style-name="ce90" table:formula="of:=[M_Acu_A.E53]" office:value-type="float" office:value="590.430940437966" calcext:value-type="float">
            <text:p>590</text:p>
          </table:table-cell>
          <table:table-cell table:style-name="ce90" table:formula="of:=[M_Acu_A.G53]" office:value-type="float" office:value="1384.86899727714" calcext:value-type="float">
            <text:p>1385</text:p>
          </table:table-cell>
          <table:table-cell table:style-name="ce90" table:formula="of:=[M_Acu_A.H53]" office:value-type="float" office:value="566.223612977678" calcext:value-type="float">
            <text:p>566</text:p>
          </table:table-cell>
          <table:table-cell table:style-name="ce90" table:formula="of:=[M_Acu_A.J53]" office:value-type="float" office:value="1137.81605582853" calcext:value-type="float">
            <text:p>1138</text:p>
          </table:table-cell>
          <table:table-cell table:style-name="ce90" table:formula="of:=[M_Acu_A.O53]" office:value-type="float" office:value="416.461045098336" calcext:value-type="float">
            <text:p>416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I53]" office:value-type="float" office:value="503.986015321563" calcext:value-type="float">
            <text:p>504</text:p>
          </table:table-cell>
          <table:table-cell table:style-name="ce90" table:formula="of:=[M_Acu_A.K53]" office:value-type="float" office:value="202.943642728175" calcext:value-type="float">
            <text:p>203</text:p>
          </table:table-cell>
          <table:table-cell table:style-name="ce90" table:formula="of:=[M_Acu_A.L53]" office:value-type="float" office:value="320.970250575169" calcext:value-type="float">
            <text:p>321</text:p>
          </table:table-cell>
          <table:table-cell table:style-name="ce90" table:formula="of:=[M_Acu_A.P53]" office:value-type="float" office:value="293.837142665063" calcext:value-type="float">
            <text:p>294</text:p>
          </table:table-cell>
          <table:table-cell table:style-name="ce90" table:formula="of:=[M_Acu_A.Q53]" office:value-type="float" office:value="439.213285460535" calcext:value-type="float">
            <text:p>439</text:p>
          </table:table-cell>
          <table:table-cell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90" table:formula="of:=[M_Acu_A.C53]" office:value-type="float" office:value="64.3678416727691" calcext:value-type="float">
            <text:p>64</text:p>
          </table:table-cell>
          <table:table-cell table:style-name="ce90" table:formula="of:=[M_Acu_A.D53]" office:value-type="float" office:value="108.808127425184" calcext:value-type="float">
            <text:p>109</text:p>
          </table:table-cell>
          <table:table-cell table:style-name="ce90" table:formula="of:=[M_Acu_A.F53]" office:value-type="float" office:value="142.7045251918" calcext:value-type="float">
            <text:p>143</text:p>
          </table:table-cell>
          <table:table-cell table:style-name="ce90" table:formula="of:=[M_Acu_A.M53]" office:value-type="float" office:value="55.0721275855011" calcext:value-type="float">
            <text:p>55</text:p>
          </table:table-cell>
          <table:table-cell table:style-name="ce90" table:formula="of:=[M_Acu_A.N53]" office:value-type="float" office:value="126.786033797584" calcext:value-type="float">
            <text:p>127</text:p>
          </table:table-cell>
          <table:table-cell/>
        </table:table-row>
        <table:table-row table:style-name="ro1">
          <table:table-cell/>
          <table:table-cell table:style-name="ce58" table:formula="of:=[M_Acu_A.B54]" office:value-type="date" office:date-value="2020-04-05" calcext:value-type="date">
            <text:p>05/04</text:p>
          </table:table-cell>
          <table:table-cell table:style-name="ce90" table:formula="of:=[M_Acu_A.E54]" office:value-type="float" office:value="665.903017002133" calcext:value-type="float">
            <text:p>666</text:p>
          </table:table-cell>
          <table:table-cell table:style-name="ce90" table:formula="of:=[M_Acu_A.G54]" office:value-type="float" office:value="1464.34802522032" calcext:value-type="float">
            <text:p>1464</text:p>
          </table:table-cell>
          <table:table-cell table:style-name="ce90" table:formula="of:=[M_Acu_A.H54]" office:value-type="float" office:value="605.020416089111" calcext:value-type="float">
            <text:p>605</text:p>
          </table:table-cell>
          <table:table-cell table:style-name="ce90" table:formula="of:=[M_Acu_A.J54]" office:value-type="float" office:value="1176.70118988073" calcext:value-type="float">
            <text:p>1177</text:p>
          </table:table-cell>
          <table:table-cell table:style-name="ce90" table:formula="of:=[M_Acu_A.O54]" office:value-type="float" office:value="453.699350225742" calcext:value-type="float">
            <text:p>454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I54]" office:value-type="float" office:value="539.091037588056" calcext:value-type="float">
            <text:p>539</text:p>
          </table:table-cell>
          <table:table-cell table:style-name="ce90" table:formula="of:=[M_Acu_A.K54]" office:value-type="float" office:value="234.051792343443" calcext:value-type="float">
            <text:p>234</text:p>
          </table:table-cell>
          <table:table-cell table:style-name="ce90" table:formula="of:=[M_Acu_A.L54]" office:value-type="float" office:value="372.739645829229" calcext:value-type="float">
            <text:p>373</text:p>
          </table:table-cell>
          <table:table-cell table:style-name="ce90" table:formula="of:=[M_Acu_A.P54]" office:value-type="float" office:value="335.883722147918" calcext:value-type="float">
            <text:p>336</text:p>
          </table:table-cell>
          <table:table-cell table:style-name="ce90" table:formula="of:=[M_Acu_A.Q54]" office:value-type="float" office:value="476.691065806719" calcext:value-type="float">
            <text:p>477</text:p>
          </table:table-cell>
          <table:table-cell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Acu_A.C54]" office:value-type="float" office:value="74.595547085368" calcext:value-type="float">
            <text:p>75</text:p>
          </table:table-cell>
          <table:table-cell table:style-name="ce90" table:formula="of:=[M_Acu_A.D54]" office:value-type="float" office:value="119.337946208266" calcext:value-type="float">
            <text:p>119</text:p>
          </table:table-cell>
          <table:table-cell table:style-name="ce90" table:formula="of:=[M_Acu_A.F54]" office:value-type="float" office:value="158.659068380946" calcext:value-type="float">
            <text:p>159</text:p>
          </table:table-cell>
          <table:table-cell table:style-name="ce90" table:formula="of:=[M_Acu_A.M54]" office:value-type="float" office:value="63.8836679991812" calcext:value-type="float">
            <text:p>64</text:p>
          </table:table-cell>
          <table:table-cell table:style-name="ce90" table:formula="of:=[M_Acu_A.N54]" office:value-type="float" office:value="140.60857131687" calcext:value-type="float">
            <text:p>141</text:p>
          </table:table-cell>
          <table:table-cell/>
        </table:table-row>
        <table:table-row table:style-name="ro1">
          <table:table-cell table:style-name="ce80" table:formula="of:=[M_Acu_A.A55]" office:value-type="string" office:string-value="L" calcext:value-type="string">
            <text:p>L</text:p>
          </table:table-cell>
          <table:table-cell table:style-name="ce57" table:formula="of:=[M_Acu_A.B55]" office:value-type="date" office:date-value="2020-04-06" calcext:value-type="date">
            <text:p>06/04</text:p>
          </table:table-cell>
          <table:table-cell table:style-name="ce92" table:formula="of:=[M_Acu_A.E55]" office:value-type="float" office:value="751.039200931224" calcext:value-type="float">
            <text:p>751</text:p>
          </table:table-cell>
          <table:table-cell table:style-name="ce92" table:formula="of:=[M_Acu_A.G55]" office:value-type="float" office:value="1539.46396112509" calcext:value-type="float">
            <text:p>1539</text:p>
          </table:table-cell>
          <table:table-cell table:style-name="ce92" table:formula="of:=[M_Acu_A.H55]" office:value-type="float" office:value="667.409869741281" calcext:value-type="float">
            <text:p>667</text:p>
          </table:table-cell>
          <table:table-cell table:style-name="ce92" table:formula="of:=[M_Acu_A.J55]" office:value-type="float" office:value="1223.8077522754" calcext:value-type="float">
            <text:p>1224</text:p>
          </table:table-cell>
          <table:table-cell table:style-name="ce92" table:formula="of:=[M_Acu_A.O55]" office:value-type="float" office:value="520.069662765744" calcext:value-type="float">
            <text:p>520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I55]" office:value-type="float" office:value="569.922404969932" calcext:value-type="float">
            <text:p>570</text:p>
          </table:table-cell>
          <table:table-cell table:style-name="ce92" table:formula="of:=[M_Acu_A.K55]" office:value-type="float" office:value="257.753239669361" calcext:value-type="float">
            <text:p>258</text:p>
          </table:table-cell>
          <table:table-cell table:style-name="ce92" table:formula="of:=[M_Acu_A.L55]" office:value-type="float" office:value="424.509041083288" calcext:value-type="float">
            <text:p>425</text:p>
          </table:table-cell>
          <table:table-cell table:style-name="ce92" table:formula="of:=[M_Acu_A.P55]" office:value-type="float" office:value="380.374870205356" calcext:value-type="float">
            <text:p>380</text:p>
          </table:table-cell>
          <table:table-cell table:style-name="ce92" table:formula="of:=[M_Acu_A.Q55]" office:value-type="float" office:value="508.251301887715" calcext:value-type="float">
            <text:p>508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92" table:formula="of:=[M_Acu_A.C55]" office:value-type="float" office:value="79.7093997916674" calcext:value-type="float">
            <text:p>80</text:p>
          </table:table-cell>
          <table:table-cell table:style-name="ce92" table:formula="of:=[M_Acu_A.D55]" office:value-type="float" office:value="128.697785126562" calcext:value-type="float">
            <text:p>129</text:p>
          </table:table-cell>
          <table:table-cell table:style-name="ce92" table:formula="of:=[M_Acu_A.F55]" office:value-type="float" office:value="165.74997646501" calcext:value-type="float">
            <text:p>166</text:p>
          </table:table-cell>
          <table:table-cell table:style-name="ce92" table:formula="of:=[M_Acu_A.M55]" office:value-type="float" office:value="64.9851105508912" calcext:value-type="float">
            <text:p>65</text:p>
          </table:table-cell>
          <table:table-cell table:style-name="ce92" table:formula="of:=[M_Acu_A.N55]" office:value-type="float" office:value="148.234798913717" calcext:value-type="float">
            <text:p>148</text:p>
          </table:table-cell>
          <table:table-cell/>
        </table:table-row>
        <table:table-row table:style-name="ro1">
          <table:table-cell/>
          <table:table-cell table:style-name="ce58" table:formula="of:=[M_Acu_A.B56]" office:value-type="date" office:date-value="2020-04-07" calcext:value-type="date">
            <text:p>07/04</text:p>
          </table:table-cell>
          <table:table-cell table:style-name="ce90" table:formula="of:=[M_Acu_A.E56]" office:value-type="float" office:value="936.49802322" calcext:value-type="float">
            <text:p>936</text:p>
          </table:table-cell>
          <table:table-cell table:style-name="ce90" table:formula="of:=[M_Acu_A.G56]" office:value-type="float" office:value="1627.0795661129" calcext:value-type="float">
            <text:p>1627</text:p>
          </table:table-cell>
          <table:table-cell table:style-name="ce90" table:formula="of:=[M_Acu_A.H56]" office:value-type="float" office:value="773.539348522944" calcext:value-type="float">
            <text:p>774</text:p>
          </table:table-cell>
          <table:table-cell table:style-name="ce90" table:formula="of:=[M_Acu_A.J56]" office:value-type="float" office:value="1268.54417316594" calcext:value-type="float">
            <text:p>1269</text:p>
          </table:table-cell>
          <table:table-cell table:style-name="ce90" table:formula="of:=[M_Acu_A.O56]" office:value-type="float" office:value="599.274946687528" calcext:value-type="float">
            <text:p>59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I56]" office:value-type="float" office:value="641.353493755666" calcext:value-type="float">
            <text:p>641</text:p>
          </table:table-cell>
          <table:table-cell table:style-name="ce90" table:formula="of:=[M_Acu_A.K56]" office:value-type="float" office:value="311.081496152677" calcext:value-type="float">
            <text:p>311</text:p>
          </table:table-cell>
          <table:table-cell table:style-name="ce90" table:formula="of:=[M_Acu_A.L56]" office:value-type="float" office:value="455.570678235724" calcext:value-type="float">
            <text:p>456</text:p>
          </table:table-cell>
          <table:table-cell table:style-name="ce90" table:formula="of:=[M_Acu_A.P56]" office:value-type="float" office:value="420.95470854346" calcext:value-type="float">
            <text:p>421</text:p>
          </table:table-cell>
          <table:table-cell table:style-name="ce90" table:formula="of:=[M_Acu_A.Q56]" office:value-type="float" office:value="545.071577315544" calcext:value-type="float">
            <text:p>545</text:p>
          </table:table-cell>
          <table:table-cell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90" table:formula="of:=[M_Acu_A.C56]" office:value-type="float" office:value="89.3256662937305" calcext:value-type="float">
            <text:p>89</text:p>
          </table:table-cell>
          <table:table-cell table:style-name="ce90" table:formula="of:=[M_Acu_A.D56]" office:value-type="float" office:value="142.152553571611" calcext:value-type="float">
            <text:p>142</text:p>
          </table:table-cell>
          <table:table-cell table:style-name="ce90" table:formula="of:=[M_Acu_A.F56]" office:value-type="float" office:value="179.931792633139" calcext:value-type="float">
            <text:p>180</text:p>
          </table:table-cell>
          <table:table-cell table:style-name="ce90" table:formula="of:=[M_Acu_A.M56]" office:value-type="float" office:value="75.9995360679914" calcext:value-type="float">
            <text:p>76</text:p>
          </table:table-cell>
          <table:table-cell table:style-name="ce90" table:formula="of:=[M_Acu_A.N56]" office:value-type="float" office:value="164.440532557017" calcext:value-type="float">
            <text:p>164</text:p>
          </table:table-cell>
          <table:table-cell/>
        </table:table-row>
        <table:table-row table:style-name="ro1">
          <table:table-cell/>
          <table:table-cell table:style-name="ce58" table:formula="of:=[M_Acu_A.B57]" office:value-type="date" office:date-value="2020-04-08" calcext:value-type="date">
            <text:p>08/04</text:p>
          </table:table-cell>
          <table:table-cell table:style-name="ce90" table:formula="of:=[M_Acu_A.E57]" office:value-type="float" office:value="1030.83811892521" calcext:value-type="float">
            <text:p>1031</text:p>
          </table:table-cell>
          <table:table-cell table:style-name="ce90" table:formula="of:=[M_Acu_A.G57]" office:value-type="float" office:value="1716.34607079093" calcext:value-type="float">
            <text:p>1716</text:p>
          </table:table-cell>
          <table:table-cell table:style-name="ce90" table:formula="of:=[M_Acu_A.H57]" office:value-type="float" office:value="814.058789610368" calcext:value-type="float">
            <text:p>814</text:p>
          </table:table-cell>
          <table:table-cell table:style-name="ce90" table:formula="of:=[M_Acu_A.J57]" office:value-type="float" office:value="1308.68844489222" calcext:value-type="float">
            <text:p>1309</text:p>
          </table:table-cell>
          <table:table-cell table:style-name="ce90" table:formula="of:=[M_Acu_A.O57]" office:value-type="float" office:value="673.667116341144" calcext:value-type="float">
            <text:p>6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I57]" office:value-type="float" office:value="686.226870044139" calcext:value-type="float">
            <text:p>686</text:p>
          </table:table-cell>
          <table:table-cell table:style-name="ce90" table:formula="of:=[M_Acu_A.K57]" office:value-type="float" office:value="348.115007599425" calcext:value-type="float">
            <text:p>348</text:p>
          </table:table-cell>
          <table:table-cell table:style-name="ce90" table:formula="of:=[M_Acu_A.L57]" office:value-type="float" office:value="476.278436337348" calcext:value-type="float">
            <text:p>476</text:p>
          </table:table-cell>
          <table:table-cell table:style-name="ce90" table:formula="of:=[M_Acu_A.P57]" office:value-type="float" office:value="475.224130899237" calcext:value-type="float">
            <text:p>475</text:p>
          </table:table-cell>
          <table:table-cell table:style-name="ce90" table:formula="of:=[M_Acu_A.Q57]" office:value-type="float" office:value="588.466901926915" calcext:value-type="float">
            <text:p>588</text:p>
          </table:table-cell>
          <table:table-cell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Acu_A.C57]" office:value-type="float" office:value="103.444346591557" calcext:value-type="float">
            <text:p>103</text:p>
          </table:table-cell>
          <table:table-cell table:style-name="ce90" table:formula="of:=[M_Acu_A.D57]" office:value-type="float" office:value="159.702251543415" calcext:value-type="float">
            <text:p>160</text:p>
          </table:table-cell>
          <table:table-cell table:style-name="ce90" table:formula="of:=[M_Acu_A.F57]" office:value-type="float" office:value="193.227245290761" calcext:value-type="float">
            <text:p>193</text:p>
          </table:table-cell>
          <table:table-cell table:style-name="ce90" table:formula="of:=[M_Acu_A.M57]" office:value-type="float" office:value="88.1154041368017" calcext:value-type="float">
            <text:p>88</text:p>
          </table:table-cell>
          <table:table-cell table:style-name="ce90" table:formula="of:=[M_Acu_A.N57]" office:value-type="float" office:value="181.12290542512" calcext:value-type="float">
            <text:p>181</text:p>
          </table:table-cell>
          <table:table-cell/>
        </table:table-row>
        <table:table-row table:style-name="ro1">
          <table:table-cell/>
          <table:table-cell table:style-name="ce58" table:formula="of:=[M_Acu_A.B58]" office:value-type="date" office:date-value="2020-04-09" calcext:value-type="date">
            <text:p>09/04</text:p>
          </table:table-cell>
          <table:table-cell table:style-name="ce90" table:formula="of:=[M_Acu_A.E58]" office:value-type="float" office:value="1161.07347055728" calcext:value-type="float">
            <text:p>1161</text:p>
          </table:table-cell>
          <table:table-cell table:style-name="ce90" table:formula="of:=[M_Acu_A.G58]" office:value-type="float" office:value="1796.88639139211" calcext:value-type="float">
            <text:p>1797</text:p>
          </table:table-cell>
          <table:table-cell table:style-name="ce90" table:formula="of:=[M_Acu_A.H58]" office:value-type="float" office:value="914.496073340932" calcext:value-type="float">
            <text:p>914</text:p>
          </table:table-cell>
          <table:table-cell table:style-name="ce90" table:formula="of:=[M_Acu_A.J58]" office:value-type="float" office:value="1353.86926731478" calcext:value-type="float">
            <text:p>1354</text:p>
          </table:table-cell>
          <table:table-cell table:style-name="ce90" table:formula="of:=[M_Acu_A.O58]" office:value-type="float" office:value="756.418905513158" calcext:value-type="float">
            <text:p>756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I58]" office:value-type="float" office:value="731.4055073958" calcext:value-type="float">
            <text:p>731</text:p>
          </table:table-cell>
          <table:table-cell table:style-name="ce90" table:formula="of:=[M_Acu_A.K58]" office:value-type="float" office:value="389.592540419782" calcext:value-type="float">
            <text:p>390</text:p>
          </table:table-cell>
          <table:table-cell table:style-name="ce90" table:formula="of:=[M_Acu_A.L58]" office:value-type="float" office:value="538.401710642219" calcext:value-type="float">
            <text:p>538</text:p>
          </table:table-cell>
          <table:table-cell table:style-name="ce90" table:formula="of:=[M_Acu_A.P58]" office:value-type="float" office:value="516.292882952258" calcext:value-type="float">
            <text:p>516</text:p>
          </table:table-cell>
          <table:table-cell table:style-name="ce90" table:formula="of:=[M_Acu_A.Q58]" office:value-type="float" office:value="623.972167518036" calcext:value-type="float">
            <text:p>624</text:p>
          </table:table-cell>
          <table:table-cell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Acu_A.C58]" office:value-type="float" office:value="117.118344045358" calcext:value-type="float">
            <text:p>117</text:p>
          </table:table-cell>
          <table:table-cell table:style-name="ce90" table:formula="of:=[M_Acu_A.D58]" office:value-type="float" office:value="172.572030056071" calcext:value-type="float">
            <text:p>173</text:p>
          </table:table-cell>
          <table:table-cell table:style-name="ce90" table:formula="of:=[M_Acu_A.F58]" office:value-type="float" office:value="210.068151990414" calcext:value-type="float">
            <text:p>210</text:p>
          </table:table-cell>
          <table:table-cell table:style-name="ce90" table:formula="of:=[M_Acu_A.M58]" office:value-type="float" office:value="96.9269445504819" calcext:value-type="float">
            <text:p>97</text:p>
          </table:table-cell>
          <table:table-cell table:style-name="ce90" table:formula="of:=[M_Acu_A.N58]" office:value-type="float" office:value="194.945442944406" calcext:value-type="float">
            <text:p>195</text:p>
          </table:table-cell>
          <table:table-cell/>
        </table:table-row>
        <table:table-row table:style-name="ro1">
          <table:table-cell/>
          <table:table-cell table:style-name="ce58" table:formula="of:=[M_Acu_A.B59]" office:value-type="date" office:date-value="2020-04-10" calcext:value-type="date">
            <text:p>10/04</text:p>
          </table:table-cell>
          <table:table-cell table:style-name="ce90" table:formula="of:=[M_Acu_A.E59]" office:value-type="float" office:value="1389.330482605" calcext:value-type="float">
            <text:p>1389</text:p>
          </table:table-cell>
          <table:table-cell table:style-name="ce90" table:formula="of:=[M_Acu_A.G59]" office:value-type="float" office:value="1868.22884229067" calcext:value-type="float">
            <text:p>1868</text:p>
          </table:table-cell>
          <table:table-cell table:style-name="ce90" table:formula="of:=[M_Acu_A.H59]" office:value-type="float" office:value="988.419711701907" calcext:value-type="float">
            <text:p>988</text:p>
          </table:table-cell>
          <table:table-cell table:style-name="ce90" table:formula="of:=[M_Acu_A.J59]" office:value-type="float" office:value="1396.08741285717" calcext:value-type="float">
            <text:p>1396</text:p>
          </table:table-cell>
          <table:table-cell table:style-name="ce90" table:formula="of:=[M_Acu_A.O59]" office:value-type="float" office:value="833.850936809827" calcext:value-type="float">
            <text:p>834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I59]" office:value-type="float" office:value="766.510529662293" calcext:value-type="float">
            <text:p>767</text:p>
          </table:table-cell>
          <table:table-cell table:style-name="ce90" table:formula="of:=[M_Acu_A.K59]" office:value-type="float" office:value="426.626051866529" calcext:value-type="float">
            <text:p>427</text:p>
          </table:table-cell>
          <table:table-cell table:style-name="ce90" table:formula="of:=[M_Acu_A.L59]" office:value-type="float" office:value="559.109468743843" calcext:value-type="float">
            <text:p>559</text:p>
          </table:table-cell>
          <table:table-cell table:style-name="ce90" table:formula="of:=[M_Acu_A.P59]" office:value-type="float" office:value="559.806203579863" calcext:value-type="float">
            <text:p>560</text:p>
          </table:table-cell>
          <table:table-cell table:style-name="ce90" table:formula="of:=[M_Acu_A.Q59]" office:value-type="float" office:value="658.819928190803" calcext:value-type="float">
            <text:p>659</text:p>
          </table:table-cell>
          <table:table-cell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Acu_A.C59]" office:value-type="float" office:value="131.904048609224" calcext:value-type="float">
            <text:p>132</text:p>
          </table:table-cell>
          <table:table-cell table:style-name="ce90" table:formula="of:=[M_Acu_A.D59]" office:value-type="float" office:value="186.611788433514" calcext:value-type="float">
            <text:p>187</text:p>
          </table:table-cell>
          <table:table-cell table:style-name="ce90" table:formula="of:=[M_Acu_A.F59]" office:value-type="float" office:value="218.931787095495" calcext:value-type="float">
            <text:p>219</text:p>
          </table:table-cell>
          <table:table-cell table:style-name="ce90" table:formula="of:=[M_Acu_A.M59]" office:value-type="float" office:value="101.332714757322" calcext:value-type="float">
            <text:p>101</text:p>
          </table:table-cell>
          <table:table-cell table:style-name="ce90" table:formula="of:=[M_Acu_A.N59]" office:value-type="float" office:value="207.338062789283" calcext:value-type="float">
            <text:p>207</text:p>
          </table:table-cell>
          <table:table-cell/>
        </table:table-row>
        <table:table-row table:style-name="ro1">
          <table:table-cell/>
          <table:table-cell table:style-name="ce58" table:formula="of:=[M_Acu_A.B60]" office:value-type="date" office:date-value="2020-04-11" calcext:value-type="date">
            <text:p>11/04</text:p>
          </table:table-cell>
          <table:table-cell table:style-name="ce90" table:formula="of:=[M_Acu_A.E60]" office:value-type="float" office:value="1539.81444014453" calcext:value-type="float">
            <text:p>1540</text:p>
          </table:table-cell>
          <table:table-cell table:style-name="ce90" table:formula="of:=[M_Acu_A.G60]" office:value-type="float" office:value="1928.36875957706" calcext:value-type="float">
            <text:p>1928</text:p>
          </table:table-cell>
          <table:table-cell table:style-name="ce90" table:formula="of:=[M_Acu_A.H60]" office:value-type="float" office:value="1035.9794992999" calcext:value-type="float">
            <text:p>1036</text:p>
          </table:table-cell>
          <table:table-cell table:style-name="ce90" table:formula="of:=[M_Acu_A.J60]" office:value-type="float" office:value="1441.93483757777" calcext:value-type="float">
            <text:p>1442</text:p>
          </table:table-cell>
          <table:table-cell table:style-name="ce90" table:formula="of:=[M_Acu_A.O60]" office:value-type="float" office:value="896.083659891229" calcext:value-type="float">
            <text:p>896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I60]" office:value-type="float" office:value="806.804990002963" calcext:value-type="float">
            <text:p>807</text:p>
          </table:table-cell>
          <table:table-cell table:style-name="ce90" table:formula="of:=[M_Acu_A.K60]" office:value-type="float" office:value="474.028946518366" calcext:value-type="float">
            <text:p>474</text:p>
          </table:table-cell>
          <table:table-cell table:style-name="ce90" table:formula="of:=[M_Acu_A.L60]" office:value-type="float" office:value="641.940501150338" calcext:value-type="float">
            <text:p>642</text:p>
          </table:table-cell>
          <table:table-cell table:style-name="ce90" table:formula="of:=[M_Acu_A.P60]" office:value-type="float" office:value="606.741920211886" calcext:value-type="float">
            <text:p>607</text:p>
          </table:table-cell>
          <table:table-cell table:style-name="ce90" table:formula="of:=[M_Acu_A.Q60]" office:value-type="float" office:value="694.325193781924" calcext:value-type="float">
            <text:p>694</text:p>
          </table:table-cell>
          <table:table-cell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90" table:formula="of:=[M_Acu_A.C60]" office:value-type="float" office:value="141.40914440028" calcext:value-type="float">
            <text:p>141</text:p>
          </table:table-cell>
          <table:table-cell table:style-name="ce90" table:formula="of:=[M_Acu_A.D60]" office:value-type="float" office:value="197.141607216597" calcext:value-type="float">
            <text:p>197</text:p>
          </table:table-cell>
          <table:table-cell table:style-name="ce90" table:formula="of:=[M_Acu_A.F60]" office:value-type="float" office:value="230.4545127321" calcext:value-type="float">
            <text:p>230</text:p>
          </table:table-cell>
          <table:table-cell table:style-name="ce90" table:formula="of:=[M_Acu_A.M60]" office:value-type="float" office:value="107.941370067582" calcext:value-type="float">
            <text:p>108</text:p>
          </table:table-cell>
          <table:table-cell table:style-name="ce90" table:formula="of:=[M_Acu_A.N60]" office:value-type="float" office:value="224.020435657386" calcext:value-type="float">
            <text:p>224</text:p>
          </table:table-cell>
          <table:table-cell/>
        </table:table-row>
        <table:table-row table:style-name="ro1">
          <table:table-cell table:style-name="ce83"/>
          <table:table-cell table:style-name="ce58" table:formula="of:=[M_Acu_A.B61]" office:value-type="date" office:date-value="2020-04-12" calcext:value-type="date">
            <text:p>12/04</text:p>
          </table:table-cell>
          <table:table-cell table:style-name="ce90" table:formula="of:=[M_Acu_A.E61]" office:value-type="float" office:value="1656.70411970123" calcext:value-type="float">
            <text:p>1657</text:p>
          </table:table-cell>
          <table:table-cell table:style-name="ce90" table:formula="of:=[M_Acu_A.G61]" office:value-type="float" office:value="2001.36211016583" calcext:value-type="float">
            <text:p>2001</text:p>
          </table:table-cell>
          <table:table-cell table:style-name="ce90" table:formula="of:=[M_Acu_A.H61]" office:value-type="float" office:value="1077.9968864534" calcext:value-type="float">
            <text:p>1078</text:p>
          </table:table-cell>
          <table:table-cell table:style-name="ce90" table:formula="of:=[M_Acu_A.J61]" office:value-type="float" office:value="1473.85768096158" calcext:value-type="float">
            <text:p>1474</text:p>
          </table:table-cell>
          <table:table-cell table:style-name="ce90" table:formula="of:=[M_Acu_A.O61]" office:value-type="float" office:value="956.627570948712" calcext:value-type="float">
            <text:p>957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90" table:formula="of:=[M_Acu_A.I61]" office:value-type="float" office:value="835.499529942531" calcext:value-type="float">
            <text:p>835</text:p>
          </table:table-cell>
          <table:table-cell table:style-name="ce90" table:formula="of:=[M_Acu_A.K61]" office:value-type="float" office:value="494.767712928544" calcext:value-type="float">
            <text:p>495</text:p>
          </table:table-cell>
          <table:table-cell table:style-name="ce90" table:formula="of:=[M_Acu_A.L61]" office:value-type="float" office:value="683.356017353586" calcext:value-type="float">
            <text:p>683</text:p>
          </table:table-cell>
          <table:table-cell table:style-name="ce90" table:formula="of:=[M_Acu_A.P61]" office:value-type="float" office:value="653.188723128993" calcext:value-type="float">
            <text:p>653</text:p>
          </table:table-cell>
          <table:table-cell table:style-name="ce90" table:formula="of:=[M_Acu_A.Q61]" office:value-type="float" office:value="725.227924944566" calcext:value-type="float">
            <text:p>725</text:p>
          </table:table-cell>
          <table:table-cell/>
          <table:table-cell table:style-name="ce51"/>
          <table:table-cell table:style-name="ce59" table:formula="of:=[.B61]" office:value-type="date" office:date-value="2020-04-12" calcext:value-type="date">
            <text:p>12/04</text:p>
          </table:table-cell>
          <table:table-cell table:style-name="ce91" table:formula="of:=[M_Acu_A.C61]" office:value-type="float" office:value="148.5796552602" calcext:value-type="float">
            <text:p>149</text:p>
          </table:table-cell>
          <table:table-cell table:style-name="ce91" table:formula="of:=[M_Acu_A.D61]" office:value-type="float" office:value="204.746476337712" calcext:value-type="float">
            <text:p>205</text:p>
          </table:table-cell>
          <table:table-cell table:style-name="ce91" table:formula="of:=[M_Acu_A.F61]" office:value-type="float" office:value="241.977238368705" calcext:value-type="float">
            <text:p>242</text:p>
          </table:table-cell>
          <table:table-cell table:style-name="ce91" table:formula="of:=[M_Acu_A.M61]" office:value-type="float" office:value="113.448582826132" calcext:value-type="float">
            <text:p>113</text:p>
          </table:table-cell>
          <table:table-cell table:style-name="ce91" table:formula="of:=[M_Acu_A.N61]" office:value-type="float" office:value="240.226169300686" calcext:value-type="float">
            <text:p>240</text:p>
          </table:table-cell>
          <table:table-cell/>
        </table:table-row>
        <table:table-row table:style-name="ro1">
          <table:table-cell table:style-name="ce86" table:formula="of:=[M_Acu_A.A62]" office:value-type="string" office:string-value="L" calcext:value-type="string">
            <text:p>L</text:p>
          </table:table-cell>
          <table:table-cell table:style-name="ce57" table:formula="of:=[M_Acu_A.B62]" office:value-type="date" office:date-value="2020-04-13" calcext:value-type="date">
            <text:p>13/04</text:p>
          </table:table-cell>
          <table:table-cell table:style-name="ce92" table:formula="of:=[M_Acu_A.E62]" office:value-type="float" office:value="1796.14338310942" calcext:value-type="float">
            <text:p>1796</text:p>
          </table:table-cell>
          <table:table-cell table:style-name="ce92" table:formula="of:=[M_Acu_A.G62]" office:value-type="float" office:value="2062.32747729733" calcext:value-type="float">
            <text:p>2062</text:p>
          </table:table-cell>
          <table:table-cell table:style-name="ce92" table:formula="of:=[M_Acu_A.H62]" office:value-type="float" office:value="1120.98793854986" calcext:value-type="float">
            <text:p>1121</text:p>
          </table:table-cell>
          <table:table-cell table:style-name="ce92" table:formula="of:=[M_Acu_A.J62]" office:value-type="float" office:value="1515.77955881596" calcext:value-type="float">
            <text:p>1516</text:p>
          </table:table-cell>
          <table:table-cell table:style-name="ce92" table:formula="of:=[M_Acu_A.O62]" office:value-type="float" office:value="1022.32235867915" calcext:value-type="float">
            <text:p>1022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92" table:formula="of:=[M_Acu_A.I62]" office:value-type="float" office:value="861.751981376604" calcext:value-type="float">
            <text:p>862</text:p>
          </table:table-cell>
          <table:table-cell table:style-name="ce92" table:formula="of:=[M_Acu_A.K62]" office:value-type="float" office:value="540.689267122511" calcext:value-type="float">
            <text:p>541</text:p>
          </table:table-cell>
          <table:table-cell table:style-name="ce92" table:formula="of:=[M_Acu_A.L62]" office:value-type="float" office:value="693.709896404398" calcext:value-type="float">
            <text:p>694</text:p>
          </table:table-cell>
          <table:table-cell table:style-name="ce92" table:formula="of:=[M_Acu_A.P62]" office:value-type="float" office:value="694.257475182013" calcext:value-type="float">
            <text:p>694</text:p>
          </table:table-cell>
          <table:table-cell table:style-name="ce92" table:formula="of:=[M_Acu_A.Q62]" office:value-type="float" office:value="748.24059708696" calcext:value-type="float">
            <text:p>748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58" table:formula="of:=[.B62]" office:value-type="date" office:date-value="2020-04-13" calcext:value-type="date">
            <text:p>13/04</text:p>
          </table:table-cell>
          <table:table-cell table:style-name="ce90" table:formula="of:=[M_Acu_A.C62]" office:value-type="float" office:value="155.58341005361" calcext:value-type="float">
            <text:p>156</text:p>
          </table:table-cell>
          <table:table-cell table:style-name="ce90" table:formula="of:=[M_Acu_A.D62]" office:value-type="float" office:value="215.276295120794" calcext:value-type="float">
            <text:p>215</text:p>
          </table:table-cell>
          <table:table-cell table:style-name="ce90" table:formula="of:=[M_Acu_A.F62]" office:value-type="float" office:value="252.613600494802" calcext:value-type="float">
            <text:p>253</text:p>
          </table:table-cell>
          <table:table-cell table:style-name="ce90" table:formula="of:=[M_Acu_A.M62]" office:value-type="float" office:value="125.564450894942" calcext:value-type="float">
            <text:p>126</text:p>
          </table:table-cell>
          <table:table-cell table:style-name="ce90" table:formula="of:=[M_Acu_A.N62]" office:value-type="float" office:value="255.001985269577" calcext:value-type="float">
            <text:p>255</text:p>
          </table:table-cell>
          <table:table-cell/>
        </table:table-row>
        <table:table-row table:style-name="ro1">
          <table:table-cell/>
          <table:table-cell table:style-name="ce58" table:formula="of:=[M_Acu_A.B63]" office:value-type="date" office:date-value="2020-04-14" calcext:value-type="date">
            <text:p>14/04</text:p>
          </table:table-cell>
          <table:table-cell table:style-name="ce90" table:formula="of:=[M_Acu_A.E63]" office:value-type="float" office:value="1913.03306266611" calcext:value-type="float">
            <text:p>1913</text:p>
          </table:table-cell>
          <table:table-cell table:style-name="ce90" table:formula="of:=[M_Acu_A.G63]" office:value-type="float" office:value="2129.18891475102" calcext:value-type="float">
            <text:p>2129</text:p>
          </table:table-cell>
          <table:table-cell table:style-name="ce90" table:formula="of:=[M_Acu_A.H63]" office:value-type="float" office:value="1178.05968366745" calcext:value-type="float">
            <text:p>1178</text:p>
          </table:table-cell>
          <table:table-cell table:style-name="ce90" table:formula="of:=[M_Acu_A.J63]" office:value-type="float" office:value="1560.36784586249" calcext:value-type="float">
            <text:p>1560</text:p>
          </table:table-cell>
          <table:table-cell table:style-name="ce90" table:formula="of:=[M_Acu_A.O63]" office:value-type="float" office:value="1086.58165618925" calcext:value-type="float">
            <text:p>1087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I63]" office:value-type="float" office:value="898.993831085405" calcext:value-type="float">
            <text:p>899</text:p>
          </table:table-cell>
          <table:table-cell table:style-name="ce90" table:formula="of:=[M_Acu_A.K63]" office:value-type="float" office:value="601.424225895176" calcext:value-type="float">
            <text:p>601</text:p>
          </table:table-cell>
          <table:table-cell table:style-name="ce90" table:formula="of:=[M_Acu_A.L63]" office:value-type="float" office:value="693.709896404398" calcext:value-type="float">
            <text:p>694</text:p>
          </table:table-cell>
          <table:table-cell table:style-name="ce90" table:formula="of:=[M_Acu_A.P63]" office:value-type="float" office:value="737.770795809618" calcext:value-type="float">
            <text:p>738</text:p>
          </table:table-cell>
          <table:table-cell table:style-name="ce90" table:formula="of:=[M_Acu_A.Q63]" office:value-type="float" office:value="771.910774147707" calcext:value-type="float">
            <text:p>772</text:p>
          </table:table-cell>
          <table:table-cell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90" table:formula="of:=[M_Acu_A.C63]" office:value-type="float" office:value="165.032920489164" calcext:value-type="float">
            <text:p>165</text:p>
          </table:table-cell>
          <table:table-cell table:style-name="ce90" table:formula="of:=[M_Acu_A.D63]" office:value-type="float" office:value="224.63613403909" calcext:value-type="float">
            <text:p>225</text:p>
          </table:table-cell>
          <table:table-cell table:style-name="ce90" table:formula="of:=[M_Acu_A.F63]" office:value-type="float" office:value="265.022689641915" calcext:value-type="float">
            <text:p>265</text:p>
          </table:table-cell>
          <table:table-cell table:style-name="ce90" table:formula="of:=[M_Acu_A.M63]" office:value-type="float" office:value="139.883204067173" calcext:value-type="float">
            <text:p>140</text:p>
          </table:table-cell>
          <table:table-cell table:style-name="ce90" table:formula="of:=[M_Acu_A.N63]" office:value-type="float" office:value="270.254440463272" calcext:value-type="float">
            <text:p>270</text:p>
          </table:table-cell>
          <table:table-cell/>
        </table:table-row>
        <table:table-row table:style-name="ro1">
          <table:table-cell/>
          <table:table-cell table:style-name="ce58" table:formula="of:=[M_Acu_A.B64]" office:value-type="date" office:date-value="2020-04-15" calcext:value-type="date">
            <text:p>15/04</text:p>
          </table:table-cell>
          <table:table-cell table:style-name="ce90" table:formula="of:=[M_Acu_A.E64]" office:value-type="float" office:value="2043.26841429818" calcext:value-type="float">
            <text:p>2043</text:p>
          </table:table-cell>
          <table:table-cell table:style-name="ce90" table:formula="of:=[M_Acu_A.G64]" office:value-type="float" office:value="2190.86181032118" calcext:value-type="float">
            <text:p>2191</text:p>
          </table:table-cell>
          <table:table-cell table:style-name="ce90" table:formula="of:=[M_Acu_A.H64]" office:value-type="float" office:value="1285.76200581849" calcext:value-type="float">
            <text:p>1286</text:p>
          </table:table-cell>
          <table:table-cell table:style-name="ce90" table:formula="of:=[M_Acu_A.J64]" office:value-type="float" office:value="1603.17852678092" calcext:value-type="float">
            <text:p>1603</text:p>
          </table:table-cell>
          <table:table-cell table:style-name="ce90" table:formula="of:=[M_Acu_A.O64]" office:value-type="float" office:value="1159.28501381895" calcext:value-type="float">
            <text:p>1159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I64]" office:value-type="float" office:value="956.688172027728" calcext:value-type="float">
            <text:p>957</text:p>
          </table:table-cell>
          <table:table-cell table:style-name="ce90" table:formula="of:=[M_Acu_A.K64]" office:value-type="float" office:value="657.715163294232" calcext:value-type="float">
            <text:p>658</text:p>
          </table:table-cell>
          <table:table-cell table:style-name="ce90" table:formula="of:=[M_Acu_A.L64]" office:value-type="float" office:value="704.06377545521" calcext:value-type="float">
            <text:p>704</text:p>
          </table:table-cell>
          <table:table-cell table:style-name="ce90" table:formula="of:=[M_Acu_A.P64]" office:value-type="float" office:value="787.639994731143" calcext:value-type="float">
            <text:p>788</text:p>
          </table:table-cell>
          <table:table-cell table:style-name="ce90" table:formula="of:=[M_Acu_A.Q64]" office:value-type="float" office:value="813.991088922369" calcext:value-type="float">
            <text:p>814</text:p>
          </table:table-cell>
          <table:table-cell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Acu_A.C64]" office:value-type="float" office:value="180.874746807591" calcext:value-type="float">
            <text:p>181</text:p>
          </table:table-cell>
          <table:table-cell table:style-name="ce90" table:formula="of:=[M_Acu_A.D64]" office:value-type="float" office:value="229.901043430631" calcext:value-type="float">
            <text:p>230</text:p>
          </table:table-cell>
          <table:table-cell table:style-name="ce90" table:formula="of:=[M_Acu_A.F64]" office:value-type="float" office:value="273.886324746995" calcext:value-type="float">
            <text:p>274</text:p>
          </table:table-cell>
          <table:table-cell table:style-name="ce90" table:formula="of:=[M_Acu_A.M64]" office:value-type="float" office:value="143.187531722303" calcext:value-type="float">
            <text:p>143</text:p>
          </table:table-cell>
          <table:table-cell table:style-name="ce90" table:formula="of:=[M_Acu_A.N64]" office:value-type="float" office:value="285.506895656966" calcext:value-type="float">
            <text:p>286</text:p>
          </table:table-cell>
          <table:table-cell/>
        </table:table-row>
        <table:table-row table:style-name="ro1">
          <table:table-cell/>
          <table:table-cell table:style-name="ce58" table:formula="of:=[M_Acu_A.B65]" office:value-type="date" office:date-value="2020-04-16" calcext:value-type="date">
            <text:p>16/04</text:p>
          </table:table-cell>
          <table:table-cell table:style-name="ce90" table:formula="of:=[M_Acu_A.E65]" office:value-type="float" office:value="2235.16997483024" calcext:value-type="float">
            <text:p>2235</text:p>
          </table:table-cell>
          <table:table-cell table:style-name="ce90" table:formula="of:=[M_Acu_A.G65]" office:value-type="float" office:value="2255.83650527176" calcext:value-type="float">
            <text:p>2256</text:p>
          </table:table-cell>
          <table:table-cell table:style-name="ce90" table:formula="of:=[M_Acu_A.H65]" office:value-type="float" office:value="1342.15967520635" calcext:value-type="float">
            <text:p>1342</text:p>
          </table:table-cell>
          <table:table-cell table:style-name="ce90" table:formula="of:=[M_Acu_A.J65]" office:value-type="float" office:value="1642.06366083312" calcext:value-type="float">
            <text:p>1642</text:p>
          </table:table-cell>
          <table:table-cell table:style-name="ce90" table:formula="of:=[M_Acu_A.O65]" office:value-type="float" office:value="1230.8062030319" calcext:value-type="float">
            <text:p>1231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I65]" office:value-type="float" office:value="1011.94042446456" calcext:value-type="float">
            <text:p>1012</text:p>
          </table:table-cell>
          <table:table-cell table:style-name="ce90" table:formula="of:=[M_Acu_A.K65]" office:value-type="float" office:value="719.931462524768" calcext:value-type="float">
            <text:p>720</text:p>
          </table:table-cell>
          <table:table-cell table:style-name="ce90" table:formula="of:=[M_Acu_A.L65]" office:value-type="float" office:value="704.06377545521" calcext:value-type="float">
            <text:p>704</text:p>
          </table:table-cell>
          <table:table-cell table:style-name="ce90" table:formula="of:=[M_Acu_A.P65]" office:value-type="float" office:value="836.042452507917" calcext:value-type="float">
            <text:p>836</text:p>
          </table:table-cell>
          <table:table-cell table:style-name="ce90" table:formula="of:=[M_Acu_A.Q65]" office:value-type="float" office:value="842.263800411595" calcext:value-type="float">
            <text:p>842</text:p>
          </table:table-cell>
          <table:table-cell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Acu_A.C65]" office:value-type="float" office:value="198.384133791116" calcext:value-type="float">
            <text:p>198</text:p>
          </table:table-cell>
          <table:table-cell table:style-name="ce90" table:formula="of:=[M_Acu_A.D65]" office:value-type="float" office:value="239.84587228132" calcext:value-type="float">
            <text:p>240</text:p>
          </table:table-cell>
          <table:table-cell table:style-name="ce90" table:formula="of:=[M_Acu_A.F65]" office:value-type="float" office:value="284.522686873092" calcext:value-type="float">
            <text:p>285</text:p>
          </table:table-cell>
          <table:table-cell table:style-name="ce90" table:formula="of:=[M_Acu_A.M65]" office:value-type="float" office:value="149.796187032563" calcext:value-type="float">
            <text:p>150</text:p>
          </table:table-cell>
          <table:table-cell table:style-name="ce90" table:formula="of:=[M_Acu_A.N65]" office:value-type="float" office:value="299.806072401055" calcext:value-type="float">
            <text:p>300</text:p>
          </table:table-cell>
          <table:table-cell/>
        </table:table-row>
        <table:table-row table:style-name="ro1">
          <table:table-cell/>
          <table:table-cell table:style-name="ce58" table:formula="of:=[M_Acu_A.B66]" office:value-type="date" office:date-value="2020-04-17" calcext:value-type="date">
            <text:p>17/04</text:p>
          </table:table-cell>
          <table:table-cell table:style-name="ce90" table:formula="of:=[M_Acu_A.E66]" office:value-type="float" office:value="2375.98982500485" calcext:value-type="float">
            <text:p>2376</text:p>
          </table:table-cell>
          <table:table-cell table:style-name="ce90" table:formula="of:=[M_Acu_A.G66]" office:value-type="float" office:value="2324.82052804145" calcext:value-type="float">
            <text:p>2325</text:p>
          </table:table-cell>
          <table:table-cell table:style-name="ce90" table:formula="of:=[M_Acu_A.H66]" office:value-type="float" office:value="1399.15652302063" calcext:value-type="float">
            <text:p>1399</text:p>
          </table:table-cell>
          <table:table-cell table:style-name="ce90" table:formula="of:=[M_Acu_A.J66]" office:value-type="float" office:value="1684.65214098554" calcext:value-type="float">
            <text:p>1685</text:p>
          </table:table-cell>
          <table:table-cell table:style-name="ce90" table:formula="of:=[M_Acu_A.O66]" office:value-type="float" office:value="1306.04277869748" calcext:value-type="float">
            <text:p>1306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I66]" office:value-type="float" office:value="1055.89801756347" calcext:value-type="float">
            <text:p>1056</text:p>
          </table:table-cell>
          <table:table-cell table:style-name="ce90" table:formula="of:=[M_Acu_A.K66]" office:value-type="float" office:value="785.110442671043" calcext:value-type="float">
            <text:p>785</text:p>
          </table:table-cell>
          <table:table-cell table:style-name="ce90" table:formula="of:=[M_Acu_A.L66]" office:value-type="float" office:value="745.479291658457" calcext:value-type="float">
            <text:p>745</text:p>
          </table:table-cell>
          <table:table-cell table:style-name="ce90" table:formula="of:=[M_Acu_A.P66]" office:value-type="float" office:value="867.3329302626" calcext:value-type="float">
            <text:p>867</text:p>
          </table:table-cell>
          <table:table-cell table:style-name="ce90" table:formula="of:=[M_Acu_A.Q66]" office:value-type="float" office:value="871.194016819175" calcext:value-type="float">
            <text:p>871</text:p>
          </table:table-cell>
          <table:table-cell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Acu_A.C66]" office:value-type="float" office:value="215.00415508659" calcext:value-type="float">
            <text:p>215</text:p>
          </table:table-cell>
          <table:table-cell table:style-name="ce90" table:formula="of:=[M_Acu_A.D66]" office:value-type="float" office:value="252.130660861582" calcext:value-type="float">
            <text:p>252</text:p>
          </table:table-cell>
          <table:table-cell table:style-name="ce90" table:formula="of:=[M_Acu_A.F66]" office:value-type="float" office:value="297.818139530713" calcext:value-type="float">
            <text:p>298</text:p>
          </table:table-cell>
          <table:table-cell table:style-name="ce90" table:formula="of:=[M_Acu_A.M66]" office:value-type="float" office:value="150.897629584273" calcext:value-type="float">
            <text:p>151</text:p>
          </table:table-cell>
          <table:table-cell table:style-name="ce90" table:formula="of:=[M_Acu_A.N66]" office:value-type="float" office:value="313.151970695537" calcext:value-type="float">
            <text:p>313</text:p>
          </table:table-cell>
          <table:table-cell/>
        </table:table-row>
        <table:table-row table:style-name="ro1">
          <table:table-cell/>
          <table:table-cell table:style-name="ce58" table:formula="of:=[M_Acu_A.B67]" office:value-type="date" office:date-value="2020-04-18" calcext:value-type="date">
            <text:p>18/04</text:p>
          </table:table-cell>
          <table:table-cell table:style-name="ce90" table:formula="of:=[M_Acu_A.E67]" office:value-type="float" office:value="2509.44654575856" calcext:value-type="float">
            <text:p>2509</text:p>
          </table:table-cell>
          <table:table-cell table:style-name="ce90" table:formula="of:=[M_Acu_A.G67]" office:value-type="float" office:value="2391.44612268225" calcext:value-type="float">
            <text:p>2391</text:p>
          </table:table-cell>
          <table:table-cell table:style-name="ce90" table:formula="of:=[M_Acu_A.H67]" office:value-type="float" office:value="1447.24059174176" calcext:value-type="float">
            <text:p>1447</text:p>
          </table:table-cell>
          <table:table-cell table:style-name="ce90" table:formula="of:=[M_Acu_A.J67]" office:value-type="float" office:value="1720.35239739156" calcext:value-type="float">
            <text:p>1720</text:p>
          </table:table-cell>
          <table:table-cell table:style-name="ce90" table:formula="of:=[M_Acu_A.O67]" office:value-type="float" office:value="1356.11605520667" calcext:value-type="float">
            <text:p>1356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I67]" office:value-type="float" office:value="1099.24508853601" calcext:value-type="float">
            <text:p>1099</text:p>
          </table:table-cell>
          <table:table-cell table:style-name="ce90" table:formula="of:=[M_Acu_A.K67]" office:value-type="float" office:value="845.845401443709" calcext:value-type="float">
            <text:p>846</text:p>
          </table:table-cell>
          <table:table-cell table:style-name="ce90" table:formula="of:=[M_Acu_A.L67]" office:value-type="float" office:value="745.479291658457" calcext:value-type="float">
            <text:p>745</text:p>
          </table:table-cell>
          <table:table-cell table:style-name="ce90" table:formula="of:=[M_Acu_A.P67]" office:value-type="float" office:value="898.134494302365" calcext:value-type="float">
            <text:p>898</text:p>
          </table:table-cell>
          <table:table-cell table:style-name="ce90" table:formula="of:=[M_Acu_A.Q67]" office:value-type="float" office:value="899.466728308401" calcext:value-type="float">
            <text:p>899</text:p>
          </table:table-cell>
          <table:table-cell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Acu_A.C67]" office:value-type="float" office:value="228.455811118377" calcext:value-type="float">
            <text:p>228</text:p>
          </table:table-cell>
          <table:table-cell table:style-name="ce90" table:formula="of:=[M_Acu_A.D67]" office:value-type="float" office:value="259.150540050304" calcext:value-type="float">
            <text:p>259</text:p>
          </table:table-cell>
          <table:table-cell table:style-name="ce90" table:formula="of:=[M_Acu_A.F67]" office:value-type="float" office:value="306.681774635794" calcext:value-type="float">
            <text:p>307</text:p>
          </table:table-cell>
          <table:table-cell table:style-name="ce90" table:formula="of:=[M_Acu_A.M67]" office:value-type="float" office:value="163.013497653083" calcext:value-type="float">
            <text:p>163</text:p>
          </table:table-cell>
          <table:table-cell table:style-name="ce90" table:formula="of:=[M_Acu_A.N67]" office:value-type="float" office:value="327.451147439626" calcext:value-type="float">
            <text:p>327</text:p>
          </table:table-cell>
          <table:table-cell/>
        </table:table-row>
        <table:table-row table:style-name="ro1">
          <table:table-cell table:style-name="ce83"/>
          <table:table-cell table:style-name="ce59" table:formula="of:=[M_Acu_A.B68]" office:value-type="date" office:date-value="2020-04-19" calcext:value-type="date">
            <text:p>19/04</text:p>
          </table:table-cell>
          <table:table-cell table:style-name="ce91" table:formula="of:=[M_Acu_A.E68]" office:value-type="float" office:value="2615.29153118391" calcext:value-type="float">
            <text:p>2615</text:p>
          </table:table-cell>
          <table:table-cell table:style-name="ce91" table:formula="of:=[M_Acu_A.G68]" office:value-type="float" office:value="2439.79389932425" calcext:value-type="float">
            <text:p>2440</text:p>
          </table:table-cell>
          <table:table-cell table:style-name="ce91" table:formula="of:=[M_Acu_A.H68]" office:value-type="float" office:value="1476.82502654681" calcext:value-type="float">
            <text:p>1477</text:p>
          </table:table-cell>
          <table:table-cell table:style-name="ce91" table:formula="of:=[M_Acu_A.J68]" office:value-type="float" office:value="1752.42337461938" calcext:value-type="float">
            <text:p>1752</text:p>
          </table:table-cell>
          <table:table-cell table:style-name="ce91" table:formula="of:=[M_Acu_A.O68]" office:value-type="float" office:value="1394.02988514364" calcext:value-type="float">
            <text:p>1394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I68]" office:value-type="float" office:value="1124.58175678052" calcext:value-type="float">
            <text:p>1125</text:p>
          </table:table-cell>
          <table:table-cell table:style-name="ce91" table:formula="of:=[M_Acu_A.K68]" office:value-type="float" office:value="903.617679300634" calcext:value-type="float">
            <text:p>904</text:p>
          </table:table-cell>
          <table:table-cell table:style-name="ce91" table:formula="of:=[M_Acu_A.L68]" office:value-type="float" office:value="755.833170709269" calcext:value-type="float">
            <text:p>756</text:p>
          </table:table-cell>
          <table:table-cell table:style-name="ce91" table:formula="of:=[M_Acu_A.P68]" office:value-type="float" office:value="927.46931719738" calcext:value-type="float">
            <text:p>927</text:p>
          </table:table-cell>
          <table:table-cell table:style-name="ce91" table:formula="of:=[M_Acu_A.Q68]" office:value-type="float" office:value="915.904351267254" calcext:value-type="float">
            <text:p>916</text:p>
          </table:table-cell>
          <table:table-cell table:style-name="ce60"/>
          <table:table-cell table:style-name="ce51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Acu_A.C68]" office:value-type="float" office:value="238.683516530976" calcext:value-type="float">
            <text:p>239</text:p>
          </table:table-cell>
          <table:table-cell table:style-name="ce91" table:formula="of:=[M_Acu_A.D68]" office:value-type="float" office:value="264.415449441845" calcext:value-type="float">
            <text:p>264</text:p>
          </table:table-cell>
          <table:table-cell table:style-name="ce91" table:formula="of:=[M_Acu_A.F68]" office:value-type="float" office:value="314.659046230367" calcext:value-type="float">
            <text:p>315</text:p>
          </table:table-cell>
          <table:table-cell table:style-name="ce91" table:formula="of:=[M_Acu_A.M68]" office:value-type="float" office:value="169.622152963343" calcext:value-type="float">
            <text:p>170</text:p>
          </table:table-cell>
          <table:table-cell table:style-name="ce91" table:formula="of:=[M_Acu_A.N68]" office:value-type="float" office:value="340.320406509305" calcext:value-type="float">
            <text:p>340</text:p>
          </table:table-cell>
          <table:table-cell/>
        </table:table-row>
        <table:table-row table:style-name="ro1">
          <table:table-cell table:style-name="ce86" table:formula="of:=[M_Acu_A.A69]" office:value-type="string" office:string-value="L" calcext:value-type="string">
            <text:p>L</text:p>
          </table:table-cell>
          <table:table-cell table:style-name="ce57" table:formula="of:=[M_Acu_A.B69]" office:value-type="date" office:date-value="2020-04-20" calcext:value-type="date">
            <text:p>20/04</text:p>
          </table:table-cell>
          <table:table-cell table:style-name="ce92" table:formula="of:=[M_Acu_A.E69]" office:value-type="float" office:value="2682.01989156077" calcext:value-type="float">
            <text:p>2682</text:p>
          </table:table-cell>
          <table:table-cell table:style-name="ce92" table:formula="of:=[M_Acu_A.G69]" office:value-type="float" office:value="2486.84454049536" calcext:value-type="float">
            <text:p>2487</text:p>
          </table:table-cell>
          <table:table-cell table:style-name="ce92" table:formula="of:=[M_Acu_A.H69]" office:value-type="float" office:value="1517.79385145405" calcext:value-type="float">
            <text:p>1518</text:p>
          </table:table-cell>
          <table:table-cell table:style-name="ce92" table:formula="of:=[M_Acu_A.J69]" office:value-type="float" office:value="1786.04975720929" calcext:value-type="float">
            <text:p>1786</text:p>
          </table:table-cell>
          <table:table-cell table:style-name="ce92" table:formula="of:=[M_Acu_A.O69]" office:value-type="float" office:value="1463.94670293387" calcext:value-type="float">
            <text:p>1464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92" table:formula="of:=[M_Acu_A.I69]" office:value-type="float" office:value="1145.03424801404" calcext:value-type="float">
            <text:p>1145</text:p>
          </table:table-cell>
          <table:table-cell table:style-name="ce92" table:formula="of:=[M_Acu_A.K69]" office:value-type="float" office:value="1017.68089455662" calcext:value-type="float">
            <text:p>1018</text:p>
          </table:table-cell>
          <table:table-cell table:style-name="ce92" table:formula="of:=[M_Acu_A.L69]" office:value-type="float" office:value="776.540928810893" calcext:value-type="float">
            <text:p>777</text:p>
          </table:table-cell>
          <table:table-cell table:style-name="ce92" table:formula="of:=[M_Acu_A.P69]" office:value-type="float" office:value="953.870657802893" calcext:value-type="float">
            <text:p>954</text:p>
          </table:table-cell>
          <table:table-cell table:style-name="ce92" table:formula="of:=[M_Acu_A.Q69]" office:value-type="float" office:value="939.574528328001" calcext:value-type="float">
            <text:p>940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58" table:formula="of:=[.B69]" office:value-type="date" office:date-value="2020-04-20" calcext:value-type="date">
            <text:p>20/04</text:p>
          </table:table-cell>
          <table:table-cell table:style-name="ce90" table:formula="of:=[M_Acu_A.C69]" office:value-type="float" office:value="244.797905636334" calcext:value-type="float">
            <text:p>245</text:p>
          </table:table-cell>
          <table:table-cell table:style-name="ce90" table:formula="of:=[M_Acu_A.D69]" office:value-type="float" office:value="274.945268224927" calcext:value-type="float">
            <text:p>275</text:p>
          </table:table-cell>
          <table:table-cell table:style-name="ce90" table:formula="of:=[M_Acu_A.F69]" office:value-type="float" office:value="322.63631782494" calcext:value-type="float">
            <text:p>323</text:p>
          </table:table-cell>
          <table:table-cell table:style-name="ce90" table:formula="of:=[M_Acu_A.M69]" office:value-type="float" office:value="169.622152963343" calcext:value-type="float">
            <text:p>170</text:p>
          </table:table-cell>
          <table:table-cell table:style-name="ce90" table:formula="of:=[M_Acu_A.N69]" office:value-type="float" office:value="350.329830230167" calcext:value-type="float">
            <text:p>350</text:p>
          </table:table-cell>
          <table:table-cell/>
        </table:table-row>
        <table:table-row table:style-name="ro1">
          <table:table-cell/>
          <table:table-cell table:style-name="ce58" table:formula="of:=[M_Acu_A.B70]" office:value-type="date" office:date-value="2020-04-21" calcext:value-type="date">
            <text:p>21/04</text:p>
          </table:table-cell>
          <table:table-cell table:style-name="ce90" table:formula="of:=[M_Acu_A.E70]" office:value-type="float" office:value="2760.25314165777" calcext:value-type="float">
            <text:p>2760</text:p>
          </table:table-cell>
          <table:table-cell table:style-name="ce90" table:formula="of:=[M_Acu_A.G70]" office:value-type="float" office:value="2537.55074526624" calcext:value-type="float">
            <text:p>2538</text:p>
          </table:table-cell>
          <table:table-cell table:style-name="ce90" table:formula="of:=[M_Acu_A.H70]" office:value-type="float" office:value="1557.56431950844" calcext:value-type="float">
            <text:p>1558</text:p>
          </table:table-cell>
          <table:table-cell table:style-name="ce90" table:formula="of:=[M_Acu_A.J70]" office:value-type="float" office:value="1825.60149355953" calcext:value-type="float">
            <text:p>1826</text:p>
          </table:table-cell>
          <table:table-cell table:style-name="ce90" table:formula="of:=[M_Acu_A.O70]" office:value-type="float" office:value="1528.37488164637" calcext:value-type="float">
            <text:p>1528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I70]" office:value-type="float" office:value="1195.40232343988" calcext:value-type="float">
            <text:p>1195</text:p>
          </table:table-cell>
          <table:table-cell table:style-name="ce90" table:formula="of:=[M_Acu_A.K70]" office:value-type="float" office:value="1081.37853424502" calcext:value-type="float">
            <text:p>1081</text:p>
          </table:table-cell>
          <table:table-cell table:style-name="ce90" table:formula="of:=[M_Acu_A.L70]" office:value-type="float" office:value="807.602565963329" calcext:value-type="float">
            <text:p>808</text:p>
          </table:table-cell>
          <table:table-cell table:style-name="ce90" table:formula="of:=[M_Acu_A.P70]" office:value-type="float" office:value="966.582414390732" calcext:value-type="float">
            <text:p>967</text:p>
          </table:table-cell>
          <table:table-cell table:style-name="ce90" table:formula="of:=[M_Acu_A.Q70]" office:value-type="float" office:value="971.792269327352" calcext:value-type="float">
            <text:p>972</text:p>
          </table:table-cell>
          <table:table-cell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Acu_A.C70]" office:value-type="float" office:value="255.581464603966" calcext:value-type="float">
            <text:p>256</text:p>
          </table:table-cell>
          <table:table-cell table:style-name="ce90" table:formula="of:=[M_Acu_A.D70]" office:value-type="float" office:value="287.23005680519" calcext:value-type="float">
            <text:p>287</text:p>
          </table:table-cell>
          <table:table-cell table:style-name="ce90" table:formula="of:=[M_Acu_A.F70]" office:value-type="float" office:value="327.954498887988" calcext:value-type="float">
            <text:p>328</text:p>
          </table:table-cell>
          <table:table-cell table:style-name="ce90" table:formula="of:=[M_Acu_A.M70]" office:value-type="float" office:value="179.535135928733" calcext:value-type="float">
            <text:p>180</text:p>
          </table:table-cell>
          <table:table-cell table:style-name="ce90" table:formula="of:=[M_Acu_A.N70]" office:value-type="float" office:value="363.199089299847" calcext:value-type="float">
            <text:p>363</text:p>
          </table:table-cell>
          <table:table-cell/>
        </table:table-row>
        <table:table-row table:style-name="ro1">
          <table:table-cell/>
          <table:table-cell table:style-name="ce58" table:formula="of:=[M_Acu_A.B71]" office:value-type="date" office:date-value="2020-04-22" calcext:value-type="date">
            <text:p>22/04</text:p>
          </table:table-cell>
          <table:table-cell table:style-name="ce90" table:formula="of:=[M_Acu_A.E71]" office:value-type="float" office:value="2881.74477710253" calcext:value-type="float">
            <text:p>2882</text:p>
          </table:table-cell>
          <table:table-cell table:style-name="ce90" table:formula="of:=[M_Acu_A.G71]" office:value-type="float" office:value="2588.84655706933" calcext:value-type="float">
            <text:p>2589</text:p>
          </table:table-cell>
          <table:table-cell table:style-name="ce90" table:formula="of:=[M_Acu_A.H71]" office:value-type="float" office:value="1598.30845250577" calcext:value-type="float">
            <text:p>1598</text:p>
          </table:table-cell>
          <table:table-cell table:style-name="ce90" table:formula="of:=[M_Acu_A.J71]" office:value-type="float" office:value="1857.96873847537" calcext:value-type="float">
            <text:p>1858</text:p>
          </table:table-cell>
          <table:table-cell table:style-name="ce90" table:formula="of:=[M_Acu_A.O71]" office:value-type="float" office:value="1582.24798520937" calcext:value-type="float">
            <text:p>1582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I71]" office:value-type="float" office:value="1237.52835015967" calcext:value-type="float">
            <text:p>1238</text:p>
          </table:table-cell>
          <table:table-cell table:style-name="ce90" table:formula="of:=[M_Acu_A.K71]" office:value-type="float" office:value="1139.15081210195" calcext:value-type="float">
            <text:p>1139</text:p>
          </table:table-cell>
          <table:table-cell table:style-name="ce90" table:formula="of:=[M_Acu_A.L71]" office:value-type="float" office:value="828.310324064953" calcext:value-type="float">
            <text:p>828</text:p>
          </table:table-cell>
          <table:table-cell table:style-name="ce90" table:formula="of:=[M_Acu_A.P71]" office:value-type="float" office:value="979.294170978572" calcext:value-type="float">
            <text:p>979</text:p>
          </table:table-cell>
          <table:table-cell table:style-name="ce90" table:formula="of:=[M_Acu_A.Q71]" office:value-type="float" office:value="991.517416877975" calcext:value-type="float">
            <text:p>992</text:p>
          </table:table-cell>
          <table:table-cell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Acu_A.C71]" office:value-type="float" office:value="271.20094950038" calcext:value-type="float">
            <text:p>271</text:p>
          </table:table-cell>
          <table:table-cell table:style-name="ce90" table:formula="of:=[M_Acu_A.D71]" office:value-type="float" office:value="298.344865520666" calcext:value-type="float">
            <text:p>298</text:p>
          </table:table-cell>
          <table:table-cell table:style-name="ce90" table:formula="of:=[M_Acu_A.F71]" office:value-type="float" office:value="340.363588035101" calcext:value-type="float">
            <text:p>340</text:p>
          </table:table-cell>
          <table:table-cell table:style-name="ce90"/>
          <table:table-cell table:style-name="ce90" table:formula="of:=[M_Acu_A.N71]" office:value-type="float" office:value="374.161791470315" calcext:value-type="float">
            <text:p>374</text:p>
          </table:table-cell>
          <table:table-cell/>
        </table:table-row>
        <table:table-row table:style-name="ro1">
          <table:table-cell/>
          <table:table-cell table:style-name="ce58" table:formula="of:=[M_Acu_A.B72]" office:value-type="date" office:date-value="2020-04-23" calcext:value-type="date">
            <text:p>23/04</text:p>
          </table:table-cell>
          <table:table-cell table:style-name="ce90" table:formula="of:=[M_Acu_A.E72]" office:value-type="float" office:value="2986.66937135027" calcext:value-type="float">
            <text:p>2987</text:p>
          </table:table-cell>
          <table:table-cell table:style-name="ce90" table:formula="of:=[M_Acu_A.G72]" office:value-type="float" office:value="2640.73197590465" calcext:value-type="float">
            <text:p>2641</text:p>
          </table:table-cell>
          <table:table-cell table:style-name="ce90" table:formula="of:=[M_Acu_A.H72]" office:value-type="float" office:value="1636.9554610106" calcext:value-type="float">
            <text:p>1637</text:p>
          </table:table-cell>
          <table:table-cell table:style-name="ce90" table:formula="of:=[M_Acu_A.J72]" office:value-type="float" office:value="1892.33579028531" calcext:value-type="float">
            <text:p>1892</text:p>
          </table:table-cell>
          <table:table-cell table:style-name="ce90"/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I72]" office:value-type="float" office:value="1275.07546093166" calcext:value-type="float">
            <text:p>1275</text:p>
          </table:table-cell>
          <table:table-cell table:style-name="ce90" table:formula="of:=[M_Acu_A.K72]" office:value-type="float" office:value="1176.18432354869" calcext:value-type="float">
            <text:p>1176</text:p>
          </table:table-cell>
          <table:table-cell table:style-name="ce90" table:number-columns-repeated="2"/>
          <table:table-cell table:style-name="ce90" table:formula="of:=[M_Acu_A.Q72]" office:value-type="float" office:value="1018.47511853049" calcext:value-type="float">
            <text:p>1018</text:p>
          </table:table-cell>
          <table:table-cell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Acu_A.C72]" office:value-type="float" office:value="283.15180093358" calcext:value-type="float">
            <text:p>283</text:p>
          </table:table-cell>
          <table:table-cell table:style-name="ce90" table:formula="of:=[M_Acu_A.D72]" office:value-type="float" office:value="305.364744709387" calcext:value-type="float">
            <text:p>305</text:p>
          </table:table-cell>
          <table:table-cell table:style-name="ce90" table:formula="of:=[M_Acu_A.F72]" office:value-type="float" office:value="349.227223140182" calcext:value-type="float">
            <text:p>349</text:p>
          </table:table-cell>
          <table:table-cell table:style-name="ce90"/>
          <table:table-cell table:style-name="ce90" table:formula="of:=[M_Acu_A.N72]" office:value-type="float" office:value="390.844164338418" calcext:value-type="float">
            <text:p>39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5])" office:value-type="float" office:value="2986.66937135027" calcext:value-type="float">
            <text:p>2987</text:p>
          </table:table-cell>
          <table:table-cell table:style-name="ce90" table:formula="of:=MAX([.D$9:.D75])" office:value-type="float" office:value="2640.73197590465" calcext:value-type="float">
            <text:p>2641</text:p>
          </table:table-cell>
          <table:table-cell table:style-name="ce90" table:formula="of:=MAX([.E$9:.E75])" office:value-type="float" office:value="1636.9554610106" calcext:value-type="float">
            <text:p>1637</text:p>
          </table:table-cell>
          <table:table-cell table:style-name="ce90" table:formula="of:=MAX([.F$9:.F75])" office:value-type="float" office:value="1892.33579028531" calcext:value-type="float">
            <text:p>1892</text:p>
          </table:table-cell>
          <table:table-cell table:style-name="ce90" table:formula="of:=MAX([.G$9:.G75])" office:value-type="float" office:value="1582.24798520937" calcext:value-type="float">
            <text:p>1582</text:p>
          </table:table-cell>
          <table:table-cell table:style-name="ce90" table:number-columns-repeated="3"/>
          <table:table-cell table:style-name="ce90" table:formula="of:=MAX([.K$9:.K75])" office:value-type="float" office:value="1275.07546093166" calcext:value-type="float">
            <text:p>1275</text:p>
          </table:table-cell>
          <table:table-cell table:style-name="ce90" table:formula="of:=MAX([.L$9:.L75])" office:value-type="float" office:value="1176.18432354869" calcext:value-type="float">
            <text:p>1176</text:p>
          </table:table-cell>
          <table:table-cell table:style-name="ce90" table:formula="of:=MAX([.M$9:.M75])" office:value-type="float" office:value="828.310324064953" calcext:value-type="float">
            <text:p>828</text:p>
          </table:table-cell>
          <table:table-cell table:style-name="ce90" table:formula="of:=MAX([.N$9:.N75])" office:value-type="float" office:value="979.294170978572" calcext:value-type="float">
            <text:p>979</text:p>
          </table:table-cell>
          <table:table-cell table:style-name="ce90" table:formula="of:=MAX([.O$9:.O75])" office:value-type="float" office:value="1018.47511853049" calcext:value-type="float">
            <text:p>1018</text:p>
          </table:table-cell>
          <table:table-cell table:number-columns-repeated="3"/>
          <table:table-cell table:style-name="ce90" table:formula="of:=MAX([.S$9:.S75])" office:value-type="float" office:value="283.15180093358" calcext:value-type="float">
            <text:p>283</text:p>
          </table:table-cell>
          <table:table-cell table:style-name="ce90" table:formula="of:=MAX([.T$9:.T75])" office:value-type="float" office:value="305.364744709387" calcext:value-type="float">
            <text:p>305</text:p>
          </table:table-cell>
          <table:table-cell table:style-name="ce90" table:formula="of:=MAX([.U$9:.U75])" office:value-type="float" office:value="349.227223140182" calcext:value-type="float">
            <text:p>349</text:p>
          </table:table-cell>
          <table:table-cell table:style-name="ce90" table:formula="of:=MAX([.V$9:.V75])" office:value-type="float" office:value="179.535135928733" calcext:value-type="float">
            <text:p>180</text:p>
          </table:table-cell>
          <table:table-cell table:style-name="ce90" table:formula="of:=MAX([.W$9:.W75])" office:value-type="float" office:value="390.844164338418" calcext:value-type="float">
            <text:p>391</text:p>
          </table:table-cell>
          <table:table-cell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/>
        </table:table-row>
        <table:table-row table:style-name="ro1">
          <table:table-cell table:number-columns-repeated="18"/>
          <table:table-cell table:style-name="Default" table:number-columns-repeated="5"/>
          <table:table-cell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6:.G76])" office:value-type="float" office:value="1582.24798520937" calcext:value-type="float">
            <text:p>1582</text:p>
          </table:table-cell>
          <table:table-cell table:number-columns-repeated="6"/>
          <table:table-cell table:style-name="ce54" office:value-type="string" calcext:value-type="string">
            <text:p>Mínimo</text:p>
          </table:table-cell>
          <table:table-cell table:style-name="ce108" table:formula="of:=MIN([.K76:.O76])" office:value-type="float" office:value="828.310324064953" calcext:value-type="float">
            <text:p>828</text:p>
          </table:table-cell>
          <table:table-cell table:number-columns-repeated="6"/>
          <table:table-cell table:style-name="Default" office:value-type="string" calcext:value-type="string">
            <text:p>Mínimo</text:p>
          </table:table-cell>
          <table:table-cell table:style-name="ce99" table:formula="of:=MIN([.S76:.W76])" office:value-type="float" office:value="179.535135928733" calcext:value-type="float">
            <text:p>180</text:p>
          </table:table-cell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6:.G76])" office:value-type="float" office:value="2986.66937135027" calcext:value-type="float">
            <text:p>2987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6:.O76])" office:value-type="float" office:value="1275.07546093166" calcext:value-type="float">
            <text:p>1275</text:p>
          </table:table-cell>
          <table:table-cell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S76:.W76])" office:value-type="float" office:value="390.844164338418" calcext:value-type="float">
            <text:p>391</text:p>
          </table:table-cell>
          <table:table-cell table:style-name="Default" table:number-columns-repeated="3"/>
          <table:table-cell/>
        </table:table-row>
        <table:table-row table:style-name="ro1" table:number-rows-repeated="1048495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M_Dia_A_2" table:style-name="ta1">
        <office:forms form:automatic-focus="false" form:apply-design-mode="false"/>
        <table:table-column table:style-name="co36" table:default-cell-style-name="Default"/>
        <table:table-column table:style-name="co37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number-columns-repeated="5" table:default-cell-style-name="Default"/>
        <table:table-column table:style-name="co1" table:default-cell-style-name="ce49"/>
        <table:table-column table:style-name="co23" table:default-cell-style-name="ce49"/>
        <table:table-column table:style-name="co1" table:number-columns-repeated="13" table:default-cell-style-name="ce49"/>
        <table:table-row table:style-name="ro1">
          <table:table-cell/>
          <table:table-cell table:style-name="ce53" office:value-type="string" calcext:value-type="string">
            <text:p>Coronavirus COVID-19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4" office:value-type="string" calcext:value-type="string">
            <text:p>Datos de diferentes países, ajustados a la población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55" office:value-type="string" calcext:value-type="string">
            <text:p>Muertes diarias</text:p>
          </table:table-cell>
          <table:table-cell table:style-name="ce49" table:number-columns-repeated="5"/>
          <table:table-cell table:style-name="ce60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49" table:number-columns-repeated="5"/>
          <table:table-cell table:style-name="ce101" table:number-columns-repeated="6"/>
          <table:table-cell table:style-name="ce49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oblación en 2018, mayores de 65 años</text:p>
          </table:table-cell>
          <table:table-cell table:style-name="ce49" table:number-columns-repeated="13"/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Habitantes</text:p>
          </table:table-cell>
          <table:table-cell table:style-name="ce87" table:formula="of:=[M_Dia_A.E6]" office:value-type="float" office:value="2.1729891036" calcext:value-type="float">
            <text:p>2.2</text:p>
          </table:table-cell>
          <table:table-cell table:style-name="ce87" table:formula="of:=[M_Dia_A.G6]" office:value-type="float" office:value="8.4802245" calcext:value-type="float">
            <text:p>8.5</text:p>
          </table:table-cell>
          <table:table-cell table:style-name="ce87" table:formula="of:=[M_Dia_A.H6]" office:value-type="float" office:value="13.3516155574" calcext:value-type="float">
            <text:p>13.4</text:p>
          </table:table-cell>
          <table:table-cell table:style-name="ce87" table:formula="of:=[M_Dia_A.J6]" office:value-type="float" office:value="13.5013035906" calcext:value-type="float">
            <text:p>13.5</text:p>
          </table:table-cell>
          <table:table-cell table:style-name="ce87" table:formula="of:=[M_Dia_A.O6]" office:value-type="float" office:value="11.8426442474" calcext:value-type="float">
            <text:p>11.8</text:p>
          </table:table-cell>
          <table:table-cell table:style-name="ce87" table:number-columns-repeated="3"/>
          <table:table-cell table:style-name="ce87" table:formula="of:=[M_Dia_A.I6]" office:value-type="float" office:value="3.275884548" calcext:value-type="float">
            <text:p>3.3</text:p>
          </table:table-cell>
          <table:table-cell table:style-name="ce87" table:formula="of:=[M_Dia_A.K6]" office:value-type="float" office:value="0.67506426" calcext:value-type="float">
            <text:p>0.7</text:p>
          </table:table-cell>
          <table:table-cell table:style-name="ce87" table:formula="of:=[M_Dia_A.L6]" office:value-type="float" office:value="0.0965821597" calcext:value-type="float">
            <text:p>0.1</text:p>
          </table:table-cell>
          <table:table-cell table:style-name="ce87" table:formula="of:=[M_Dia_A.P6]" office:value-type="float" office:value="2.0453506815" calcext:value-type="float">
            <text:p>2.0</text:p>
          </table:table-cell>
          <table:table-cell table:style-name="ce87" table:formula="of:=[M_Dia_A.Q6]" office:value-type="float" office:value="1.5209011706" calcext:value-type="float">
            <text:p>1.5</text:p>
          </table:table-cell>
          <table:table-cell table:number-columns-repeated="3"/>
          <table:table-cell table:style-name="ce109" table:formula="of:=[M_Dia_A.C6]" office:value-type="float" office:value="17.9903499932" calcext:value-type="float">
            <text:p>18.0</text:p>
          </table:table-cell>
          <table:table-cell table:style-name="ce109" table:formula="of:=[M_Dia_A.D6]" office:value-type="float" office:value="1.709431128" calcext:value-type="float">
            <text:p>1.7</text:p>
          </table:table-cell>
          <table:table-cell table:style-name="ce109" table:formula="of:=[M_Dia_A.F6]" office:value-type="float" office:value="1.1282052884" calcext:value-type="float">
            <text:p>1.1</text:p>
          </table:table-cell>
          <table:table-cell table:style-name="ce109" table:formula="of:=[M_Dia_A.M6]" office:value-type="float" office:value="0.907900279" calcext:value-type="float">
            <text:p>0.9</text:p>
          </table:table-cell>
          <table:table-cell table:style-name="ce109" table:formula="of:=[M_Dia_A.N6]" office:value-type="float" office:value="2.0980228818" calcext:value-type="float">
            <text:p>2.1</text:p>
          </table:table-cell>
          <table:table-cell table:number-columns-repeated="7"/>
        </table:table-row>
        <table:table-row table:style-name="ro1">
          <table:table-cell table:number-columns-repeated="30"/>
        </table:table-row>
        <table:table-row table:style-name="ro1">
          <table:table-cell table:style-name="ce83"/>
          <table:table-cell table:style-name="ce107"/>
          <table:table-cell table:style-name="ce89" table:formula="of:=[M_Dia_A.E8]" office:value-type="string" office:string-value="Bélgica" calcext:value-type="string">
            <text:p>Bélgica</text:p>
          </table:table-cell>
          <table:table-cell table:style-name="ce89" table:formula="of:=[M_Dia_A.G8]" office:value-type="string" office:string-value="España" calcext:value-type="string">
            <text:p>España</text:p>
          </table:table-cell>
          <table:table-cell table:style-name="ce89" table:formula="of:=[M_Dia_A.H8]" office:value-type="string" office:string-value="Francia" calcext:value-type="string">
            <text:p>Francia</text:p>
          </table:table-cell>
          <table:table-cell table:style-name="ce89" table:formula="of:=[M_Dia_A.J8]" office:value-type="string" office:string-value="Italia" calcext:value-type="string">
            <text:p>Italia</text:p>
          </table:table-cell>
          <table:table-cell table:style-name="ce89" table:formula="of:=[M_Dia_A.O8]" office:value-type="string" office:string-value="Reino Unido" calcext:value-type="string">
            <text:p>Reino Unido</text:p>
          </table:table-cell>
          <table:table-cell table:style-name="ce109"/>
          <table:table-cell table:style-name="ce89"/>
          <table:table-cell table:style-name="ce123"/>
          <table:table-cell table:style-name="ce89" table:formula="of:=[M_Dia_A.I8]" office:value-type="string" office:string-value="Holanda" calcext:value-type="string">
            <text:p>Holanda</text:p>
          </table:table-cell>
          <table:table-cell table:style-name="ce89" table:formula="of:=[M_Dia_A.K8]" office:value-type="string" office:string-value="Irlanda" calcext:value-type="string">
            <text:p>Irlanda</text:p>
          </table:table-cell>
          <table:table-cell table:style-name="ce89" table:formula="of:=[M_Dia_A.L8]" office:value-type="string" office:string-value="Luxemburgo" calcext:value-type="string">
            <text:p>Luxemburgo</text:p>
          </table:table-cell>
          <table:table-cell table:style-name="ce89" table:formula="of:=[M_Dia_A.P8]" office:value-type="string" office:string-value="Suecia" calcext:value-type="string">
            <text:p>Suecia</text:p>
          </table:table-cell>
          <table:table-cell table:style-name="ce89" table:formula="of:=[M_Dia_A.Q8]" office:value-type="string" office:string-value="Suiza" calcext:value-type="string">
            <text:p>Suiza</text:p>
          </table:table-cell>
          <table:table-cell table:number-columns-repeated="3"/>
          <table:table-cell table:style-name="ce89" table:formula="of:=[M_Dia_A.C8]" office:value-type="string" office:string-value="Alemania" calcext:value-type="string">
            <text:p>Alemania</text:p>
          </table:table-cell>
          <table:table-cell table:style-name="ce89" table:formula="of:=[M_Dia_A.D8]" office:value-type="string" office:string-value="Austria" calcext:value-type="string">
            <text:p>Austria</text:p>
          </table:table-cell>
          <table:table-cell table:style-name="ce89" table:formula="of:=[M_Dia_A.F8]" office:value-type="string" office:string-value="Dinamarca" calcext:value-type="string">
            <text:p>Dinamarca</text:p>
          </table:table-cell>
          <table:table-cell table:style-name="ce89" table:formula="of:=[M_Dia_A.M8]" office:value-type="string" office:string-value="Noruega" calcext:value-type="string">
            <text:p>Noruega</text:p>
          </table:table-cell>
          <table:table-cell table:style-name="ce89" table:formula="of:=[M_Dia_A.N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/>
          <table:table-cell table:style-name="ce57" table:formula="of:=[M_Dia_A.B9]" office:value-type="date" office:date-value="2020-02-20" calcext:value-type="date">
            <text:p>20/02</text:p>
          </table:table-cell>
          <table:table-cell table:style-name="ce87" table:number-columns-repeated="7"/>
          <table:table-cell table:style-name="ce57" table:formula="of:=[.B9]" office:value-type="date" office:date-value="2020-02-20" calcext:value-type="date">
            <text:p>20/02</text:p>
          </table:table-cell>
          <table:table-cell table:style-name="ce87" table:number-columns-repeated="5"/>
          <table:table-cell table:number-columns-repeated="2"/>
          <table:table-cell table:style-name="ce113" table:formula="of:=[.B9]" office:value-type="date" office:date-value="2020-02-20" calcext:value-type="date">
            <text:p>20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0]" office:value-type="date" office:date-value="2020-02-21" calcext:value-type="date">
            <text:p>21/02</text:p>
          </table:table-cell>
          <table:table-cell table:style-name="ce87" table:number-columns-repeated="2"/>
          <table:table-cell table:style-name="ce87" table:formula="of:=[M_Dia_A.H10]" office:value-type="float" office:value="0.0748973033039256" calcext:value-type="float">
            <text:p>0.1</text:p>
          </table:table-cell>
          <table:table-cell table:style-name="ce87" table:formula="of:=[M_Dia_A.J10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0]" office:value-type="date" office:date-value="2020-02-21" calcext:value-type="date">
            <text:p>21/02</text:p>
          </table:table-cell>
          <table:table-cell table:style-name="ce87" table:number-columns-repeated="5"/>
          <table:table-cell table:number-columns-repeated="2"/>
          <table:table-cell table:style-name="ce113" table:formula="of:=[.B10]" office:value-type="date" office:date-value="2020-02-21" calcext:value-type="date">
            <text:p>21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1]" office:value-type="date" office:date-value="2020-02-22" calcext:value-type="date">
            <text:p>22/02</text:p>
          </table:table-cell>
          <table:table-cell table:style-name="ce87" table:number-columns-repeated="2"/>
          <table:table-cell table:style-name="ce87" table:formula="of:=[M_Dia_A.H11]" office:value-type="float" office:value="0" calcext:value-type="float">
            <text:p>0.0</text:p>
          </table:table-cell>
          <table:table-cell table:style-name="ce87" table:formula="of:=[M_Dia_A.J11]" office:value-type="float" office:value="0.0740669220042003" calcext:value-type="float">
            <text:p>0.1</text:p>
          </table:table-cell>
          <table:table-cell table:style-name="ce87" table:number-columns-repeated="3"/>
          <table:table-cell table:style-name="ce58" table:formula="of:=[.B11]" office:value-type="date" office:date-value="2020-02-22" calcext:value-type="date">
            <text:p>22/02</text:p>
          </table:table-cell>
          <table:table-cell table:style-name="ce87" table:number-columns-repeated="5"/>
          <table:table-cell table:number-columns-repeated="2"/>
          <table:table-cell table:style-name="ce113" table:formula="of:=[.B11]" office:value-type="date" office:date-value="2020-02-22" calcext:value-type="date">
            <text:p>22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2]" office:value-type="date" office:date-value="2020-02-23" calcext:value-type="date">
            <text:p>23/02</text:p>
          </table:table-cell>
          <table:table-cell table:style-name="ce87" table:number-columns-repeated="2"/>
          <table:table-cell table:style-name="ce87" table:formula="of:=[M_Dia_A.H12]" office:value-type="float" office:value="0" calcext:value-type="float">
            <text:p>0.0</text:p>
          </table:table-cell>
          <table:table-cell table:style-name="ce87" table:formula="of:=[M_Dia_A.J12]" office:value-type="float" office:value="0.0740669220042003" calcext:value-type="float">
            <text:p>0.1</text:p>
          </table:table-cell>
          <table:table-cell table:style-name="ce87" table:number-columns-repeated="2"/>
          <table:table-cell table:style-name="ce89"/>
          <table:table-cell table:style-name="ce59" table:formula="of:=[.B12]" office:value-type="date" office:date-value="2020-02-23" calcext:value-type="date">
            <text:p>23/02</text:p>
          </table:table-cell>
          <table:table-cell table:style-name="ce89" table:number-columns-repeated="5"/>
          <table:table-cell table:number-columns-repeated="2"/>
          <table:table-cell table:style-name="ce113" table:formula="of:=[.B12]" office:value-type="date" office:date-value="2020-02-23" calcext:value-type="date">
            <text:p>23/02</text:p>
          </table:table-cell>
          <table:table-cell table:number-columns-repeated="12"/>
        </table:table-row>
        <table:table-row table:style-name="ro1">
          <table:table-cell table:style-name="ce80" table:formula="of:=[M_Dia_A.A13]" office:value-type="string" office:string-value="L" calcext:value-type="string">
            <text:p>L</text:p>
          </table:table-cell>
          <table:table-cell table:style-name="ce57" table:formula="of:=[M_Dia_A.B13]" office:value-type="date" office:date-value="2020-02-24" calcext:value-type="date">
            <text:p>24/02</text:p>
          </table:table-cell>
          <table:table-cell table:style-name="ce88" table:number-columns-repeated="2"/>
          <table:table-cell table:style-name="ce88" table:formula="of:=[M_Dia_A.H13]" office:value-type="float" office:value="0" calcext:value-type="float">
            <text:p>0.0</text:p>
          </table:table-cell>
          <table:table-cell table:style-name="ce88" table:formula="of:=[M_Dia_A.J13]" office:value-type="float" office:value="0.296267688016801" calcext:value-type="float">
            <text:p>0.3</text:p>
          </table:table-cell>
          <table:table-cell table:style-name="ce88"/>
          <table:table-cell table:style-name="ce109"/>
          <table:table-cell table:style-name="ce86" table:formula="of:=[.A13]" office:value-type="string" office:string-value="L" calcext:value-type="string">
            <text:p>L</text:p>
          </table:table-cell>
          <table:table-cell table:style-name="ce58" table:formula="of:=[.B13]" office:value-type="date" office:date-value="2020-02-24" calcext:value-type="date">
            <text:p>24/02</text:p>
          </table:table-cell>
          <table:table-cell table:style-name="ce88" table:number-columns-repeated="5"/>
          <table:table-cell/>
          <table:table-cell table:style-name="ce50" table:formula="of:=[.A13]" office:value-type="string" office:string-value="L" calcext:value-type="string">
            <text:p>L</text:p>
          </table:table-cell>
          <table:table-cell table:style-name="ce80" table:formula="of:=[.B13]" office:value-type="date" office:date-value="2020-02-24" calcext:value-type="date">
            <text:p>24/02</text:p>
          </table:table-cell>
          <table:table-cell table:style-name="ce50" table:number-columns-repeated="5"/>
          <table:table-cell table:number-columns-repeated="7"/>
        </table:table-row>
        <table:table-row table:style-name="ro1">
          <table:table-cell/>
          <table:table-cell table:style-name="ce58" table:formula="of:=[M_Dia_A.B14]" office:value-type="date" office:date-value="2020-02-25" calcext:value-type="date">
            <text:p>25/02</text:p>
          </table:table-cell>
          <table:table-cell table:style-name="ce87" table:number-columns-repeated="2"/>
          <table:table-cell table:style-name="ce87" table:formula="of:=[M_Dia_A.H14]" office:value-type="float" office:value="0" calcext:value-type="float">
            <text:p>0.0</text:p>
          </table:table-cell>
          <table:table-cell table:style-name="ce87" table:formula="of:=[M_Dia_A.J14]" office:value-type="float" office:value="0.222200766012601" calcext:value-type="float">
            <text:p>0.2</text:p>
          </table:table-cell>
          <table:table-cell table:style-name="ce87" table:number-columns-repeated="3"/>
          <table:table-cell table:style-name="ce58" table:formula="of:=[.B14]" office:value-type="date" office:date-value="2020-02-25" calcext:value-type="date">
            <text:p>25/02</text:p>
          </table:table-cell>
          <table:table-cell table:style-name="ce87" table:number-columns-repeated="5"/>
          <table:table-cell table:number-columns-repeated="2"/>
          <table:table-cell table:style-name="ce113" table:formula="of:=[.B14]" office:value-type="date" office:date-value="2020-02-25" calcext:value-type="date">
            <text:p>25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5]" office:value-type="date" office:date-value="2020-02-26" calcext:value-type="date">
            <text:p>26/02</text:p>
          </table:table-cell>
          <table:table-cell table:style-name="ce87" table:number-columns-repeated="2"/>
          <table:table-cell table:style-name="ce87" table:formula="of:=[M_Dia_A.H15]" office:value-type="float" office:value="0.0748973033039256" calcext:value-type="float">
            <text:p>0.1</text:p>
          </table:table-cell>
          <table:table-cell table:style-name="ce87" table:formula="of:=[M_Dia_A.J15]" office:value-type="float" office:value="0.148133844008401" calcext:value-type="float">
            <text:p>0.1</text:p>
          </table:table-cell>
          <table:table-cell table:style-name="ce87" table:number-columns-repeated="3"/>
          <table:table-cell table:style-name="ce58" table:formula="of:=[.B15]" office:value-type="date" office:date-value="2020-02-26" calcext:value-type="date">
            <text:p>26/02</text:p>
          </table:table-cell>
          <table:table-cell table:style-name="ce87" table:number-columns-repeated="5"/>
          <table:table-cell table:number-columns-repeated="2"/>
          <table:table-cell table:style-name="ce113" table:formula="of:=[.B15]" office:value-type="date" office:date-value="2020-02-26" calcext:value-type="date">
            <text:p>26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6]" office:value-type="date" office:date-value="2020-02-27" calcext:value-type="date">
            <text:p>27/02</text:p>
          </table:table-cell>
          <table:table-cell table:style-name="ce87" table:number-columns-repeated="2"/>
          <table:table-cell table:style-name="ce87" table:formula="of:=[M_Dia_A.H16]" office:value-type="float" office:value="0" calcext:value-type="float">
            <text:p>0.0</text:p>
          </table:table-cell>
          <table:table-cell table:style-name="ce87" table:formula="of:=[M_Dia_A.J16]" office:value-type="float" office:value="0.370334610021002" calcext:value-type="float">
            <text:p>0.4</text:p>
          </table:table-cell>
          <table:table-cell table:style-name="ce87" table:number-columns-repeated="3"/>
          <table:table-cell table:style-name="ce58" table:formula="of:=[.B16]" office:value-type="date" office:date-value="2020-02-27" calcext:value-type="date">
            <text:p>27/02</text:p>
          </table:table-cell>
          <table:table-cell table:style-name="ce87" table:number-columns-repeated="5"/>
          <table:table-cell table:number-columns-repeated="2"/>
          <table:table-cell table:style-name="ce113" table:formula="of:=[.B16]" office:value-type="date" office:date-value="2020-02-27" calcext:value-type="date">
            <text:p>27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7]" office:value-type="date" office:date-value="2020-02-28" calcext:value-type="date">
            <text:p>28/02</text:p>
          </table:table-cell>
          <table:table-cell table:style-name="ce87" table:number-columns-repeated="2"/>
          <table:table-cell table:style-name="ce87" table:formula="of:=[M_Dia_A.H17]" office:value-type="float" office:value="0" calcext:value-type="float">
            <text:p>0.0</text:p>
          </table:table-cell>
          <table:table-cell table:style-name="ce87" table:formula="of:=[M_Dia_A.J17]" office:value-type="float" office:value="0.296267688016801" calcext:value-type="float">
            <text:p>0.3</text:p>
          </table:table-cell>
          <table:table-cell table:style-name="ce87" table:number-columns-repeated="3"/>
          <table:table-cell table:style-name="ce58" table:formula="of:=[.B17]" office:value-type="date" office:date-value="2020-02-28" calcext:value-type="date">
            <text:p>28/02</text:p>
          </table:table-cell>
          <table:table-cell table:style-name="ce87" table:number-columns-repeated="5"/>
          <table:table-cell table:number-columns-repeated="2"/>
          <table:table-cell table:style-name="ce113" table:formula="of:=[.B17]" office:value-type="date" office:date-value="2020-02-28" calcext:value-type="date">
            <text:p>28/02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18]" office:value-type="date" office:date-value="2020-02-29" calcext:value-type="date">
            <text:p>29/02</text:p>
          </table:table-cell>
          <table:table-cell table:style-name="ce87" table:number-columns-repeated="2"/>
          <table:table-cell table:style-name="ce87" table:formula="of:=[M_Dia_A.H18]" office:value-type="float" office:value="0" calcext:value-type="float">
            <text:p>0.0</text:p>
          </table:table-cell>
          <table:table-cell table:style-name="ce87" table:formula="of:=[M_Dia_A.J18]" office:value-type="float" office:value="0.592535376033603" calcext:value-type="float">
            <text:p>0.6</text:p>
          </table:table-cell>
          <table:table-cell table:style-name="ce87" table:number-columns-repeated="3"/>
          <table:table-cell table:style-name="ce58" table:formula="of:=[.B18]" office:value-type="date" office:date-value="2020-02-29" calcext:value-type="date">
            <text:p>29/02</text:p>
          </table:table-cell>
          <table:table-cell table:style-name="ce87" table:number-columns-repeated="5"/>
          <table:table-cell table:number-columns-repeated="2"/>
          <table:table-cell table:style-name="ce113" table:formula="of:=[.B18]" office:value-type="date" office:date-value="2020-02-29" calcext:value-type="date">
            <text:p>29/02</text:p>
          </table:table-cell>
          <table:table-cell table:number-columns-repeated="12"/>
        </table:table-row>
        <table:table-row table:style-name="ro1">
          <table:table-cell table:style-name="ce83"/>
          <table:table-cell table:style-name="ce59" table:formula="of:=[M_Dia_A.B19]" office:value-type="date" office:date-value="2020-03-01" calcext:value-type="date">
            <text:p>01/03</text:p>
          </table:table-cell>
          <table:table-cell table:style-name="ce89" table:number-columns-repeated="2"/>
          <table:table-cell table:style-name="ce89" table:formula="of:=[M_Dia_A.H19]" office:value-type="float" office:value="0" calcext:value-type="float">
            <text:p>0.0</text:p>
          </table:table-cell>
          <table:table-cell table:style-name="ce89" table:formula="of:=[M_Dia_A.J19]" office:value-type="float" office:value="0.370334610021002" calcext:value-type="float">
            <text:p>0.4</text:p>
          </table:table-cell>
          <table:table-cell table:style-name="ce89"/>
          <table:table-cell table:style-name="ce109"/>
          <table:table-cell table:style-name="ce89"/>
          <table:table-cell table:style-name="ce59" table:formula="of:=[.B19]" office:value-type="date" office:date-value="2020-03-01" calcext:value-type="date">
            <text:p>01/03</text:p>
          </table:table-cell>
          <table:table-cell table:style-name="ce89" table:number-columns-repeated="5"/>
          <table:table-cell/>
          <table:table-cell table:style-name="ce51"/>
          <table:table-cell table:style-name="ce122" table:formula="of:=[.B19]" office:value-type="date" office:date-value="2020-03-01" calcext:value-type="date">
            <text:p>01/03</text:p>
          </table:table-cell>
          <table:table-cell table:style-name="ce51" table:number-columns-repeated="5"/>
          <table:table-cell table:number-columns-repeated="7"/>
        </table:table-row>
        <table:table-row table:style-name="ro1">
          <table:table-cell table:style-name="ce86" table:formula="of:=[M_Dia_A.A20]" office:value-type="string" office:string-value="L" calcext:value-type="string">
            <text:p>L</text:p>
          </table:table-cell>
          <table:table-cell table:style-name="ce58" table:formula="of:=[M_Dia_A.B20]" office:value-type="date" office:date-value="2020-03-02" calcext:value-type="date">
            <text:p>02/03</text:p>
          </table:table-cell>
          <table:table-cell table:style-name="ce87" table:number-columns-repeated="2"/>
          <table:table-cell table:style-name="ce87" table:formula="of:=[M_Dia_A.H20]" office:value-type="float" office:value="0.0748973033039256" calcext:value-type="float">
            <text:p>0.1</text:p>
          </table:table-cell>
          <table:table-cell table:style-name="ce87" table:formula="of:=[M_Dia_A.J20]" office:value-type="float" office:value="1.33320459607561" calcext:value-type="float">
            <text:p>1.3</text:p>
          </table:table-cell>
          <table:table-cell table:style-name="ce87" table:number-columns-repeated="2"/>
          <table:table-cell table:style-name="ce86" table:formula="of:=[.A20]" office:value-type="string" office:string-value="L" calcext:value-type="string">
            <text:p>L</text:p>
          </table:table-cell>
          <table:table-cell table:style-name="ce58" table:formula="of:=[.B20]" office:value-type="date" office:date-value="2020-03-02" calcext:value-type="date">
            <text:p>02/03</text:p>
          </table:table-cell>
          <table:table-cell table:style-name="ce87" table:number-columns-repeated="5"/>
          <table:table-cell/>
          <table:table-cell table:formula="of:=[.A20]" office:value-type="string" office:string-value="L" calcext:value-type="string">
            <text:p>L</text:p>
          </table:table-cell>
          <table:table-cell table:style-name="ce113" table:formula="of:=[.B20]" office:value-type="date" office:date-value="2020-03-02" calcext:value-type="date">
            <text:p>02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1]" office:value-type="date" office:date-value="2020-03-03" calcext:value-type="date">
            <text:p>03/03</text:p>
          </table:table-cell>
          <table:table-cell table:style-name="ce87" table:number-columns-repeated="2"/>
          <table:table-cell table:style-name="ce87" table:formula="of:=[M_Dia_A.H21]" office:value-type="float" office:value="0.0748973033039256" calcext:value-type="float">
            <text:p>0.1</text:p>
          </table:table-cell>
          <table:table-cell table:style-name="ce87" table:formula="of:=[M_Dia_A.J21]" office:value-type="float" office:value="1.99980689411341" calcext:value-type="float">
            <text:p>2.0</text:p>
          </table:table-cell>
          <table:table-cell table:style-name="ce87" table:number-columns-repeated="3"/>
          <table:table-cell table:style-name="ce58" table:formula="of:=[.B21]" office:value-type="date" office:date-value="2020-03-03" calcext:value-type="date">
            <text:p>03/03</text:p>
          </table:table-cell>
          <table:table-cell table:style-name="ce87" table:number-columns-repeated="5"/>
          <table:table-cell table:number-columns-repeated="2"/>
          <table:table-cell table:style-name="ce113" table:formula="of:=[.B21]" office:value-type="date" office:date-value="2020-03-03" calcext:value-type="date">
            <text:p>03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2]" office:value-type="date" office:date-value="2020-03-04" calcext:value-type="date">
            <text:p>04/03</text:p>
          </table:table-cell>
          <table:table-cell table:style-name="ce87" table:number-columns-repeated="2"/>
          <table:table-cell table:style-name="ce87" table:formula="of:=[M_Dia_A.H22]" office:value-type="float" office:value="0" calcext:value-type="float">
            <text:p>0.0</text:p>
          </table:table-cell>
          <table:table-cell table:style-name="ce87" table:formula="of:=[M_Dia_A.J22]" office:value-type="float" office:value="2.07387381611761" calcext:value-type="float">
            <text:p>2.1</text:p>
          </table:table-cell>
          <table:table-cell table:style-name="ce87" table:number-columns-repeated="3"/>
          <table:table-cell table:style-name="ce58" table:formula="of:=[.B22]" office:value-type="date" office:date-value="2020-03-04" calcext:value-type="date">
            <text:p>04/03</text:p>
          </table:table-cell>
          <table:table-cell table:style-name="ce87" table:number-columns-repeated="5"/>
          <table:table-cell table:number-columns-repeated="2"/>
          <table:table-cell table:style-name="ce113" table:formula="of:=[.B22]" office:value-type="date" office:date-value="2020-03-04" calcext:value-type="date">
            <text:p>04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3]" office:value-type="date" office:date-value="2020-03-05" calcext:value-type="date">
            <text:p>05/03</text:p>
          </table:table-cell>
          <table:table-cell table:style-name="ce87"/>
          <table:table-cell table:style-name="ce87" table:formula="of:=[M_Dia_A.G23]" office:value-type="float" office:value="0.235842812887796" calcext:value-type="float">
            <text:p>0.2</text:p>
          </table:table-cell>
          <table:table-cell table:style-name="ce87" table:formula="of:=[M_Dia_A.H23]" office:value-type="float" office:value="0.224691909911777" calcext:value-type="float">
            <text:p>0.2</text:p>
          </table:table-cell>
          <table:table-cell table:style-name="ce87" table:formula="of:=[M_Dia_A.J23]" office:value-type="float" office:value="3.03674380217221" calcext:value-type="float">
            <text:p>3.0</text:p>
          </table:table-cell>
          <table:table-cell table:style-name="ce87" table:formula="of:=[M_Dia_A.O23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3]" office:value-type="date" office:date-value="2020-03-05" calcext:value-type="date">
            <text:p>05/03</text:p>
          </table:table-cell>
          <table:table-cell table:style-name="ce87" table:number-columns-repeated="4"/>
          <table:table-cell table:style-name="ce87" table:formula="of:=[M_Dia_A.Q23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3]" office:value-type="date" office:date-value="2020-03-05" calcext:value-type="date">
            <text:p>05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4]" office:value-type="date" office:date-value="2020-03-06" calcext:value-type="date">
            <text:p>06/03</text:p>
          </table:table-cell>
          <table:table-cell table:style-name="ce87"/>
          <table:table-cell table:style-name="ce87" table:formula="of:=[M_Dia_A.G24]" office:value-type="float" office:value="0.235842812887796" calcext:value-type="float">
            <text:p>0.2</text:p>
          </table:table-cell>
          <table:table-cell table:style-name="ce87" table:formula="of:=[M_Dia_A.H24]" office:value-type="float" office:value="0.149794606607851" calcext:value-type="float">
            <text:p>0.1</text:p>
          </table:table-cell>
          <table:table-cell table:style-name="ce87" table:formula="of:=[M_Dia_A.J24]" office:value-type="float" office:value="3.62927917820582" calcext:value-type="float">
            <text:p>3.6</text:p>
          </table:table-cell>
          <table:table-cell table:style-name="ce87" table:formula="of:=[M_Dia_A.O24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4]" office:value-type="date" office:date-value="2020-03-06" calcext:value-type="date">
            <text:p>06/03</text:p>
          </table:table-cell>
          <table:table-cell table:style-name="ce87" table:formula="of:=[M_Dia_A.I24]" office:value-type="float" office:value="0.305261063186895" calcext:value-type="float">
            <text:p>0.3</text:p>
          </table:table-cell>
          <table:table-cell table:style-name="ce87" table:number-columns-repeated="3"/>
          <table:table-cell table:style-name="ce87" table:formula="of:=[M_Dia_A.Q24]" office:value-type="float" office:value="0" calcext:value-type="float">
            <text:p>0.0</text:p>
          </table:table-cell>
          <table:table-cell table:number-columns-repeated="2"/>
          <table:table-cell table:style-name="ce113" table:formula="of:=[.B24]" office:value-type="date" office:date-value="2020-03-06" calcext:value-type="date">
            <text:p>06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5]" office:value-type="date" office:date-value="2020-03-07" calcext:value-type="date">
            <text:p>07/03</text:p>
          </table:table-cell>
          <table:table-cell table:style-name="ce87"/>
          <table:table-cell table:style-name="ce87" table:formula="of:=[M_Dia_A.G25]" office:value-type="float" office:value="0.353764219331693" calcext:value-type="float">
            <text:p>0.4</text:p>
          </table:table-cell>
          <table:table-cell table:style-name="ce87" table:formula="of:=[M_Dia_A.H25]" office:value-type="float" office:value="0.524281123127479" calcext:value-type="float">
            <text:p>0.5</text:p>
          </table:table-cell>
          <table:table-cell table:style-name="ce87" table:formula="of:=[M_Dia_A.J25]" office:value-type="float" office:value="2.66640919215121" calcext:value-type="float">
            <text:p>2.7</text:p>
          </table:table-cell>
          <table:table-cell table:style-name="ce87" table:formula="of:=[M_Dia_A.O25]" office:value-type="float" office:value="0" calcext:value-type="float">
            <text:p>0.0</text:p>
          </table:table-cell>
          <table:table-cell table:style-name="ce87" table:number-columns-repeated="2"/>
          <table:table-cell table:style-name="ce58" table:formula="of:=[.B25]" office:value-type="date" office:date-value="2020-03-07" calcext:value-type="date">
            <text:p>07/03</text:p>
          </table:table-cell>
          <table:table-cell table:style-name="ce87" table:formula="of:=[M_Dia_A.I25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5]" office:value-type="float" office:value="0" calcext:value-type="float">
            <text:p>0.0</text:p>
          </table:table-cell>
          <table:table-cell table:number-columns-repeated="2"/>
          <table:table-cell table:style-name="ce113" table:formula="of:=[.B25]" office:value-type="date" office:date-value="2020-03-07" calcext:value-type="date">
            <text:p>07/03</text:p>
          </table:table-cell>
          <table:table-cell table:number-columns-repeated="12"/>
        </table:table-row>
        <table:table-row table:style-name="ro1">
          <table:table-cell/>
          <table:table-cell table:style-name="ce58" table:formula="of:=[M_Dia_A.B26]" office:value-type="date" office:date-value="2020-03-08" calcext:value-type="date">
            <text:p>08/03</text:p>
          </table:table-cell>
          <table:table-cell table:style-name="ce87"/>
          <table:table-cell table:style-name="ce87" table:formula="of:=[M_Dia_A.G26]" office:value-type="float" office:value="0.235842812887796" calcext:value-type="float">
            <text:p>0.2</text:p>
          </table:table-cell>
          <table:table-cell table:style-name="ce87" table:formula="of:=[M_Dia_A.H26]" office:value-type="float" office:value="0.224691909911777" calcext:value-type="float">
            <text:p>0.2</text:p>
          </table:table-cell>
          <table:table-cell table:style-name="ce87" table:formula="of:=[M_Dia_A.J26]" office:value-type="float" office:value="9.85090062655864" calcext:value-type="float">
            <text:p>9.9</text:p>
          </table:table-cell>
          <table:table-cell table:style-name="ce87" table:formula="of:=[M_Dia_A.O26]" office:value-type="float" office:value="0.0844406011959319" calcext:value-type="float">
            <text:p>0.1</text:p>
          </table:table-cell>
          <table:table-cell table:style-name="ce87" table:number-columns-repeated="2"/>
          <table:table-cell table:style-name="ce58" table:formula="of:=[.B26]" office:value-type="date" office:date-value="2020-03-08" calcext:value-type="date">
            <text:p>08/03</text:p>
          </table:table-cell>
          <table:table-cell table:style-name="ce87" table:formula="of:=[M_Dia_A.I26]" office:value-type="float" office:value="0.610522126373789" calcext:value-type="float">
            <text:p>0.6</text:p>
          </table:table-cell>
          <table:table-cell table:style-name="ce87" table:number-columns-repeated="3"/>
          <table:table-cell table:style-name="ce87" table:formula="of:=[M_Dia_A.Q26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6]" office:value-type="date" office:date-value="2020-03-08" calcext:value-type="date">
            <text:p>08/03</text:p>
          </table:table-cell>
          <table:table-cell table:number-columns-repeated="12"/>
        </table:table-row>
        <table:table-row table:style-name="ro1">
          <table:table-cell table:style-name="ce80" table:formula="of:=[M_Dia_A.A27]" office:value-type="string" office:string-value="L" calcext:value-type="string">
            <text:p>L</text:p>
          </table:table-cell>
          <table:table-cell table:style-name="ce57" table:formula="of:=[M_Dia_A.B27]" office:value-type="date" office:date-value="2020-03-09" calcext:value-type="date">
            <text:p>09/03</text:p>
          </table:table-cell>
          <table:table-cell table:style-name="ce88"/>
          <table:table-cell table:style-name="ce88" table:formula="of:=[M_Dia_A.G27]" office:value-type="float" office:value="0.707528438663387" calcext:value-type="float">
            <text:p>0.7</text:p>
          </table:table-cell>
          <table:table-cell table:style-name="ce88" table:formula="of:=[M_Dia_A.H27]" office:value-type="float" office:value="0.149794606607851" calcext:value-type="float">
            <text:p>0.1</text:p>
          </table:table-cell>
          <table:table-cell table:style-name="ce88" table:formula="of:=[M_Dia_A.J27]" office:value-type="float" office:value="7.18449143440743" calcext:value-type="float">
            <text:p>7.2</text:p>
          </table:table-cell>
          <table:table-cell table:style-name="ce88" table:formula="of:=[M_Dia_A.O27]" office:value-type="float" office:value="0.168881202391864" calcext:value-type="float">
            <text:p>0.2</text:p>
          </table:table-cell>
          <table:table-cell table:style-name="ce109"/>
          <table:table-cell table:style-name="ce80" table:formula="of:=[.A27]" office:value-type="string" office:string-value="L" calcext:value-type="string">
            <text:p>L</text:p>
          </table:table-cell>
          <table:table-cell table:style-name="ce57" table:formula="of:=[.B27]" office:value-type="date" office:date-value="2020-03-09" calcext:value-type="date">
            <text:p>09/03</text:p>
          </table:table-cell>
          <table:table-cell table:style-name="ce88" table:formula="of:=[M_Dia_A.I27]" office:value-type="float" office:value="0.305261063186895" calcext:value-type="float">
            <text:p>0.3</text:p>
          </table:table-cell>
          <table:table-cell table:style-name="ce88" table:number-columns-repeated="3"/>
          <table:table-cell table:style-name="ce88" table:formula="of:=[M_Dia_A.Q27]" office:value-type="float" office:value="0" calcext:value-type="float">
            <text:p>0.0</text:p>
          </table:table-cell>
          <table:table-cell/>
          <table:table-cell table:style-name="ce50" table:formula="of:=[.A27]" office:value-type="string" office:string-value="L" calcext:value-type="string">
            <text:p>L</text:p>
          </table:table-cell>
          <table:table-cell table:style-name="ce80" table:formula="of:=[.B27]" office:value-type="date" office:date-value="2020-03-09" calcext:value-type="date">
            <text:p>09/03</text:p>
          </table:table-cell>
          <table:table-cell table:style-name="ce88" table:formula="of:=[M_Dia_A.C27]" office:value-type="float" office:value="0.11117071100651" calcext:value-type="float">
            <text:p>0.1</text:p>
          </table:table-cell>
          <table:table-cell table:style-name="ce50" table:number-columns-repeated="4"/>
          <table:table-cell table:number-columns-repeated="7"/>
        </table:table-row>
        <table:table-row table:style-name="ro1">
          <table:table-cell/>
          <table:table-cell table:style-name="ce58" table:formula="of:=[M_Dia_A.B28]" office:value-type="date" office:date-value="2020-03-10" calcext:value-type="date">
            <text:p>10/03</text:p>
          </table:table-cell>
          <table:table-cell table:style-name="ce87" table:formula="of:=[M_Dia_A.E28]" office:value-type="float" office:value="0.460195588805897" calcext:value-type="float">
            <text:p>0.5</text:p>
          </table:table-cell>
          <table:table-cell table:style-name="ce87" table:formula="of:=[M_Dia_A.G28]" office:value-type="float" office:value="2.24050672243406" calcext:value-type="float">
            <text:p>2.2</text:p>
          </table:table-cell>
          <table:table-cell table:style-name="ce87" table:formula="of:=[M_Dia_A.H28]" office:value-type="float" office:value="0.674075729735331" calcext:value-type="float">
            <text:p>0.7</text:p>
          </table:table-cell>
          <table:table-cell table:style-name="ce87" table:formula="of:=[M_Dia_A.J28]" office:value-type="float" office:value="12.4432428967057" calcext:value-type="float">
            <text:p>12.4</text:p>
          </table:table-cell>
          <table:table-cell table:style-name="ce90" table:formula="of:=[M_Dia_A.O28]" office:value-type="float" office:value="0.0844406011959319" calcext:value-type="float">
            <text:p>0</text:p>
          </table:table-cell>
          <table:table-cell table:style-name="ce87" table:number-columns-repeated="2"/>
          <table:table-cell table:style-name="ce58" table:formula="of:=[.B28]" office:value-type="date" office:date-value="2020-03-10" calcext:value-type="date">
            <text:p>10/03</text:p>
          </table:table-cell>
          <table:table-cell table:style-name="ce87" table:formula="of:=[M_Dia_A.I28]" office:value-type="float" office:value="0" calcext:value-type="float">
            <text:p>0.0</text:p>
          </table:table-cell>
          <table:table-cell table:style-name="ce87" table:number-columns-repeated="3"/>
          <table:table-cell table:style-name="ce87" table:formula="of:=[M_Dia_A.Q28]" office:value-type="float" office:value="0" calcext:value-type="float">
            <text:p>0.0</text:p>
          </table:table-cell>
          <table:table-cell table:number-columns-repeated="2"/>
          <table:table-cell table:style-name="ce113" table:formula="of:=[.B28]" office:value-type="date" office:date-value="2020-03-10" calcext:value-type="date">
            <text:p>10/03</text:p>
          </table:table-cell>
          <table:table-cell table:style-name="ce87" table:formula="of:=[M_Dia_A.C28]" office:value-type="float" office:value="0" calcext:value-type="float">
            <text:p>0.0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29]" office:value-type="date" office:date-value="2020-03-11" calcext:value-type="date">
            <text:p>11/03</text:p>
          </table:table-cell>
          <table:table-cell table:style-name="ce87" table:formula="of:=[M_Dia_A.E29]" office:value-type="float" office:value="0.920391177611794" calcext:value-type="float">
            <text:p>0.9</text:p>
          </table:table-cell>
          <table:table-cell table:style-name="ce87" table:formula="of:=[M_Dia_A.G29]" office:value-type="float" office:value="1.41505687732677" calcext:value-type="float">
            <text:p>1.4</text:p>
          </table:table-cell>
          <table:table-cell table:style-name="ce87" table:formula="of:=[M_Dia_A.H29]" office:value-type="float" office:value="1.34815145947066" calcext:value-type="float">
            <text:p>1.3</text:p>
          </table:table-cell>
          <table:table-cell table:style-name="ce87" table:formula="of:=[M_Dia_A.J29]" office:value-type="float" office:value="14.5171167128233" calcext:value-type="float">
            <text:p>14.5</text:p>
          </table:table-cell>
          <table:table-cell table:style-name="ce90" table:formula="of:=[M_Dia_A.O29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29]" office:value-type="date" office:date-value="2020-03-11" calcext:value-type="date">
            <text:p>11/03</text:p>
          </table:table-cell>
          <table:table-cell table:style-name="ce87" table:formula="of:=[M_Dia_A.I29]" office:value-type="float" office:value="0.305261063186895" calcext:value-type="float">
            <text:p>0.3</text:p>
          </table:table-cell>
          <table:table-cell table:style-name="ce87" table:formula="of:=[M_Dia_A.K29]" office:value-type="float" office:value="1.48134045786989" calcext:value-type="float">
            <text:p>1.5</text:p>
          </table:table-cell>
          <table:table-cell table:style-name="ce87"/>
          <table:table-cell table:style-name="ce87" table:formula="of:=[M_Dia_A.P29]" office:value-type="float" office:value="0.488913714916911" calcext:value-type="float">
            <text:p>0.5</text:p>
          </table:table-cell>
          <table:table-cell table:style-name="ce87" table:formula="of:=[M_Dia_A.Q29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29]" office:value-type="date" office:date-value="2020-03-11" calcext:value-type="date">
            <text:p>11/03</text:p>
          </table:table-cell>
          <table:table-cell table:style-name="ce87" table:formula="of:=[M_Dia_A.C29]" office:value-type="float" office:value="0.0555853555032548" calcext:value-type="float">
            <text:p>0.1</text:p>
          </table:table-cell>
          <table:table-cell table:number-columns-repeated="11"/>
        </table:table-row>
        <table:table-row table:style-name="ro1">
          <table:table-cell/>
          <table:table-cell table:style-name="ce58" table:formula="of:=[M_Dia_A.B30]" office:value-type="date" office:date-value="2020-03-12" calcext:value-type="date">
            <text:p>12/03</text:p>
          </table:table-cell>
          <table:table-cell table:style-name="ce87" table:formula="of:=[M_Dia_A.E30]" office:value-type="float" office:value="0" calcext:value-type="float">
            <text:p>0.0</text:p>
          </table:table-cell>
          <table:table-cell table:style-name="ce87" table:formula="of:=[M_Dia_A.G30]" office:value-type="float" office:value="4.36309203842422" calcext:value-type="float">
            <text:p>4.4</text:p>
          </table:table-cell>
          <table:table-cell table:style-name="ce87" table:formula="of:=[M_Dia_A.H30]" office:value-type="float" office:value="0.973664942951033" calcext:value-type="float">
            <text:p>1.0</text:p>
          </table:table-cell>
          <table:table-cell table:style-name="ce87" table:formula="of:=[M_Dia_A.J30]" office:value-type="float" office:value="13.9986482587939" calcext:value-type="float">
            <text:p>14.0</text:p>
          </table:table-cell>
          <table:table-cell table:style-name="ce90" table:formula="of:=[M_Dia_A.O30]" office:value-type="float" office:value="0" calcext:value-type="float">
            <text:p>0</text:p>
          </table:table-cell>
          <table:table-cell table:style-name="ce87" table:number-columns-repeated="2"/>
          <table:table-cell table:style-name="ce58" table:formula="of:=[.B30]" office:value-type="date" office:date-value="2020-03-12" calcext:value-type="date">
            <text:p>12/03</text:p>
          </table:table-cell>
          <table:table-cell table:style-name="ce87" table:formula="of:=[M_Dia_A.I30]" office:value-type="float" office:value="0" calcext:value-type="float">
            <text:p>0.0</text:p>
          </table:table-cell>
          <table:table-cell table:style-name="ce87" table:formula="of:=[M_Dia_A.K30]" office:value-type="float" office:value="0" calcext:value-type="float">
            <text:p>0.0</text:p>
          </table:table-cell>
          <table:table-cell table:style-name="ce87"/>
          <table:table-cell table:style-name="ce87" table:formula="of:=[M_Dia_A.P30]" office:value-type="float" office:value="0" calcext:value-type="float">
            <text:p>0.0</text:p>
          </table:table-cell>
          <table:table-cell table:style-name="ce87" table:formula="of:=[M_Dia_A.Q30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0]" office:value-type="date" office:date-value="2020-03-12" calcext:value-type="date">
            <text:p>12/03</text:p>
          </table:table-cell>
          <table:table-cell table:style-name="ce87" table:formula="of:=[M_Dia_A.C30]" office:value-type="float" office:value="0.11117071100651" calcext:value-type="float">
            <text:p>0.1</text:p>
          </table:table-cell>
          <table:table-cell table:style-name="ce87" table:formula="of:=[M_Dia_A.D30]" office:value-type="float" office:value="0.584989932393462" calcext:value-type="float">
            <text:p>0.6</text:p>
          </table:table-cell>
          <table:table-cell table:style-name="ce87" table:formula="of:=[M_Dia_A.F30]" office:value-type="float" office:value="0.886363510508076" calcext:value-type="float">
            <text:p>0.9</text:p>
          </table:table-cell>
          <table:table-cell table:style-name="ce87" table:formula="of:=[M_Dia_A.M30]" office:value-type="float" office:value="1.10144255171002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1]" office:value-type="date" office:date-value="2020-03-13" calcext:value-type="date">
            <text:p>13/03</text:p>
          </table:table-cell>
          <table:table-cell table:style-name="ce87" table:formula="of:=[M_Dia_A.E31]" office:value-type="float" office:value="0" calcext:value-type="float">
            <text:p>0.0</text:p>
          </table:table-cell>
          <table:table-cell table:style-name="ce87" table:formula="of:=[M_Dia_A.G31]" office:value-type="float" office:value="4.00932781909253" calcext:value-type="float">
            <text:p>4.0</text:p>
          </table:table-cell>
          <table:table-cell table:style-name="ce87" table:formula="of:=[M_Dia_A.H31]" office:value-type="float" office:value="1.34815145947066" calcext:value-type="float">
            <text:p>1.3</text:p>
          </table:table-cell>
          <table:table-cell table:style-name="ce87" table:formula="of:=[M_Dia_A.J31]" office:value-type="float" office:value="18.5167305010501" calcext:value-type="float">
            <text:p>18.5</text:p>
          </table:table-cell>
          <table:table-cell table:style-name="ce90" table:formula="of:=[M_Dia_A.O31]" office:value-type="float" office:value="0.168881202391864" calcext:value-type="float">
            <text:p>0</text:p>
          </table:table-cell>
          <table:table-cell table:style-name="ce87" table:number-columns-repeated="2"/>
          <table:table-cell table:style-name="ce58" table:formula="of:=[.B31]" office:value-type="date" office:date-value="2020-03-13" calcext:value-type="date">
            <text:p>13/03</text:p>
          </table:table-cell>
          <table:table-cell table:style-name="ce87" table:formula="of:=[M_Dia_A.I31]" office:value-type="float" office:value="1.52630531593447" calcext:value-type="float">
            <text:p>1.5</text:p>
          </table:table-cell>
          <table:table-cell table:style-name="ce87" table:formula="of:=[M_Dia_A.K31]" office:value-type="float" office:value="0" calcext:value-type="float">
            <text:p>0.0</text:p>
          </table:table-cell>
          <table:table-cell table:style-name="ce87" table:formula="of:=[M_Dia_A.L31]" office:value-type="float" office:value="10.3538790508119" calcext:value-type="float">
            <text:p>10.4</text:p>
          </table:table-cell>
          <table:table-cell table:style-name="ce87" table:formula="of:=[M_Dia_A.P31]" office:value-type="float" office:value="0.488913714916911" calcext:value-type="float">
            <text:p>0.5</text:p>
          </table:table-cell>
          <table:table-cell table:style-name="ce87" table:formula="of:=[M_Dia_A.Q31]" office:value-type="float" office:value="0.657504918354095" calcext:value-type="float">
            <text:p>0.7</text:p>
          </table:table-cell>
          <table:table-cell table:number-columns-repeated="2"/>
          <table:table-cell table:style-name="ce113" table:formula="of:=[.B31]" office:value-type="date" office:date-value="2020-03-13" calcext:value-type="date">
            <text:p>13/03</text:p>
          </table:table-cell>
          <table:table-cell table:style-name="ce87" table:formula="of:=[M_Dia_A.C31]" office:value-type="float" office:value="0.166756066509764" calcext:value-type="float">
            <text:p>0.2</text:p>
          </table:table-cell>
          <table:table-cell table:style-name="ce87" table:formula="of:=[M_Dia_A.D31]" office:value-type="float" office:value="0" calcext:value-type="float">
            <text:p>0.0</text:p>
          </table:table-cell>
          <table:table-cell table:style-name="ce87" table:formula="of:=[M_Dia_A.F31]" office:value-type="float" office:value="0" calcext:value-type="float">
            <text:p>0.0</text:p>
          </table:table-cell>
          <table:table-cell table:style-name="ce87" table:formula="of:=[M_Dia_A.M31]" office:value-type="float" office:value="0" calcext:value-type="float">
            <text:p>0.0</text:p>
          </table:table-cell>
          <table:table-cell table:number-columns-repeated="8"/>
        </table:table-row>
        <table:table-row table:style-name="ro1">
          <table:table-cell/>
          <table:table-cell table:style-name="ce58" table:formula="of:=[M_Dia_A.B32]" office:value-type="date" office:date-value="2020-03-14" calcext:value-type="date">
            <text:p>14/03</text:p>
          </table:table-cell>
          <table:table-cell table:style-name="ce87" table:formula="of:=[M_Dia_A.E32]" office:value-type="float" office:value="0.460195588805897" calcext:value-type="float">
            <text:p>0.5</text:p>
          </table:table-cell>
          <table:table-cell table:style-name="ce87" table:formula="of:=[M_Dia_A.G32]" office:value-type="float" office:value="2.12258531599016" calcext:value-type="float">
            <text:p>2.1</text:p>
          </table:table-cell>
          <table:table-cell table:style-name="ce87" table:formula="of:=[M_Dia_A.H32]" office:value-type="float" office:value="0.898767639647108" calcext:value-type="float">
            <text:p>0.9</text:p>
          </table:table-cell>
          <table:table-cell table:style-name="ce87" table:formula="of:=[M_Dia_A.J32]" office:value-type="float" office:value="12.9617113507351" calcext:value-type="float">
            <text:p>13.0</text:p>
          </table:table-cell>
          <table:table-cell table:style-name="ce90" table:formula="of:=[M_Dia_A.O32]" office:value-type="float" office:value="0.928846613155251" calcext:value-type="float">
            <text:p>1</text:p>
          </table:table-cell>
          <table:table-cell table:style-name="ce87" table:number-columns-repeated="2"/>
          <table:table-cell table:style-name="ce58" table:formula="of:=[.B32]" office:value-type="date" office:date-value="2020-03-14" calcext:value-type="date">
            <text:p>14/03</text:p>
          </table:table-cell>
          <table:table-cell table:style-name="ce87" table:formula="of:=[M_Dia_A.I32]" office:value-type="float" office:value="0.610522126373789" calcext:value-type="float">
            <text:p>0.6</text:p>
          </table:table-cell>
          <table:table-cell table:style-name="ce87" table:formula="of:=[M_Dia_A.K32]" office:value-type="float" office:value="1.48134045786989" calcext:value-type="float">
            <text:p>1.5</text:p>
          </table:table-cell>
          <table:table-cell table:style-name="ce87" table:formula="of:=[M_Dia_A.L32]" office:value-type="float" office:value="0" calcext:value-type="float">
            <text:p>0.0</text:p>
          </table:table-cell>
          <table:table-cell table:style-name="ce87" table:formula="of:=[M_Dia_A.P32]" office:value-type="float" office:value="0.488913714916911" calcext:value-type="float">
            <text:p>0.5</text:p>
          </table:table-cell>
          <table:table-cell table:style-name="ce87" table:formula="of:=[M_Dia_A.Q32]" office:value-type="float" office:value="2.63001967341638" calcext:value-type="float">
            <text:p>2.6</text:p>
          </table:table-cell>
          <table:table-cell table:number-columns-repeated="2"/>
          <table:table-cell table:style-name="ce113" table:formula="of:=[.B32]" office:value-type="date" office:date-value="2020-03-14" calcext:value-type="date">
            <text:p>14/03</text:p>
          </table:table-cell>
          <table:table-cell table:style-name="ce87" table:formula="of:=[M_Dia_A.C32]" office:value-type="float" office:value="0" calcext:value-type="float">
            <text:p>0.0</text:p>
          </table:table-cell>
          <table:table-cell table:style-name="ce87" table:formula="of:=[M_Dia_A.D32]" office:value-type="float" office:value="0" calcext:value-type="float">
            <text:p>0.0</text:p>
          </table:table-cell>
          <table:table-cell table:style-name="ce87" table:formula="of:=[M_Dia_A.F32]" office:value-type="float" office:value="0.886363510508076" calcext:value-type="float">
            <text:p>0.9</text:p>
          </table:table-cell>
          <table:table-cell table:style-name="ce87" table:formula="of:=[M_Dia_A.M32]" office:value-type="float" office:value="2.20288510342004" calcext:value-type="float">
            <text:p>2.2</text:p>
          </table:table-cell>
          <table:table-cell table:number-columns-repeated="8"/>
        </table:table-row>
        <table:table-row table:style-name="ro1">
          <table:table-cell table:style-name="ce83"/>
          <table:table-cell table:style-name="ce59" table:formula="of:=[M_Dia_A.B33]" office:value-type="date" office:date-value="2020-03-15" calcext:value-type="date">
            <text:p>15/03</text:p>
          </table:table-cell>
          <table:table-cell table:style-name="ce89" table:formula="of:=[M_Dia_A.E33]" office:value-type="float" office:value="0" calcext:value-type="float">
            <text:p>0.0</text:p>
          </table:table-cell>
          <table:table-cell table:style-name="ce91" table:formula="of:=[M_Dia_A.G33]" office:value-type="float" office:value="17.9240537794725" calcext:value-type="float">
            <text:p>18</text:p>
          </table:table-cell>
          <table:table-cell table:style-name="ce89" table:formula="of:=[M_Dia_A.H33]" office:value-type="float" office:value="2.17202179581384" calcext:value-type="float">
            <text:p>2.2</text:p>
          </table:table-cell>
          <table:table-cell table:style-name="ce89" table:formula="of:=[M_Dia_A.J33]" office:value-type="float" office:value="27.2566272975457" calcext:value-type="float">
            <text:p>27.3</text:p>
          </table:table-cell>
          <table:table-cell table:style-name="ce91" table:formula="of:=[M_Dia_A.O33]" office:value-type="float" office:value="1.18216841674305" calcext:value-type="float">
            <text:p>1</text:p>
          </table:table-cell>
          <table:table-cell table:style-name="ce109"/>
          <table:table-cell table:style-name="ce89"/>
          <table:table-cell table:style-name="ce59" table:formula="of:=[.B33]" office:value-type="date" office:date-value="2020-03-15" calcext:value-type="date">
            <text:p>15/03</text:p>
          </table:table-cell>
          <table:table-cell table:style-name="ce89" table:formula="of:=[M_Dia_A.I33]" office:value-type="float" office:value="2.44208850549516" calcext:value-type="float">
            <text:p>2.4</text:p>
          </table:table-cell>
          <table:table-cell table:style-name="ce89" table:formula="of:=[M_Dia_A.K33]" office:value-type="float" office:value="0" calcext:value-type="float">
            <text:p>0.0</text:p>
          </table:table-cell>
          <table:table-cell table:style-name="ce89" table:formula="of:=[M_Dia_A.L33]" office:value-type="float" office:value="0" calcext:value-type="float">
            <text:p>0.0</text:p>
          </table:table-cell>
          <table:table-cell table:style-name="ce89" table:formula="of:=[M_Dia_A.P33]" office:value-type="float" office:value="0.977827429833821" calcext:value-type="float">
            <text:p>1.0</text:p>
          </table:table-cell>
          <table:table-cell table:style-name="ce89" table:formula="of:=[M_Dia_A.Q33]" office:value-type="float" office:value="3.94502951012457" calcext:value-type="float">
            <text:p>3.9</text:p>
          </table:table-cell>
          <table:table-cell/>
          <table:table-cell table:style-name="ce51"/>
          <table:table-cell table:style-name="ce122" table:formula="of:=[.B33]" office:value-type="date" office:date-value="2020-03-15" calcext:value-type="date">
            <text:p>15/03</text:p>
          </table:table-cell>
          <table:table-cell table:style-name="ce89" table:formula="of:=[M_Dia_A.C33]" office:value-type="float" office:value="0.222341422013019" calcext:value-type="float">
            <text:p>0.2</text:p>
          </table:table-cell>
          <table:table-cell table:style-name="ce89" table:formula="of:=[M_Dia_A.D33]" office:value-type="float" office:value="0" calcext:value-type="float">
            <text:p>0.0</text:p>
          </table:table-cell>
          <table:table-cell table:style-name="ce89" table:formula="of:=[M_Dia_A.F33]" office:value-type="float" office:value="1.77272702101615" calcext:value-type="float">
            <text:p>1.8</text:p>
          </table:table-cell>
          <table:table-cell table:style-name="ce89" table:formula="of:=[M_Dia_A.M33]" office:value-type="float" office:value="0" calcext:value-type="float">
            <text:p>0.0</text:p>
          </table:table-cell>
          <table:table-cell table:style-name="ce51"/>
          <table:table-cell table:number-columns-repeated="7"/>
        </table:table-row>
        <table:table-row table:style-name="ro1">
          <table:table-cell table:style-name="ce86" table:formula="of:=[M_Dia_A.A34]" office:value-type="string" office:string-value="L" calcext:value-type="string">
            <text:p>L</text:p>
          </table:table-cell>
          <table:table-cell table:style-name="ce58" table:formula="of:=[M_Dia_A.B34]" office:value-type="date" office:date-value="2020-03-16" calcext:value-type="date">
            <text:p>16/03</text:p>
          </table:table-cell>
          <table:table-cell table:style-name="ce87" table:formula="of:=[M_Dia_A.E34]" office:value-type="float" office:value="0.460195588805897" calcext:value-type="float">
            <text:p>0.5</text:p>
          </table:table-cell>
          <table:table-cell table:style-name="ce87" table:formula="of:=[M_Dia_A.G34]" office:value-type="float" office:value="2.47634953532185" calcext:value-type="float">
            <text:p>2.5</text:p>
          </table:table-cell>
          <table:table-cell table:style-name="ce87" table:formula="of:=[M_Dia_A.H34]" office:value-type="float" office:value="2.09712449250992" calcext:value-type="float">
            <text:p>2.1</text:p>
          </table:table-cell>
          <table:table-cell table:style-name="ce87" table:formula="of:=[M_Dia_A.J34]" office:value-type="float" office:value="25.8493557794659" calcext:value-type="float">
            <text:p>25.8</text:p>
          </table:table-cell>
          <table:table-cell table:style-name="ce90" table:formula="of:=[M_Dia_A.O34]" office:value-type="float" office:value="1.68881202391864" calcext:value-type="float">
            <text:p>2</text:p>
          </table:table-cell>
          <table:table-cell table:style-name="ce87"/>
          <table:table-cell table:style-name="ce86" table:formula="of:=[.A34]" office:value-type="string" office:string-value="L" calcext:value-type="string">
            <text:p>L</text:p>
          </table:table-cell>
          <table:table-cell table:style-name="ce58" table:formula="of:=[.B34]" office:value-type="date" office:date-value="2020-03-16" calcext:value-type="date">
            <text:p>16/03</text:p>
          </table:table-cell>
          <table:table-cell table:style-name="ce87" table:formula="of:=[M_Dia_A.I34]" office:value-type="float" office:value="1.22104425274758" calcext:value-type="float">
            <text:p>1.2</text:p>
          </table:table-cell>
          <table:table-cell table:style-name="ce87" table:formula="of:=[M_Dia_A.K34]" office:value-type="float" office:value="0" calcext:value-type="float">
            <text:p>0.0</text:p>
          </table:table-cell>
          <table:table-cell table:style-name="ce87" table:formula="of:=[M_Dia_A.L34]" office:value-type="float" office:value="0" calcext:value-type="float">
            <text:p>0.0</text:p>
          </table:table-cell>
          <table:table-cell table:style-name="ce87" table:formula="of:=[M_Dia_A.P34]" office:value-type="float" office:value="0.977827429833821" calcext:value-type="float">
            <text:p>1.0</text:p>
          </table:table-cell>
          <table:table-cell table:style-name="ce87" table:formula="of:=[M_Dia_A.Q34]" office:value-type="float" office:value="5.91754426518685" calcext:value-type="float">
            <text:p>5.9</text:p>
          </table:table-cell>
          <table:table-cell/>
          <table:table-cell table:formula="of:=[.A34]" office:value-type="string" office:string-value="L" calcext:value-type="string">
            <text:p>L</text:p>
          </table:table-cell>
          <table:table-cell table:style-name="ce113" table:formula="of:=[.B34]" office:value-type="date" office:date-value="2020-03-16" calcext:value-type="date">
            <text:p>16/03</text:p>
          </table:table-cell>
          <table:table-cell table:style-name="ce87" table:formula="of:=[M_Dia_A.C34]" office:value-type="float" office:value="0" calcext:value-type="float">
            <text:p>0.0</text:p>
          </table:table-cell>
          <table:table-cell table:style-name="ce87" table:formula="of:=[M_Dia_A.D34]" office:value-type="float" office:value="1.16997986478692" calcext:value-type="float">
            <text:p>1.2</text:p>
          </table:table-cell>
          <table:table-cell table:style-name="ce87" table:formula="of:=[M_Dia_A.F34]" office:value-type="float" office:value="0.886363510508076" calcext:value-type="float">
            <text:p>0.9</text:p>
          </table:table-cell>
          <table:table-cell table:style-name="ce87" table:formula="of:=[M_Dia_A.M34]" office:value-type="float" office:value="0" calcext:value-type="float">
            <text:p>0.0</text:p>
          </table:table-cell>
          <table:table-cell table:style-name="ce87" table:formula="of:=[M_Dia_A.N34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5]" office:value-type="date" office:date-value="2020-03-17" calcext:value-type="date">
            <text:p>17/03</text:p>
          </table:table-cell>
          <table:table-cell table:style-name="ce87" table:formula="of:=[M_Dia_A.E35]" office:value-type="float" office:value="0" calcext:value-type="float">
            <text:p>0.0</text:p>
          </table:table-cell>
          <table:table-cell table:style-name="ce90" table:formula="of:=[M_Dia_A.G35]" office:value-type="float" office:value="21.4616959727894" calcext:value-type="float">
            <text:p>21</text:p>
          </table:table-cell>
          <table:table-cell table:style-name="ce87" table:formula="of:=[M_Dia_A.H35]" office:value-type="float" office:value="2.02222718920599" calcext:value-type="float">
            <text:p>2.0</text:p>
          </table:table-cell>
          <table:table-cell table:style-name="ce87" table:formula="of:=[M_Dia_A.J35]" office:value-type="float" office:value="25.5530880914491" calcext:value-type="float">
            <text:p>25.6</text:p>
          </table:table-cell>
          <table:table-cell table:style-name="ce90" table:formula="of:=[M_Dia_A.O35]" office:value-type="float" office:value="1.35104961913491" calcext:value-type="float">
            <text:p>1</text:p>
          </table:table-cell>
          <table:table-cell table:style-name="ce87" table:number-columns-repeated="2"/>
          <table:table-cell table:style-name="ce58" table:formula="of:=[.B35]" office:value-type="date" office:date-value="2020-03-17" calcext:value-type="date">
            <text:p>17/03</text:p>
          </table:table-cell>
          <table:table-cell table:style-name="ce87" table:formula="of:=[M_Dia_A.I35]" office:value-type="float" office:value="5.799960200551" calcext:value-type="float">
            <text:p>5.8</text:p>
          </table:table-cell>
          <table:table-cell table:style-name="ce87" table:formula="of:=[M_Dia_A.K35]" office:value-type="float" office:value="0" calcext:value-type="float">
            <text:p>0.0</text:p>
          </table:table-cell>
          <table:table-cell table:style-name="ce87" table:formula="of:=[M_Dia_A.L35]" office:value-type="float" office:value="0" calcext:value-type="float">
            <text:p>0.0</text:p>
          </table:table-cell>
          <table:table-cell table:style-name="ce87" table:formula="of:=[M_Dia_A.P35]" office:value-type="float" office:value="0.488913714916911" calcext:value-type="float">
            <text:p>0.5</text:p>
          </table:table-cell>
          <table:table-cell table:style-name="ce87" table:formula="of:=[M_Dia_A.Q35]" office:value-type="float" office:value="1.97251475506228" calcext:value-type="float">
            <text:p>2.0</text:p>
          </table:table-cell>
          <table:table-cell table:number-columns-repeated="2"/>
          <table:table-cell table:style-name="ce113" table:formula="of:=[.B35]" office:value-type="date" office:date-value="2020-03-17" calcext:value-type="date">
            <text:p>17/03</text:p>
          </table:table-cell>
          <table:table-cell table:style-name="ce87" table:formula="of:=[M_Dia_A.C35]" office:value-type="float" office:value="0" calcext:value-type="float">
            <text:p>0.0</text:p>
          </table:table-cell>
          <table:table-cell table:style-name="ce87" table:formula="of:=[M_Dia_A.D35]" office:value-type="float" office:value="0" calcext:value-type="float">
            <text:p>0.0</text:p>
          </table:table-cell>
          <table:table-cell table:style-name="ce87" table:formula="of:=[M_Dia_A.F35]" office:value-type="float" office:value="0.886363510508076" calcext:value-type="float">
            <text:p>0.9</text:p>
          </table:table-cell>
          <table:table-cell table:style-name="ce87" table:formula="of:=[M_Dia_A.M35]" office:value-type="float" office:value="0" calcext:value-type="float">
            <text:p>0.0</text:p>
          </table:table-cell>
          <table:table-cell table:style-name="ce87" table:formula="of:=[M_Dia_A.N35]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6]" office:value-type="date" office:date-value="2020-03-18" calcext:value-type="date">
            <text:p>18/03</text:p>
          </table:table-cell>
          <table:table-cell table:style-name="ce87" table:formula="of:=[M_Dia_A.E36]" office:value-type="float" office:value="4.14176029925307" calcext:value-type="float">
            <text:p>4.1</text:p>
          </table:table-cell>
          <table:table-cell table:style-name="ce90" table:formula="of:=[M_Dia_A.G36]" office:value-type="float" office:value="12.6175904894971" calcext:value-type="float">
            <text:p>13</text:p>
          </table:table-cell>
          <table:table-cell table:style-name="ce87" table:formula="of:=[M_Dia_A.H36]" office:value-type="float" office:value="5.16791392797087" calcext:value-type="float">
            <text:p>5.2</text:p>
          </table:table-cell>
          <table:table-cell table:style-name="ce87" table:formula="of:=[M_Dia_A.J36]" office:value-type="float" office:value="35.1817879519952" calcext:value-type="float">
            <text:p>35.2</text:p>
          </table:table-cell>
          <table:table-cell table:style-name="ce90" table:formula="of:=[M_Dia_A.O36]" office:value-type="float" office:value="2.70209923826982" calcext:value-type="float">
            <text:p>3</text:p>
          </table:table-cell>
          <table:table-cell table:style-name="ce87" table:number-columns-repeated="2"/>
          <table:table-cell table:style-name="ce58" table:formula="of:=[.B36]" office:value-type="date" office:date-value="2020-03-18" calcext:value-type="date">
            <text:p>18/03</text:p>
          </table:table-cell>
          <table:table-cell table:style-name="ce87" table:formula="of:=[M_Dia_A.I36]" office:value-type="float" office:value="4.57891594780342" calcext:value-type="float">
            <text:p>4.6</text:p>
          </table:table-cell>
          <table:table-cell table:style-name="ce87" table:formula="of:=[M_Dia_A.K36]" office:value-type="float" office:value="0" calcext:value-type="float">
            <text:p>0.0</text:p>
          </table:table-cell>
          <table:table-cell table:style-name="ce87" table:formula="of:=[M_Dia_A.L36]" office:value-type="float" office:value="10.3538790508119" calcext:value-type="float">
            <text:p>10.4</text:p>
          </table:table-cell>
          <table:table-cell table:style-name="ce87" table:formula="of:=[M_Dia_A.P36]" office:value-type="float" office:value="2.93348228950146" calcext:value-type="float">
            <text:p>2.9</text:p>
          </table:table-cell>
          <table:table-cell table:style-name="ce90" table:formula="of:=[M_Dia_A.Q36]" office:value-type="float" office:value="5.91754426518685" calcext:value-type="float">
            <text:p>6</text:p>
          </table:table-cell>
          <table:table-cell table:number-columns-repeated="2"/>
          <table:table-cell table:style-name="ce113" table:formula="of:=[.B36]" office:value-type="date" office:date-value="2020-03-18" calcext:value-type="date">
            <text:p>18/03</text:p>
          </table:table-cell>
          <table:table-cell table:style-name="ce87" table:formula="of:=[M_Dia_A.C36]" office:value-type="float" office:value="0" calcext:value-type="float">
            <text:p>0.0</text:p>
          </table:table-cell>
          <table:table-cell table:style-name="ce87" table:formula="of:=[M_Dia_A.D36]" office:value-type="float" office:value="0.584989932393462" calcext:value-type="float">
            <text:p>0.6</text:p>
          </table:table-cell>
          <table:table-cell table:style-name="ce87" table:formula="of:=[M_Dia_A.F36]" office:value-type="float" office:value="2.65909053152423" calcext:value-type="float">
            <text:p>2.7</text:p>
          </table:table-cell>
          <table:table-cell table:style-name="ce87" table:formula="of:=[M_Dia_A.M36]" office:value-type="float" office:value="3.30432765513006" calcext:value-type="float">
            <text:p>3.3</text:p>
          </table:table-cell>
          <table:table-cell table:style-name="ce87" table:formula="of:=[M_Dia_A.N36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7]" office:value-type="date" office:date-value="2020-03-19" calcext:value-type="date">
            <text:p>19/03</text:p>
          </table:table-cell>
          <table:table-cell table:style-name="ce87" table:formula="of:=[M_Dia_A.E37]" office:value-type="float" office:value="3.22136912164128" calcext:value-type="float">
            <text:p>3.2</text:p>
          </table:table-cell>
          <table:table-cell table:style-name="ce90" table:formula="of:=[M_Dia_A.G37]" office:value-type="float" office:value="19.9287176890187" calcext:value-type="float">
            <text:p>20</text:p>
          </table:table-cell>
          <table:table-cell table:style-name="ce87" table:formula="of:=[M_Dia_A.H37]" office:value-type="float" office:value="9.58685482290248" calcext:value-type="float">
            <text:p>9.6</text:p>
          </table:table-cell>
          <table:table-cell table:style-name="ce87" table:formula="of:=[M_Dia_A.J37]" office:value-type="float" office:value="31.6265756957935" calcext:value-type="float">
            <text:p>31.6</text:p>
          </table:table-cell>
          <table:table-cell table:style-name="ce90" table:formula="of:=[M_Dia_A.O37]" office:value-type="float" office:value="3.46206464903321" calcext:value-type="float">
            <text:p>3</text:p>
          </table:table-cell>
          <table:table-cell table:style-name="ce87" table:number-columns-repeated="2"/>
          <table:table-cell table:style-name="ce58" table:formula="of:=[.B37]" office:value-type="date" office:date-value="2020-03-19" calcext:value-type="date">
            <text:p>19/03</text:p>
          </table:table-cell>
          <table:table-cell table:style-name="ce87" table:formula="of:=[M_Dia_A.I37]" office:value-type="float" office:value="5.49469913736411" calcext:value-type="float">
            <text:p>5.5</text:p>
          </table:table-cell>
          <table:table-cell table:style-name="ce87" table:formula="of:=[M_Dia_A.K37]" office:value-type="float" office:value="1.48134045786989" calcext:value-type="float">
            <text:p>1.5</text:p>
          </table:table-cell>
          <table:table-cell table:style-name="ce87" table:formula="of:=[M_Dia_A.L37]" office:value-type="float" office:value="20.7077581016238" calcext:value-type="float">
            <text:p>20.7</text:p>
          </table:table-cell>
          <table:table-cell table:style-name="ce87" table:formula="of:=[M_Dia_A.P37]" office:value-type="float" office:value="3.42239600441837" calcext:value-type="float">
            <text:p>3.4</text:p>
          </table:table-cell>
          <table:table-cell table:style-name="ce90" table:formula="of:=[M_Dia_A.Q37]" office:value-type="float" office:value="3.28752459177047" calcext:value-type="float">
            <text:p>3</text:p>
          </table:table-cell>
          <table:table-cell table:number-columns-repeated="2"/>
          <table:table-cell table:style-name="ce113" table:formula="of:=[.B37]" office:value-type="date" office:date-value="2020-03-19" calcext:value-type="date">
            <text:p>19/03</text:p>
          </table:table-cell>
          <table:table-cell table:style-name="ce87" table:formula="of:=[M_Dia_A.C37]" office:value-type="float" office:value="0.444682844026039" calcext:value-type="float">
            <text:p>0.4</text:p>
          </table:table-cell>
          <table:table-cell table:style-name="ce87" table:formula="of:=[M_Dia_A.D37]" office:value-type="float" office:value="1.16997986478692" calcext:value-type="float">
            <text:p>1.2</text:p>
          </table:table-cell>
          <table:table-cell table:style-name="ce87" table:formula="of:=[M_Dia_A.F37]" office:value-type="float" office:value="4.43181755254038" calcext:value-type="float">
            <text:p>4.4</text:p>
          </table:table-cell>
          <table:table-cell table:style-name="ce87" table:formula="of:=[M_Dia_A.M37]" office:value-type="float" office:value="0" calcext:value-type="float">
            <text:p>0.0</text:p>
          </table:table-cell>
          <table:table-cell table:style-name="ce87" table:formula="of:=[M_Dia_A.N37]" office:value-type="float" office:value="0.476639224802949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8]" office:value-type="date" office:date-value="2020-03-20" calcext:value-type="date">
            <text:p>20/03</text:p>
          </table:table-cell>
          <table:table-cell table:style-name="ce87" table:formula="of:=[M_Dia_A.E38]" office:value-type="float" office:value="7.36312942089435" calcext:value-type="float">
            <text:p>7.4</text:p>
          </table:table-cell>
          <table:table-cell table:style-name="ce90" table:formula="of:=[M_Dia_A.G38]" office:value-type="float" office:value="27.711530514316" calcext:value-type="float">
            <text:p>28</text:p>
          </table:table-cell>
          <table:table-cell table:style-name="ce87" table:formula="of:=[M_Dia_A.H38]" office:value-type="float" office:value="5.8419896577062" calcext:value-type="float">
            <text:p>5.8</text:p>
          </table:table-cell>
          <table:table-cell table:style-name="ce87" table:formula="of:=[M_Dia_A.J38]" office:value-type="float" office:value="46.4399600966336" calcext:value-type="float">
            <text:p>46.4</text:p>
          </table:table-cell>
          <table:table-cell table:style-name="ce90" table:formula="of:=[M_Dia_A.O38]" office:value-type="float" office:value="2.78653983946575" calcext:value-type="float">
            <text:p>3</text:p>
          </table:table-cell>
          <table:table-cell table:style-name="ce87" table:number-columns-repeated="2"/>
          <table:table-cell table:style-name="ce58" table:formula="of:=[.B38]" office:value-type="date" office:date-value="2020-03-20" calcext:value-type="date">
            <text:p>20/03</text:p>
          </table:table-cell>
          <table:table-cell table:style-name="ce87" table:formula="of:=[M_Dia_A.I38]" office:value-type="float" office:value="9.15783189560684" calcext:value-type="float">
            <text:p>9.2</text:p>
          </table:table-cell>
          <table:table-cell table:style-name="ce87" table:formula="of:=[M_Dia_A.K38]" office:value-type="float" office:value="0" calcext:value-type="float">
            <text:p>0.0</text:p>
          </table:table-cell>
          <table:table-cell table:style-name="ce87" table:formula="of:=[M_Dia_A.L38]" office:value-type="float" office:value="10.3538790508119" calcext:value-type="float">
            <text:p>10.4</text:p>
          </table:table-cell>
          <table:table-cell table:style-name="ce87" table:formula="of:=[M_Dia_A.P38]" office:value-type="float" office:value="4.88913714916911" calcext:value-type="float">
            <text:p>4.9</text:p>
          </table:table-cell>
          <table:table-cell table:style-name="ce90" table:formula="of:=[M_Dia_A.Q38]" office:value-type="float" office:value="15.7801180404983" calcext:value-type="float">
            <text:p>16</text:p>
          </table:table-cell>
          <table:table-cell table:number-columns-repeated="2"/>
          <table:table-cell table:style-name="ce113" table:formula="of:=[.B38]" office:value-type="date" office:date-value="2020-03-20" calcext:value-type="date">
            <text:p>20/03</text:p>
          </table:table-cell>
          <table:table-cell table:style-name="ce87" table:formula="of:=[M_Dia_A.C38]" office:value-type="float" office:value="0.611438910535803" calcext:value-type="float">
            <text:p>0.6</text:p>
          </table:table-cell>
          <table:table-cell table:style-name="ce87" table:formula="of:=[M_Dia_A.D38]" office:value-type="float" office:value="0" calcext:value-type="float">
            <text:p>0.0</text:p>
          </table:table-cell>
          <table:table-cell table:style-name="ce87" table:formula="of:=[M_Dia_A.F38]" office:value-type="float" office:value="3.5454540420323" calcext:value-type="float">
            <text:p>3.5</text:p>
          </table:table-cell>
          <table:table-cell table:style-name="ce87" table:formula="of:=[M_Dia_A.M38]" office:value-type="float" office:value="1.10144255171002" calcext:value-type="float">
            <text:p>1.1</text:p>
          </table:table-cell>
          <table:table-cell table:style-name="ce87" table:formula="of:=[M_Dia_A.N38]" office:value-type="float" office:value="1.42991767440885" calcext:value-type="float">
            <text:p>1.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39]" office:value-type="date" office:date-value="2020-03-21" calcext:value-type="date">
            <text:p>21/03</text:p>
          </table:table-cell>
          <table:table-cell table:style-name="ce90" table:formula="of:=[M_Dia_A.E39]" office:value-type="float" office:value="13.8058676641769" calcext:value-type="float">
            <text:p>14</text:p>
          </table:table-cell>
          <table:table-cell table:style-name="ce90" table:formula="of:=[M_Dia_A.G39]" office:value-type="float" office:value="38.2065356878229" calcext:value-type="float">
            <text:p>38</text:p>
          </table:table-cell>
          <table:table-cell table:style-name="ce87" table:formula="of:=[M_Dia_A.H39]" office:value-type="float" office:value="8.38849797003967" calcext:value-type="float">
            <text:p>8.4</text:p>
          </table:table-cell>
          <table:table-cell table:style-name="ce87" table:formula="of:=[M_Dia_A.J39]" office:value-type="float" office:value="58.7350691493309" calcext:value-type="float">
            <text:p>58.7</text:p>
          </table:table-cell>
          <table:table-cell table:style-name="ce90" table:formula="of:=[M_Dia_A.O39]" office:value-type="float" office:value="4.72867366697219" calcext:value-type="float">
            <text:p>5</text:p>
          </table:table-cell>
          <table:table-cell table:style-name="ce87" table:number-columns-repeated="2"/>
          <table:table-cell table:style-name="ce58" table:formula="of:=[.B39]" office:value-type="date" office:date-value="2020-03-21" calcext:value-type="date">
            <text:p>21/03</text:p>
          </table:table-cell>
          <table:table-cell table:style-name="ce87" table:formula="of:=[M_Dia_A.I39]" office:value-type="float" office:value="9.15783189560684" calcext:value-type="float">
            <text:p>9.2</text:p>
          </table:table-cell>
          <table:table-cell table:style-name="ce87" table:formula="of:=[M_Dia_A.K39]" office:value-type="float" office:value="0" calcext:value-type="float">
            <text:p>0.0</text:p>
          </table:table-cell>
          <table:table-cell table:style-name="ce87" table:formula="of:=[M_Dia_A.L39]" office:value-type="float" office:value="31.0616371524357" calcext:value-type="float">
            <text:p>31.1</text:p>
          </table:table-cell>
          <table:table-cell table:style-name="ce87" table:formula="of:=[M_Dia_A.P39]" office:value-type="float" office:value="3.42239600441837" calcext:value-type="float">
            <text:p>3.4</text:p>
          </table:table-cell>
          <table:table-cell table:style-name="ce90" table:formula="of:=[M_Dia_A.Q39]" office:value-type="float" office:value="10.5200786936655" calcext:value-type="float">
            <text:p>11</text:p>
          </table:table-cell>
          <table:table-cell table:number-columns-repeated="2"/>
          <table:table-cell table:style-name="ce113" table:formula="of:=[.B39]" office:value-type="date" office:date-value="2020-03-21" calcext:value-type="date">
            <text:p>21/03</text:p>
          </table:table-cell>
          <table:table-cell table:style-name="ce87" table:formula="of:=[M_Dia_A.C39]" office:value-type="float" office:value="0.889365688052077" calcext:value-type="float">
            <text:p>0.9</text:p>
          </table:table-cell>
          <table:table-cell table:style-name="ce87" table:formula="of:=[M_Dia_A.D39]" office:value-type="float" office:value="1.16997986478692" calcext:value-type="float">
            <text:p>1.2</text:p>
          </table:table-cell>
          <table:table-cell table:style-name="ce87" table:formula="of:=[M_Dia_A.F39]" office:value-type="float" office:value="2.65909053152423" calcext:value-type="float">
            <text:p>2.7</text:p>
          </table:table-cell>
          <table:table-cell table:style-name="ce87" table:formula="of:=[M_Dia_A.M39]" office:value-type="float" office:value="0" calcext:value-type="float">
            <text:p>0.0</text:p>
          </table:table-cell>
          <table:table-cell table:style-name="ce87" table:formula="of:=[M_Dia_A.N39]" office:value-type="float" office:value="2.85983534881769" calcext:value-type="float">
            <text:p>2.9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0]" office:value-type="date" office:date-value="2020-03-22" calcext:value-type="date">
            <text:p>22/03</text:p>
          </table:table-cell>
          <table:table-cell table:style-name="ce87" table:formula="of:=[M_Dia_A.E40]" office:value-type="float" office:value="3.68156471044717" calcext:value-type="float">
            <text:p>3.7</text:p>
          </table:table-cell>
          <table:table-cell table:style-name="ce90" table:formula="of:=[M_Dia_A.G40]" office:value-type="float" office:value="46.4610341388957" calcext:value-type="float">
            <text:p>46</text:p>
          </table:table-cell>
          <table:table-cell table:style-name="ce87" table:formula="of:=[M_Dia_A.H40]" office:value-type="float" office:value="8.38849797003967" calcext:value-type="float">
            <text:p>8.4</text:p>
          </table:table-cell>
          <table:table-cell table:style-name="ce90" table:formula="of:=[M_Dia_A.J40]" office:value-type="float" office:value="48.2175662247344" calcext:value-type="float">
            <text:p>48</text:p>
          </table:table-cell>
          <table:table-cell table:style-name="ce90" table:formula="of:=[M_Dia_A.O40]" office:value-type="float" office:value="4.05314885740473" calcext:value-type="float">
            <text:p>4</text:p>
          </table:table-cell>
          <table:table-cell table:style-name="ce87" table:number-columns-repeated="2"/>
          <table:table-cell table:style-name="ce58" table:formula="of:=[.B40]" office:value-type="date" office:date-value="2020-03-22" calcext:value-type="date">
            <text:p>22/03</text:p>
          </table:table-cell>
          <table:table-cell table:style-name="ce87" table:formula="of:=[M_Dia_A.I40]" office:value-type="float" office:value="13.1262257170365" calcext:value-type="float">
            <text:p>13.1</text:p>
          </table:table-cell>
          <table:table-cell table:style-name="ce87" table:formula="of:=[M_Dia_A.K40]" office:value-type="float" office:value="1.48134045786989" calcext:value-type="float">
            <text:p>1.5</text:p>
          </table:table-cell>
          <table:table-cell table:style-name="ce87" table:formula="of:=[M_Dia_A.L40]" office:value-type="float" office:value="0" calcext:value-type="float">
            <text:p>0.0</text:p>
          </table:table-cell>
          <table:table-cell table:style-name="ce87" table:formula="of:=[M_Dia_A.P40]" office:value-type="float" office:value="5.86696457900293" calcext:value-type="float">
            <text:p>5.9</text:p>
          </table:table-cell>
          <table:table-cell table:style-name="ce87" table:formula="of:=[M_Dia_A.Q40]" office:value-type="float" office:value="11.1775836120196" calcext:value-type="float">
            <text:p>11.2</text:p>
          </table:table-cell>
          <table:table-cell table:number-columns-repeated="2"/>
          <table:table-cell table:style-name="ce113" table:formula="of:=[.B40]" office:value-type="date" office:date-value="2020-03-22" calcext:value-type="date">
            <text:p>22/03</text:p>
          </table:table-cell>
          <table:table-cell table:style-name="ce87" table:formula="of:=[M_Dia_A.C40]" office:value-type="float" office:value="0.444682844026039" calcext:value-type="float">
            <text:p>0.4</text:p>
          </table:table-cell>
          <table:table-cell table:style-name="ce87" table:formula="of:=[M_Dia_A.D40]" office:value-type="float" office:value="4.6799194591477" calcext:value-type="float">
            <text:p>4.7</text:p>
          </table:table-cell>
          <table:table-cell table:style-name="ce87" table:formula="of:=[M_Dia_A.F40]" office:value-type="float" office:value="2.65909053152423" calcext:value-type="float">
            <text:p>2.7</text:p>
          </table:table-cell>
          <table:table-cell table:style-name="ce87" table:formula="of:=[M_Dia_A.M40]" office:value-type="float" office:value="0" calcext:value-type="float">
            <text:p>0.0</text:p>
          </table:table-cell>
          <table:table-cell table:style-name="ce87" table:formula="of:=[M_Dia_A.N40]" office:value-type="float" office:value="0.953278449605897" calcext:value-type="float">
            <text:p>1.0</text:p>
          </table:table-cell>
          <table:table-cell table:number-columns-repeated="7"/>
        </table:table-row>
        <table:table-row table:style-name="ro1">
          <table:table-cell table:style-name="ce80" table:formula="of:=[M_Dia_A.A41]" office:value-type="string" office:string-value="L" calcext:value-type="string">
            <text:p>L</text:p>
          </table:table-cell>
          <table:table-cell table:style-name="ce57" table:formula="of:=[M_Dia_A.B41]" office:value-type="date" office:date-value="2020-03-23" calcext:value-type="date">
            <text:p>23/03</text:p>
          </table:table-cell>
          <table:table-cell table:style-name="ce88" table:formula="of:=[M_Dia_A.E41]" office:value-type="float" office:value="5.98254265447666" calcext:value-type="float">
            <text:p>6.0</text:p>
          </table:table-cell>
          <table:table-cell table:style-name="ce92" table:formula="of:=[M_Dia_A.G41]" office:value-type="float" office:value="54.4796897770808" calcext:value-type="float">
            <text:p>54</text:p>
          </table:table-cell>
          <table:table-cell table:style-name="ce92" table:formula="of:=[M_Dia_A.H41]" office:value-type="float" office:value="13.9308984145302" calcext:value-type="float">
            <text:p>14</text:p>
          </table:table-cell>
          <table:table-cell table:style-name="ce92" table:formula="of:=[M_Dia_A.J41]" office:value-type="float" office:value="44.5142201245244" calcext:value-type="float">
            <text:p>45</text:p>
          </table:table-cell>
          <table:table-cell table:style-name="ce92" table:formula="of:=[M_Dia_A.O41]" office:value-type="float" office:value="4.55979246458032" calcext:value-type="float">
            <text:p>5</text:p>
          </table:table-cell>
          <table:table-cell table:style-name="ce109"/>
          <table:table-cell table:style-name="ce80" table:formula="of:=[.A41]" office:value-type="string" office:string-value="L" calcext:value-type="string">
            <text:p>L</text:p>
          </table:table-cell>
          <table:table-cell table:style-name="ce57" table:formula="of:=[.B41]" office:value-type="date" office:date-value="2020-03-23" calcext:value-type="date">
            <text:p>23/03</text:p>
          </table:table-cell>
          <table:table-cell table:style-name="ce88" table:formula="of:=[M_Dia_A.I41]" office:value-type="float" office:value="10.3788761483544" calcext:value-type="float">
            <text:p>10.4</text:p>
          </table:table-cell>
          <table:table-cell table:style-name="ce88" table:formula="of:=[M_Dia_A.K41]" office:value-type="float" office:value="2.96268091573978" calcext:value-type="float">
            <text:p>3.0</text:p>
          </table:table-cell>
          <table:table-cell table:style-name="ce88" table:formula="of:=[M_Dia_A.L41]" office:value-type="float" office:value="0" calcext:value-type="float">
            <text:p>0.0</text:p>
          </table:table-cell>
          <table:table-cell table:style-name="ce88" table:formula="of:=[M_Dia_A.P41]" office:value-type="float" office:value="5.37805086408602" calcext:value-type="float">
            <text:p>5.4</text:p>
          </table:table-cell>
          <table:table-cell table:style-name="ce88" table:formula="of:=[M_Dia_A.Q41]" office:value-type="float" office:value="19.0676426322687" calcext:value-type="float">
            <text:p>19.1</text:p>
          </table:table-cell>
          <table:table-cell/>
          <table:table-cell table:style-name="ce50" table:formula="of:=[.A41]" office:value-type="string" office:string-value="L" calcext:value-type="string">
            <text:p>L</text:p>
          </table:table-cell>
          <table:table-cell table:style-name="ce80" table:formula="of:=[.B41]" office:value-type="date" office:date-value="2020-03-23" calcext:value-type="date">
            <text:p>23/03</text:p>
          </table:table-cell>
          <table:table-cell table:style-name="ce88" table:formula="of:=[M_Dia_A.C41]" office:value-type="float" office:value="1.7231460206009" calcext:value-type="float">
            <text:p>1.7</text:p>
          </table:table-cell>
          <table:table-cell table:style-name="ce88" table:formula="of:=[M_Dia_A.D41]" office:value-type="float" office:value="2.92494966196731" calcext:value-type="float">
            <text:p>2.9</text:p>
          </table:table-cell>
          <table:table-cell table:style-name="ce88" table:formula="of:=[M_Dia_A.F41]" office:value-type="float" office:value="0" calcext:value-type="float">
            <text:p>0.0</text:p>
          </table:table-cell>
          <table:table-cell table:style-name="ce88" table:formula="of:=[M_Dia_A.M41]" office:value-type="float" office:value="0" calcext:value-type="float">
            <text:p>0.0</text:p>
          </table:table-cell>
          <table:table-cell table:style-name="ce88" table:formula="of:=[M_Dia_A.N41]" office:value-type="float" office:value="4.28975302322654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2]" office:value-type="date" office:date-value="2020-03-24" calcext:value-type="date">
            <text:p>24/03</text:p>
          </table:table-cell>
          <table:table-cell table:style-name="ce90" table:formula="of:=[M_Dia_A.E42]" office:value-type="float" office:value="15.6466500194005" calcext:value-type="float">
            <text:p>16</text:p>
          </table:table-cell>
          <table:table-cell table:style-name="ce90" table:formula="of:=[M_Dia_A.G42]" office:value-type="float" office:value="59.4323888477245" calcext:value-type="float">
            <text:p>59</text:p>
          </table:table-cell>
          <table:table-cell table:style-name="ce90" table:formula="of:=[M_Dia_A.H42]" office:value-type="float" office:value="17.9753527929422" calcext:value-type="float">
            <text:p>18</text:p>
          </table:table-cell>
          <table:table-cell table:style-name="ce90" table:formula="of:=[M_Dia_A.J42]" office:value-type="float" office:value="55.0317230491208" calcext:value-type="float">
            <text:p>55</text:p>
          </table:table-cell>
          <table:table-cell table:style-name="ce90" table:formula="of:=[M_Dia_A.O42]" office:value-type="float" office:value="7.34633230404607" calcext:value-type="float">
            <text:p>7</text:p>
          </table:table-cell>
          <table:table-cell table:style-name="ce87" table:number-columns-repeated="2"/>
          <table:table-cell table:style-name="ce58" table:formula="of:=[.B42]" office:value-type="date" office:date-value="2020-03-24" calcext:value-type="date">
            <text:p>24/03</text:p>
          </table:table-cell>
          <table:table-cell table:style-name="ce87" table:formula="of:=[M_Dia_A.I42]" office:value-type="float" office:value="19.2314469807744" calcext:value-type="float">
            <text:p>19.2</text:p>
          </table:table-cell>
          <table:table-cell table:style-name="ce87" table:formula="of:=[M_Dia_A.K42]" office:value-type="float" office:value="1.48134045786989" calcext:value-type="float">
            <text:p>1.5</text:p>
          </table:table-cell>
          <table:table-cell table:style-name="ce87" table:formula="of:=[M_Dia_A.L42]" office:value-type="float" office:value="0" calcext:value-type="float">
            <text:p>0.0</text:p>
          </table:table-cell>
          <table:table-cell table:style-name="ce87" table:formula="of:=[M_Dia_A.P42]" office:value-type="float" office:value="9.77827429833821" calcext:value-type="float">
            <text:p>9.8</text:p>
          </table:table-cell>
          <table:table-cell table:style-name="ce87" table:formula="of:=[M_Dia_A.Q42]" office:value-type="float" office:value="15.7801180404983" calcext:value-type="float">
            <text:p>15.8</text:p>
          </table:table-cell>
          <table:table-cell table:number-columns-repeated="2"/>
          <table:table-cell table:style-name="ce113" table:formula="of:=[.B42]" office:value-type="date" office:date-value="2020-03-24" calcext:value-type="date">
            <text:p>24/03</text:p>
          </table:table-cell>
          <table:table-cell table:style-name="ce87" table:formula="of:=[M_Dia_A.C42]" office:value-type="float" office:value="1.55638995409114" calcext:value-type="float">
            <text:p>1.6</text:p>
          </table:table-cell>
          <table:table-cell table:style-name="ce87" table:formula="of:=[M_Dia_A.D42]" office:value-type="float" office:value="4.09492952675424" calcext:value-type="float">
            <text:p>4.1</text:p>
          </table:table-cell>
          <table:table-cell table:style-name="ce87" table:formula="of:=[M_Dia_A.F42]" office:value-type="float" office:value="7.09090808406461" calcext:value-type="float">
            <text:p>7.1</text:p>
          </table:table-cell>
          <table:table-cell table:style-name="ce87" table:formula="of:=[M_Dia_A.M42]" office:value-type="float" office:value="3.30432765513006" calcext:value-type="float">
            <text:p>3.3</text:p>
          </table:table-cell>
          <table:table-cell table:style-name="ce87" table:formula="of:=[M_Dia_A.N42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3]" office:value-type="date" office:date-value="2020-03-25" calcext:value-type="date">
            <text:p>25/03</text:p>
          </table:table-cell>
          <table:table-cell table:style-name="ce90" table:formula="of:=[M_Dia_A.E43]" office:value-type="float" office:value="25.7709529731302" calcext:value-type="float">
            <text:p>26</text:p>
          </table:table-cell>
          <table:table-cell table:style-name="ce90" table:formula="of:=[M_Dia_A.G43]" office:value-type="float" office:value="88.2052120200355" calcext:value-type="float">
            <text:p>88</text:p>
          </table:table-cell>
          <table:table-cell table:style-name="ce90" table:formula="of:=[M_Dia_A.H43]" office:value-type="float" office:value="17.3012770632068" calcext:value-type="float">
            <text:p>17</text:p>
          </table:table-cell>
          <table:table-cell table:style-name="ce90" table:formula="of:=[M_Dia_A.J43]" office:value-type="float" office:value="50.5877077288688" calcext:value-type="float">
            <text:p>51</text:p>
          </table:table-cell>
          <table:table-cell table:style-name="ce90" table:formula="of:=[M_Dia_A.O43]" office:value-type="float" office:value="13.1727337865654" calcext:value-type="float">
            <text:p>13</text:p>
          </table:table-cell>
          <table:table-cell table:style-name="ce87" table:number-columns-repeated="2"/>
          <table:table-cell table:style-name="ce58" table:formula="of:=[.B43]" office:value-type="date" office:date-value="2020-03-25" calcext:value-type="date">
            <text:p>25/03</text:p>
          </table:table-cell>
          <table:table-cell table:style-name="ce87" table:formula="of:=[M_Dia_A.I43]" office:value-type="float" office:value="24.4208850549516" calcext:value-type="float">
            <text:p>24.4</text:p>
          </table:table-cell>
          <table:table-cell table:style-name="ce87" table:formula="of:=[M_Dia_A.K43]" office:value-type="float" office:value="2.96268091573978" calcext:value-type="float">
            <text:p>3.0</text:p>
          </table:table-cell>
          <table:table-cell table:style-name="ce87" table:formula="of:=[M_Dia_A.L43]" office:value-type="float" office:value="0" calcext:value-type="float">
            <text:p>0.0</text:p>
          </table:table-cell>
          <table:table-cell table:style-name="ce87" table:formula="of:=[M_Dia_A.P43]" office:value-type="float" office:value="12.2228428729228" calcext:value-type="float">
            <text:p>12.2</text:p>
          </table:table-cell>
          <table:table-cell table:style-name="ce87" table:formula="of:=[M_Dia_A.Q43]" office:value-type="float" office:value="15.1226131221442" calcext:value-type="float">
            <text:p>15.1</text:p>
          </table:table-cell>
          <table:table-cell table:number-columns-repeated="2"/>
          <table:table-cell table:style-name="ce113" table:formula="of:=[.B43]" office:value-type="date" office:date-value="2020-03-25" calcext:value-type="date">
            <text:p>25/03</text:p>
          </table:table-cell>
          <table:table-cell table:style-name="ce87" table:formula="of:=[M_Dia_A.C43]" office:value-type="float" office:value="1.94548744261392" calcext:value-type="float">
            <text:p>1.9</text:p>
          </table:table-cell>
          <table:table-cell table:style-name="ce87" table:formula="of:=[M_Dia_A.D43]" office:value-type="float" office:value="1.75496979718039" calcext:value-type="float">
            <text:p>1.8</text:p>
          </table:table-cell>
          <table:table-cell table:style-name="ce87" table:formula="of:=[M_Dia_A.F43]" office:value-type="float" office:value="1.77272702101615" calcext:value-type="float">
            <text:p>1.8</text:p>
          </table:table-cell>
          <table:table-cell table:style-name="ce87" table:formula="of:=[M_Dia_A.M43]" office:value-type="float" office:value="2.20288510342004" calcext:value-type="float">
            <text:p>2.2</text:p>
          </table:table-cell>
          <table:table-cell table:style-name="ce87" table:formula="of:=[M_Dia_A.N43]" office:value-type="float" office:value="4.76639224802949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4]" office:value-type="date" office:date-value="2020-03-26" calcext:value-type="date">
            <text:p>26/03</text:p>
          </table:table-cell>
          <table:table-cell table:style-name="ce90" table:formula="of:=[M_Dia_A.E44]" office:value-type="float" office:value="19.3282147298477" calcext:value-type="float">
            <text:p>19</text:p>
          </table:table-cell>
          <table:table-cell table:style-name="ce90" table:formula="of:=[M_Dia_A.G44]" office:value-type="float" office:value="77.2385212207531" calcext:value-type="float">
            <text:p>77</text:p>
          </table:table-cell>
          <table:table-cell table:style-name="ce90" table:formula="of:=[M_Dia_A.H44]" office:value-type="float" office:value="27.3375157059329" calcext:value-type="float">
            <text:p>27</text:p>
          </table:table-cell>
          <table:table-cell table:style-name="ce90" table:formula="of:=[M_Dia_A.J44]" office:value-type="float" office:value="49.0323023667806" calcext:value-type="float">
            <text:p>49</text:p>
          </table:table-cell>
          <table:table-cell table:style-name="ce90" table:formula="of:=[M_Dia_A.O44]" office:value-type="float" office:value="15.2837488164637" calcext:value-type="float">
            <text:p>15</text:p>
          </table:table-cell>
          <table:table-cell table:style-name="ce87" table:number-columns-repeated="2"/>
          <table:table-cell table:style-name="ce58" table:formula="of:=[.B44]" office:value-type="date" office:date-value="2020-03-26" calcext:value-type="date">
            <text:p>26/03</text:p>
          </table:table-cell>
          <table:table-cell table:style-name="ce87" table:formula="of:=[M_Dia_A.I44]" office:value-type="float" office:value="23.8103629285778" calcext:value-type="float">
            <text:p>23.8</text:p>
          </table:table-cell>
          <table:table-cell table:style-name="ce90" table:formula="of:=[M_Dia_A.K44]" office:value-type="float" office:value="14.8134045786989" calcext:value-type="float">
            <text:p>15</text:p>
          </table:table-cell>
          <table:table-cell table:style-name="ce87" table:formula="of:=[M_Dia_A.L44]" office:value-type="float" office:value="10.3538790508119" calcext:value-type="float">
            <text:p>10.4</text:p>
          </table:table-cell>
          <table:table-cell table:style-name="ce90" table:formula="of:=[M_Dia_A.P44]" office:value-type="float" office:value="14.1784977325904" calcext:value-type="float">
            <text:p>14</text:p>
          </table:table-cell>
          <table:table-cell table:style-name="ce90" table:formula="of:=[M_Dia_A.Q44]" office:value-type="float" office:value="32.8752459177047" calcext:value-type="float">
            <text:p>33</text:p>
          </table:table-cell>
          <table:table-cell table:number-columns-repeated="2"/>
          <table:table-cell table:style-name="ce113" table:formula="of:=[.B44]" office:value-type="date" office:date-value="2020-03-26" calcext:value-type="date">
            <text:p>26/03</text:p>
          </table:table-cell>
          <table:table-cell table:style-name="ce87" table:formula="of:=[M_Dia_A.C44]" office:value-type="float" office:value="2.61251170865298" calcext:value-type="float">
            <text:p>2.6</text:p>
          </table:table-cell>
          <table:table-cell table:style-name="ce90" table:formula="of:=[M_Dia_A.D44]" office:value-type="float" office:value="10.5298187830823" calcext:value-type="float">
            <text:p>11</text:p>
          </table:table-cell>
          <table:table-cell table:style-name="ce87" table:formula="of:=[M_Dia_A.F44]" office:value-type="float" office:value="6.20454457355653" calcext:value-type="float">
            <text:p>6.2</text:p>
          </table:table-cell>
          <table:table-cell table:style-name="ce87" table:formula="of:=[M_Dia_A.M44]" office:value-type="float" office:value="2.20288510342004" calcext:value-type="float">
            <text:p>2.2</text:p>
          </table:table-cell>
          <table:table-cell table:style-name="ce87" table:formula="of:=[M_Dia_A.N44]" office:value-type="float" office:value="8.10286682165012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5]" office:value-type="date" office:date-value="2020-03-27" calcext:value-type="date">
            <text:p>27/03</text:p>
          </table:table-cell>
          <table:table-cell table:style-name="ce90" table:formula="of:=[M_Dia_A.E45]" office:value-type="float" office:value="31.7534956276069" calcext:value-type="float">
            <text:p>32</text:p>
          </table:table-cell>
          <table:table-cell table:style-name="ce90" table:formula="of:=[M_Dia_A.G45]" office:value-type="float" office:value="90.6815615553574" calcext:value-type="float">
            <text:p>91</text:p>
          </table:table-cell>
          <table:table-cell table:style-name="ce90" table:formula="of:=[M_Dia_A.H45]" office:value-type="float" office:value="22.3942936878738" calcext:value-type="float">
            <text:p>22</text:p>
          </table:table-cell>
          <table:table-cell table:style-name="ce90" table:formula="of:=[M_Dia_A.J45]" office:value-type="float" office:value="71.7708474220701" calcext:value-type="float">
            <text:p>72</text:p>
          </table:table-cell>
          <table:table-cell table:style-name="ce90" table:formula="of:=[M_Dia_A.O45]" office:value-type="float" office:value="21.9545563109423" calcext:value-type="float">
            <text:p>22</text:p>
          </table:table-cell>
          <table:table-cell table:style-name="ce87" table:number-columns-repeated="2"/>
          <table:table-cell table:style-name="ce58" table:formula="of:=[.B45]" office:value-type="date" office:date-value="2020-03-27" calcext:value-type="date">
            <text:p>27/03</text:p>
          </table:table-cell>
          <table:table-cell table:style-name="ce87" table:formula="of:=[M_Dia_A.I45]" office:value-type="float" office:value="34.1892390769322" calcext:value-type="float">
            <text:p>34.2</text:p>
          </table:table-cell>
          <table:table-cell table:style-name="ce87" table:formula="of:=[M_Dia_A.K45]" office:value-type="float" office:value="4.44402137360968" calcext:value-type="float">
            <text:p>4.4</text:p>
          </table:table-cell>
          <table:table-cell table:style-name="ce87" table:formula="of:=[M_Dia_A.L45]" office:value-type="float" office:value="62.1232743048714" calcext:value-type="float">
            <text:p>62.1</text:p>
          </table:table-cell>
          <table:table-cell table:style-name="ce87" table:formula="of:=[M_Dia_A.P45]" office:value-type="float" office:value="15.6452388773411" calcext:value-type="float">
            <text:p>15.6</text:p>
          </table:table-cell>
          <table:table-cell table:style-name="ce90" table:formula="of:=[M_Dia_A.Q45]" office:value-type="float" office:value="15.1226131221442" calcext:value-type="float">
            <text:p>15</text:p>
          </table:table-cell>
          <table:table-cell table:number-columns-repeated="2"/>
          <table:table-cell table:style-name="ce113" table:formula="of:=[.B45]" office:value-type="date" office:date-value="2020-03-27" calcext:value-type="date">
            <text:p>27/03</text:p>
          </table:table-cell>
          <table:table-cell table:style-name="ce87" table:formula="of:=[M_Dia_A.C45]" office:value-type="float" office:value="3.16836526368552" calcext:value-type="float">
            <text:p>3.2</text:p>
          </table:table-cell>
          <table:table-cell table:style-name="ce87" table:formula="of:=[M_Dia_A.D45]" office:value-type="float" office:value="5.26490939154116" calcext:value-type="float">
            <text:p>5.3</text:p>
          </table:table-cell>
          <table:table-cell table:style-name="ce87" table:formula="of:=[M_Dia_A.F45]" office:value-type="float" office:value="9.74999861558883" calcext:value-type="float">
            <text:p>9.7</text:p>
          </table:table-cell>
          <table:table-cell table:style-name="ce87" table:formula="of:=[M_Dia_A.M45]" office:value-type="float" office:value="2.20288510342004" calcext:value-type="float">
            <text:p>2.2</text:p>
          </table:table-cell>
          <table:table-cell table:style-name="ce87" table:formula="of:=[M_Dia_A.N4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6]" office:value-type="date" office:date-value="2020-03-28" calcext:value-type="date">
            <text:p>28/03</text:p>
          </table:table-cell>
          <table:table-cell table:style-name="ce90" table:formula="of:=[M_Dia_A.E46]" office:value-type="float" office:value="29.4525176835774" calcext:value-type="float">
            <text:p>29</text:p>
          </table:table-cell>
          <table:table-cell table:style-name="ce90" table:formula="of:=[M_Dia_A.G46]" office:value-type="float" office:value="98.110610161323" calcext:value-type="float">
            <text:p>98</text:p>
          </table:table-cell>
          <table:table-cell table:style-name="ce90" table:formula="of:=[M_Dia_A.H46]" office:value-type="float" office:value="23.8922397539523" calcext:value-type="float">
            <text:p>24</text:p>
          </table:table-cell>
          <table:table-cell table:style-name="ce90" table:formula="of:=[M_Dia_A.J46]" office:value-type="float" office:value="65.8454936617341" calcext:value-type="float">
            <text:p>66</text:p>
          </table:table-cell>
          <table:table-cell table:style-name="ce90" table:formula="of:=[M_Dia_A.O46]" office:value-type="float" office:value="17.6480856499498" calcext:value-type="float">
            <text:p>18</text:p>
          </table:table-cell>
          <table:table-cell table:style-name="ce87" table:number-columns-repeated="2"/>
          <table:table-cell table:style-name="ce58" table:formula="of:=[.B46]" office:value-type="date" office:date-value="2020-03-28" calcext:value-type="date">
            <text:p>28/03</text:p>
          </table:table-cell>
          <table:table-cell table:style-name="ce87" table:formula="of:=[M_Dia_A.I46]" office:value-type="float" office:value="28.3892788763812" calcext:value-type="float">
            <text:p>28.4</text:p>
          </table:table-cell>
          <table:table-cell table:style-name="ce87" table:formula="of:=[M_Dia_A.K46]" office:value-type="float" office:value="20.7387664101785" calcext:value-type="float">
            <text:p>20.7</text:p>
          </table:table-cell>
          <table:table-cell table:style-name="ce90" table:formula="of:=[M_Dia_A.L46]" office:value-type="float" office:value="31.0616371524357" calcext:value-type="float">
            <text:p>31</text:p>
          </table:table-cell>
          <table:table-cell table:style-name="ce90" table:formula="of:=[M_Dia_A.P46]" office:value-type="float" office:value="17.1119800220919" calcext:value-type="float">
            <text:p>17</text:p>
          </table:table-cell>
          <table:table-cell table:style-name="ce90" table:formula="of:=[M_Dia_A.Q46]" office:value-type="float" office:value="27.615206570872" calcext:value-type="float">
            <text:p>28</text:p>
          </table:table-cell>
          <table:table-cell table:number-columns-repeated="2"/>
          <table:table-cell table:style-name="ce113" table:formula="of:=[.B46]" office:value-type="date" office:date-value="2020-03-28" calcext:value-type="date">
            <text:p>28/03</text:p>
          </table:table-cell>
          <table:table-cell table:style-name="ce87" table:formula="of:=[M_Dia_A.C46]" office:value-type="float" office:value="4.00214559623435" calcext:value-type="float">
            <text:p>4.0</text:p>
          </table:table-cell>
          <table:table-cell table:style-name="ce87" table:formula="of:=[M_Dia_A.D46]" office:value-type="float" office:value="5.84989932393462" calcext:value-type="float">
            <text:p>5.8</text:p>
          </table:table-cell>
          <table:table-cell table:style-name="ce90" table:formula="of:=[M_Dia_A.F46]" office:value-type="float" office:value="11.522725636605" calcext:value-type="float">
            <text:p>12</text:p>
          </table:table-cell>
          <table:table-cell table:style-name="ce87" table:formula="of:=[M_Dia_A.M46]" office:value-type="float" office:value="4.40577020684008" calcext:value-type="float">
            <text:p>4.4</text:p>
          </table:table-cell>
          <table:table-cell table:style-name="ce90" table:formula="of:=[M_Dia_A.N46]" office:value-type="float" office:value="11.4393413952708" calcext:value-type="float">
            <text:p>11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47]" office:value-type="date" office:date-value="2020-03-29" calcext:value-type="date">
            <text:p>29/03</text:p>
          </table:table-cell>
          <table:table-cell table:style-name="ce91" table:formula="of:=[M_Dia_A.E47]" office:value-type="float" office:value="35.89525592686" calcext:value-type="float">
            <text:p>36</text:p>
          </table:table-cell>
          <table:table-cell table:style-name="ce91" table:formula="of:=[M_Dia_A.G47]" office:value-type="float" office:value="98.8181385999864" calcext:value-type="float">
            <text:p>99</text:p>
          </table:table-cell>
          <table:table-cell table:style-name="ce91" table:formula="of:=[M_Dia_A.H47]" office:value-type="float" office:value="21.8700125647463" calcext:value-type="float">
            <text:p>22</text:p>
          </table:table-cell>
          <table:table-cell table:style-name="ce91" table:formula="of:=[M_Dia_A.J47]" office:value-type="float" office:value="55.9945930351755" calcext:value-type="float">
            <text:p>56</text:p>
          </table:table-cell>
          <table:table-cell table:style-name="ce91" table:formula="of:=[M_Dia_A.O47]" office:value-type="float" office:value="15.1993082152677" calcext:value-type="float">
            <text:p>15</text:p>
          </table:table-cell>
          <table:table-cell table:style-name="ce109"/>
          <table:table-cell table:style-name="ce89"/>
          <table:table-cell table:style-name="ce59" table:formula="of:=[.B47]" office:value-type="date" office:date-value="2020-03-29" calcext:value-type="date">
            <text:p>29/03</text:p>
          </table:table-cell>
          <table:table-cell table:style-name="ce89" table:formula="of:=[M_Dia_A.I47]" office:value-type="float" office:value="40.2944603406701" calcext:value-type="float">
            <text:p>40.3</text:p>
          </table:table-cell>
          <table:table-cell table:style-name="ce91" table:formula="of:=[M_Dia_A.K47]" office:value-type="float" office:value="14.8134045786989" calcext:value-type="float">
            <text:p>15</text:p>
          </table:table-cell>
          <table:table-cell table:style-name="ce89" table:formula="of:=[M_Dia_A.L47]" office:value-type="float" office:value="31.0616371524357" calcext:value-type="float">
            <text:p>31.1</text:p>
          </table:table-cell>
          <table:table-cell table:style-name="ce91" table:formula="of:=[M_Dia_A.P47]" office:value-type="float" office:value="18.5787211668426" calcext:value-type="float">
            <text:p>19</text:p>
          </table:table-cell>
          <table:table-cell table:style-name="ce91" table:formula="of:=[M_Dia_A.Q47]" office:value-type="float" office:value="23.6701770607474" calcext:value-type="float">
            <text:p>24</text:p>
          </table:table-cell>
          <table:table-cell/>
          <table:table-cell table:style-name="ce51"/>
          <table:table-cell table:style-name="ce122" table:formula="of:=[.B47]" office:value-type="date" office:date-value="2020-03-29" calcext:value-type="date">
            <text:p>29/03</text:p>
          </table:table-cell>
          <table:table-cell table:style-name="ce89" table:formula="of:=[M_Dia_A.C47]" office:value-type="float" office:value="3.55746275220831" calcext:value-type="float">
            <text:p>3.6</text:p>
          </table:table-cell>
          <table:table-cell table:style-name="ce91" table:formula="of:=[M_Dia_A.D47]" office:value-type="float" office:value="10.5298187830823" calcext:value-type="float">
            <text:p>11</text:p>
          </table:table-cell>
          <table:table-cell table:style-name="ce89" table:formula="of:=[M_Dia_A.F47]" office:value-type="float" office:value="6.20454457355653" calcext:value-type="float">
            <text:p>6.2</text:p>
          </table:table-cell>
          <table:table-cell table:style-name="ce89" table:formula="of:=[M_Dia_A.M47]" office:value-type="float" office:value="2.20288510342004" calcext:value-type="float">
            <text:p>2.2</text:p>
          </table:table-cell>
          <table:table-cell table:style-name="ce89" table:formula="of:=[M_Dia_A.N47]" office:value-type="float" office:value="9.05614527125602" calcext:value-type="float">
            <text:p>9.1</text:p>
          </table:table-cell>
          <table:table-cell table:number-columns-repeated="7"/>
        </table:table-row>
        <table:table-row table:style-name="ro1">
          <table:table-cell table:style-name="ce86" table:formula="of:=[M_Dia_A.A48]" office:value-type="string" office:string-value="L" calcext:value-type="string">
            <text:p>L</text:p>
          </table:table-cell>
          <table:table-cell table:style-name="ce58" table:formula="of:=[M_Dia_A.B48]" office:value-type="date" office:date-value="2020-03-30" calcext:value-type="date">
            <text:p>30/03</text:p>
          </table:table-cell>
          <table:table-cell table:style-name="ce90" table:formula="of:=[M_Dia_A.E48]" office:value-type="float" office:value="37.7360382820835" calcext:value-type="float">
            <text:p>38</text:p>
          </table:table-cell>
          <table:table-cell table:style-name="ce90" table:formula="of:=[M_Dia_A.G48]" office:value-type="float" office:value="95.752182032445" calcext:value-type="float">
            <text:p>96</text:p>
          </table:table-cell>
          <table:table-cell table:style-name="ce90" table:formula="of:=[M_Dia_A.H48]" office:value-type="float" office:value="31.3070727810409" calcext:value-type="float">
            <text:p>31</text:p>
          </table:table-cell>
          <table:table-cell table:style-name="ce90" table:formula="of:=[M_Dia_A.J48]" office:value-type="float" office:value="60.1423406674107" calcext:value-type="float">
            <text:p>60</text:p>
          </table:table-cell>
          <table:table-cell table:style-name="ce90" table:formula="of:=[M_Dia_A.O48]" office:value-type="float" office:value="32.17186905565" calcext:value-type="float">
            <text:p>32</text:p>
          </table:table-cell>
          <table:table-cell table:style-name="ce87"/>
          <table:table-cell table:style-name="ce86" table:formula="of:=[.A48]" office:value-type="string" office:string-value="L" calcext:value-type="string">
            <text:p>L</text:p>
          </table:table-cell>
          <table:table-cell table:style-name="ce58" table:formula="of:=[.B48]" office:value-type="date" office:date-value="2020-03-30" calcext:value-type="date">
            <text:p>30/03</text:p>
          </table:table-cell>
          <table:table-cell table:style-name="ce87" table:formula="of:=[M_Dia_A.I48]" office:value-type="float" office:value="28.3892788763812" calcext:value-type="float">
            <text:p>28.4</text:p>
          </table:table-cell>
          <table:table-cell table:style-name="ce90" table:formula="of:=[M_Dia_A.K48]" office:value-type="float" office:value="11.8507236629591" calcext:value-type="float">
            <text:p>12</text:p>
          </table:table-cell>
          <table:table-cell table:style-name="ce87" table:formula="of:=[M_Dia_A.L48]" office:value-type="float" office:value="10.3538790508119" calcext:value-type="float">
            <text:p>10.4</text:p>
          </table:table-cell>
          <table:table-cell table:style-name="ce90" table:formula="of:=[M_Dia_A.P48]" office:value-type="float" office:value="21.5122034563441" calcext:value-type="float">
            <text:p>22</text:p>
          </table:table-cell>
          <table:table-cell table:style-name="ce90" table:formula="of:=[M_Dia_A.Q48]" office:value-type="float" office:value="33.5327508360588" calcext:value-type="float">
            <text:p>34</text:p>
          </table:table-cell>
          <table:table-cell/>
          <table:table-cell table:formula="of:=[.A48]" office:value-type="string" office:string-value="L" calcext:value-type="string">
            <text:p>L</text:p>
          </table:table-cell>
          <table:table-cell table:style-name="ce113" table:formula="of:=[.B48]" office:value-type="date" office:date-value="2020-03-30" calcext:value-type="date">
            <text:p>30/03</text:p>
          </table:table-cell>
          <table:table-cell table:style-name="ce87" table:formula="of:=[M_Dia_A.C48]" office:value-type="float" office:value="3.66863346321482" calcext:value-type="float">
            <text:p>3.7</text:p>
          </table:table-cell>
          <table:table-cell table:style-name="ce90" table:formula="of:=[M_Dia_A.D48]" office:value-type="float" office:value="12.8697785126562" calcext:value-type="float">
            <text:p>13</text:p>
          </table:table-cell>
          <table:table-cell table:style-name="ce87" table:formula="of:=[M_Dia_A.F48]" office:value-type="float" office:value="4.43181755254038" calcext:value-type="float">
            <text:p>4.4</text:p>
          </table:table-cell>
          <table:table-cell table:style-name="ce87" table:formula="of:=[M_Dia_A.M48]" office:value-type="float" office:value="5.5072127585501" calcext:value-type="float">
            <text:p>5.5</text:p>
          </table:table-cell>
          <table:table-cell table:style-name="ce90" table:formula="of:=[M_Dia_A.N48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49]" office:value-type="date" office:date-value="2020-03-31" calcext:value-type="date">
            <text:p>31/03</text:p>
          </table:table-cell>
          <table:table-cell table:style-name="ce90" table:formula="of:=[M_Dia_A.E49]" office:value-type="float" office:value="88.3575530507322" calcext:value-type="float">
            <text:p>88</text:p>
          </table:table-cell>
          <table:table-cell table:style-name="ce90" table:formula="of:=[M_Dia_A.G49]" office:value-type="float" office:value="100.115274070869" calcext:value-type="float">
            <text:p>100</text:p>
          </table:table-cell>
          <table:table-cell table:style-name="ce90" table:formula="of:=[M_Dia_A.H49]" office:value-type="float" office:value="37.3737543486589" calcext:value-type="float">
            <text:p>37</text:p>
          </table:table-cell>
          <table:table-cell table:style-name="ce90" table:formula="of:=[M_Dia_A.J49]" office:value-type="float" office:value="61.9940137175157" calcext:value-type="float">
            <text:p>62</text:p>
          </table:table-cell>
          <table:table-cell table:style-name="ce90" table:formula="of:=[M_Dia_A.O49]" office:value-type="float" office:value="47.5400584733096" calcext:value-type="float">
            <text:p>48</text:p>
          </table:table-cell>
          <table:table-cell table:style-name="ce87" table:number-columns-repeated="2"/>
          <table:table-cell table:style-name="ce58" table:formula="of:=[.B49]" office:value-type="date" office:date-value="2020-03-31" calcext:value-type="date">
            <text:p>31/03</text:p>
          </table:table-cell>
          <table:table-cell table:style-name="ce87" table:formula="of:=[M_Dia_A.I49]" office:value-type="float" office:value="53.4206860577066" calcext:value-type="float">
            <text:p>53.4</text:p>
          </table:table-cell>
          <table:table-cell table:style-name="ce90" table:formula="of:=[M_Dia_A.K49]" office:value-type="float" office:value="25.1827877837882" calcext:value-type="float">
            <text:p>25</text:p>
          </table:table-cell>
          <table:table-cell table:style-name="ce90" table:formula="of:=[M_Dia_A.L49]" office:value-type="float" office:value="10.3538790508119" calcext:value-type="float">
            <text:p>10</text:p>
          </table:table-cell>
          <table:table-cell table:style-name="ce90" table:formula="of:=[M_Dia_A.P49]" office:value-type="float" office:value="22.9789446010948" calcext:value-type="float">
            <text:p>23</text:p>
          </table:table-cell>
          <table:table-cell table:style-name="ce90" table:formula="of:=[M_Dia_A.Q49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49]" office:value-type="date" office:date-value="2020-03-31" calcext:value-type="date">
            <text:p>31/03</text:p>
          </table:table-cell>
          <table:table-cell table:style-name="ce87" table:formula="of:=[M_Dia_A.C49]" office:value-type="float" office:value="7.11492550441662" calcext:value-type="float">
            <text:p>7.1</text:p>
          </table:table-cell>
          <table:table-cell table:style-name="ce90" table:formula="of:=[M_Dia_A.D49]" office:value-type="float" office:value="11.6997986478692" calcext:value-type="float">
            <text:p>12</text:p>
          </table:table-cell>
          <table:table-cell table:style-name="ce90" table:formula="of:=[M_Dia_A.F49]" office:value-type="float" office:value="11.522725636605" calcext:value-type="float">
            <text:p>12</text:p>
          </table:table-cell>
          <table:table-cell table:style-name="ce87" table:formula="of:=[M_Dia_A.M49]" office:value-type="float" office:value="1.10144255171002" calcext:value-type="float">
            <text:p>1.1</text:p>
          </table:table-cell>
          <table:table-cell table:style-name="ce87" table:formula="of:=[M_Dia_A.N49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0]" office:value-type="date" office:date-value="2020-04-01" calcext:value-type="date">
            <text:p>01/04</text:p>
          </table:table-cell>
          <table:table-cell table:style-name="ce90" table:formula="of:=[M_Dia_A.E50]" office:value-type="float" office:value="56.6040574231253" calcext:value-type="float">
            <text:p>57</text:p>
          </table:table-cell>
          <table:table-cell table:style-name="ce90" table:formula="of:=[M_Dia_A.G50]" office:value-type="float" office:value="101.884095167528" calcext:value-type="float">
            <text:p>102</text:p>
          </table:table-cell>
          <table:table-cell table:style-name="ce90" table:formula="of:=[M_Dia_A.H50]" office:value-type="float" office:value="38.1227273816981" calcext:value-type="float">
            <text:p>38</text:p>
          </table:table-cell>
          <table:table-cell table:style-name="ce90" table:formula="of:=[M_Dia_A.J50]" office:value-type="float" office:value="53.8466522970536" calcext:value-type="float">
            <text:p>54</text:p>
          </table:table-cell>
          <table:table-cell table:style-name="ce90" table:formula="of:=[M_Dia_A.O50]" office:value-type="float" office:value="48.0467020804852" calcext:value-type="float">
            <text:p>48</text:p>
          </table:table-cell>
          <table:table-cell table:style-name="ce87" table:number-columns-repeated="2"/>
          <table:table-cell table:style-name="ce58" table:formula="of:=[.B50]" office:value-type="date" office:date-value="2020-04-01" calcext:value-type="date">
            <text:p>01/04</text:p>
          </table:table-cell>
          <table:table-cell table:style-name="ce87" table:formula="of:=[M_Dia_A.I50]" office:value-type="float" office:value="40.9049824670439" calcext:value-type="float">
            <text:p>40.9</text:p>
          </table:table-cell>
          <table:table-cell table:style-name="ce90" table:formula="of:=[M_Dia_A.K50]" office:value-type="float" office:value="20.7387664101785" calcext:value-type="float">
            <text:p>21</text:p>
          </table:table-cell>
          <table:table-cell table:style-name="ce90" table:formula="of:=[M_Dia_A.L50]" office:value-type="float" office:value="62.1232743048714" calcext:value-type="float">
            <text:p>62</text:p>
          </table:table-cell>
          <table:table-cell table:style-name="ce90" table:formula="of:=[M_Dia_A.P50]" office:value-type="float" office:value="25.4235131756794" calcext:value-type="float">
            <text:p>25</text:p>
          </table:table-cell>
          <table:table-cell table:style-name="ce90" table:formula="of:=[M_Dia_A.Q50]" office:value-type="float" office:value="36.1627705094752" calcext:value-type="float">
            <text:p>36</text:p>
          </table:table-cell>
          <table:table-cell table:number-columns-repeated="2"/>
          <table:table-cell table:style-name="ce113" table:formula="of:=[.B50]" office:value-type="date" office:date-value="2020-04-01" calcext:value-type="date">
            <text:p>01/04</text:p>
          </table:table-cell>
          <table:table-cell table:style-name="ce87" table:formula="of:=[M_Dia_A.C50]" office:value-type="float" office:value="8.28221796998497" calcext:value-type="float">
            <text:p>8.3</text:p>
          </table:table-cell>
          <table:table-cell table:style-name="ce90" table:formula="of:=[M_Dia_A.D50]" office:value-type="float" office:value="10.5298187830823" calcext:value-type="float">
            <text:p>11</text:p>
          </table:table-cell>
          <table:table-cell table:style-name="ce90" table:formula="of:=[M_Dia_A.F50]" office:value-type="float" office:value="12.4090891471131" calcext:value-type="float">
            <text:p>12</text:p>
          </table:table-cell>
          <table:table-cell table:style-name="ce87" table:formula="of:=[M_Dia_A.M50]" office:value-type="float" office:value="4.40577020684008" calcext:value-type="float">
            <text:p>4.4</text:p>
          </table:table-cell>
          <table:table-cell table:style-name="ce90" table:formula="of:=[M_Dia_A.N5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1]" office:value-type="date" office:date-value="2020-04-02" calcext:value-type="date">
            <text:p>02/04</text:p>
          </table:table-cell>
          <table:table-cell table:style-name="ce90" table:formula="of:=[M_Dia_A.E51]" office:value-type="float" office:value="84.2157927514791" calcext:value-type="float">
            <text:p>84</text:p>
          </table:table-cell>
          <table:table-cell table:style-name="ce90" table:formula="of:=[M_Dia_A.G51]" office:value-type="float" office:value="112.025336121703" calcext:value-type="float">
            <text:p>112</text:p>
          </table:table-cell>
          <table:table-cell table:style-name="ce90" table:formula="of:=[M_Dia_A.H51]" office:value-type="float" office:value="101.485845976819" calcext:value-type="float">
            <text:p>101</text:p>
          </table:table-cell>
          <table:table-cell table:style-name="ce90" table:formula="of:=[M_Dia_A.J51]" office:value-type="float" office:value="56.2908607231923" calcext:value-type="float">
            <text:p>56</text:p>
          </table:table-cell>
          <table:table-cell table:style-name="ce90" table:formula="of:=[M_Dia_A.O51]" office:value-type="float" office:value="57.7573712180174" calcext:value-type="float">
            <text:p>58</text:p>
          </table:table-cell>
          <table:table-cell table:style-name="ce87" table:number-columns-repeated="2"/>
          <table:table-cell table:style-name="ce58" table:formula="of:=[.B51]" office:value-type="date" office:date-value="2020-04-02" calcext:value-type="date">
            <text:p>02/04</text:p>
          </table:table-cell>
          <table:table-cell table:style-name="ce87" table:formula="of:=[M_Dia_A.I51]" office:value-type="float" office:value="50.6733364890245" calcext:value-type="float">
            <text:p>50.7</text:p>
          </table:table-cell>
          <table:table-cell table:style-name="ce87" table:formula="of:=[M_Dia_A.K51]" office:value-type="float" office:value="19.2574259523086" calcext:value-type="float">
            <text:p>19.3</text:p>
          </table:table-cell>
          <table:table-cell table:style-name="ce90" table:formula="of:=[M_Dia_A.L51]" office:value-type="float" office:value="10.3538790508119" calcext:value-type="float">
            <text:p>10</text:p>
          </table:table-cell>
          <table:table-cell table:style-name="ce90" table:formula="of:=[M_Dia_A.P51]" office:value-type="float" office:value="33.7350463292668" calcext:value-type="float">
            <text:p>34</text:p>
          </table:table-cell>
          <table:table-cell table:style-name="ce90" table:formula="of:=[M_Dia_A.Q51]" office:value-type="float" office:value="30.9027311626424" calcext:value-type="float">
            <text:p>31</text:p>
          </table:table-cell>
          <table:table-cell table:number-columns-repeated="2"/>
          <table:table-cell table:style-name="ce113" table:formula="of:=[.B51]" office:value-type="date" office:date-value="2020-04-02" calcext:value-type="date">
            <text:p>02/04</text:p>
          </table:table-cell>
          <table:table-cell table:style-name="ce87" table:formula="of:=[M_Dia_A.C51]" office:value-type="float" office:value="7.78194977045568" calcext:value-type="float">
            <text:p>7.8</text:p>
          </table:table-cell>
          <table:table-cell table:style-name="ce87" table:formula="of:=[M_Dia_A.D51]" office:value-type="float" office:value="7.01987918872155" calcext:value-type="float">
            <text:p>7.0</text:p>
          </table:table-cell>
          <table:table-cell table:style-name="ce90" table:formula="of:=[M_Dia_A.F51]" office:value-type="float" office:value="16.8409066996534" calcext:value-type="float">
            <text:p>17</text:p>
          </table:table-cell>
          <table:table-cell table:style-name="ce90" table:formula="of:=[M_Dia_A.M51]" office:value-type="float" office:value="11.0144255171002" calcext:value-type="float">
            <text:p>11</text:p>
          </table:table-cell>
          <table:table-cell table:style-name="ce90" table:formula="of:=[M_Dia_A.N51]" office:value-type="float" office:value="10.486062945664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2]" office:value-type="date" office:date-value="2020-04-03" calcext:value-type="date">
            <text:p>03/04</text:p>
          </table:table-cell>
          <table:table-cell table:style-name="ce90" table:formula="of:=[M_Dia_A.E52]" office:value-type="float" office:value="60.7458177223784" calcext:value-type="float">
            <text:p>61</text:p>
          </table:table-cell>
          <table:table-cell table:style-name="ce90" table:formula="of:=[M_Dia_A.G52]" office:value-type="float" office:value="109.902750805713" calcext:value-type="float">
            <text:p>110</text:p>
          </table:table-cell>
          <table:table-cell table:style-name="ce90" table:formula="of:=[M_Dia_A.H52]" office:value-type="float" office:value="83.8849797003967" calcext:value-type="float">
            <text:p>84</text:p>
          </table:table-cell>
          <table:table-cell table:style-name="ce90" table:formula="of:=[M_Dia_A.J52]" office:value-type="float" office:value="56.7352622552175" calcext:value-type="float">
            <text:p>57</text:p>
          </table:table-cell>
          <table:table-cell table:style-name="ce90" table:formula="of:=[M_Dia_A.O52]" office:value-type="float" office:value="59.7839456467198" calcext:value-type="float">
            <text:p>60</text:p>
          </table:table-cell>
          <table:table-cell table:style-name="ce87" table:number-columns-repeated="2"/>
          <table:table-cell table:style-name="ce58" table:formula="of:=[.B52]" office:value-type="date" office:date-value="2020-04-03" calcext:value-type="date">
            <text:p>03/04</text:p>
          </table:table-cell>
          <table:table-cell table:style-name="ce87" table:formula="of:=[M_Dia_A.I52]" office:value-type="float" office:value="45.1786373516604" calcext:value-type="float">
            <text:p>45.2</text:p>
          </table:table-cell>
          <table:table-cell table:style-name="ce87" table:formula="of:=[M_Dia_A.K52]" office:value-type="float" office:value="32.5894900731376" calcext:value-type="float">
            <text:p>32.6</text:p>
          </table:table-cell>
          <table:table-cell table:style-name="ce90" table:formula="of:=[M_Dia_A.L52]" office:value-type="float" office:value="10.3538790508119" calcext:value-type="float">
            <text:p>10</text:p>
          </table:table-cell>
          <table:table-cell table:style-name="ce90" table:formula="of:=[M_Dia_A.P52]" office:value-type="float" office:value="38.135269763519" calcext:value-type="float">
            <text:p>38</text:p>
          </table:table-cell>
          <table:table-cell table:style-name="ce90" table:formula="of:=[M_Dia_A.Q52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52]" office:value-type="date" office:date-value="2020-04-03" calcext:value-type="date">
            <text:p>03/04</text:p>
          </table:table-cell>
          <table:table-cell table:style-name="ce87" table:formula="of:=[M_Dia_A.C52]" office:value-type="float" office:value="8.05987654797195" calcext:value-type="float">
            <text:p>8.1</text:p>
          </table:table-cell>
          <table:table-cell table:style-name="ce87" table:formula="of:=[M_Dia_A.D52]" office:value-type="float" office:value="5.84989932393462" calcext:value-type="float">
            <text:p>5.8</text:p>
          </table:table-cell>
          <table:table-cell table:style-name="ce90" table:formula="of:=[M_Dia_A.F52]" office:value-type="float" office:value="14.1818161681292" calcext:value-type="float">
            <text:p>14</text:p>
          </table:table-cell>
          <table:table-cell table:style-name="ce87" table:formula="of:=[M_Dia_A.M52]" office:value-type="float" office:value="2.20288510342004" calcext:value-type="float">
            <text:p>2.2</text:p>
          </table:table-cell>
          <table:table-cell table:style-name="ce90" table:formula="of:=[M_Dia_A.N52]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3]" office:value-type="date" office:date-value="2020-04-04" calcext:value-type="date">
            <text:p>04/04</text:p>
          </table:table-cell>
          <table:table-cell table:style-name="ce90" table:formula="of:=[M_Dia_A.E53]" office:value-type="float" office:value="64.4273824328256" calcext:value-type="float">
            <text:p>64</text:p>
          </table:table-cell>
          <table:table-cell table:style-name="ce90" table:formula="of:=[M_Dia_A.G53]" office:value-type="float" office:value="95.3984178131133" calcext:value-type="float">
            <text:p>95</text:p>
          </table:table-cell>
          <table:table-cell table:style-name="ce90" table:formula="of:=[M_Dia_A.H53]" office:value-type="float" office:value="78.8668603790337" calcext:value-type="float">
            <text:p>79</text:p>
          </table:table-cell>
          <table:table-cell table:style-name="ce90" table:formula="of:=[M_Dia_A.J53]" office:value-type="float" office:value="50.4395738848604" calcext:value-type="float">
            <text:p>50</text:p>
          </table:table-cell>
          <table:table-cell table:style-name="ce90" table:formula="of:=[M_Dia_A.O53]" office:value-type="float" office:value="52.2687321402818" calcext:value-type="float">
            <text:p>52</text:p>
          </table:table-cell>
          <table:table-cell table:style-name="ce87" table:number-columns-repeated="2"/>
          <table:table-cell table:style-name="ce58" table:formula="of:=[.B53]" office:value-type="date" office:date-value="2020-04-04" calcext:value-type="date">
            <text:p>04/04</text:p>
          </table:table-cell>
          <table:table-cell table:style-name="ce87" table:formula="of:=[M_Dia_A.I53]" office:value-type="float" office:value="50.0628143626507" calcext:value-type="float">
            <text:p>50.1</text:p>
          </table:table-cell>
          <table:table-cell table:style-name="ce90" table:formula="of:=[M_Dia_A.K53]" office:value-type="float" office:value="25.1827877837882" calcext:value-type="float">
            <text:p>25</text:p>
          </table:table-cell>
          <table:table-cell table:style-name="ce90" table:formula="of:=[M_Dia_A.L53]" office:value-type="float" office:value="0" calcext:value-type="float">
            <text:p>0</text:p>
          </table:table-cell>
          <table:table-cell table:style-name="ce90" table:formula="of:=[M_Dia_A.P53]" office:value-type="float" office:value="34.7128737591007" calcext:value-type="float">
            <text:p>35</text:p>
          </table:table-cell>
          <table:table-cell table:style-name="ce87" table:formula="of:=[M_Dia_A.Q53]" office:value-type="float" office:value="39.4502951012457" calcext:value-type="float">
            <text:p>39.5</text:p>
          </table:table-cell>
          <table:table-cell table:number-columns-repeated="2"/>
          <table:table-cell table:style-name="ce113" table:formula="of:=[.B53]" office:value-type="date" office:date-value="2020-04-04" calcext:value-type="date">
            <text:p>04/04</text:p>
          </table:table-cell>
          <table:table-cell table:style-name="ce87" table:formula="of:=[M_Dia_A.C53]" office:value-type="float" office:value="7.83753512595893" calcext:value-type="float">
            <text:p>7.8</text:p>
          </table:table-cell>
          <table:table-cell table:style-name="ce90" table:formula="of:=[M_Dia_A.D53]" office:value-type="float" office:value="10.5298187830823" calcext:value-type="float">
            <text:p>11</text:p>
          </table:table-cell>
          <table:table-cell table:style-name="ce90" table:formula="of:=[M_Dia_A.F53]" office:value-type="float" office:value="19.4999972311777" calcext:value-type="float">
            <text:p>19</text:p>
          </table:table-cell>
          <table:table-cell table:style-name="ce87" table:formula="of:=[M_Dia_A.M53]" office:value-type="float" office:value="6.60865531026013" calcext:value-type="float">
            <text:p>6.6</text:p>
          </table:table-cell>
          <table:table-cell table:style-name="ce87" table:formula="of:=[M_Dia_A.N53]" office:value-type="float" office:value="9.53278449605897" calcext:value-type="float">
            <text:p>9.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4]" office:value-type="date" office:date-value="2020-04-05" calcext:value-type="date">
            <text:p>05/04</text:p>
          </table:table-cell>
          <table:table-cell table:style-name="ce90" table:formula="of:=[M_Dia_A.E54]" office:value-type="float" office:value="75.4720765641671" calcext:value-type="float">
            <text:p>75</text:p>
          </table:table-cell>
          <table:table-cell table:style-name="ce90" table:formula="of:=[M_Dia_A.G54]" office:value-type="float" office:value="79.4790279431871" calcext:value-type="float">
            <text:p>79</text:p>
          </table:table-cell>
          <table:table-cell table:style-name="ce90" table:formula="of:=[M_Dia_A.H54]" office:value-type="float" office:value="38.7968031114335" calcext:value-type="float">
            <text:p>39</text:p>
          </table:table-cell>
          <table:table-cell table:style-name="ce90" table:formula="of:=[M_Dia_A.J54]" office:value-type="float" office:value="38.8851340522052" calcext:value-type="float">
            <text:p>39</text:p>
          </table:table-cell>
          <table:table-cell table:style-name="ce90" table:formula="of:=[M_Dia_A.O54]" office:value-type="float" office:value="37.238305127406" calcext:value-type="float">
            <text:p>37</text:p>
          </table:table-cell>
          <table:table-cell table:style-name="ce87" table:number-columns-repeated="2"/>
          <table:table-cell table:style-name="ce58" table:formula="of:=[.B54]" office:value-type="date" office:date-value="2020-04-05" calcext:value-type="date">
            <text:p>05/04</text:p>
          </table:table-cell>
          <table:table-cell table:style-name="ce90" table:formula="of:=[M_Dia_A.I54]" office:value-type="float" office:value="35.1050222664929" calcext:value-type="float">
            <text:p>35</text:p>
          </table:table-cell>
          <table:table-cell table:style-name="ce90" table:formula="of:=[M_Dia_A.K54]" office:value-type="float" office:value="31.1081496152677" calcext:value-type="float">
            <text:p>31</text:p>
          </table:table-cell>
          <table:table-cell table:style-name="ce90" table:formula="of:=[M_Dia_A.L54]" office:value-type="float" office:value="51.7693952540595" calcext:value-type="float">
            <text:p>52</text:p>
          </table:table-cell>
          <table:table-cell table:style-name="ce90" table:formula="of:=[M_Dia_A.P54]" office:value-type="float" office:value="42.0465794828543" calcext:value-type="float">
            <text:p>42</text:p>
          </table:table-cell>
          <table:table-cell table:style-name="ce90" table:formula="of:=[M_Dia_A.Q54]" office:value-type="float" office:value="37.4777803461834" calcext:value-type="float">
            <text:p>37</text:p>
          </table:table-cell>
          <table:table-cell table:number-columns-repeated="2"/>
          <table:table-cell table:style-name="ce113" table:formula="of:=[.B54]" office:value-type="date" office:date-value="2020-04-05" calcext:value-type="date">
            <text:p>05/04</text:p>
          </table:table-cell>
          <table:table-cell table:style-name="ce90" table:formula="of:=[M_Dia_A.C54]" office:value-type="float" office:value="10.2277054125989" calcext:value-type="float">
            <text:p>10</text:p>
          </table:table-cell>
          <table:table-cell table:style-name="ce90" table:formula="of:=[M_Dia_A.D54]" office:value-type="float" office:value="10.5298187830823" calcext:value-type="float">
            <text:p>11</text:p>
          </table:table-cell>
          <table:table-cell table:style-name="ce90" table:formula="of:=[M_Dia_A.F54]" office:value-type="float" office:value="15.9545431891454" calcext:value-type="float">
            <text:p>16</text:p>
          </table:table-cell>
          <table:table-cell table:style-name="ce87" table:formula="of:=[M_Dia_A.M54]" office:value-type="float" office:value="8.81154041368017" calcext:value-type="float">
            <text:p>8.8</text:p>
          </table:table-cell>
          <table:table-cell table:style-name="ce90" table:formula="of:=[M_Dia_A.N54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0" table:formula="of:=[M_Dia_A.A55]" office:value-type="string" office:string-value="L" calcext:value-type="string">
            <text:p>L</text:p>
          </table:table-cell>
          <table:table-cell table:style-name="ce57" table:formula="of:=[M_Dia_A.B55]" office:value-type="date" office:date-value="2020-04-06" calcext:value-type="date">
            <text:p>06/04</text:p>
          </table:table-cell>
          <table:table-cell table:style-name="ce92" table:formula="of:=[M_Dia_A.E55]" office:value-type="float" office:value="85.1361839290909" calcext:value-type="float">
            <text:p>85</text:p>
          </table:table-cell>
          <table:table-cell table:style-name="ce92" table:formula="of:=[M_Dia_A.G55]" office:value-type="float" office:value="75.1159359047629" calcext:value-type="float">
            <text:p>75</text:p>
          </table:table-cell>
          <table:table-cell table:style-name="ce92" table:formula="of:=[M_Dia_A.H55]" office:value-type="float" office:value="62.3894536521701" calcext:value-type="float">
            <text:p>62</text:p>
          </table:table-cell>
          <table:table-cell table:style-name="ce92" table:formula="of:=[M_Dia_A.J55]" office:value-type="float" office:value="47.1065623946714" calcext:value-type="float">
            <text:p>47</text:p>
          </table:table-cell>
          <table:table-cell table:style-name="ce92" table:formula="of:=[M_Dia_A.O55]" office:value-type="float" office:value="66.3703125400024" calcext:value-type="float">
            <text:p>66</text:p>
          </table:table-cell>
          <table:table-cell table:style-name="ce109"/>
          <table:table-cell table:style-name="ce80" table:formula="of:=[.A55]" office:value-type="string" office:string-value="L" calcext:value-type="string">
            <text:p>L</text:p>
          </table:table-cell>
          <table:table-cell table:style-name="ce57" table:formula="of:=[.B55]" office:value-type="date" office:date-value="2020-04-06" calcext:value-type="date">
            <text:p>06/04</text:p>
          </table:table-cell>
          <table:table-cell table:style-name="ce88" table:formula="of:=[M_Dia_A.I55]" office:value-type="float" office:value="30.8313673818764" calcext:value-type="float">
            <text:p>30.8</text:p>
          </table:table-cell>
          <table:table-cell table:style-name="ce88" table:formula="of:=[M_Dia_A.K55]" office:value-type="float" office:value="23.7014473259183" calcext:value-type="float">
            <text:p>23.7</text:p>
          </table:table-cell>
          <table:table-cell table:style-name="ce88" table:formula="of:=[M_Dia_A.L55]" office:value-type="float" office:value="51.7693952540595" calcext:value-type="float">
            <text:p>51.8</text:p>
          </table:table-cell>
          <table:table-cell table:style-name="ce92" table:formula="of:=[M_Dia_A.P55]" office:value-type="float" office:value="44.4911480574389" calcext:value-type="float">
            <text:p>44</text:p>
          </table:table-cell>
          <table:table-cell table:style-name="ce92" table:formula="of:=[M_Dia_A.Q55]" office:value-type="float" office:value="31.5602360809965" calcext:value-type="float">
            <text:p>32</text:p>
          </table:table-cell>
          <table:table-cell/>
          <table:table-cell table:style-name="ce50" table:formula="of:=[.A55]" office:value-type="string" office:string-value="L" calcext:value-type="string">
            <text:p>L</text:p>
          </table:table-cell>
          <table:table-cell table:style-name="ce80" table:formula="of:=[.B55]" office:value-type="date" office:date-value="2020-04-06" calcext:value-type="date">
            <text:p>06/04</text:p>
          </table:table-cell>
          <table:table-cell table:style-name="ce88" table:formula="of:=[M_Dia_A.C55]" office:value-type="float" office:value="5.11385270629944" calcext:value-type="float">
            <text:p>5.1</text:p>
          </table:table-cell>
          <table:table-cell table:style-name="ce88" table:formula="of:=[M_Dia_A.D55]" office:value-type="float" office:value="9.3598389182954" calcext:value-type="float">
            <text:p>9.4</text:p>
          </table:table-cell>
          <table:table-cell table:style-name="ce88" table:formula="of:=[M_Dia_A.F55]" office:value-type="float" office:value="7.09090808406461" calcext:value-type="float">
            <text:p>7.1</text:p>
          </table:table-cell>
          <table:table-cell table:style-name="ce88" table:formula="of:=[M_Dia_A.M55]" office:value-type="float" office:value="1.10144255171002" calcext:value-type="float">
            <text:p>1.1</text:p>
          </table:table-cell>
          <table:table-cell table:style-name="ce88" table:formula="of:=[M_Dia_A.N55]" office:value-type="float" office:value="7.62622759684718" calcext:value-type="float">
            <text:p>7.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6]" office:value-type="date" office:date-value="2020-04-07" calcext:value-type="date">
            <text:p>07/04</text:p>
          </table:table-cell>
          <table:table-cell table:style-name="ce90" table:formula="of:=[M_Dia_A.E56]" office:value-type="float" office:value="185.458822288776" calcext:value-type="float">
            <text:p>185</text:p>
          </table:table-cell>
          <table:table-cell table:style-name="ce90" table:formula="of:=[M_Dia_A.G56]" office:value-type="float" office:value="87.6156049878161" calcext:value-type="float">
            <text:p>88</text:p>
          </table:table-cell>
          <table:table-cell table:style-name="ce90" table:formula="of:=[M_Dia_A.H56]" office:value-type="float" office:value="106.129478781663" calcext:value-type="float">
            <text:p>106</text:p>
          </table:table-cell>
          <table:table-cell table:style-name="ce90" table:formula="of:=[M_Dia_A.J56]" office:value-type="float" office:value="44.736420890537" calcext:value-type="float">
            <text:p>45</text:p>
          </table:table-cell>
          <table:table-cell table:style-name="ce90" table:formula="of:=[M_Dia_A.O56]" office:value-type="float" office:value="79.2052839217841" calcext:value-type="float">
            <text:p>79</text:p>
          </table:table-cell>
          <table:table-cell table:style-name="ce87" table:number-columns-repeated="2"/>
          <table:table-cell table:style-name="ce58" table:formula="of:=[.B56]" office:value-type="date" office:date-value="2020-04-07" calcext:value-type="date">
            <text:p>07/04</text:p>
          </table:table-cell>
          <table:table-cell table:style-name="ce87" table:formula="of:=[M_Dia_A.I56]" office:value-type="float" office:value="71.4310887857334" calcext:value-type="float">
            <text:p>71.4</text:p>
          </table:table-cell>
          <table:table-cell table:style-name="ce90" table:formula="of:=[M_Dia_A.K56]" office:value-type="float" office:value="53.3282564833161" calcext:value-type="float">
            <text:p>53</text:p>
          </table:table-cell>
          <table:table-cell table:style-name="ce90" table:formula="of:=[M_Dia_A.L56]" office:value-type="float" office:value="31.0616371524357" calcext:value-type="float">
            <text:p>31</text:p>
          </table:table-cell>
          <table:table-cell table:style-name="ce90" table:formula="of:=[M_Dia_A.P56]" office:value-type="float" office:value="40.5798383381036" calcext:value-type="float">
            <text:p>41</text:p>
          </table:table-cell>
          <table:table-cell table:style-name="ce90" table:formula="of:=[M_Dia_A.Q56]" office:value-type="float" office:value="36.8202754278293" calcext:value-type="float">
            <text:p>37</text:p>
          </table:table-cell>
          <table:table-cell table:number-columns-repeated="2"/>
          <table:table-cell table:style-name="ce113" table:formula="of:=[.B56]" office:value-type="date" office:date-value="2020-04-07" calcext:value-type="date">
            <text:p>07/04</text:p>
          </table:table-cell>
          <table:table-cell table:style-name="ce90" table:formula="of:=[M_Dia_A.C56]" office:value-type="float" office:value="9.61626650206309" calcext:value-type="float">
            <text:p>10</text:p>
          </table:table-cell>
          <table:table-cell table:style-name="ce90" table:formula="of:=[M_Dia_A.D56]" office:value-type="float" office:value="13.4547684450496" calcext:value-type="float">
            <text:p>13</text:p>
          </table:table-cell>
          <table:table-cell table:style-name="ce90" table:formula="of:=[M_Dia_A.F56]" office:value-type="float" office:value="14.1818161681292" calcext:value-type="float">
            <text:p>14</text:p>
          </table:table-cell>
          <table:table-cell table:style-name="ce90" table:formula="of:=[M_Dia_A.M56]" office:value-type="float" office:value="11.0144255171002" calcext:value-type="float">
            <text:p>11</text:p>
          </table:table-cell>
          <table:table-cell table:style-name="ce90" table:formula="of:=[M_Dia_A.N56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7]" office:value-type="date" office:date-value="2020-04-08" calcext:value-type="date">
            <text:p>08/04</text:p>
          </table:table-cell>
          <table:table-cell table:style-name="ce90" table:formula="of:=[M_Dia_A.E57]" office:value-type="float" office:value="94.3400957052089" calcext:value-type="float">
            <text:p>94</text:p>
          </table:table-cell>
          <table:table-cell table:style-name="ce90" table:formula="of:=[M_Dia_A.G57]" office:value-type="float" office:value="89.2665046780306" calcext:value-type="float">
            <text:p>89</text:p>
          </table:table-cell>
          <table:table-cell table:style-name="ce90" table:formula="of:=[M_Dia_A.H57]" office:value-type="float" office:value="40.5194410874238" calcext:value-type="float">
            <text:p>41</text:p>
          </table:table-cell>
          <table:table-cell table:style-name="ce90" table:formula="of:=[M_Dia_A.J57]" office:value-type="float" office:value="40.1442717262766" calcext:value-type="float">
            <text:p>40</text:p>
          </table:table-cell>
          <table:table-cell table:style-name="ce90" table:formula="of:=[M_Dia_A.O57]" office:value-type="float" office:value="74.392169653616" calcext:value-type="float">
            <text:p>74</text:p>
          </table:table-cell>
          <table:table-cell table:style-name="ce87" table:number-columns-repeated="2"/>
          <table:table-cell table:style-name="ce58" table:formula="of:=[.B57]" office:value-type="date" office:date-value="2020-04-08" calcext:value-type="date">
            <text:p>08/04</text:p>
          </table:table-cell>
          <table:table-cell table:style-name="ce90" table:formula="of:=[M_Dia_A.I57]" office:value-type="float" office:value="44.8733762884735" calcext:value-type="float">
            <text:p>45</text:p>
          </table:table-cell>
          <table:table-cell table:style-name="ce90" table:formula="of:=[M_Dia_A.K57]" office:value-type="float" office:value="37.0335114467473" calcext:value-type="float">
            <text:p>37</text:p>
          </table:table-cell>
          <table:table-cell table:style-name="ce90" table:formula="of:=[M_Dia_A.L57]" office:value-type="float" office:value="20.7077581016238" calcext:value-type="float">
            <text:p>21</text:p>
          </table:table-cell>
          <table:table-cell table:style-name="ce90" table:formula="of:=[M_Dia_A.P57]" office:value-type="float" office:value="54.2694223557771" calcext:value-type="float">
            <text:p>54</text:p>
          </table:table-cell>
          <table:table-cell table:style-name="ce90" table:formula="of:=[M_Dia_A.Q57]" office:value-type="float" office:value="43.3953246113702" calcext:value-type="float">
            <text:p>43</text:p>
          </table:table-cell>
          <table:table-cell table:number-columns-repeated="2"/>
          <table:table-cell table:style-name="ce113" table:formula="of:=[.B57]" office:value-type="date" office:date-value="2020-04-08" calcext:value-type="date">
            <text:p>08/04</text:p>
          </table:table-cell>
          <table:table-cell table:style-name="ce90" table:formula="of:=[M_Dia_A.C57]" office:value-type="float" office:value="14.1186802978267" calcext:value-type="float">
            <text:p>14</text:p>
          </table:table-cell>
          <table:table-cell table:style-name="ce90" table:formula="of:=[M_Dia_A.D57]" office:value-type="float" office:value="17.5496979718039" calcext:value-type="float">
            <text:p>18</text:p>
          </table:table-cell>
          <table:table-cell table:style-name="ce90" table:formula="of:=[M_Dia_A.F57]" office:value-type="float" office:value="13.2954526576211" calcext:value-type="float">
            <text:p>13</text:p>
          </table:table-cell>
          <table:table-cell table:style-name="ce90" table:formula="of:=[M_Dia_A.M57]" office:value-type="float" office:value="12.1158680688102" calcext:value-type="float">
            <text:p>12</text:p>
          </table:table-cell>
          <table:table-cell table:style-name="ce90" table:formula="of:=[M_Dia_A.N57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8]" office:value-type="date" office:date-value="2020-04-09" calcext:value-type="date">
            <text:p>09/04</text:p>
          </table:table-cell>
          <table:table-cell table:style-name="ce90" table:formula="of:=[M_Dia_A.E58]" office:value-type="float" office:value="130.235351632069" calcext:value-type="float">
            <text:p>130</text:p>
          </table:table-cell>
          <table:table-cell table:style-name="ce90" table:formula="of:=[M_Dia_A.G58]" office:value-type="float" office:value="80.5403206011822" calcext:value-type="float">
            <text:p>81</text:p>
          </table:table-cell>
          <table:table-cell table:style-name="ce90" table:formula="of:=[M_Dia_A.H58]" office:value-type="float" office:value="100.437283730564" calcext:value-type="float">
            <text:p>100</text:p>
          </table:table-cell>
          <table:table-cell table:style-name="ce90" table:formula="of:=[M_Dia_A.J58]" office:value-type="float" office:value="45.1808224225622" calcext:value-type="float">
            <text:p>45</text:p>
          </table:table-cell>
          <table:table-cell table:style-name="ce90" table:formula="of:=[M_Dia_A.O58]" office:value-type="float" office:value="82.7517891720132" calcext:value-type="float">
            <text:p>83</text:p>
          </table:table-cell>
          <table:table-cell table:style-name="ce87" table:number-columns-repeated="2"/>
          <table:table-cell table:style-name="ce58" table:formula="of:=[.B58]" office:value-type="date" office:date-value="2020-04-09" calcext:value-type="date">
            <text:p>09/04</text:p>
          </table:table-cell>
          <table:table-cell table:style-name="ce90" table:formula="of:=[M_Dia_A.I58]" office:value-type="float" office:value="45.1786373516604" calcext:value-type="float">
            <text:p>45</text:p>
          </table:table-cell>
          <table:table-cell table:style-name="ce90" table:formula="of:=[M_Dia_A.K58]" office:value-type="float" office:value="41.477532820357" calcext:value-type="float">
            <text:p>41</text:p>
          </table:table-cell>
          <table:table-cell table:style-name="ce90" table:formula="of:=[M_Dia_A.L58]" office:value-type="float" office:value="62.1232743048714" calcext:value-type="float">
            <text:p>62</text:p>
          </table:table-cell>
          <table:table-cell table:style-name="ce90" table:formula="of:=[M_Dia_A.P58]" office:value-type="float" office:value="41.0687520530205" calcext:value-type="float">
            <text:p>41</text:p>
          </table:table-cell>
          <table:table-cell table:style-name="ce90" table:formula="of:=[M_Dia_A.Q58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58]" office:value-type="date" office:date-value="2020-04-09" calcext:value-type="date">
            <text:p>09/04</text:p>
          </table:table-cell>
          <table:table-cell table:style-name="ce90" table:formula="of:=[M_Dia_A.C58]" office:value-type="float" office:value="13.6739974538007" calcext:value-type="float">
            <text:p>14</text:p>
          </table:table-cell>
          <table:table-cell table:style-name="ce90" table:formula="of:=[M_Dia_A.D58]" office:value-type="float" office:value="12.8697785126562" calcext:value-type="float">
            <text:p>13</text:p>
          </table:table-cell>
          <table:table-cell table:style-name="ce90" table:formula="of:=[M_Dia_A.F58]" office:value-type="float" office:value="16.8409066996534" calcext:value-type="float">
            <text:p>17</text:p>
          </table:table-cell>
          <table:table-cell table:style-name="ce87" table:formula="of:=[M_Dia_A.M58]" office:value-type="float" office:value="8.81154041368017" calcext:value-type="float">
            <text:p>8.8</text:p>
          </table:table-cell>
          <table:table-cell table:style-name="ce90" table:formula="of:=[M_Dia_A.N58]" office:value-type="float" office:value="13.822537519285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59]" office:value-type="date" office:date-value="2020-04-10" calcext:value-type="date">
            <text:p>10/04</text:p>
          </table:table-cell>
          <table:table-cell table:style-name="ce90" table:formula="of:=[M_Dia_A.E59]" office:value-type="float" office:value="228.257012047725" calcext:value-type="float">
            <text:p>228</text:p>
          </table:table-cell>
          <table:table-cell table:style-name="ce90" table:formula="of:=[M_Dia_A.G59]" office:value-type="float" office:value="71.3424508985582" calcext:value-type="float">
            <text:p>71</text:p>
          </table:table-cell>
          <table:table-cell table:style-name="ce90" table:formula="of:=[M_Dia_A.H59]" office:value-type="float" office:value="73.9236383609746" calcext:value-type="float">
            <text:p>74</text:p>
          </table:table-cell>
          <table:table-cell table:style-name="ce90" table:formula="of:=[M_Dia_A.J59]" office:value-type="float" office:value="42.2181455423942" calcext:value-type="float">
            <text:p>42</text:p>
          </table:table-cell>
          <table:table-cell table:style-name="ce90" table:formula="of:=[M_Dia_A.O59]" office:value-type="float" office:value="77.4320312966695" calcext:value-type="float">
            <text:p>77</text:p>
          </table:table-cell>
          <table:table-cell table:style-name="ce87" table:number-columns-repeated="2"/>
          <table:table-cell table:style-name="ce58" table:formula="of:=[.B59]" office:value-type="date" office:date-value="2020-04-10" calcext:value-type="date">
            <text:p>10/04</text:p>
          </table:table-cell>
          <table:table-cell table:style-name="ce90" table:formula="of:=[M_Dia_A.I59]" office:value-type="float" office:value="35.1050222664929" calcext:value-type="float">
            <text:p>35</text:p>
          </table:table-cell>
          <table:table-cell table:style-name="ce90" table:formula="of:=[M_Dia_A.K59]" office:value-type="float" office:value="37.0335114467473" calcext:value-type="float">
            <text:p>37</text:p>
          </table:table-cell>
          <table:table-cell table:style-name="ce87" table:formula="of:=[M_Dia_A.L59]" office:value-type="float" office:value="20.7077581016238" calcext:value-type="float">
            <text:p>20.7</text:p>
          </table:table-cell>
          <table:table-cell table:style-name="ce90" table:formula="of:=[M_Dia_A.P59]" office:value-type="float" office:value="43.5133206276051" calcext:value-type="float">
            <text:p>44</text:p>
          </table:table-cell>
          <table:table-cell table:style-name="ce90" table:formula="of:=[M_Dia_A.Q59]" office:value-type="float" office:value="34.847760672767" calcext:value-type="float">
            <text:p>35</text:p>
          </table:table-cell>
          <table:table-cell table:number-columns-repeated="2"/>
          <table:table-cell table:style-name="ce113" table:formula="of:=[.B59]" office:value-type="date" office:date-value="2020-04-10" calcext:value-type="date">
            <text:p>10/04</text:p>
          </table:table-cell>
          <table:table-cell table:style-name="ce90" table:formula="of:=[M_Dia_A.C59]" office:value-type="float" office:value="14.7857045638658" calcext:value-type="float">
            <text:p>15</text:p>
          </table:table-cell>
          <table:table-cell table:style-name="ce90" table:formula="of:=[M_Dia_A.D59]" office:value-type="float" office:value="14.0397583774431" calcext:value-type="float">
            <text:p>14</text:p>
          </table:table-cell>
          <table:table-cell table:style-name="ce87" table:formula="of:=[M_Dia_A.F59]" office:value-type="float" office:value="8.86363510508076" calcext:value-type="float">
            <text:p>8.9</text:p>
          </table:table-cell>
          <table:table-cell table:style-name="ce87" table:formula="of:=[M_Dia_A.M59]" office:value-type="float" office:value="4.40577020684008" calcext:value-type="float">
            <text:p>4.4</text:p>
          </table:table-cell>
          <table:table-cell table:style-name="ce90" table:formula="of:=[M_Dia_A.N59]" office:value-type="float" office:value="12.3926198448767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0]" office:value-type="date" office:date-value="2020-04-11" calcext:value-type="date">
            <text:p>11/04</text:p>
          </table:table-cell>
          <table:table-cell table:style-name="ce90" table:formula="of:=[M_Dia_A.E60]" office:value-type="float" office:value="150.483957539528" calcext:value-type="float">
            <text:p>150</text:p>
          </table:table-cell>
          <table:table-cell table:style-name="ce90" table:formula="of:=[M_Dia_A.G60]" office:value-type="float" office:value="60.1399172863879" calcext:value-type="float">
            <text:p>60</text:p>
          </table:table-cell>
          <table:table-cell table:style-name="ce90" table:formula="of:=[M_Dia_A.H60]" office:value-type="float" office:value="47.5597875979928" calcext:value-type="float">
            <text:p>48</text:p>
          </table:table-cell>
          <table:table-cell table:style-name="ce90" table:formula="of:=[M_Dia_A.J60]" office:value-type="float" office:value="45.8474247206" calcext:value-type="float">
            <text:p>46</text:p>
          </table:table-cell>
          <table:table-cell table:style-name="ce90" table:formula="of:=[M_Dia_A.O60]" office:value-type="float" office:value="62.2327230814018" calcext:value-type="float">
            <text:p>62</text:p>
          </table:table-cell>
          <table:table-cell table:style-name="ce87" table:number-columns-repeated="2"/>
          <table:table-cell table:style-name="ce58" table:formula="of:=[.B60]" office:value-type="date" office:date-value="2020-04-11" calcext:value-type="date">
            <text:p>11/04</text:p>
          </table:table-cell>
          <table:table-cell table:style-name="ce87" table:formula="of:=[M_Dia_A.I60]" office:value-type="float" office:value="40.2944603406701" calcext:value-type="float">
            <text:p>40.3</text:p>
          </table:table-cell>
          <table:table-cell table:style-name="ce90" table:formula="of:=[M_Dia_A.K60]" office:value-type="float" office:value="47.4028946518366" calcext:value-type="float">
            <text:p>47</text:p>
          </table:table-cell>
          <table:table-cell table:style-name="ce90" table:formula="of:=[M_Dia_A.L60]" office:value-type="float" office:value="82.8310324064953" calcext:value-type="float">
            <text:p>83</text:p>
          </table:table-cell>
          <table:table-cell table:style-name="ce90" table:formula="of:=[M_Dia_A.P60]" office:value-type="float" office:value="46.9357166320234" calcext:value-type="float">
            <text:p>47</text:p>
          </table:table-cell>
          <table:table-cell table:style-name="ce90" table:formula="of:=[M_Dia_A.Q60]" office:value-type="float" office:value="35.5052655911211" calcext:value-type="float">
            <text:p>36</text:p>
          </table:table-cell>
          <table:table-cell table:number-columns-repeated="2"/>
          <table:table-cell table:style-name="ce113" table:formula="of:=[.B60]" office:value-type="date" office:date-value="2020-04-11" calcext:value-type="date">
            <text:p>11/04</text:p>
          </table:table-cell>
          <table:table-cell table:style-name="ce90" table:formula="of:=[M_Dia_A.C60]" office:value-type="float" office:value="9.50509579105658" calcext:value-type="float">
            <text:p>10</text:p>
          </table:table-cell>
          <table:table-cell table:style-name="ce90" table:formula="of:=[M_Dia_A.D60]" office:value-type="float" office:value="10.5298187830823" calcext:value-type="float">
            <text:p>11</text:p>
          </table:table-cell>
          <table:table-cell table:style-name="ce90" table:formula="of:=[M_Dia_A.F60]" office:value-type="float" office:value="11.522725636605" calcext:value-type="float">
            <text:p>12</text:p>
          </table:table-cell>
          <table:table-cell table:style-name="ce87" table:formula="of:=[M_Dia_A.M60]" office:value-type="float" office:value="6.60865531026013" calcext:value-type="float">
            <text:p>6.6</text:p>
          </table:table-cell>
          <table:table-cell table:style-name="ce90" table:formula="of:=[M_Dia_A.N60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8" table:formula="of:=[M_Dia_A.B61]" office:value-type="date" office:date-value="2020-04-12" calcext:value-type="date">
            <text:p>12/04</text:p>
          </table:table-cell>
          <table:table-cell table:style-name="ce90" table:formula="of:=[M_Dia_A.E61]" office:value-type="float" office:value="116.889679556698" calcext:value-type="float">
            <text:p>117</text:p>
          </table:table-cell>
          <table:table-cell table:style-name="ce90" table:formula="of:=[M_Dia_A.G61]" office:value-type="float" office:value="72.9933505887727" calcext:value-type="float">
            <text:p>73</text:p>
          </table:table-cell>
          <table:table-cell table:style-name="ce90" table:formula="of:=[M_Dia_A.H61]" office:value-type="float" office:value="42.0173871535023" calcext:value-type="float">
            <text:p>42</text:p>
          </table:table-cell>
          <table:table-cell table:style-name="ce90" table:formula="of:=[M_Dia_A.J61]" office:value-type="float" office:value="31.9228433838103" calcext:value-type="float">
            <text:p>32</text:p>
          </table:table-cell>
          <table:table-cell table:style-name="ce90" table:formula="of:=[M_Dia_A.O61]" office:value-type="float" office:value="60.5439110574832" calcext:value-type="float">
            <text:p>61</text:p>
          </table:table-cell>
          <table:table-cell table:style-name="ce87" table:number-columns-repeated="2"/>
          <table:table-cell table:style-name="ce58" table:formula="of:=[.B61]" office:value-type="date" office:date-value="2020-04-12" calcext:value-type="date">
            <text:p>12/04</text:p>
          </table:table-cell>
          <table:table-cell table:style-name="ce87" table:formula="of:=[M_Dia_A.I61]" office:value-type="float" office:value="28.6945399395681" calcext:value-type="float">
            <text:p>28.7</text:p>
          </table:table-cell>
          <table:table-cell table:style-name="ce87" table:formula="of:=[M_Dia_A.K61]" office:value-type="float" office:value="20.7387664101785" calcext:value-type="float">
            <text:p>20.7</text:p>
          </table:table-cell>
          <table:table-cell table:style-name="ce90" table:formula="of:=[M_Dia_A.L61]" office:value-type="float" office:value="41.4155162032476" calcext:value-type="float">
            <text:p>41</text:p>
          </table:table-cell>
          <table:table-cell table:style-name="ce90" table:formula="of:=[M_Dia_A.P61]" office:value-type="float" office:value="46.4468029171065" calcext:value-type="float">
            <text:p>46</text:p>
          </table:table-cell>
          <table:table-cell table:style-name="ce90" table:formula="of:=[M_Dia_A.Q61]" office:value-type="float" office:value="30.9027311626424" calcext:value-type="float">
            <text:p>31</text:p>
          </table:table-cell>
          <table:table-cell/>
          <table:table-cell table:style-name="ce51"/>
          <table:table-cell table:style-name="ce122" table:formula="of:=[.B61]" office:value-type="date" office:date-value="2020-04-12" calcext:value-type="date">
            <text:p>12/04</text:p>
          </table:table-cell>
          <table:table-cell table:style-name="ce89" table:formula="of:=[M_Dia_A.C61]" office:value-type="float" office:value="7.17051085991987" calcext:value-type="float">
            <text:p>7.2</text:p>
          </table:table-cell>
          <table:table-cell table:style-name="ce89" table:formula="of:=[M_Dia_A.D61]" office:value-type="float" office:value="7.60486912111501" calcext:value-type="float">
            <text:p>7.6</text:p>
          </table:table-cell>
          <table:table-cell table:style-name="ce91" table:formula="of:=[M_Dia_A.F61]" office:value-type="float" office:value="11.522725636605" calcext:value-type="float">
            <text:p>12</text:p>
          </table:table-cell>
          <table:table-cell table:style-name="ce89" table:formula="of:=[M_Dia_A.M61]" office:value-type="float" office:value="5.5072127585501" calcext:value-type="float">
            <text:p>5.5</text:p>
          </table:table-cell>
          <table:table-cell table:style-name="ce91" table:formula="of:=[M_Dia_A.N61]" office:value-type="float" office:value="16.2057336433002" calcext:value-type="float">
            <text:p>16</text:p>
          </table:table-cell>
          <table:table-cell table:number-columns-repeated="7"/>
        </table:table-row>
        <table:table-row table:style-name="ro1">
          <table:table-cell table:style-name="ce86" table:formula="of:=[M_Dia_A.A62]" office:value-type="string" office:string-value="L" calcext:value-type="string">
            <text:p>L</text:p>
          </table:table-cell>
          <table:table-cell table:style-name="ce57" table:formula="of:=[M_Dia_A.B62]" office:value-type="date" office:date-value="2020-04-13" calcext:value-type="date">
            <text:p>13/04</text:p>
          </table:table-cell>
          <table:table-cell table:style-name="ce92" table:formula="of:=[M_Dia_A.E62]" office:value-type="float" office:value="139.439263408187" calcext:value-type="float">
            <text:p>139</text:p>
          </table:table-cell>
          <table:table-cell table:style-name="ce92" table:formula="of:=[M_Dia_A.G62]" office:value-type="float" office:value="60.9653671314952" calcext:value-type="float">
            <text:p>61</text:p>
          </table:table-cell>
          <table:table-cell table:style-name="ce92" table:formula="of:=[M_Dia_A.H62]" office:value-type="float" office:value="42.9910520964533" calcext:value-type="float">
            <text:p>43</text:p>
          </table:table-cell>
          <table:table-cell table:style-name="ce92" table:formula="of:=[M_Dia_A.J62]" office:value-type="float" office:value="41.9218778543774" calcext:value-type="float">
            <text:p>42</text:p>
          </table:table-cell>
          <table:table-cell table:style-name="ce92" table:formula="of:=[M_Dia_A.O62]" office:value-type="float" office:value="65.694787730435" calcext:value-type="float">
            <text:p>66</text:p>
          </table:table-cell>
          <table:table-cell table:style-name="ce109"/>
          <table:table-cell table:style-name="ce80" table:formula="of:=[.A62]" office:value-type="string" office:string-value="L" calcext:value-type="string">
            <text:p>L</text:p>
          </table:table-cell>
          <table:table-cell table:style-name="ce57" table:formula="of:=[.B62]" office:value-type="date" office:date-value="2020-04-13" calcext:value-type="date">
            <text:p>13/04</text:p>
          </table:table-cell>
          <table:table-cell table:style-name="ce88" table:formula="of:=[M_Dia_A.I62]" office:value-type="float" office:value="26.2524514340729" calcext:value-type="float">
            <text:p>26.3</text:p>
          </table:table-cell>
          <table:table-cell table:style-name="ce92" table:formula="of:=[M_Dia_A.K62]" office:value-type="float" office:value="45.9215541939667" calcext:value-type="float">
            <text:p>46</text:p>
          </table:table-cell>
          <table:table-cell table:style-name="ce92" table:formula="of:=[M_Dia_A.L62]" office:value-type="float" office:value="10.3538790508119" calcext:value-type="float">
            <text:p>10</text:p>
          </table:table-cell>
          <table:table-cell table:style-name="ce92" table:formula="of:=[M_Dia_A.P62]" office:value-type="float" office:value="41.0687520530205" calcext:value-type="float">
            <text:p>41</text:p>
          </table:table-cell>
          <table:table-cell table:style-name="ce92" table:formula="of:=[M_Dia_A.Q62]" office:value-type="float" office:value="23.0126721423933" calcext:value-type="float">
            <text:p>23</text:p>
          </table:table-cell>
          <table:table-cell/>
          <table:table-cell table:formula="of:=[.A62]" office:value-type="string" office:string-value="L" calcext:value-type="string">
            <text:p>L</text:p>
          </table:table-cell>
          <table:table-cell table:style-name="ce113" table:formula="of:=[.B62]" office:value-type="date" office:date-value="2020-04-13" calcext:value-type="date">
            <text:p>13/04</text:p>
          </table:table-cell>
          <table:table-cell table:style-name="ce87" table:formula="of:=[M_Dia_A.C62]" office:value-type="float" office:value="7.00375479341011" calcext:value-type="float">
            <text:p>7.0</text:p>
          </table:table-cell>
          <table:table-cell table:style-name="ce90" table:formula="of:=[M_Dia_A.D62]" office:value-type="float" office:value="10.5298187830823" calcext:value-type="float">
            <text:p>11</text:p>
          </table:table-cell>
          <table:table-cell table:style-name="ce90" table:formula="of:=[M_Dia_A.F62]" office:value-type="float" office:value="10.6363621260969" calcext:value-type="float">
            <text:p>11</text:p>
          </table:table-cell>
          <table:table-cell table:style-name="ce90" table:formula="of:=[M_Dia_A.M62]" office:value-type="float" office:value="12.1158680688102" calcext:value-type="float">
            <text:p>12</text:p>
          </table:table-cell>
          <table:table-cell table:style-name="ce90" table:formula="of:=[M_Dia_A.N62]" office:value-type="float" office:value="14.775815968891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3]" office:value-type="date" office:date-value="2020-04-14" calcext:value-type="date">
            <text:p>14/04</text:p>
          </table:table-cell>
          <table:table-cell table:style-name="ce90" table:formula="of:=[M_Dia_A.E63]" office:value-type="float" office:value="116.889679556698" calcext:value-type="float">
            <text:p>117</text:p>
          </table:table-cell>
          <table:table-cell table:style-name="ce90" table:formula="of:=[M_Dia_A.G63]" office:value-type="float" office:value="66.86143745369" calcext:value-type="float">
            <text:p>67</text:p>
          </table:table-cell>
          <table:table-cell table:style-name="ce90" table:formula="of:=[M_Dia_A.H63]" office:value-type="float" office:value="57.0717451175913" calcext:value-type="float">
            <text:p>57</text:p>
          </table:table-cell>
          <table:table-cell table:style-name="ce90" table:formula="of:=[M_Dia_A.J63]" office:value-type="float" office:value="44.5882870465286" calcext:value-type="float">
            <text:p>45</text:p>
          </table:table-cell>
          <table:table-cell table:style-name="ce90" table:formula="of:=[M_Dia_A.O63]" office:value-type="float" office:value="64.2592975101042" calcext:value-type="float">
            <text:p>64</text:p>
          </table:table-cell>
          <table:table-cell table:style-name="ce87" table:number-columns-repeated="2"/>
          <table:table-cell table:style-name="ce58" table:formula="of:=[.B63]" office:value-type="date" office:date-value="2020-04-14" calcext:value-type="date">
            <text:p>14/04</text:p>
          </table:table-cell>
          <table:table-cell table:style-name="ce87" table:formula="of:=[M_Dia_A.I63]" office:value-type="float" office:value="37.2418497088012" calcext:value-type="float">
            <text:p>37.2</text:p>
          </table:table-cell>
          <table:table-cell table:style-name="ce87" table:formula="of:=[M_Dia_A.K63]" office:value-type="float" office:value="60.7349587726656" calcext:value-type="float">
            <text:p>60.7</text:p>
          </table:table-cell>
          <table:table-cell table:style-name="ce90" table:formula="of:=[M_Dia_A.L63]" office:value-type="float" office:value="0" calcext:value-type="float">
            <text:p>0</text:p>
          </table:table-cell>
          <table:table-cell table:style-name="ce90" table:formula="of:=[M_Dia_A.P63]" office:value-type="float" office:value="43.5133206276051" calcext:value-type="float">
            <text:p>44</text:p>
          </table:table-cell>
          <table:table-cell table:style-name="ce87" table:formula="of:=[M_Dia_A.Q63]" office:value-type="float" office:value="23.6701770607474" calcext:value-type="float">
            <text:p>23.7</text:p>
          </table:table-cell>
          <table:table-cell table:number-columns-repeated="2"/>
          <table:table-cell table:style-name="ce113" table:formula="of:=[.B63]" office:value-type="date" office:date-value="2020-04-14" calcext:value-type="date">
            <text:p>14/04</text:p>
          </table:table-cell>
          <table:table-cell table:style-name="ce87" table:formula="of:=[M_Dia_A.C63]" office:value-type="float" office:value="9.44951043555332" calcext:value-type="float">
            <text:p>9.4</text:p>
          </table:table-cell>
          <table:table-cell table:style-name="ce87" table:formula="of:=[M_Dia_A.D63]" office:value-type="float" office:value="9.3598389182954" calcext:value-type="float">
            <text:p>9.4</text:p>
          </table:table-cell>
          <table:table-cell table:style-name="ce90" table:formula="of:=[M_Dia_A.F63]" office:value-type="float" office:value="12.4090891471131" calcext:value-type="float">
            <text:p>12</text:p>
          </table:table-cell>
          <table:table-cell table:style-name="ce90" table:formula="of:=[M_Dia_A.M63]" office:value-type="float" office:value="14.3187531722303" calcext:value-type="float">
            <text:p>14</text:p>
          </table:table-cell>
          <table:table-cell table:style-name="ce90" table:formula="of:=[M_Dia_A.N63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4]" office:value-type="date" office:date-value="2020-04-15" calcext:value-type="date">
            <text:p>15/04</text:p>
          </table:table-cell>
          <table:table-cell table:style-name="ce90" table:formula="of:=[M_Dia_A.E64]" office:value-type="float" office:value="130.235351632069" calcext:value-type="float">
            <text:p>130</text:p>
          </table:table-cell>
          <table:table-cell table:style-name="ce90" table:formula="of:=[M_Dia_A.G64]" office:value-type="float" office:value="61.6728955701585" calcext:value-type="float">
            <text:p>62</text:p>
          </table:table-cell>
          <table:table-cell table:style-name="ce90" table:formula="of:=[M_Dia_A.H64]" office:value-type="float" office:value="107.702322151045" calcext:value-type="float">
            <text:p>108</text:p>
          </table:table-cell>
          <table:table-cell table:style-name="ce90" table:formula="of:=[M_Dia_A.J64]" office:value-type="float" office:value="42.8106809184278" calcext:value-type="float">
            <text:p>43</text:p>
          </table:table-cell>
          <table:table-cell table:style-name="ce90" table:formula="of:=[M_Dia_A.O64]" office:value-type="float" office:value="72.7033576296973" calcext:value-type="float">
            <text:p>73</text:p>
          </table:table-cell>
          <table:table-cell table:style-name="ce87" table:number-columns-repeated="2"/>
          <table:table-cell table:style-name="ce58" table:formula="of:=[.B64]" office:value-type="date" office:date-value="2020-04-15" calcext:value-type="date">
            <text:p>15/04</text:p>
          </table:table-cell>
          <table:table-cell table:style-name="ce90" table:formula="of:=[M_Dia_A.I64]" office:value-type="float" office:value="57.6943409423231" calcext:value-type="float">
            <text:p>58</text:p>
          </table:table-cell>
          <table:table-cell table:style-name="ce87" table:formula="of:=[M_Dia_A.K64]" office:value-type="float" office:value="56.2909373990559" calcext:value-type="float">
            <text:p>56.3</text:p>
          </table:table-cell>
          <table:table-cell table:style-name="ce90" table:formula="of:=[M_Dia_A.L64]" office:value-type="float" office:value="10.3538790508119" calcext:value-type="float">
            <text:p>10</text:p>
          </table:table-cell>
          <table:table-cell table:style-name="ce90" table:formula="of:=[M_Dia_A.P64]" office:value-type="float" office:value="49.8691989215249" calcext:value-type="float">
            <text:p>50</text:p>
          </table:table-cell>
          <table:table-cell table:style-name="ce90" table:formula="of:=[M_Dia_A.Q64]" office:value-type="float" office:value="42.0803147746621" calcext:value-type="float">
            <text:p>42</text:p>
          </table:table-cell>
          <table:table-cell table:number-columns-repeated="2"/>
          <table:table-cell table:style-name="ce113" table:formula="of:=[.B64]" office:value-type="date" office:date-value="2020-04-15" calcext:value-type="date">
            <text:p>15/04</text:p>
          </table:table-cell>
          <table:table-cell table:style-name="ce90" table:formula="of:=[M_Dia_A.C64]" office:value-type="float" office:value="15.8418263184276" calcext:value-type="float">
            <text:p>16</text:p>
          </table:table-cell>
          <table:table-cell table:style-name="ce87" table:formula="of:=[M_Dia_A.D64]" office:value-type="float" office:value="5.26490939154116" calcext:value-type="float">
            <text:p>5.3</text:p>
          </table:table-cell>
          <table:table-cell table:style-name="ce87" table:formula="of:=[M_Dia_A.F64]" office:value-type="float" office:value="8.86363510508076" calcext:value-type="float">
            <text:p>8.9</text:p>
          </table:table-cell>
          <table:table-cell table:style-name="ce87" table:formula="of:=[M_Dia_A.M64]" office:value-type="float" office:value="3.30432765513006" calcext:value-type="float">
            <text:p>3.3</text:p>
          </table:table-cell>
          <table:table-cell table:style-name="ce90" table:formula="of:=[M_Dia_A.N64]" office:value-type="float" office:value="15.2524551936944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5]" office:value-type="date" office:date-value="2020-04-16" calcext:value-type="date">
            <text:p>16/04</text:p>
          </table:table-cell>
          <table:table-cell table:style-name="ce90" table:formula="of:=[M_Dia_A.E65]" office:value-type="float" office:value="191.901560532059" calcext:value-type="float">
            <text:p>192</text:p>
          </table:table-cell>
          <table:table-cell table:style-name="ce90" table:formula="of:=[M_Dia_A.G65]" office:value-type="float" office:value="64.9746949505877" calcext:value-type="float">
            <text:p>65</text:p>
          </table:table-cell>
          <table:table-cell table:style-name="ce90" table:formula="of:=[M_Dia_A.H65]" office:value-type="float" office:value="56.397669387856" calcext:value-type="float">
            <text:p>56</text:p>
          </table:table-cell>
          <table:table-cell table:style-name="ce90" table:formula="of:=[M_Dia_A.J65]" office:value-type="float" office:value="38.8851340522052" calcext:value-type="float">
            <text:p>39</text:p>
          </table:table-cell>
          <table:table-cell table:style-name="ce90" table:formula="of:=[M_Dia_A.O65]" office:value-type="float" office:value="71.5211892129543" calcext:value-type="float">
            <text:p>72</text:p>
          </table:table-cell>
          <table:table-cell table:style-name="ce87" table:number-columns-repeated="2"/>
          <table:table-cell table:style-name="ce58" table:formula="of:=[.B65]" office:value-type="date" office:date-value="2020-04-16" calcext:value-type="date">
            <text:p>16/04</text:p>
          </table:table-cell>
          <table:table-cell table:style-name="ce90" table:formula="of:=[M_Dia_A.I65]" office:value-type="float" office:value="55.2522524368279" calcext:value-type="float">
            <text:p>55</text:p>
          </table:table-cell>
          <table:table-cell table:style-name="ce87" table:formula="of:=[M_Dia_A.K65]" office:value-type="float" office:value="62.2162992305355" calcext:value-type="float">
            <text:p>62.2</text:p>
          </table:table-cell>
          <table:table-cell table:style-name="ce90" table:formula="of:=[M_Dia_A.L65]" office:value-type="float" office:value="0" calcext:value-type="float">
            <text:p>0</text:p>
          </table:table-cell>
          <table:table-cell table:style-name="ce90" table:formula="of:=[M_Dia_A.P65]" office:value-type="float" office:value="48.4024577767742" calcext:value-type="float">
            <text:p>48</text:p>
          </table:table-cell>
          <table:table-cell table:style-name="ce90" table:formula="of:=[M_Dia_A.Q65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5]" office:value-type="date" office:date-value="2020-04-16" calcext:value-type="date">
            <text:p>16/04</text:p>
          </table:table-cell>
          <table:table-cell table:style-name="ce90" table:formula="of:=[M_Dia_A.C65]" office:value-type="float" office:value="17.5093869835253" calcext:value-type="float">
            <text:p>18</text:p>
          </table:table-cell>
          <table:table-cell table:style-name="ce87" table:formula="of:=[M_Dia_A.D65]" office:value-type="float" office:value="9.94482885068886" calcext:value-type="float">
            <text:p>9.9</text:p>
          </table:table-cell>
          <table:table-cell table:style-name="ce90" table:formula="of:=[M_Dia_A.F65]" office:value-type="float" office:value="10.6363621260969" calcext:value-type="float">
            <text:p>11</text:p>
          </table:table-cell>
          <table:table-cell table:style-name="ce87" table:formula="of:=[M_Dia_A.M65]" office:value-type="float" office:value="6.60865531026013" calcext:value-type="float">
            <text:p>6.6</text:p>
          </table:table-cell>
          <table:table-cell table:style-name="ce90" table:formula="of:=[M_Dia_A.N65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6]" office:value-type="date" office:date-value="2020-04-17" calcext:value-type="date">
            <text:p>17/04</text:p>
          </table:table-cell>
          <table:table-cell table:style-name="ce90" table:formula="of:=[M_Dia_A.E66]" office:value-type="float" office:value="140.819850174604" calcext:value-type="float">
            <text:p>141</text:p>
          </table:table-cell>
          <table:table-cell table:style-name="ce90" table:formula="of:=[M_Dia_A.G66]" office:value-type="float" office:value="68.9840227696802" calcext:value-type="float">
            <text:p>69</text:p>
          </table:table-cell>
          <table:table-cell table:style-name="ce90" table:formula="of:=[M_Dia_A.H66]" office:value-type="float" office:value="56.9968478142874" calcext:value-type="float">
            <text:p>57</text:p>
          </table:table-cell>
          <table:table-cell table:style-name="ce90" table:formula="of:=[M_Dia_A.J66]" office:value-type="float" office:value="42.5884801524152" calcext:value-type="float">
            <text:p>43</text:p>
          </table:table-cell>
          <table:table-cell table:style-name="ce90" table:formula="of:=[M_Dia_A.O66]" office:value-type="float" office:value="75.2365756655753" calcext:value-type="float">
            <text:p>75</text:p>
          </table:table-cell>
          <table:table-cell table:style-name="ce87" table:number-columns-repeated="2"/>
          <table:table-cell table:style-name="ce58" table:formula="of:=[.B66]" office:value-type="date" office:date-value="2020-04-17" calcext:value-type="date">
            <text:p>17/04</text:p>
          </table:table-cell>
          <table:table-cell table:style-name="ce90" table:formula="of:=[M_Dia_A.I66]" office:value-type="float" office:value="43.9575930989128" calcext:value-type="float">
            <text:p>44</text:p>
          </table:table-cell>
          <table:table-cell table:style-name="ce87" table:formula="of:=[M_Dia_A.K66]" office:value-type="float" office:value="65.1789801462753" calcext:value-type="float">
            <text:p>65.2</text:p>
          </table:table-cell>
          <table:table-cell table:style-name="ce90" table:formula="of:=[M_Dia_A.L66]" office:value-type="float" office:value="41.4155162032476" calcext:value-type="float">
            <text:p>41</text:p>
          </table:table-cell>
          <table:table-cell table:style-name="ce90" table:formula="of:=[M_Dia_A.P66]" office:value-type="float" office:value="31.2904777546823" calcext:value-type="float">
            <text:p>31</text:p>
          </table:table-cell>
          <table:table-cell table:style-name="ce90" table:formula="of:=[M_Dia_A.Q66]" office:value-type="float" office:value="28.9302164075802" calcext:value-type="float">
            <text:p>29</text:p>
          </table:table-cell>
          <table:table-cell table:number-columns-repeated="2"/>
          <table:table-cell table:style-name="ce113" table:formula="of:=[.B66]" office:value-type="date" office:date-value="2020-04-17" calcext:value-type="date">
            <text:p>17/04</text:p>
          </table:table-cell>
          <table:table-cell table:style-name="ce90" table:formula="of:=[M_Dia_A.C66]" office:value-type="float" office:value="16.6200212954732" calcext:value-type="float">
            <text:p>17</text:p>
          </table:table-cell>
          <table:table-cell table:style-name="ce90" table:formula="of:=[M_Dia_A.D66]" office:value-type="float" office:value="12.2847885802627" calcext:value-type="float">
            <text:p>12</text:p>
          </table:table-cell>
          <table:table-cell table:style-name="ce90" table:formula="of:=[M_Dia_A.F66]" office:value-type="float" office:value="13.2954526576211" calcext:value-type="float">
            <text:p>13</text:p>
          </table:table-cell>
          <table:table-cell table:style-name="ce87" table:formula="of:=[M_Dia_A.M66]" office:value-type="float" office:value="1.10144255171002" calcext:value-type="float">
            <text:p>1.1</text:p>
          </table:table-cell>
          <table:table-cell table:style-name="ce90" table:formula="of:=[M_Dia_A.N66]" office:value-type="float" office:value="13.345898294482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67]" office:value-type="date" office:date-value="2020-04-18" calcext:value-type="date">
            <text:p>18/04</text:p>
          </table:table-cell>
          <table:table-cell table:style-name="ce90" table:formula="of:=[M_Dia_A.E67]" office:value-type="float" office:value="133.45672075371" calcext:value-type="float">
            <text:p>133</text:p>
          </table:table-cell>
          <table:table-cell table:style-name="ce90" table:formula="of:=[M_Dia_A.G67]" office:value-type="float" office:value="66.6255946408023" calcext:value-type="float">
            <text:p>67</text:p>
          </table:table-cell>
          <table:table-cell table:style-name="ce90" table:formula="of:=[M_Dia_A.H67]" office:value-type="float" office:value="48.0840687211203" calcext:value-type="float">
            <text:p>48</text:p>
          </table:table-cell>
          <table:table-cell table:style-name="ce90" table:formula="of:=[M_Dia_A.J67]" office:value-type="float" office:value="35.7002564060246" calcext:value-type="float">
            <text:p>36</text:p>
          </table:table-cell>
          <table:table-cell table:style-name="ce90" table:formula="of:=[M_Dia_A.O67]" office:value-type="float" office:value="50.0732765091876" calcext:value-type="float">
            <text:p>50</text:p>
          </table:table-cell>
          <table:table-cell table:style-name="ce87" table:number-columns-repeated="2"/>
          <table:table-cell table:style-name="ce58" table:formula="of:=[.B67]" office:value-type="date" office:date-value="2020-04-18" calcext:value-type="date">
            <text:p>18/04</text:p>
          </table:table-cell>
          <table:table-cell table:style-name="ce90" table:formula="of:=[M_Dia_A.I67]" office:value-type="float" office:value="43.3470709725391" calcext:value-type="float">
            <text:p>43</text:p>
          </table:table-cell>
          <table:table-cell table:style-name="ce87" table:formula="of:=[M_Dia_A.K67]" office:value-type="float" office:value="60.7349587726656" calcext:value-type="float">
            <text:p>60.7</text:p>
          </table:table-cell>
          <table:table-cell table:style-name="ce90" table:formula="of:=[M_Dia_A.L67]" office:value-type="float" office:value="0" calcext:value-type="float">
            <text:p>0</text:p>
          </table:table-cell>
          <table:table-cell table:style-name="ce90" table:formula="of:=[M_Dia_A.P67]" office:value-type="float" office:value="30.8015640397654" calcext:value-type="float">
            <text:p>31</text:p>
          </table:table-cell>
          <table:table-cell table:style-name="ce90" table:formula="of:=[M_Dia_A.Q67]" office:value-type="float" office:value="28.2727114892261" calcext:value-type="float">
            <text:p>28</text:p>
          </table:table-cell>
          <table:table-cell table:number-columns-repeated="2"/>
          <table:table-cell table:style-name="ce113" table:formula="of:=[.B67]" office:value-type="date" office:date-value="2020-04-18" calcext:value-type="date">
            <text:p>18/04</text:p>
          </table:table-cell>
          <table:table-cell table:style-name="ce90" table:formula="of:=[M_Dia_A.C67]" office:value-type="float" office:value="13.4516560317877" calcext:value-type="float">
            <text:p>13</text:p>
          </table:table-cell>
          <table:table-cell table:style-name="ce87" table:formula="of:=[M_Dia_A.D67]" office:value-type="float" office:value="7.01987918872155" calcext:value-type="float">
            <text:p>7.0</text:p>
          </table:table-cell>
          <table:table-cell table:style-name="ce87" table:formula="of:=[M_Dia_A.F67]" office:value-type="float" office:value="8.86363510508076" calcext:value-type="float">
            <text:p>8.9</text:p>
          </table:table-cell>
          <table:table-cell table:style-name="ce90" table:formula="of:=[M_Dia_A.M67]" office:value-type="float" office:value="12.1158680688102" calcext:value-type="float">
            <text:p>12</text:p>
          </table:table-cell>
          <table:table-cell table:style-name="ce90" table:formula="of:=[M_Dia_A.N67]" office:value-type="float" office:value="14.2991767440885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83"/>
          <table:table-cell table:style-name="ce59" table:formula="of:=[M_Dia_A.B68]" office:value-type="date" office:date-value="2020-04-19" calcext:value-type="date">
            <text:p>19/04</text:p>
          </table:table-cell>
          <table:table-cell table:style-name="ce91" table:formula="of:=[M_Dia_A.E68]" office:value-type="float" office:value="105.844985425356" calcext:value-type="float">
            <text:p>106</text:p>
          </table:table-cell>
          <table:table-cell table:style-name="ce91" table:formula="of:=[M_Dia_A.G68]" office:value-type="float" office:value="48.3477766419981" calcext:value-type="float">
            <text:p>48</text:p>
          </table:table-cell>
          <table:table-cell table:style-name="ce91" table:formula="of:=[M_Dia_A.H68]" office:value-type="float" office:value="29.5844348050506" calcext:value-type="float">
            <text:p>30</text:p>
          </table:table-cell>
          <table:table-cell table:style-name="ce91" table:formula="of:=[M_Dia_A.J68]" office:value-type="float" office:value="32.0709772278187" calcext:value-type="float">
            <text:p>32</text:p>
          </table:table-cell>
          <table:table-cell table:style-name="ce91" table:formula="of:=[M_Dia_A.O68]" office:value-type="float" office:value="37.9138299369734" calcext:value-type="float">
            <text:p>38</text:p>
          </table:table-cell>
          <table:table-cell table:style-name="ce109"/>
          <table:table-cell table:style-name="ce89"/>
          <table:table-cell table:style-name="ce59" table:formula="of:=[.B68]" office:value-type="date" office:date-value="2020-04-19" calcext:value-type="date">
            <text:p>19/04</text:p>
          </table:table-cell>
          <table:table-cell table:style-name="ce91" table:formula="of:=[M_Dia_A.I68]" office:value-type="float" office:value="25.3366682445123" calcext:value-type="float">
            <text:p>25</text:p>
          </table:table-cell>
          <table:table-cell table:style-name="ce89" table:formula="of:=[M_Dia_A.K68]" office:value-type="float" office:value="57.7722778569258" calcext:value-type="float">
            <text:p>57.8</text:p>
          </table:table-cell>
          <table:table-cell table:style-name="ce91" table:formula="of:=[M_Dia_A.L68]" office:value-type="float" office:value="10.3538790508119" calcext:value-type="float">
            <text:p>10</text:p>
          </table:table-cell>
          <table:table-cell table:style-name="ce91" table:formula="of:=[M_Dia_A.P68]" office:value-type="float" office:value="29.3348228950146" calcext:value-type="float">
            <text:p>29</text:p>
          </table:table-cell>
          <table:table-cell table:style-name="ce91" table:formula="of:=[M_Dia_A.Q68]" office:value-type="float" office:value="16.4376229588524" calcext:value-type="float">
            <text:p>16</text:p>
          </table:table-cell>
          <table:table-cell table:style-name="ce60"/>
          <table:table-cell table:style-name="ce51"/>
          <table:table-cell table:style-name="ce122" table:formula="of:=[.B68]" office:value-type="date" office:date-value="2020-04-19" calcext:value-type="date">
            <text:p>19/04</text:p>
          </table:table-cell>
          <table:table-cell table:style-name="ce91" table:formula="of:=[M_Dia_A.C68]" office:value-type="float" office:value="10.2277054125989" calcext:value-type="float">
            <text:p>10</text:p>
          </table:table-cell>
          <table:table-cell table:style-name="ce91" table:formula="of:=[M_Dia_A.D68]" office:value-type="float" office:value="5.26490939154116" calcext:value-type="float">
            <text:p>5</text:p>
          </table:table-cell>
          <table:table-cell table:style-name="ce89" table:formula="of:=[M_Dia_A.F68]" office:value-type="float" office:value="7.97727159457268" calcext:value-type="float">
            <text:p>8.0</text:p>
          </table:table-cell>
          <table:table-cell table:style-name="ce89" table:formula="of:=[M_Dia_A.M68]" office:value-type="float" office:value="6.60865531026013" calcext:value-type="float">
            <text:p>6.6</text:p>
          </table:table-cell>
          <table:table-cell table:style-name="ce91" table:formula="of:=[M_Dia_A.N68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 table:style-name="ce86" table:formula="of:=[M_Dia_A.A69]" office:value-type="string" office:string-value="L" calcext:value-type="string">
            <text:p>L</text:p>
          </table:table-cell>
          <table:table-cell table:style-name="ce57" table:formula="of:=[M_Dia_A.B69]" office:value-type="date" office:date-value="2020-04-20" calcext:value-type="date">
            <text:p>20/04</text:p>
          </table:table-cell>
          <table:table-cell table:style-name="ce92" table:formula="of:=[M_Dia_A.E69]" office:value-type="float" office:value="66.7283603768551" calcext:value-type="float">
            <text:p>67</text:p>
          </table:table-cell>
          <table:table-cell table:style-name="ce92" table:formula="of:=[M_Dia_A.G69]" office:value-type="float" office:value="47.0506411711152" calcext:value-type="float">
            <text:p>47</text:p>
          </table:table-cell>
          <table:table-cell table:style-name="ce92" table:formula="of:=[M_Dia_A.H69]" office:value-type="float" office:value="40.9688249072473" calcext:value-type="float">
            <text:p>41</text:p>
          </table:table-cell>
          <table:table-cell table:style-name="ce92" table:formula="of:=[M_Dia_A.J69]" office:value-type="float" office:value="33.626382589907" calcext:value-type="float">
            <text:p>34</text:p>
          </table:table-cell>
          <table:table-cell table:style-name="ce92" table:formula="of:=[M_Dia_A.O69]" office:value-type="float" office:value="69.9168177902316" calcext:value-type="float">
            <text:p>70</text:p>
          </table:table-cell>
          <table:table-cell table:style-name="ce109"/>
          <table:table-cell table:style-name="ce80" table:formula="of:=[.A69]" office:value-type="string" office:string-value="L" calcext:value-type="string">
            <text:p>L</text:p>
          </table:table-cell>
          <table:table-cell table:style-name="ce57" table:formula="of:=[.B69]" office:value-type="date" office:date-value="2020-04-20" calcext:value-type="date">
            <text:p>20/04</text:p>
          </table:table-cell>
          <table:table-cell table:style-name="ce88" table:formula="of:=[M_Dia_A.I69]" office:value-type="float" office:value="20.4524912335219" calcext:value-type="float">
            <text:p>20.5</text:p>
          </table:table-cell>
          <table:table-cell table:style-name="ce92" table:formula="of:=[M_Dia_A.K69]" office:value-type="float" office:value="114.063215255982" calcext:value-type="float">
            <text:p>114</text:p>
          </table:table-cell>
          <table:table-cell table:style-name="ce92" table:formula="of:=[M_Dia_A.L69]" office:value-type="float" office:value="20.7077581016238" calcext:value-type="float">
            <text:p>21</text:p>
          </table:table-cell>
          <table:table-cell table:style-name="ce92" table:formula="of:=[M_Dia_A.P69]" office:value-type="float" office:value="26.4013406055132" calcext:value-type="float">
            <text:p>26</text:p>
          </table:table-cell>
          <table:table-cell table:style-name="ce92" table:formula="of:=[M_Dia_A.Q69]" office:value-type="float" office:value="23.6701770607474" calcext:value-type="float">
            <text:p>24</text:p>
          </table:table-cell>
          <table:table-cell/>
          <table:table-cell table:formula="of:=[.A69]" office:value-type="string" office:string-value="L" calcext:value-type="string">
            <text:p>L</text:p>
          </table:table-cell>
          <table:table-cell table:style-name="ce113" table:formula="of:=[.B69]" office:value-type="date" office:date-value="2020-04-20" calcext:value-type="date">
            <text:p>20/04</text:p>
          </table:table-cell>
          <table:table-cell table:style-name="ce87" table:formula="of:=[M_Dia_A.C69]" office:value-type="float" office:value="6.11438910535803" calcext:value-type="float">
            <text:p>6.1</text:p>
          </table:table-cell>
          <table:table-cell table:style-name="ce90" table:formula="of:=[M_Dia_A.D69]" office:value-type="float" office:value="10.5298187830823" calcext:value-type="float">
            <text:p>11</text:p>
          </table:table-cell>
          <table:table-cell table:style-name="ce87" table:formula="of:=[M_Dia_A.F69]" office:value-type="float" office:value="7.97727159457268" calcext:value-type="float">
            <text:p>8.0</text:p>
          </table:table-cell>
          <table:table-cell table:style-name="ce87" table:formula="of:=[M_Dia_A.M69]" office:value-type="float" office:value="0" calcext:value-type="float">
            <text:p>0.0</text:p>
          </table:table-cell>
          <table:table-cell table:style-name="ce90" table:formula="of:=[M_Dia_A.N69]" office:value-type="float" office:value="10.0094237208619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0]" office:value-type="date" office:date-value="2020-04-21" calcext:value-type="date">
            <text:p>21/04</text:p>
          </table:table-cell>
          <table:table-cell table:style-name="ce90" table:formula="of:=[M_Dia_A.E70]" office:value-type="float" office:value="78.2332500970025" calcext:value-type="float">
            <text:p>78</text:p>
          </table:table-cell>
          <table:table-cell table:style-name="ce90" table:formula="of:=[M_Dia_A.G70]" office:value-type="float" office:value="50.7062047708761" calcext:value-type="float">
            <text:p>51</text:p>
          </table:table-cell>
          <table:table-cell table:style-name="ce90" table:formula="of:=[M_Dia_A.H70]" office:value-type="float" office:value="39.7704680543845" calcext:value-type="float">
            <text:p>40</text:p>
          </table:table-cell>
          <table:table-cell table:style-name="ce90" table:formula="of:=[M_Dia_A.J70]" office:value-type="float" office:value="39.551736350243" calcext:value-type="float">
            <text:p>40</text:p>
          </table:table-cell>
          <table:table-cell table:style-name="ce90" table:formula="of:=[M_Dia_A.O70]" office:value-type="float" office:value="64.428178712496" calcext:value-type="float">
            <text:p>64</text:p>
          </table:table-cell>
          <table:table-cell table:style-name="ce87" table:number-columns-repeated="2"/>
          <table:table-cell table:style-name="ce58" table:formula="of:=[.B70]" office:value-type="date" office:date-value="2020-04-21" calcext:value-type="date">
            <text:p>21/04</text:p>
          </table:table-cell>
          <table:table-cell table:style-name="ce90" table:formula="of:=[M_Dia_A.I70]" office:value-type="float" office:value="50.3680754258376" calcext:value-type="float">
            <text:p>50</text:p>
          </table:table-cell>
          <table:table-cell table:style-name="ce87" table:formula="of:=[M_Dia_A.K70]" office:value-type="float" office:value="63.6976396884054" calcext:value-type="float">
            <text:p>63.7</text:p>
          </table:table-cell>
          <table:table-cell table:style-name="ce90" table:formula="of:=[M_Dia_A.L70]" office:value-type="float" office:value="31.0616371524357" calcext:value-type="float">
            <text:p>31</text:p>
          </table:table-cell>
          <table:table-cell table:style-name="ce90" table:formula="of:=[M_Dia_A.P70]" office:value-type="float" office:value="12.7117565878397" calcext:value-type="float">
            <text:p>13</text:p>
          </table:table-cell>
          <table:table-cell table:style-name="ce90" table:formula="of:=[M_Dia_A.Q70]" office:value-type="float" office:value="32.2177409993506" calcext:value-type="float">
            <text:p>32</text:p>
          </table:table-cell>
          <table:table-cell table:number-columns-repeated="2"/>
          <table:table-cell table:style-name="ce113" table:formula="of:=[.B70]" office:value-type="date" office:date-value="2020-04-21" calcext:value-type="date">
            <text:p>21/04</text:p>
          </table:table-cell>
          <table:table-cell table:style-name="ce90" table:formula="of:=[M_Dia_A.C70]" office:value-type="float" office:value="10.7835589676314" calcext:value-type="float">
            <text:p>11</text:p>
          </table:table-cell>
          <table:table-cell table:style-name="ce87" table:formula="of:=[M_Dia_A.D70]" office:value-type="float" office:value="12.2847885802627" calcext:value-type="float">
            <text:p>12.3</text:p>
          </table:table-cell>
          <table:table-cell table:style-name="ce87" table:formula="of:=[M_Dia_A.F70]" office:value-type="float" office:value="5.31818106304845" calcext:value-type="float">
            <text:p>5.3</text:p>
          </table:table-cell>
          <table:table-cell table:style-name="ce87" table:formula="of:=[M_Dia_A.M70]" office:value-type="float" office:value="9.91298296539019" calcext:value-type="float">
            <text:p>9.9</text:p>
          </table:table-cell>
          <table:table-cell table:style-name="ce90" table:formula="of:=[M_Dia_A.N70]" office:value-type="float" office:value="12.8692590696796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1]" office:value-type="date" office:date-value="2020-04-22" calcext:value-type="date">
            <text:p>22/04</text:p>
          </table:table-cell>
          <table:table-cell table:style-name="ce90" table:formula="of:=[M_Dia_A.E71]" office:value-type="float" office:value="121.491635444757" calcext:value-type="float">
            <text:p>121</text:p>
          </table:table-cell>
          <table:table-cell table:style-name="ce90" table:formula="of:=[M_Dia_A.G71]" office:value-type="float" office:value="51.2958118030955" calcext:value-type="float">
            <text:p>51</text:p>
          </table:table-cell>
          <table:table-cell table:style-name="ce90" table:formula="of:=[M_Dia_A.H71]" office:value-type="float" office:value="40.7441329973356" calcext:value-type="float">
            <text:p>41</text:p>
          </table:table-cell>
          <table:table-cell table:style-name="ce90" table:formula="of:=[M_Dia_A.J71]" office:value-type="float" office:value="32.3672449158355" calcext:value-type="float">
            <text:p>32</text:p>
          </table:table-cell>
          <table:table-cell table:style-name="ce90" table:formula="of:=[M_Dia_A.O71]" office:value-type="float" office:value="53.8731035630045" calcext:value-type="float">
            <text:p>54</text:p>
          </table:table-cell>
          <table:table-cell table:style-name="ce87" table:number-columns-repeated="2"/>
          <table:table-cell table:style-name="ce58" table:formula="of:=[.B71]" office:value-type="date" office:date-value="2020-04-22" calcext:value-type="date">
            <text:p>22/04</text:p>
          </table:table-cell>
          <table:table-cell table:style-name="ce90" table:formula="of:=[M_Dia_A.I71]" office:value-type="float" office:value="42.1260267197915" calcext:value-type="float">
            <text:p>42</text:p>
          </table:table-cell>
          <table:table-cell table:style-name="ce87" table:formula="of:=[M_Dia_A.K71]" office:value-type="float" office:value="57.7722778569258" calcext:value-type="float">
            <text:p>57.8</text:p>
          </table:table-cell>
          <table:table-cell table:style-name="ce90" table:formula="of:=[M_Dia_A.L71]" office:value-type="float" office:value="20.7077581016238" calcext:value-type="float">
            <text:p>21</text:p>
          </table:table-cell>
          <table:table-cell table:style-name="ce90" table:formula="of:=[M_Dia_A.P71]" office:value-type="float" office:value="12.7117565878397" calcext:value-type="float">
            <text:p>13</text:p>
          </table:table-cell>
          <table:table-cell table:style-name="ce90" table:formula="of:=[M_Dia_A.Q71]" office:value-type="float" office:value="19.7251475506228" calcext:value-type="float">
            <text:p>20</text:p>
          </table:table-cell>
          <table:table-cell table:number-columns-repeated="2"/>
          <table:table-cell table:style-name="ce113" table:formula="of:=[.B71]" office:value-type="date" office:date-value="2020-04-22" calcext:value-type="date">
            <text:p>22/04</text:p>
          </table:table-cell>
          <table:table-cell table:style-name="ce90" table:formula="of:=[M_Dia_A.C71]" office:value-type="float" office:value="15.6194848964146" calcext:value-type="float">
            <text:p>16</text:p>
          </table:table-cell>
          <table:table-cell table:style-name="ce87" table:formula="of:=[M_Dia_A.D71]" office:value-type="float" office:value="11.1148087154758" calcext:value-type="float">
            <text:p>11.1</text:p>
          </table:table-cell>
          <table:table-cell table:style-name="ce90" table:formula="of:=[M_Dia_A.F71]" office:value-type="float" office:value="12.4090891471131" calcext:value-type="float">
            <text:p>12</text:p>
          </table:table-cell>
          <table:table-cell table:style-name="ce87"/>
          <table:table-cell table:style-name="ce90" table:formula="of:=[M_Dia_A.N71]" office:value-type="float" office:value="10.9627021704678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58" table:formula="of:=[M_Dia_A.B72]" office:value-type="date" office:date-value="2020-04-23" calcext:value-type="date">
            <text:p>23/04</text:p>
          </table:table-cell>
          <table:table-cell table:style-name="ce90" table:formula="of:=[M_Dia_A.E72]" office:value-type="float" office:value="104.924594247744" calcext:value-type="float">
            <text:p>105</text:p>
          </table:table-cell>
          <table:table-cell table:style-name="ce90" table:formula="of:=[M_Dia_A.G72]" office:value-type="float" office:value="51.885418835315" calcext:value-type="float">
            <text:p>52</text:p>
          </table:table-cell>
          <table:table-cell table:style-name="ce90" table:formula="of:=[M_Dia_A.H72]" office:value-type="float" office:value="38.6470085048256" calcext:value-type="float">
            <text:p>39</text:p>
          </table:table-cell>
          <table:table-cell table:style-name="ce90" table:formula="of:=[M_Dia_A.J72]" office:value-type="float" office:value="34.367051809949" calcext:value-type="float">
            <text:p>34</text:p>
          </table:table-cell>
          <table:table-cell table:style-name="ce90"/>
          <table:table-cell table:style-name="ce87" table:number-columns-repeated="2"/>
          <table:table-cell table:style-name="ce58" table:formula="of:=[.B72]" office:value-type="date" office:date-value="2020-04-23" calcext:value-type="date">
            <text:p>23/04</text:p>
          </table:table-cell>
          <table:table-cell table:style-name="ce90" table:formula="of:=[M_Dia_A.I72]" office:value-type="float" office:value="37.547110771988" calcext:value-type="float">
            <text:p>38</text:p>
          </table:table-cell>
          <table:table-cell table:style-name="ce87" table:formula="of:=[M_Dia_A.K72]" office:value-type="float" office:value="37.0335114467473" calcext:value-type="float">
            <text:p>37.0</text:p>
          </table:table-cell>
          <table:table-cell table:style-name="ce90" table:number-columns-repeated="2"/>
          <table:table-cell table:style-name="ce90" table:formula="of:=[M_Dia_A.Q72]" office:value-type="float" office:value="26.9577016525179" calcext:value-type="float">
            <text:p>27</text:p>
          </table:table-cell>
          <table:table-cell table:number-columns-repeated="2"/>
          <table:table-cell table:style-name="ce113" table:formula="of:=[.B72]" office:value-type="date" office:date-value="2020-04-23" calcext:value-type="date">
            <text:p>23/04</text:p>
          </table:table-cell>
          <table:table-cell table:style-name="ce90" table:formula="of:=[M_Dia_A.C72]" office:value-type="float" office:value="11.9508514331998" calcext:value-type="float">
            <text:p>12</text:p>
          </table:table-cell>
          <table:table-cell table:style-name="ce90" table:formula="of:=[M_Dia_A.D72]" office:value-type="float" office:value="7.01987918872155" calcext:value-type="float">
            <text:p>7</text:p>
          </table:table-cell>
          <table:table-cell table:style-name="ce90" table:formula="of:=[M_Dia_A.F72]" office:value-type="float" office:value="8.86363510508076" calcext:value-type="float">
            <text:p>9</text:p>
          </table:table-cell>
          <table:table-cell table:style-name="ce87"/>
          <table:table-cell table:style-name="ce90" table:formula="of:=[M_Dia_A.N72]" office:value-type="float" office:value="16.6823728681032" calcext:value-type="float">
            <text:p>17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áximo</text:p>
          </table:table-cell>
          <table:table-cell table:style-name="ce90" table:formula="of:=MAX([.C$9:.C75])" office:value-type="float" office:value="228.257012047725" calcext:value-type="float">
            <text:p>228</text:p>
          </table:table-cell>
          <table:table-cell table:style-name="ce90" table:formula="of:=MAX([.D$9:.D75])" office:value-type="float" office:value="112.025336121703" calcext:value-type="float">
            <text:p>112</text:p>
          </table:table-cell>
          <table:table-cell table:style-name="ce90" table:formula="of:=MAX([.E$9:.E75])" office:value-type="float" office:value="107.702322151045" calcext:value-type="float">
            <text:p>108</text:p>
          </table:table-cell>
          <table:table-cell table:style-name="ce90" table:formula="of:=MAX([.F$9:.F75])" office:value-type="float" office:value="71.7708474220701" calcext:value-type="float">
            <text:p>72</text:p>
          </table:table-cell>
          <table:table-cell table:style-name="ce90" table:formula="of:=MAX([.G$9:.G75])" office:value-type="float" office:value="82.7517891720132" calcext:value-type="float">
            <text:p>83</text:p>
          </table:table-cell>
          <table:table-cell table:style-name="ce90" table:number-columns-repeated="3"/>
          <table:table-cell table:style-name="ce90" table:formula="of:=MAX([.K$9:.K75])" office:value-type="float" office:value="71.4310887857334" calcext:value-type="float">
            <text:p>71</text:p>
          </table:table-cell>
          <table:table-cell table:style-name="ce90" table:formula="of:=MAX([.L$9:.L75])" office:value-type="float" office:value="114.063215255982" calcext:value-type="float">
            <text:p>114</text:p>
          </table:table-cell>
          <table:table-cell table:style-name="ce90" table:formula="of:=MAX([.M$9:.M75])" office:value-type="float" office:value="82.8310324064953" calcext:value-type="float">
            <text:p>83</text:p>
          </table:table-cell>
          <table:table-cell table:style-name="ce90" table:formula="of:=MAX([.N$9:.N75])" office:value-type="float" office:value="54.2694223557771" calcext:value-type="float">
            <text:p>54</text:p>
          </table:table-cell>
          <table:table-cell table:style-name="ce90" table:formula="of:=MAX([.O$9:.O75])" office:value-type="float" office:value="43.3953246113702" calcext:value-type="float">
            <text:p>43</text:p>
          </table:table-cell>
          <table:table-cell table:number-columns-repeated="2"/>
          <table:table-cell table:style-name="ce113"/>
          <table:table-cell table:style-name="ce90" table:formula="of:=MAX([.S$9:.S75])" office:value-type="float" office:value="17.5093869835253" calcext:value-type="float">
            <text:p>18</text:p>
          </table:table-cell>
          <table:table-cell table:style-name="ce90" table:formula="of:=MAX([.T$9:.T75])" office:value-type="float" office:value="17.5496979718039" calcext:value-type="float">
            <text:p>18</text:p>
          </table:table-cell>
          <table:table-cell table:style-name="ce90" table:formula="of:=MAX([.U$9:.U75])" office:value-type="float" office:value="19.4999972311777" calcext:value-type="float">
            <text:p>19</text:p>
          </table:table-cell>
          <table:table-cell table:style-name="ce90" table:formula="of:=MAX([.V$9:.V75])" office:value-type="float" office:value="14.3187531722303" calcext:value-type="float">
            <text:p>14</text:p>
          </table:table-cell>
          <table:table-cell table:style-name="ce90" table:formula="of:=MAX([.W$9:.W75])" office:value-type="float" office:value="17.6356513177091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style-name="ce90" table:formula="of:=SUM([.C9:.C75])" office:value-type="float" office:value="2986.66937135027" calcext:value-type="float">
            <text:p>2987</text:p>
          </table:table-cell>
          <table:table-cell table:style-name="ce90" table:formula="of:=SUM([.D9:.D75])" office:value-type="float" office:value="2640.6140544982" calcext:value-type="float">
            <text:p>2641</text:p>
          </table:table-cell>
          <table:table-cell table:style-name="ce90" table:formula="of:=SUM([.E9:.E75])" office:value-type="float" office:value="1636.9554610106" calcext:value-type="float">
            <text:p>1637</text:p>
          </table:table-cell>
          <table:table-cell table:style-name="ce90" table:formula="of:=SUM([.F9:.F75])" office:value-type="float" office:value="1892.33579028531" calcext:value-type="float">
            <text:p>1892</text:p>
          </table:table-cell>
          <table:table-cell table:style-name="ce90" table:formula="of:=SUM([.G9:.G75])" office:value-type="float" office:value="1582.24798520937" calcext:value-type="float">
            <text:p>1582</text:p>
          </table:table-cell>
          <table:table-cell table:style-name="ce90" table:number-columns-repeated="3"/>
          <table:table-cell table:style-name="ce90" table:formula="of:=SUM([.K9:.K75])" office:value-type="float" office:value="1275.07546093166" calcext:value-type="float">
            <text:p>1275</text:p>
          </table:table-cell>
          <table:table-cell table:style-name="ce90" table:formula="of:=SUM([.L9:.L75])" office:value-type="float" office:value="1176.18432354869" calcext:value-type="float">
            <text:p>1176</text:p>
          </table:table-cell>
          <table:table-cell table:style-name="ce90" table:formula="of:=SUM([.M9:.M75])" office:value-type="float" office:value="828.310324064952" calcext:value-type="float">
            <text:p>828</text:p>
          </table:table-cell>
          <table:table-cell table:style-name="ce90" table:formula="of:=SUM([.N9:.N75])" office:value-type="float" office:value="979.294170978572" calcext:value-type="float">
            <text:p>979</text:p>
          </table:table-cell>
          <table:table-cell table:style-name="ce90" table:formula="of:=SUM([.O9:.O75])" office:value-type="float" office:value="1018.47511853049" calcext:value-type="float">
            <text:p>1018</text:p>
          </table:table-cell>
          <table:table-cell table:number-columns-repeated="3"/>
          <table:table-cell table:style-name="ce90" table:formula="of:=SUM([.S9:.S75])" office:value-type="float" office:value="283.15180093358" calcext:value-type="float">
            <text:p>283</text:p>
          </table:table-cell>
          <table:table-cell table:style-name="ce90" table:formula="of:=SUM([.T9:.T75])" office:value-type="float" office:value="305.364744709387" calcext:value-type="float">
            <text:p>305</text:p>
          </table:table-cell>
          <table:table-cell table:style-name="ce90" table:formula="of:=SUM([.U9:.U75])" office:value-type="float" office:value="349.227223140182" calcext:value-type="float">
            <text:p>349</text:p>
          </table:table-cell>
          <table:table-cell table:style-name="ce90" table:formula="of:=SUM([.V9:.V75])" office:value-type="float" office:value="179.535135928733" calcext:value-type="float">
            <text:p>180</text:p>
          </table:table-cell>
          <table:table-cell table:style-name="ce90" table:formula="of:=SUM([.W9:.W75])" office:value-type="float" office:value="390.844164338418" calcext:value-type="float">
            <text:p>39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0" table:number-columns-repeated="13"/>
          <table:table-cell table:number-columns-repeated="2"/>
          <table:table-cell table:style-name="ce113"/>
          <table:table-cell table:style-name="ce90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87" table:formula="of:=[.C8]" office:value-type="string" office:string-value="Bélgica" calcext:value-type="string">
            <text:p>Bélgica</text:p>
          </table:table-cell>
          <table:table-cell table:style-name="ce87" table:formula="of:=[.D8]" office:value-type="string" office:string-value="España" calcext:value-type="string">
            <text:p>España</text:p>
          </table:table-cell>
          <table:table-cell table:style-name="ce87" table:formula="of:=[.E8]" office:value-type="string" office:string-value="Francia" calcext:value-type="string">
            <text:p>Francia</text:p>
          </table:table-cell>
          <table:table-cell table:style-name="ce87" table:formula="of:=[.F8]" office:value-type="string" office:string-value="Italia" calcext:value-type="string">
            <text:p>Italia</text:p>
          </table:table-cell>
          <table:table-cell table:style-name="ce87" table:formula="of:=[.G8]" office:value-type="string" office:string-value="Reino Unido" calcext:value-type="string">
            <text:p>Reino Unido</text:p>
          </table:table-cell>
          <table:table-cell table:style-name="ce87" table:number-columns-repeated="3"/>
          <table:table-cell table:style-name="ce87" table:formula="of:=[.K8]" office:value-type="string" office:string-value="Holanda" calcext:value-type="string">
            <text:p>Holanda</text:p>
          </table:table-cell>
          <table:table-cell table:style-name="ce87" table:formula="of:=[.L8]" office:value-type="string" office:string-value="Irlanda" calcext:value-type="string">
            <text:p>Irlanda</text:p>
          </table:table-cell>
          <table:table-cell table:style-name="ce87" table:formula="of:=[.M8]" office:value-type="string" office:string-value="Luxemburgo" calcext:value-type="string">
            <text:p>Luxemburgo</text:p>
          </table:table-cell>
          <table:table-cell table:style-name="ce87" table:formula="of:=[.N8]" office:value-type="string" office:string-value="Suecia" calcext:value-type="string">
            <text:p>Suecia</text:p>
          </table:table-cell>
          <table:table-cell table:style-name="ce87" table:formula="of:=[.O8]" office:value-type="string" office:string-value="Suiza" calcext:value-type="string">
            <text:p>Suiza</text:p>
          </table:table-cell>
          <table:table-cell table:number-columns-repeated="2"/>
          <table:table-cell table:style-name="ce113"/>
          <table:table-cell table:style-name="ce87" table:formula="of:=[.S8]" office:value-type="string" office:string-value="Alemania" calcext:value-type="string">
            <text:p>Alemania</text:p>
          </table:table-cell>
          <table:table-cell table:style-name="ce87" table:formula="of:=[.T8]" office:value-type="string" office:string-value="Austria" calcext:value-type="string">
            <text:p>Austria</text:p>
          </table:table-cell>
          <table:table-cell table:style-name="ce87" table:formula="of:=[.U8]" office:value-type="string" office:string-value="Dinamarca" calcext:value-type="string">
            <text:p>Dinamarca</text:p>
          </table:table-cell>
          <table:table-cell table:style-name="ce87" table:formula="of:=[.V8]" office:value-type="string" office:string-value="Noruega" calcext:value-type="string">
            <text:p>Noruega</text:p>
          </table:table-cell>
          <table:table-cell table:style-name="ce87" table:formula="of:=[.W8]" office:value-type="string" office:string-value="Portugal" calcext:value-type="string">
            <text:p>Portugal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Mínimo</text:p>
          </table:table-cell>
          <table:table-cell table:style-name="ce108" table:formula="of:=MIN([.C76:.G76])" office:value-type="float" office:value="71.7708474220701" calcext:value-type="float">
            <text:p>72</text:p>
          </table:table-cell>
          <table:table-cell table:style-name="ce87" table:number-columns-repeated="6"/>
          <table:table-cell office:value-type="string" calcext:value-type="string">
            <text:p>Mínimo</text:p>
          </table:table-cell>
          <table:table-cell table:style-name="ce99" table:formula="of:=MIN([.K76:.O76])" office:value-type="float" office:value="43.3953246113702" calcext:value-type="float">
            <text:p>43</text:p>
          </table:table-cell>
          <table:table-cell table:number-columns-repeated="5"/>
          <table:table-cell table:style-name="ce113"/>
          <table:table-cell table:style-name="Default" office:value-type="string" calcext:value-type="string">
            <text:p>Mínimo</text:p>
          </table:table-cell>
          <table:table-cell table:style-name="ce99" table:formula="of:=MIN([.S76:.Z76])" office:value-type="float" office:value="14.3187531722303" calcext:value-type="float">
            <text:p>1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áximo: </text:p>
          </table:table-cell>
          <table:table-cell table:style-name="ce99" table:formula="of:=MAX([.C76:.G76])" office:value-type="float" office:value="228.257012047725" calcext:value-type="float">
            <text:p>228</text:p>
          </table:table-cell>
          <table:table-cell table:style-name="ce87" table:number-columns-repeated="6"/>
          <table:table-cell table:style-name="ce54" office:value-type="string" calcext:value-type="string">
            <text:p>Máximo: </text:p>
          </table:table-cell>
          <table:table-cell table:style-name="ce108" table:formula="of:=MAX([.K76:.O76])" office:value-type="float" office:value="114.063215255982" calcext:value-type="float">
            <text:p>114</text:p>
          </table:table-cell>
          <table:table-cell table:number-columns-repeated="5"/>
          <table:table-cell table:style-name="ce113"/>
          <table:table-cell table:style-name="ce54" office:value-type="string" calcext:value-type="string">
            <text:p>Máximo: </text:p>
          </table:table-cell>
          <table:table-cell table:style-name="ce108" table:formula="of:=MAX([.S76:.Z76])" office:value-type="float" office:value="19.4999972311777" calcext:value-type="float">
            <text:p>19</text:p>
          </table:table-cell>
          <table:table-cell table:style-name="Default" table:number-columns-repeated="3"/>
          <table:table-cell table:number-columns-repeated="7"/>
        </table:table-row>
        <table:table-row table:style-name="ro1" table:number-rows-repeated="10">
          <table:table-cell table:number-columns-repeated="2"/>
          <table:table-cell table:style-name="ce87" table:number-columns-repeated="8"/>
          <table:table-cell table:number-columns-repeated="7"/>
          <table:table-cell table:style-name="ce113"/>
          <table:table-cell table:number-columns-repeated="12"/>
        </table:table-row>
        <table:table-row table:style-name="ro1" table:number-rows-repeated="15">
          <table:table-cell table:number-columns-repeated="2"/>
          <table:table-cell table:style-name="ce87" table:number-columns-repeated="8"/>
          <table:table-cell table:number-columns-repeated="20"/>
        </table:table-row>
        <table:table-row table:style-name="ro1" table:number-rows-repeated="1048467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8:M_Dia_NA_2.B8 M_Dia_NA_2.B9:M_Dia_NA_2.B72 M_Dia_NA_2.C8:M_Dia_NA_2.C8 M_Dia_NA_2.C9:M_Dia_NA_2.C72 M_Dia_NA_2.D8:M_Dia_NA_2.D8 M_Dia_NA_2.D9:M_Dia_NA_2.D72 M_Dia_NA_2.E8:M_Dia_NA_2.E8 M_Dia_NA_2.E9:M_Dia_NA_2.E72 M_Dia_NA_2.F8:M_Dia_NA_2.F8 M_Dia_NA_2.F9:M_Dia_NA_2.F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I8:M_Dia_NA_2.I8 M_Dia_NA_2.I9:M_Dia_NA_2.I72 M_Dia_NA_2.J8:M_Dia_NA_2.J8 M_Dia_NA_2.J9:M_Dia_NA_2.J72 M_Dia_NA_2.K8:M_Dia_NA_2.K8 M_Dia_NA_2.K9:M_Dia_NA_2.K72 M_Dia_NA_2.L8:M_Dia_NA_2.L8 M_Dia_NA_2.L9:M_Dia_NA_2.L72 M_Dia_NA_2.M8:M_Dia_NA_2.M8 M_Dia_NA_2.M9:M_Dia_NA_2.M72 M_Dia_NA_2.N8:M_Dia_NA_2.N8 M_Dia_NA_2.N9:M_Dia_NA_2.N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8:M_Acu_NA_2.B8 M_Acu_NA_2.B9:M_Acu_NA_2.B72 M_Acu_NA_2.C8:M_Acu_NA_2.C8 M_Acu_NA_2.C9:M_Acu_NA_2.C72 M_Acu_NA_2.D8:M_Acu_NA_2.D8 M_Acu_NA_2.D9:M_Acu_NA_2.D72 M_Acu_NA_2.E8:M_Acu_NA_2.E8 M_Acu_NA_2.E9:M_Acu_NA_2.E72 M_Acu_NA_2.F8:M_Acu_NA_2.F8 M_Acu_NA_2.F9:M_Acu_NA_2.F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I8:M_Acu_NA_2.I8 M_Acu_NA_2.I9:M_Acu_NA_2.I72 M_Acu_NA_2.J8:M_Acu_NA_2.J8 M_Acu_NA_2.J9:M_Acu_NA_2.J72 M_Acu_NA_2.K8:M_Acu_NA_2.K8 M_Acu_NA_2.K9:M_Acu_NA_2.K72 M_Acu_NA_2.L8:M_Acu_NA_2.L8 M_Acu_NA_2.L9:M_Acu_NA_2.L72 M_Acu_NA_2.M8:M_Acu_NA_2.M8 M_Acu_NA_2.M9:M_Acu_NA_2.M72 M_Acu_NA_2.N8:M_Acu_NA_2.N8 M_Acu_NA_2.N9:M_Acu_NA_2.N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cm" svg:height="12cm" svg:x="33.226cm" svg:y="14.059cm">
            <draw:object draw:notify-on-update-of-ranges="M_Acu_NA_2.Q8:M_Acu_NA_2.Q8 M_Acu_NA_2.Q9:M_Acu_NA_2.Q72 M_Acu_NA_2.R8:M_Acu_NA_2.R8 M_Acu_NA_2.R9:M_Acu_NA_2.R72 M_Acu_NA_2.S8:M_Acu_NA_2.S8 M_Acu_NA_2.S9:M_Acu_NA_2.S72 M_Acu_NA_2.T8:M_Acu_NA_2.T8 M_Acu_NA_2.T9:M_Acu_NA_2.T72 M_Acu_NA_2.U8:M_Acu_NA_2.U8 M_Acu_NA_2.U9:M_Acu_NA_2.U72 M_Acu_NA_2.V8:M_Acu_NA_2.V8 M_Acu_NA_2.V9:M_Acu_NA_2.V72 M_Acu_NA_2.W8:M_Acu_NA_2.W8 M_Acu_NA_2.W9:M_Acu_NA_2.W7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15cm" svg:height="12cm" svg:x="33.194cm" svg:y="0.843cm">
            <draw:object draw:notify-on-update-of-ranges="M_Dia_NA_2.Q8:M_Dia_NA_2.Q8 M_Dia_NA_2.Q9:M_Dia_NA_2.Q72 M_Dia_NA_2.R8:M_Dia_NA_2.R8 M_Dia_NA_2.R9:M_Dia_NA_2.R72 M_Dia_NA_2.S8:M_Dia_NA_2.S8 M_Dia_NA_2.S9:M_Dia_NA_2.S72 M_Dia_NA_2.T8:M_Dia_NA_2.T8 M_Dia_NA_2.T9:M_Dia_NA_2.T72 M_Dia_NA_2.U8:M_Dia_NA_2.U8 M_Dia_NA_2.U9:M_Dia_NA_2.U72 M_Dia_NA_2.V8:M_Dia_NA_2.V8 M_Dia_NA_2.V9:M_Dia_NA_2.V72 M_Dia_NA_2.W8:M_Dia_NA_2.W8 M_Dia_NA_2.W9:M_Dia_NA_2.W7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  <table:table-cell table:number-columns-repeated="6"/>
          <table:table-cell office:value-type="string" calcext:value-type="string">
            <text:p>covid-19-55-eu-n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  <table:table-cell table:number-columns-repeated="6"/>
          <table:table-cell office:value-type="string" calcext:value-type="string">
            <text:p>covid-19-56-eu-na-acumulados-3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8:M_Dia_A_2.B8 M_Dia_A_2.B9:M_Dia_A_2.B72 M_Dia_A_2.C8:M_Dia_A_2.C8 M_Dia_A_2.C9:M_Dia_A_2.C72 M_Dia_A_2.D8:M_Dia_A_2.D8 M_Dia_A_2.D9:M_Dia_A_2.D72 M_Dia_A_2.E8:M_Dia_A_2.E8 M_Dia_A_2.E9:M_Dia_A_2.E72 M_Dia_A_2.F8:M_Dia_A_2.F8 M_Dia_A_2.F9:M_Dia_A_2.F72 M_Dia_A_2.G8:M_Dia_A_2.G8 M_Dia_A_2.G9:M_Dia_A_2.G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J8:M_Dia_A_2.J8 M_Dia_A_2.J9:M_Dia_A_2.J72 M_Dia_A_2.K8:M_Dia_A_2.K8 M_Dia_A_2.K9:M_Dia_A_2.K72 M_Dia_A_2.L8:M_Dia_A_2.L8 M_Dia_A_2.L9:M_Dia_A_2.L72 M_Dia_A_2.M8:M_Dia_A_2.M8 M_Dia_A_2.M9:M_Dia_A_2.M72 M_Dia_A_2.N8:M_Dia_A_2.N8 M_Dia_A_2.N9:M_Dia_A_2.N72 M_Dia_A_2.O8:M_Dia_A_2.O8 M_Dia_A_2.O9:M_Dia_A_2.O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8:M_Acu_A_2.B8 M_Acu_A_2.B9:M_Acu_A_2.B72 M_Acu_A_2.C8:M_Acu_A_2.C8 M_Acu_A_2.C9:M_Acu_A_2.C72 M_Acu_A_2.D8:M_Acu_A_2.D8 M_Acu_A_2.D9:M_Acu_A_2.D72 M_Acu_A_2.E8:M_Acu_A_2.E8 M_Acu_A_2.E9:M_Acu_A_2.E72 M_Acu_A_2.F8:M_Acu_A_2.F8 M_Acu_A_2.F9:M_Acu_A_2.F72 M_Acu_A_2.G8:M_Acu_A_2.G8 M_Acu_A_2.G9:M_Acu_A_2.G7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J8:M_Acu_A_2.J8 M_Acu_A_2.J9:M_Acu_A_2.J72 M_Acu_A_2.K8:M_Acu_A_2.K8 M_Acu_A_2.K9:M_Acu_A_2.K72 M_Acu_A_2.L8:M_Acu_A_2.L8 M_Acu_A_2.L9:M_Acu_A_2.L72 M_Acu_A_2.M8:M_Acu_A_2.M8 M_Acu_A_2.M9:M_Acu_A_2.M72 M_Acu_A_2.N8:M_Acu_A_2.N8 M_Acu_A_2.N9:M_Acu_A_2.N72 M_Acu_A_2.O8:M_Acu_A_2.O8 M_Acu_A_2.O9:M_Acu_A_2.O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15cm" svg:height="12cm" svg:x="32.098cm" svg:y="1.025cm">
            <draw:object draw:notify-on-update-of-ranges="M_Dia_A_2.R8:M_Dia_A_2.R8 M_Dia_A_2.R9:M_Dia_A_2.R72 M_Dia_A_2.S8:M_Dia_A_2.S8 M_Dia_A_2.S9:M_Dia_A_2.S72 M_Dia_A_2.T8:M_Dia_A_2.T8 M_Dia_A_2.T9:M_Dia_A_2.T72 M_Dia_A_2.U8:M_Dia_A_2.U8 M_Dia_A_2.U9:M_Dia_A_2.U72 M_Dia_A_2.V8:M_Dia_A_2.V8 M_Dia_A_2.V9:M_Dia_A_2.V72 M_Dia_A_2.W8:M_Dia_A_2.W8 M_Dia_A_2.W9:M_Dia_A_2.W7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5cm" svg:height="12cm" svg:x="32.221cm" svg:y="14.269cm">
            <draw:object draw:notify-on-update-of-ranges="M_Acu_A_2.R8:M_Acu_A_2.R8 M_Acu_A_2.R9:M_Acu_A_2.R72 M_Acu_A_2.S8:M_Acu_A_2.S8 M_Acu_A_2.S9:M_Acu_A_2.S72 M_Acu_A_2.T8:M_Acu_A_2.T8 M_Acu_A_2.T9:M_Acu_A_2.T72 M_Acu_A_2.U8:M_Acu_A_2.U8 M_Acu_A_2.U9:M_Acu_A_2.U72 M_Acu_A_2.V8:M_Acu_A_2.V8 M_Acu_A_2.V9:M_Acu_A_2.V72 M_Acu_A_2.W8:M_Acu_A_2.W8 M_Acu_A_2.W9:M_Acu_A_2.W7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  <table:table-cell office:value-type="string" calcext:value-type="string">
            <text:p>covid-19-65-eu-a-diarios-3.svg</text:p>
          </table:table-cell>
        </table:table-row>
        <table:table-row table:style-name="ro1" table:number-rows-repeated="29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  <table:table-cell office:value-type="string" calcext:value-type="string">
            <text:p>covid-19-66-eu-a-acumulados-3.sv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15"/>
          <table:table-cell table:style-name="ce7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21:25:21.0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23T23:02:35.202000000</dc:date>
    <meta:editing-duration>P1DT8H55M11S</meta:editing-duration>
    <meta:editing-cycles>119</meta:editing-cycles>
    <meta:generator>LibreOffice/6.4.0.3$Windows_X86_64 LibreOffice_project/b0a288ab3d2d4774cb44b62f04d5d28733ac6df8</meta:generator>
    <meta:document-statistic meta:table-count="14" meta:cell-count="10588" meta:object-count="1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7.393cm" svg:y="1.821cm" style:legend-expansion="custom" chartooo:width="3.235cm" chartooo:height="4.698cm" style:legend-expansion-aspect-ratio="0.688590889740315" chart:style-name="ch3"/>
        <chart:plot-area chart:style-name="ch4" table:cell-range-address="M_Dia_A_2.B8:M_Dia_A_2.G72" chart:data-source-has-labels="both" svg:x="-0.013cm" svg:y="1.043cm" svg:width="15.035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72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72" chart:label-cell-address="M_Dia_A_2.C8:M_Dia_A_2.C8" chart:class="chart:line">
            <chart:data-point chart:repeated="64"/>
          </chart:series>
          <chart:series chart:style-name="ch8" chart:values-cell-range-address="M_Dia_A_2.D9:M_Dia_A_2.D72" chart:label-cell-address="M_Dia_A_2.D8:M_Dia_A_2.D8" chart:class="chart:line">
            <chart:data-point chart:repeated="64"/>
          </chart:series>
          <chart:series chart:style-name="ch9" chart:values-cell-range-address="M_Dia_A_2.E9:M_Dia_A_2.E72" chart:label-cell-address="M_Dia_A_2.E8:M_Dia_A_2.E8" chart:class="chart:line">
            <chart:data-point chart:repeated="64"/>
          </chart:series>
          <chart:series chart:style-name="ch10" chart:values-cell-range-address="M_Dia_A_2.F9:M_Dia_A_2.F72" chart:label-cell-address="M_Dia_A_2.F8:M_Dia_A_2.F8" chart:class="chart:line">
            <chart:data-point chart:repeated="64"/>
          </chart:series>
          <chart:series chart:style-name="ch11" chart:values-cell-range-address="M_Dia_A_2.G9:M_Dia_A_2.G72" chart:label-cell-address="M_Dia_A_2.G8:M_Dia_A_2.G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Italia</text:p>
                <draw:g>
                  <svg:desc>M_Dia_A_2.F8:M_Dia_A_2.F8</svg:desc>
                </draw:g>
              </table:table-cell>
              <table:table-cell office:value-type="string">
                <text:p>Reino Unido</text:p>
                <draw:g>
                  <svg:desc>M_Dia_A_2.G8:M_Dia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72</svg:desc>
                </draw:g>
              </table:table-cell>
              <table:table-cell office:value-type="float" office:value="NaN">
                <text:p>NaN</text:p>
                <draw:g>
                  <svg:desc>M_Dia_A_2.C9:M_Dia_A_2.C72</svg:desc>
                </draw:g>
              </table:table-cell>
              <table:table-cell office:value-type="float" office:value="NaN">
                <text:p>NaN</text:p>
                <draw:g>
                  <svg:desc>M_Dia_A_2.D9:M_Dia_A_2.D72</svg:desc>
                </draw:g>
              </table:table-cell>
              <table:table-cell office:value-type="float" office:value="NaN">
                <text:p>NaN</text:p>
                <draw:g>
                  <svg:desc>M_Dia_A_2.E9:M_Dia_A_2.E72</svg:desc>
                </draw:g>
              </table:table-cell>
              <table:table-cell office:value-type="float" office:value="NaN">
                <text:p>NaN</text:p>
                <draw:g>
                  <svg:desc>M_Dia_A_2.F9:M_Dia_A_2.F72</svg:desc>
                </draw:g>
              </table:table-cell>
              <table:table-cell office:value-type="float" office:value="NaN">
                <text:p>NaN</text:p>
                <draw:g>
                  <svg:desc>M_Dia_A_2.G9:M_Dia_A_2.G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75.2365756655753">
                <text:p>75.236575665575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3.45672075371">
                <text:p>133.45672075371</text:p>
              </table:table-cell>
              <table:table-cell office:value-type="float" office:value="66.6255946408023">
                <text:p>66.6255946408023</text:p>
              </table:table-cell>
              <table:table-cell office:value-type="float" office:value="48.0840687211203">
                <text:p>48.0840687211203</text:p>
              </table:table-cell>
              <table:table-cell office:value-type="float" office:value="35.7002564060246">
                <text:p>35.7002564060246</text:p>
              </table:table-cell>
              <table:table-cell office:value-type="float" office:value="50.0732765091876">
                <text:p>50.073276509187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5.844985425356">
                <text:p>105.844985425356</text:p>
              </table:table-cell>
              <table:table-cell office:value-type="float" office:value="48.3477766419981">
                <text:p>48.3477766419981</text:p>
              </table:table-cell>
              <table:table-cell office:value-type="float" office:value="29.5844348050506">
                <text:p>29.5844348050506</text:p>
              </table:table-cell>
              <table:table-cell office:value-type="float" office:value="32.0709772278187">
                <text:p>32.0709772278187</text:p>
              </table:table-cell>
              <table:table-cell office:value-type="float" office:value="37.9138299369734">
                <text:p>37.913829936973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.7283603768551">
                <text:p>66.7283603768551</text:p>
              </table:table-cell>
              <table:table-cell office:value-type="float" office:value="47.0506411711152">
                <text:p>47.0506411711152</text:p>
              </table:table-cell>
              <table:table-cell office:value-type="float" office:value="40.9688249072473">
                <text:p>40.9688249072473</text:p>
              </table:table-cell>
              <table:table-cell office:value-type="float" office:value="33.626382589907">
                <text:p>33.626382589907</text:p>
              </table:table-cell>
              <table:table-cell office:value-type="float" office:value="69.9168177902316">
                <text:p>69.916817790231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8.2332500970025">
                <text:p>78.2332500970025</text:p>
              </table:table-cell>
              <table:table-cell office:value-type="float" office:value="50.7062047708761">
                <text:p>50.7062047708761</text:p>
              </table:table-cell>
              <table:table-cell office:value-type="float" office:value="39.7704680543845">
                <text:p>39.7704680543845</text:p>
              </table:table-cell>
              <table:table-cell office:value-type="float" office:value="39.551736350243">
                <text:p>39.551736350243</text:p>
              </table:table-cell>
              <table:table-cell office:value-type="float" office:value="64.428178712496">
                <text:p>64.4281787124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1.491635444757">
                <text:p>121.491635444757</text:p>
              </table:table-cell>
              <table:table-cell office:value-type="float" office:value="51.2958118030955">
                <text:p>51.2958118030955</text:p>
              </table:table-cell>
              <table:table-cell office:value-type="float" office:value="40.7441329973356">
                <text:p>40.7441329973356</text:p>
              </table:table-cell>
              <table:table-cell office:value-type="float" office:value="32.3672449158355">
                <text:p>32.3672449158355</text:p>
              </table:table-cell>
              <table:table-cell office:value-type="float" office:value="53.8731035630045">
                <text:p>53.873103563004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04.924594247744">
                <text:p>104.924594247744</text:p>
              </table:table-cell>
              <table:table-cell office:value-type="float" office:value="51.885418835315">
                <text:p>51.885418835315</text:p>
              </table:table-cell>
              <table:table-cell office:value-type="float" office:value="38.6470085048256">
                <text:p>38.6470085048256</text:p>
              </table:table-cell>
              <table:table-cell office:value-type="float" office:value="34.367051809949">
                <text:p>34.3670518099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900" chart:interval-major="1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3)</text:p>
        </chart:title>
        <chart:legend chart:legend-position="end" svg:x="7.928cm" svg:y="1.45cm" style:legend-expansion="custom" chartooo:width="3.235cm" chartooo:height="5.991cm" style:legend-expansion-aspect-ratio="0.539976631614088" chart:style-name="ch3"/>
        <chart:plot-area chart:style-name="ch4" table:cell-range-address="M_Acu_NA_2.Q8:M_Acu_NA_2.W72" chart:data-source-has-labels="both" svg:x="0.5cm" svg:y="0.926cm" svg:width="14.528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Q9:M_Acu_NA_2.Q72"/>
          </chart:axis>
          <chart:axis chart:dimension="y" chart:name="primary-y" chart:style-name="ch6">
            <chart:grid chart:class="major"/>
          </chart:axis>
          <chart:series chart:style-name="ch7" chart:values-cell-range-address="M_Acu_NA_2.R9:M_Acu_NA_2.R72" chart:label-cell-address="M_Acu_NA_2.R8:M_Acu_NA_2.R8" chart:class="chart:line">
            <chart:data-point chart:repeated="64"/>
          </chart:series>
          <chart:series chart:style-name="ch8" chart:values-cell-range-address="M_Acu_NA_2.S9:M_Acu_NA_2.S72" chart:label-cell-address="M_Acu_NA_2.S8:M_Acu_NA_2.S8" chart:class="chart:line">
            <chart:data-point chart:repeated="64"/>
          </chart:series>
          <chart:series chart:style-name="ch9" chart:values-cell-range-address="M_Acu_NA_2.T9:M_Acu_NA_2.T72" chart:label-cell-address="M_Acu_NA_2.T8:M_Acu_NA_2.T8" chart:class="chart:line">
            <chart:data-point chart:repeated="64"/>
          </chart:series>
          <chart:series chart:style-name="ch10" chart:values-cell-range-address="M_Acu_NA_2.U9:M_Acu_NA_2.U72" chart:label-cell-address="M_Acu_NA_2.U8:M_Acu_NA_2.U8" chart:class="chart:line">
            <chart:data-point chart:repeated="64"/>
          </chart:series>
          <chart:series chart:style-name="ch11" chart:values-cell-range-address="M_Acu_NA_2.V9:M_Acu_NA_2.V72" chart:label-cell-address="M_Acu_NA_2.V8:M_Acu_NA_2.V8" chart:class="chart:line">
            <chart:data-point chart:repeated="64"/>
          </chart:series>
          <chart:series chart:style-name="ch12" chart:values-cell-range-address="M_Acu_NA_2.W9:M_Acu_NA_2.W72" chart:label-cell-address="M_Acu_NA_2.W8:M_Acu_NA_2.W8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R8:M_Acu_NA_2.R8</svg:desc>
                </draw:g>
              </table:table-cell>
              <table:table-cell office:value-type="string">
                <text:p>Dinamarca</text:p>
                <draw:g>
                  <svg:desc>M_Acu_NA_2.S8:M_Acu_NA_2.S8</svg:desc>
                </draw:g>
              </table:table-cell>
              <table:table-cell office:value-type="string">
                <text:p>Irlanda</text:p>
                <draw:g>
                  <svg:desc>M_Acu_NA_2.T8:M_Acu_NA_2.T8</svg:desc>
                </draw:g>
              </table:table-cell>
              <table:table-cell office:value-type="string">
                <text:p>Luxemburgo</text:p>
                <draw:g>
                  <svg:desc>M_Acu_NA_2.U8:M_Acu_NA_2.U8</svg:desc>
                </draw:g>
              </table:table-cell>
              <table:table-cell office:value-type="string">
                <text:p>Noruega</text:p>
                <draw:g>
                  <svg:desc>M_Acu_NA_2.V8:M_Acu_NA_2.V8</svg:desc>
                </draw:g>
              </table:table-cell>
              <table:table-cell office:value-type="string">
                <text:p>Portugal</text:p>
                <draw:g>
                  <svg:desc>M_Acu_NA_2.W8:M_Acu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Q9:M_Acu_NA_2.Q72</svg:desc>
                </draw:g>
              </table:table-cell>
              <table:table-cell office:value-type="float" office:value="NaN">
                <text:p>NaN</text:p>
                <draw:g>
                  <svg:desc>M_Acu_NA_2.R9:M_Acu_NA_2.R72</svg:desc>
                </draw:g>
              </table:table-cell>
              <table:table-cell office:value-type="float" office:value="NaN">
                <text:p>NaN</text:p>
                <draw:g>
                  <svg:desc>M_Acu_NA_2.S9:M_Acu_NA_2.S72</svg:desc>
                </draw:g>
              </table:table-cell>
              <table:table-cell office:value-type="float" office:value="NaN">
                <text:p>NaN</text:p>
                <draw:g>
                  <svg:desc>M_Acu_NA_2.T9:M_Acu_NA_2.T72</svg:desc>
                </draw:g>
              </table:table-cell>
              <table:table-cell office:value-type="float" office:value="NaN">
                <text:p>NaN</text:p>
                <draw:g>
                  <svg:desc>M_Acu_NA_2.U9:M_Acu_NA_2.U72</svg:desc>
                </draw:g>
              </table:table-cell>
              <table:table-cell office:value-type="float" office:value="NaN">
                <text:p>NaN</text:p>
                <draw:g>
                  <svg:desc>M_Acu_NA_2.V9:M_Acu_NA_2.V72</svg:desc>
                </draw:g>
              </table:table-cell>
              <table:table-cell office:value-type="float" office:value="NaN">
                <text:p>NaN</text:p>
                <draw:g>
                  <svg:desc>M_Acu_NA_2.W9:M_Acu_NA_2.W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69">
                <text:p>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127">
                <text:p>12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72">
                <text:p>72</text:p>
              </table:table-cell>
              <table:table-cell office:value-type="float" office:value="137">
                <text:p>13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43">
                <text:p>443</text:p>
              </table:table-cell>
              <table:table-cell office:value-type="float" office:value="346">
                <text:p>346</text:p>
              </table:table-cell>
              <table:table-cell office:value-type="float" office:value="571">
                <text:p>571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52">
                <text:p>452</text:p>
              </table:table-cell>
              <table:table-cell office:value-type="float" office:value="355">
                <text:p>355</text:p>
              </table:table-cell>
              <table:table-cell office:value-type="float" office:value="610">
                <text:p>610</text:p>
              </table:table-cell>
              <table:table-cell office:value-type="float" office:value="73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70">
                <text:p>470</text:p>
              </table:table-cell>
              <table:table-cell office:value-type="float" office:value="364">
                <text:p>364</text:p>
              </table:table-cell>
              <table:table-cell office:value-type="float" office:value="687">
                <text:p>687</text:p>
              </table:table-cell>
              <table:table-cell office:value-type="float" office:value="75">
                <text:p>75</text:p>
              </table:table-cell>
              <table:table-cell office:value-type="float" office:value="154">
                <text:p>1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91">
                <text:p>491</text:p>
              </table:table-cell>
              <table:table-cell office:value-type="float" office:value="370">
                <text:p>370</text:p>
              </table:table-cell>
              <table:table-cell office:value-type="float" office:value="730">
                <text:p>730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10">
                <text:p>510</text:p>
              </table:table-cell>
              <table:table-cell office:value-type="float" office:value="384">
                <text:p>384</text:p>
              </table:table-cell>
              <table:table-cell office:value-type="float" office:value="769">
                <text:p>76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22">
                <text:p>522</text:p>
              </table:table-cell>
              <table:table-cell office:value-type="float" office:value="394">
                <text:p>394</text:p>
              </table:table-cell>
              <table:table-cell office:value-type="float" office:value="794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">
                <text:p>8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3)</text:p>
        </chart:title>
        <chart:legend chart:legend-position="end" svg:x="4.39cm" svg:y="2.933cm" style:legend-expansion="custom" chartooo:width="3.235cm" chartooo:height="6.188cm" style:legend-expansion-aspect-ratio="0.52278603749192" chart:style-name="ch3"/>
        <chart:plot-area chart:style-name="ch4" table:cell-range-address="M_Dia_NA_2.Q8:M_Dia_NA_2.W72" chart:data-source-has-labels="both" svg:x="0.174cm" svg:y="0.926cm" svg:width="14.852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Q9:M_Dia_NA_2.Q72"/>
          </chart:axis>
          <chart:axis chart:dimension="y" chart:name="primary-y" chart:style-name="ch6">
            <chart:grid chart:class="major"/>
          </chart:axis>
          <chart:series chart:style-name="ch7" chart:values-cell-range-address="M_Dia_NA_2.R9:M_Dia_NA_2.R72" chart:label-cell-address="M_Dia_NA_2.R8:M_Dia_NA_2.R8" chart:class="chart:line">
            <chart:data-point chart:repeated="64"/>
          </chart:series>
          <chart:series chart:style-name="ch8" chart:values-cell-range-address="M_Dia_NA_2.S9:M_Dia_NA_2.S72" chart:label-cell-address="M_Dia_NA_2.S8:M_Dia_NA_2.S8" chart:class="chart:line">
            <chart:data-point chart:repeated="64"/>
          </chart:series>
          <chart:series chart:style-name="ch9" chart:values-cell-range-address="M_Dia_NA_2.T9:M_Dia_NA_2.T72" chart:label-cell-address="M_Dia_NA_2.T8:M_Dia_NA_2.T8" chart:class="chart:line">
            <chart:data-point chart:repeated="64"/>
          </chart:series>
          <chart:series chart:style-name="ch10" chart:values-cell-range-address="M_Dia_NA_2.U9:M_Dia_NA_2.U72" chart:label-cell-address="M_Dia_NA_2.U8:M_Dia_NA_2.U8" chart:class="chart:line">
            <chart:data-point chart:repeated="64"/>
          </chart:series>
          <chart:series chart:style-name="ch11" chart:values-cell-range-address="M_Dia_NA_2.V9:M_Dia_NA_2.V72" chart:label-cell-address="M_Dia_NA_2.V8:M_Dia_NA_2.V8" chart:class="chart:line">
            <chart:data-point chart:repeated="64"/>
          </chart:series>
          <chart:series chart:style-name="ch12" chart:values-cell-range-address="M_Dia_NA_2.W9:M_Dia_NA_2.W72" chart:label-cell-address="M_Dia_NA_2.W8:M_Dia_NA_2.W8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R8:M_Dia_NA_2.R8</svg:desc>
                </draw:g>
              </table:table-cell>
              <table:table-cell office:value-type="string">
                <text:p>Dinamarca</text:p>
                <draw:g>
                  <svg:desc>M_Dia_NA_2.S8:M_Dia_NA_2.S8</svg:desc>
                </draw:g>
              </table:table-cell>
              <table:table-cell office:value-type="string">
                <text:p>Irlanda</text:p>
                <draw:g>
                  <svg:desc>M_Dia_NA_2.T8:M_Dia_NA_2.T8</svg:desc>
                </draw:g>
              </table:table-cell>
              <table:table-cell office:value-type="string">
                <text:p>Luxemburgo</text:p>
                <draw:g>
                  <svg:desc>M_Dia_NA_2.U8:M_Dia_NA_2.U8</svg:desc>
                </draw:g>
              </table:table-cell>
              <table:table-cell office:value-type="string">
                <text:p>Noruega</text:p>
                <draw:g>
                  <svg:desc>M_Dia_NA_2.V8:M_Dia_NA_2.V8</svg:desc>
                </draw:g>
              </table:table-cell>
              <table:table-cell office:value-type="string">
                <text:p>Portugal</text:p>
                <draw:g>
                  <svg:desc>M_Dia_NA_2.W8:M_Dia_N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Q9:M_Dia_NA_2.Q72</svg:desc>
                </draw:g>
              </table:table-cell>
              <table:table-cell office:value-type="float" office:value="NaN">
                <text:p>NaN</text:p>
                <draw:g>
                  <svg:desc>M_Dia_NA_2.R9:M_Dia_NA_2.R72</svg:desc>
                </draw:g>
              </table:table-cell>
              <table:table-cell office:value-type="float" office:value="NaN">
                <text:p>NaN</text:p>
                <draw:g>
                  <svg:desc>M_Dia_NA_2.S9:M_Dia_NA_2.S72</svg:desc>
                </draw:g>
              </table:table-cell>
              <table:table-cell office:value-type="float" office:value="NaN">
                <text:p>NaN</text:p>
                <draw:g>
                  <svg:desc>M_Dia_NA_2.T9:M_Dia_NA_2.T72</svg:desc>
                </draw:g>
              </table:table-cell>
              <table:table-cell office:value-type="float" office:value="NaN">
                <text:p>NaN</text:p>
                <draw:g>
                  <svg:desc>M_Dia_NA_2.U9:M_Dia_NA_2.U72</svg:desc>
                </draw:g>
              </table:table-cell>
              <table:table-cell office:value-type="float" office:value="NaN">
                <text:p>NaN</text:p>
                <draw:g>
                  <svg:desc>M_Dia_NA_2.V9:M_Dia_NA_2.V72</svg:desc>
                </draw:g>
              </table:table-cell>
              <table:table-cell office:value-type="float" office:value="NaN">
                <text:p>NaN</text:p>
                <draw:g>
                  <svg:desc>M_Dia_NA_2.W9:M_Dia_NA_2.W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0" chart:origin="0" chart:interval-major="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3)</text:p>
        </chart:title>
        <chart:legend chart:legend-position="end" svg:x="5.841cm" svg:y="1.597cm" style:legend-expansion="custom" chartooo:width="3.235cm" chartooo:height="5.039cm" style:legend-expansion-aspect-ratio="0.641992458821195" chart:style-name="ch3"/>
        <chart:plot-area chart:style-name="ch4" table:cell-range-address="M_Dia_A_2.R8:M_Dia_A_2.W72" chart:data-source-has-labels="both" svg:x="0.152cm" svg:y="1.052cm" svg:width="14.847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R9:M_Dia_A_2.R72"/>
          </chart:axis>
          <chart:axis chart:dimension="y" chart:name="primary-y" chart:style-name="ch6">
            <chart:grid chart:class="major"/>
          </chart:axis>
          <chart:series chart:style-name="ch7" chart:values-cell-range-address="M_Dia_A_2.S9:M_Dia_A_2.S72" chart:label-cell-address="M_Dia_A_2.S8:M_Dia_A_2.S8" chart:class="chart:line">
            <chart:data-point chart:repeated="64"/>
          </chart:series>
          <chart:series chart:style-name="ch8" chart:values-cell-range-address="M_Dia_A_2.T9:M_Dia_A_2.T72" chart:label-cell-address="M_Dia_A_2.T8:M_Dia_A_2.T8" chart:class="chart:line">
            <chart:data-point chart:repeated="64"/>
          </chart:series>
          <chart:series chart:style-name="ch9" chart:values-cell-range-address="M_Dia_A_2.U9:M_Dia_A_2.U72" chart:label-cell-address="M_Dia_A_2.U8:M_Dia_A_2.U8" chart:class="chart:line">
            <chart:data-point chart:repeated="64"/>
          </chart:series>
          <chart:series chart:style-name="ch10" chart:values-cell-range-address="M_Dia_A_2.V9:M_Dia_A_2.V72" chart:label-cell-address="M_Dia_A_2.V8:M_Dia_A_2.V8" chart:class="chart:line">
            <chart:data-point chart:repeated="64"/>
          </chart:series>
          <chart:series chart:style-name="ch11" chart:values-cell-range-address="M_Dia_A_2.W9:M_Dia_A_2.W72" chart:label-cell-address="M_Dia_A_2.W8:M_Dia_A_2.W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S8:M_Dia_A_2.S8</svg:desc>
                </draw:g>
              </table:table-cell>
              <table:table-cell office:value-type="string">
                <text:p>Austria</text:p>
                <draw:g>
                  <svg:desc>M_Dia_A_2.T8:M_Dia_A_2.T8</svg:desc>
                </draw:g>
              </table:table-cell>
              <table:table-cell office:value-type="string">
                <text:p>Dinamarca</text:p>
                <draw:g>
                  <svg:desc>M_Dia_A_2.U8:M_Dia_A_2.U8</svg:desc>
                </draw:g>
              </table:table-cell>
              <table:table-cell office:value-type="string">
                <text:p>Noruega</text:p>
                <draw:g>
                  <svg:desc>M_Dia_A_2.V8:M_Dia_A_2.V8</svg:desc>
                </draw:g>
              </table:table-cell>
              <table:table-cell office:value-type="string">
                <text:p>Portugal</text:p>
                <draw:g>
                  <svg:desc>M_Dia_A_2.W8:M_Dia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R9:M_Dia_A_2.R72</svg:desc>
                </draw:g>
              </table:table-cell>
              <table:table-cell office:value-type="float" office:value="NaN">
                <text:p>NaN</text:p>
                <draw:g>
                  <svg:desc>M_Dia_A_2.S9:M_Dia_A_2.S72</svg:desc>
                </draw:g>
              </table:table-cell>
              <table:table-cell office:value-type="float" office:value="NaN">
                <text:p>NaN</text:p>
                <draw:g>
                  <svg:desc>M_Dia_A_2.T9:M_Dia_A_2.T72</svg:desc>
                </draw:g>
              </table:table-cell>
              <table:table-cell office:value-type="float" office:value="NaN">
                <text:p>NaN</text:p>
                <draw:g>
                  <svg:desc>M_Dia_A_2.U9:M_Dia_A_2.U72</svg:desc>
                </draw:g>
              </table:table-cell>
              <table:table-cell office:value-type="float" office:value="NaN">
                <text:p>NaN</text:p>
                <draw:g>
                  <svg:desc>M_Dia_A_2.V9:M_Dia_A_2.V72</svg:desc>
                </draw:g>
              </table:table-cell>
              <table:table-cell office:value-type="float" office:value="NaN">
                <text:p>NaN</text:p>
                <draw:g>
                  <svg:desc>M_Dia_A_2.W9:M_Dia_A_2.W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28975302322654">
                <text:p>4.289753023226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4.76639224802949">
                <text:p>4.7663922480294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8.10286682165012">
                <text:p>8.102866821650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1.4393413952708">
                <text:p>11.439341395270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9.05614527125602">
                <text:p>9.056145271256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0.4860629456649">
                <text:p>10.486062945664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2.20288510342004">
                <text:p>2.20288510342004</text:p>
              </table:table-cell>
              <table:table-cell office:value-type="float" office:value="17.6356513177091">
                <text:p>17.635651317709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9.53278449605897">
                <text:p>9.5327844960589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7.62622759684718">
                <text:p>7.6262275968471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8.81154041368017">
                <text:p>8.81154041368017</text:p>
              </table:table-cell>
              <table:table-cell office:value-type="float" office:value="13.8225375192855">
                <text:p>13.822537519285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4.40577020684008">
                <text:p>4.40577020684008</text:p>
              </table:table-cell>
              <table:table-cell office:value-type="float" office:value="12.3926198448767">
                <text:p>12.3926198448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6.6823728681032">
                <text:p>16.682372868103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5.5072127585501">
                <text:p>5.5072127585501</text:p>
              </table:table-cell>
              <table:table-cell office:value-type="float" office:value="16.2057336433002">
                <text:p>16.205733643300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7758159688914">
                <text:p>14.77581596889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14.3187531722303">
                <text:p>14.3187531722303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15.2524551936944">
                <text:p>15.252455193694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13.3458982944826">
                <text:p>13.345898294482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3.4516560317877">
                <text:p>13.4516560317877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12.1158680688102">
                <text:p>12.1158680688102</text:p>
              </table:table-cell>
              <table:table-cell office:value-type="float" office:value="14.2991767440885">
                <text:p>14.299176744088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.11438910535803">
                <text:p>6.1143891053580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0">
                <text:p>0</text:p>
              </table:table-cell>
              <table:table-cell office:value-type="float" office:value="10.0094237208619">
                <text:p>10.009423720861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0.7835589676314">
                <text:p>10.7835589676314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9.91298296539019">
                <text:p>9.91298296539019</text:p>
              </table:table-cell>
              <table:table-cell office:value-type="float" office:value="12.8692590696796">
                <text:p>12.869259069679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5.6194848964146">
                <text:p>15.6194848964146</text:p>
              </table:table-cell>
              <table:table-cell office:value-type="float" office:value="11.1148087154758">
                <text:p>11.1148087154758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NaN">
                <text:p>NaN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1.9508514331998">
                <text:p>11.950851433199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NaN">
                <text:p>NaN</text:p>
              </table:table-cell>
              <table:table-cell office:value-type="float" office:value="16.6823728681032">
                <text:p>16.68237286810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700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8.234cm" svg:y="2.307cm" style:legend-expansion="custom" chartooo:width="3.235cm" chartooo:height="3.755cm" style:legend-expansion-aspect-ratio="0.861517976031957" chart:style-name="ch3"/>
        <chart:plot-area chart:style-name="ch4" table:cell-range-address="M_Acu_NA_2.I8:M_Acu_NA_2.N72" chart:data-source-has-labels="both" svg:x="0.209cm" svg:y="0.926cm" svg:width="14.819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I9:M_Acu_NA_2.I72"/>
          </chart:axis>
          <chart:axis chart:dimension="y" chart:name="primary-y" chart:style-name="ch6">
            <chart:grid chart:class="major"/>
          </chart:axis>
          <chart:series chart:style-name="ch7" chart:values-cell-range-address="M_Acu_NA_2.J9:M_Acu_NA_2.J72" chart:label-cell-address="M_Acu_NA_2.J8:M_Acu_NA_2.J8" chart:class="chart:line">
            <chart:data-point chart:repeated="64"/>
          </chart:series>
          <chart:series chart:style-name="ch8" chart:values-cell-range-address="M_Acu_NA_2.K9:M_Acu_NA_2.K72" chart:label-cell-address="M_Acu_NA_2.K8:M_Acu_NA_2.K8" chart:class="chart:line">
            <chart:data-point chart:repeated="64"/>
          </chart:series>
          <chart:series chart:style-name="ch9" chart:values-cell-range-address="M_Acu_NA_2.L9:M_Acu_NA_2.L72" chart:label-cell-address="M_Acu_NA_2.L8:M_Acu_NA_2.L8" chart:class="chart:line">
            <chart:data-point chart:repeated="64"/>
          </chart:series>
          <chart:series chart:style-name="ch10" chart:values-cell-range-address="M_Acu_NA_2.M9:M_Acu_NA_2.M72" chart:label-cell-address="M_Acu_NA_2.M8:M_Acu_NA_2.M8" chart:class="chart:line">
            <chart:data-point chart:repeated="64"/>
          </chart:series>
          <chart:series chart:style-name="ch11" chart:values-cell-range-address="M_Acu_NA_2.N9:M_Acu_NA_2.N72" chart:label-cell-address="M_Acu_NA_2.N8:M_Acu_NA_2.N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J8:M_Acu_NA_2.J8</svg:desc>
                </draw:g>
              </table:table-cell>
              <table:table-cell office:value-type="string">
                <text:p>Bélgica</text:p>
                <draw:g>
                  <svg:desc>M_Acu_NA_2.K8:M_Acu_NA_2.K8</svg:desc>
                </draw:g>
              </table:table-cell>
              <table:table-cell office:value-type="string">
                <text:p>Holanda</text:p>
                <draw:g>
                  <svg:desc>M_Acu_NA_2.L8:M_Acu_NA_2.L8</svg:desc>
                </draw:g>
              </table:table-cell>
              <table:table-cell office:value-type="string">
                <text:p>Suecia</text:p>
                <draw:g>
                  <svg:desc>M_Acu_NA_2.M8:M_Acu_NA_2.M8</svg:desc>
                </draw:g>
              </table:table-cell>
              <table:table-cell office:value-type="string">
                <text:p>Suiza</text:p>
                <draw:g>
                  <svg:desc>M_Acu_NA_2.N8:M_Acu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I9:M_Acu_NA_2.I72</svg:desc>
                </draw:g>
              </table:table-cell>
              <table:table-cell office:value-type="float" office:value="NaN">
                <text:p>NaN</text:p>
                <draw:g>
                  <svg:desc>M_Acu_NA_2.J9:M_Acu_NA_2.J72</svg:desc>
                </draw:g>
              </table:table-cell>
              <table:table-cell office:value-type="float" office:value="NaN">
                <text:p>NaN</text:p>
                <draw:g>
                  <svg:desc>M_Acu_NA_2.K9:M_Acu_NA_2.K72</svg:desc>
                </draw:g>
              </table:table-cell>
              <table:table-cell office:value-type="float" office:value="NaN">
                <text:p>NaN</text:p>
                <draw:g>
                  <svg:desc>M_Acu_NA_2.L9:M_Acu_NA_2.L72</svg:desc>
                </draw:g>
              </table:table-cell>
              <table:table-cell office:value-type="float" office:value="NaN">
                <text:p>NaN</text:p>
                <draw:g>
                  <svg:desc>M_Acu_NA_2.M9:M_Acu_NA_2.M72</svg:desc>
                </draw:g>
              </table:table-cell>
              <table:table-cell office:value-type="float" office:value="NaN">
                <text:p>NaN</text:p>
                <draw:g>
                  <svg:desc>M_Acu_NA_2.N9:M_Acu_NA_2.N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6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9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3">
                <text:p>21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76">
                <text:p>276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34">
                <text:p>434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546">
                <text:p>54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639">
                <text:p>639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771">
                <text:p>771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864">
                <text:p>864</text:p>
              </table:table-cell>
              <table:table-cell office:value-type="float" office:value="284">
                <text:p>284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1039">
                <text:p>1039</text:p>
              </table:table-cell>
              <table:table-cell office:value-type="float" office:value="331">
                <text:p>33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1173">
                <text:p>1173</text:p>
              </table:table-cell>
              <table:table-cell office:value-type="float" office:value="383">
                <text:p>38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339">
                <text:p>1339</text:p>
              </table:table-cell>
              <table:table-cell office:value-type="float" office:value="452">
                <text:p>45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487">
                <text:p>1487</text:p>
              </table:table-cell>
              <table:table-cell office:value-type="float" office:value="530">
                <text:p>53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651">
                <text:p>1651</text:p>
              </table:table-cell>
              <table:table-cell office:value-type="float" office:value="601">
                <text:p>60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766">
                <text:p>1766</text:p>
              </table:table-cell>
              <table:table-cell office:value-type="float" office:value="687">
                <text:p>68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867">
                <text:p>1867</text:p>
              </table:table-cell>
              <table:table-cell office:value-type="float" office:value="778">
                <text:p>77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2101">
                <text:p>2101</text:p>
              </table:table-cell>
              <table:table-cell office:value-type="float" office:value="861">
                <text:p>86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2248">
                <text:p>2248</text:p>
              </table:table-cell>
              <table:table-cell office:value-type="float" office:value="972">
                <text:p>97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2396">
                <text:p>2396</text:p>
              </table:table-cell>
              <table:table-cell office:value-type="float" office:value="1056">
                <text:p>10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2511">
                <text:p>2511</text:p>
              </table:table-cell>
              <table:table-cell office:value-type="float" office:value="1145">
                <text:p>114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2643">
                <text:p>2643</text:p>
              </table:table-cell>
              <table:table-cell office:value-type="float" office:value="1241">
                <text:p>1241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2737">
                <text:p>2737</text:p>
              </table:table-cell>
              <table:table-cell office:value-type="float" office:value="1336">
                <text:p>1336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2823">
                <text:p>2823</text:p>
              </table:table-cell>
              <table:table-cell office:value-type="float" office:value="1420">
                <text:p>1420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2945">
                <text:p>2945</text:p>
              </table:table-cell>
              <table:table-cell office:value-type="float" office:value="1509">
                <text:p>150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3134">
                <text:p>3134</text:p>
              </table:table-cell>
              <table:table-cell office:value-type="float" office:value="1611">
                <text:p>161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3315">
                <text:p>3315</text:p>
              </table:table-cell>
              <table:table-cell office:value-type="float" office:value="1710">
                <text:p>171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3459">
                <text:p>3459</text:p>
              </table:table-cell>
              <table:table-cell office:value-type="float" office:value="1774">
                <text:p>177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110">
                <text:p>4110</text:p>
              </table:table-cell>
              <table:table-cell office:value-type="float" office:value="5453">
                <text:p>5453</text:p>
              </table:table-cell>
              <table:table-cell office:value-type="float" office:value="3601">
                <text:p>3601</text:p>
              </table:table-cell>
              <table:table-cell office:value-type="float" office:value="1837">
                <text:p>1837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294">
                <text:p>4294</text:p>
              </table:table-cell>
              <table:table-cell office:value-type="float" office:value="5683">
                <text:p>5683</text:p>
              </table:table-cell>
              <table:table-cell office:value-type="float" office:value="3684">
                <text:p>3684</text:p>
              </table:table-cell>
              <table:table-cell office:value-type="float" office:value="1897">
                <text:p>1897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404">
                <text:p>4404</text:p>
              </table:table-cell>
              <table:table-cell office:value-type="float" office:value="5828">
                <text:p>5828</text:p>
              </table:table-cell>
              <table:table-cell office:value-type="float" office:value="3751">
                <text:p>3751</text:p>
              </table:table-cell>
              <table:table-cell office:value-type="float" office:value="1951">
                <text:p>1951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598">
                <text:p>4598</text:p>
              </table:table-cell>
              <table:table-cell office:value-type="float" office:value="5998">
                <text:p>5998</text:p>
              </table:table-cell>
              <table:table-cell office:value-type="float" office:value="3916">
                <text:p>3916</text:p>
              </table:table-cell>
              <table:table-cell office:value-type="float" office:value="1977">
                <text:p>1977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879">
                <text:p>4879</text:p>
              </table:table-cell>
              <table:table-cell office:value-type="float" office:value="6262">
                <text:p>6262</text:p>
              </table:table-cell>
              <table:table-cell office:value-type="float" office:value="4054">
                <text:p>4054</text:p>
              </table:table-cell>
              <table:table-cell office:value-type="float" office:value="2003">
                <text:p>2003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094">
                <text:p>5094</text:p>
              </table:table-cell>
              <table:table-cell office:value-type="float" office:value="6490">
                <text:p>6490</text:p>
              </table:table-cell>
              <table:table-cell office:value-type="float" office:value="4177">
                <text:p>4177</text:p>
              </table:table-cell>
              <table:table-cell office:value-type="float" office:value="NaN">
                <text:p>NaN</text:p>
              </table:table-cell>
              <table:table-cell office:value-type="float" office:value="1549">
                <text:p>1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80" chart:origin="0" chart:interval-major="2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5.606cm" svg:y="1.801cm" style:legend-expansion="custom" chartooo:width="3.235cm" chartooo:height="4.859cm" style:legend-expansion-aspect-ratio="0.665774850792344" chart:style-name="ch3"/>
        <chart:plot-area chart:style-name="ch4" table:cell-range-address="M_Dia_A_2.J8:M_Dia_A_2.O72" chart:data-source-has-labels="both" svg:x="0.152cm" svg:y="1.052cm" svg:width="14.847cm" svg:height="10.76cm">
          <chartooo:coordinate-region svg:x="0.773cm" svg:y="1.251cm" svg:width="13.91cm" svg:height="9.914cm"/>
          <chart:axis chart:dimension="x" chart:name="primary-x" chart:style-name="ch5" chartooo:axis-type="auto">
            <chartooo:date-scale/>
            <chart:categories table:cell-range-address="M_Dia_A_2.J9:M_Dia_A_2.J72"/>
          </chart:axis>
          <chart:axis chart:dimension="y" chart:name="primary-y" chart:style-name="ch6">
            <chart:grid chart:class="major"/>
          </chart:axis>
          <chart:series chart:style-name="ch7" chart:values-cell-range-address="M_Dia_A_2.K9:M_Dia_A_2.K72" chart:label-cell-address="M_Dia_A_2.K8:M_Dia_A_2.K8" chart:class="chart:line">
            <chart:data-point chart:repeated="64"/>
          </chart:series>
          <chart:series chart:style-name="ch8" chart:values-cell-range-address="M_Dia_A_2.L9:M_Dia_A_2.L72" chart:label-cell-address="M_Dia_A_2.L8:M_Dia_A_2.L8" chart:class="chart:line">
            <chart:data-point chart:repeated="64"/>
          </chart:series>
          <chart:series chart:style-name="ch9" chart:values-cell-range-address="M_Dia_A_2.M9:M_Dia_A_2.M72" chart:label-cell-address="M_Dia_A_2.M8:M_Dia_A_2.M8" chart:class="chart:line">
            <chart:data-point chart:repeated="64"/>
          </chart:series>
          <chart:series chart:style-name="ch10" chart:values-cell-range-address="M_Dia_A_2.N9:M_Dia_A_2.N72" chart:label-cell-address="M_Dia_A_2.N8:M_Dia_A_2.N8" chart:class="chart:line">
            <chart:data-point chart:repeated="64"/>
          </chart:series>
          <chart:series chart:style-name="ch11" chart:values-cell-range-address="M_Dia_A_2.O9:M_Dia_A_2.O72" chart:label-cell-address="M_Dia_A_2.O8:M_Dia_A_2.O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Dia_A_2.K8:M_Dia_A_2.K8</svg:desc>
                </draw:g>
              </table:table-cell>
              <table:table-cell office:value-type="string">
                <text:p>Irlanda</text:p>
                <draw:g>
                  <svg:desc>M_Dia_A_2.L8:M_Dia_A_2.L8</svg:desc>
                </draw:g>
              </table:table-cell>
              <table:table-cell office:value-type="string">
                <text:p>Luxemburgo</text:p>
                <draw:g>
                  <svg:desc>M_Dia_A_2.M8:M_Dia_A_2.M8</svg:desc>
                </draw:g>
              </table:table-cell>
              <table:table-cell office:value-type="string">
                <text:p>Suecia</text:p>
                <draw:g>
                  <svg:desc>M_Dia_A_2.N8:M_Dia_A_2.N8</svg:desc>
                </draw:g>
              </table:table-cell>
              <table:table-cell office:value-type="string">
                <text:p>Suiza</text:p>
                <draw:g>
                  <svg:desc>M_Dia_A_2.O8:M_Dia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J9:M_Dia_A_2.J72</svg:desc>
                </draw:g>
              </table:table-cell>
              <table:table-cell office:value-type="float" office:value="NaN">
                <text:p>NaN</text:p>
                <draw:g>
                  <svg:desc>M_Dia_A_2.K9:M_Dia_A_2.K72</svg:desc>
                </draw:g>
              </table:table-cell>
              <table:table-cell office:value-type="float" office:value="NaN">
                <text:p>NaN</text:p>
                <draw:g>
                  <svg:desc>M_Dia_A_2.L9:M_Dia_A_2.L72</svg:desc>
                </draw:g>
              </table:table-cell>
              <table:table-cell office:value-type="float" office:value="NaN">
                <text:p>NaN</text:p>
                <draw:g>
                  <svg:desc>M_Dia_A_2.M9:M_Dia_A_2.M72</svg:desc>
                </draw:g>
              </table:table-cell>
              <table:table-cell office:value-type="float" office:value="NaN">
                <text:p>NaN</text:p>
                <draw:g>
                  <svg:desc>M_Dia_A_2.N9:M_Dia_A_2.N72</svg:desc>
                </draw:g>
              </table:table-cell>
              <table:table-cell office:value-type="float" office:value="NaN">
                <text:p>NaN</text:p>
                <draw:g>
                  <svg:desc>M_Dia_A_2.O9:M_Dia_A_2.O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0">
                <text:p>0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">
                <text:p>0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">
                <text:p>0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2.9789446010948">
                <text:p>22.9789446010948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5.4235131756794">
                <text:p>25.4235131756794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3.7350463292668">
                <text:p>33.7350463292668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8.135269763519">
                <text:p>38.13526976351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0">
                <text:p>0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2.0465794828543">
                <text:p>42.0465794828543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44.4911480574389">
                <text:p>44.4911480574389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0.5798383381036">
                <text:p>40.5798383381036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54.2694223557771">
                <text:p>54.2694223557771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43.5133206276051">
                <text:p>43.5133206276051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6.9357166320234">
                <text:p>46.935716632023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46.4468029171065">
                <text:p>46.4468029171065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1.0687520530205">
                <text:p>41.0687520530205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43.5133206276051">
                <text:p>43.5133206276051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9.8691989215249">
                <text:p>49.8691989215249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0">
                <text:p>0</text:p>
              </table:table-cell>
              <table:table-cell office:value-type="float" office:value="48.4024577767742">
                <text:p>48.4024577767742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31.2904777546823">
                <text:p>31.2904777546823</text:p>
              </table:table-cell>
              <table:table-cell office:value-type="float" office:value="28.9302164075802">
                <text:p>28.9302164075802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.3470709725391">
                <text:p>43.347070972539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0">
                <text:p>0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5.3366682445123">
                <text:p>25.3366682445123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9.3348228950146">
                <text:p>29.3348228950146</text:p>
              </table:table-cell>
              <table:table-cell office:value-type="float" office:value="16.4376229588524">
                <text:p>16.437622958852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0.4524912335219">
                <text:p>20.4524912335219</text:p>
              </table:table-cell>
              <table:table-cell office:value-type="float" office:value="114.063215255982">
                <text:p>114.06321525598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26.4013406055132">
                <text:p>26.4013406055132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0.3680754258376">
                <text:p>50.3680754258376</text:p>
              </table:table-cell>
              <table:table-cell office:value-type="float" office:value="63.6976396884054">
                <text:p>63.6976396884054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2.7117565878397">
                <text:p>12.7117565878397</text:p>
              </table:table-cell>
              <table:table-cell office:value-type="float" office:value="32.2177409993506">
                <text:p>32.21774099935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2.1260267197915">
                <text:p>42.1260267197915</text:p>
              </table:table-cell>
              <table:table-cell office:value-type="float" office:value="57.7722778569258">
                <text:p>57.772277856925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12.7117565878397">
                <text:p>12.7117565878397</text:p>
              </table:table-cell>
              <table:table-cell office:value-type="float" office:value="19.7251475506228">
                <text:p>19.725147550622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37.547110771988">
                <text:p>37.547110771988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9577016525179">
                <text:p>26.95770165251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3.947cm" svg:y="2.947cm" style:legend-expansion="custom" chartooo:width="3.235cm" chartooo:height="4.265cm" style:legend-expansion-aspect-ratio="0.758499413833529" chart:style-name="ch3"/>
        <chart:plot-area chart:style-name="ch4" table:cell-range-address="M_Dia_NA_2.B8:M_Dia_NA_2.F72" chart:data-source-has-labels="both" svg:x="0.139cm" svg:y="0.925cm" svg:width="14.886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72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72" chart:label-cell-address="M_Dia_NA_2.C8:M_Dia_NA_2.C8" chart:class="chart:line">
            <chart:data-point chart:repeated="64"/>
          </chart:series>
          <chart:series chart:style-name="ch8" chart:values-cell-range-address="M_Dia_NA_2.D9:M_Dia_NA_2.D72" chart:label-cell-address="M_Dia_NA_2.D8:M_Dia_NA_2.D8" chart:class="chart:line">
            <chart:data-point chart:repeated="64"/>
          </chart:series>
          <chart:series chart:style-name="ch9" chart:values-cell-range-address="M_Dia_NA_2.E9:M_Dia_NA_2.E72" chart:label-cell-address="M_Dia_NA_2.E8:M_Dia_NA_2.E8" chart:class="chart:line">
            <chart:data-point chart:repeated="64"/>
          </chart:series>
          <chart:series chart:style-name="ch10" chart:values-cell-range-address="M_Dia_NA_2.F9:M_Dia_NA_2.F72" chart:label-cell-address="M_Dia_NA_2.F8:M_Dia_NA_2.F8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Dia_NA_2.C8:M_Dia_NA_2.C8</svg:desc>
                </draw:g>
              </table:table-cell>
              <table:table-cell office:value-type="string">
                <text:p>Francia</text:p>
                <draw:g>
                  <svg:desc>M_Dia_NA_2.D8:M_Dia_NA_2.D8</svg:desc>
                </draw:g>
              </table:table-cell>
              <table:table-cell office:value-type="string">
                <text:p>Italia</text:p>
                <draw:g>
                  <svg:desc>M_Dia_NA_2.E8:M_Dia_NA_2.E8</svg:desc>
                </draw:g>
              </table:table-cell>
              <table:table-cell office:value-type="string">
                <text:p>Reino Unido</text:p>
                <draw:g>
                  <svg:desc>M_Dia_NA_2.F8:M_Dia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72</svg:desc>
                </draw:g>
              </table:table-cell>
              <table:table-cell office:value-type="float" office:value="NaN">
                <text:p>NaN</text:p>
                <draw:g>
                  <svg:desc>M_Dia_NA_2.C9:M_Dia_NA_2.C72</svg:desc>
                </draw:g>
              </table:table-cell>
              <table:table-cell office:value-type="float" office:value="NaN">
                <text:p>NaN</text:p>
                <draw:g>
                  <svg:desc>M_Dia_NA_2.D9:M_Dia_NA_2.D72</svg:desc>
                </draw:g>
              </table:table-cell>
              <table:table-cell office:value-type="float" office:value="NaN">
                <text:p>NaN</text:p>
                <draw:g>
                  <svg:desc>M_Dia_NA_2.E9:M_Dia_NA_2.E72</svg:desc>
                </draw:g>
              </table:table-cell>
              <table:table-cell office:value-type="float" office:value="NaN">
                <text:p>NaN</text:p>
                <draw:g>
                  <svg:desc>M_Dia_NA_2.F9:M_Dia_NA_2.F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575">
                <text:p>57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65">
                <text:p>565</text:p>
              </table:table-cell>
              <table:table-cell office:value-type="float" office:value="642">
                <text:p>642</text:p>
              </table:table-cell>
              <table:table-cell office:value-type="float" office:value="482">
                <text:p>48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10">
                <text:p>410</text:p>
              </table:table-cell>
              <table:table-cell office:value-type="float" office:value="395">
                <text:p>395</text:p>
              </table:table-cell>
              <table:table-cell office:value-type="float" office:value="433">
                <text:p>43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9">
                <text:p>399</text:p>
              </table:table-cell>
              <table:table-cell office:value-type="float" office:value="547">
                <text:p>547</text:p>
              </table:table-cell>
              <table:table-cell office:value-type="float" office:value="454">
                <text:p>454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0">
                <text:p>430</text:p>
              </table:table-cell>
              <table:table-cell office:value-type="float" office:value="531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5">
                <text:p>435</text:p>
              </table:table-cell>
              <table:table-cell office:value-type="float" office:value="544">
                <text:p>544</text:p>
              </table:table-cell>
              <table:table-cell office:value-type="float" office:value="437">
                <text:p>43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40">
                <text:p>440</text:p>
              </table:table-cell>
              <table:table-cell office:value-type="float" office:value="516">
                <text:p>516</text:p>
              </table:table-cell>
              <table:table-cell office:value-type="float" office:value="464">
                <text:p>4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500" chart:interval-major="1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185cm" svg:y="2.964cm" style:legend-expansion="custom" chartooo:width="3.235cm" chartooo:height="5.168cm" style:legend-expansion-aspect-ratio="0.625967492260062" chart:style-name="ch3"/>
        <chart:plot-area chart:style-name="ch4" table:cell-range-address="M_Dia_NA_2.I8:M_Dia_NA_2.N72" chart:data-source-has-labels="both" svg:x="-0.012cm" svg:y="0.926cm" svg:width="15.038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I9:M_Dia_NA_2.I72"/>
          </chart:axis>
          <chart:axis chart:dimension="y" chart:name="primary-y" chart:style-name="ch6">
            <chart:grid chart:class="major"/>
          </chart:axis>
          <chart:series chart:style-name="ch7" chart:values-cell-range-address="M_Dia_NA_2.J9:M_Dia_NA_2.J72" chart:label-cell-address="M_Dia_NA_2.J8:M_Dia_NA_2.J8" chart:class="chart:line">
            <chart:data-point chart:repeated="64"/>
          </chart:series>
          <chart:series chart:style-name="ch8" chart:values-cell-range-address="M_Dia_NA_2.K9:M_Dia_NA_2.K72" chart:label-cell-address="M_Dia_NA_2.K8:M_Dia_NA_2.K8" chart:class="chart:line">
            <chart:data-point chart:repeated="64"/>
          </chart:series>
          <chart:series chart:style-name="ch9" chart:values-cell-range-address="M_Dia_NA_2.L9:M_Dia_NA_2.L72" chart:label-cell-address="M_Dia_NA_2.L8:M_Dia_NA_2.L8" chart:class="chart:line">
            <chart:data-point chart:repeated="64"/>
          </chart:series>
          <chart:series chart:style-name="ch10" chart:values-cell-range-address="M_Dia_NA_2.M9:M_Dia_NA_2.M72" chart:label-cell-address="M_Dia_NA_2.M8:M_Dia_NA_2.M8" chart:class="chart:line">
            <chart:data-point chart:repeated="64"/>
          </chart:series>
          <chart:series chart:style-name="ch11" chart:values-cell-range-address="M_Dia_NA_2.N9:M_Dia_NA_2.N72" chart:label-cell-address="M_Dia_NA_2.N8:M_Dia_NA_2.N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J8:M_Dia_NA_2.J8</svg:desc>
                </draw:g>
              </table:table-cell>
              <table:table-cell office:value-type="string">
                <text:p>Bélgica</text:p>
                <draw:g>
                  <svg:desc>M_Dia_NA_2.K8:M_Dia_NA_2.K8</svg:desc>
                </draw:g>
              </table:table-cell>
              <table:table-cell office:value-type="string">
                <text:p>Holanda</text:p>
                <draw:g>
                  <svg:desc>M_Dia_NA_2.L8:M_Dia_NA_2.L8</svg:desc>
                </draw:g>
              </table:table-cell>
              <table:table-cell office:value-type="string">
                <text:p>Suecia</text:p>
                <draw:g>
                  <svg:desc>M_Dia_NA_2.M8:M_Dia_NA_2.M8</svg:desc>
                </draw:g>
              </table:table-cell>
              <table:table-cell office:value-type="string">
                <text:p>Suiza</text:p>
                <draw:g>
                  <svg:desc>M_Dia_NA_2.N8:M_Dia_NA_2.N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I9:M_Dia_NA_2.I72</svg:desc>
                </draw:g>
              </table:table-cell>
              <table:table-cell office:value-type="float" office:value="NaN">
                <text:p>NaN</text:p>
                <draw:g>
                  <svg:desc>M_Dia_NA_2.J9:M_Dia_NA_2.J72</svg:desc>
                </draw:g>
              </table:table-cell>
              <table:table-cell office:value-type="float" office:value="NaN">
                <text:p>NaN</text:p>
                <draw:g>
                  <svg:desc>M_Dia_NA_2.K9:M_Dia_NA_2.K72</svg:desc>
                </draw:g>
              </table:table-cell>
              <table:table-cell office:value-type="float" office:value="NaN">
                <text:p>NaN</text:p>
                <draw:g>
                  <svg:desc>M_Dia_NA_2.L9:M_Dia_NA_2.L72</svg:desc>
                </draw:g>
              </table:table-cell>
              <table:table-cell office:value-type="float" office:value="NaN">
                <text:p>NaN</text:p>
                <draw:g>
                  <svg:desc>M_Dia_NA_2.M9:M_Dia_NA_2.M72</svg:desc>
                </draw:g>
              </table:table-cell>
              <table:table-cell office:value-type="float" office:value="NaN">
                <text:p>NaN</text:p>
                <draw:g>
                  <svg:desc>M_Dia_NA_2.N9:M_Dia_NA_2.N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63">
                <text:p>63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132">
                <text:p>132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44">
                <text:p>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47">
                <text:p>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134">
                <text:p>134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166">
                <text:p>166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148">
                <text:p>148</text:p>
              </table:table-cell>
              <table:table-cell office:value-type="float" office:value="78">
                <text:p>7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115">
                <text:p>115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101">
                <text:p>101</text:p>
              </table:table-cell>
              <table:table-cell office:value-type="float" office:value="91">
                <text:p>9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147">
                <text:p>147</text:p>
              </table:table-cell>
              <table:table-cell office:value-type="float" office:value="111">
                <text:p>1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148">
                <text:p>148</text:p>
              </table:table-cell>
              <table:table-cell office:value-type="float" office:value="84">
                <text:p>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132">
                <text:p>132</text:p>
              </table:table-cell>
              <table:table-cell office:value-type="float" office:value="96">
                <text:p>9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86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122">
                <text:p>122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189">
                <text:p>189</text:p>
              </table:table-cell>
              <table:table-cell office:value-type="float" office:value="102">
                <text:p>1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181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144">
                <text:p>144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42">
                <text:p>242</text:p>
              </table:table-cell>
              <table:table-cell office:value-type="float" office:value="290">
                <text:p>290</text:p>
              </table:table-cell>
              <table:table-cell office:value-type="float" office:value="142">
                <text:p>142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4">
                <text:p>184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0">
                <text:p>110</text:p>
              </table:table-cell>
              <table:table-cell office:value-type="float" office:value="145">
                <text:p>145</text:p>
              </table:table-cell>
              <table:table-cell office:value-type="float" office:value="67">
                <text:p>67</text:p>
              </table:table-cell>
              <table:table-cell office:value-type="float" office:value="54">
                <text:p>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94">
                <text:p>194</text:p>
              </table:table-cell>
              <table:table-cell office:value-type="float" office:value="170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1">
                <text:p>281</text:p>
              </table:table-cell>
              <table:table-cell office:value-type="float" office:value="264">
                <text:p>264</text:p>
              </table:table-cell>
              <table:table-cell office:value-type="float" office:value="138">
                <text:p>138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3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39cm" svg:y="0cm" chart:style-name="ch2">
          <text:p>Covid-19. Muertes acumuladas por millón de mayores de 65 años
en Europa Occidental (2)</text:p>
        </chart:title>
        <chart:legend chart:legend-position="end" svg:x="8.195cm" svg:y="2.575cm" style:legend-expansion="custom" chartooo:width="3.235cm" chartooo:height="4.175cm" style:legend-expansion-aspect-ratio="0.774850299401198" chart:style-name="ch3"/>
        <chart:plot-area chart:style-name="ch4" table:cell-range-address="M_Acu_A_2.J8:M_Acu_A_2.O72" chart:data-source-has-labels="both" svg:x="0.302cm" svg:y="1.25cm" svg:width="14.721cm" svg:height="10.56cm">
          <chartooo:coordinate-region svg:x="1.4cm" svg:y="1.25cm" svg:width="13.302cm" svg:height="9.913cm"/>
          <chart:axis chart:dimension="x" chart:name="primary-x" chart:style-name="ch5" chartooo:axis-type="auto">
            <chartooo:date-scale/>
            <chart:categories table:cell-range-address="M_Acu_A_2.J9:M_Acu_A_2.J72"/>
          </chart:axis>
          <chart:axis chart:dimension="y" chart:name="primary-y" chart:style-name="ch6">
            <chart:grid chart:class="major"/>
          </chart:axis>
          <chart:series chart:style-name="ch7" chart:values-cell-range-address="M_Acu_A_2.K9:M_Acu_A_2.K72" chart:label-cell-address="M_Acu_A_2.K8:M_Acu_A_2.K8" chart:class="chart:line">
            <chart:data-point chart:repeated="64"/>
          </chart:series>
          <chart:series chart:style-name="ch8" chart:values-cell-range-address="M_Acu_A_2.L9:M_Acu_A_2.L72" chart:label-cell-address="M_Acu_A_2.L8:M_Acu_A_2.L8" chart:class="chart:line">
            <chart:data-point chart:repeated="64"/>
          </chart:series>
          <chart:series chart:style-name="ch9" chart:values-cell-range-address="M_Acu_A_2.M9:M_Acu_A_2.M72" chart:label-cell-address="M_Acu_A_2.M8:M_Acu_A_2.M8" chart:class="chart:line">
            <chart:data-point chart:repeated="64"/>
          </chart:series>
          <chart:series chart:style-name="ch10" chart:values-cell-range-address="M_Acu_A_2.N9:M_Acu_A_2.N72" chart:label-cell-address="M_Acu_A_2.N8:M_Acu_A_2.N8" chart:class="chart:line">
            <chart:data-point chart:repeated="64"/>
          </chart:series>
          <chart:series chart:style-name="ch11" chart:values-cell-range-address="M_Acu_A_2.O9:M_Acu_A_2.O72" chart:label-cell-address="M_Acu_A_2.O8:M_Acu_A_2.O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landa</text:p>
                <draw:g>
                  <svg:desc>M_Acu_A_2.K8:M_Acu_A_2.K8</svg:desc>
                </draw:g>
              </table:table-cell>
              <table:table-cell office:value-type="string">
                <text:p>Irlanda</text:p>
                <draw:g>
                  <svg:desc>M_Acu_A_2.L8:M_Acu_A_2.L8</svg:desc>
                </draw:g>
              </table:table-cell>
              <table:table-cell office:value-type="string">
                <text:p>Luxemburgo</text:p>
                <draw:g>
                  <svg:desc>M_Acu_A_2.M8:M_Acu_A_2.M8</svg:desc>
                </draw:g>
              </table:table-cell>
              <table:table-cell office:value-type="string">
                <text:p>Suecia</text:p>
                <draw:g>
                  <svg:desc>M_Acu_A_2.N8:M_Acu_A_2.N8</svg:desc>
                </draw:g>
              </table:table-cell>
              <table:table-cell office:value-type="string">
                <text:p>Suiza</text:p>
                <draw:g>
                  <svg:desc>M_Acu_A_2.O8:M_Acu_A_2.O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J9:M_Acu_A_2.J72</svg:desc>
                </draw:g>
              </table:table-cell>
              <table:table-cell office:value-type="float" office:value="NaN">
                <text:p>NaN</text:p>
                <draw:g>
                  <svg:desc>M_Acu_A_2.K9:M_Acu_A_2.K72</svg:desc>
                </draw:g>
              </table:table-cell>
              <table:table-cell office:value-type="float" office:value="NaN">
                <text:p>NaN</text:p>
                <draw:g>
                  <svg:desc>M_Acu_A_2.L9:M_Acu_A_2.L72</svg:desc>
                </draw:g>
              </table:table-cell>
              <table:table-cell office:value-type="float" office:value="NaN">
                <text:p>NaN</text:p>
                <draw:g>
                  <svg:desc>M_Acu_A_2.M9:M_Acu_A_2.M72</svg:desc>
                </draw:g>
              </table:table-cell>
              <table:table-cell office:value-type="float" office:value="NaN">
                <text:p>NaN</text:p>
                <draw:g>
                  <svg:desc>M_Acu_A_2.N9:M_Acu_A_2.N72</svg:desc>
                </draw:g>
              </table:table-cell>
              <table:table-cell office:value-type="float" office:value="NaN">
                <text:p>NaN</text:p>
                <draw:g>
                  <svg:desc>M_Acu_A_2.O9:M_Acu_A_2.O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38.851495036403">
                <text:p>138.851495036403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61.830439637497">
                <text:p>161.830439637497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187.253952813177">
                <text:p>187.253952813177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220.988999142444">
                <text:p>220.988999142444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59.124268905963">
                <text:p>259.124268905963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293.837142665063">
                <text:p>293.837142665063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335.883722147918">
                <text:p>335.883722147918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380.374870205356">
                <text:p>380.374870205356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420.95470854346">
                <text:p>420.95470854346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475.224130899237">
                <text:p>475.224130899237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516.292882952258">
                <text:p>516.292882952258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559.806203579863">
                <text:p>559.806203579863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606.741920211886">
                <text:p>606.741920211886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653.188723128993">
                <text:p>653.188723128993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694.257475182013">
                <text:p>694.257475182013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737.770795809618">
                <text:p>737.770795809618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787.639994731143">
                <text:p>787.639994731143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836.042452507917">
                <text:p>836.042452507917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67.3329302626">
                <text:p>867.3329302626</text:p>
              </table:table-cell>
              <table:table-cell office:value-type="float" office:value="871.194016819175">
                <text:p>871.1940168191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099.24508853601">
                <text:p>1099.24508853601</text:p>
              </table:table-cell>
              <table:table-cell office:value-type="float" office:value="845.845401443709">
                <text:p>845.845401443709</text:p>
              </table:table-cell>
              <table:table-cell office:value-type="float" office:value="745.479291658457">
                <text:p>745.479291658457</text:p>
              </table:table-cell>
              <table:table-cell office:value-type="float" office:value="898.134494302365">
                <text:p>898.134494302365</text:p>
              </table:table-cell>
              <table:table-cell office:value-type="float" office:value="899.466728308401">
                <text:p>899.46672830840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124.58175678052">
                <text:p>1124.58175678052</text:p>
              </table:table-cell>
              <table:table-cell office:value-type="float" office:value="903.617679300634">
                <text:p>903.617679300634</text:p>
              </table:table-cell>
              <table:table-cell office:value-type="float" office:value="755.833170709269">
                <text:p>755.833170709269</text:p>
              </table:table-cell>
              <table:table-cell office:value-type="float" office:value="927.46931719738">
                <text:p>927.46931719738</text:p>
              </table:table-cell>
              <table:table-cell office:value-type="float" office:value="915.904351267254">
                <text:p>915.90435126725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145.03424801404">
                <text:p>1145.03424801404</text:p>
              </table:table-cell>
              <table:table-cell office:value-type="float" office:value="1017.68089455662">
                <text:p>1017.68089455662</text:p>
              </table:table-cell>
              <table:table-cell office:value-type="float" office:value="776.540928810893">
                <text:p>776.540928810893</text:p>
              </table:table-cell>
              <table:table-cell office:value-type="float" office:value="953.870657802893">
                <text:p>953.870657802893</text:p>
              </table:table-cell>
              <table:table-cell office:value-type="float" office:value="939.574528328001">
                <text:p>939.57452832800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195.40232343988">
                <text:p>1195.40232343988</text:p>
              </table:table-cell>
              <table:table-cell office:value-type="float" office:value="1081.37853424502">
                <text:p>1081.37853424502</text:p>
              </table:table-cell>
              <table:table-cell office:value-type="float" office:value="807.602565963329">
                <text:p>807.602565963329</text:p>
              </table:table-cell>
              <table:table-cell office:value-type="float" office:value="966.582414390732">
                <text:p>966.582414390732</text:p>
              </table:table-cell>
              <table:table-cell office:value-type="float" office:value="971.792269327352">
                <text:p>971.79226932735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237.52835015967">
                <text:p>1237.52835015967</text:p>
              </table:table-cell>
              <table:table-cell office:value-type="float" office:value="1139.15081210195">
                <text:p>1139.15081210195</text:p>
              </table:table-cell>
              <table:table-cell office:value-type="float" office:value="828.310324064953">
                <text:p>828.310324064953</text:p>
              </table:table-cell>
              <table:table-cell office:value-type="float" office:value="979.294170978572">
                <text:p>979.294170978572</text:p>
              </table:table-cell>
              <table:table-cell office:value-type="float" office:value="991.517416877975">
                <text:p>991.5174168779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275.07546093166">
                <text:p>1275.07546093166</text:p>
              </table:table-cell>
              <table:table-cell office:value-type="float" office:value="1176.18432354869">
                <text:p>1176.1843235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8.47511853049">
                <text:p>1018.475118530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7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6.053cm" svg:y="3.22cm" style:legend-expansion="custom" chartooo:width="3.235cm" chartooo:height="4.432cm" style:legend-expansion-aspect-ratio="0.729918772563177" chart:style-name="ch3"/>
        <chart:plot-area chart:style-name="ch4" table:cell-range-address="M_Acu_NA_2.B8:M_Acu_NA_2.F72" chart:data-source-has-labels="both" svg:x="0.111cm" svg:y="1.124cm" svg:width="14.917cm" svg:height="10.342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72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72" chart:label-cell-address="M_Acu_NA_2.C8:M_Acu_NA_2.C8" chart:class="chart:line">
            <chart:data-point chart:repeated="64"/>
          </chart:series>
          <chart:series chart:style-name="ch8" chart:values-cell-range-address="M_Acu_NA_2.D9:M_Acu_NA_2.D72" chart:label-cell-address="M_Acu_NA_2.D8:M_Acu_NA_2.D8" chart:class="chart:line">
            <chart:data-point chart:repeated="64"/>
          </chart:series>
          <chart:series chart:style-name="ch9" chart:values-cell-range-address="M_Acu_NA_2.E9:M_Acu_NA_2.E72" chart:label-cell-address="M_Acu_NA_2.E8:M_Acu_NA_2.E8" chart:class="chart:line">
            <chart:data-point chart:repeated="64"/>
          </chart:series>
          <chart:series chart:style-name="ch10" chart:values-cell-range-address="M_Acu_NA_2.F9:M_Acu_NA_2.F72" chart:label-cell-address="M_Acu_NA_2.F8:M_Acu_NA_2.F8" chart:class="chart:line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M_Acu_NA_2.C8:M_Acu_NA_2.C8</svg:desc>
                </draw:g>
              </table:table-cell>
              <table:table-cell office:value-type="string">
                <text:p>Francia</text:p>
                <draw:g>
                  <svg:desc>M_Acu_NA_2.D8:M_Acu_NA_2.D8</svg:desc>
                </draw:g>
              </table:table-cell>
              <table:table-cell office:value-type="string">
                <text:p>Italia</text:p>
                <draw:g>
                  <svg:desc>M_Acu_NA_2.E8:M_Acu_NA_2.E8</svg:desc>
                </draw:g>
              </table:table-cell>
              <table:table-cell office:value-type="string">
                <text:p>Reino Unido</text:p>
                <draw:g>
                  <svg:desc>M_Acu_NA_2.F8:M_Acu_NA_2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72</svg:desc>
                </draw:g>
              </table:table-cell>
              <table:table-cell office:value-type="float" office:value="1">
                <text:p>1</text:p>
                <draw:g>
                  <svg:desc>M_Acu_NA_2.C9:M_Acu_NA_2.C72</svg:desc>
                </draw:g>
              </table:table-cell>
              <table:table-cell office:value-type="float" office:value="NaN">
                <text:p>NaN</text:p>
                <draw:g>
                  <svg:desc>M_Acu_NA_2.D9:M_Acu_NA_2.D72</svg:desc>
                </draw:g>
              </table:table-cell>
              <table:table-cell office:value-type="float" office:value="NaN">
                <text:p>NaN</text:p>
                <draw:g>
                  <svg:desc>M_Acu_NA_2.E9:M_Acu_NA_2.E72</svg:desc>
                </draw:g>
              </table:table-cell>
              <table:table-cell office:value-type="float" office:value="NaN">
                <text:p>NaN</text:p>
                <draw:g>
                  <svg:desc>M_Acu_NA_2.F9:M_Acu_NA_2.F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22745">
                <text:p>22745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0280">
                <text:p>20280</text:p>
              </table:table-cell>
              <table:table-cell office:value-type="float" office:value="19323">
                <text:p>19323</text:p>
              </table:table-cell>
              <table:table-cell office:value-type="float" office:value="23227">
                <text:p>23227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690">
                <text:p>20690</text:p>
              </table:table-cell>
              <table:table-cell office:value-type="float" office:value="19718">
                <text:p>19718</text:p>
              </table:table-cell>
              <table:table-cell office:value-type="float" office:value="23660">
                <text:p>2366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089">
                <text:p>21089</text:p>
              </table:table-cell>
              <table:table-cell office:value-type="float" office:value="20265">
                <text:p>20265</text:p>
              </table:table-cell>
              <table:table-cell office:value-type="float" office:value="24114">
                <text:p>24114</text:p>
              </table:table-cell>
              <table:table-cell office:value-type="float" office:value="17337">
                <text:p>1733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519">
                <text:p>21519</text:p>
              </table:table-cell>
              <table:table-cell office:value-type="float" office:value="20796">
                <text:p>20796</text:p>
              </table:table-cell>
              <table:table-cell office:value-type="float" office:value="24648">
                <text:p>246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54">
                <text:p>21954</text:p>
              </table:table-cell>
              <table:table-cell office:value-type="float" office:value="21340">
                <text:p>21340</text:p>
              </table:table-cell>
              <table:table-cell office:value-type="float" office:value="25085">
                <text:p>25085</text:p>
              </table:table-cell>
              <table:table-cell office:value-type="float" office:value="18738">
                <text:p>1873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94">
                <text:p>22394</text:p>
              </table:table-cell>
              <table:table-cell office:value-type="float" office:value="21856">
                <text:p>21856</text:p>
              </table:table-cell>
              <table:table-cell office:value-type="float" office:value="25549">
                <text:p>255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3100" chart:interval-major="5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954cm" svg:y="0.088cm" chart:style-name="ch2">
          <text:p>Covid-19. Muertes acumuladas por millón de mayores de 65 años
en Europa Occidental (1)</text:p>
        </chart:title>
        <chart:legend chart:legend-position="end" svg:x="7.546cm" svg:y="1.969cm" style:legend-expansion="custom" chartooo:width="3.235cm" chartooo:height="4.722cm" style:legend-expansion-aspect-ratio="0.685091063108852" chart:style-name="ch3"/>
        <chart:plot-area chart:style-name="ch4" table:cell-range-address="M_Acu_A_2.B8:M_Acu_A_2.G72" chart:data-source-has-labels="both" svg:x="0.417cm" svg:y="1.241cm" svg:width="14.607cm" svg:height="10.572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72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72" chart:label-cell-address="M_Acu_A_2.C8:M_Acu_A_2.C8" chart:class="chart:line">
            <chart:data-point chart:repeated="64"/>
          </chart:series>
          <chart:series chart:style-name="ch8" chart:values-cell-range-address="M_Acu_A_2.D9:M_Acu_A_2.D72" chart:label-cell-address="M_Acu_A_2.D8:M_Acu_A_2.D8" chart:class="chart:line">
            <chart:data-point chart:repeated="64"/>
          </chart:series>
          <chart:series chart:style-name="ch9" chart:values-cell-range-address="M_Acu_A_2.E9:M_Acu_A_2.E72" chart:label-cell-address="M_Acu_A_2.E8:M_Acu_A_2.E8" chart:class="chart:line">
            <chart:data-point chart:repeated="64"/>
          </chart:series>
          <chart:series chart:style-name="ch10" chart:values-cell-range-address="M_Acu_A_2.F9:M_Acu_A_2.F72" chart:label-cell-address="M_Acu_A_2.F8:M_Acu_A_2.F8" chart:class="chart:line">
            <chart:data-point chart:repeated="64"/>
          </chart:series>
          <chart:series chart:style-name="ch11" chart:values-cell-range-address="M_Acu_A_2.G9:M_Acu_A_2.G72" chart:label-cell-address="M_Acu_A_2.G8:M_Acu_A_2.G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Italia</text:p>
                <draw:g>
                  <svg:desc>M_Acu_A_2.F8:M_Acu_A_2.F8</svg:desc>
                </draw:g>
              </table:table-cell>
              <table:table-cell office:value-type="string">
                <text:p>Reino Unido</text:p>
                <draw:g>
                  <svg:desc>M_Acu_A_2.G8:M_Acu_A_2.G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72</svg:desc>
                </draw:g>
              </table:table-cell>
              <table:table-cell office:value-type="float" office:value="NaN">
                <text:p>NaN</text:p>
                <draw:g>
                  <svg:desc>M_Acu_A_2.C9:M_Acu_A_2.C72</svg:desc>
                </draw:g>
              </table:table-cell>
              <table:table-cell office:value-type="float" office:value="NaN">
                <text:p>NaN</text:p>
                <draw:g>
                  <svg:desc>M_Acu_A_2.D9:M_Acu_A_2.D72</svg:desc>
                </draw:g>
              </table:table-cell>
              <table:table-cell office:value-type="float" office:value="NaN">
                <text:p>NaN</text:p>
                <draw:g>
                  <svg:desc>M_Acu_A_2.E9:M_Acu_A_2.E72</svg:desc>
                </draw:g>
              </table:table-cell>
              <table:table-cell office:value-type="float" office:value="NaN">
                <text:p>NaN</text:p>
                <draw:g>
                  <svg:desc>M_Acu_A_2.F9:M_Acu_A_2.F72</svg:desc>
                </draw:g>
              </table:table-cell>
              <table:table-cell office:value-type="float" office:value="NaN">
                <text:p>NaN</text:p>
                <draw:g>
                  <svg:desc>M_Acu_A_2.G9:M_Acu_A_2.G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1306.04277869748">
                <text:p>1306.0427786974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509.44654575856">
                <text:p>2509.44654575856</text:p>
              </table:table-cell>
              <table:table-cell office:value-type="float" office:value="2391.44612268225">
                <text:p>2391.44612268225</text:p>
              </table:table-cell>
              <table:table-cell office:value-type="float" office:value="1447.24059174176">
                <text:p>1447.24059174176</text:p>
              </table:table-cell>
              <table:table-cell office:value-type="float" office:value="1720.35239739156">
                <text:p>1720.35239739156</text:p>
              </table:table-cell>
              <table:table-cell office:value-type="float" office:value="1356.11605520667">
                <text:p>1356.11605520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615.29153118391">
                <text:p>2615.29153118391</text:p>
              </table:table-cell>
              <table:table-cell office:value-type="float" office:value="2439.79389932425">
                <text:p>2439.79389932425</text:p>
              </table:table-cell>
              <table:table-cell office:value-type="float" office:value="1476.82502654681">
                <text:p>1476.82502654681</text:p>
              </table:table-cell>
              <table:table-cell office:value-type="float" office:value="1752.42337461938">
                <text:p>1752.42337461938</text:p>
              </table:table-cell>
              <table:table-cell office:value-type="float" office:value="1394.02988514364">
                <text:p>1394.0298851436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682.01989156077">
                <text:p>2682.01989156077</text:p>
              </table:table-cell>
              <table:table-cell office:value-type="float" office:value="2486.84454049536">
                <text:p>2486.84454049536</text:p>
              </table:table-cell>
              <table:table-cell office:value-type="float" office:value="1517.79385145405">
                <text:p>1517.79385145405</text:p>
              </table:table-cell>
              <table:table-cell office:value-type="float" office:value="1786.04975720929">
                <text:p>1786.04975720929</text:p>
              </table:table-cell>
              <table:table-cell office:value-type="float" office:value="1463.94670293387">
                <text:p>1463.9467029338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60.25314165777">
                <text:p>2760.25314165777</text:p>
              </table:table-cell>
              <table:table-cell office:value-type="float" office:value="2537.55074526624">
                <text:p>2537.55074526624</text:p>
              </table:table-cell>
              <table:table-cell office:value-type="float" office:value="1557.56431950844">
                <text:p>1557.56431950844</text:p>
              </table:table-cell>
              <table:table-cell office:value-type="float" office:value="1825.60149355953">
                <text:p>1825.60149355953</text:p>
              </table:table-cell>
              <table:table-cell office:value-type="float" office:value="1528.37488164637">
                <text:p>1528.3748816463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881.74477710253">
                <text:p>2881.74477710253</text:p>
              </table:table-cell>
              <table:table-cell office:value-type="float" office:value="2588.84655706933">
                <text:p>2588.84655706933</text:p>
              </table:table-cell>
              <table:table-cell office:value-type="float" office:value="1598.30845250577">
                <text:p>1598.30845250577</text:p>
              </table:table-cell>
              <table:table-cell office:value-type="float" office:value="1857.96873847537">
                <text:p>1857.96873847537</text:p>
              </table:table-cell>
              <table:table-cell office:value-type="float" office:value="1582.24798520937">
                <text:p>1582.2479852093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986.66937135027">
                <text:p>2986.66937135027</text:p>
              </table:table-cell>
              <table:table-cell office:value-type="float" office:value="2640.73197590465">
                <text:p>2640.73197590465</text:p>
              </table:table-cell>
              <table:table-cell office:value-type="float" office:value="1636.9554610106">
                <text:p>1636.9554610106</text:p>
              </table:table-cell>
              <table:table-cell office:value-type="float" office:value="1892.33579028531">
                <text:p>1892.335790285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400" chart:origin="0" chart:interval-major="1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439cm" svg:y="0cm" chart:style-name="ch2">
          <text:p>Covid-19. Muertes acumuladas por millón de mayores de 65 años
en Europa Occidental (3)</text:p>
        </chart:title>
        <chart:legend chart:legend-position="end" svg:x="8.334cm" svg:y="1.81cm" style:legend-expansion="custom" chartooo:width="3.235cm" chartooo:height="4.711cm" style:legend-expansion-aspect-ratio="0.686690723837826" chart:style-name="ch3"/>
        <chart:plot-area chart:style-name="ch4" table:cell-range-address="M_Acu_A_2.R8:M_Acu_A_2.W72" chart:data-source-has-labels="both" svg:x="-0.014cm" svg:y="1.052cm" svg:width="15.034cm" svg:height="10.761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R9:M_Acu_A_2.R72"/>
          </chart:axis>
          <chart:axis chart:dimension="y" chart:name="primary-y" chart:style-name="ch6">
            <chart:grid chart:class="major"/>
          </chart:axis>
          <chart:series chart:style-name="ch7" chart:values-cell-range-address="M_Acu_A_2.S9:M_Acu_A_2.S72" chart:label-cell-address="M_Acu_A_2.S8:M_Acu_A_2.S8" chart:class="chart:line">
            <chart:data-point chart:repeated="64"/>
          </chart:series>
          <chart:series chart:style-name="ch8" chart:values-cell-range-address="M_Acu_A_2.T9:M_Acu_A_2.T72" chart:label-cell-address="M_Acu_A_2.T8:M_Acu_A_2.T8" chart:class="chart:line">
            <chart:data-point chart:repeated="64"/>
          </chart:series>
          <chart:series chart:style-name="ch9" chart:values-cell-range-address="M_Acu_A_2.U9:M_Acu_A_2.U72" chart:label-cell-address="M_Acu_A_2.U8:M_Acu_A_2.U8" chart:class="chart:line">
            <chart:data-point chart:repeated="64"/>
          </chart:series>
          <chart:series chart:style-name="ch10" chart:values-cell-range-address="M_Acu_A_2.V9:M_Acu_A_2.V72" chart:label-cell-address="M_Acu_A_2.V8:M_Acu_A_2.V8" chart:class="chart:line">
            <chart:data-point chart:repeated="64"/>
          </chart:series>
          <chart:series chart:style-name="ch11" chart:values-cell-range-address="M_Acu_A_2.W9:M_Acu_A_2.W72" chart:label-cell-address="M_Acu_A_2.W8:M_Acu_A_2.W8" chart:class="chart:line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S8:M_Acu_A_2.S8</svg:desc>
                </draw:g>
              </table:table-cell>
              <table:table-cell office:value-type="string">
                <text:p>Austria</text:p>
                <draw:g>
                  <svg:desc>M_Acu_A_2.T8:M_Acu_A_2.T8</svg:desc>
                </draw:g>
              </table:table-cell>
              <table:table-cell office:value-type="string">
                <text:p>Dinamarca</text:p>
                <draw:g>
                  <svg:desc>M_Acu_A_2.U8:M_Acu_A_2.U8</svg:desc>
                </draw:g>
              </table:table-cell>
              <table:table-cell office:value-type="string">
                <text:p>Noruega</text:p>
                <draw:g>
                  <svg:desc>M_Acu_A_2.V8:M_Acu_A_2.V8</svg:desc>
                </draw:g>
              </table:table-cell>
              <table:table-cell office:value-type="string">
                <text:p>Portugal</text:p>
                <draw:g>
                  <svg:desc>M_Acu_A_2.W8:M_Acu_A_2.W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R9:M_Acu_A_2.R72</svg:desc>
                </draw:g>
              </table:table-cell>
              <table:table-cell office:value-type="float" office:value="NaN">
                <text:p>NaN</text:p>
                <draw:g>
                  <svg:desc>M_Acu_A_2.S9:M_Acu_A_2.S72</svg:desc>
                </draw:g>
              </table:table-cell>
              <table:table-cell office:value-type="float" office:value="NaN">
                <text:p>NaN</text:p>
                <draw:g>
                  <svg:desc>M_Acu_A_2.T9:M_Acu_A_2.T72</svg:desc>
                </draw:g>
              </table:table-cell>
              <table:table-cell office:value-type="float" office:value="NaN">
                <text:p>NaN</text:p>
                <draw:g>
                  <svg:desc>M_Acu_A_2.U9:M_Acu_A_2.U72</svg:desc>
                </draw:g>
              </table:table-cell>
              <table:table-cell office:value-type="float" office:value="NaN">
                <text:p>NaN</text:p>
                <draw:g>
                  <svg:desc>M_Acu_A_2.V9:M_Acu_A_2.V72</svg:desc>
                </draw:g>
              </table:table-cell>
              <table:table-cell office:value-type="float" office:value="NaN">
                <text:p>NaN</text:p>
                <draw:g>
                  <svg:desc>M_Acu_A_2.W9:M_Acu_A_2.W72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10144255171002">
                <text:p>1.101442551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3.30432765513006">
                <text:p>3.30432765513006</text:p>
              </table:table-cell>
              <table:table-cell office:value-type="float" office:value="0.476639224802949">
                <text:p>0.47663922480294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0.953278449605897">
                <text:p>0.95327844960589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.60865531026013">
                <text:p>6.60865531026013</text:p>
              </table:table-cell>
              <table:table-cell office:value-type="float" office:value="1.42991767440885">
                <text:p>1.4299176744088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2.85983534881769">
                <text:p>2.8598353488176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5.71967069763538">
                <text:p>5.7196706976353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6.67294914724128">
                <text:p>6.6729491472412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7.71009786197015">
                <text:p>7.71009786197015</text:p>
              </table:table-cell>
              <table:table-cell office:value-type="float" office:value="10.9627021704678">
                <text:p>10.962702170467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1.0144255171002">
                <text:p>11.0144255171002</text:p>
              </table:table-cell>
              <table:table-cell office:value-type="float" office:value="15.7290944184973">
                <text:p>15.729094418497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2173106205203">
                <text:p>13.2173106205203</text:p>
              </table:table-cell>
              <table:table-cell office:value-type="float" office:value="20.4954866665268">
                <text:p>20.495486666526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15.4201957239403">
                <text:p>15.4201957239403</text:p>
              </table:table-cell>
              <table:table-cell office:value-type="float" office:value="28.5983534881769">
                <text:p>28.598353488176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17.6230808273603">
                <text:p>17.6230808273603</text:p>
              </table:table-cell>
              <table:table-cell office:value-type="float" office:value="36.2245810850241">
                <text:p>36.224581085024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22.0288510342004">
                <text:p>22.0288510342004</text:p>
              </table:table-cell>
              <table:table-cell office:value-type="float" office:value="47.6639224802949">
                <text:p>47.663922480294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24.2317361376205">
                <text:p>24.2317361376205</text:p>
              </table:table-cell>
              <table:table-cell office:value-type="float" office:value="56.7200677515509">
                <text:p>56.720067751550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29.7389488961706">
                <text:p>29.7389488961706</text:p>
              </table:table-cell>
              <table:table-cell office:value-type="float" office:value="66.7294914724128">
                <text:p>66.729491472412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30.8403914478806">
                <text:p>30.8403914478806</text:p>
              </table:table-cell>
              <table:table-cell office:value-type="float" office:value="76.2622759684718">
                <text:p>76.262275968471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35.2461616547207">
                <text:p>35.2461616547207</text:p>
              </table:table-cell>
              <table:table-cell office:value-type="float" office:value="89.1315350381514">
                <text:p>89.13153503815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46.2605871718209">
                <text:p>46.2605871718209</text:p>
              </table:table-cell>
              <table:table-cell office:value-type="float" office:value="99.6175979838162">
                <text:p>99.617597983816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48.4634722752409">
                <text:p>48.4634722752409</text:p>
              </table:table-cell>
              <table:table-cell office:value-type="float" office:value="117.253249301525">
                <text:p>117.25324930152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55.0721275855011">
                <text:p>55.0721275855011</text:p>
              </table:table-cell>
              <table:table-cell office:value-type="float" office:value="126.786033797584">
                <text:p>126.786033797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63.8836679991812">
                <text:p>63.8836679991812</text:p>
              </table:table-cell>
              <table:table-cell office:value-type="float" office:value="140.60857131687">
                <text:p>140.6085713168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64.9851105508912">
                <text:p>64.9851105508912</text:p>
              </table:table-cell>
              <table:table-cell office:value-type="float" office:value="148.234798913717">
                <text:p>148.23479891371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75.9995360679914">
                <text:p>75.9995360679914</text:p>
              </table:table-cell>
              <table:table-cell office:value-type="float" office:value="164.440532557017">
                <text:p>164.4405325570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88.1154041368017">
                <text:p>88.1154041368017</text:p>
              </table:table-cell>
              <table:table-cell office:value-type="float" office:value="181.12290542512">
                <text:p>181.122905425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96.9269445504819">
                <text:p>96.9269445504819</text:p>
              </table:table-cell>
              <table:table-cell office:value-type="float" office:value="194.945442944406">
                <text:p>194.94544294440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101.332714757322">
                <text:p>101.332714757322</text:p>
              </table:table-cell>
              <table:table-cell office:value-type="float" office:value="207.338062789283">
                <text:p>207.33806278928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107.941370067582">
                <text:p>107.941370067582</text:p>
              </table:table-cell>
              <table:table-cell office:value-type="float" office:value="224.020435657386">
                <text:p>224.0204356573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113.448582826132">
                <text:p>113.448582826132</text:p>
              </table:table-cell>
              <table:table-cell office:value-type="float" office:value="240.226169300686">
                <text:p>240.2261693006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125.564450894942">
                <text:p>125.564450894942</text:p>
              </table:table-cell>
              <table:table-cell office:value-type="float" office:value="255.001985269577">
                <text:p>255.00198526957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139.883204067173">
                <text:p>139.883204067173</text:p>
              </table:table-cell>
              <table:table-cell office:value-type="float" office:value="270.254440463272">
                <text:p>270.25444046327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143.187531722303">
                <text:p>143.187531722303</text:p>
              </table:table-cell>
              <table:table-cell office:value-type="float" office:value="285.506895656966">
                <text:p>285.50689565696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149.796187032563">
                <text:p>149.796187032563</text:p>
              </table:table-cell>
              <table:table-cell office:value-type="float" office:value="299.806072401055">
                <text:p>299.80607240105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150.897629584273">
                <text:p>150.897629584273</text:p>
              </table:table-cell>
              <table:table-cell office:value-type="float" office:value="313.151970695537">
                <text:p>313.15197069553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28.455811118377">
                <text:p>228.455811118377</text:p>
              </table:table-cell>
              <table:table-cell office:value-type="float" office:value="259.150540050304">
                <text:p>259.150540050304</text:p>
              </table:table-cell>
              <table:table-cell office:value-type="float" office:value="306.681774635794">
                <text:p>306.681774635794</text:p>
              </table:table-cell>
              <table:table-cell office:value-type="float" office:value="163.013497653083">
                <text:p>163.013497653083</text:p>
              </table:table-cell>
              <table:table-cell office:value-type="float" office:value="327.451147439626">
                <text:p>327.4511474396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8.683516530976">
                <text:p>238.683516530976</text:p>
              </table:table-cell>
              <table:table-cell office:value-type="float" office:value="264.415449441845">
                <text:p>264.415449441845</text:p>
              </table:table-cell>
              <table:table-cell office:value-type="float" office:value="314.659046230367">
                <text:p>314.659046230367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40.320406509305">
                <text:p>340.32040650930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44.797905636334">
                <text:p>244.797905636334</text:p>
              </table:table-cell>
              <table:table-cell office:value-type="float" office:value="274.945268224927">
                <text:p>274.945268224927</text:p>
              </table:table-cell>
              <table:table-cell office:value-type="float" office:value="322.63631782494">
                <text:p>322.63631782494</text:p>
              </table:table-cell>
              <table:table-cell office:value-type="float" office:value="169.622152963343">
                <text:p>169.622152963343</text:p>
              </table:table-cell>
              <table:table-cell office:value-type="float" office:value="350.329830230167">
                <text:p>350.3298302301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5.581464603966">
                <text:p>255.581464603966</text:p>
              </table:table-cell>
              <table:table-cell office:value-type="float" office:value="287.23005680519">
                <text:p>287.23005680519</text:p>
              </table:table-cell>
              <table:table-cell office:value-type="float" office:value="327.954498887988">
                <text:p>327.954498887988</text:p>
              </table:table-cell>
              <table:table-cell office:value-type="float" office:value="179.535135928733">
                <text:p>179.535135928733</text:p>
              </table:table-cell>
              <table:table-cell office:value-type="float" office:value="363.199089299847">
                <text:p>363.19908929984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71.20094950038">
                <text:p>271.20094950038</text:p>
              </table:table-cell>
              <table:table-cell office:value-type="float" office:value="298.344865520666">
                <text:p>298.344865520666</text:p>
              </table:table-cell>
              <table:table-cell office:value-type="float" office:value="340.363588035101">
                <text:p>340.363588035101</text:p>
              </table:table-cell>
              <table:table-cell office:value-type="float" office:value="NaN">
                <text:p>NaN</text:p>
              </table:table-cell>
              <table:table-cell office:value-type="float" office:value="374.161791470315">
                <text:p>374.16179147031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83.15180093358">
                <text:p>283.15180093358</text:p>
              </table:table-cell>
              <table:table-cell office:value-type="float" office:value="305.364744709387">
                <text:p>305.364744709387</text:p>
              </table:table-cell>
              <table:table-cell office:value-type="float" office:value="349.227223140182">
                <text:p>349.227223140182</text:p>
              </table:table-cell>
              <table:table-cell office:value-type="float" office:value="NaN">
                <text:p>NaN</text:p>
              </table:table-cell>
              <table:table-cell office:value-type="float" office:value="390.844164338418">
                <text:p>390.84416433841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